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7d7" draw:textarea-horizontal-align="justify" draw:textarea-vertical-align="middle" draw:auto-grow-height="false" fo:min-height="0cm" fo:min-width="0.3cm"/>
    </style:style>
    <style:style style:name="gr2" style:family="graphic" style:parent-style-name="standard">
      <style:graphic-properties draw:stroke="none" draw:fill-color="#ffd7d7" draw:textarea-horizontal-align="justify" draw:textarea-vertical-align="middle" draw:auto-grow-height="false" fo:min-height="0cm" fo:min-width="0.1cm"/>
    </style:style>
    <style:style style:name="gr3" style:family="graphic" style:parent-style-name="standard">
      <style:graphic-properties draw:stroke="none" draw:fill-color="#ffd7d7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06cm" fo:padding-top="0cm" fo:padding-bottom="0cm" fo:padding-left="0cm" fo:padding-right="0cm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72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draw:fill-color="#ffffd7" draw:textarea-vertical-align="middle"/>
    </style:style>
    <style:style style:name="gr2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color="#000000" draw:marker-end="Arrowheads_20_1" draw:fill="none" draw:textarea-vertical-align="middle"/>
    </style:style>
    <style:style style:name="gr24" style:family="graphic" style:parent-style-name="objectwithoutfill">
      <style:graphic-properties svg:stroke-color="#bf0041" draw:marker-end="Arrowheads_20_1" draw:fill="none" draw:textarea-vertical-align="middle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</style:style>
    <style:style style:name="gr26" style:family="graphic" style:parent-style-name="standard">
      <style:graphic-properties svg:stroke-color="#808080" draw:fill="none" draw:textarea-horizontal-align="justify" draw:textarea-vertical-align="middle" draw:auto-grow-height="false" fo:min-height="0.15cm" fo:min-width="0.3cm"/>
    </style:style>
    <style:style style:name="gr27" style:family="graphic" style:parent-style-name="objectwithoutfill">
      <style:graphic-properties svg:stroke-color="#808080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1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5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6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7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0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3.1cm"/>
    </style:style>
    <style:style style:name="gr42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2.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7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1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5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cm" fo:min-width="1.1cm"/>
    </style:style>
    <style:style style:name="gr53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7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75cm" fo:padding-top="0cm" fo:padding-bottom="0cm" fo:padding-left="0cm" fo:padding-right="0cm"/>
      <style:paragraph-properties style:writing-mode="lr-tb"/>
    </style:style>
    <style:style style:name="gr56" style:family="graphic" style:parent-style-name="objectwithoutfill">
      <style:graphic-properties svg:stroke-color="#c9211e" draw:fill="none" draw:textarea-vertical-align="middle"/>
    </style:style>
    <style:style style:name="gr57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58" style:family="graphic" style:parent-style-name="objectwithoutfill">
      <style:graphic-properties draw:stroke="dash" draw:stroke-dash="Dot" svg:stroke-linecap="butt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9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4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2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3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16cm" fo:padding-top="0cm" fo:padding-bottom="0cm" fo:padding-left="0cm" fo:padding-right="0cm"/>
      <style:paragraph-properties style:writing-mode="lr-tb"/>
    </style:style>
    <style:style style:name="gr70" style:family="graphic" style:parent-style-name="objectwithoutfill">
      <style:graphic-properties svg:stroke-color="#000000" draw:marker-start="Arrowheads_20_2" draw:marker-end="Arrowheads_20_2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7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8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-color="#afd095"/>
      <style:paragraph-properties fo:text-align="center"/>
    </style:style>
    <style:style style:name="P13" style:family="paragraph">
      <loext:graphic-properties draw:fill="solid" draw:fill-color="#999999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2cm" svg:x="3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2cm" svg:x="2.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2cm" svg:x="3.8cm" svg:y="1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159cm" svg:height="0.319cm" svg:x="19.401cm" svg:y="0.601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6" draw:text-style-name="P4" draw:layer="layout" svg:width="4.206cm" svg:height="0.395cm" svg:x="1.106cm" svg:y="1.206cm">
          <draw:text-box>
            <text:p><text:span text:style-name="T3">ICB generation algorithm</text:span></text:p>
          </draw:text-box>
        </draw:frame>
        <draw:g draw:style-name="gr7">
          <svg:title>TexMaths</svg:title>
          <svg:desc>10§display§\beta:§svg§600§TRUE§</svg:desc>
          <draw:g>
            <draw:path draw:style-name="gr8" draw:text-style-name="P5" draw:layer="layout" svg:width="0.189cm" svg:height="0.313cm" svg:x="1.392cm" svg:y="2.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8" draw:text-style-name="P5" draw:layer="layout" svg:width="0.036cm" svg:height="0.15cm" svg:x="1.724cm" svg:y="2.396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9" draw:text-style-name="P3" draw:layer="layout" svg:width="1.873cm" svg:height="0.395cm" svg:x="2.003cm" svg:y="2.204cm">
          <draw:text-box>
            <text:p><text:span text:style-name="T2">block length</text:span></text:p>
          </draw:text-box>
        </draw:frame>
        <draw:frame draw:style-name="gr10" draw:text-style-name="P3" draw:layer="layout" svg:width="3.38cm" svg:height="0.395cm" svg:x="2.004cm" svg:y="2.605cm">
          <draw:text-box>
            <text:p><text:span text:style-name="T2">number of codebooks</text:span></text:p>
          </draw:text-box>
        </draw:frame>
        <draw:g draw:style-name="gr7">
          <svg:title>TexMaths</svg:title>
          <svg:desc>10§display§\nu:§svg§600§TRUE§</svg:desc>
          <draw:g>
            <draw:path draw:style-name="gr8" draw:text-style-name="P5" draw:layer="layout" svg:width="0.164cm" svg:height="0.152cm" svg:x="1.392cm" svg:y="2.781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8" draw:text-style-name="P5" draw:layer="layout" svg:width="0.036cm" svg:height="0.148cm" svg:x="1.695cm" svg:y="2.785cm" svg:viewBox="0 0 37 149" svg:d="M37 18c0-10-9-18-19-18-11 0-18 8-18 18s7 19 18 19c10 0 19-9 19-19zM37 131c0-11-9-19-19-19-11 0-18 9-18 19 0 11 7 18 18 18 10 0 19-8 19-18z">
              <text:p/>
            </draw:path>
          </draw:g>
        </draw:g>
        <draw:g draw:style-name="gr7">
          <svg:title>TexMaths</svg:title>
          <svg:desc>10§display§\Sigma = \{ {\sf A}, {\sf T}, {\sf G}, {\sf C} \}:§svg§600§TRUE§</svg:desc>
          <draw:g>
            <draw:path draw:style-name="gr8" draw:text-style-name="P5" draw:layer="layout" svg:width="0.213cm" svg:height="0.238cm" svg:x="1.392cm" svg:y="1.857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8" draw:text-style-name="P5" draw:layer="layout" svg:width="0.233cm" svg:height="0.081cm" svg:x="1.743cm" svg:y="1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24cm" svg:height="0.348cm" svg:x="2.119cm" svg:y="1.834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8" draw:text-style-name="P5" draw:layer="layout" svg:width="0.213cm" svg:height="0.241cm" svg:x="2.28cm" svg:y="1.854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8" draw:text-style-name="P5" draw:layer="layout" svg:width="0.04cm" svg:height="0.104cm" svg:x="2.534cm" svg:y="2.058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5" draw:layer="layout" svg:width="0.212cm" svg:height="0.239cm" svg:x="2.673cm" svg:y="1.856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8" draw:text-style-name="P5" draw:layer="layout" svg:width="0.04cm" svg:height="0.104cm" svg:x="2.929cm" svg:y="2.058cm" svg:viewBox="0 0 41 105" svg:d="M41 37c0-23-9-37-23-37-11 0-18 9-18 19 0 9 7 19 18 19 4 0 9-2 12-5 1-1 1-1 2-1s1 0 1 5c0 26-12 47-24 59-4 3-4 4-4 5 0 3 2 4 4 4 4 0 32-27 32-68z">
              <text:p/>
            </draw:path>
            <draw:path draw:style-name="gr8" draw:text-style-name="P5" draw:layer="layout" svg:width="0.186cm" svg:height="0.249cm" svg:x="3.078cm" svg:y="1.849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8" draw:text-style-name="P5" draw:layer="layout" svg:width="0.04cm" svg:height="0.104cm" svg:x="3.319cm" svg:y="2.058cm" svg:viewBox="0 0 41 105" svg:d="M41 37c0-23-9-37-22-37-12 0-19 9-19 19 0 9 7 19 19 19 4 0 8-2 12-5 1-1 1-1 2-1 0 2 0 0 0 5 0 26-12 47-24 59-3 3-3 4-3 5 0 3 1 4 3 4 4 0 32-27 32-68z">
              <text:p/>
            </draw:path>
            <draw:path draw:style-name="gr8" draw:text-style-name="P5" draw:layer="layout" svg:width="0.182cm" svg:height="0.248cm" svg:x="3.468cm" svg:y="1.85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8" draw:text-style-name="P5" draw:layer="layout" svg:width="0.123cm" svg:height="0.348cm" svg:x="3.695cm" svg:y="1.834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8" draw:text-style-name="P5" draw:layer="layout" svg:width="0.036cm" svg:height="0.15cm" svg:x="3.973cm" svg:y="1.946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1" draw:text-style-name="P3" draw:layer="layout" svg:width="1.344cm" svg:height="0.395cm" svg:x="4.204cm" svg:y="1.805cm">
          <draw:text-box>
            <text:p><text:span text:style-name="T2">alphabet</text:span></text:p>
          </draw:text-box>
        </draw:frame>
        <draw:g draw:style-name="gr7">
          <svg:title>TexMaths</svg:title>
          <svg:desc>10§display§| \mathcal{C}_i | = 2^{b_i} \leq 4^\beta:§svg§600§TRUE§</svg:desc>
          <draw:g>
            <draw:path draw:style-name="gr8" draw:text-style-name="P5" draw:layer="layout" svg:width="0.013cm" svg:height="0.349cm" svg:x="1.792cm" svg:y="4.359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182cm" svg:height="0.254cm" svg:x="1.852cm" svg:y="4.37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8" draw:text-style-name="P5" draw:layer="layout" svg:width="0.074cm" svg:height="0.164cm" svg:x="2.044cm" svg:y="4.51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8" draw:text-style-name="P5" draw:layer="layout" svg:width="0.013cm" svg:height="0.349cm" svg:x="2.192cm" svg:y="4.359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32cm" svg:height="0.081cm" svg:x="2.365cm" svg:y="4.49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cm" svg:height="0.231cm" svg:x="2.733cm" svg:y="4.389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8" draw:text-style-name="P5" draw:layer="layout" svg:width="0.098cm" svg:height="0.172cm" svg:x="2.908cm" svg:y="4.307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8" draw:text-style-name="P5" draw:layer="layout" svg:width="0.061cm" svg:height="0.118cm" svg:x="3.03cm" svg:y="4.395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8" draw:text-style-name="P5" draw:layer="layout" svg:width="0.213cm" svg:height="0.269cm" svg:x="3.27cm" svg:y="4.399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8" draw:text-style-name="P5" draw:layer="layout" svg:width="0.155cm" svg:height="0.235cm" svg:x="3.621cm" svg:y="4.385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5" draw:layer="layout" svg:width="0.143cm" svg:height="0.219cm" svg:x="3.799cm" svg:y="4.304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8" draw:text-style-name="P5" draw:layer="layout" svg:width="0.036cm" svg:height="0.15cm" svg:x="4.105cm" svg:y="4.471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0" draw:text-style-name="P3" draw:layer="layout" svg:width="3.38cm" svg:height="0.395cm" svg:x="4.307cm" svg:y="4.306cm">
          <draw:text-box>
            <text:p><text:span text:style-name="T2">number of codewords</text:span></text:p>
          </draw:text-box>
        </draw:frame>
        <draw:frame draw:style-name="gr12" draw:text-style-name="P3" draw:layer="layout" svg:width="0.434cm" svg:height="0.395cm" svg:x="1.303cm" svg:y="5.804cm">
          <draw:text-box>
            <text:p><text:span text:style-name="T2">(1)</text:span></text:p>
          </draw:text-box>
        </draw:frame>
        <draw:frame draw:style-name="gr10" draw:text-style-name="P3" draw:layer="layout" svg:width="3.38cm" svg:height="0.395cm" svg:x="1.803cm" svg:y="5.805cm">
          <draw:text-box>
            <text:p><text:span text:style-name="T2">intra-word constraint:</text:span></text:p>
          </draw:text-box>
        </draw:frame>
        <draw:g draw:style-name="gr7">
          <svg:title>TexMaths</svg:title>
          <svg:desc>10§display§\bm{b} \!=\! (b_0, \dots, b_{\nu-1}):§svg§600§TRUE§</svg:desc>
          <draw:g>
            <draw:path draw:style-name="gr8" draw:text-style-name="P5" draw:layer="layout" svg:width="0.159cm" svg:height="0.244cm" svg:x="1.392cm" svg:y="3.072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8" draw:text-style-name="P5" draw:layer="layout" svg:width="0.232cm" svg:height="0.082cm" svg:x="1.616cm" svg:y="3.186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8" draw:text-style-name="P5" draw:layer="layout" svg:width="0.081cm" svg:height="0.349cm" svg:x="1.943cm" svg:y="3.0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128cm" svg:height="0.245cm" svg:x="2.062cm" svg:y="3.07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5" draw:layer="layout" svg:width="0.113cm" svg:height="0.167cm" svg:x="2.209cm" svg:y="3.205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8" draw:text-style-name="P5" draw:layer="layout" svg:width="0.04cm" svg:height="0.104cm" svg:x="2.384cm" svg:y="3.277cm" svg:viewBox="0 0 41 105" svg:d="M41 37c0-23-9-37-23-37-11 0-18 9-18 19 0 9 7 18 18 18 4 0 9-1 13-4 1-1 1-1 1-1 1 0 1 0 1 5 0 26-12 47-24 58-4 4-4 5-4 6 0 2 2 4 4 4 4 0 32-27 32-68z">
              <text:p/>
            </draw:path>
            <draw:path draw:style-name="gr8" draw:text-style-name="P5" draw:layer="layout" svg:width="0.036cm" svg:height="0.036cm" svg:x="2.54cm" svg:y="3.277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2.696cm" svg:y="3.277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2.851cm" svg:y="3.277cm" svg:viewBox="0 0 37 37" svg:d="M37 19c0-11-8-19-18-19-11 0-19 8-19 19 0 10 8 18 19 18 10 0 18-8 18-18z">
              <text:p/>
            </draw:path>
            <draw:path draw:style-name="gr8" draw:text-style-name="P5" draw:layer="layout" svg:width="0.04cm" svg:height="0.104cm" svg:x="3.007cm" svg:y="3.277cm" svg:viewBox="0 0 41 105" svg:d="M41 37c0-23-9-37-22-37-12 0-19 9-19 19 0 9 7 18 19 18 4 0 9-1 12-4 1-1 1-1 2-1 0 2 0 0 0 5 0 26-12 47-23 58-4 4-4 5-4 6 0 2 1 4 3 4 4 0 32-27 32-68z">
              <text:p/>
            </draw:path>
            <draw:path draw:style-name="gr8" draw:text-style-name="P5" draw:layer="layout" svg:width="0.128cm" svg:height="0.245cm" svg:x="3.15cm" svg:y="3.07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5" draw:layer="layout" svg:width="0.125cm" svg:height="0.107cm" svg:x="3.302cm" svg:y="3.259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8" draw:text-style-name="P5" draw:layer="layout" svg:width="0.165cm" svg:height="0.011cm" svg:x="3.468cm" svg:y="3.299cm" svg:viewBox="0 0 166 12" svg:d="M156 12c4 0 10 0 10-6s-6-6-10-6c-49 0-98 0-147 0-4 0-9 0-9 6s5 6 9 6c49 0 98 0 147 0z">
              <text:p/>
            </draw:path>
            <draw:path draw:style-name="gr8" draw:text-style-name="P5" draw:layer="layout" svg:width="0.089cm" svg:height="0.162cm" svg:x="3.687cm" svg:y="3.205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8" draw:text-style-name="P5" draw:layer="layout" svg:width="0.081cm" svg:height="0.349cm" svg:x="3.838cm" svg:y="3.052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8" draw:text-style-name="P5" draw:layer="layout" svg:width="0.036cm" svg:height="0.15cm" svg:x="4.083cm" svg:y="3.164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3" draw:text-style-name="P3" draw:layer="layout" svg:width="3.702cm" svg:height="0.395cm" svg:x="4.404cm" svg:y="3.006cm">
          <draw:text-box>
            <text:p><text:span text:style-name="T2">information block length</text:span></text:p>
          </draw:text-box>
        </draw:frame>
        <draw:frame draw:style-name="gr14" draw:text-style-name="P4" draw:layer="layout" svg:width="2.974cm" svg:height="0.395cm" svg:x="13.007cm" svg:y="1.207cm">
          <draw:text-box>
            <text:p><text:span text:style-name="T3">Local GC-balance</text:span></text:p>
          </draw:text-box>
        </draw:frame>
        <draw:g draw:style-name="gr7">
          <svg:title>TexMaths</svg:title>
          <svg:desc>10§display§(\ell_{\rm b}, \varepsilon)§svg§600§TRUE§</svg:desc>
          <draw:g>
            <draw:path draw:style-name="gr8" draw:text-style-name="P5" draw:layer="layout" svg:width="0.08cm" svg:height="0.348cm" svg:x="13.138cm" svg:y="1.831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5" draw:layer="layout" svg:width="0.135cm" svg:height="0.249cm" svg:x="13.243cm" svg:y="1.847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8" draw:text-style-name="P5" draw:layer="layout" svg:width="0.131cm" svg:height="0.171cm" svg:x="13.398cm" svg:y="1.97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5" draw:layer="layout" svg:width="0.04cm" svg:height="0.104cm" svg:x="13.588cm" svg:y="2.055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5" draw:layer="layout" svg:width="0.14cm" svg:height="0.165cm" svg:x="13.723cm" svg:y="1.935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8" draw:text-style-name="P5" draw:layer="layout" svg:width="0.08cm" svg:height="0.348cm" svg:x="13.898cm" svg:y="1.831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5" draw:text-style-name="P3" draw:layer="layout" svg:width="1.623cm" svg:height="0.395cm" svg:x="14.11cm" svg:y="1.806cm">
          <draw:text-box>
            <text:p><text:span text:style-name="T2">constraint:</text:span></text:p>
          </draw:text-box>
        </draw:frame>
        <draw:g draw:style-name="gr7"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8" draw:text-style-name="P5" draw:layer="layout" svg:width="0.089cm" svg:height="0.163cm" svg:x="13.264cm" svg:y="2.409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8" draw:text-style-name="P5" draw:layer="layout" svg:width="0.139cm" svg:height="0.013cm" svg:x="13.237cm" svg:y="2.615cm" svg:viewBox="0 0 140 14" svg:d="M70 14c-23 0-47 0-70 0 0-5 0-9 0-14 47 0 93 0 140 0 0 5 0 9 0 14-23 0-47 0-70 0z">
              <text:p/>
            </draw:path>
            <draw:path draw:style-name="gr8" draw:text-style-name="P5" draw:layer="layout" svg:width="0.107cm" svg:height="0.162cm" svg:x="13.253cm" svg:y="2.668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8" draw:text-style-name="P5" draw:layer="layout" svg:width="0.213cm" svg:height="0.013cm" svg:x="13.527cm" svg:y="2.615cm" svg:viewBox="0 0 214 14" svg:d="M202 14c6 0 12 0 12-7s-6-7-12-7c-63 0-127 0-190 0-6 0-12 0-12 7s6 7 12 7c63 0 127 0 190 0z">
              <text:p/>
            </draw:path>
            <draw:path draw:style-name="gr8" draw:text-style-name="P5" draw:layer="layout" svg:width="0.141cm" svg:height="0.165cm" svg:x="13.858cm" svg:y="2.552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8" draw:text-style-name="P5" draw:layer="layout" svg:width="0.213cm" svg:height="0.27cm" svg:x="14.14cm" svg:y="2.488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8" draw:text-style-name="P5" draw:layer="layout" svg:width="0.179cm" svg:height="0.11cm" svg:x="14.535cm" svg:y="2.413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8" draw:text-style-name="P5" draw:layer="layout" svg:width="0.148cm" svg:height="0.127cm" svg:x="14.744cm" svg:y="2.433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8" draw:text-style-name="P5" draw:layer="layout" svg:width="0.133cm" svg:height="0.127cm" svg:x="14.925cm" svg:y="2.433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8" draw:text-style-name="P5" draw:layer="layout" svg:width="0.063cm" svg:height="0.244cm" svg:x="15.122cm" svg:y="2.338cm" svg:viewBox="0 0 64 245" svg:d="M60 0c-47 33-60 85-60 122 0 35 11 89 60 123 1 0 4 0 4-3 0-1 0-2-2-4-33-29-45-71-45-116 0-66 26-98 46-116 1-1 1-2 1-3 0-3-3-3-4-3z">
              <text:p/>
            </draw:path>
            <draw:path draw:style-name="gr8" draw:text-style-name="P5" draw:layer="layout" svg:width="0.171cm" svg:height="0.112cm" svg:x="15.215cm" svg:y="2.41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8" draw:text-style-name="P5" draw:layer="layout" svg:width="0.06cm" svg:height="0.118cm" svg:x="15.414cm" svg:y="2.259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8" draw:text-style-name="P5" draw:layer="layout" svg:width="0.146cm" svg:height="0.145cm" svg:x="15.507cm" svg:y="2.259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8" draw:text-style-name="P5" draw:layer="layout" svg:width="0.078cm" svg:height="0.125cm" svg:x="15.682cm" svg:y="2.252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8" draw:text-style-name="P5" draw:layer="layout" svg:width="0.105cm" svg:height="0.122cm" svg:x="15.789cm" svg:y="2.316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8" draw:text-style-name="P5" draw:layer="layout" svg:width="0.133cm" svg:height="0.009cm" svg:x="15.953cm" svg:y="2.327cm" svg:viewBox="0 0 134 10" svg:d="M127 10c3 0 7 0 7-5s-4-5-7-5c-40 0-79 0-119 0-3 0-8 0-8 5s5 5 8 5c40 0 79 0 119 0z">
              <text:p/>
            </draw:path>
            <draw:path draw:style-name="gr8" draw:text-style-name="P5" draw:layer="layout" svg:width="0.071cm" svg:height="0.116cm" svg:x="16.141cm" svg:y="2.259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8" draw:text-style-name="P5" draw:layer="layout" svg:width="0.06cm" svg:height="0.118cm" svg:x="15.414cm" svg:y="2.485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8" draw:text-style-name="P5" draw:layer="layout" svg:width="0.063cm" svg:height="0.244cm" svg:x="16.27cm" svg:y="2.338cm" svg:viewBox="0 0 64 245" svg:d="M5 0c-2 0-5 0-5 3 0 1 1 2 2 3 22 20 45 53 45 116 0 52-16 90-42 114-5 5-5 5-5 6s1 3 3 3c3 0 27-16 43-47 11-20 18-47 18-76 0-34-10-88-59-122z">
              <text:p/>
            </draw:path>
            <draw:path draw:style-name="gr8" draw:text-style-name="P5" draw:layer="layout" svg:width="1.84cm" svg:height="0.013cm" svg:x="14.523cm" svg:y="2.615cm" svg:viewBox="0 0 1841 14" svg:d="M920 14c-307 0-613 0-920 0 0-5 0-9 0-14 614 0 1227 0 1841 0 0 5 0 9 0 14-307 0-614 0-921 0z">
              <text:p/>
            </draw:path>
            <draw:path draw:style-name="gr8" draw:text-style-name="P5" draw:layer="layout" svg:width="0.101cm" svg:height="0.175cm" svg:x="15.316cm" svg:y="2.658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8" draw:text-style-name="P5" draw:layer="layout" svg:width="0.105cm" svg:height="0.123cm" svg:x="15.441cm" svg:y="2.746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8" draw:text-style-name="P5" draw:layer="layout" svg:width="0.214cm" svg:height="0.27cm" svg:x="16.531cm" svg:y="2.488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8" draw:text-style-name="P5" draw:layer="layout" svg:width="0.089cm" svg:height="0.163cm" svg:x="16.942cm" svg:y="2.409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8" draw:text-style-name="P5" draw:layer="layout" svg:width="0.139cm" svg:height="0.013cm" svg:x="16.915cm" svg:y="2.615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6.931cm" svg:y="2.668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8" draw:text-style-name="P5" draw:layer="layout" svg:width="0.233cm" svg:height="0.233cm" svg:x="17.195cm" svg:y="2.506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41cm" svg:height="0.165cm" svg:x="17.536cm" svg:y="2.552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 draw:style-name="gr7"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8" draw:text-style-name="P5" draw:layer="layout" svg:width="0.232cm" svg:height="0.158cm" svg:x="13.225cm" svg:y="3.132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8" draw:text-style-name="P5" draw:layer="layout" svg:width="0.26cm" svg:height="0.013cm" svg:x="13.215cm" svg:y="3.329cm" svg:viewBox="0 0 261 14" svg:d="M131 14c-44 0-87 0-131 0 0-5 0-9 0-14 87 0 174 0 261 0 0 5 0 9 0 14-43 0-87 0-130 0z">
              <text:p/>
            </draw:path>
            <draw:path draw:style-name="gr8" draw:text-style-name="P5" draw:layer="layout" svg:width="0.233cm" svg:height="0.081cm" svg:x="13.593cm" svg:y="3.158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085cm" svg:height="0.42cm" svg:x="14.016cm" svg:y="2.988cm" svg:viewBox="0 0 86 421" svg:d="M0 421c5 0 9 0 14 0 0-136 0-271 0-407 24 0 48 0 72 0 0-5 0-9 0-14-29 0-57 0-86 0 0 140 0 280 0 421z">
              <text:p/>
            </draw:path>
            <draw:path draw:style-name="gr8" draw:text-style-name="P5" draw:layer="layout" svg:width="0.135cm" svg:height="0.251cm" svg:x="14.114cm" svg:y="3.039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8" draw:text-style-name="P5" draw:layer="layout" svg:width="0.099cm" svg:height="0.172cm" svg:x="14.273cm" svg:y="3.169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8" draw:text-style-name="P5" draw:layer="layout" svg:width="0.091cm" svg:height="0.42cm" svg:x="14.509cm" svg:y="2.988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8" draw:text-style-name="P5" draw:layer="layout" svg:width="0.088cm" svg:height="0.162cm" svg:x="14.686cm" svg:y="2.985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5" draw:layer="layout" svg:width="0.139cm" svg:height="0.013cm" svg:x="14.659cm" svg:y="3.192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4.674cm" svg:y="3.245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8" draw:text-style-name="P5" draw:layer="layout" svg:width="0.214cm" svg:height="0.013cm" svg:x="14.948cm" svg:y="3.192cm" svg:viewBox="0 0 215 14" svg:d="M203 14c6 0 12 0 12-7s-6-7-12-7c-63 0-127 0-190 0-6 0-13 0-13 7s7 7 13 7c63 0 127 0 190 0z">
              <text:p/>
            </draw:path>
            <draw:path draw:style-name="gr8" draw:text-style-name="P5" draw:layer="layout" svg:width="0.14cm" svg:height="0.165cm" svg:x="15.28cm" svg:y="3.128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8" draw:text-style-name="P5" draw:layer="layout" svg:width="0.09cm" svg:height="0.42cm" svg:x="15.45cm" svg:y="2.988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8" draw:text-style-name="P5" draw:layer="layout" svg:width="0.086cm" svg:height="0.42cm" svg:x="15.603cm" svg:y="2.988cm" svg:viewBox="0 0 87 421" svg:d="M73 421c5 0 9 0 14 0 0-141 0-281 0-421-29 0-58 0-87 0 0 5 0 9 0 14 24 0 49 0 73 0 0 136 0 271 0 407z">
              <text:p/>
            </draw:path>
            <draw:path draw:style-name="gr8" draw:text-style-name="P5" draw:layer="layout" svg:width="0.26cm" svg:height="0.013cm" svg:x="13.215cm" svg:y="3.644cm" svg:viewBox="0 0 261 14" svg:d="M131 14c-44 0-87 0-131 0 0-5 0-9 0-14 87 0 174 0 261 0 0 5 0 9 0 14-43 0-87 0-130 0z">
              <text:p/>
            </draw:path>
            <draw:path draw:style-name="gr8" draw:text-style-name="P5" draw:layer="layout" svg:width="0.232cm" svg:height="0.158cm" svg:x="13.225cm" svg:y="3.696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8" draw:text-style-name="P5" draw:layer="layout" svg:width="0.233cm" svg:height="0.081cm" svg:x="13.593cm" svg:y="3.722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085cm" svg:height="0.42cm" svg:x="14.016cm" svg:y="3.553cm" svg:viewBox="0 0 86 421" svg:d="M0 421c29 0 57 0 86 0 0-5 0-10 0-14-24 0-48 0-72 0 0-136 0-271 0-407-5 0-9 0-14 0 0 140 0 280 0 421z">
              <text:p/>
            </draw:path>
            <draw:path draw:style-name="gr8" draw:text-style-name="P5" draw:layer="layout" svg:width="0.135cm" svg:height="0.25cm" svg:x="14.114cm" svg:y="3.604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8" draw:text-style-name="P5" draw:layer="layout" svg:width="0.099cm" svg:height="0.172cm" svg:x="14.273cm" svg:y="3.733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8" draw:text-style-name="P5" draw:layer="layout" svg:width="0.091cm" svg:height="0.42cm" svg:x="14.509cm" svg:y="3.553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8" draw:text-style-name="P5" draw:layer="layout" svg:width="0.088cm" svg:height="0.162cm" svg:x="14.686cm" svg:y="3.55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8" draw:text-style-name="P5" draw:layer="layout" svg:width="0.139cm" svg:height="0.013cm" svg:x="14.659cm" svg:y="3.756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4.674cm" svg:y="3.809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8" draw:text-style-name="P5" draw:layer="layout" svg:width="0.232cm" svg:height="0.233cm" svg:x="14.939cm" svg:y="3.646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8" draw:text-style-name="P5" draw:layer="layout" svg:width="0.14cm" svg:height="0.166cm" svg:x="15.28cm" svg:y="3.692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8" draw:text-style-name="P5" draw:layer="layout" svg:width="0.09cm" svg:height="0.42cm" svg:x="15.45cm" svg:y="3.553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8" draw:text-style-name="P5" draw:layer="layout" svg:width="0.086cm" svg:height="0.42cm" svg:x="15.603cm" svg:y="3.553cm" svg:viewBox="0 0 87 421" svg:d="M87 421c0-141 0-281 0-421-5 0-9 0-14 0 0 136 0 271 0 407-24 0-49 0-73 0 0 4 0 9 0 14 29 0 58 0 87 0z">
              <text:p/>
            </draw:path>
          </draw:g>
        </draw:g>
        <draw:g draw:style-name="gr7">
          <svg:title>TexMaths</svg:title>
          <svg:desc>10§display§w(\bm{u}) = 
\begin{cases}
\lfloor \beta/2 \rfloor &amp; (i \bmod 2 = 0) \\
\lceil \beta/2 \rceil &amp; (i \bmod 2 = 1) 
\end{cases}§svg§600§TRUE§</svg:desc>
          <draw:g>
            <draw:path draw:style-name="gr8" draw:text-style-name="P5" draw:layer="layout" svg:width="0.232cm" svg:height="0.158cm" svg:x="2.415cm" svg:y="6.77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8" draw:text-style-name="P5" draw:layer="layout" svg:width="0.081cm" svg:height="0.35cm" svg:x="2.701cm" svg:y="6.662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8" draw:text-style-name="P5" draw:layer="layout" svg:width="0.215cm" svg:height="0.16cm" svg:x="2.814cm" svg:y="6.767cm" svg:viewBox="0 0 216 161" svg:d="M187 47c2-10 6-27 6-29 0-7-5-15-16-15-6 0-19 3-23 18-2 5-18 69-20 80-2 8-5 18-6 25-6 8-20 23-38 23-20 0-21-18-21-26 0-21 11-49 21-74 4-9 5-12 5-18 0-20-21-31-40-31-37 0-55 48-55 55 0 4 5 4 9 4s6 0 8-4c11-39 30-43 36-43 2 0 6 0 6 8s-4 18-6 22c-15 37-21 56-21 74 0 40 35 45 56 45 10 0 25-1 44-19 12 17 32 19 40 19 13 0 24-7 31-20 9-14 13-33 13-35 0-4-5-4-8-4-4 0-5 0-7 1-1 1-1 2-3 11-7 27-15 35-24 35-5 0-8-4-8-13 0-6 1-12 5-26 2-10 6-24 8-32 3-10 5-21 8-31z">
              <text:p/>
            </draw:path>
            <draw:path draw:style-name="gr8" draw:text-style-name="P5" draw:layer="layout" svg:width="0.081cm" svg:height="0.35cm" svg:x="3.062cm" svg:y="6.662cm" svg:viewBox="0 0 82 351" svg:d="M82 176c0-28-4-70-23-110-22-43-52-66-55-66-2 0-4 2-4 4 0 1 0 1 7 8 34 35 54 90 54 164 0 60-13 121-56 166-5 4-5 5-5 6 0 2 2 3 4 3 3 0 35-24 56-68 18-39 22-78 22-107z">
              <text:p/>
            </draw:path>
            <draw:path draw:style-name="gr8" draw:text-style-name="P5" draw:layer="layout" svg:width="0.233cm" svg:height="0.081cm" svg:x="3.296cm" svg:y="6.79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81cm" svg:height="1.051cm" svg:x="3.698cm" svg:y="6.311cm" svg:viewBox="0 0 182 1052" svg:d="M108 654c0-38-27-97-88-127 38-21 83-62 88-127 0-1 0-2 0-2 0-82 0-163 0-244 0-28 0-35 3-48 6-28 23-63 67-89 3-2 4-2 4-9s-1-8-8-8-7 0-17 6c-79 44-83 110-83 122 0 83 0 166 0 250 0 25 0 53-19 85-16 29-35 44-50 54-5 3-5 3-5 9 0 7 0 7 3 9 30 18 62 50 70 107 1 8 1 8 1 12 0 90 0 180 0 270 0 28 17 87 85 123 8 5 9 5 15 5 7 0 8-1 8-8s-1-7-2-8c-15-9-61-37-71-98-1-9-1-10-1-14 0-90 0-180 0-270z">
              <text:p/>
            </draw:path>
            <draw:path draw:style-name="gr8" draw:text-style-name="P5" draw:layer="layout" svg:width="0.086cm" svg:height="0.35cm" svg:x="3.992cm" svg:y="6.423cm" svg:viewBox="0 0 87 351" svg:d="M74 351c5 0 13 0 13-7s-8-7-13-7c-20 0-40 0-60 0 0-109 0-217 0-325 0-6 0-12-7-12s-7 7-7 12c0 109 0 217 0 326 0 11 1 13 12 13 21 0 41 0 62 0z">
              <text:p/>
            </draw:path>
            <draw:path draw:style-name="gr8" draw:text-style-name="P5" draw:layer="layout" svg:width="0.191cm" svg:height="0.315cm" svg:x="4.097cm" svg:y="6.438cm" svg:viewBox="0 0 192 316" svg:d="M192 48c0-26-20-48-48-48-20 0-30 6-43 15-19 14-38 48-45 75-19 74-37 148-56 223 0 1 1 3 4 3 2 0 4-1 5-2 8-32 16-64 24-96 7 21 22 34 48 34s52-13 68-28c17-16 28-39 28-65 0-25-13-43-26-52 21-12 41-33 41-59zM128 107c-4 1-8 2-16 2-5 0-12 0-16-1 1-4 13-3 17-3 8 0 11 0 15 2zM172 40c0 25-13 50-32 61-9-4-16-4-27-4-7 0-27-1-27 11 0 10 18 9 24 9 14 0 19-1 29-5 14 13 15 24 16 40 0 20-8 47-18 60-13 19-37 32-57 32-27 0-40-21-40-45 0-4 0-9 2-16 7-30 15-59 22-89 8-30 33-86 75-86 21 0 33 11 33 32z">
              <text:p/>
            </draw:path>
            <draw:path draw:style-name="gr8" draw:text-style-name="P5" draw:layer="layout" svg:width="0.136cm" svg:height="0.35cm" svg:x="4.323cm" svg:y="6.423cm" svg:viewBox="0 0 137 351" svg:d="M135 13c2-4 1-4 2-6 0-4-3-7-7-7-3 0-5 1-6 3-41 111-81 222-122 334-2 5-2 6-2 7 0 4 3 7 7 7 5 0 6-3 8-9 40-110 80-219 120-329z">
              <text:p/>
            </draw:path>
            <draw:path draw:style-name="gr8" draw:text-style-name="P5" draw:layer="layout" svg:width="0.139cm" svg:height="0.233cm" svg:x="4.497cm" svg:y="6.452cm" svg:viewBox="0 0 140 234" svg:d="M27 207c12-12 25-24 37-36 55-49 76-68 76-103 0-40-31-68-74-68-40 0-66 33-66 64 0 19 18 19 19 19 6 0 18-4 18-18 0-9-6-18-19-18-2 0-3 0-4 0 8-23 27-36 47-36 32 0 47 29 47 57s-17 56-36 78c-23 25-45 50-68 75-4 4-4 5-4 13 44 0 87 0 131 0 3-21 6-41 9-61-3 0-5 0-8 0-2 11-5 26-8 31-3 3-26 3-34 3-21 0-42 0-63 0z">
              <text:p/>
            </draw:path>
            <draw:path draw:style-name="gr8" draw:text-style-name="P5" draw:layer="layout" svg:width="0.086cm" svg:height="0.35cm" svg:x="4.663cm" svg:y="6.423cm" svg:viewBox="0 0 87 351" svg:d="M87 12c0-6 0-12-7-12s-7 7-7 12c0 108 0 216 0 325-20 0-41 0-61 0-5 0-12 0-12 7s7 7 12 7c21 0 42 0 63 0 11 0 12-1 12-13 0-109 0-217 0-326z">
              <text:p/>
            </draw:path>
            <draw:path draw:style-name="gr8" draw:text-style-name="P5" draw:layer="layout" svg:width="0.08cm" svg:height="0.35cm" svg:x="5.197cm" svg:y="6.423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8" draw:text-style-name="P5" draw:layer="layout" svg:width="0.091cm" svg:height="0.235cm" svg:x="5.309cm" svg:y="6.454cm" svg:viewBox="0 0 92 236" svg:d="M89 13c0-7-5-13-13-13-9 0-19 9-19 19 0 6 5 12 14 12 8 0 18-8 18-18zM63 145c4-11 4-11 7-21 3-7 5-12 5-18 0-16-11-29-29-29-33 0-46 51-46 54s3 3 4 3c3 0 4 0 6-6 9-33 23-43 35-43 3 0 9 0 9 11 0 7-3 15-4 18-3 9-19 50-24 65-4 9-8 21-8 28 0 17 12 29 28 29 33 0 46-51 46-54 0-4-3-4-4-4-3 0-3 1-5 7-6 22-18 43-36 43-6 0-8-3-8-11 0-9 2-14 10-35 5-12 9-25 14-37z">
              <text:p/>
            </draw:path>
            <draw:path draw:style-name="gr8" draw:text-style-name="P5" draw:layer="layout" svg:width="0.274cm" svg:height="0.154cm" svg:x="5.528cm" svg:y="6.531cm" svg:viewBox="0 0 275 155" svg:d="M28 34c0 31 0 63 0 94 0 16-4 16-28 16 0 4 0 7 0 11 13 0 31-1 40-1s28 1 40 1c0-4 0-7 0-11-24 0-28 0-28-16 0-21 0-43 0-64 0-37 25-56 48-56 22 0 26 19 26 39 0 27 0 54 0 81 0 16-4 16-28 16 0 4 0 7 0 11 12 0 30-1 40-1 9 0 27 1 39 1 0-4 0-7 0-11-23 0-27 0-27-16 0-21 0-43 0-64 0-37 25-56 47-56s26 19 26 39c0 27 0 54 0 81 0 16-4 16-27 16 0 4 0 7 0 11 12 0 30-1 40-1 9 0 27 1 39 1 0-4 0-7 0-11-18 0-27 0-28-10 0-22 0-45 0-67 0-31 0-41-10-54-5-6-17-13-37-13-30 0-45 21-51 34-5-30-31-34-47-34-26 0-42 15-52 37 0-12 0-25 0-37-17 1-33 3-50 4 0 4 0 7 0 11 25 0 28 2 28 19z">
              <text:p/>
            </draw:path>
            <draw:path draw:style-name="gr8" draw:text-style-name="P5" draw:layer="layout" svg:width="0.155cm" svg:height="0.16cm" svg:x="5.82cm" svg:y="6.529cm" svg:viewBox="0 0 156 161" svg:d="M156 82c0-45-36-82-78-82-44 0-78 38-78 82 0 45 36 79 78 79s78-34 78-79zM78 152c-15 0-31-7-40-23s-9-37-9-50c0-14 0-32 8-48 10-16 26-23 41-23s30 7 39 22 9 36 9 49 0 32-7 47c-8 16-24 26-41 26z">
              <text:p/>
            </draw:path>
            <draw:path draw:style-name="gr8" draw:text-style-name="P5" draw:layer="layout" svg:width="0.173cm" svg:height="0.247cm" svg:x="6.007cm" svg:y="6.442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6-26 24-41 24-16 0-29-9-37-22-9-15-10-35-10-49 0-13 0-34 10-50 8-11 21-22 40-22 12 0 27 5 38 21 4 6 4 6 4 13z">
              <text:p/>
            </draw:path>
            <draw:path draw:style-name="gr8" draw:text-style-name="P5" draw:layer="layout" svg:width="0.139cm" svg:height="0.233cm" svg:x="6.306cm" svg:y="6.452cm" svg:viewBox="0 0 140 234" svg:d="M27 207c12-12 25-24 37-36 55-49 76-68 76-103 0-40-32-68-74-68-40 0-66 33-66 64 0 19 17 19 19 19 5 0 18-4 18-18 0-9-7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8" draw:text-style-name="P5" draw:layer="layout" svg:width="0.233cm" svg:height="0.081cm" svg:x="6.581cm" svg:y="6.5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7cm" svg:height="0.241cm" svg:x="6.946cm" svg:y="6.452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8" draw:text-style-name="P5" draw:layer="layout" svg:width="0.081cm" svg:height="0.35cm" svg:x="7.128cm" svg:y="6.423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8" draw:text-style-name="P5" draw:layer="layout" svg:width="0.086cm" svg:height="0.35cm" svg:x="3.992cm" svg:y="6.927cm" svg:viewBox="0 0 87 351" svg:d="M74 14c5 0 13 0 13-7s-8-7-13-7c-21 0-41 0-62 0-11 0-12 2-12 13 0 109 0 217 0 326 0 5 0 12 7 12s7-6 7-12c0-109 0-217 0-325 20 0 40 0 60 0z">
              <text:p/>
            </draw:path>
            <draw:path draw:style-name="gr8" draw:text-style-name="P5" draw:layer="layout" svg:width="0.191cm" svg:height="0.315cm" svg:x="4.097cm" svg:y="6.943cm" svg:viewBox="0 0 192 316" svg:d="M192 48c0-27-20-48-48-48-20 0-30 5-43 14-19 14-38 48-45 75-19 74-37 148-56 223 0 1 1 4 4 4 2 0 4-1 5-2 8-33 16-65 24-97 7 21 22 34 48 34s52-12 68-28c17-16 28-38 28-64s-13-44-26-53c21-11 41-33 41-58zM128 106c-4 2-8 2-16 2-5 0-12 1-16-1 1-3 13-3 17-3 8 0 11 0 15 2zM172 40c0 24-13 50-32 60-9-3-16-4-27-4-7 0-27 0-27 11 0 10 18 9 24 9 14 0 19 0 29-4 14 12 15 23 16 39 0 21-8 47-18 61-13 19-37 31-57 31-27 0-40-20-40-45 0-4 0-9 2-15 7-30 15-59 22-89 8-30 33-86 75-86 21 0 33 11 33 32z">
              <text:p/>
            </draw:path>
            <draw:path draw:style-name="gr8" draw:text-style-name="P5" draw:layer="layout" svg:width="0.136cm" svg:height="0.35cm" svg:x="4.323cm" svg:y="6.927cm" svg:viewBox="0 0 137 351" svg:d="M135 14c2-5 2-6 2-7 0-4-3-7-7-7-3 0-5 1-6 3-41 112-81 223-122 335-2 4-1 4-2 6 0 4 3 7 7 7 5 0 6-2 8-8 40-110 80-219 120-329z">
              <text:p/>
            </draw:path>
            <draw:path draw:style-name="gr8" draw:text-style-name="P5" draw:layer="layout" svg:width="0.139cm" svg:height="0.232cm" svg:x="4.497cm" svg:y="6.957cm" svg:viewBox="0 0 140 233" svg:d="M27 206c12-12 25-24 37-36 55-48 76-67 76-102 0-40-31-68-74-68-40 0-66 32-66 63 0 20 18 20 19 20 6 0 18-4 18-19 0-9-6-18-19-18-2 0-3 0-4 0 8-22 27-35 47-35 32 0 47 28 47 57 0 28-17 56-36 77-23 25-45 50-68 75-4 4-4 5-4 13 44 0 87 0 131 0 3-21 6-41 9-61-3 0-5 0-8 0-2 11-5 26-8 32-3 2-26 2-34 2-21 0-42 0-63 0z">
              <text:p/>
            </draw:path>
            <draw:path draw:style-name="gr8" draw:text-style-name="P5" draw:layer="layout" svg:width="0.086cm" svg:height="0.35cm" svg:x="4.663cm" svg:y="6.927cm" svg:viewBox="0 0 87 351" svg:d="M87 13c0-12-1-13-12-13-21 0-42 0-63 0-5 0-12 0-12 7s7 7 12 7c20 0 41 0 61 0 0 108 0 216 0 325 0 5 0 12 7 12s7-6 7-12c0-109 0-217 0-326z">
              <text:p/>
            </draw:path>
            <draw:path draw:style-name="gr8" draw:text-style-name="P5" draw:layer="layout" svg:width="0.08cm" svg:height="0.35cm" svg:x="5.197cm" svg:y="6.927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8" draw:text-style-name="P5" draw:layer="layout" svg:width="0.091cm" svg:height="0.235cm" svg:x="5.309cm" svg:y="6.958cm" svg:viewBox="0 0 92 236" svg:d="M89 13c0-7-5-13-13-13-9 0-19 10-19 19 0 7 5 13 14 13 8 0 18-8 18-19zM63 145c4-10 4-11 7-20 3-7 5-12 5-19 0-16-11-29-29-29-33 0-46 51-46 54 0 4 3 4 4 4 3 0 4-1 6-6 9-33 23-44 35-44 3 0 9 0 9 11 0 8-3 15-4 19-3 9-19 49-24 64-4 10-8 21-8 29 0 16 12 28 28 28 33 0 46-51 46-54s-3-3-4-3c-3 0-3 1-5 6-6 22-18 44-36 44-6 0-8-4-8-12 0-9 2-14 10-35 5-12 9-25 14-37z">
              <text:p/>
            </draw:path>
            <draw:path draw:style-name="gr8" draw:text-style-name="P5" draw:layer="layout" svg:width="0.274cm" svg:height="0.154cm" svg:x="5.528cm" svg:y="7.035cm" svg:viewBox="0 0 275 155" svg:d="M28 35c0 31 0 63 0 94 0 16-4 16-28 16 0 3 0 7 0 10 13 0 31-1 40-1s28 1 40 1c0-3 0-7 0-10-24 0-28 0-28-16 0-22 0-43 0-65 0-36 25-56 48-56 22 0 26 19 26 39 0 27 0 55 0 82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30 0-45 21-51 35-5-31-31-35-47-35-26 0-42 15-52 37 0-12 0-25 0-37-17 1-33 3-50 4 0 4 0 7 0 11 25 0 28 3 28 20z">
              <text:p/>
            </draw:path>
            <draw:path draw:style-name="gr8" draw:text-style-name="P5" draw:layer="layout" svg:width="0.155cm" svg:height="0.16cm" svg:x="5.82cm" svg:y="7.033cm" svg:viewBox="0 0 156 161" svg:d="M156 82c0-45-36-82-78-82-44 0-78 38-78 82 0 46 36 79 78 79s78-34 78-79zM78 153c-15 0-31-8-40-24-9-15-9-37-9-49 0-14 0-33 8-49 10-16 26-23 41-23s30 8 39 23 9 35 9 49c0 12 0 31-7 47-8 15-24 26-41 26z">
              <text:p/>
            </draw:path>
            <draw:path draw:style-name="gr8" draw:text-style-name="P5" draw:layer="layout" svg:width="0.173cm" svg:height="0.246cm" svg:x="6.007cm" svg:y="6.947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8" draw:text-style-name="P5" draw:layer="layout" svg:width="0.139cm" svg:height="0.232cm" svg:x="6.306cm" svg:y="6.957cm" svg:viewBox="0 0 140 233" svg:d="M27 206c12-12 25-24 37-36 55-48 76-67 76-102 0-40-32-68-74-68-40 0-66 32-66 63 0 20 17 20 19 20 5 0 18-4 18-19 0-9-7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8" draw:text-style-name="P5" draw:layer="layout" svg:width="0.233cm" svg:height="0.081cm" svg:x="6.581cm" svg:y="7.06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15cm" svg:height="0.232cm" svg:x="6.964cm" svg:y="6.957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8" draw:text-style-name="P5" draw:layer="layout" svg:width="0.081cm" svg:height="0.35cm" svg:x="7.128cm" svg:y="6.927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7">
          <svg:title>TexMaths</svg:title>
          <svg:desc>10§display§\bm{u} \in \mathcal{B}_i
§svg§600§TRUE§</svg:desc>
          <draw:g>
            <draw:path draw:style-name="gr8" draw:text-style-name="P5" draw:layer="layout" svg:width="0.215cm" svg:height="0.159cm" svg:x="2.796cm" svg:y="8.465cm" svg:viewBox="0 0 216 160" svg:d="M187 47c2-10 6-26 6-29 0-7-5-15-16-15-6 0-19 3-23 18-2 5-18 68-20 80-2 8-5 18-6 25-6 8-20 22-38 22-20 0-21-17-21-25 0-22 11-49 21-74 4-9 5-12 5-18 0-20-21-31-40-31-37 0-55 47-55 54 0 5 6 5 9 5 4 0 6 0 8-4 11-39 30-43 36-43 2 0 6 0 6 8s-4 18-6 22c-14 37-21 56-21 73 0 39 35 45 56 45 10 0 25-2 44-18 12 16 32 18 40 18 13 0 23-7 31-19 9-14 13-33 13-35 0-5-5-5-8-5-4 0-5 0-7 2-1 1-1 2-3 10-7 28-15 35-24 35-5 0-8-3-8-13 0-6 1-11 5-25 2-10 6-24 8-32 2-11 5-21 8-31z">
              <text:p/>
            </draw:path>
            <draw:path draw:style-name="gr8" draw:text-style-name="P5" draw:layer="layout" svg:width="0.174cm" svg:height="0.201cm" svg:x="3.151cm" svg:y="8.434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8" draw:text-style-name="P5" draw:layer="layout" svg:width="0.222cm" svg:height="0.253cm" svg:x="3.463cm" svg:y="8.376cm" svg:viewBox="0 0 223 254" svg:d="M88 9c0-3 0-4 0-5 0-3 0-4-4-4-3 0-14 6-21 9-16 8-29 15-29 21 0 2 2 2 3 2 5 0 14-5 20-8-4 34-12 79-19 109-13 59-19 80-36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8" draw:text-style-name="P5" draw:layer="layout" svg:width="0.073cm" svg:height="0.163cm" svg:x="3.695cm" svg:y="8.513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g draw:style-name="gr7">
          <svg:title>TexMaths</svg:title>
          <svg:desc>10§display§(\beta\nu \bmod 2 = 0)§svg§600§TRUE§</svg:desc>
          <draw:g>
            <draw:path draw:style-name="gr8" draw:text-style-name="P5" draw:layer="layout" svg:width="0.081cm" svg:height="0.349cm" svg:x="5.892cm" svg:y="2.413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8" draw:text-style-name="P5" draw:layer="layout" svg:width="0.191cm" svg:height="0.313cm" svg:x="6.004cm" svg:y="2.429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8" draw:text-style-name="P5" draw:layer="layout" svg:width="0.164cm" svg:height="0.154cm" svg:x="6.23cm" svg:y="2.521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5" draw:layer="layout" svg:width="0.273cm" svg:height="0.154cm" svg:x="6.516cm" svg:y="2.521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8" draw:text-style-name="P5" draw:layer="layout" svg:width="0.155cm" svg:height="0.16cm" svg:x="6.807cm" svg:y="2.519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8" draw:text-style-name="P5" draw:layer="layout" svg:width="0.172cm" svg:height="0.245cm" svg:x="6.995cm" svg:y="2.433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8" draw:text-style-name="P5" draw:layer="layout" svg:width="0.139cm" svg:height="0.231cm" svg:x="7.292cm" svg:y="2.443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8" draw:text-style-name="P5" draw:layer="layout" svg:width="0.233cm" svg:height="0.082cm" svg:x="7.567cm" svg:y="2.5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47cm" svg:height="0.239cm" svg:x="7.932cm" svg:y="2.443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8" draw:text-style-name="P5" draw:layer="layout" svg:width="0.081cm" svg:height="0.349cm" svg:x="8.114cm" svg:y="2.41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16" draw:text-style-name="P6" draw:layer="layout" svg:width="0.099cm" svg:height="0.799cm" svg:x="5.6cm" svg:y="2.201cm" svg:viewBox="0 0 100 800" draw:points="0,0 100,99 100,699 0,800">
          <text:p/>
        </draw:polyline>
        <draw:g draw:style-name="gr7">
          <svg:title>TexMaths</svg:title>
          <svg:desc>10§display§(b_i \geq \beta)§svg§600§TRUE§</svg:desc>
          <draw:g>
            <draw:path draw:style-name="gr8" draw:text-style-name="P5" draw:layer="layout" svg:width="0.08cm" svg:height="0.348cm" svg:x="8.31cm" svg:y="3.067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5" draw:layer="layout" svg:width="0.128cm" svg:height="0.244cm" svg:x="8.428cm" svg:y="3.087cm" svg:viewBox="0 0 129 245" svg:d="M67 3c-1-1 0-3-4-3-8 0-34 2-43 3-3 0-7 1-7 7 0 4 4 4 9 4 17 0 17 3 17 6s-3 15-5 22c-9 38-19 76-28 114-5 18-6 22-6 34 0 34 19 55 45 55 41 0 84-52 84-101 0-32-18-56-46-56-17 0-31 10-42 21 9-36 17-71 26-106zM34 136c3-8 3-9 6-13 17-22 33-28 42-28 13 0 22 11 22 33 0 21-12 60-18 74-11 23-28 36-41 36-12 0-24-10-24-36 0-6 0-13 6-34 2-11 5-22 7-32z">
              <text:p/>
            </draw:path>
            <draw:path draw:style-name="gr8" draw:text-style-name="P5" draw:layer="layout" svg:width="0.073cm" svg:height="0.163cm" svg:x="8.574cm" svg:y="3.22cm" svg:viewBox="0 0 74 164" svg:d="M68 9c0-4-3-9-10-9s-14 6-14 13c0 4 3 9 10 9s14-7 14-13zM18 133c-1 4-2 6-2 11 0 11 9 20 23 20 24 0 35-33 35-37 0-3-3-3-4-3-3 0-3 1-4 4-6 20-17 30-26 30-5 0-7-4-7-9 0-6 2-10 4-16 3-6 6-13 8-19s11-28 12-31 2-6 2-8c0-12-10-21-24-21-24 0-35 33-35 37s3 4 4 4c3 0 4-2 4-4 7-21 18-30 27-30 4 0 6 2 6 8s-2 10-8 25c-5 13-10 26-15 39z">
              <text:p/>
            </draw:path>
            <draw:path draw:style-name="gr8" draw:text-style-name="P5" draw:layer="layout" svg:width="0.213cm" svg:height="0.268cm" svg:x="8.806cm" svg:y="3.107cm" svg:viewBox="0 0 214 269" svg:d="M207 109c5-2 7-4 7-8 0-3-1-5-7-8-64-31-129-61-193-91-5-2-6-2-7-2-4 0-7 3-7 7s3 6 7 8c61 29 123 57 184 86-61 28-123 57-184 85-7 4-7 6-7 9s3 7 7 7c1 0 2 0 6-3 65-30 129-60 194-90zM202 269c6 0 12 0 12-7s-7-7-12-7c-63 0-127 0-190 0-5 0-12 0-12 7s6 7 12 7c63 0 127 0 190 0z">
              <text:p/>
            </draw:path>
            <draw:path draw:style-name="gr8" draw:text-style-name="P5" draw:layer="layout" svg:width="0.19cm" svg:height="0.313cm" svg:x="9.157cm" svg:y="3.082cm" svg:viewBox="0 0 191 314" svg:d="M191 48c0-26-19-48-47-48-21 0-31 6-43 15-19 14-39 48-45 75-19 74-37 147-56 221 0 1 1 3 4 3s4 0 4-1c8-32 17-64 25-97 7 21 22 34 48 34 25 0 52-12 67-28 17-16 29-38 29-63s-13-43-26-52c20-12 40-33 40-59zM128 106c-4 2-8 3-17 3-5 0-12 0-15-1 0-4 13-3 17-3 7 0 11 0 15 1zM172 40c0 25-14 50-32 61-9-4-16-4-27-4-7 0-27-1-27 11 0 10 18 9 24 9 13 0 18-1 29-5 13 13 15 23 15 40 1 20-7 45-17 59-14 19-37 31-57 31-27 0-40-20-40-45 0-3 0-9 1-15 8-29 15-59 23-88 8-30 33-86 75-86 20 0 33 11 33 32z">
              <text:p/>
            </draw:path>
            <draw:path draw:style-name="gr8" draw:text-style-name="P5" draw:layer="layout" svg:width="0.08cm" svg:height="0.348cm" svg:x="9.384cm" svg:y="3.06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\mathcal{B}_i \subseteq \mathbb{B}^\beta:§svg§600§TRUE§</svg:desc>
          <draw:g>
            <draw:path draw:style-name="gr8" draw:text-style-name="P5" draw:layer="layout" svg:width="0.222cm" svg:height="0.254cm" svg:x="1.392cm" svg:y="3.492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 2 0 10-2 17-2 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8" draw:text-style-name="P5" draw:layer="layout" svg:width="0.074cm" svg:height="0.164cm" svg:x="1.623cm" svg:y="3.629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6-16 40z">
              <text:p/>
            </draw:path>
            <draw:path draw:style-name="gr8" draw:text-style-name="P5" draw:layer="layout" svg:width="0.213cm" svg:height="0.269cm" svg:x="1.856cm" svg:y="3.517cm" svg:viewBox="0 0 214 270" svg:d="M202 14c6 0 12 0 12-7s-6-7-12-7c-32 0-63 0-95 0-60 0-107 46-107 101 0 57 48 101 107 101 32 0 63 0 95 0 6 0 12 0 12-6 0-7-6-7-12-7-31 0-63 0-94 0-55 0-94-41-94-87 0-48 40-88 94-88 31 0 63 0 94 0zM19 256c-6 0-12 0-12 7s6 7 12 7c61 0 122 0 183 0 6 0 12 0 12-7s-6-7-12-7c-61 0-122 0-183 0z">
              <text:p/>
            </draw:path>
            <draw:path draw:style-name="gr8" draw:text-style-name="P5" draw:layer="layout" svg:width="0.214cm" svg:height="0.238cm" svg:x="2.199cm" svg:y="3.5cm" svg:viewBox="0 0 215 239" svg:d="M46 32c0-5 0-14-3-20 13 0 25 0 38 0-4 6-4 13-4 18 0 60 0 120 0 179 0 5 0 12 4 18-13 0-25 0-38 0 3-7 3-16 3-20 0-58 0-117 0-175zM142 105c11-11 14-29 14-44 0-24-7-39-16-48 25 3 50 12 50 47 0 22-25 40-48 45zM89 31c0-7 0-11 5-15 2 0 7-4 15-4 16 0 35 12 35 49 0 39-20 48-55 48 0-26 0-52 0-78zM163 111c20-10 39-27 39-51 0-49-40-60-83-60-36 0-71 0-107 0-6 0-12 0-12 6s6 6 12 6c21 0 22 4 22 20 0 58 0 116 0 174 0 18-1 21-23 21-4 0-11 0-11 5 0 7 6 7 12 7 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43cm" svg:height="0.219cm" svg:x="2.442cm" svg:y="3.422cm" svg:viewBox="0 0 144 220" svg:d="M144 34c0-21-19-34-40-34-34 0-59 38-65 63-13 51-26 103-39 154 0 1 2 3 4 3s4-1 4-2c6-21 11-43 17-65 5 12 17 22 37 22 34 0 73-24 73-62 0-14-7-29-19-37 12-8 28-22 28-42zM95 75c-3 1-5 2-12 2-4 0-10 0-12-1 3-1 10-2 12-2 3 0 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036cm" svg:height="0.15cm" svg:x="2.748cm" svg:y="3.58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7" draw:text-style-name="P3" draw:layer="layout" svg:width="1.818cm" svg:height="0.395cm" svg:x="3.004cm" svg:y="3.407cm">
          <draw:text-box>
            <text:p><text:span text:style-name="T2">binary code</text:span></text:p>
          </draw:text-box>
        </draw:frame>
        <draw:g draw:style-name="gr7">
          <svg:title>TexMaths</svg:title>
          <svg:desc>10§display§\mathcal{C}_i 
\subseteq
\left\{
( \psi(x_0 y_0), \dots, \psi(x_{\beta-1} y_{\beta-1}) )
\middle|
\bm{x} \in \mathcal{B}_i, 
\bm{y} \in \mathbb{B}^\beta
\right\}§svg§600§TRUE§</svg:desc>
          <draw:g>
            <draw:path draw:style-name="gr8" draw:text-style-name="P5" draw:layer="layout" svg:width="0.183cm" svg:height="0.253cm" svg:x="1.392cm" svg:y="3.896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8" draw:text-style-name="P5" draw:layer="layout" svg:width="0.073cm" svg:height="0.164cm" svg:x="1.585cm" svg:y="4.033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8" draw:text-style-name="P5" draw:layer="layout" svg:width="0.214cm" svg:height="0.269cm" svg:x="1.817cm" svg:y="3.92cm" svg:viewBox="0 0 215 270" svg:d="M202 14c6 0 13 0 13-7s-7-7-13-7c-31 0-63 0-94 0-61 0-108 46-108 101 0 57 49 102 108 102 31 0 63 0 94 0 6 0 13 0 13-7s-7-7-13-7c-31 0-62 0-93 0-56 0-95-41-95-87 0-48 40-88 95-88 31 0 62 0 93 0zM19 256c-6 0-12 0-12 7s6 7 12 7c61 0 122 0 183 0 6 0 13 0 13-7s-7-7-13-7c-61 0-122 0-183 0z">
              <text:p/>
            </draw:path>
            <draw:path draw:style-name="gr8" draw:text-style-name="P5" draw:layer="layout" svg:width="0.124cm" svg:height="0.418cm" svg:x="2.199cm" svg:y="3.845cm" svg:viewBox="0 0 125 419" svg:d="M50 154c0 24-12 38-48 52-1 0-2 2-2 4 0 3 0 4 3 5 47 18 47 36 47 56 0 32 0 64 0 96 0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8" draw:text-style-name="P5" draw:layer="layout" svg:width="0.08cm" svg:height="0.348cm" svg:x="2.399cm" svg:y="3.88cm" svg:viewBox="0 0 81 349" svg:d="M81 346c0-1 0-2-6-8-44-44-55-109-55-163 0-61 13-122 57-166 4-4 4-4 4-6s-1-3-3-3c-4 0-36 24-56 68-18 39-22 78-22 107 0 28 3 69 23 109 21 43 51 65 55 65 2 0 3-1 3-3z">
              <text:p/>
            </draw:path>
            <draw:path draw:style-name="gr8" draw:text-style-name="P5" draw:layer="layout" svg:width="0.212cm" svg:height="0.313cm" svg:x="2.511cm" svg:y="3.9cm" svg:viewBox="0 0 213 314" svg:d="M159 9c0-2 1-4 1-6 0-3-3-3-4-3-4 0-4 0-6 7-19 77-39 154-58 230-27-2-40-15-40-38 0-7 0-16 19-65 1-4 4-10 4-17 0-16-11-29-29-29-33 0-46 51-46 54s3 3 4 3c3 0 4 0 6-6 9-33 23-43 35-43 3 0 9 0 9 11 0 9-4 18-8 30-17 44-17 53-17 59 0 33 27 47 61 49-3 13-3 13-8 32-1 4-8 32-8 33 1 2 0 4 4 4 1 0 3 0 4-2 1 0 3-9 4-14 4-17 9-34 13-52 13 0 44 0 77-37 14-16 22-31 26-42 3-9 11-39 11-55 0-19-10-24-16-24-9 0-17 9-17 17 0 4 2 6 5 9 4 4 13 13 13 30 0 22-19 51-31 64-31 30-53 30-66 30 19-76 39-153 58-229z">
              <text:p/>
            </draw:path>
            <draw:path draw:style-name="gr8" draw:text-style-name="P5" draw:layer="layout" svg:width="0.08cm" svg:height="0.348cm" svg:x="2.777cm" svg:y="3.88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8" draw:text-style-name="P5" draw:layer="layout" svg:width="0.174cm" svg:height="0.158cm" svg:x="2.889cm" svg:y="3.988cm" svg:viewBox="0 0 175 159" svg:d="M107 49c2-9 10-41 35-41 2 0 10 0 17 4-9 2-16 11-16 19 0 6 3 12 13 12 8 0 19-6 19-20 0-18-21-23-33-23-20 0-33 18-37 27-9-24-27-27-38-27-36 0-56 45-56 54 0 3 3 3 4 3 3 0 4 0 5-3 11-38 35-46 47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8" draw:text-style-name="P5" draw:layer="layout" svg:width="0.113cm" svg:height="0.167cm" svg:x="3.092cm" svg:y="4.032cm" svg:viewBox="0 0 114 168" svg:d="M114 85c0-27-3-46-14-63-8-12-23-22-43-22-57 0-57 67-57 85s0 83 57 83 57-65 57-83zM57 161c-11 0-26-6-31-26-3-15-3-35-3-53s0-37 3-50c6-19 21-25 31-25 14 0 26 8 31 23 4 13 4 31 4 52 0 18 0 36-3 52-5 22-22 27-32 27z">
              <text:p/>
            </draw:path>
            <draw:path draw:style-name="gr8" draw:text-style-name="P5" draw:layer="layout" svg:width="0.161cm" svg:height="0.226cm" svg:x="3.247cm" svg:y="3.988cm" svg:viewBox="0 0 162 227" svg:d="M161 21c1-5 1-5 1-8 0-6-5-9-10-9-3 0-9 2-12 7-1 2-4 13-5 19-3 9-5 19-7 28-5 21-11 42-16 63-1 5-16 30-40 30-18 0-21-15-21-28 0-17 6-38 18-69 5-14 7-18 7-25 0-16-12-29-29-29-34 0-47 51-47 54s4 3 5 3c3 0 3 0 5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13cm" svg:height="0.167cm" svg:x="3.422cm" svg:y="4.032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8" draw:text-style-name="P5" draw:layer="layout" svg:width="0.081cm" svg:height="0.348cm" svg:x="3.587cm" svg:y="3.88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8" draw:text-style-name="P5" draw:layer="layout" svg:width="0.04cm" svg:height="0.103cm" svg:x="3.734cm" svg:y="4.105cm" svg:viewBox="0 0 41 104" svg:d="M41 36c0-23-9-36-22-36-12 0-19 8-19 18s7 19 19 19c4 0 8-2 12-5 1 0 1-1 2-1 0 2 0 1 0 5 0 26-12 46-24 59-3 3-3 5-3 6 0 2 1 3 3 3 4 0 32-27 32-68z">
              <text:p/>
            </draw:path>
            <draw:path draw:style-name="gr8" draw:text-style-name="P5" draw:layer="layout" svg:width="0.036cm" svg:height="0.036cm" svg:x="3.89cm" svg:y="4.105cm" svg:viewBox="0 0 37 37" svg:d="M37 18c0-10-8-18-18-18s-19 8-19 18 9 19 19 19 18-9 18-19z">
              <text:p/>
            </draw:path>
            <draw:path draw:style-name="gr8" draw:text-style-name="P5" draw:layer="layout" svg:width="0.037cm" svg:height="0.036cm" svg:x="4.046cm" svg:y="4.105cm" svg:viewBox="0 0 38 37" svg:d="M38 18c0-10-9-18-19-18s-19 8-19 18 9 19 19 19 19-9 19-19z">
              <text:p/>
            </draw:path>
            <draw:path draw:style-name="gr8" draw:text-style-name="P5" draw:layer="layout" svg:width="0.036cm" svg:height="0.036cm" svg:x="4.203cm" svg:y="4.105cm" svg:viewBox="0 0 37 37" svg:d="M37 18c0-10-9-18-19-18s-18 8-18 18 8 19 18 19 19-9 19-19z">
              <text:p/>
            </draw:path>
            <draw:path draw:style-name="gr8" draw:text-style-name="P5" draw:layer="layout" svg:width="0.04cm" svg:height="0.103cm" svg:x="4.359cm" svg:y="4.105cm" svg:viewBox="0 0 41 104" svg:d="M41 36c0-23-9-36-23-36-11 0-18 8-18 18s7 19 18 19c5 0 9-2 13-5 1 0 1-1 1-1 1 0 1 1 1 5 0 26-12 47-24 59-4 4-4 5-4 6 0 2 2 3 4 3 4 0 32-27 32-68z">
              <text:p/>
            </draw:path>
            <draw:path draw:style-name="gr8" draw:text-style-name="P5" draw:layer="layout" svg:width="0.212cm" svg:height="0.313cm" svg:x="4.495cm" svg:y="3.9cm" svg:viewBox="0 0 213 314" svg:d="M159 9c0-2 1-4 1-6 0-3-2-3-4-3-4 0-4 0-5 7-20 77-39 154-59 230-26-2-40-15-40-38 0-7 0-16 19-65 2-4 4-10 4-17 0-16-11-29-29-29-33 0-46 51-46 54s3 3 4 3c4 0 4 0 6-6 9-33 23-43 35-43 3 0 9 0 9 11 0 9-4 18-8 30-17 44-17 53-17 59 0 33 27 47 61 49-3 13-3 13-8 32-1 4-8 32-8 33 2 2 0 4 5 4 1 0 2 0 3-2 1 0 3-9 4-14 4-17 9-34 13-52 13 0 44 0 77-37 15-16 22-31 26-42 3-9 11-39 11-55 0-19-10-24-16-24-8 0-17 9-17 17 0 4 2 6 5 9 4 4 13 13 13 30 0 22-19 51-31 64-31 30-53 30-66 30 19-76 39-153 58-229z">
              <text:p/>
            </draw:path>
            <draw:path draw:style-name="gr8" draw:text-style-name="P5" draw:layer="layout" svg:width="0.081cm" svg:height="0.348cm" svg:x="4.761cm" svg:y="3.88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8" draw:text-style-name="P5" draw:layer="layout" svg:width="0.174cm" svg:height="0.158cm" svg:x="4.873cm" svg:y="3.988cm" svg:viewBox="0 0 175 159" svg:d="M107 49c2-9 10-41 35-41 2 0 10 0 18 4-10 2-17 11-17 19 0 6 4 12 13 12 8 0 19-6 19-20 0-18-21-23-33-23-20 0-32 18-37 27-8-24-27-27-37-27-37 0-57 45-57 54 0 3 3 3 4 3 3 0 4 0 5-3 12-38 35-46 47-46 7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8" draw:text-style-name="P5" draw:layer="layout" svg:width="0.142cm" svg:height="0.22cm" svg:x="5.075cm" svg:y="4.022cm" svg:viewBox="0 0 143 221" svg:d="M143 35c0-22-18-35-40-35-34 0-58 39-65 63-12 51-25 103-38 155-1 2 2 3 3 3 2 0 4 0 5-2 6-22 11-44 16-65 6 11 17 22 37 22 35 0 74-25 74-63 0-14-7-29-20-37 12-8 28-22 28-41zM95 76c-4 0-6 1-13 1-4 0-10 0-11-1 2-1 9-1 11-1 4 0 9 0 13 1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8" draw:text-style-name="P5" draw:layer="layout" svg:width="0.166cm" svg:height="0.011cm" svg:x="5.261cm" svg:y="4.127cm" svg:viewBox="0 0 167 12" svg:d="M157 12c4 0 10 0 10-6s-6-6-10-6c-49 0-98 0-147 0-4 0-10 0-10 6s6 6 10 6c49 0 98 0 147 0z">
              <text:p/>
            </draw:path>
            <draw:path draw:style-name="gr8" draw:text-style-name="P5" draw:layer="layout" svg:width="0.089cm" svg:height="0.162cm" svg:x="5.481cm" svg:y="4.032cm" svg:viewBox="0 0 90 163" svg:d="M56 7c0-6-1-7-8-7-15 16-38 16-48 16 0 3 0 6 0 9 6 0 22 0 36-7 0 42 0 83 0 125 0 8 0 12-25 12-3 0-6 0-9 0 0 2 0 5 0 8 4 0 35-1 44-1 7 0 38 1 44 1 0-3 0-6 0-8-3 0-7 0-10 0-24 0-24-4-24-12 0-46 0-91 0-136z">
              <text:p/>
            </draw:path>
            <draw:path draw:style-name="gr8" draw:text-style-name="P5" draw:layer="layout" svg:width="0.161cm" svg:height="0.226cm" svg:x="5.622cm" svg:y="3.988cm" svg:viewBox="0 0 162 227" svg:d="M161 21c1-5 1-5 1-8 0-6-5-9-10-9-4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43cm" svg:height="0.22cm" svg:x="5.796cm" svg:y="4.022cm" svg:viewBox="0 0 144 221" svg:d="M144 35c0-22-19-35-40-35-34 0-59 39-65 63-13 51-26 103-39 155 0 2 2 3 4 3s4 0 4-2c6-22 11-44 17-65 5 11 17 22 37 22 34 0 73-25 73-63 0-14-6-29-19-37 12-8 28-22 28-41zM95 76c-3 0-5 1-12 1-4 0-10 0-12-1 3-1 10-1 12-1 3 0 9 0 12 1zM128 30c0 13-7 32-22 41-5-2-9-3-23-3-9 0-21 0-21 9 0 6 8 7 20 7 9 0 16-1 24-3 7 5 11 15 11 26 0 35-24 62-54 62-19 0-33-12-33-31 0-3 0-5 1-7 5-22 11-44 16-66 6-23 28-58 56-58 15 0 25 8 25 23z">
              <text:p/>
            </draw:path>
            <draw:path draw:style-name="gr8" draw:text-style-name="P5" draw:layer="layout" svg:width="0.165cm" svg:height="0.011cm" svg:x="5.983cm" svg:y="4.127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2cm" svg:x="6.203cm" svg:y="4.032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8cm" svg:height="0.348cm" svg:x="6.354cm" svg:y="3.88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5" draw:layer="layout" svg:width="0.081cm" svg:height="0.348cm" svg:x="6.49cm" svg:y="3.88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8" draw:text-style-name="P5" draw:layer="layout" svg:width="0.014cm" svg:height="0.224cm" svg:x="6.658cm" svg:y="3.83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014cm" svg:height="0.224cm" svg:x="6.658cm" svg:y="4.04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98cm" svg:height="0.161cm" svg:x="6.737cm" svg:y="3.984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9 22 49 22 44 0 68-43 68-55 0-5-6-5-9-5-4 0-6 0-8 5-10 31-35 42-50 42-13 0-19-6-19-18 0-7 4-25 7-38 3-10 11-42 13-48 5-21 17-32 30-32 1 0 9 0 16 5z">
              <text:p/>
            </draw:path>
            <draw:path draw:style-name="gr8" draw:text-style-name="P5" draw:layer="layout" svg:width="0.175cm" svg:height="0.202cm" svg:x="7.082cm" svg:y="3.95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22cm" svg:height="0.254cm" svg:x="7.396cm" svg:y="3.895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 2 0 10-2 17-2 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8" draw:text-style-name="P5" draw:layer="layout" svg:width="0.073cm" svg:height="0.164cm" svg:x="7.628cm" svg:y="4.033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8" draw:text-style-name="P5" draw:layer="layout" svg:width="0.04cm" svg:height="0.103cm" svg:x="7.763cm" svg:y="4.105cm" svg:viewBox="0 0 41 104" svg:d="M41 36c0-23-8-36-22-36-12 0-19 8-19 18s7 19 19 19c4 0 9-2 12-5 1 0 1-1 2-1 0 2 1 1 1 5 0 26-13 47-24 59-4 4-4 5-4 6 0 2 2 3 3 3 4 0 32-27 32-68z">
              <text:p/>
            </draw:path>
            <draw:path draw:style-name="gr8" draw:text-style-name="P5" draw:layer="layout" svg:width="0.193cm" svg:height="0.229cm" svg:x="7.9cm" svg:y="3.984cm" svg:viewBox="0 0 194 230" svg:d="M192 27c2-7 2-7 2-8 0-8-6-16-17-16-18 0-22 17-25 26-3 12-6 25-9 37-4 16-11 43-15 58-1 7-12 16-13 17-4 2-13 8-24 8-21 0-21-18-21-26 0-21 11-48 20-74 4-9 5-11 5-17 0-20-20-32-40-32-37 0-55 48-55 55 0 5 6 5 9 5 4 0 7 0 8-5 12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8" draw:text-style-name="P5" draw:layer="layout" svg:width="0.175cm" svg:height="0.202cm" svg:x="8.236cm" svg:y="3.95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14cm" svg:height="0.238cm" svg:x="8.542cm" svg:y="3.903cm" svg:viewBox="0 0 215 239" svg:d="M46 32c0-5 0-14-3-20 13 0 25 0 38 0-4 6-4 13-4 18 0 60 0 120 0 180 0 5 0 12 4 18-13 0-25 0-38 0 3-7 3-16 3-20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8" draw:text-style-name="P5" draw:layer="layout" svg:width="0.143cm" svg:height="0.22cm" svg:x="8.785cm" svg:y="3.825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124cm" svg:height="0.418cm" svg:x="9.003cm" svg:y="3.845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8" draw:text-style-name="P5" draw:layer="layout" svg:width="2.974cm" svg:height="0.012cm" svg:x="6.395cm" svg:y="1.388cm" svg:viewBox="0 0 2975 13" svg:d="M1488 13c-496 0-992 0-1488 0 0-5 0-9 0-13 992 0 1983 0 2975 0 0 4 0 8 0 13-496 0-992 0-1487 0z">
              <text:p/>
            </draw:path>
            <draw:path draw:style-name="gr8" draw:text-style-name="P5" draw:layer="layout" svg:width="0.156cm" svg:height="0.142cm" svg:x="6.726cm" svg:y="1.527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8" draw:text-style-name="P5" draw:layer="layout" svg:width="0.145cm" svg:height="0.203cm" svg:x="6.907cm" svg:y="1.527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8" draw:text-style-name="P5" draw:layer="layout" svg:width="0.012cm" svg:height="0.378cm" svg:x="7.379cm" svg:y="1.401cm" svg:viewBox="0 0 13 379" svg:d="M6 379c-2 0-4 0-6 0 0-127 0-253 0-379 4 0 8 0 13 0 0 126 0 252 0 379-3 0-5 0-7 0z">
              <text:p/>
            </draw:path>
            <draw:path draw:style-name="gr8" draw:text-style-name="P5" draw:layer="layout" svg:width="0.132cm" svg:height="0.217cm" svg:x="7.487cm" svg:y="1.455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8" draw:text-style-name="P5" draw:layer="layout" svg:width="0.132cm" svg:height="0.217cm" svg:x="7.646cm" svg:y="1.455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8" draw:text-style-name="P5" draw:layer="layout" svg:width="0.131cm" svg:height="0.217cm" svg:x="7.984cm" svg:y="1.455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8" draw:text-style-name="P5" draw:layer="layout" svg:width="0.103cm" svg:height="0.209cm" svg:x="8.158cm" svg:y="1.455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8" draw:text-style-name="P5" draw:layer="layout" svg:width="0.103cm" svg:height="0.209cm" svg:x="8.495cm" svg:y="1.455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8" draw:text-style-name="P5" draw:layer="layout" svg:width="0.131cm" svg:height="0.217cm" svg:x="8.638cm" svg:y="1.455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8" draw:text-style-name="P5" draw:layer="layout" svg:width="0.103cm" svg:height="0.209cm" svg:x="8.992cm" svg:y="1.455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8" draw:text-style-name="P5" draw:layer="layout" svg:width="0.103cm" svg:height="0.209cm" svg:x="9.15cm" svg:y="1.455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8" draw:text-style-name="P5" draw:layer="layout" svg:width="2.974cm" svg:height="0.012cm" svg:x="6.395cm" svg:y="1.779cm" svg:viewBox="0 0 2975 13" svg:d="M1488 13c-496 0-992 0-1488 0 0-4 0-9 0-13 992 0 1983 0 2975 0 0 4 0 9 0 13-496 0-992 0-1487 0z">
              <text:p/>
            </draw:path>
            <draw:path draw:style-name="gr8" draw:text-style-name="P5" draw:layer="layout" svg:width="0.191cm" svg:height="0.282cm" svg:x="6.494cm" svg:y="1.839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8" draw:text-style-name="P5" draw:layer="layout" svg:width="0.073cm" svg:height="0.315cm" svg:x="6.733cm" svg:y="1.821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8" draw:text-style-name="P5" draw:layer="layout" svg:width="0.156cm" svg:height="0.142cm" svg:x="6.834cm" svg:y="1.918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8" draw:text-style-name="P5" draw:layer="layout" svg:width="0.145cm" svg:height="0.203cm" svg:x="7.015cm" svg:y="1.918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8" draw:text-style-name="P5" draw:layer="layout" svg:width="0.073cm" svg:height="0.315cm" svg:x="7.19cm" svg:y="1.821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8" draw:text-style-name="P5" draw:layer="layout" svg:width="0.012cm" svg:height="0.378cm" svg:x="7.379cm" svg:y="1.793cm" svg:viewBox="0 0 13 379" svg:d="M6 379c-2 0-4 0-6 0 0-127 0-253 0-379 4 0 8 0 13 0 0 126 0 252 0 379-3 0-5 0-7 0z">
              <text:p/>
            </draw:path>
            <draw:path draw:style-name="gr8" draw:text-style-name="P5" draw:layer="layout" svg:width="0.192cm" svg:height="0.218cm" svg:x="7.537cm" svg:y="1.839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8" draw:text-style-name="P5" draw:layer="layout" svg:width="0.191cm" svg:height="0.216cm" svg:x="8.034cm" svg:y="1.84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8" draw:text-style-name="P5" draw:layer="layout" svg:width="0.168cm" svg:height="0.225cm" svg:x="8.541cm" svg:y="1.835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8" draw:text-style-name="P5" draw:layer="layout" svg:width="0.164cm" svg:height="0.225cm" svg:x="9.042cm" svg:y="1.835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8" draw:text-style-name="P5" draw:layer="layout" svg:width="2.974cm" svg:height="0.012cm" svg:x="6.395cm" svg:y="2.171cm" svg:viewBox="0 0 2975 13" svg:d="M1488 13c-496 0-992 0-1488 0 0-5 0-9 0-13 992 0 1983 0 2975 0 0 4 0 8 0 13-496 0-992 0-1487 0z">
              <text:p/>
            </draw:path>
          </draw:g>
        </draw:g>
        <draw:frame draw:style-name="gr18" draw:text-style-name="P4" draw:layer="layout" svg:width="2.872cm" svg:height="0.395cm" svg:x="1.108cm" svg:y="5.207cm">
          <draw:text-box>
            <text:p><text:span text:style-name="T3">Greedy search of</text:span></text:p>
          </draw:text-box>
        </draw:frame>
        <draw:g draw:style-name="gr7">
          <svg:title>TexMaths</svg:title>
          <svg:desc>10§display§(\mathcal{C}_0, \dots, \mathcal{C}_{\nu-1})§svg§600§TRUE§</svg:desc>
          <draw:g>
            <draw:path draw:style-name="gr8" draw:text-style-name="P5" draw:layer="layout" svg:width="0.08cm" svg:height="0.349cm" svg:x="4.158cm" svg:y="5.253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8" draw:text-style-name="P5" draw:layer="layout" svg:width="0.182cm" svg:height="0.254cm" svg:x="4.264cm" svg:y="5.269cm" svg:viewBox="0 0 183 255" svg:d="M170 191c0-2-2-2-3-2-6 0-10 4-15 5-7 4-9 7-13 13-11 16-26 28-49 28-32 0-60-23-60-74 0-32 13-73 31-101 16-23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8" draw:text-style-name="P5" draw:layer="layout" svg:width="0.113cm" svg:height="0.167cm" svg:x="4.458cm" svg:y="5.406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8" draw:text-style-name="P5" draw:layer="layout" svg:width="0.04cm" svg:height="0.104cm" svg:x="4.633cm" svg:y="5.478cm" svg:viewBox="0 0 41 105" svg:d="M41 37c0-23-9-37-23-37-11 0-18 9-18 19 0 9 7 18 18 18 4 0 9-1 12-4 2-1 1-1 2-1s1 0 1 5c0 26-12 47-24 58-4 4-4 5-4 6 0 2 2 4 4 4 4 0 32-27 32-68z">
              <text:p/>
            </draw:path>
            <draw:path draw:style-name="gr8" draw:text-style-name="P5" draw:layer="layout" svg:width="0.036cm" svg:height="0.036cm" svg:x="4.789cm" svg:y="5.478cm" svg:viewBox="0 0 37 37" svg:d="M37 19c0-11-9-19-19-19s-18 8-18 19c0 10 8 18 18 18s19-8 19-18z">
              <text:p/>
            </draw:path>
            <draw:path draw:style-name="gr8" draw:text-style-name="P5" draw:layer="layout" svg:width="0.036cm" svg:height="0.036cm" svg:x="4.945cm" svg:y="5.478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5.101cm" svg:y="5.478cm" svg:viewBox="0 0 37 37" svg:d="M37 19c0-11-8-19-18-19-11 0-19 8-19 19 0 10 8 18 19 18 10 0 18-8 18-18z">
              <text:p/>
            </draw:path>
            <draw:path draw:style-name="gr8" draw:text-style-name="P5" draw:layer="layout" svg:width="0.04cm" svg:height="0.104cm" svg:x="5.256cm" svg:y="5.478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5" draw:layer="layout" svg:width="0.183cm" svg:height="0.254cm" svg:x="5.386cm" svg:y="5.269cm" svg:viewBox="0 0 184 255" svg:d="M170 191c0-2-2-2-3-2-6 0-10 4-15 5-7 4-9 7-13 13-11 16-26 28-49 28-32 0-60-23-60-74 0-32 13-73 31-101 16-23 35-41 71-41 13 0 22 5 22 18 0 12-13 37-18 44-2 4-2 5-2 6 0 2 2 2 4 2 7 0 20-8 24-13 1-2 22-36 22-54 0-19-16-22-29-22-51 0-93 33-109 53-42 50-46 105-46 123 0 50 26 79 67 79 56 0 103-55 103-64z">
              <text:p/>
            </draw:path>
            <draw:path draw:style-name="gr8" draw:text-style-name="P5" draw:layer="layout" svg:width="0.125cm" svg:height="0.107cm" svg:x="5.585cm" svg:y="5.46cm" svg:viewBox="0 0 126 108" svg:d="M44 7c0-1 0-3 0-4-1-1 0-3-4-3-5 0-14 1-16 1-4 0-9 0-14 1-3 0-6 0-6 6 0 3 3 3 6 3 12 0 12 2 12 4 0 1-1 6-2 9-4 17-9 33-13 50-6 24-7 29-7 30 0 4 4 4 5 4s2 0 3 0c22-4 54-15 80-39 33-29 38-61 38-62 0-4-3-7-8-7-9 0-10 6-13 13-9 35-42 73-84 85 8-31 15-61 23-91z">
              <text:p/>
            </draw:path>
            <draw:path draw:style-name="gr8" draw:text-style-name="P5" draw:layer="layout" svg:width="0.165cm" svg:height="0.011cm" svg:x="5.751cm" svg:y="5.5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9cm" svg:height="0.162cm" svg:x="5.97cm" svg:y="5.406cm" svg:viewBox="0 0 90 163" svg:d="M56 7c0-7 0-7-7-7-16 15-38 15-49 15 0 3 0 6 0 9 6 0 23 0 36-7 0 42 0 84 0 126 0 8 0 11-24 11-3 0-7 0-10 0 0 3 0 6 0 9 5-1 35-1 44-1 8 0 39 0 44 1 0-3 0-6 0-9-3 0-6 0-9 0-25 0-25-3-25-11 0-46 0-91 0-136z">
              <text:p/>
            </draw:path>
            <draw:path draw:style-name="gr8" draw:text-style-name="P5" draw:layer="layout" svg:width="0.081cm" svg:height="0.349cm" svg:x="6.121cm" svg:y="5.2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9" draw:text-style-name="P6" draw:layer="layout" svg:x1="1cm" svg:y1="5.001cm" svg:x2="9.8cm" svg:y2="5.001cm">
          <text:p/>
        </draw:line>
        <draw:polygon draw:style-name="gr20" draw:text-style-name="P7" draw:layer="layout" svg:width="1.599cm" svg:height="1.599cm" svg:x="13.8cm" svg:y="6.601cm" svg:viewBox="0 0 1600 1600" draw:points="0,0 1600,800 1600,1600 0,800">
          <text:p/>
        </draw:polygon>
        <draw:g draw:style-name="gr7">
          <svg:title>TexMaths</svg:title>
          <svg:desc>10§display§q(\bm{u}_0, \bm{u}_1) = 
\max_{\bm{x} \in \Sigma^\beta}
\{
\min\{
p(\bm{x} | \bm{u}_0),
p(\bm{x} | \bm{u}_1)
\}
\}§svg§600§TRUE§</svg:desc>
          <draw:g>
            <draw:path draw:style-name="gr8" draw:text-style-name="P5" draw:layer="layout" svg:width="0.144cm" svg:height="0.223cm" svg:x="13.231cm" svg:y="5.074cm" svg:viewBox="0 0 145 224" svg:d="M145 4c0-1-1-3-3-3-4 0-18 14-24 24-8-19-22-25-33-25-41 0-85 52-85 103 0 35 21 56 47 56 15 0 28-8 41-21-3 13-15 60-16 63-2 10-5 11-25 12-5 0-8 0-8 7 2 1 0 4 5 4 11 0 23-1 35-1s24 1 36 1c2 0 6 0 6-7 0-4-3-4-9-4-17 0-17-3-17-6 0-2 1-4 2-8 16-65 32-130 48-195zM48 152c-21 0-23-27-23-33 0-17 10-55 16-70 11-26 30-41 44-41 23 0 28 28 28 31 0 2-20 79-21 80-5 10-25 33-44 33z">
              <text:p/>
            </draw:path>
            <draw:path draw:style-name="gr8" draw:text-style-name="P5" draw:layer="layout" svg:width="0.081cm" svg:height="0.349cm" svg:x="13.421cm" svg:y="4.966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8" draw:text-style-name="P5" draw:layer="layout" svg:width="0.215cm" svg:height="0.16cm" svg:x="13.535cm" svg:y="5.071cm" svg:viewBox="0 0 216 161" svg:d="M186 47c3-10 7-26 7-29 0-7-6-15-17-15-5 0-18 3-23 18-1 5-17 69-20 80-2 8-4 19-5 25-6 8-20 23-38 23-21 0-21-18-21-26 0-21 11-49 21-74 3-9 4-12 4-18 0-20-20-31-40-31-37 0-54 48-54 55 0 5 5 5 8 5 4 0 7 0 8-5 12-39 31-43 36-43 3 0 6 0 6 8s-4 18-5 22c-15 37-22 56-22 74 0 40 35 45 56 45 10 0 26-1 45-19 11 17 31 19 40 19 13 0 23-7 30-20 9-14 14-33 14-34 0-5-6-5-9-5-4 0-5 0-7 1 0 1 0 2-3 11-7 27-14 35-23 35-6 0-9-4-9-13 0-6 2-12 5-26 3-10 6-24 8-32 3-10 5-21 8-31z">
              <text:p/>
            </draw:path>
            <draw:path draw:style-name="gr8" draw:text-style-name="P5" draw:layer="layout" svg:width="0.114cm" svg:height="0.167cm" svg:x="13.775cm" svg:y="5.119cm" svg:viewBox="0 0 115 168" svg:d="M115 85c0-27-4-47-15-64-8-11-23-21-42-21-58 0-58 67-58 85 0 17 0 83 58 83 57 0 57-66 57-83zM58 161c-12 0-27-6-32-27-3-14-3-34-3-52s0-37 4-51c5-19 20-24 31-24 13 0 26 8 30 22s4 31 4 53c0 18 0 36-3 51-5 23-22 28-31 28z">
              <text:p/>
            </draw:path>
            <draw:path draw:style-name="gr8" draw:text-style-name="P5" draw:layer="layout" svg:width="0.04cm" svg:height="0.104cm" svg:x="13.951cm" svg:y="5.192cm" svg:viewBox="0 0 41 105" svg:d="M41 37c0-23-9-37-23-37-11 0-18 9-18 19 0 9 7 19 18 19 4 0 9-2 12-5 1-1 1-1 2-1s1 0 1 5c0 26-12 47-24 59-4 4-4 4-4 5 0 3 2 4 4 4 4 0 32-27 32-68z">
              <text:p/>
            </draw:path>
            <draw:path draw:style-name="gr8" draw:text-style-name="P5" draw:layer="layout" svg:width="0.215cm" svg:height="0.16cm" svg:x="14.088cm" svg:y="5.071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-3 0-5 0-7 1 0 1 0 2-2 11-7 27-15 35-24 35-6 0-8-4-8-13 0-6 1-12 4-26 3-10 6-24 8-32 3-10 5-21 8-31z">
              <text:p/>
            </draw:path>
            <draw:path draw:style-name="gr8" draw:text-style-name="P5" draw:layer="layout" svg:width="0.088cm" svg:height="0.162cm" svg:x="14.343cm" svg:y="5.119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9cm" svg:x="14.493cm" svg:y="4.966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8" draw:text-style-name="P5" draw:layer="layout" svg:width="0.233cm" svg:height="0.081cm" svg:x="14.727cm" svg:y="5.10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274cm" svg:height="0.155cm" svg:x="15.131cm" svg:y="5.074cm" svg:viewBox="0 0 275 156" svg:d="M28 35c0 31 0 62 0 94 0 16-4 16-28 16 0 3 0 7 0 11 13-1 30-2 40-2 9 0 27 1 39 2 0-4 0-8 0-11-23 0-27 0-27-16 0-22 0-43 0-65 0-36 25-56 47-56s26 19 26 39c0 27 0 54 0 82 0 16-4 16-27 16 0 3 0 7 0 11 12-1 30-2 40-2 9 0 27 1 39 2 0-4 0-8 0-11-24 0-27 0-27-16 0-22 0-43 0-65 0-36 25-56 47-56s26 19 26 39c0 27 0 54 0 82 0 16-4 16-27 16 0 3 0 7 0 11 12-1 30-2 39-2s28 1 40 2c0-4 0-8 0-11-19 0-27 0-28-11 0-23 0-45 0-67 0-30 0-41-11-54-5-6-16-13-37-13-29 0-45 21-50 35-5-31-31-35-47-35-26 0-42 15-52 37 0-12 0-25 0-37-17 1-33 3-50 4 0 4 0 7 0 11 25 0 28 3 28 20z">
              <text:p/>
            </draw:path>
            <draw:path draw:style-name="gr8" draw:text-style-name="P5" draw:layer="layout" svg:width="0.157cm" svg:height="0.16cm" svg:x="15.428cm" svg:y="5.072cm" svg:viewBox="0 0 158 161" svg:d="M102 131c1 14 11 29 27 29 8 0 29-5 29-34 0-7 0-13 0-19-3 0-6 0-9 0 0 6 0 12 0 19 0 21-9 23-12 23-12 0-13-16-13-18 0-24 0-47 0-70 0-15 0-28-13-41-14-14-31-20-48-20-29 0-53 17-53 40 0 10 7 16 16 16 10 0 16-7 16-16 0-4-2-16-18-16 10-12 27-16 38-16 17 0 37 14 37 45 0 4 0 9 0 13-18 1-42 2-64 13-27 11-35 30-35 45 0 29 34 37 56 37 23 0 39-14 46-30zM99 73c0 12 0 23 0 35 0 34-25 46-41 46-17 0-31-13-31-30 0-20 14-49 72-51z">
              <text:p/>
            </draw:path>
            <draw:path draw:style-name="gr8" draw:text-style-name="P5" draw:layer="layout" svg:width="0.176cm" svg:height="0.151cm" svg:x="15.593cm" svg:y="5.078cm" svg:viewBox="0 0 177 152" svg:d="M96 69c11-13 24-31 33-40 11-12 25-18 42-18 0-4 0-7 0-11-10 1-20 1-29 1-11 0-29 0-34-1 0 4 0 7 0 11 7 1 10 5 10 11s-3 10-5 12c-7 9-15 19-22 28-9-12-18-24-27-36-3-3-3-4-3-6 0-5 5-9 12-9 0-4 0-7 0-11-9 1-33 1-38 1-8 0-24 0-34-1 0 4 0 7 0 11 25 0 25 0 42 21 12 15 23 31 35 46-11 14-22 28-33 42-17 20-38 21-45 21 0 3 0 7 0 11 9-1 20-2 29-2 10 0 25 1 33 2 0-4 0-8 0-11-7-1-10-6-10-11 0-8 10-20 32-45 9 11 17 23 26 35 3 4 8 10 8 12 0 3-3 8-13 9 0 3 0 7 0 11 11-1 30-2 38-2 10 0 23 1 34 2 0-4 0-8 0-11-19 0-25-1-34-11-16-21-31-41-47-61z">
              <text:p/>
            </draw:path>
            <draw:path draw:style-name="gr8" draw:text-style-name="P5" draw:layer="layout" svg:width="0.151cm" svg:height="0.112cm" svg:x="15.091cm" svg:y="5.368cm" svg:viewBox="0 0 152 113" svg:d="M131 16c-10 3-13 13-13 18 0 8 6 13 14 13 10 0 20-8 20-22 0-16-16-25-32-25-13 0-23 6-30 13-10-11-27-13-37-13-35 0-53 29-53 38 0 5 4 5 8 5 5 0 6 0 8-4 7-22 27-28 36-28 16 0 16 9 16 13 0 3 0 4-2 13-3 12-6 24-9 36-4 13-5 16-9 21-3 3-8 8-15 8-1 0-8 0-12-4 10-4 13-14 13-19 0-8-6-13-14-13-10 0-20 8-20 22 0 16 16 25 32 25 14 0 24-8 29-13 11 12 29 13 37 13 36 0 54-29 54-38 0-5-4-5-8-5-5 0-6 0-8 4-7 23-27 28-36 28-16 0-16-9-16-13 0-3 0-4 2-13 3-12 6-23 9-35 3-14 4-17 9-22 2-2 7-8 15-8 2 0 8 1 12 5z">
              <text:p/>
            </draw:path>
            <draw:path draw:style-name="gr8" draw:text-style-name="P5" draw:layer="layout" svg:width="0.135cm" svg:height="0.16cm" svg:x="15.287cm" svg:y="5.337cm" svg:viewBox="0 0 136 161" svg:d="M126 87c4 0 10 0 10-6s-6-6-10-6c-38 0-76 0-114 0 3-36 33-63 72-63 14 0 28 0 42 0 4 0 10 0 10-6s-6-6-10-6c-14 0-29 0-43 0-46 0-83 36-83 80 0 46 37 81 83 81 14 0 29 0 43 0 4 0 10 0 10-6s-6-6-10-6c-14 0-28 0-42 0-39 0-69-27-72-62 38 0 76 0 114 0z">
              <text:p/>
            </draw:path>
            <draw:path draw:style-name="gr8" draw:text-style-name="P5" draw:layer="layout" svg:width="0.164cm" svg:height="0.167cm" svg:x="15.467cm" svg:y="5.311cm" svg:viewBox="0 0 165 168" svg:d="M85 88c3-2 3-3 3-4s-1-2-2-3c-18-24-37-48-55-72 21 0 41 0 62 0 40 0 58 6 64 48 3 0 5 0 8 0-2-19-5-38-7-57-50 0-101 0-151 0-6 0-7 1-7 7 22 29 45 58 67 87-21 22-43 44-64 66-3 3-3 3-3 5 0 3 3 3 7 3 50 0 101 0 151 0 2-20 5-40 7-59-3 0-5 0-8 0-5 42-27 45-44 46-9 1-10 1-21 1-24 0-49 0-73 0 22-23 44-46 66-68z">
              <text:p/>
            </draw:path>
            <draw:path draw:style-name="gr8" draw:text-style-name="P5" draw:layer="layout" svg:width="0.111cm" svg:height="0.157cm" svg:x="15.666cm" svg:y="5.285cm" svg:viewBox="0 0 112 158" svg:d="M112 25c0-18-18-25-34-25-23 0-45 24-50 45-9 37-19 73-28 110 0 2 2 3 4 3s3 0 4-3c4-15 7-30 11-44 7 10 17 15 29 15 31 0 59-19 59-44 0-12-6-20-16-27 9-5 21-16 21-30zM72 55c-3 0-6 1-9 1s-6-1-8-1c3-1 7-1 10-1s5 0 7 1zM99 22c0 12-6 23-16 29-4-2-13-3-18-3s-19 0-19 7c0 5 6 7 16 7s14-2 20-3c7 4 10 11 10 19 0 25-18 42-42 42-14 0-27-7-27-22 0-2 0-4 1-7 4-15 7-29 11-44 5-20 23-41 43-41 9 0 21 3 21 16z">
              <text:p/>
            </draw:path>
            <draw:path draw:style-name="gr8" draw:text-style-name="P5" draw:layer="layout" svg:width="0.123cm" svg:height="0.349cm" svg:x="15.841cm" svg:y="4.966cm" svg:viewBox="0 0 124 350" svg:d="M74 47c0-14 9-37 47-39 2 0 3-2 3-4 0-4-2-4-6-4-35 0-67 18-68 44 0 27 0 53 0 80 0 14 0 25-14 37-12 10-25 11-33 11-2 0-3 2-3 4 0 3 2 3 5 4 24 1 40 14 44 31 1 4 1 4 1 17 0 23 0 46 0 69 0 14 0 26 17 39 14 10 37 14 51 14 4 0 6 0 6-4 0-3-2-3-5-3-22-2-40-13-44-31-1-3-1-4-1-17 0-24 0-48 0-72 0-16-3-23-14-34-8-8-18-10-28-13 29-8 42-24 42-45 0-28 0-56 0-84z">
              <text:p/>
            </draw:path>
            <draw:path draw:style-name="gr8" draw:text-style-name="P5" draw:layer="layout" svg:width="0.274cm" svg:height="0.155cm" svg:x="16.002cm" svg:y="5.074cm" svg:viewBox="0 0 275 156" svg:d="M28 35c0 31 0 62 0 94 0 16-4 16-28 16 0 3 0 7 0 11 13-1 31-2 40-2s27 1 39 2c0-4 0-8 0-11-23 0-27 0-27-16 0-22 0-43 0-65 0-36 25-56 47-56 23 0 26 19 26 39 0 27 0 54 0 82 0 16-3 16-27 16 0 3 0 7 0 11 12-1 30-2 40-2 9 0 27 1 39 2 0-4 0-8 0-11-23 0-27 0-27-16 0-22 0-43 0-65 0-36 25-56 47-56s26 19 26 39c0 27 0 54 0 82 0 16-4 16-27 16 0 3 0 7 0 11 12-1 30-2 39-2 10 0 28 1 40 2 0-4 0-8 0-11-19 0-27 0-28-11 0-23 0-45 0-67 0-30 0-41-11-54-4-6-16-13-36-13-30 0-45 21-51 35-5-31-31-35-47-35-26 0-42 15-52 37 0-12 0-25 0-37-17 1-33 3-50 4 0 4 0 7 0 11 25 0 28 3 28 20z">
              <text:p/>
            </draw:path>
            <draw:path draw:style-name="gr8" draw:text-style-name="P5" draw:layer="layout" svg:width="0.074cm" svg:height="0.234cm" svg:x="16.296cm" svg:y="4.995cm" svg:viewBox="0 0 75 235" svg:d="M50 79c-16 1-33 3-49 4 0 4 0 7 0 11 23 0 26 2 26 19 0 31 0 63 0 95 0 16-4 16-27 16 0 3 0 7 0 11 11-1 30-2 38-2 12 0 25 1 37 2 0-4 0-8 0-11-23 0-25-2-25-16 0-43 0-86 0-129zM52 18c0-11-9-18-19-18-11 0-19 9-19 18 0 10 8 19 19 19 10 0 19-8 19-19z">
              <text:p/>
            </draw:path>
            <draw:path draw:style-name="gr8" draw:text-style-name="P5" draw:layer="layout" svg:width="0.176cm" svg:height="0.155cm" svg:x="16.393cm" svg:y="5.074cm" svg:viewBox="0 0 177 156" svg:d="M27 35c0 31 0 62 0 94 0 16-4 16-27 16 0 3 0 7 0 11 12-1 30-2 39-2 10 0 28 1 40 2 0-4 0-8 0-11-24 0-28 0-28-16 0-22 0-43 0-65 0-36 25-56 48-56 22 0 26 19 26 39 0 27 0 54 0 82 0 16-4 16-28 16 0 3 0 7 0 11 13-1 31-2 40-2s28 1 40 2c0-4 0-8 0-11-19 0-28 0-28-11 0-23 0-45 0-67 0-30 0-41-11-54-5-6-16-13-37-13-25 0-42 15-52 37 0-12 0-25 0-37-16 1-33 3-49 4 0 4 0 7 0 11 24 0 27 3 27 20z">
              <text:p/>
            </draw:path>
            <draw:path draw:style-name="gr8" draw:text-style-name="P5" draw:layer="layout" svg:width="0.124cm" svg:height="0.349cm" svg:x="16.601cm" svg:y="4.966cm" svg:viewBox="0 0 125 350" svg:d="M74 47c0-14 9-37 48-39 1 0 3-2 3-4 0-4-3-4-7-4-35 0-67 18-67 44 0 27 0 53 0 80 0 14 0 25-14 37-13 10-26 11-34 11-2 0-3 2-3 4 0 3 2 3 6 4 23 1 40 14 44 31 1 4 1 4 1 17 0 23 0 46 0 69 0 14 0 26 17 39 13 10 36 14 50 14 4 0 7 0 7-4 0-3-2-3-6-3-22-2-39-13-44-31-1-3-1-4-1-17 0-24 0-48 0-72 0-16-3-22-14-34-7-7-17-10-27-13 29-8 41-24 41-45 0-28 0-56 0-84z">
              <text:p/>
            </draw:path>
            <draw:path draw:style-name="gr8" draw:text-style-name="P5" draw:layer="layout" svg:width="0.183cm" svg:height="0.223cm" svg:x="16.74cm" svg:y="5.074cm" svg:viewBox="0 0 184 224" svg:d="M27 198c-3 12-3 15-19 15-4 0-8 0-8 6 0 3 2 5 5 5 9 0 19-1 29-1 12 0 24 1 35 1 2 0 6 0 6-7 0-4-3-4-8-4-18 0-18-3-18-6 0-4 15-61 18-70 4 10 14 22 32 22 41 0 85-51 85-102 0-33-20-57-47-57-18 0-35 13-46 27-4-19-19-27-32-27-16 0-23 14-26 20-6 12-11 33-11 34 0 4 4 4 5 4 3 0 3 0 6-8 5-25 13-42 25-42 6 0 11 3 11 16 0 8-1 12-2 18-13 52-27 104-40 156zM89 46c3-10 12-19 18-25 13-10 23-13 29-13 14 0 22 12 22 33s-11 61-18 74c-12 25-28 37-41 37-24 0-28-29-28-32 0-2 0-1 1-5 6-23 11-46 17-69z">
              <text:p/>
            </draw:path>
            <draw:path draw:style-name="gr8" draw:text-style-name="P5" draw:layer="layout" svg:width="0.081cm" svg:height="0.349cm" svg:x="16.963cm" svg:y="4.966cm" svg:viewBox="0 0 82 350" svg:d="M82 347c0-1 0-2-6-8-44-44-56-110-56-163 0-61 14-122 57-166 5-5 5-5 5-6 0-3-2-4-4-4-3 0-35 24-56 69-18 38-22 77-22 107 0 27 4 70 23 108 21 43 52 66 55 66 2 0 4-1 4-3z">
              <text:p/>
            </draw:path>
            <draw:path draw:style-name="gr8" draw:text-style-name="P5" draw:layer="layout" svg:width="0.198cm" svg:height="0.16cm" svg:x="17.078cm" svg:y="5.071cm" svg:viewBox="0 0 199 161" svg:d="M175 18c-12 3-19 15-19 24 0 8 6 16 18 16s25-10 25-27c0-19-19-31-40-31-20 0-33 15-38 21-8-15-28-21-48-21-44 0-68 43-68 55 0 5 5 5 8 5 4 0 7 0 8-5 11-32 36-43 50-43s20 7 20 18c0 7-5 26-8 39-4 16-8 32-12 48-5 21-18 32-30 32-2 0-10 0-17-6 13-3 19-15 19-24 0-8-6-16-17-16-13 0-26 10-26 27 0 19 19 31 40 31 20 0 33-15 38-21 9 15 28 21 48 21 45 0 69-43 69-54 0-5-6-5-9-5-4 0-7 0-8 4-10 32-35 43-50 43-13 0-20-7-20-18 0-7 5-26 8-39 3-9 11-42 12-48 6-21 18-32 30-32 2 0 10 0 17 6z">
              <text:p/>
            </draw:path>
            <draw:path draw:style-name="gr8" draw:text-style-name="P5" draw:layer="layout" svg:width="0.013cm" svg:height="0.349cm" svg:x="17.338cm" svg:y="4.966cm" svg:viewBox="0 0 14 350" svg:d="M14 13c0-6 0-13-7-13s-7 7-7 13c0 108 0 217 0 325 0 6 0 12 7 12s7-6 7-12c0-108 0-217 0-325z">
              <text:p/>
            </draw:path>
            <draw:path draw:style-name="gr8" draw:text-style-name="P5" draw:layer="layout" svg:width="0.215cm" svg:height="0.16cm" svg:x="17.405cm" svg:y="5.071cm" svg:viewBox="0 0 216 161" svg:d="M187 47c2-10 7-26 7-29 0-7-6-15-17-15-6 0-19 3-23 18-2 5-17 69-20 80-2 8-5 19-5 25-7 8-20 23-38 23-21 0-21-18-21-26 0-21 10-49 20-74 4-9 5-12 5-18 0-20-21-31-40-31-37 0-55 48-55 55 0 5 6 5 9 5 4 0 6 0 8-5 11-39 30-43 36-43 2 0 6 0 6 8s-4 18-6 22c-14 37-21 56-21 74 0 40 35 45 56 45 10 0 25-1 44-19 12 17 32 19 40 19 13 0 24-7 31-20 9-14 13-33 13-34 0-5-5-5-8-5-4 0-5 0-7 1-1 1-1 2-3 11-7 27-15 35-24 35-5 0-8-4-8-13 0-6 2-12 5-26 3-10 6-24 8-32 3-10 5-21 8-31z">
              <text:p/>
            </draw:path>
            <draw:path draw:style-name="gr8" draw:text-style-name="P5" draw:layer="layout" svg:width="0.113cm" svg:height="0.167cm" svg:x="17.646cm" svg:y="5.119cm" svg:viewBox="0 0 114 168" svg:d="M114 85c0-27-3-47-14-64-8-11-23-21-43-21-57 0-57 67-57 85 0 17 0 83 57 83s57-66 57-83zM57 161c-11 0-26-6-31-27-3-14-3-34-3-52s0-37 3-51c5-19 21-24 31-24 13 0 26 8 31 22 4 14 4 31 4 53 0 18 0 36-3 51-5 23-22 28-32 28z">
              <text:p/>
            </draw:path>
            <draw:path draw:style-name="gr8" draw:text-style-name="P5" draw:layer="layout" svg:width="0.081cm" svg:height="0.349cm" svg:x="17.811cm" svg:y="4.966cm" svg:viewBox="0 0 82 350" svg:d="M82 176c0-28-4-70-24-110-21-43-51-66-54-66s-4 2-4 4c0 1 0 1 7 8 34 35 54 90 54 164 0 60-13 121-56 165-5 4-5 5-5 6 0 2 1 3 4 3s35-24 55-68c18-38 23-77 23-106z">
              <text:p/>
            </draw:path>
            <draw:path draw:style-name="gr8" draw:text-style-name="P5" draw:layer="layout" svg:width="0.04cm" svg:height="0.104cm" svg:x="17.958cm" svg:y="5.192cm" svg:viewBox="0 0 41 105" svg:d="M41 37c0-23-9-37-23-37-11 0-18 9-18 19 0 9 7 19 18 19 5 0 9-2 13-5 1-1 1-1 2-1 0 2 0 0 0 5 0 26-12 47-24 59-4 4-4 4-4 5 0 3 2 4 4 4 4 0 32-27 32-68z">
              <text:p/>
            </draw:path>
            <draw:path draw:style-name="gr8" draw:text-style-name="P5" draw:layer="layout" svg:width="0.182cm" svg:height="0.223cm" svg:x="18.073cm" svg:y="5.074cm" svg:viewBox="0 0 183 224" svg:d="M27 198c-3 12-4 15-19 15-5 0-8 0-8 6 0 3 1 5 4 5 10 0 20-1 30-1 11 0 23 1 34 1 2 0 7 0 7-7 0-4-4-4-9-4-17 0-17-3-17-6 0-4 15-61 17-70 5 10 14 22 32 22 41 0 85-51 85-102 0-33-20-57-47-57-17 0-34 13-46 27-3-19-18-27-31-27-17 0-23 14-26 20-7 12-11 33-11 34 0 4 3 4 4 4 3 0 4 0 6-8 6-25 13-42 26-42 6 0 10 3 10 16 0 8-1 12-2 18-13 52-26 104-39 156zM88 46c3-10 12-19 19-25 12-10 22-13 28-13 14 0 23 12 23 33s-12 61-18 74c-12 25-29 37-42 37-23 0-28-29-28-32 0-2 0-1 1-5 6-23 11-46 17-69z">
              <text:p/>
            </draw:path>
            <draw:path draw:style-name="gr8" draw:text-style-name="P5" draw:layer="layout" svg:width="0.081cm" svg:height="0.349cm" svg:x="18.295cm" svg:y="4.966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8" draw:text-style-name="P5" draw:layer="layout" svg:width="0.198cm" svg:height="0.16cm" svg:x="18.411cm" svg:y="5.071cm" svg:viewBox="0 0 199 161" svg:d="M175 18c-13 3-19 15-19 24 0 8 6 16 17 16 13 0 26-10 26-27 0-19-19-31-41-31-20 0-33 15-37 21-9-15-29-21-49-21-44 0-68 43-68 55 0 5 5 5 9 5s6 0 8-5c10-32 35-43 50-43 13 0 19 7 19 18 0 7-5 26-8 39-4 16-8 32-12 48-5 21-18 32-30 32-1 0-9 0-16-6 12-3 18-15 18-24 0-8-5-16-17-16s-25 10-25 27c0 19 18 31 40 31 20 0 33-15 37-21 9 15 29 21 49 21 44 0 68-43 68-54 0-5-5-5-8-5-5 0-7 0-9 4-10 32-35 43-49 43s-20-7-20-18c0-7 4-26 8-39 2-9 10-42 12-48 5-21 17-32 30-32 1 0 10 0 17 6z">
              <text:p/>
            </draw:path>
            <draw:path draw:style-name="gr8" draw:text-style-name="P5" draw:layer="layout" svg:width="0.013cm" svg:height="0.349cm" svg:x="18.671cm" svg:y="4.966cm" svg:viewBox="0 0 14 350" svg:d="M14 13c0-6 0-13-7-13s-7 7-7 13c0 108 0 217 0 325 0 6 0 12 7 12s7-6 7-12c0-108 0-217 0-325z">
              <text:p/>
            </draw:path>
            <draw:path draw:style-name="gr8" draw:text-style-name="P5" draw:layer="layout" svg:width="0.215cm" svg:height="0.16cm" svg:x="18.738cm" svg:y="5.071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s-5 0-7 1c0 1 0 2-2 11-8 27-15 35-24 35-6 0-8-4-8-13 0-6 1-12 4-26 3-10 6-24 8-32 3-10 5-21 8-31z">
              <text:p/>
            </draw:path>
            <draw:path draw:style-name="gr8" draw:text-style-name="P5" draw:layer="layout" svg:width="0.088cm" svg:height="0.162cm" svg:x="18.993cm" svg:y="5.119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9cm" svg:x="19.143cm" svg:y="4.966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8" draw:text-style-name="P5" draw:layer="layout" svg:width="0.124cm" svg:height="0.349cm" svg:x="19.285cm" svg:y="4.966cm" svg:viewBox="0 0 125 350" svg:d="M51 304c0 14-9 36-48 39-1 0-3 1-3 3 0 4 4 4 7 4 34 0 67-17 67-44 0-26 0-53 0-79 0-13 0-25 15-36 12-10 25-11 33-11 2-1 3-2 3-4 0-4-2-4-6-4-23-2-40-14-43-31-2-4-2-5-2-18 0-23 0-46 0-69 0-15 0-26-16-39-14-11-39-15-51-15-3 0-7 0-7 4s2 4 6 4c22 1 39 13 44 30 1 4 1 4 1 17 0 25 0 49 0 74 0 16 3 22 14 33 7 7 18 11 27 14-28 8-41 24-41 44 0 28 0 56 0 84z">
              <text:p/>
            </draw:path>
            <draw:path draw:style-name="gr8" draw:text-style-name="P5" draw:layer="layout" svg:width="0.124cm" svg:height="0.349cm" svg:x="19.461cm" svg:y="4.966cm" svg:viewBox="0 0 125 350" svg:d="M51 304c0 14-10 36-48 39-2 0-3 1-3 3 0 4 4 4 7 4 34 0 67-17 67-44 0-26 0-53 0-79 0-13 0-25 14-36 13-10 26-11 34-11 1-1 3-2 3-4 0-4-2-4-6-4-23-2-40-14-44-31-1-4-1-5-1-18 0-23 0-46 0-69 0-15 0-26-17-39-14-11-38-15-50-15-3 0-7 0-7 4s2 4 6 4c22 1 39 13 44 30 1 4 1 4 1 17 0 25 0 49 0 74 0 16 2 22 14 33 7 7 17 11 27 14-29 8-41 24-41 44 0 28 0 56 0 84z">
              <text:p/>
            </draw:path>
          </draw:g>
        </draw:g>
        <draw:custom-shape draw:style-name="gr21" draw:text-style-name="P8" draw:layer="layout" svg:width="0.2cm" svg:height="0.2cm" svg:x="13.709cm" svg:y="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2cm" svg:height="0.2cm" svg:x="14.209cm" svg:y="5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5.11cm" svg:y="5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3.9cm" svg:y1="6.001cm" svg:x2="14.2cm" svg:y2="6.001cm">
          <text:p/>
        </draw:line>
        <draw:line draw:style-name="gr24" draw:text-style-name="P6" draw:layer="layout" svg:x1="15.1cm" svg:y1="6.001cm" svg:x2="14.4cm" svg:y2="6.001cm">
          <text:p/>
        </draw:line>
        <draw:g draw:style-name="gr7">
          <svg:title>TexMaths</svg:title>
          <svg:desc>10§display§\bm{u}_0§svg§600§TRUE§</svg:desc>
          <draw:g>
            <draw:path draw:style-name="gr8" draw:text-style-name="P5" draw:layer="layout" svg:width="0.214cm" svg:height="0.159cm" svg:x="13.584cm" svg:y="5.63cm" svg:viewBox="0 0 215 160" svg:d="M187 47c2-9 6-26 6-29 0-7-5-15-16-15-6 0-19 3-23 19-2 4-17 68-20 79-2 8-5 19-6 24-6 8-20 23-37 23-21 0-21-18-21-26 0-20 10-48 20-73 4-9 5-11 5-17 0-21-21-32-40-32-37 0-55 48-55 55 0 5 6 5 9 5 4 0 7 0 8-5 11-39 30-42 36-42 3 0 6 0 6 7 0 8-4 18-6 22-14 37-21 57-21 74 0 39 35 44 56 44 10 0 25-1 44-19 12 17 32 19 40 19 13 0 23-7 30-20 9-14 13-32 13-33 0-5-5-5-8-5-4 0-6 0-7 1s-1 2-3 11c-6 26-14 34-23 34-5 0-8-4-8-13 0-6 1-12 5-25 2-10 6-24 8-31 2-11 5-22 8-32z">
              <text:p/>
            </draw:path>
            <draw:path draw:style-name="gr8" draw:text-style-name="P5" draw:layer="layout" svg:width="0.113cm" svg:height="0.166cm" svg:x="13.824cm" svg:y="5.678cm" svg:viewBox="0 0 114 167" svg:d="M114 85c0-27-3-47-15-64-7-11-23-21-42-21-57 0-57 67-57 85 0 17 0 82 57 82s57-65 57-82zM57 160c-11 0-26-7-31-27-4-13-4-33-4-51s0-37 4-50c5-20 21-25 31-25 13 0 26 8 30 22s4 31 4 53c0 18 0 36-3 50-5 23-21 28-31 28z">
              <text:p/>
            </draw:path>
          </draw:g>
        </draw:g>
        <draw:g draw:style-name="gr7">
          <svg:title>TexMaths</svg:title>
          <svg:desc>10§display§\bm{u}_1§svg§600§TRUE§</svg:desc>
          <draw:g>
            <draw:path draw:style-name="gr8" draw:text-style-name="P5" draw:layer="layout" svg:width="0.214cm" svg:height="0.159cm" svg:x="15.085cm" svg:y="5.635cm" svg:viewBox="0 0 215 160" svg:d="M186 47c3-9 6-26 6-29 0-7-4-15-15-15-6 0-19 3-23 19-2 4-18 68-20 79-3 8-5 17-6 24-6 8-20 23-38 23-20 0-21-18-21-26 0-20 11-48 21-73 4-9 5-11 5-17 0-21-21-32-40-32-37 0-55 48-55 55 0 5 6 5 9 5 4 0 6 0 8-5 11-39 30-42 36-42 2 0 6 0 6 7 0 8-4 18-6 22-14 37-21 57-21 74 0 39 35 44 56 44 10 0 25-1 44-19 11 17 32 19 40 19 13 0 22-7 30-20 8-14 13-32 13-33 0-5-5-5-9-5-3 0-5 0-7 1 0 1 0 2-2 11-7 26-14 34-23 34-5 0-8-4-8-13 0-6 1-12 5-25 2-10 6-24 7-31 2-11 5-22 8-32z">
              <text:p/>
            </draw:path>
            <draw:path draw:style-name="gr8" draw:text-style-name="P5" draw:layer="layout" svg:width="0.088cm" svg:height="0.161cm" svg:x="15.339cm" svg:y="5.683cm" svg:viewBox="0 0 89 162" svg:d="M55 7c0-7-1-7-7-7-16 16-38 16-48 16 0 3 0 6 0 9 5 0 22 0 35-7 0 41 0 83 0 124 0 8 0 11-24 11-3 0-7 0-10 0 0 3 0 6 0 9 5 0 35-1 44-1 8 0 38 1 44 1 0-3 0-6 0-9-4 0-7 0-10 0-24 0-24-3-24-11 0-45 0-90 0-135z">
              <text:p/>
            </draw:path>
          </draw:g>
        </draw:g>
        <draw:g draw:style-name="gr7">
          <svg:title>TexMaths</svg:title>
          <svg:desc>10§display§\bm{x}§svg§600§TRUE§</svg:desc>
          <draw:g>
            <draw:path draw:style-name="gr8" draw:text-style-name="P5" draw:layer="layout" svg:width="0.196cm" svg:height="0.159cm" svg:x="14.23cm" svg:y="5.685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custom-shape draw:style-name="gr25" draw:text-style-name="P6" draw:layer="layout" svg:width="1.6cm" svg:height="1.6cm" svg:x="13.8cm" svg:y="6.601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4.2cm" svg:y1="6.601cm" svg:x2="14.2cm" svg:y2="8.201cm">
          <text:p/>
        </draw:line>
        <draw:line draw:style-name="gr16" draw:text-style-name="P6" draw:layer="layout" svg:x1="14.6cm" svg:y1="6.601cm" svg:x2="14.6cm" svg:y2="8.201cm">
          <text:p/>
        </draw:line>
        <draw:line draw:style-name="gr16" draw:text-style-name="P6" draw:layer="layout" svg:x1="15cm" svg:y1="6.601cm" svg:x2="15cm" svg:y2="8.201cm">
          <text:p/>
        </draw:line>
        <draw:line draw:style-name="gr16" draw:text-style-name="P6" draw:layer="layout" svg:x1="13.8cm" svg:y1="6.601cm" svg:x2="15.4cm" svg:y2="8.201cm">
          <text:p/>
        </draw:line>
        <draw:line draw:style-name="gr16" draw:text-style-name="P6" draw:layer="layout" svg:x1="14.2cm" svg:y1="6.601cm" svg:x2="15.4cm" svg:y2="7.801cm">
          <text:p/>
        </draw:line>
        <draw:line draw:style-name="gr16" draw:text-style-name="P6" draw:layer="layout" svg:x1="14.6cm" svg:y1="6.601cm" svg:x2="15.4cm" svg:y2="7.401cm">
          <text:p/>
        </draw:line>
        <draw:line draw:style-name="gr16" draw:text-style-name="P6" draw:layer="layout" svg:x1="15cm" svg:y1="6.601cm" svg:x2="15.4cm" svg:y2="7.001cm">
          <text:p/>
        </draw:line>
        <draw:line draw:style-name="gr16" draw:text-style-name="P6" draw:layer="layout" svg:x1="13.8cm" svg:y1="7.001cm" svg:x2="15cm" svg:y2="8.201cm">
          <text:p/>
        </draw:line>
        <draw:line draw:style-name="gr16" draw:text-style-name="P6" draw:layer="layout" svg:x1="13.8cm" svg:y1="7.401cm" svg:x2="14.6cm" svg:y2="8.201cm">
          <text:p/>
        </draw:line>
        <draw:line draw:style-name="gr16" draw:text-style-name="P6" draw:layer="layout" svg:x1="13.8cm" svg:y1="7.801cm" svg:x2="14.2cm" svg:y2="8.201cm">
          <text:p/>
        </draw:line>
        <draw:line draw:style-name="gr16" draw:text-style-name="P6" draw:layer="layout" svg:x1="14.6cm" svg:y1="6.601cm" svg:x2="15.4cm" svg:y2="7.001cm">
          <text:p/>
        </draw:line>
        <draw:line draw:style-name="gr16" draw:text-style-name="P6" draw:layer="layout" svg:x1="14.2cm" svg:y1="6.601cm" svg:x2="15cm" svg:y2="7.001cm">
          <text:p/>
        </draw:line>
        <draw:line draw:style-name="gr16" draw:text-style-name="P6" draw:layer="layout" svg:x1="13.8cm" svg:y1="6.601cm" svg:x2="14.6cm" svg:y2="7.001cm">
          <text:p/>
        </draw:line>
        <draw:line draw:style-name="gr16" draw:text-style-name="P6" draw:layer="layout" svg:x1="13.8cm" svg:y1="7.001cm" svg:x2="14.6cm" svg:y2="7.401cm">
          <text:p/>
        </draw:line>
        <draw:line draw:style-name="gr16" draw:text-style-name="P6" draw:layer="layout" svg:x1="14.2cm" svg:y1="7.001cm" svg:x2="15cm" svg:y2="7.401cm">
          <text:p/>
        </draw:line>
        <draw:line draw:style-name="gr16" draw:text-style-name="P6" draw:layer="layout" svg:x1="14.6cm" svg:y1="7.001cm" svg:x2="15.4cm" svg:y2="7.401cm">
          <text:p/>
        </draw:line>
        <draw:line draw:style-name="gr16" draw:text-style-name="P6" draw:layer="layout" svg:x1="14.6cm" svg:y1="7.401cm" svg:x2="15.4cm" svg:y2="7.801cm">
          <text:p/>
        </draw:line>
        <draw:line draw:style-name="gr16" draw:text-style-name="P6" draw:layer="layout" svg:x1="14.2cm" svg:y1="7.401cm" svg:x2="15cm" svg:y2="7.801cm">
          <text:p/>
        </draw:line>
        <draw:line draw:style-name="gr16" draw:text-style-name="P6" draw:layer="layout" svg:x1="13.8cm" svg:y1="7.401cm" svg:x2="14.6cm" svg:y2="7.801cm">
          <text:p/>
        </draw:line>
        <draw:line draw:style-name="gr16" draw:text-style-name="P6" draw:layer="layout" svg:x1="13.8cm" svg:y1="7.801cm" svg:x2="14.6cm" svg:y2="8.201cm">
          <text:p/>
        </draw:line>
        <draw:line draw:style-name="gr16" draw:text-style-name="P6" draw:layer="layout" svg:x1="14.2cm" svg:y1="7.801cm" svg:x2="15cm" svg:y2="8.201cm">
          <text:p/>
        </draw:line>
        <draw:line draw:style-name="gr16" draw:text-style-name="P6" draw:layer="layout" svg:x1="14.6cm" svg:y1="7.801cm" svg:x2="15.4cm" svg:y2="8.201cm">
          <text:p/>
        </draw:line>
        <draw:g draw:style-name="gr7">
          <svg:title>TexMaths</svg:title>
          <svg:desc>10§display§\bm{x}§svg§600§TRUE§</svg:desc>
          <draw:g>
            <draw:path draw:style-name="gr8" draw:text-style-name="P5" draw:layer="layout" svg:width="0.196cm" svg:height="0.159cm" svg:x="14.531cm" svg:y="6.386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g draw:style-name="gr7">
          <svg:title>TexMaths</svg:title>
          <svg:desc>10§display§\bm{u}_k§svg§600§TRUE§</svg:desc>
          <draw:g>
            <draw:path draw:style-name="gr8" draw:text-style-name="P5" draw:layer="layout" svg:width="0.214cm" svg:height="0.159cm" svg:x="13.387cm" svg:y="7.281cm" svg:viewBox="0 0 215 160" svg:d="M186 47c3-10 6-26 6-29 0-7-5-15-15-15-6 0-19 3-24 18-1 5-17 69-20 80-2 7-4 17-5 24-6 8-20 22-38 22-20 0-21-17-21-25 0-21 11-48 21-73 4-9 5-12 5-18 0-20-21-31-40-31-37 0-55 48-55 55 0 4 5 4 9 4s6 0 8-4c11-39 30-42 36-42 2 0 6 0 6 7 0 8-4 18-6 22-15 37-21 56-21 72 0 40 35 46 56 46 10 0 25-2 44-19 11 17 32 19 40 19 13 0 22-7 30-20 8-14 13-33 13-34 0-5-5-5-9-5-3 0-5 0-7 2 0 1 0 2-2 9-7 28-14 35-23 35-5 0-8-3-8-13 0-6 1-11 5-25 2-9 6-23 7-31 2-11 5-21 8-31z">
              <text:p/>
            </draw:path>
            <draw:path draw:style-name="gr8" draw:text-style-name="P5" draw:layer="layout" svg:width="0.12cm" svg:height="0.17cm" svg:x="13.632cm" svg:y="7.322cm" svg:viewBox="0 0 121 171" svg:d="M59 7c0-1 1-3 1-4s-1-3-4-3c-5 0-26 2-32 2-2 0-5 1-5 6 0 3 3 3 6 3 12 0 12 2 12 4s0 3-1 5c-12 46-23 92-35 138-1 4-1 4-1 5 0 4 3 8 9 8s9-5 11-10c0-1 11-44 12-48 17 2 31 8 31 20 0 2 0 3 0 5-1 4-1 5-1 8 0 17 14 25 26 25 24 0 20-24 31-37 0-4-3-4-4-4-3 0-4 2-5 6-3 11-9 28-21 28-7 0-9-6-9-13 0-4 0-4 1-11 1 0 2-5 2-7 0-22-30-25-40-26 7-4 16-12 20-15 13-12 25-24 39-24 3 0 6 1 8 4-11 1-13 10-13 13 0 6 4 9 10 9 7 0 14-5 14-15 0-8-6-17-19-17-14 0-27 10-39 21-10 10-19 18-29 22 8-33 17-66 25-98z">
              <text:p/>
            </draw:path>
          </draw:g>
        </draw:g>
        <draw:g draw:style-name="gr7">
          <svg:title>TexMaths</svg:title>
          <svg:desc>10§display§(\bm{u}_0 \neq \bm{u}_1)§svg§600§TRUE§</svg:desc>
          <draw:g>
            <draw:path draw:style-name="gr8" draw:text-style-name="P5" draw:layer="layout" svg:width="0.08cm" svg:height="0.349cm" svg:x="18.229cm" svg:y="5.468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5" draw:layer="layout" svg:width="0.215cm" svg:height="0.16cm" svg:x="18.342cm" svg:y="5.573cm" svg:viewBox="0 0 216 161" svg:d="M186 47c3-10 7-27 7-29 0-7-5-16-16-16-6 0-19 4-24 19-1 5-17 68-20 80-2 8-4 18-5 25-6 8-20 22-38 22-20 0-21-17-21-25 0-22 11-49 21-74 3-9 4-12 4-18 0-20-20-31-39-31-37 0-55 47-55 54 0 5 5 5 8 5 5 0 7 0 9-4 11-39 30-43 36-43 2 0 6 0 6 8s-5 18-6 22c-15 37-21 56-21 73 0 40 35 46 55 46 11 0 26-1 45-19 11 17 32 19 40 19 13 0 23-7 31-20 8-14 13-33 13-35 0-5-5-5-8-5-4 0-6 0-7 2-1 1-1 2-3 10-7 28-15 35-24 35-5 0-8-3-8-13 0-6 1-11 5-25 2-10 6-24 7-32 3-11 5-21 8-31z">
              <text:p/>
            </draw:path>
            <draw:path draw:style-name="gr8" draw:text-style-name="P5" draw:layer="layout" svg:width="0.113cm" svg:height="0.167cm" svg:x="18.583cm" svg:y="5.621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8" draw:text-style-name="P5" draw:layer="layout" svg:width="0.174cm" svg:height="0.325cm" svg:x="18.874cm" svg:y="5.48cm" svg:viewBox="0 0 175 326" svg:d="M172 14c3-5 3-6 3-7 0-2-2-7-7-7-4 0-5 2-8 7-52 102-105 203-157 305-3 5-3 6-3 7 0 3 2 7 7 7 4 0 5-2 8-7 52-102 105-203 157-305z">
              <text:p/>
            </draw:path>
            <draw:path draw:style-name="gr8" draw:text-style-name="P5" draw:layer="layout" svg:width="0.232cm" svg:height="0.082cm" svg:x="18.845cm" svg:y="5.602cm" svg:viewBox="0 0 233 83" svg:d="M221 15c5 0 12-1 12-8s-7-7-11-7c-70 0-141 0-211 0-5 0-11 0-11 7s6 8 12 8c70 0 139 0 209 0zM222 83c4 0 11 0 11-7 0-8-7-8-12-8-70 0-139 0-209 0-6 0-12 0-12 8 0 7 6 7 11 7 70 0 141 0 211 0z">
              <text:p/>
            </draw:path>
            <draw:path draw:style-name="gr8" draw:text-style-name="P5" draw:layer="layout" svg:width="0.215cm" svg:height="0.16cm" svg:x="19.206cm" svg:y="5.573cm" svg:viewBox="0 0 216 161" svg:d="M186 47c3-10 7-27 7-29 0-7-6-16-17-16-5 0-18 4-23 19-1 5-17 68-20 80-2 8-4 18-5 25-6 8-20 22-38 22-21 0-21-17-21-25 0-22 11-49 21-74 3-9 4-12 4-18 0-20-20-31-39-31-38 0-55 47-55 54 0 5 5 5 8 5 5 0 7 0 8-4 12-39 31-43 37-43 2 0 6 0 6 8s-5 18-6 22c-15 37-22 56-22 73 0 40 36 46 56 46 10 0 26-1 45-19 11 17 32 19 40 19 13 0 23-7 30-20 9-14 14-33 14-35 0-5-5-5-9-5-3 0-5 0-7 2 0 1 0 2-2 10-7 28-15 35-24 35-6 0-8-3-8-13 0-6 1-11 5-25 2-10 5-24 7-32 3-11 5-21 8-31z">
              <text:p/>
            </draw:path>
            <draw:path draw:style-name="gr8" draw:text-style-name="P5" draw:layer="layout" svg:width="0.088cm" svg:height="0.162cm" svg:x="19.461cm" svg:y="5.621cm" svg:viewBox="0 0 89 163" svg:d="M55 7c0-7 0-7-7-7-16 15-38 15-48 15 0 3 0 6 0 9 5 0 22 0 35-7 0 42 0 84 0 126 0 8 0 11-24 11-3 0-7 0-10 0 0 3 0 6 0 9 5-1 35-1 44-1 8 0 39 0 44 1 0-3 0-6 0-9-3 0-6 0-9 0-25 0-25-3-25-11 0-46 0-91 0-136z">
              <text:p/>
            </draw:path>
            <draw:path draw:style-name="gr8" draw:text-style-name="P5" draw:layer="layout" svg:width="0.081cm" svg:height="0.349cm" svg:x="19.611cm" svg:y="5.46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6" draw:layer="layout" svg:x1="15.8cm" svg:y1="6.801cm" svg:x2="16.2cm" svg:y2="7.201cm">
          <text:p/>
        </draw:line>
        <draw:g draw:style-name="gr7">
          <svg:title>TexMaths</svg:title>
          <svg:desc>10§display§p_{\rm t} 
p(x_j | u_i)§svg§600§TRUE§</svg:desc>
          <draw:g>
            <draw:path draw:style-name="gr8" draw:text-style-name="P5" draw:layer="layout" svg:width="0.183cm" svg:height="0.221cm" svg:x="16.766cm" svg:y="6.93cm" svg:viewBox="0 0 184 222" svg:d="M27 197c-3 12-3 14-19 14-4 0-8 0-8 7 0 3 2 4 5 4 9 0 19-1 29-1 12 0 24 1 35 1 2 0 6 0 6-7 0-4-3-4-8-4-18 0-18-2-18-5 0-5 15-61 18-69 4 10 14 22 32 22 41 0 85-51 85-103 0-33-20-56-47-56-18 0-35 13-46 26-4-18-19-26-32-26-16 0-23 14-26 20-6 12-11 33-11 34 0 4 4 4 5 4 3 0 3-1 6-8 6-25 13-42 25-42 6 0 11 3 11 16 0 8-1 12-2 18-13 52-27 104-40 155zM89 46c3-10 12-20 18-25 13-11 23-13 29-13 14 0 22 12 22 33s-11 61-18 74c-12 25-28 36-41 36-24 0-28-29-28-31 0-1 0-1 1-6 6-23 11-46 17-68z">
              <text:p/>
            </draw:path>
            <draw:path draw:style-name="gr8" draw:text-style-name="P5" draw:layer="layout" svg:width="0.084cm" svg:height="0.152cm" svg:x="16.961cm" svg:y="6.987cm" svg:viewBox="0 0 85 153" svg:d="M43 54c13 0 25 0 38 0 0-3 0-6 0-9-13 0-25 0-38 0 0-15 0-30 0-45-3 0-6 0-9 0 0 22-10 46-34 47 0 2 0 5 0 7 8 0 15 0 23 0 0 22 0 44 0 66 0 28 21 33 35 33 16 0 27-14 27-33 0-5 0-10 0-14-3 0-5 0-8 0 0 4 0 9 0 14 0 16-8 25-17 25-17 0-17-20-17-25 0-22 0-44 0-66z">
              <text:p/>
            </draw:path>
            <draw:path draw:style-name="gr8" draw:text-style-name="P5" draw:layer="layout" svg:width="0.183cm" svg:height="0.221cm" svg:x="17.07cm" svg:y="6.93cm" svg:viewBox="0 0 184 222" svg:d="M27 197c-2 12-3 14-19 14-4 0-8 0-8 7 0 3 2 4 5 4 9 0 20-1 29-1 12 0 24 1 35 1 2 0 6 0 6-7 0-4-3-4-8-4-18 0-18-2-18-5 0-5 15-61 18-69 4 10 14 22 32 22 41 0 85-51 85-103 0-33-20-56-47-56-18 0-34 13-46 26-4-18-19-26-32-26-16 0-23 14-26 20-6 12-11 33-11 34 0 4 4 4 5 4 3 0 4-1 6-8 6-25 13-42 25-42 6 0 11 3 11 16 0 8-1 12-2 18-13 52-27 104-40 155zM89 46c3-10 12-20 18-25 13-11 23-13 29-13 14 0 22 12 22 33s-11 61-18 74c-11 25-28 36-41 36-24 0-28-29-28-31 0-1 0-1 1-6 6-23 11-46 17-68z">
              <text:p/>
            </draw:path>
            <draw:path draw:style-name="gr8" draw:text-style-name="P5" draw:layer="layout" svg:width="0.081cm" svg:height="0.349cm" svg:x="17.293cm" svg:y="6.822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5" draw:layer="layout" svg:width="0.174cm" svg:height="0.158cm" svg:x="17.405cm" svg:y="6.93cm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8" draw:text-style-name="P5" draw:layer="layout" svg:width="0.107cm" svg:height="0.211cm" svg:x="17.595cm" svg:y="6.975cm" svg:viewBox="0 0 108 212" svg:d="M108 9c0-4-4-9-10-9-7 0-14 7-14 14 0 3 3 9 10 9 6 0 14-7 14-14zM55 175c-4 17-17 30-31 30-3 0-6-1-9-2 6-2 8-7 8-11 0-6-4-9-9-9-8 0-14 6-14 13 0 10 9 16 24 16s44-9 51-38c7-30 15-59 22-88 1-3 1-5 1-8 0-14-11-23-26-23-27 0-43 34-43 37s3 2 4 3c3 0 4 0 5-4 6-14 19-30 33-30 7 0 9 5 9 12 0 3-1 7-1 8-8 31-16 62-24 94z">
              <text:p/>
            </draw:path>
            <draw:path draw:style-name="gr8" draw:text-style-name="P5" draw:layer="layout" svg:width="0.013cm" svg:height="0.349cm" svg:x="17.784cm" svg:y="6.822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18cm" svg:height="0.158cm" svg:x="17.85cm" svg:y="6.93cm" svg:viewBox="0 0 181 159" svg:d="M113 136c4 14 16 23 31 23 13 0 21-8 26-19 6-13 11-34 11-35 0-3-3-3-4-3-4 0-4 1-5 6-5 19-12 43-27 43-7 0-10-4-10-16 0-8 4-24 7-36 3-13 6-26 9-38 2-5 5-19 6-24 2-8 6-21 6-23 0-7-5-10-10-10-2 0-11 0-14 12-7 26-22 87-27 106 0 1-14 29-40 29-18 0-21-15-21-28 0-20 9-48 19-72 4-10 6-15 6-22 0-16-12-29-29-29-34 0-47 51-47 54 0 4 4 4 5 4 3 0 3-1 5-7 9-30 22-43 36-43 3 0 9 0 9 11 0 9-4 19-6 24-13 35-21 57-21 74 0 33 24 42 43 42 24 0 36-16 42-23z">
              <text:p/>
            </draw:path>
            <draw:path draw:style-name="gr8" draw:text-style-name="P5" draw:layer="layout" svg:width="0.073cm" svg:height="0.164cm" svg:x="18.053cm" svg:y="6.975cm" svg:viewBox="0 0 74 165" svg:d="M68 9c0-4-3-9-10-9-6 0-14 6-14 14 0 4 4 9 10 9 7 0 14-7 14-14zM18 134c-1 3-2 6-2 10 0 12 9 21 23 21 25 0 35-34 35-37 0-4-3-4-4-4-3 0-3 2-4 5-6 19-17 29-26 29-5 0-6-3-6-8 0-6 1-11 3-16 3-7 6-13 8-20 3-6 11-28 12-31 1-2 2-5 2-8 0-11-10-20-23-20-25 0-36 33-36 37 0 3 3 3 4 3 3 0 4-1 4-4 7-21 18-30 27-30 4 0 6 2 6 9 0 6-2 9-8 25-5 13-10 26-15 39z">
              <text:p/>
            </draw:path>
            <draw:path draw:style-name="gr8" draw:text-style-name="P5" draw:layer="layout" svg:width="0.081cm" svg:height="0.349cm" svg:x="18.178cm" svg:y="6.82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6" draw:layer="layout" svg:x1="15.8cm" svg:y1="7.301cm" svg:x2="16.6cm" svg:y2="7.701cm">
          <text:p/>
        </draw:line>
        <draw:custom-shape draw:style-name="gr26" draw:text-style-name="P6" draw:layer="layout" svg:width="0.8cm" svg:height="0.4cm" svg:x="15.8cm" svg:y="6.8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8cm" svg:height="0.4cm" svg:x="15.8cm" svg:y="7.301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.2cm" svg:y1="7.301cm" svg:x2="16.2cm" svg:y2="7.701cm">
          <text:p/>
        </draw:line>
        <draw:line draw:style-name="gr27" draw:text-style-name="P6" draw:layer="layout" svg:x1="16.2cm" svg:y1="6.801cm" svg:x2="16.2cm" svg:y2="7.201cm">
          <text:p/>
        </draw:line>
        <draw:g draw:style-name="gr7">
          <svg:title>TexMaths</svg:title>
          <svg:desc>10§display§i§svg§600§TRUE§</svg:desc>
          <draw:g>
            <draw:path draw:style-name="gr8" draw:text-style-name="P5" draw:layer="layout" svg:width="0.09cm" svg:height="0.234cm" svg:x="15.616cm" svg:y="6.886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g draw:style-name="gr7">
          <svg:title>TexMaths</svg:title>
          <svg:desc>10§display§j§svg§600§TRUE§</svg:desc>
          <draw:g>
            <draw:path draw:style-name="gr8" draw:text-style-name="P5" draw:layer="layout" svg:width="0.141cm" svg:height="0.301cm" svg:x="15.918cm" svg:y="6.488cm" svg:viewBox="0 0 142 302" svg:d="M142 13c0-7-5-13-13-13s-19 8-19 19c0 7 5 12 13 12 10 0 19-9 19-18zM72 248c-6 26-22 46-42 46-2 0-7 0-14-3 11-2 16-11 16-18 0-6-4-13-13-13s-19 8-19 20c0 14 14 22 31 22 24 0 56-19 64-53 11-42 22-85 32-127 2-7 2-12 2-13 0-20-15-32-32-32-35 0-54 50-54 54 0 3 3 3 4 3 3 0 3 0 6-7 9-21 24-43 43-43 5 0 11 2 11 16 0 8-1 12-2 18-11 43-22 87-33 130z">
              <text:p/>
            </draw:path>
          </draw:g>
        </draw:g>
        <draw:g draw:style-name="gr7">
          <svg:title>TexMaths</svg:title>
          <svg:desc>10§display§p_{\rm i} 
p(x_j | u_i)
p(x_{j+1} | u_i)§svg§600§TRUE§</svg:desc>
          <draw:g>
            <draw:path draw:style-name="gr8" draw:text-style-name="P5" draw:layer="layout" svg:width="0.182cm" svg:height="0.221cm" svg:x="16.766cm" svg:y="7.432cm" svg:viewBox="0 0 183 222" svg:d="M27 197c-3 12-3 14-19 14-4 0-8 0-8 7 0 3 2 4 5 4 9 0 19-1 29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1 61-18 74c-12 25-29 36-42 36-23 0-27-29-27-31 0-1 0-1 1-5 6-23 11-46 17-69z">
              <text:p/>
            </draw:path>
            <draw:path draw:style-name="gr8" draw:text-style-name="P5" draw:layer="layout" svg:width="0.052cm" svg:height="0.165cm" svg:x="16.968cm" svg:y="7.474cm" svg:viewBox="0 0 53 166" svg:d="M38 14c0-7-6-14-14-14s-14 6-14 14c0 9 7 15 14 15 8 0 14-7 14-15zM1 60c0 3 0 6 0 9 15 0 17 2 17 14 0 21 0 42 0 63 0 11-2 11-18 11 0 3 0 6 0 9 9-1 17-1 27-1 9 0 18 0 26 1 0-3 0-6 0-9-14 0-16 0-16-10 0-30 0-60 0-89-12 1-24 1-36 2z">
              <text:p/>
            </draw:path>
            <draw:path draw:style-name="gr8" draw:text-style-name="P5" draw:layer="layout" svg:width="0.182cm" svg:height="0.221cm" svg:x="17.04cm" svg:y="7.432cm" svg:viewBox="0 0 183 222" svg:d="M27 197c-3 12-4 14-19 14-4 0-8 0-8 7 0 3 2 4 4 4 10 0 20-1 30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2 61-18 74c-12 25-29 36-42 36-23 0-27-29-27-31 0-1 0-1 1-5 6-23 11-46 17-69z">
              <text:p/>
            </draw:path>
            <draw:path draw:style-name="gr8" draw:text-style-name="P5" draw:layer="layout" svg:width="0.08cm" svg:height="0.349cm" svg:x="17.263cm" svg:y="7.324cm" svg:viewBox="0 0 81 350" svg:d="M81 346c0-1 0-1-6-7-44-44-55-111-55-164 0-61 13-122 57-166 4-4 4-4 4-5 0-3-1-4-3-4-4 0-35 24-56 68-18 39-22 78-22 107 0 27 4 69 23 109 21 43 51 66 55 66 2 0 3-1 3-4z">
              <text:p/>
            </draw:path>
            <draw:path draw:style-name="gr8" draw:text-style-name="P5" draw:layer="layout" svg:width="0.174cm" svg:height="0.158cm" svg:x="17.375cm" svg:y="7.432cm" svg:viewBox="0 0 175 159" svg:d="M107 49c2-9 10-41 35-41 1 0 10 0 17 4-10 2-17 11-17 19 0 6 4 13 14 13 7 0 19-7 19-21 0-18-21-23-33-23-20 0-33 19-37 27-9-23-28-27-38-27-36 0-56 45-56 54 0 4 3 4 4 4 3 0 4-1 4-4 12-37 36-46 47-46 7 0 19 3 19 23 0 11-6 35-19 84-5 22-17 36-33 36-2 0-10 0-17-4 8-2 16-9 16-19s-8-12-13-12c-10 0-19 9-19 20 0 16 17 23 33 23 23 0 36-24 37-27 4 13 17 27 38 27 36 0 56-45 56-54 0-3-3-3-4-3-4 0-4 1-5 3-12 38-35 46-47 46-13 0-19-11-19-23 0-8 2-15 6-31s8-32 12-48z">
              <text:p/>
            </draw:path>
            <draw:path draw:style-name="gr8" draw:text-style-name="P5" draw:layer="layout" svg:width="0.107cm" svg:height="0.211cm" svg:x="17.565cm" svg:y="7.477cm" svg:viewBox="0 0 108 212" svg:d="M108 9c0-4-3-9-10-9s-13 7-13 14c0 3 3 9 10 9 6 0 13-7 13-14zM56 175c-4 16-17 30-32 30-3 0-6 0-8-1 6-3 8-9 8-13 0-6-5-8-10-8-7 0-14 6-14 14 0 9 10 15 25 15 14 0 43-9 51-38 7-30 15-59 22-88 1-2 1-5 1-8 0-14-11-23-26-23-27 0-43 34-43 37s3 3 4 3c3 0 3 0 5-4 6-14 19-30 33-30 6 0 9 5 9 12 0 3-1 7-1 8-8 31-16 62-24 94z">
              <text:p/>
            </draw:path>
            <draw:path draw:style-name="gr8" draw:text-style-name="P5" draw:layer="layout" svg:width="0.013cm" svg:height="0.349cm" svg:x="17.755cm" svg:y="7.324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8cm" svg:height="0.158cm" svg:x="17.821cm" svg:y="7.432cm" svg:viewBox="0 0 181 159" svg:d="M113 136c4 14 16 23 31 23 13 0 21-8 26-19 6-13 11-34 11-35 0-3-3-3-4-3-4 0-4 1-5 6-5 20-12 43-27 43-7 0-11-4-11-16 0-7 5-24 7-36 3-13 7-26 10-38 1-5 5-19 6-24 2-8 6-21 6-24 0-6-5-9-11-9-1 0-11 0-13 12-7 26-23 87-27 106 0 1-14 29-40 29-18 0-22-15-22-28 0-20 10-48 19-72 5-11 6-15 6-22 0-16-11-29-28-29-34 0-47 51-47 54 0 4 3 3 4 4 4 0 4-1 6-7 9-30 22-43 36-43 3 0 8 0 8 11 0 9-4 19-6 24-13 35-20 57-20 74 0 33 24 42 43 42 23 0 36-16 42-23z">
              <text:p/>
            </draw:path>
            <draw:path draw:style-name="gr8" draw:text-style-name="P5" draw:layer="layout" svg:width="0.073cm" svg:height="0.164cm" svg:x="18.024cm" svg:y="7.477cm" svg:viewBox="0 0 74 165" svg:d="M68 9c0-4-3-9-10-9s-14 6-14 14c0 4 3 9 10 9s14-7 14-14zM18 134c-1 3-3 6-3 10 0 12 10 21 24 21 24 0 35-34 35-37s-3-3-4-3c-3 0-3 1-4 4-6 19-17 29-26 29-5 0-7-3-7-8 0-6 2-10 4-16 3-6 5-13 8-20 2-5 11-28 12-31 1-2 2-5 2-8 0-11-10-20-24-20-24 0-35 33-35 37 0 3 3 3 4 3 3 0 4-1 4-4 7-21 18-30 27-30 4 0 6 2 6 9 0 6-2 9-8 25-5 13-10 26-15 39z">
              <text:p/>
            </draw:path>
            <draw:path draw:style-name="gr8" draw:text-style-name="P5" draw:layer="layout" svg:width="0.081cm" svg:height="0.349cm" svg:x="18.149cm" svg:y="7.324cm" svg:viewBox="0 0 82 350" svg:d="M82 175c0-27-4-69-24-109-21-43-51-66-54-66-2 0-4 1-4 4 0 1 0 1 7 8 34 34 54 90 54 163 0 60-13 121-56 166-5 4-5 4-5 5 0 3 2 4 4 4 3 0 35-24 56-68 17-39 22-78 22-107z">
              <text:p/>
            </draw:path>
            <draw:path draw:style-name="gr8" draw:text-style-name="P5" draw:layer="layout" svg:width="0.183cm" svg:height="0.221cm" svg:x="18.254cm" svg:y="7.432cm" svg:viewBox="0 0 184 222" svg:d="M28 197c-3 12-4 14-19 14-5 0-9 0-9 7 0 3 2 4 5 4 10 0 20-1 30-1 11 0 23 1 34 1 2 0 7 0 7-7 0-4-4-4-9-4-17 0-17-2-17-5 0-4 14-61 17-69 4 10 14 22 32 22 41 0 85-51 85-103 0-33-20-56-47-56-17 0-34 13-46 26-3-19-18-26-31-26-17 0-23 14-26 20-7 12-11 33-11 34 0 4 3 4 4 4 3 0 4-1 6-8 6-25 13-42 25-42 6 0 11 3 11 16 0 8-1 12-2 18-13 52-26 104-39 155zM89 46c3-10 12-20 19-25 12-11 22-13 28-13 14 0 23 12 23 33s-12 61-18 74c-12 25-29 36-42 36-23 0-28-29-28-31 0-1 0-1 1-5 6-23 11-46 17-69z">
              <text:p/>
            </draw:path>
            <draw:path draw:style-name="gr8" draw:text-style-name="P5" draw:layer="layout" svg:width="0.081cm" svg:height="0.349cm" svg:x="18.476cm" svg:y="7.324cm" svg:viewBox="0 0 82 350" svg:d="M82 346c0-1 0-1-6-7-44-44-55-111-55-164 0-61 13-122 56-166 5-4 5-4 5-5 0-3-2-4-4-4-3 0-35 24-56 68-17 39-22 78-22 107 0 27 4 69 23 109 22 43 52 66 55 66 2 0 4-1 4-4z">
              <text:p/>
            </draw:path>
            <draw:path draw:style-name="gr8" draw:text-style-name="P5" draw:layer="layout" svg:width="0.174cm" svg:height="0.158cm" svg:x="18.588cm" svg:y="7.432cm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4 37-27 4 13 17 27 38 27 36 0 56-45 56-54 0-3-3-3-4-3-3 0-4 1-4 3-12 38-36 46-47 46-14 0-19-11-19-23 0-8 2-15 6-31s8-32 12-48z">
              <text:p/>
            </draw:path>
            <draw:path draw:style-name="gr8" draw:text-style-name="P5" draw:layer="layout" svg:width="0.107cm" svg:height="0.211cm" svg:x="18.779cm" svg:y="7.477cm" svg:viewBox="0 0 108 212" svg:d="M108 9c0-4-3-9-10-9s-14 7-14 14c0 3 3 9 10 9s14-7 14-14zM56 175c-4 16-17 30-32 30-3 0-6 0-9-1 7-3 9-9 9-13 0-6-5-8-10-8-8 0-14 6-14 14 0 9 9 15 24 15 14 0 44-9 51-38 8-30 15-59 23-88 0-2 1-5 1-8 0-14-12-23-26-23-28 0-44 34-44 37s4 3 5 3c3 0 3 0 5-4 6-14 19-30 33-30 6 0 8 5 8 12 0 3 0 7-1 8-8 31-15 62-23 94z">
              <text:p/>
            </draw:path>
            <draw:path draw:style-name="gr8" draw:text-style-name="P5" draw:layer="layout" svg:width="0.18cm" svg:height="0.18cm" svg:x="18.927cm" svg:y="7.488cm" svg:viewBox="0 0 181 181" svg:d="M96 96c25 0 51 0 76 0 3 0 9 0 9-6s-6-6-9-6c-25 0-51 0-76 0 0-25 0-50 0-75 0-3 0-9-6-9s-6 5-6 9c0 25 0 50 0 75-25 0-50 0-75 0-3 0-9 0-9 6s5 6 9 6c25 0 50 0 75 0 0 25 0 50 0 76 0 3 0 9 6 9s6-6 6-9c0-26 0-51 0-76z">
              <text:p/>
            </draw:path>
            <draw:path draw:style-name="gr8" draw:text-style-name="P5" draw:layer="layout" svg:width="0.088cm" svg:height="0.162cm" svg:x="19.152cm" svg:y="7.477cm" svg:viewBox="0 0 89 163" svg:d="M56 7c0-7-1-7-8-7-16 15-38 15-48 15 0 3 0 6 0 9 6 0 22 0 36-7 0 42 0 84 0 126 0 8 0 11-25 11-3 0-6 0-9 0 0 3 0 6 0 9 4 0 34-1 43-1 8 0 39 1 44 1 0-3 0-6 0-9-3 0-6 0-9 0-24 0-24-3-24-11 0-46 0-91 0-136z">
              <text:p/>
            </draw:path>
            <draw:path draw:style-name="gr8" draw:text-style-name="P5" draw:layer="layout" svg:width="0.013cm" svg:height="0.349cm" svg:x="19.325cm" svg:y="7.324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79cm" svg:height="0.158cm" svg:x="19.391cm" svg:y="7.432cm" svg:viewBox="0 0 180 159" svg:d="M112 136c4 14 16 23 32 23 12 0 20-8 26-19 6-13 10-34 10-35 0-3-3-3-4-3-4 0-4 1-5 6-5 20-12 43-26 43-8 0-11-4-11-16 0-7 4-24 7-36 3-13 7-26 10-38 1-5 4-19 6-24 1-8 5-21 5-24 0-6-5-9-10-9-2 0-11 0-14 12-7 26-22 87-26 106-1 1-15 29-40 29-19 0-22-15-22-28 0-20 10-48 19-72 4-11 6-15 6-22 0-16-12-29-29-29-33 0-46 51-46 54 0 4 3 4 4 4 3 0 4-1 5-7 9-30 23-43 36-43 3 0 9 0 9 11 0 9-4 19-6 24-13 35-21 57-21 74 0 33 25 42 44 42 23 0 35-16 41-23z">
              <text:p/>
            </draw:path>
            <draw:path draw:style-name="gr8" draw:text-style-name="P5" draw:layer="layout" svg:width="0.074cm" svg:height="0.164cm" svg:x="19.593cm" svg:y="7.477cm" svg:viewBox="0 0 75 165" svg:d="M68 9c0-4-3-9-10-9-6 0-13 6-13 14 0 4 3 9 9 9 8 0 14-7 14-14zM18 134c-1 3-2 6-2 10 0 12 10 21 23 21 25 0 36-34 36-37s-3-2-4-3c-4 0-4 1-5 4-6 19-17 29-26 29-5 0-6-3-6-8 0-6 1-10 4-16 2-6 5-13 8-20 2-5 11-28 12-31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81cm" svg:height="0.349cm" svg:x="19.718cm" svg:y="7.324cm" svg:viewBox="0 0 82 350" svg:d="M82 175c0-27-4-69-23-109-21-43-51-66-55-66-2 0-4 1-4 4 0 1 0 1 7 8 35 34 55 90 55 163 0 60-13 121-57 166-5 4-5 4-5 5 0 3 2 4 4 4 4 0 35-24 56-68 18-39 22-78 22-107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5" draw:layer="layout" svg:width="0.09cm" svg:height="0.234cm" svg:x="15.617cm" svg:y="7.887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custom-shape draw:style-name="gr26" draw:text-style-name="P6" draw:layer="layout" svg:width="0.8cm" svg:height="0.4cm" svg:x="15.8cm" svg:y="7.801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.2cm" svg:y1="7.801cm" svg:x2="16.2cm" svg:y2="8.201cm">
          <text:p/>
        </draw:line>
        <draw:line draw:style-name="gr23" draw:text-style-name="P6" draw:layer="layout" svg:x1="15.8cm" svg:y1="7.801cm" svg:x2="15.8cm" svg:y2="8.201cm">
          <text:p/>
        </draw:line>
        <draw:g draw:style-name="gr7">
          <svg:title>TexMaths</svg:title>
          <svg:desc>10§display§p_{\rm d}§svg§600§TRUE§</svg:desc>
          <draw:g>
            <draw:path draw:style-name="gr8" draw:text-style-name="P5" draw:layer="layout" svg:width="0.181cm" svg:height="0.221cm" svg:x="16.766cm" svg:y="7.893cm" svg:viewBox="0 0 182 222" svg:d="M27 197c-3 12-4 14-19 14-4 0-8 0-8 7 0 3 2 4 5 4 9 0 19-1 29-1 12 0 23 1 35 1 1 0 6 0 6-7 0-4-4-4-8-4-18 0-18-2-18-5 0-5 15-62 17-71 5 11 15 23 32 23 41 0 84-50 84-102 0-33-19-56-46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8" draw:text-style-name="P5" draw:layer="layout" svg:width="0.13cm" svg:height="0.171cm" svg:x="16.964cm" svg:y="7.93cm" svg:viewBox="0 0 131 172" svg:d="M76 3c0 3 0 6 0 9 16 0 18 1 18 14 0 16 0 33 0 50-9-9-21-14-34-14-33 0-60 25-60 55s26 55 57 55c20 0 32-11 36-15 0 5 0 10 0 15 12 0 25-1 38-2 0-3 0-6 0-9-16 0-18-2-18-14 0-49 0-98 0-147-13 1-25 2-37 3zM93 144c-6 11-19 21-35 21-13 0-23-8-28-15s-8-17-8-33c0-6 0-23 10-35 10-11 22-13 29-13 12 0 22 6 29 14 3 4 3 5 3 9 0 17 0 35 0 52z">
              <text:p/>
            </draw:path>
          </draw:g>
        </draw:g>
        <draw:frame draw:style-name="gr28" draw:text-style-name="P4" draw:layer="layout" svg:width="1.035cm" svg:height="0.395cm" svg:x="13.012cm" svg:y="4.41cm">
          <draw:text-box>
            <text:p><text:span text:style-name="T3">Metric</text:span></text:p>
          </draw:text-box>
        </draw:frame>
        <draw:line draw:style-name="gr19" draw:text-style-name="P6" draw:layer="layout" svg:x1="12.8cm" svg:y1="4.201cm" svg:x2="20cm" svg:y2="4.201cm">
          <text:p/>
        </draw:line>
        <draw:frame draw:style-name="gr29" draw:text-style-name="P3" draw:layer="layout" svg:width="1.56cm" svg:height="0.395cm" svg:x="5.203cm" svg:y="5.806cm">
          <draw:text-box>
            <text:p><text:span text:style-name="T2">determine</text:span></text:p>
          </draw:text-box>
        </draw:frame>
        <draw:frame draw:style-name="gr30" draw:text-style-name="P3" draw:layer="layout" svg:width="1.467cm" svg:height="0.395cm" svg:x="8.204cm" svg:y="5.807cm">
          <draw:text-box>
            <text:p><text:span text:style-name="T2">satisfying</text:span></text:p>
          </draw:text-box>
        </draw:frame>
        <draw:frame draw:style-name="gr31" draw:text-style-name="P11" draw:layer="layout" svg:width="2.114cm" svg:height="0.395cm" svg:x="7.505cm" svg:y="6.608cm">
          <draw:text-box>
            <text:p text:style-name="P10"><text:span text:style-name="T2">(GC-balance)</text:span></text:p>
          </draw:text-box>
        </draw:frame>
        <draw:g draw:style-name="gr7">
          <svg:title>TexMaths</svg:title>
          <svg:desc>10§display§f_{\rm r}(\bm{u}) \leq \ell_{\rm r}§svg§600§TRUE§</svg:desc>
          <draw:g>
            <draw:path draw:style-name="gr8" draw:text-style-name="P5" draw:layer="layout" svg:width="0.174cm" svg:height="0.317cm" svg:x="2.379cm" svg:y="7.44cm" svg:viewBox="0 0 175 318" svg:d="M110 107c10 0 20 0 30 0 7 0 11 0 11-7 0-4-4-4-10-4-10 0-19 0-29 0 3-14 5-27 8-40 1-7 6-32 8-36 3-7 9-12 17-12 1 0 10 0 17 6-16 1-19 14-19 19 0 8 6 12 13 12 9 0 19-8 19-21 0-16-16-24-30-24-12 0-35 6-45 41-2 7-3 11-12 55-8 0-16 0-24 0-7 0-10 0-10 7 0 4 3 4 9 4 8 0 16 0 24 0-9 46-18 91-27 137-6 34-12 66-30 66-2 0-10 0-17-6 16-1 19-14 19-19 0-8-6-12-13-12-9 0-19 8-19 21 0 16 15 24 30 24 19 0 33-21 39-34 12-22 20-64 20-67 7-36 14-73 21-110z">
              <text:p/>
            </draw:path>
            <draw:path draw:style-name="gr8" draw:text-style-name="P5" draw:layer="layout" svg:width="0.087cm" svg:height="0.107cm" svg:x="2.544cm" svg:y="7.631cm" svg:viewBox="0 0 88 108" svg:d="M37 52c0-21 10-46 33-46-2 2-4 5-4 9 0 8 6 12 11 12 6 0 11-4 11-12s-8-15-19-15c-12 0-26 7-33 26h-1c0-9 0-17 0-26-12 1-23 1-35 2 0 3 0 6 0 9 17 0 19 2 19 14 0 21 0 42 0 63 0 11-3 11-19 11 0 3 0 6 0 9 1 0 18-1 28-1 11 0 22 0 32 1 0-3 0-6 0-9-2 0-3 0-5 0-18 0-18-3-18-11 0-12 0-24 0-36z">
              <text:p/>
            </draw:path>
            <draw:path draw:style-name="gr8" draw:text-style-name="P5" draw:layer="layout" svg:width="0.081cm" svg:height="0.349cm" svg:x="2.694cm" svg:y="7.424cm" svg:viewBox="0 0 82 350" svg:d="M82 346c0-1 0-1-6-7-44-45-55-111-55-164 0-61 13-122 56-165 5-5 5-5 5-6 0-3-2-4-4-4-3 0-35 24-56 69-17 38-22 77-22 106 0 27 4 69 23 109 22 43 52 66 55 66 2 0 4-1 4-4z">
              <text:p/>
            </draw:path>
            <draw:path draw:style-name="gr8" draw:text-style-name="P5" draw:layer="layout" svg:width="0.215cm" svg:height="0.16cm" svg:x="2.807cm" svg:y="7.529cm" svg:viewBox="0 0 216 161" svg:d="M187 47c2-10 7-27 7-29 0-7-6-16-17-16-6 0-19 4-23 19-2 5-17 68-20 80-2 8-5 18-5 25-7 8-20 22-38 22-21 0-21-17-21-25 0-22 10-49 20-74 4-9 5-12 5-18 0-20-20-31-40-31-37 0-55 47-55 54 0 5 6 5 9 5 4 0 6 0 8-4 11-39 30-43 36-43 3 0 6 0 6 8s-4 18-6 22c-14 37-21 56-21 73 0 40 35 46 56 46 10 0 25-1 44-19 12 17 32 19 41 19 13 0 23-7 30-20 9-14 13-33 13-35 0-5-5-5-8-5-4 0-5 0-7 2-1 1-1 2-3 10-7 28-15 35-24 35-5 0-8-3-8-13 0-6 2-11 5-25 3-10 6-24 8-32 3-11 5-21 8-31z">
              <text:p/>
            </draw:path>
            <draw:path draw:style-name="gr8" draw:text-style-name="P5" draw:layer="layout" svg:width="0.081cm" svg:height="0.349cm" svg:x="3.055cm" svg:y="7.424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8" draw:text-style-name="P5" draw:layer="layout" svg:width="0.213cm" svg:height="0.269cm" svg:x="3.298cm" svg:y="7.464cm" svg:viewBox="0 0 214 270" svg:d="M208 15c4-2 6-4 6-8s-2-7-7-7c-1 0-5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8" draw:text-style-name="P5" draw:layer="layout" svg:width="0.135cm" svg:height="0.249cm" svg:x="3.643cm" svg:y="7.44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8" draw:text-style-name="P5" draw:layer="layout" svg:width="0.087cm" svg:height="0.107cm" svg:x="3.798cm" svg:y="7.631cm" svg:viewBox="0 0 88 108" svg:d="M37 52c0-21 9-46 33-46-3 2-5 5-5 9 0 8 7 12 11 12 6 0 12-4 12-12s-8-15-20-15-25 7-33 26c0-9 0-17 0-26-12 1-23 1-35 2 0 3 0 6 0 9 16 0 18 2 18 14 0 21 0 42 0 63 0 11-2 11-18 11 0 3 0 6 0 9 1 0 18-1 28-1s21 0 32 1c0-3 0-6 0-9-2 0-3 0-5 0-18 0-18-3-18-11 0-12 0-24 0-36z">
              <text:p/>
            </draw:path>
          </draw:g>
        </draw:g>
        <draw:frame draw:style-name="gr32" draw:text-style-name="P3" draw:layer="layout" svg:width="0.315cm" svg:height="0.395cm" svg:x="1.803cm" svg:y="6.605cm">
          <draw:text-box>
            <text:p><text:span text:style-name="T2">(i)</text:span></text:p>
          </draw:text-box>
        </draw:frame>
        <draw:frame draw:style-name="gr5" draw:text-style-name="P3" draw:layer="layout" svg:width="0.391cm" svg:height="0.395cm" svg:x="1.804cm" svg:y="7.406cm">
          <draw:text-box>
            <text:p><text:span text:style-name="T2">(ii)</text:span></text:p>
          </draw:text-box>
        </draw:frame>
        <draw:frame draw:style-name="gr17" draw:text-style-name="P11" draw:layer="layout" svg:width="1.818cm" svg:height="0.395cm" svg:x="7.801cm" svg:y="7.409cm">
          <draw:text-box>
            <text:p text:style-name="P10"><text:span text:style-name="T2">(run-length)</text:span></text:p>
          </draw:text-box>
        </draw:frame>
        <draw:frame draw:style-name="gr12" draw:text-style-name="P3" draw:layer="layout" svg:width="0.434cm" svg:height="0.395cm" svg:x="1.303cm" svg:y="8.804cm">
          <draw:text-box>
            <text:p><text:span text:style-name="T2">(2)</text:span></text:p>
          </draw:text-box>
        </draw:frame>
        <draw:frame draw:style-name="gr33" draw:text-style-name="P3" draw:layer="layout" svg:width="4.455cm" svg:height="0.395cm" svg:x="1.803cm" svg:y="8.805cm">
          <draw:text-box>
            <text:p><text:span text:style-name="T2">inter-word L-GCB constraint:</text:span></text:p>
          </draw:text-box>
        </draw:frame>
        <draw:g draw:style-name="gr7">
          <svg:title>TexMaths</svg:title>
          <svg:desc>10§display§\mathcal{B}_i \subset \mathbb{B}^\beta§svg§600§TRUE§</svg:desc>
          <draw:g>
            <draw:path draw:style-name="gr8" draw:text-style-name="P5" draw:layer="layout" svg:width="0.222cm" svg:height="0.254cm" svg:x="6.927cm" svg:y="5.91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8" draw:text-style-name="P5" draw:layer="layout" svg:width="0.074cm" svg:height="0.164cm" svg:x="7.158cm" svg:y="6.047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8" draw:text-style-name="P5" draw:layer="layout" svg:width="0.214cm" svg:height="0.201cm" svg:x="7.39cm" svg:y="5.969cm" svg:viewBox="0 0 215 202" svg:d="M203 14c6 0 12 0 12-7s-6-7-12-7c-32 0-63 0-95 0-60 0-108 45-108 101s48 101 108 101c32 0 63 0 95 0 6 0 12 0 12-6 0-7-6-7-12-7-31 0-63 0-94 0-55 0-94-41-94-88s39-87 94-87c31 0 63 0 94 0z">
              <text:p/>
            </draw:path>
            <draw:path draw:style-name="gr8" draw:text-style-name="P5" draw:layer="layout" svg:width="0.214cm" svg:height="0.238cm" svg:x="7.734cm" svg:y="5.918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43cm" svg:height="0.219cm" svg:x="7.977cm" svg:y="5.84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34" draw:text-style-name="P3" draw:layer="layout" svg:width="0.857cm" svg:height="0.395cm" svg:x="1.805cm" svg:y="8.307cm">
          <draw:text-box>
            <text:p><text:span text:style-name="T2">for all</text:span></text:p>
          </draw:text-box>
        </draw:frame>
        <draw:frame draw:style-name="gr35" draw:text-style-name="P3" draw:layer="layout" svg:width="0.468cm" svg:height="0.395cm" svg:x="1.805cm" svg:y="7.807cm">
          <draw:text-box>
            <text:p><text:span text:style-name="T2">(iii)</text:span></text:p>
          </draw:text-box>
        </draw:frame>
        <draw:g draw:style-name="gr7">
          <svg:title>TexMaths</svg:title>
          <svg:desc>10§display§u_0 \!=\! 0, 
u_{\beta-1} \!=\! 1§svg§600§TRUE§</svg:desc>
          <draw:g>
            <draw:path draw:style-name="gr8" draw:text-style-name="P5" draw:layer="layout" svg:width="0.18cm" svg:height="0.157cm" svg:x="2.388cm" svg:y="7.98cm" svg:viewBox="0 0 181 158" svg:d="M113 135c4 14 16 23 31 23 13 0 21-8 26-19 6-12 7-23 11-34 0-4-3-4-4-4-4 0-4 1-5 6-5 20-12 44-26 44-8 0-11-5-11-16 0-8 4-25 7-37 3-13 6-26 9-38 2-5 5-18 6-23 2-9 6-22 6-24 0-6-5-9-10-9-2 0-11 0-14 12-7 25-22 87-27 105 0 2-14 30-40 30-18 0-21-16-21-29 0-20 9-47 19-71 4-11 6-16 6-23 0-15-12-28-29-28-34 0-47 51-47 54s4 3 5 3c3 0 3-1 5-6 9-31 22-44 36-44 3 0 9 1 9 12 0 8-4 19-6 24-13 35-21 56-21 73 0 34 24 42 43 42 24 0 36-15 42-23z">
              <text:p/>
            </draw:path>
            <draw:path draw:style-name="gr8" draw:text-style-name="P5" draw:layer="layout" svg:width="0.113cm" svg:height="0.167cm" svg:x="2.592cm" svg:y="8.024cm" svg:viewBox="0 0 114 168" svg:d="M114 85c0-27-3-46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8" draw:text-style-name="P5" draw:layer="layout" svg:width="0.232cm" svg:height="0.081cm" svg:x="2.796cm" svg:y="8.0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7cm" svg:height="0.239cm" svg:x="3.102cm" svg:y="7.901cm" svg:viewBox="0 0 148 240" svg:d="M148 121c0-28-2-56-14-82-16-33-45-39-60-39-21 0-47 9-61 42-11 24-13 51-13 79 0 27 1 58 16 84 15 28 41 35 58 35 19 0 45-7 61-40 11-24 13-51 13-79zM74 233c-14 0-35-9-41-43-4-20-4-52-4-73 0-22 0-45 3-64 7-42 33-45 42-45 11 0 35 6 41 41 4 20 4 46 4 68 0 27 0 50-4 72-5 33-25 44-41 44z">
              <text:p/>
            </draw:path>
            <draw:path draw:style-name="gr8" draw:text-style-name="P5" draw:layer="layout" svg:width="0.04cm" svg:height="0.104cm" svg:x="3.294cm" svg:y="8.096cm" svg:viewBox="0 0 41 105" svg:d="M41 37c0-23-9-37-22-37-12 0-19 9-19 19s7 19 19 19c4 0 9-2 12-5 1-1 1-1 2-1 0 2 0 0 0 5 0 26-12 47-23 59-4 4-4 4-4 5 0 3 1 4 3 4 4 0 32-27 32-68z">
              <text:p/>
            </draw:path>
            <draw:path draw:style-name="gr8" draw:text-style-name="P5" draw:layer="layout" svg:width="0.18cm" svg:height="0.157cm" svg:x="3.43cm" svg:y="7.98cm" svg:viewBox="0 0 181 158" svg:d="M113 135c4 14 16 23 31 23 13 0 21-8 26-19 6-12 7-23 11-34 0-4-3-4-4-4-4 0-4 1-5 6-5 20-12 44-27 44-7 0-11-5-11-16 0-8 5-25 7-37 3-13 7-26 10-38 1-5 5-18 6-23 2-9 6-22 6-24 0-6-5-9-11-9-1 0-11 0-13 12-7 25-22 87-27 105 0 2-14 30-40 30-18 0-22-16-22-29 0-20 10-47 19-71 5-11 6-16 6-23 0-15-11-28-28-28-34 0-47 51-47 54s3 2 4 3c4 0 4-1 6-6 9-31 22-44 36-44 3 0 8 1 8 12 0 8-4 19-6 24-13 35-20 56-20 73 0 34 24 42 43 42 23 0 36-15 42-23z">
              <text:p/>
            </draw:path>
            <draw:path draw:style-name="gr8" draw:text-style-name="P5" draw:layer="layout" svg:width="0.143cm" svg:height="0.219cm" svg:x="3.632cm" svg:y="8.014cm" svg:viewBox="0 0 144 220" svg:d="M144 34c0-21-19-34-41-34-33 0-58 39-64 63-13 51-26 103-39 154 0 2 2 3 4 3s4 0 4-2c6-21 11-43 17-64 5 11 17 21 37 21 34 0 73-24 73-62 0-14-7-29-19-37 12-8 28-22 28-42zM95 76c-4 0-5 1-12 1-4 0-10 0-12-1 2-1 9-2 12-2s9 1 12 2zM128 30c0 13-7 32-22 41-5-2-9-4-23-4-9 0-21 1-21 10 0 6 8 7 20 7 8 0 16-1 23-4 8 6 12 16 12 26 0 36-25 63-55 63-19 0-32-12-32-31 0-3 0-5 1-7 5-22 11-44 16-66 6-23 27-58 56-58 15 0 25 8 25 23z">
              <text:p/>
            </draw:path>
            <draw:path draw:style-name="gr8" draw:text-style-name="P5" draw:layer="layout" svg:width="0.165cm" svg:height="0.011cm" svg:x="3.819cm" svg:y="8.119cm" svg:viewBox="0 0 166 12" svg:d="M156 12c4 0 10 0 10-6s-6-6-10-6c-49 0-98 0-147 0-3 0-9 0-9 6s5 6 9 6c49 0 98 0 147 0z">
              <text:p/>
            </draw:path>
            <draw:path draw:style-name="gr8" draw:text-style-name="P5" draw:layer="layout" svg:width="0.089cm" svg:height="0.162cm" svg:x="4.038cm" svg:y="8.024cm" svg:viewBox="0 0 90 163" svg:d="M56 7c0-6 0-7-7-7-16 16-38 16-49 16 0 3 0 6 0 9 6 0 23 0 36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233cm" svg:height="0.081cm" svg:x="4.228cm" svg:y="8.0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15cm" svg:height="0.232cm" svg:x="4.552cm" svg:y="7.901cm" svg:viewBox="0 0 116 233" svg:d="M72 9c0-8 0-9-8-9-22 23-53 23-64 23 0 3 0 7 0 10 7 0 28 0 46-9 0 60 0 121 0 181 0 13-1 17-33 17-4 0-7 0-11 0 0 4 0 8 0 11 12-1 43-1 57-1s44 0 57 1c0-3 0-7 0-11-4 0-7 0-11 0-32 0-33-4-33-17 0-65 0-131 0-196z">
              <text:p/>
            </draw:path>
          </draw:g>
        </draw:g>
        <draw:frame draw:style-name="gr36" draw:text-style-name="P11" draw:layer="layout" svg:width="2.593cm" svg:height="0.395cm" svg:x="7.026cm" svg:y="7.81cm">
          <draw:text-box>
            <text:p text:style-name="P10"><text:span text:style-name="T2">(sync + inter RL)</text:span></text:p>
          </draw:text-box>
        </draw:frame>
        <draw:frame draw:style-name="gr12" draw:text-style-name="P3" draw:layer="layout" svg:width="0.434cm" svg:height="0.395cm" svg:x="1.303cm" svg:y="15.005cm">
          <draw:text-box>
            <text:p><text:span text:style-name="T2">(3)</text:span></text:p>
          </draw:text-box>
        </draw:frame>
        <draw:frame draw:style-name="gr37" draw:text-style-name="P3" draw:layer="layout" svg:width="1.573cm" svg:height="0.395cm" svg:x="1.804cm" svg:y="15.006cm">
          <draw:text-box>
            <text:p><text:span text:style-name="T2">initial ICB:</text:span></text:p>
          </draw:text-box>
        </draw:frame>
        <draw:g draw:style-name="gr7">
          <svg:title>TexMaths</svg:title>
          <svg:desc>10§display§\mathcal{C}_i 
=
\left\{
( \psi(x_0 y_0), \dots, \psi(x_{\beta-1} y_{\beta-1}) )
\middle|
\bm{x} \in \mathcal{B}_i, 
\bm{y} \in \mathbb{B}^\beta
\right\}§svg§600§TRUE§</svg:desc>
          <draw:g>
            <draw:path draw:style-name="gr8" draw:text-style-name="P5" draw:layer="layout" svg:width="0.183cm" svg:height="0.253cm" svg:x="1.792cm" svg:y="15.49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8" draw:text-style-name="P5" draw:layer="layout" svg:width="0.073cm" svg:height="0.164cm" svg:x="1.985cm" svg:y="15.635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8" draw:text-style-name="P5" draw:layer="layout" svg:width="0.232cm" svg:height="0.081cm" svg:x="2.208cm" svg:y="15.61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24cm" svg:height="0.418cm" svg:x="2.599cm" svg:y="15.447cm" svg:viewBox="0 0 125 419" svg:d="M50 154c0 24-12 38-48 52-1 0-2 2-2 4 0 3 0 4 3 5 47 18 47 36 47 56 0 32 0 64 0 96 0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8" draw:text-style-name="P5" draw:layer="layout" svg:width="0.08cm" svg:height="0.348cm" svg:x="2.799cm" svg:y="15.482cm" svg:viewBox="0 0 81 349" svg:d="M81 346c0-1 0-2-6-8-44-44-55-109-55-163 0-61 13-122 57-166 4-4 4-4 4-6s-1-3-3-3c-4 0-36 24-56 68-18 39-22 78-22 107 0 28 3 69 23 109 21 43 51 65 55 65 2 0 3-1 3-3z">
              <text:p/>
            </draw:path>
            <draw:path draw:style-name="gr8" draw:text-style-name="P5" draw:layer="layout" svg:width="0.212cm" svg:height="0.313cm" svg:x="2.911cm" svg:y="15.502cm" svg:viewBox="0 0 213 314" svg:d="M159 9c0-2 1-4 1-6 0-3-3-3-4-3-4 0-4 0-6 7-19 77-39 154-58 230-27-2-40-15-40-38 0-7 0-16 19-65 1-4 4-10 4-17 0-16-11-29-29-29-33 0-46 51-46 54s3 3 4 3c3 0 4 0 6-6 9-33 23-43 35-43 3 0 9 0 9 11 0 9-4 18-8 30-17 44-17 53-17 59 0 33 27 47 61 49-3 13-3 13-8 32-1 4-8 32-8 33 1 2 0 4 4 4 1 0 3 0 4-2 1 0 3-9 4-14 4-17 9-34 13-52 13 0 44 0 77-37 14-16 22-31 26-42 3-9 11-39 11-55 0-19-10-24-16-24-9 0-17 9-17 17 0 4 2 6 5 9 4 4 13 13 13 30 0 22-19 51-31 64-31 30-53 30-66 30 19-76 39-153 58-229z">
              <text:p/>
            </draw:path>
            <draw:path draw:style-name="gr8" draw:text-style-name="P5" draw:layer="layout" svg:width="0.08cm" svg:height="0.348cm" svg:x="3.177cm" svg:y="15.482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8" draw:text-style-name="P5" draw:layer="layout" svg:width="0.174cm" svg:height="0.158cm" svg:x="3.289cm" svg:y="15.59cm" svg:viewBox="0 0 175 159" svg:d="M107 49c2-9 10-41 35-41 2 0 10 0 17 4-9 2-16 11-16 19 0 6 3 12 13 12 8 0 19-6 19-20 0-18-21-23-33-23-20 0-33 18-37 27-9-24-27-27-38-27-36 0-56 45-56 54 0 3 3 3 4 3 3 0 4 0 5-3 11-38 35-46 47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8" draw:text-style-name="P5" draw:layer="layout" svg:width="0.113cm" svg:height="0.167cm" svg:x="3.492cm" svg:y="15.634cm" svg:viewBox="0 0 114 168" svg:d="M114 85c0-27-3-46-14-63-8-12-23-22-43-22-57 0-57 67-57 85s0 83 57 83 57-65 57-83zM57 161c-11 0-26-6-31-26-3-15-3-35-3-53s0-37 3-50c6-19 21-25 31-25 14 0 26 8 31 23 4 13 4 31 4 52 0 18 0 36-3 52-5 22-22 27-32 27z">
              <text:p/>
            </draw:path>
            <draw:path draw:style-name="gr8" draw:text-style-name="P5" draw:layer="layout" svg:width="0.161cm" svg:height="0.226cm" svg:x="3.647cm" svg:y="15.59cm" svg:viewBox="0 0 162 227" svg:d="M161 21c1-5 1-5 1-8 0-6-5-9-10-9-3 0-9 2-12 7-1 2-4 13-5 19-3 9-5 19-7 28-5 21-11 42-16 63-1 5-16 30-40 30-18 0-21-15-21-28 0-17 6-38 18-69 5-14 7-18 7-25 0-16-12-29-29-29-34 0-47 51-47 54s4 3 5 3c3 0 3 0 5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13cm" svg:height="0.167cm" svg:x="3.822cm" svg:y="15.63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8" draw:text-style-name="P5" draw:layer="layout" svg:width="0.081cm" svg:height="0.348cm" svg:x="3.987cm" svg:y="15.482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8" draw:text-style-name="P5" draw:layer="layout" svg:width="0.04cm" svg:height="0.103cm" svg:x="4.134cm" svg:y="15.707cm" svg:viewBox="0 0 41 104" svg:d="M41 36c0-23-9-36-22-36-12 0-19 8-19 18s7 19 19 19c4 0 8-2 12-5 1 0 1-1 2-1 0 2 0 1 0 5 0 26-12 46-24 59-3 3-3 5-3 6 0 2 1 3 3 3 4 0 32-27 32-68z">
              <text:p/>
            </draw:path>
            <draw:path draw:style-name="gr8" draw:text-style-name="P5" draw:layer="layout" svg:width="0.036cm" svg:height="0.036cm" svg:x="4.29cm" svg:y="15.707cm" svg:viewBox="0 0 37 37" svg:d="M37 18c0-10-8-18-18-18s-19 8-19 18 9 19 19 19 18-9 18-19z">
              <text:p/>
            </draw:path>
            <draw:path draw:style-name="gr8" draw:text-style-name="P5" draw:layer="layout" svg:width="0.037cm" svg:height="0.036cm" svg:x="4.446cm" svg:y="15.707cm" svg:viewBox="0 0 38 37" svg:d="M38 18c0-10-9-18-19-18s-19 8-19 18 9 19 19 19 19-9 19-19z">
              <text:p/>
            </draw:path>
            <draw:path draw:style-name="gr8" draw:text-style-name="P5" draw:layer="layout" svg:width="0.036cm" svg:height="0.036cm" svg:x="4.603cm" svg:y="15.707cm" svg:viewBox="0 0 37 37" svg:d="M37 18c0-10-9-18-19-18s-18 8-18 18 8 19 18 19 19-9 19-19z">
              <text:p/>
            </draw:path>
            <draw:path draw:style-name="gr8" draw:text-style-name="P5" draw:layer="layout" svg:width="0.04cm" svg:height="0.103cm" svg:x="4.759cm" svg:y="15.707cm" svg:viewBox="0 0 41 104" svg:d="M41 36c0-23-9-36-23-36-11 0-18 8-18 18s7 19 18 19c5 0 9-2 13-5 1 0 1-1 1-1 1 0 1 1 1 5 0 26-12 47-24 59-4 4-4 5-4 6 0 2 2 3 4 3 4 0 32-27 32-68z">
              <text:p/>
            </draw:path>
            <draw:path draw:style-name="gr8" draw:text-style-name="P5" draw:layer="layout" svg:width="0.212cm" svg:height="0.313cm" svg:x="4.895cm" svg:y="15.502cm" svg:viewBox="0 0 213 314" svg:d="M159 9c0-2 1-4 1-6 0-3-2-3-4-3-4 0-4 0-5 7-20 77-39 154-59 230-26-2-40-15-40-38 0-7 0-16 19-65 2-4 4-10 4-17 0-16-11-29-29-29-33 0-46 51-46 54s3 3 4 3c4 0 4 0 6-6 9-33 23-43 35-43 3 0 9 0 9 11 0 9-4 18-8 30-17 44-17 53-17 59 0 33 27 47 61 49-3 13-3 13-8 32-1 4-8 32-8 33 2 2 0 4 5 4 1 0 2 0 3-2 1 0 3-9 4-14 4-17 9-34 13-52 13 0 44 0 77-37 15-16 22-31 26-42 3-9 11-39 11-55 0-19-10-24-16-24-8 0-17 9-17 17 0 4 2 6 5 9 4 4 13 13 13 30 0 22-19 51-31 64-31 30-53 30-66 30 19-76 39-153 58-229z">
              <text:p/>
            </draw:path>
            <draw:path draw:style-name="gr8" draw:text-style-name="P5" draw:layer="layout" svg:width="0.081cm" svg:height="0.348cm" svg:x="5.161cm" svg:y="15.482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8" draw:text-style-name="P5" draw:layer="layout" svg:width="0.174cm" svg:height="0.158cm" svg:x="5.273cm" svg:y="15.59cm" svg:viewBox="0 0 175 159" svg:d="M107 49c2-9 10-41 35-41 2 0 10 0 18 4-10 2-17 11-17 19 0 6 4 12 13 12 8 0 19-6 19-20 0-18-21-23-33-23-20 0-32 18-37 27-8-24-27-27-37-27-37 0-57 45-57 54 0 3 3 3 4 3 3 0 4 0 5-3 12-38 35-46 47-46 7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8" draw:text-style-name="P5" draw:layer="layout" svg:width="0.142cm" svg:height="0.22cm" svg:x="5.475cm" svg:y="15.624cm" svg:viewBox="0 0 143 221" svg:d="M143 35c0-22-18-35-40-35-34 0-58 39-65 63-12 51-25 103-38 155-1 2 2 3 3 3 2 0 4 0 5-2 6-22 11-44 16-65 6 11 17 22 37 22 35 0 74-25 74-63 0-14-7-29-20-37 12-8 28-22 28-41zM95 76c-4 0-6 1-13 1-4 0-10 0-11-1 2-1 9-1 11-1 4 0 9 0 13 1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8" draw:text-style-name="P5" draw:layer="layout" svg:width="0.166cm" svg:height="0.011cm" svg:x="5.661cm" svg:y="15.729cm" svg:viewBox="0 0 167 12" svg:d="M157 12c4 0 10 0 10-6s-6-6-10-6c-49 0-98 0-147 0-4 0-10 0-10 6s6 6 10 6c49 0 98 0 147 0z">
              <text:p/>
            </draw:path>
            <draw:path draw:style-name="gr8" draw:text-style-name="P5" draw:layer="layout" svg:width="0.089cm" svg:height="0.162cm" svg:x="5.881cm" svg:y="15.634cm" svg:viewBox="0 0 90 163" svg:d="M56 7c0-6-1-7-8-7-15 16-38 16-48 16 0 3 0 6 0 9 6 0 22 0 36-7 0 42 0 83 0 125 0 8 0 12-25 12-3 0-6 0-9 0 0 2 0 5 0 8 4 0 35-1 44-1 7 0 38 1 44 1 0-3 0-6 0-8-3 0-7 0-10 0-24 0-24-4-24-12 0-46 0-91 0-136z">
              <text:p/>
            </draw:path>
            <draw:path draw:style-name="gr8" draw:text-style-name="P5" draw:layer="layout" svg:width="0.161cm" svg:height="0.226cm" svg:x="6.022cm" svg:y="15.59cm" svg:viewBox="0 0 162 227" svg:d="M161 21c1-5 1-5 1-8 0-6-5-9-10-9-4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43cm" svg:height="0.22cm" svg:x="6.196cm" svg:y="15.624cm" svg:viewBox="0 0 144 221" svg:d="M144 35c0-22-19-35-40-35-34 0-59 39-65 63-13 51-26 103-39 155 0 2 2 3 4 3s4 0 4-2c6-22 11-44 17-65 5 11 17 22 37 22 34 0 73-25 73-63 0-14-6-29-19-37 12-8 28-22 28-41zM95 76c-3 0-5 1-12 1-4 0-10 0-12-1 3-1 10-1 12-1 3 0 9 0 12 1zM128 30c0 13-7 32-22 41-5-2-9-3-23-3-9 0-21 0-21 9 0 6 8 7 20 7 9 0 16-1 24-3 7 5 11 15 11 26 0 35-24 62-54 62-19 0-33-12-33-31 0-3 0-5 1-7 5-22 11-44 16-66 6-23 28-58 56-58 15 0 25 8 25 23z">
              <text:p/>
            </draw:path>
            <draw:path draw:style-name="gr8" draw:text-style-name="P5" draw:layer="layout" svg:width="0.165cm" svg:height="0.011cm" svg:x="6.383cm" svg:y="15.729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2cm" svg:x="6.603cm" svg:y="15.63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8cm" svg:height="0.348cm" svg:x="6.754cm" svg:y="15.482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5" draw:layer="layout" svg:width="0.081cm" svg:height="0.348cm" svg:x="6.89cm" svg:y="15.482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8" draw:text-style-name="P5" draw:layer="layout" svg:width="0.014cm" svg:height="0.224cm" svg:x="7.058cm" svg:y="15.44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014cm" svg:height="0.224cm" svg:x="7.058cm" svg:y="15.65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98cm" svg:height="0.161cm" svg:x="7.137cm" svg:y="15.586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9 22 49 22 44 0 68-43 68-55 0-5-6-5-9-5-4 0-6 0-8 5-10 31-35 42-50 42-13 0-19-6-19-18 0-7 4-25 7-38 3-10 11-42 13-48 5-21 17-32 30-32 1 0 9 0 16 5z">
              <text:p/>
            </draw:path>
            <draw:path draw:style-name="gr8" draw:text-style-name="P5" draw:layer="layout" svg:width="0.175cm" svg:height="0.202cm" svg:x="7.482cm" svg:y="15.55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22cm" svg:height="0.254cm" svg:x="7.796cm" svg:y="15.497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 2 0 10-2 17-2 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8" draw:text-style-name="P5" draw:layer="layout" svg:width="0.073cm" svg:height="0.164cm" svg:x="8.028cm" svg:y="15.635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8" draw:text-style-name="P5" draw:layer="layout" svg:width="0.04cm" svg:height="0.103cm" svg:x="8.163cm" svg:y="15.707cm" svg:viewBox="0 0 41 104" svg:d="M41 36c0-23-8-36-22-36-12 0-19 8-19 18s7 19 19 19c4 0 9-2 12-5 1 0 1-1 2-1 0 2 1 1 1 5 0 26-13 47-24 59-4 4-4 5-4 6 0 2 2 3 3 3 4 0 32-27 32-68z">
              <text:p/>
            </draw:path>
            <draw:path draw:style-name="gr8" draw:text-style-name="P5" draw:layer="layout" svg:width="0.193cm" svg:height="0.229cm" svg:x="8.3cm" svg:y="15.586cm" svg:viewBox="0 0 194 230" svg:d="M192 27c2-7 2-7 2-8 0-8-6-16-17-16-18 0-22 17-25 26-3 12-6 25-9 37-4 16-11 43-15 58-1 7-12 16-13 17-4 2-13 8-24 8-21 0-21-18-21-26 0-21 11-48 20-74 4-9 5-11 5-17 0-20-20-32-40-32-37 0-55 48-55 55 0 5 6 5 9 5 4 0 7 0 8-5 12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8" draw:text-style-name="P5" draw:layer="layout" svg:width="0.175cm" svg:height="0.202cm" svg:x="8.636cm" svg:y="15.55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14cm" svg:height="0.238cm" svg:x="8.942cm" svg:y="15.505cm" svg:viewBox="0 0 215 239" svg:d="M46 32c0-5 0-14-3-20 13 0 25 0 38 0-4 6-4 13-4 18 0 60 0 120 0 180 0 5 0 12 4 18-13 0-25 0-38 0 3-7 3-16 3-20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8" draw:text-style-name="P5" draw:layer="layout" svg:width="0.143cm" svg:height="0.22cm" svg:x="9.185cm" svg:y="15.42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124cm" svg:height="0.418cm" svg:x="9.403cm" svg:y="15.44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frame draw:style-name="gr12" draw:text-style-name="P3" draw:layer="layout" svg:width="0.434cm" svg:height="0.395cm" svg:x="1.304cm" svg:y="16.005cm">
          <draw:text-box>
            <text:p><text:span text:style-name="T2">(4)</text:span></text:p>
          </draw:text-box>
        </draw:frame>
        <draw:frame draw:style-name="gr38" draw:text-style-name="P3" draw:layer="layout" svg:width="2.614cm" svg:height="0.395cm" svg:x="1.805cm" svg:y="16.006cm">
          <draw:text-box>
            <text:p><text:span text:style-name="T2">remove motif: [?]</text:span></text:p>
          </draw:text-box>
        </draw:frame>
        <draw:g draw:style-name="gr7">
          <svg:title>TexMaths</svg:title>
          <svg:desc>10§display§\mathcal{C}_i = 
\mathcal{C}_i \setminus \mathcal{X}_i§svg§600§TRUE§</svg:desc>
          <draw:g>
            <draw:path draw:style-name="gr8" draw:text-style-name="P5" draw:layer="layout" svg:width="0.183cm" svg:height="0.254cm" svg:x="1.792cm" svg:y="16.442cm" svg:viewBox="0 0 184 255" svg:d="M170 191c0-2-1-2-3-2-6 0-14 5-15 5-7 4-8 7-12 13-11 16-27 28-50 28-31 0-60-23-60-74 0-32 13-73 32-101 15-23 34-41 70-41 14 0 22 5 22 18 0 12-13 37-17 44-2 4-2 5-2 6 0 2 1 2 3 2 8 0 21-8 25-13 0-2 21-36 21-54 0-19-16-22-29-22-51 0-92 33-109 53-41 50-46 105-46 123 0 50 26 79 67 79 57 0 103-55 103-64z">
              <text:p/>
            </draw:path>
            <draw:path draw:style-name="gr8" draw:text-style-name="P5" draw:layer="layout" svg:width="0.073cm" svg:height="0.164cm" svg:x="1.985cm" svg:y="16.579cm" svg:viewBox="0 0 74 165" svg:d="M68 9c0-4-3-9-10-9s-14 6-14 14c0 4 3 9 10 9s14-7 14-14zM18 134c-1 3-3 6-3 10 0 12 10 21 24 21 24 0 35-34 35-37 0-4-3-4-4-4-3 0-3 2-4 5-6 19-17 29-26 29-5 0-7-3-7-8 0-6 2-11 4-16 3-7 6-13 8-20 2-5 11-28 12-31 1-2 2-5 2-8 0-11-10-20-24-20-24 0-35 33-35 37 0 3 3 3 4 3 3 0 4-1 4-4 7-21 18-30 27-30 4 0 6 2 6 9 0 6-2 9-8 25-5 13-10 26-15 39z">
              <text:p/>
            </draw:path>
            <draw:path draw:style-name="gr8" draw:text-style-name="P5" draw:layer="layout" svg:width="0.233cm" svg:height="0.082cm" svg:x="2.207cm" svg:y="16.5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82cm" svg:height="0.254cm" svg:x="2.563cm" svg:y="16.442cm" svg:viewBox="0 0 183 255" svg:d="M170 191c0-2-2-2-4-2-6 0-14 5-15 5-7 4-8 7-12 13-11 16-27 28-49 28-32 0-60-23-60-74 0-32 12-73 31-101 15-23 34-41 70-41 14 0 22 5 22 18 0 12-13 37-17 44-2 4-2 5-2 6 0 2 2 2 4 2 7 0 20-8 24-13 1-2 21-36 21-54 0-19-16-22-28-22-51 0-93 33-109 53-42 50-46 105-46 123 0 50 26 79 66 79 57 0 104-55 104-64z">
              <text:p/>
            </draw:path>
            <draw:path draw:style-name="gr8" draw:text-style-name="P5" draw:layer="layout" svg:width="0.074cm" svg:height="0.164cm" svg:x="2.754cm" svg:y="16.579cm" svg:viewBox="0 0 75 165" svg:d="M68 9c0-4-3-9-10-9-6 0-13 6-13 14 0 4 3 9 9 9 7 0 14-7 14-14zM18 134c-1 3-2 6-2 10 0 12 10 21 23 21 25 0 36-34 36-37 0-4-3-3-4-4-4 0-4 2-5 5-6 19-17 29-26 29-5 0-6-3-6-8 0-6 1-11 4-16 2-7 5-13 7-20 3-5 12-28 13-31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135cm" svg:height="0.349cm" svg:x="2.957cm" svg:y="16.426cm" svg:viewBox="0 0 136 350" svg:d="M121 341c2 5 4 9 8 9s7-3 7-7c0-1 0-2-1-6-40-109-80-219-120-328-3-6-4-9-8-9s-7 3-7 7c0 1 0 2 2 6 40 109 79 219 119 328z">
              <text:p/>
            </draw:path>
            <draw:path draw:style-name="gr8" draw:text-style-name="P5" draw:layer="layout" svg:width="0.265cm" svg:height="0.237cm" svg:x="3.209cm" svg:y="16.45cm" svg:viewBox="0 0 266 238" svg:d="M150 46c-2-26-6-46-30-46-34 0-57 24-57 33 0 3 2 3 4 3 4 0 19-5 26-17h1c19 0 23 11 27 47 2 17 3 34 5 51-13 8-60 36-86 53-40 28-40 38-40 49s6 19 17 19c10 0 26-11 26-17 0-1-1-2-2-2-3 0-11-2-11-16 0-9 0-13 37-37 21-14 42-25 60-37 0 1 5 53 6 59 3 27 5 50 31 50 33 0 56-24 56-34 0-2-1-2-4-2s-19 5-25 17c-1 0-3 0-4 0-20 0-22-22-25-51-1-11-2-20-5-56 109-66 109-78 109-93 0-12-6-19-17-19-10 0-27 12-27 17 0 2 2 1 3 2 3 0 11 2 11 15 0 9-1 14-31 35-10 7-25 16-49 31-2-18-4-36-6-54z">
              <text:p/>
            </draw:path>
            <draw:path draw:style-name="gr8" draw:text-style-name="P5" draw:layer="layout" svg:width="0.074cm" svg:height="0.164cm" svg:x="3.453cm" svg:y="16.579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</draw:g>
        </draw:g>
        <draw:frame draw:style-name="gr12" draw:text-style-name="P3" draw:layer="layout" svg:width="0.434cm" svg:height="0.395cm" svg:x="1.305cm" svg:y="17.205cm">
          <draw:text-box>
            <text:p><text:span text:style-name="T2">(6)</text:span></text:p>
          </draw:text-box>
        </draw:frame>
        <draw:frame draw:style-name="gr39" draw:text-style-name="P3" draw:layer="layout" svg:width="5.002cm" svg:height="0.395cm" svg:x="1.806cm" svg:y="17.206cm">
          <draw:text-box>
            <text:p><text:span text:style-name="T2">remove large metric codewords:</text:span></text:p>
          </draw:text-box>
        </draw:frame>
        <draw:frame draw:style-name="gr12" draw:text-style-name="P3" draw:layer="layout" svg:width="0.434cm" svg:height="0.395cm" svg:x="1.304cm" svg:y="16.806cm">
          <draw:text-box>
            <text:p><text:span text:style-name="T2">(5)</text:span></text:p>
          </draw:text-box>
        </draw:frame>
        <draw:g draw:style-name="gr7">
          <svg:title>TexMaths</svg:title>
          <svg:desc>10§display§\exists i \in [\nu\rangle, 
|\mathcal{C}_i| &lt; 2^{b_i}§svg§600§TRUE§</svg:desc>
          <draw:g>
            <draw:path draw:style-name="gr8" draw:text-style-name="P5" draw:layer="layout" svg:width="0.156cm" svg:height="0.241cm" svg:x="4.844cm" svg:y="16.862cm" svg:viewBox="0 0 157 242" svg:d="M157 12c0-11-1-12-13-12-44 0-87 0-131 0-6 0-13 0-13 7s7 7 13 7c43 0 87 0 130 0 0 34 0 67 0 101-42 0-83 0-125 0-6 0-13 0-13 7s7 7 13 7c42 0 83 0 125 0 0 33 0 66 0 99-43 0-87 0-130 0-6 0-13 0-13 7s7 7 13 7c44 0 87 0 131 0 12 0 13-1 13-12 0-72 0-145 0-218z">
              <text:p/>
            </draw:path>
            <draw:path draw:style-name="gr8" draw:text-style-name="P5" draw:layer="layout" svg:width="0.092cm" svg:height="0.234cm" svg:x="5.03cm" svg:y="16.873cm" svg:viewBox="0 0 93 235" svg:d="M90 13c0-7-5-13-13-13-9 0-19 10-19 19 0 7 5 13 13 13s19-8 19-19zM63 145c5-10 5-11 8-20 3-7 5-12 5-19 0-16-12-29-29-29-33 0-47 51-47 54 0 4 4 4 5 4 3 0 3-1 5-7 10-33 24-43 36-43 3 0 9 0 9 11 0 8-3 15-4 18-3 10-19 50-25 65-3 9-8 21-8 27 0 17 12 29 29 29 33 0 46-50 46-53s-3-3-4-3c-4 0-4 1-5 6-7 21-18 42-36 42-6 0-9-3-9-11 0-9 3-14 11-34 4-13 9-25 13-37z">
              <text:p/>
            </draw:path>
            <draw:path draw:style-name="gr8" draw:text-style-name="P5" draw:layer="layout" svg:width="0.175cm" svg:height="0.201cm" svg:x="5.268cm" svg:y="16.916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8" draw:text-style-name="P5" draw:layer="layout" svg:width="0.047cm" svg:height="0.349cm" svg:x="5.612cm" svg:y="16.842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5" draw:layer="layout" svg:width="0.164cm" svg:height="0.154cm" svg:x="5.687cm" svg:y="16.95cm" svg:viewBox="0 0 165 155" svg:d="M60 4c-1-1 0-4-4-4-9 0-34 3-43 4-3 0-7 0-7 7 0 4 3 4 8 4 17 0 18 2 18 6 0 2-4 19-7 28-7 28-14 57-21 86-2 6-4 15-4 16 0 4 4 4 6 4s3 0 5 0c24-4 62-18 99-51 46-43 55-91 55-94 0-6-4-10-10-10-3 0-11 2-13 12-23 79-76 119-116 132 11-47 23-93 34-140z">
              <text:p/>
            </draw:path>
            <draw:path draw:style-name="gr8" draw:text-style-name="P5" draw:layer="layout" svg:width="0.077cm" svg:height="0.349cm" svg:x="5.884cm" svg:y="16.842cm" svg:viewBox="0 0 78 350" svg:d="M76 182c2-5 2-5 2-6s0-2-2-6c-20-54-41-108-61-162-2-6-4-8-8-8s-7 3-7 7c0 1 0 2 1 6 21 54 42 108 63 163-21 53-42 107-63 161-1 4-1 4-1 6 0 4 3 7 7 7s6-4 7-7c21-54 41-108 62-161z">
              <text:p/>
            </draw:path>
            <draw:path draw:style-name="gr8" draw:text-style-name="P5" draw:layer="layout" svg:width="0.04cm" svg:height="0.104cm" svg:x="6.031cm" svg:y="17.067cm" svg:viewBox="0 0 41 105" svg:d="M41 37c0-23-8-37-22-37-12 0-19 9-19 19 0 9 7 18 19 18 4 0 9-1 12-4 1-1 1-1 2-1 0 2 1 0 1 5 0 26-12 47-24 59-4 3-4 4-4 5 0 3 2 4 3 4 4 0 32-27 32-68z">
              <text:p/>
            </draw:path>
            <draw:path draw:style-name="gr8" draw:text-style-name="P5" draw:layer="layout" svg:width="0.013cm" svg:height="0.349cm" svg:x="6.198cm" svg:y="16.842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82cm" svg:height="0.254cm" svg:x="6.258cm" svg:y="16.858cm" svg:viewBox="0 0 183 255" svg:d="M170 192c0-2-2-2-3-2-6 0-10 3-15 5-7 5-9 7-13 12-11 16-26 28-49 28-32 0-60-22-60-74 0-32 12-73 31-101 16-23 35-41 71-41 13 0 22 5 22 18 0 12-13 37-18 44-2 4-2 5-2 6 0 2 2 2 4 2 7 0 20-8 24-13 1-2 21-36 21-54 0-19-15-22-28-22-51 0-93 33-109 53-42 50-46 105-46 123 0 50 26 79 67 79 56 0 103-54 103-63z">
              <text:p/>
            </draw:path>
            <draw:path draw:style-name="gr8" draw:text-style-name="P5" draw:layer="layout" svg:width="0.074cm" svg:height="0.164cm" svg:x="6.45cm" svg:y="16.994cm" svg:viewBox="0 0 75 165" svg:d="M68 9c0-4-2-9-9-9s-14 6-14 14c0 4 3 9 10 9s13-7 13-14zM18 134c-1 3-2 6-2 10 0 12 10 21 23 21 25 0 36-34 36-37s-3-3-4-3c-4 0-4 1-5 4-5 19-16 29-26 29-5 0-6-3-6-8 0-6 2-10 4-16s5-13 8-19c2-6 11-29 12-32 1-2 1-5 1-8 0-11-9-20-23-20-24 0-36 33-36 37 0 3 4 3 5 3 3 0 3-1 4-4 6-21 17-30 26-30 4 0 6 2 6 9 0 6-1 9-7 25-5 13-11 26-16 39z">
              <text:p/>
            </draw:path>
            <draw:path draw:style-name="gr8" draw:text-style-name="P5" draw:layer="layout" svg:width="0.013cm" svg:height="0.349cm" svg:x="6.598cm" svg:y="16.842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4cm" svg:height="0.201cm" svg:x="6.78cm" svg:y="16.916cm" svg:viewBox="0 0 215 202" svg:d="M208 15c4-3 7-4 7-8s-3-7-7-7c-1 0-2 0-7 2-65 31-129 61-194 92-4 2-7 3-7 8 0 4 3 6 7 7 65 30 129 61 194 92 5 1 6 1 7 1 4 0 7-2 7-6s-3-5-7-7c-61-29-123-58-184-87 61-29 123-58 184-87z">
              <text:p/>
            </draw:path>
            <draw:path draw:style-name="gr8" draw:text-style-name="P5" draw:layer="layout" svg:width="0.14cm" svg:height="0.231cm" svg:x="7.139cm" svg:y="16.872cm" svg:viewBox="0 0 141 232" svg:d="M28 205c12-11 25-23 37-35 55-48 76-67 76-102 0-40-32-68-75-68-40 0-66 32-66 63 0 20 18 20 19 20 6 0 18-4 18-19 0-9-6-18-18-18-3 0-4 0-5 0 8-23 27-35 48-35 32 0 47 28 47 57 0 28-18 55-37 77-23 25-45 50-68 74-4 4-4 5-4 13 44 0 87 0 131 0 3-20 7-40 10-60-3 0-6 0-9 0-2 11-4 26-8 30-2 3-25 3-33 3-21 0-42 0-63 0z">
              <text:p/>
            </draw:path>
            <draw:path draw:style-name="gr8" draw:text-style-name="P5" draw:layer="layout" svg:width="0.098cm" svg:height="0.172cm" svg:x="7.314cm" svg:y="16.79cm" svg:viewBox="0 0 99 173" svg:d="M49 7c0-1 1-3 1-4s-1-3-4-3c-5 0-26 2-32 2-2 1-5 1-5 6 0 4 3 4 6 4 12 0 12 1 12 3s-3 12-4 17c-2 8-4 15-6 23s-15 62-16 65c-1 6-1 9-1 12 0 25 16 41 36 41 31 0 63-34 63-70 0-29-19-41-36-41-13 0-24 7-31 14 6-23 11-46 17-69zM36 166c-12 0-19-11-19-25 0-9 3-17 9-45 2-5 2-5 7-11 9-11 20-16 29-16s18 7 18 24c0 10-6 35-13 49-6 12-18 24-31 24z">
              <text:p/>
            </draw:path>
            <draw:path draw:style-name="gr8" draw:text-style-name="P5" draw:layer="layout" svg:width="0.061cm" svg:height="0.117cm" svg:x="7.437cm" svg:y="16.879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4 9 0 3-1 5-1 8 0 9 8 15 19 15 18 0 28-22 28-27z">
              <text:p/>
            </draw:path>
          </draw:g>
        </draw:g>
        <draw:frame draw:style-name="gr40" draw:text-style-name="P3" draw:layer="layout" svg:width="2.86cm" svg:height="0.395cm" svg:x="1.804cm" svg:y="16.807cm">
          <draw:text-box>
            <text:p><text:span text:style-name="T2">generation failed if</text:span></text:p>
          </draw:text-box>
        </draw:frame>
        <draw:g draw:style-name="gr7">
          <svg:title>TexMaths</svg:title>
          <svg:desc>10§display§\tilde{q}(\bm{y}|\bm{u}) =
\begin{cases}
0 &amp; ( p(\bm{y}|\bm{u}) = \max_{\tilde{\bm{u}} \in \mathcal{C}_i} p(\bm{y}|\tilde{\bm{u}})  ) \\
p(\bm{y}|\bm{u}) &amp; (\mbox{\rm otherwise})
\end{cases}§svg§600§TRUE§</svg:desc>
          <draw:g>
            <draw:path draw:style-name="gr8" draw:text-style-name="P5" draw:layer="layout" svg:width="0.116cm" svg:height="0.032cm" svg:x="1.818cm" svg:y="18.082cm" svg:viewBox="0 0 117 33" svg:d="M117 5c-2-2-4-3-6-5-10 6-13 17-29 17-8 0-17-5-23-9-9-6-16-8-21-8-14 0-21 8-38 27 2 2 3 4 5 6 0-1 14-17 29-17 8 0 17 5 23 9 9 5 16 8 22 8 13 0 20-8 38-28z">
              <text:p/>
            </draw:path>
            <draw:path draw:style-name="gr8" draw:text-style-name="P5" draw:layer="layout" svg:width="0.144cm" svg:height="0.223cm" svg:x="1.776cm" svg:y="18.161cm" svg:viewBox="0 0 145 224" svg:d="M145 4c0-1-1-3-3-3-4 0-18 14-24 24-8-19-22-25-33-25-41 0-85 52-85 103 0 35 21 56 47 56 15 0 28-8 41-21-3 13-15 60-16 63-2 10-5 11-25 12-5 0-8 0-8 7 2 1 0 4 5 4 11 0 23-2 35-2s24 2 36 2c2 0 6 0 6-8 0-3-3-3-9-3-17 0-17-3-17-6 0-2 1-5 2-8 16-65 32-130 48-195zM48 152c-21 0-23-27-23-33 0-17 10-56 16-70 11-26 30-41 44-41 23 0 28 28 28 31 0 2-20 79-21 80-5 10-25 33-44 33z">
              <text:p/>
            </draw:path>
            <draw:path draw:style-name="gr8" draw:text-style-name="P5" draw:layer="layout" svg:width="0.081cm" svg:height="0.35cm" svg:x="1.966cm" svg:y="18.053cm" svg:viewBox="0 0 82 351" svg:d="M82 348c0-1 0-2-6-8-44-44-55-111-55-164 0-61 13-122 56-166 5-5 5-5 5-6 0-3-1-4-3-4-4 0-36 24-56 69-18 38-23 77-23 107 0 27 4 70 24 109 21 43 51 66 55 66 2 0 3-1 3-3z">
              <text:p/>
            </draw:path>
            <draw:path draw:style-name="gr8" draw:text-style-name="P5" draw:layer="layout" svg:width="0.192cm" svg:height="0.228cm" svg:x="2.08cm" svg:y="18.158cm" svg:viewBox="0 0 193 229" svg:d="M191 26c2-6 2-7 2-8 0-8-6-15-17-15-18 0-22 16-25 26-3 12-6 24-9 36-4 17-11 44-14 58-2 8-13 16-14 17-4 3-12 9-24 9-21 0-21-18-21-26 0-21 11-49 21-74 3-9 4-12 4-18 0-20-20-31-40-31-37 0-54 48-54 55 0 4 5 4 8 4 4 0 7 0 8-4 12-39 31-43 36-43 3 0 6 0 6 8s-4 17-6 23c-13 35-21 55-21 73 0 40 35 45 56 45 9 0 21-1 34-10-10 43-36 66-61 66-4 0-14-1-21-5 11-5 17-14 17-24 0-12-10-16-17-16-13 0-26 11-26 27 0 18 19 30 47 30 41 0 87-27 98-70 11-44 22-89 33-133z">
              <text:p/>
            </draw:path>
            <draw:path draw:style-name="gr8" draw:text-style-name="P5" draw:layer="layout" svg:width="0.013cm" svg:height="0.35cm" svg:x="2.331cm" svg:y="18.053cm" svg:viewBox="0 0 14 351" svg:d="M14 13c0-6 0-13-7-13s-7 7-7 13c0 109 0 217 0 326 0 6 0 12 7 12s7-6 7-12c0-109 0-217 0-326z">
              <text:p/>
            </draw:path>
            <draw:path draw:style-name="gr8" draw:text-style-name="P5" draw:layer="layout" svg:width="0.215cm" svg:height="0.16cm" svg:x="2.398cm" svg:y="18.158cm" svg:viewBox="0 0 216 161" svg:d="M186 47c3-10 7-27 7-29 0-7-6-15-17-15-5 0-18 3-23 18-1 5-17 69-20 80-2 8-4 18-5 25-6 8-20 23-38 23-21 0-21-18-21-26 0-21 11-49 21-74 3-9 4-12 4-18 0-20-20-31-40-31-37 0-54 48-54 55 0 4 5 4 8 4 4 0 7 0 8-4 12-39 31-43 36-43 3 0 6 0 6 8s-4 18-5 22c-15 37-22 56-22 74 0 40 35 45 56 45 10 0 26-1 45-19 11 17 31 19 40 19 13 0 23-7 30-20 9-14 14-33 14-35 0-4-5-4-9-4s-5-1-7 1c-1 1 0 2-2 11-8 27-15 35-24 35-6 0-8-4-8-13 0-6 1-12 4-26 3-10 6-24 8-32 3-10 5-21 8-31z">
              <text:p/>
            </draw:path>
            <draw:path draw:style-name="gr8" draw:text-style-name="P5" draw:layer="layout" svg:width="0.08cm" svg:height="0.35cm" svg:x="2.646cm" svg:y="18.053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8" draw:text-style-name="P5" draw:layer="layout" svg:width="0.232cm" svg:height="0.081cm" svg:x="2.88cm" svg:y="18.1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8cm" svg:height="1.051cm" svg:x="3.282cm" svg:y="17.702cm" svg:viewBox="0 0 181 1052" svg:d="M107 654c0-38-26-97-87-127 38-21 83-62 87-127 0-1 0-2 0-2 0-82 0-163 0-244 0-28 0-35 3-48 7-28 23-63 68-89 3-2 3-2 3-9s0-8-8-8c-6 0-7 0-16 6-79 44-84 110-84 122 0 83 0 166 0 250 0 25 0 53-18 85-16 29-35 44-50 54-5 3-5 3-5 9 0 7 0 7 3 9 30 18 62 50 69 107 1 8 1 8 1 12 0 90 0 180 0 270 0 28 18 87 86 123 8 5 9 5 14 5 8 0 8-1 8-8s0-7-2-8c-15-9-61-37-70-98-2-9-2-10-2-14 0-90 0-180 0-270z">
              <text:p/>
            </draw:path>
            <draw:path draw:style-name="gr8" draw:text-style-name="P5" draw:layer="layout" svg:width="0.147cm" svg:height="0.241cm" svg:x="3.528cm" svg:y="17.843cm" svg:viewBox="0 0 148 242" svg:d="M148 122c0-28-2-56-14-82-17-34-45-40-60-40-21 0-47 9-61 42-12 24-13 52-13 80 0 26 1 58 16 84 15 29 40 36 58 36 19 0 45-8 61-41 11-24 13-52 13-79zM74 234c-14 0-35-9-41-42-4-21-4-54-4-74 0-23 0-46 3-65 6-42 33-45 42-45 11 0 34 6 41 41 4 20 4 46 4 69 0 26 0 50-4 72-6 34-26 44-41 44z">
              <text:p/>
            </draw:path>
            <draw:path draw:style-name="gr8" draw:text-style-name="P5" draw:layer="layout" svg:width="0.08cm" svg:height="0.35cm" svg:x="4.908cm" svg:y="17.814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8" draw:text-style-name="P5" draw:layer="layout" svg:width="0.183cm" svg:height="0.222cm" svg:x="4.998cm" svg:y="17.922cm" svg:viewBox="0 0 184 223" svg:d="M27 198c-2 12-3 14-19 14-4 0-8 0-8 7 0 3 2 4 5 4 9 0 20-1 29-1 12 0 24 1 35 1 2 0 7 0 7-7 0-4-4-4-9-4-17 0-17-2-17-5 0-5 14-62 17-71 4 11 14 23 32 23 41 0 85-51 85-103 0-33-20-56-47-56-18 0-34 13-46 26-4-19-19-26-32-26-16 0-22 14-26 20-6 12-11 33-11 34 0 3 4 3 5 3 3 0 4 0 6-8 6-25 13-41 25-41 6 0 11 2 11 16 0 8-1 12-2 18-13 52-27 104-40 156zM89 46c3-10 12-20 19-25 12-11 22-13 28-13 14 0 22 12 22 33 0 20-11 61-17 74-12 25-29 36-42 36-23 0-28-29-28-31 0-1 0-1 1-6 6-23 11-45 17-68z">
              <text:p/>
            </draw:path>
            <draw:path draw:style-name="gr8" draw:text-style-name="P5" draw:layer="layout" svg:width="0.081cm" svg:height="0.35cm" svg:x="5.221cm" svg:y="17.814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8" draw:text-style-name="P5" draw:layer="layout" svg:width="0.193cm" svg:height="0.229cm" svg:x="5.334cm" svg:y="17.918cm" svg:viewBox="0 0 194 230" svg:d="M192 27c2-7 2-7 2-8 0-8-6-16-17-16-18 0-22 17-25 26-3 12-6 25-9 37-4 17-11 44-15 58-2 8-12 16-13 17-4 2-13 8-24 8-21 0-21-17-21-25 0-22 10-49 20-74 4-10 5-12 5-18 0-20-21-32-40-32-37 0-55 48-55 55 0 5 6 5 9 5 4 0 6 0 8-4 11-39 31-43 36-43 2 0 6 0 6 7 0 8-4 18-6 23-14 35-21 55-21 73 0 40 35 46 56 46 9 0 21-2 34-11-10 44-37 66-61 66-4 0-14 0-21-5 11-4 17-14 17-23 0-13-11-16-18-16-13 0-25 11-25 26 0 18 19 31 47 31 41 0 87-27 98-71s22-88 33-132z">
              <text:p/>
            </draw:path>
            <draw:path draw:style-name="gr8" draw:text-style-name="P5" draw:layer="layout" svg:width="0.013cm" svg:height="0.35cm" svg:x="5.584cm" svg:y="17.814cm" svg:viewBox="0 0 14 351" svg:d="M14 12c0-6 0-12-7-12s-7 6-7 12c0 109 0 217 0 326 0 6 0 13 7 13s7-7 7-13c0-109 0-217 0-326z">
              <text:p/>
            </draw:path>
            <draw:path draw:style-name="gr8" draw:text-style-name="P5" draw:layer="layout" svg:width="0.215cm" svg:height="0.161cm" svg:x="5.651cm" svg:y="17.918cm" svg:viewBox="0 0 216 162" svg:d="M187 48c2-10 7-27 7-29 0-8-6-16-17-16-6 0-19 3-23 19-1 5-17 68-20 80-2 8-5 18-5 24-7 9-20 23-38 23-21 0-21-17-21-25 0-22 10-49 20-74 4-10 5-12 5-18 0-20-20-32-40-32-37 0-55 48-55 55 0 5 6 5 9 5 4 0 6 0 8-4 11-39 30-43 36-43 3 0 6 0 6 7 0 8-4 18-6 23-14 36-21 56-21 73 0 40 35 46 56 46 10 0 26-2 44-19 12 17 32 19 41 19 13 0 23-8 30-20 9-14 13-33 13-35 0-5-5-5-8-5-4 0-5 0-7 2-1 1-1 1-3 10-7 28-15 35-24 35-5 0-8-3-8-13 0-6 2-11 5-25 3-10 6-24 8-32 3-10 5-21 8-31z">
              <text:p/>
            </draw:path>
            <draw:path draw:style-name="gr8" draw:text-style-name="P5" draw:layer="layout" svg:width="0.081cm" svg:height="0.35cm" svg:x="5.899cm" svg:y="17.814cm" svg:viewBox="0 0 82 351" svg:d="M82 175c0-27-4-70-23-109-21-43-52-66-55-66-2 0-4 1-4 3 0 1 0 2 7 8 35 35 55 91 55 164 0 60-13 122-57 166-5 5-5 5-5 6 0 2 2 4 4 4 3 0 35-24 56-69 18-38 22-77 22-107z">
              <text:p/>
            </draw:path>
            <draw:path draw:style-name="gr8" draw:text-style-name="P5" draw:layer="layout" svg:width="0.233cm" svg:height="0.081cm" svg:x="6.133cm" svg:y="17.94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273cm" svg:height="0.154cm" svg:x="6.496cm" svg:y="17.922cm" svg:viewBox="0 0 274 155" svg:d="M27 34c0 31 0 63 0 94 0 16-4 16-27 16 0 4 0 7 0 11 12 0 30-1 40-1 9 0 27 1 39 1 0-4 0-7 0-11-24 0-27 0-27-16 0-21 0-43 0-64 0-37 24-56 47-56 22 0 26 19 26 39 0 27 0 54 0 81 0 16-4 16-27 16 0 4 0 7 0 11 12 0 30-1 39-1s28 1 40 1c0-4 0-7 0-11-24 0-28 0-28-16 0-21 0-43 0-64 0-37 25-56 48-56 22 0 26 19 26 39 0 27 0 54 0 81 0 16-4 16-28 16 0 4 0 7 0 11 13 0 30-1 40-1 9 0 27 1 39 1 0-4 0-7 0-11-18 0-27 0-27-10 0-22 0-45 0-67 0-31 0-41-11-54-5-6-16-13-37-13-29 0-45 21-51 34-5-30-31-34-47-34-25 0-42 15-52 37 0-12 0-25 0-37-16 1-33 3-49 4 0 4 0 7 0 11 24 0 27 2 27 19z">
              <text:p/>
            </draw:path>
            <draw:path draw:style-name="gr8" draw:text-style-name="P5" draw:layer="layout" svg:width="0.158cm" svg:height="0.16cm" svg:x="6.792cm" svg:y="17.92cm" svg:viewBox="0 0 159 161" svg:d="M102 130c2 14 11 29 28 29 7 0 29-5 29-33 0-7 0-13 0-20-3 0-6 0-9 0 0 7 0 13 0 20 0 20-9 22-13 22-11 0-13-16-13-17 0-23 0-47 0-70 0-15 0-29-12-42-14-14-32-19-49-19-28 0-53 16-53 39 0 11 7 17 17 17 9 0 16-7 16-16 0-4-2-16-18-16 9-13 27-16 38-16 17 0 37 13 37 44 0 4 0 9 0 13-18 2-42 3-65 13-26 12-35 30-35 46 0 28 34 37 56 37 24 0 40-14 46-31zM100 73c0 12 0 23 0 35 0 33-25 45-41 45-17 0-32-12-32-30 0-19 15-48 73-50z">
              <text:p/>
            </draw:path>
            <draw:path draw:style-name="gr8" draw:text-style-name="P5" draw:layer="layout" svg:width="0.177cm" svg:height="0.15cm" svg:x="6.957cm" svg:y="17.926cm" svg:viewBox="0 0 178 151" svg:d="M97 69c11-14 24-31 32-40 11-13 26-18 42-18 0-4 0-7 0-11-9 0-19 1-29 1s-29-1-33-1c0 4 0 7 0 11 7 0 10 5 10 11 0 5-4 10-5 12-7 9-15 18-22 27-9-12-19-23-28-35-3-4-3-4-3-7 0-5 5-8 12-8 0-4 0-7 0-11-9 0-32 1-37 1-8 0-24-1-34-1 0 4 0 7 0 11 25 0 25 0 42 21 11 15 23 30 34 45-11 14-22 28-33 42-16 20-37 21-45 21 0 4 0 7 0 11 10-1 20-1 30-1s25 1 33 1c0-4 0-7 0-11-8-1-10-5-10-11 0-7 10-19 31-44 9 12 18 23 27 35 3 4 7 9 7 11 0 4-3 9-12 9 0 4 0 7 0 11 10 0 30-1 38-1 9 0 23 0 34 1 0-4 0-7 0-11-19 0-26-1-34-11-16-20-31-40-47-60z">
              <text:p/>
            </draw:path>
            <draw:path draw:style-name="gr8" draw:text-style-name="P5" draw:layer="layout" svg:width="0.089cm" svg:height="0.024cm" svg:x="7.199cm" svg:y="17.961cm" svg:viewBox="0 0 90 25" svg:d="M85 0c-7 8-14 11-21 11-6 0-14-3-16-5-8-4-14-6-19-6-10 0-14 4-29 20 2 2 3 3 5 5 7-8 14-12 21-12 6 0 14 4 16 5 8 4 14 7 19 7 10 0 14-4 29-20-2-2-3-3-5-5z">
              <text:p/>
            </draw:path>
            <draw:path draw:style-name="gr8" draw:text-style-name="P5" draw:layer="layout" svg:width="0.171cm" svg:height="0.112cm" svg:x="7.149cm" svg:y="18.019cm" svg:viewBox="0 0 172 113" svg:d="M106 99c3 6 14 14 32 14 26 0 34-37 34-39 0-4-4-4-7-4-6 0-7 0-8 5-3 11-8 26-18 26-5 0-6-6-6-9 0-4 2-13 4-20 3-14 7-27 10-41 2-6 4-15 4-17 0-9-7-12-13-12-14 0-17 12-19 19-2 8-4 17-6 25-3 10-5 21-8 31-1 7-1 7-5 11-6 7-15 13-26 13-17 0-17-13-17-18 0-13 7-30 14-47 3-7 4-10 4-14 0-14-16-22-32-22-28 0-43 31-43 38 0 4 5 4 8 4 6 0 7 0 8-5 5-14 15-26 26-26 1 0 4 0 4 6 0 5-2 9-4 14-9 22-14 36-14 48 0 27 23 34 44 34 11 0 23-4 34-14z">
              <text:p/>
            </draw:path>
            <draw:path draw:style-name="gr8" draw:text-style-name="P5" draw:layer="layout" svg:width="0.135cm" svg:height="0.159cm" svg:x="7.359cm" svg:y="17.988cm" svg:viewBox="0 0 136 160" svg:d="M126 86c4 0 10 0 10-6s-6-6-10-6c-38 0-76 0-114 0 4-35 34-62 72-62 14 0 28 0 42 0 4 0 10 0 10-6s-6-6-10-6c-14 0-29 0-43 0-46 0-83 36-83 80 0 45 38 80 83 80 14 0 29 0 43 0 4 0 10 0 10-6s-6-6-10-6c-14 0-28 0-42 0-38 0-68-26-72-62 38 0 76 0 114 0z">
              <text:p/>
            </draw:path>
            <draw:path draw:style-name="gr8" draw:text-style-name="P5" draw:layer="layout" svg:width="0.138cm" svg:height="0.177cm" svg:x="7.53cm" svg:y="17.957cm" svg:viewBox="0 0 139 178" svg:d="M132 134c0-2-2-2-3-2s-11 1-20 12c-11 14-25 19-38 19-26 0-48-19-48-55 0-19 6-47 25-70 11-12 26-23 51-23 12 0 17 5 17 13 0 9-10 26-12 29-1 2-2 3-2 4 0 2 2 2 3 2 5 0 14-5 18-10 1-1 16-24 16-36 0-17-17-17-23-17-31 0-60 15-82 37-18 18-34 52-34 82 0 36 21 59 53 59 43 0 79-39 79-44z">
              <text:p/>
            </draw:path>
            <draw:path draw:style-name="gr8" draw:text-style-name="P5" draw:layer="layout" svg:width="0.061cm" svg:height="0.118cm" svg:x="7.69cm" svg:y="18.048cm" svg:viewBox="0 0 62 119" svg:d="M54 7c0-4-3-7-8-7s-11 4-11 10c0 5 4 8 8 8 6 0 11-5 11-11zM62 92c0-3-3-3-4-3-3 0-3 1-4 4-3 10-11 20-19 20-5 0-6-3-6-7s1-6 3-9c1-3 2-7 3-9s8-18 10-25c2-3 3-5 3-8 0-9-8-16-19-16-19 0-29 23-29 27 0 3 3 3 4 3 3 0 3-1 4-4 4-12 12-20 20-20 3 0 5 2 5 7 0 1 0 3-1 6s-9 22-12 28c-1 3-1 3-3 9-1 3-2 5-2 8 0 9 8 16 19 16 18 0 28-23 28-27z">
              <text:p/>
            </draw:path>
            <draw:path draw:style-name="gr8" draw:text-style-name="P5" draw:layer="layout" svg:width="0.183cm" svg:height="0.222cm" svg:x="7.85cm" svg:y="17.922cm" svg:viewBox="0 0 184 223" svg:d="M28 198c-3 12-4 14-19 14-5 0-9 0-9 7 0 3 2 4 5 4 10 0 20-1 30-1 11 0 23 1 34 1 2 0 7 0 7-7 0-4-4-4-9-4-17 0-17-2-17-5 0-5 14-62 17-71 4 11 14 23 32 23 41 0 85-51 85-103 0-33-20-56-47-56-17 0-34 13-46 26-3-19-18-26-31-26-17 0-23 14-26 20-7 12-11 33-11 34 0 3 3 3 4 3 3 0 4 0 6-8 6-25 13-41 25-41 6 0 11 2 11 16 0 8-1 12-2 18-13 52-26 104-39 156zM89 46c3-10 12-20 19-25 12-11 22-13 28-13 14 0 23 12 23 33 0 20-12 61-18 74-12 25-29 36-42 36-23 0-28-29-28-31 0-1 0-1 1-6 6-23 11-45 17-68z">
              <text:p/>
            </draw:path>
            <draw:path draw:style-name="gr8" draw:text-style-name="P5" draw:layer="layout" svg:width="0.081cm" svg:height="0.35cm" svg:x="8.073cm" svg:y="17.814cm" svg:viewBox="0 0 82 351" svg:d="M82 347c0-1 0-1-6-7-44-45-55-111-55-165 0-61 13-122 56-166 5-4 5-5 5-6 0-2-2-3-4-3-3 0-35 24-56 68-17 39-22 78-22 107 0 28 4 70 24 110 21 43 51 66 54 66 2 0 4-1 4-4z">
              <text:p/>
            </draw:path>
            <draw:path draw:style-name="gr8" draw:text-style-name="P5" draw:layer="layout" svg:width="0.193cm" svg:height="0.229cm" svg:x="8.186cm" svg:y="17.918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8-4 18-6 23-14 35-21 55-21 73 0 40 35 46 56 46 9 0 21-2 34-11-10 44-37 66-61 66-4 0-14 0-21-5 11-4 17-14 17-23 0-13-11-16-18-16-13 0-25 11-25 26 0 18 19 31 47 31 41 0 87-27 98-71s22-88 33-132z">
              <text:p/>
            </draw:path>
            <draw:path draw:style-name="gr8" draw:text-style-name="P5" draw:layer="layout" svg:width="0.013cm" svg:height="0.35cm" svg:x="8.437cm" svg:y="17.814cm" svg:viewBox="0 0 14 351" svg:d="M14 12c0-6 0-12-7-12s-7 6-7 12c0 109 0 217 0 326 0 6 0 13 7 13s7-7 7-13c0-109 0-217 0-326z">
              <text:p/>
            </draw:path>
            <draw:path draw:style-name="gr8" draw:text-style-name="P5" draw:layer="layout" svg:width="0.116cm" svg:height="0.031cm" svg:x="8.565cm" svg:y="17.838cm" svg:viewBox="0 0 117 32" svg:d="M117 5c-2-2-3-3-5-5-10 6-14 17-29 17-8 0-17-6-23-9-9-6-16-8-22-8-13 0-20 7-38 27 2 2 4 3 6 5 10-5 13-16 29-16 8 0 17 5 23 8 9 6 16 8 22 8 13 0 20-7 37-27z">
              <text:p/>
            </draw:path>
            <draw:path draw:style-name="gr8" draw:text-style-name="P5" draw:layer="layout" svg:width="0.216cm" svg:height="0.161cm" svg:x="8.504cm" svg:y="17.918cm" svg:viewBox="0 0 217 162" svg:d="M187 48c3-10 7-27 7-29 0-8-6-16-17-16-5 0-18 3-23 19-1 5-17 68-20 80-2 8-5 18-5 24-7 9-20 23-38 23-21 0-21-17-21-25 0-22 11-49 20-74 4-10 5-12 5-18 0-20-20-32-40-32-37 0-55 48-55 55 0 5 6 5 9 5 4 0 7 0 8-4 12-39 31-43 36-43 3 0 6 0 6 7 0 8-4 18-5 23-15 36-22 56-22 73 0 40 35 46 56 46 10 0 26-2 45-19 11 17 31 19 40 19 13 0 23-8 30-20 9-14 14-33 14-35 0-5-6-5-9-5-4 0-5 0-7 2-1 1-1 1-3 10-7 28-14 35-24 35-5 0-8-3-8-13 0-6 2-11 5-25 3-10 6-24 8-32 3-10 5-21 8-31z">
              <text:p/>
            </draw:path>
            <draw:path draw:style-name="gr8" draw:text-style-name="P5" draw:layer="layout" svg:width="0.08cm" svg:height="0.35cm" svg:x="8.753cm" svg:y="17.814cm" svg:viewBox="0 0 81 351" svg:d="M81 175c0-27-4-70-23-109-21-43-51-66-55-66-2 0-3 1-3 3 0 1 0 2 6 8 35 35 55 91 55 164 0 60-13 122-57 166-4 5-4 5-4 6 0 2 1 4 3 4 4 0 35-24 56-69 18-38 22-77 22-107z">
              <text:p/>
            </draw:path>
            <draw:path draw:style-name="gr8" draw:text-style-name="P5" draw:layer="layout" svg:width="0.081cm" svg:height="0.35cm" svg:x="8.889cm" svg:y="17.814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8" draw:text-style-name="P5" draw:layer="layout" svg:width="0.182cm" svg:height="0.223cm" svg:x="3.503cm" svg:y="18.426cm" svg:viewBox="0 0 183 224" svg:d="M27 198c-3 12-4 15-19 15-4 0-8 0-8 6 0 3 2 5 4 5 10 0 20-2 30-2 11 0 23 2 35 2 1 0 6 0 6-7 0-4-4-4-8-4-18 0-18-3-18-6 0-4 15-61 17-70 5 10 15 22 33 22 40 0 84-51 84-103 0-33-20-56-47-56-17 0-34 13-46 27-3-19-18-27-31-27-16 0-23 14-26 20-7 12-11 33-11 34 0 4 3 4 4 4 4 0 4 0 6-8 6-25 13-42 26-42 6 0 11 3 11 16 0 8-1 12-3 18-13 52-26 104-39 156zM89 46c2-10 12-19 18-25 12-10 22-13 28-13 14 0 23 12 23 33s-12 61-18 74c-12 25-29 37-42 37-23 0-28-30-28-32s0-1 1-5c6-23 12-46 18-69z">
              <text:p/>
            </draw:path>
            <draw:path draw:style-name="gr8" draw:text-style-name="P5" draw:layer="layout" svg:width="0.08cm" svg:height="0.35cm" svg:x="3.726cm" svg:y="18.318cm" svg:viewBox="0 0 81 351" svg:d="M81 348c0-1 0-2-6-8-44-44-55-111-55-164 0-61 13-122 57-166 4-5 4-5 4-6 0-3-1-4-3-4-4 0-36 24-56 69-18 38-22 77-22 107 0 27 3 70 23 109 21 43 51 66 55 66 2 0 3-1 3-3z">
              <text:p/>
            </draw:path>
            <draw:path draw:style-name="gr8" draw:text-style-name="P5" draw:layer="layout" svg:width="0.192cm" svg:height="0.228cm" svg:x="3.839cm" svg:y="18.423cm" svg:viewBox="0 0 193 229" svg:d="M191 26c2-6 2-7 2-8 0-8-6-15-17-15-18 0-22 16-24 26-3 12-7 24-10 36-4 17-10 44-14 58-2 8-13 17-14 17-4 3-12 9-24 9-21 0-21-18-21-26 0-21 11-49 21-74 3-9 4-12 4-18 0-20-20-31-39-31-38 0-55 48-55 55 0 4 5 4 8 4 4 0 7 0 8-4 12-39 31-43 36-43 3 0 6 0 6 8s-3 17-6 23c-13 35-21 55-21 73 0 40 36 45 56 45 9 0 21-1 34-10-10 43-36 66-60 66-5 0-15-1-22-5 11-5 17-14 17-24 0-12-10-16-17-16-13 0-26 11-26 27 0 18 19 30 48 30 40 0 86-27 97-70 11-44 22-89 33-133z">
              <text:p/>
            </draw:path>
            <draw:path draw:style-name="gr8" draw:text-style-name="P5" draw:layer="layout" svg:width="0.013cm" svg:height="0.35cm" svg:x="4.09cm" svg:y="18.318cm" svg:viewBox="0 0 14 351" svg:d="M14 13c0-6 0-13-7-13s-7 7-7 13c0 109 0 217 0 326 0 6 0 12 7 12s7-6 7-12c0-109 0-217 0-326z">
              <text:p/>
            </draw:path>
            <draw:path draw:style-name="gr8" draw:text-style-name="P5" draw:layer="layout" svg:width="0.215cm" svg:height="0.16cm" svg:x="4.157cm" svg:y="18.423cm" svg:viewBox="0 0 216 161" svg:d="M186 47c3-10 7-26 7-29 0-7-6-15-16-15-6 0-19 3-24 18-1 5-17 69-20 80-2 8-4 19-5 25-6 8-20 23-38 23-21 0-21-18-21-26 0-21 11-49 21-74 3-9 4-12 4-18 0-20-20-31-39-31-38 0-55 48-55 55 0 4 5 4 8 4 4 0 7 0 8-4 12-39 31-43 37-43 2 0 5 0 5 8s-4 18-5 22c-15 37-22 56-22 74 0 40 36 45 56 45 10 0 26-1 45-19 11 17 32 19 40 19 13 0 23-7 31-20 8-14 13-33 13-34 0-5-5-5-9-5-3 0-5 0-7 1 0 1 0 2-2 11-7 27-15 35-24 35-6 0-8-4-8-13 0-6 1-12 5-26 2-10 6-24 7-32 3-10 5-21 8-31z">
              <text:p/>
            </draw:path>
            <draw:path draw:style-name="gr8" draw:text-style-name="P5" draw:layer="layout" svg:width="0.08cm" svg:height="0.35cm" svg:x="4.405cm" svg:y="18.318cm" svg:viewBox="0 0 81 351" svg:d="M81 176c0-28-3-70-23-110-21-43-51-66-55-66-2 0-3 2-3 4 0 1 0 1 7 8 34 35 54 90 54 164 0 60-13 122-57 166-4 4-4 5-4 6 0 2 1 3 3 3 4 0 36-24 56-68 18-39 22-78 22-107z">
              <text:p/>
            </draw:path>
            <draw:path draw:style-name="gr8" draw:text-style-name="P5" draw:layer="layout" svg:width="0.08cm" svg:height="0.35cm" svg:x="4.908cm" svg:y="18.318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8" draw:text-style-name="P5" draw:layer="layout" svg:width="0.155cm" svg:height="0.16cm" svg:x="5.019cm" svg:y="18.424cm" svg:viewBox="0 0 156 161" svg:d="M156 82c0-45-35-82-78-82s-78 38-78 82c0 46 37 79 78 79 43 0 78-34 78-79zM78 153c-15 0-30-8-40-24-8-15-8-37-8-49 0-14 0-33 8-49 10-16 26-23 40-23 16 0 31 8 40 23s9 35 9 49c0 12 0 31-8 47-8 15-23 26-41 26z">
              <text:p/>
            </draw:path>
            <draw:path draw:style-name="gr8" draw:text-style-name="P5" draw:layer="layout" svg:width="0.109cm" svg:height="0.218cm" svg:x="5.192cm" svg:y="18.366cm" svg:viewBox="0 0 110 219" svg:d="M54 75c17 0 33 0 50 0 0-4 0-7 0-11-17 0-33 0-50 0 0-21 0-43 0-64-3 0-6 0-9 0 0 28-11 66-45 67 0 3 0 5 0 8 10 0 20 0 30 0 0 32 0 65 0 97 0 43 33 47 45 47 25 0 35-25 35-47 0-7 0-13 0-20-3 0-6 0-9 0 0 6 0 13 0 19 0 26-10 40-23 40-24 0-24-32-24-38 0-33 0-65 0-98z">
              <text:p/>
            </draw:path>
            <draw:path draw:style-name="gr8" draw:text-style-name="P5" draw:layer="layout" svg:width="0.176cm" svg:height="0.242cm" svg:x="5.333cm" svg:y="18.338cm" svg:viewBox="0 0 177 243" svg:d="M28 217c0 16-4 16-28 16 0 3 0 6 0 10 13 0 30-1 40-1 9 0 27 1 39 1 0-4 0-7 0-10-23 0-27 0-27-16 0-22 0-43 0-65 0-36 25-56 47-56s26 19 26 39c0 27 0 54 0 82 0 16-4 16-27 16 0 3 0 6 0 10 12 0 30-1 40-1 9 0 27 1 39 1 0-4 0-7 0-10-18 0-27 0-27-11 0-23 0-45 0-67 0-30 0-41-11-54-5-6-17-13-37-13-30 0-45 21-51 35 0-41 0-82 0-123-17 1-34 3-51 4 0 4 0 7 0 11 25 0 28 2 28 19 0 61 0 122 0 183z">
              <text:p/>
            </draw:path>
            <draw:path draw:style-name="gr8" draw:text-style-name="P5" draw:layer="layout" svg:width="0.135cm" svg:height="0.16cm" svg:x="5.526cm" svg:y="18.424cm" svg:viewBox="0 0 136 161" svg:d="M30 69c2-52 31-61 43-61 36 0 40 47 40 61-28 0-55 0-83 0zM29 76c33 0 65 0 98 0 8 0 9 0 9-7 0-35-19-69-63-69-41 0-73 36-73 80 0 47 37 81 77 81 43 0 59-39 59-45 0-4-3-5-5-5-3 0-3 3-4 5-12 37-44 37-48 37-17 0-31-11-39-24-11-17-11-40-11-53z">
              <text:p/>
            </draw:path>
            <draw:path draw:style-name="gr8" draw:text-style-name="P5" draw:layer="layout" svg:width="0.117cm" svg:height="0.154cm" svg:x="5.682cm" svg:y="18.426cm" svg:viewBox="0 0 118 155" svg:d="M49 39c0-13 0-26 0-39-16 1-33 3-49 4 0 4 0 7 0 11 25 0 28 3 28 20 0 31 0 63 0 94 0 16-4 16-28 16 0 3 0 7 0 10 14 0 30-1 40-1 14 0 31 0 45 1 0-3 0-7 0-10-2 0-5 0-7 0-26 0-27-4-27-17 0-18 0-36 0-54 0-35 15-66 41-66 3 0 3 0 4 0-1 1-8 5-8 14 0 10 7 15 15 15 6 0 15-4 15-15s-11-22-26-22c-25 0-38 24-43 39z">
              <text:p/>
            </draw:path>
            <draw:path draw:style-name="gr8" draw:text-style-name="P5" draw:layer="layout" svg:width="0.24cm" svg:height="0.154cm" svg:x="5.816cm" svg:y="18.43cm" svg:viewBox="0 0 241 155" svg:d="M212 34c6-18 17-23 29-23 0-4 0-7 0-11-8 1-18 1-26 1-10 0-26 0-32-1 0 4 0 7 0 11 12 0 20 7 20 17 0 2 0 3-2 7-11 30-21 60-32 90-11-33-23-65-34-98-2-4-2-5-2-6 0-10 14-10 21-10 0-4 0-7 0-11-11 1-29 1-37 1-11 0-21 0-31-1 0 4 0 7 0 11 13 0 18 1 22 5 2 2 5 13 8 20-10 28-20 57-30 85-11-31-23-63-34-94-1-4-1-5-1-6 0-10 13-10 20-10 0-4 0-7 0-11-10 1-30 1-38 1-1 0-20 0-33-1 0 4 0 7 0 11 18 0 22 1 26 12 15 42 30 83 45 125 1 5 2 7 7 7s5-2 7-7c12-33 24-66 36-99 12 33 23 67 35 100 2 4 2 6 7 6 4 0 6-3 7-6 14-38 28-77 42-115z">
              <text:p/>
            </draw:path>
            <draw:path draw:style-name="gr8" draw:text-style-name="P5" draw:layer="layout" svg:width="0.075cm" svg:height="0.233cm" svg:x="6.075cm" svg:y="18.347cm" svg:viewBox="0 0 76 234" svg:d="M51 79c-16 1-33 3-49 4 0 4 0 7 0 11 23 0 26 2 26 19 0 32 0 63 0 95 0 16-4 16-28 16 0 3 0 6 0 10 12 0 31-1 39-1 12 0 25 1 37 1 0-4 0-7 0-10-24 0-25-2-25-16 0-43 0-86 0-129zM52 18c0-11-8-18-18-18-11 0-19 9-19 18 0 10 8 19 19 19 10 0 18-8 18-19z">
              <text:p/>
            </draw:path>
            <draw:path draw:style-name="gr8" draw:text-style-name="P5" draw:layer="layout" svg:width="0.114cm" svg:height="0.16cm" svg:x="6.173cm" svg:y="18.424cm" svg:viewBox="0 0 115 161" svg:d="M62 89c7 2 36 7 36 33 0 18-12 32-40 32-29 0-42-20-48-50-2-5-2-6-5-6-5 0-5 2-5 9 0 15 0 31 0 46 0 6 0 8 4 8 2 0 2 0 9-7 2-3 0-1 7-8 15 15 31 15 38 15 41 0 57-23 57-48 0-19-11-30-15-34-11-11-25-14-40-17-20-4-43-8-43-28 0-13 9-27 39-27 39 0 41 31 41 42 1 4 4 4 5 4 4 0 4-2 4-9 0-12 0-23 0-35 0-6 0-9-4-9-1 0-2 0-7 4-1 2-4 5-6 6-13-10-27-10-33-10-43 0-56 24-56 43 0 13 6 23 15 30 11 9 21 11 47 16z">
              <text:p/>
            </draw:path>
            <draw:path draw:style-name="gr8" draw:text-style-name="P5" draw:layer="layout" svg:width="0.135cm" svg:height="0.16cm" svg:x="6.31cm" svg:y="18.424cm" svg:viewBox="0 0 136 161" svg:d="M29 69c2-52 32-61 44-61 36 0 40 47 40 61-28 0-56 0-84 0zM29 76c33 0 65 0 98 0 8 0 9 0 9-7 0-35-19-69-63-69-41 0-73 36-73 80 0 47 37 81 77 81 43 0 59-39 59-45 0-4-3-5-5-5-3 0-4 3-4 5-13 37-44 37-48 37-17 0-31-11-39-24-11-17-11-40-11-53z">
              <text:p/>
            </draw:path>
            <draw:path draw:style-name="gr8" draw:text-style-name="P5" draw:layer="layout" svg:width="0.081cm" svg:height="0.35cm" svg:x="6.476cm" svg:y="18.318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7">
          <svg:title>TexMaths</svg:title>
          <svg:desc>10§display§\mathcal{Y}_i = 
\mathop{\rm arg\,max\,list}_{\bm{u} \in \mathcal{C}_i}_{t}
\left\{
\max_{\bm{y} \in \Sigma^\beta} \tilde{q}(\bm{y}|\bm{u})
\right\}§svg§600§TRUE§</svg:desc>
          <draw:g>
            <draw:path draw:style-name="gr8" draw:text-style-name="P5" draw:layer="layout" svg:width="0.24cm" svg:height="0.286cm" svg:x="1.777cm" svg:y="19.32cm" svg:viewBox="0 0 241 287" svg:d="M133 205c1-13 1-32 1-42 0-37-2-163-75-163-24 0-46 21-46 26 0 3 3 3 4 3 2 0 13-2 20-12 31 1 51 23 62 68 7 28 9 59 9 91 0 21-1 45-2 50 0 3 0 3-1 4-1 0-36 30-53 30-3 0-31 0-38-29-1-3-1-5-3-5-4 0-11 12-11 21 0 14 13 40 43 40 27 0 85-52 116-87 70-81 82-141 82-160 0-30-20-40-33-40-10 0-14 17-14 21 0 5 2 5 7 6 21 2 26 19 26 29 0 11-16 74-94 149z">
              <text:p/>
            </draw:path>
            <draw:path draw:style-name="gr8" draw:text-style-name="P5" draw:layer="layout" svg:width="0.073cm" svg:height="0.165cm" svg:x="2.013cm" svg:y="19.449cm" svg:viewBox="0 0 74 166" svg:d="M68 10c0-4-3-10-10-10s-14 7-14 14c0 4 3 9 10 9s14-7 14-13zM18 134c-1 4-3 7-3 11 0 11 10 21 24 21 24 0 35-34 35-38 0-3-3-3-4-3-3 0-3 1-4 4-6 20-17 30-26 30-5 0-7-3-7-9s2-10 4-16c3-6 5-13 8-19 2-6 11-29 12-31 1-3 2-6 2-8 0-12-10-21-24-21-24 0-35 33-35 37s3 4 4 4c3 0 4-2 4-4 7-22 17-30 27-30 4 0 6 2 6 8s-2 10-8 25c-5 13-10 26-15 39z">
              <text:p/>
            </draw:path>
            <draw:path draw:style-name="gr8" draw:text-style-name="P5" draw:layer="layout" svg:width="0.233cm" svg:height="0.081cm" svg:x="2.235cm" svg:y="19.43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58cm" svg:height="0.16cm" svg:x="2.601cm" svg:y="19.402cm" svg:viewBox="0 0 159 161" svg:d="M103 131c1 14 11 29 27 29 7 0 29-5 29-34 0-6 0-13 0-19-3 0-6 0-9 0 0 6 0 13 0 19 0 21-9 23-13 23-11 0-13-16-13-18 0-23 0-47 0-70 0-15 0-29-12-42-14-13-31-19-48-19-29 0-53 17-53 40 0 10 7 16 16 16 10 0 16-7 16-16 0-4-2-16-18-16 9-12 27-16 38-16 17 0 37 14 37 45 0 4 0 9 0 13-18 1-42 2-64 12-27 12-36 31-36 46 0 29 34 37 57 37s39-14 46-30zM100 73c0 12 0 23 0 35 0 34-25 46-41 46-17 0-32-13-32-30 0-20 15-49 73-51z">
              <text:p/>
            </draw:path>
            <draw:path draw:style-name="gr8" draw:text-style-name="P5" draw:layer="layout" svg:width="0.117cm" svg:height="0.154cm" svg:x="2.772cm" svg:y="19.404cm" svg:viewBox="0 0 118 155" svg:d="M49 39c0-13 0-26 0-39-16 1-33 3-49 4 0 4 0 7 0 11 25 0 28 2 28 20 0 31 0 63 0 94 0 16-4 16-28 16 0 3 0 6 0 10 14 0 30-1 40-1 14 0 31 0 45 1 0-4 0-7 0-10-2 0-5 0-7 0-27 0-27-4-27-17 0-18 0-36 0-54 0-35 15-66 41-66 3 0 3 0 4 0-1 1-8 5-8 14 0 10 7 15 15 15 6 0 15-4 15-15 0-12-11-22-26-22-25 0-38 24-43 39z">
              <text:p/>
            </draw:path>
            <draw:path draw:style-name="gr8" draw:text-style-name="P5" draw:layer="layout" svg:width="0.159cm" svg:height="0.231cm" svg:x="2.91cm" svg:y="19.4cm" svg:viewBox="0 0 160 232" svg:d="M68 99c-31 0-31-35-31-43 0-10 1-21 6-30 3-4 11-14 25-14 31 0 31 35 31 44s-1 20-6 29c-3 4-11 14-25 14zM27 113c0-2 0-10 6-17 14 10 28 11 35 11 33 0 57-24 57-51 0-13-6-26-14-34 12-12 25-14 31-14 1 0 3 0 4 0-4 2-6 6-6 10 0 6 5 10 10 10 4 0 10-2 10-10 0-6-4-18-17-18-8 0-23 2-38 17-15-12-29-13-37-13-33 0-57 24-57 52 0 15 8 28 17 36-5 5-11 17-11 29 0 11 4 24 15 31-21 6-32 21-32 35 0 26 35 45 77 45s79-18 79-45c0-13-5-31-23-41-19-9-39-9-61-9-9 0-24 0-26-1-11-1-19-12-19-23zM78 224c-36 0-60-18-60-37 0-16 13-29 29-30 7 0 14 0 21 0 30 0 69 0 69 30 0 19-25 37-59 37z">
              <text:p/>
            </draw:path>
            <draw:path draw:style-name="gr8" draw:text-style-name="P5" draw:layer="layout" svg:width="0.274cm" svg:height="0.154cm" svg:x="3.15cm" svg:y="19.404cm" svg:viewBox="0 0 275 155" svg:d="M28 35c0 31 0 63 0 94 0 16-4 16-28 16 0 3 0 6 0 10 13 0 31-1 40-1s28 1 39 1c0-4 0-7 0-10-23 0-27 0-27-16 0-22 0-43 0-65 0-36 25-56 47-56 23 0 26 19 26 39 0 27 0 55 0 82 0 16-3 16-27 16 0 3 0 6 0 10 12 0 30-1 40-1 9 0 27 1 39 1 0-4 0-7 0-10-23 0-27 0-27-16 0-22 0-43 0-65 0-36 25-56 47-56s26 19 26 39c0 27 0 55 0 82 0 16-4 16-27 16 0 3 0 6 0 10 12 0 30-1 39-1 10 0 28 1 40 1 0-4 0-7 0-10-18 0-27 0-28-11 0-22 0-45 0-67 0-30 0-41-10-54-5-6-17-13-37-13-30 0-45 21-51 35-5-31-31-35-47-35-26 0-42 15-52 37 0-12 0-25 0-37-17 1-33 3-50 4 0 4 0 7 0 11 25 0 28 2 28 20z">
              <text:p/>
            </draw:path>
            <draw:path draw:style-name="gr8" draw:text-style-name="P5" draw:layer="layout" svg:width="0.157cm" svg:height="0.16cm" svg:x="3.447cm" svg:y="19.402cm" svg:viewBox="0 0 158 161" svg:d="M102 131c1 14 11 29 27 29 8 0 29-5 29-34 0-6 0-13 0-19-3 0-6 0-9 0 0 6 0 13 0 19 0 21-8 23-12 23-12 0-13-16-13-18 0-23 0-47 0-70 0-15 0-29-13-42-14-13-31-19-48-19-29 0-53 17-53 40 0 10 7 16 16 16 10 0 16-7 16-16 0-4-1-16-18-16 10-12 27-16 38-16 18 0 38 14 38 45 0 4 0 9 0 13-18 1-43 2-65 12-26 12-35 31-35 46 0 29 34 37 56 37 23 0 39-14 46-30zM100 73c0 12 0 23 0 35 0 34-26 46-42 46-17 0-31-13-31-30 0-20 15-49 73-51z">
              <text:p/>
            </draw:path>
            <draw:path draw:style-name="gr8" draw:text-style-name="P5" draw:layer="layout" svg:width="0.176cm" svg:height="0.15cm" svg:x="3.612cm" svg:y="19.408cm" svg:viewBox="0 0 177 151" svg:d="M97 69c10-13 23-31 32-40 11-12 25-18 42-18 0-4 0-7 0-11-9 1-20 1-29 1-11 0-29-1-34-1 0 4 0 7 0 11 8 1 10 5 10 11s-3 10-5 12c-7 9-15 19-22 28-9-12-18-24-27-36-3-3-3-4-3-6 0-5 5-9 12-9 0-4 0-7 0-11-9 0-32 1-38 1-7 0-24 0-33-1 0 4 0 7 0 11 24 0 25 0 41 21 12 15 23 31 35 46-11 14-22 28-33 42-17 20-38 21-45 21 0 3 0 6 0 10 9 0 20-1 29-1 10 0 25 1 33 1 0-4 0-7 0-10-7-1-10-6-10-11 0-8 10-20 32-45 9 12 18 23 27 35 2 4 7 10 7 12 0 3-3 8-13 9 0 3 0 6 0 10 11 0 31-1 38-1 10 0 23 1 34 1 0-4 0-7 0-10-19 0-25-1-33-11-16-20-31-41-47-61z">
              <text:p/>
            </draw:path>
            <draw:path draw:style-name="gr8" draw:text-style-name="P5" draw:layer="layout" svg:width="0.077cm" svg:height="0.242cm" svg:x="3.863cm" svg:y="19.316cm" svg:viewBox="0 0 78 243" svg:d="M51 0c-17 1-34 3-51 4 0 3 0 7 0 10 25 0 28 3 28 20 0 61 0 122 0 183 0 16-4 16-28 16 0 3 0 6 0 10 12 0 30-1 39-1 8 0 26 1 39 1 0-4 0-7 0-10-23 0-27 0-27-16 0-72 0-145 0-217z">
              <text:p/>
            </draw:path>
            <draw:path draw:style-name="gr8" draw:text-style-name="P5" draw:layer="layout" svg:width="0.074cm" svg:height="0.233cm" svg:x="3.961cm" svg:y="19.325cm" svg:viewBox="0 0 75 234" svg:d="M51 79c-17 1-33 3-50 4 0 4 0 7 0 11 23 0 26 2 26 19 0 32 0 63 0 95 0 16-3 16-27 16 0 3 0 6 0 10 11 0 30-1 39-1 12 0 24 1 36 1 0-4 0-7 0-10-23 0-24-2-24-16 0-43 0-86 0-129zM52 18c0-11-9-18-19-18-11 0-18 9-18 18 0 10 7 19 18 19 10 0 19-8 19-19z">
              <text:p/>
            </draw:path>
            <draw:path draw:style-name="gr8" draw:text-style-name="P5" draw:layer="layout" svg:width="0.113cm" svg:height="0.16cm" svg:x="4.059cm" svg:y="19.402cm" svg:viewBox="0 0 114 161" svg:d="M61 89c8 2 37 7 37 33 0 18-13 32-40 32-30 0-42-20-49-50-1-5-1-6-5-6s-4 2-4 9c0 15 0 31 0 46 0 6 0 8 3 8 2 0 3 0 9-7 1 0 1-1 7-8 16 15 32 15 39 15 40 0 56-23 56-48 0-19-10-30-14-34-12-11-26-14-40-17-20-4-44-8-44-28 0-13 10-27 40-27 38 0 40 31 41 42 0 3 3 3 4 3 5 0 5-1 5-8 0-12 0-23 0-35 0-6 0-9-4-9-2 0-3 0-7 4-1 2-5 5-6 6-14-10-28-10-33-10-43 0-56 24-56 43 0 13 5 22 15 30 11 9 21 11 46 16z">
              <text:p/>
            </draw:path>
            <draw:path draw:style-name="gr8" draw:text-style-name="P5" draw:layer="layout" svg:width="0.109cm" svg:height="0.219cm" svg:x="4.192cm" svg:y="19.343cm" svg:viewBox="0 0 110 220" svg:d="M54 76c17 0 34 0 51 0 0-4 0-7 0-11-17 0-34 0-51 0 0-22 0-43 0-65-3 0-5 0-8 0-1 29-11 67-46 68 0 3 0 5 0 8 10 0 20 0 30 0 0 32 0 65 0 97 0 43 33 47 45 47 25 0 35-25 35-47 0-7 0-14 0-20-3 0-6 0-9 0 0 6 0 12 0 19 0 26-10 40-23 40-24 0-24-32-24-38 0-33 0-65 0-98z">
              <text:p/>
            </draw:path>
            <draw:path draw:style-name="gr8" draw:text-style-name="P5" draw:layer="layout" svg:width="0.171cm" svg:height="0.112cm" svg:x="3.142cm" svg:y="19.742cm" svg:viewBox="0 0 172 113" svg:d="M105 100c4 5 15 13 32 13 26 0 35-36 35-38 0-5-4-5-8-5-6 0-7 1-8 6-3 11-8 26-17 26-6 0-7-6-7-10 0-3 3-13 4-19 4-14 7-28 11-42 1-5 3-15 3-17 0-8-6-12-12-12-14 0-18 12-19 19-2 9-5 17-7 26-2 10-5 21-7 31-2 6-2 7-6 10-6 8-15 14-26 14-16 0-16-13-16-18 0-14 6-30 14-48 2-7 3-10 3-13 0-15-16-23-31-23-28 0-43 31-43 39 0 4 4 4 8 4 6 0 6-1 8-5 4-14 15-27 25-27 2 0 4 0 4 6 0 5-1 9-4 14-9 23-14 37-14 48 0 28 24 34 44 34 12 0 23-3 34-13z">
              <text:p/>
            </draw:path>
            <draw:path draw:style-name="gr8" draw:text-style-name="P5" draw:layer="layout" svg:width="0.135cm" svg:height="0.16cm" svg:x="3.351cm" svg:y="19.711cm" svg:viewBox="0 0 136 161" svg:d="M126 87c4 0 10 0 10-6s-5-6-10-6c-38 0-75 0-113 0 3-36 33-63 71-63 14 0 28 0 42 0 4 0 10 0 10-5 0-7-5-7-10-7-14 0-29 0-43 0-45 0-83 36-83 81s38 80 83 80c14 0 29 0 43 0 4 0 10 0 10-6s-5-6-10-6c-14 0-28 0-42 0-38 0-68-27-71-62 38 0 75 0 113 0z">
              <text:p/>
            </draw:path>
            <draw:path draw:style-name="gr8" draw:text-style-name="P5" draw:layer="layout" svg:width="0.138cm" svg:height="0.178cm" svg:x="3.522cm" svg:y="19.68cm" svg:viewBox="0 0 139 179" svg:d="M133 134c0-2-2-1-3-2-2 0-12 1-20 12-11 15-25 20-39 20-26 0-48-19-48-56 0-18 7-46 26-69 10-13 25-24 50-24 13 0 17 5 17 14s-10 26-12 29c-1 1-1 2-1 3 0 2 2 2 3 2 4 0 13-5 18-10 1-1 15-24 15-36 0-17-16-17-22-17-31 0-61 15-83 37-18 19-34 52-34 82 0 36 22 60 54 60 43 0 79-39 79-45z">
              <text:p/>
            </draw:path>
            <draw:path draw:style-name="gr8" draw:text-style-name="P5" draw:layer="layout" svg:width="0.06cm" svg:height="0.118cm" svg:x="3.683cm" svg:y="19.771cm" svg:viewBox="0 0 61 119" svg:d="M53 8c0-4-3-8-8-8-4 0-10 5-10 11 0 5 4 7 7 7 6 0 11-5 11-10zM61 92c0-2-2-1-3-2-3 0-3 0-4 4-3 9-11 19-20 19-4 0-5-2-5-6s0-6 2-9c1-4 3-7 4-10 0-1 7-18 10-24 1-3 2-6 2-9 0-8-8-15-19-15-19 0-28 22-28 27 0 2 2 2 3 2 3 0 3 0 4-3 4-12 13-20 20-20 4 0 5 2 5 6 0 1 0 3-1 7-1 3-9 22-11 28-1 3-1 3-4 9-1 2-2 5-2 8 0 9 9 15 19 15 19 0 28-22 28-27z">
              <text:p/>
            </draw:path>
            <draw:path draw:style-name="gr8" draw:text-style-name="P5" draw:layer="layout" svg:width="0.082cm" svg:height="0.155cm" svg:x="4.39cm" svg:y="19.459cm" svg:viewBox="0 0 83 156" svg:d="M50 56c8 0 17 0 25 0 5 0 8 0 8-5 0-4-3-4-7-4-8 0-15 0-23 0 3-12 6-24 9-36 0-1 0-3 0-4 0-4-3-7-8-7-6 0-10 4-12 10-1 6 2-6-9 37-8 0-17 0-25 0-5 0-8 0-8 6 0 3 3 3 8 3 8 0 15 0 23 0-5 19-10 39-15 58-1 6-3 15-3 18 0 15 12 24 26 24 27 0 43-35 43-38s-3-3-4-3c-3 0-3 0-5 4-7 16-20 30-33 30-5 0-9-3-9-12 0-3 1-8 2-10 6-24 11-47 17-71z">
              <text:p/>
            </draw:path>
            <draw:path draw:style-name="gr8" draw:text-style-name="P5" draw:layer="layout" svg:width="0.17cm" svg:height="0.841cm" svg:x="4.608cm" svg:y="19.05cm" svg:viewBox="0 0 171 842" svg:d="M100 536c0-16 0-42-22-71-14-17-34-32-58-43 69-33 80-84 80-104 0-68 0-135 0-202 0-22 0-67 68-101 3-1 3-2 3-7 0-7 0-8-7-8-5 0-6 0-15 4-35 18-69 45-77 88-1 7-1 10-1 34 0 54 0 108 0 162 0 11 0 29 0 33-3 37-25 69-65 91-5 3-6 4-6 9 0 6 1 7 5 9 24 12 58 38 65 82 1 8 1 8 1 12 0 70 0 140 0 209 0 51 35 84 79 105 8 4 8 4 14 4 7 0 7 0 7-8 0-6 0-6-3-8-14-7-60-30-67-80-1-5-1-9-1-30 0-60 0-120 0-180z">
              <text:p/>
            </draw:path>
            <draw:path draw:style-name="gr8" draw:text-style-name="P5" draw:layer="layout" svg:width="0.274cm" svg:height="0.154cm" svg:x="4.875cm" svg:y="19.404cm" svg:viewBox="0 0 275 155" svg:d="M28 35c0 31 0 63 0 94 0 16-4 16-28 16 0 3 0 6 0 10 13 0 31-1 40-1s28 1 40 1c0-4 0-7 0-10-24 0-28 0-28-16 0-22 0-43 0-65 0-36 25-56 48-56 22 0 26 19 26 39 0 27 0 55 0 82 0 16-4 16-28 16 0 3 0 6 0 10 12 0 30-1 40-1 9 0 27 1 39 1 0-4 0-7 0-10-23 0-27 0-27-16 0-22 0-43 0-65 0-36 25-56 47-56s26 19 26 39c0 27 0 55 0 82 0 16-4 16-27 16 0 3 0 6 0 10 12 0 30-1 40-1 9 0 27 1 39 1 0-4 0-7 0-10-18 0-27 0-27-11 0-22 0-45 0-67 0-30 0-41-11-54-5-6-17-13-37-13-30 0-45 21-51 35-5-31-31-35-47-35-26 0-42 15-52 37 0-12 0-25 0-37-17 1-33 3-50 4 0 4 0 7 0 11 25 0 28 2 28 20z">
              <text:p/>
            </draw:path>
            <draw:path draw:style-name="gr8" draw:text-style-name="P5" draw:layer="layout" svg:width="0.157cm" svg:height="0.16cm" svg:x="5.172cm" svg:y="19.402cm" svg:viewBox="0 0 158 161" svg:d="M102 131c2 14 11 29 28 29 7 0 28-5 28-34 0-6 0-13 0-19-3 0-5 0-8 0 0 6 0 13 0 19 0 21-9 23-13 23-12 0-13-16-13-18 0-23 0-47 0-70 0-15 0-29-13-42s-31-19-48-19c-29 0-53 17-53 40 0 10 7 16 16 16 10 0 16-7 16-16 0-4-1-16-18-16 10-12 27-16 38-16 18 0 38 14 38 45 0 4 0 9 0 13-18 1-43 2-65 12-26 12-35 31-35 46 0 29 34 37 56 37 23 0 39-14 46-30zM100 73c0 12 0 23 0 35 0 34-26 46-41 46-18 0-32-13-32-30 0-20 15-49 73-51z">
              <text:p/>
            </draw:path>
            <draw:path draw:style-name="gr8" draw:text-style-name="P5" draw:layer="layout" svg:width="0.176cm" svg:height="0.15cm" svg:x="5.337cm" svg:y="19.408cm" svg:viewBox="0 0 177 151" svg:d="M97 69c10-13 24-31 32-40 11-12 25-18 42-18 0-4 0-7 0-11-9 1-20 1-29 1-11 0-29-1-34-1 0 4 0 7 0 11 8 1 10 5 10 11s-3 10-5 12c-7 9-15 19-22 28-9-12-18-24-27-36-3-3-3-4-3-6 0-5 5-9 12-9 0-4 0-7 0-11-9 0-32 1-38 1-7 0-24 0-33-1 0 4 0 7 0 11 24 0 25 0 41 21 12 15 23 31 35 46-11 14-22 28-33 42-17 20-38 21-45 21 0 3 0 6 0 10 9 0 20-1 29-1 10 0 25 1 34 1 0-4 0-7 0-10-8-1-11-6-11-11 0-8 11-20 32-45 9 12 18 23 27 35 3 4 7 10 7 12 0 3-3 8-13 9 0 3 0 6 0 10 11 0 31-1 38-1 10 0 24 1 34 1 0-4 0-7 0-10-19 0-25-1-33-11-16-20-31-41-47-61z">
              <text:p/>
            </draw:path>
            <draw:path draw:style-name="gr8" draw:text-style-name="P5" draw:layer="layout" svg:width="0.149cm" svg:height="0.16cm" svg:x="4.837cm" svg:y="19.698cm" svg:viewBox="0 0 150 161" svg:d="M126 112c8-31 15-61 23-92 1-3 1-5 1-6 0-8-7-12-13-12-14 0-17 12-19 19-2 9-4 17-6 26-3 10-5 21-8 31-1 6-1 7-5 10-6 7-15 14-26 14-17 0-17-13-17-18 0-14 7-30 14-48 3-7 4-10 4-13 0-15-16-23-32-23-28 0-42 31-42 38 0 5 4 5 7 5 7 0 7-1 8-6 5-14 15-26 26-26 1 0 4 0 4 6 0 5-2 9-4 14-9 22-14 37-14 48 0 28 23 34 44 34 7 0 15-1 26-7-6 28-27 44-45 44-2 0-7 0-13-2 7-5 9-13 9-16 0-7-6-13-14-13-11 0-20 9-20 20 0 13 13 22 38 22 29 0 66-17 74-49z">
              <text:p/>
            </draw:path>
            <draw:path draw:style-name="gr8" draw:text-style-name="P5" draw:layer="layout" svg:width="0.135cm" svg:height="0.16cm" svg:x="5.028cm" svg:y="19.667cm" svg:viewBox="0 0 136 161" svg:d="M126 87c4 0 10 0 10-6s-6-6-10-6c-38 0-76 0-114 0 4-36 34-63 72-63 14 0 28 0 42 0 4 0 10 0 10-5 0-7-6-7-10-7-14 0-29 0-43 0-46 0-83 36-83 81s38 80 83 80c14 0 29 0 43 0 4 0 10 0 10-6s-6-6-10-6c-14 0-28 0-42 0-38 0-68-27-72-62 38 0 76 0 114 0z">
              <text:p/>
            </draw:path>
            <draw:path draw:style-name="gr8" draw:text-style-name="P5" draw:layer="layout" svg:width="0.165cm" svg:height="0.167cm" svg:x="5.208cm" svg:y="19.641cm" svg:viewBox="0 0 166 168" svg:d="M85 89c3-3 3-4 3-5s-1-3-2-3c-18-24-37-48-55-72 21 0 41 0 62 0 41 0 59 6 64 48 3 0 6 0 9 0-3-19-5-38-8-57-50 0-101 0-151 0-6 0-7 1-7 7 22 29 45 58 67 87-21 22-43 44-64 66-3 3-3 3-3 5 0 3 3 3 7 3 50 0 101 0 151 0 3-20 5-39 8-59-3 0-6 0-9 0-5 42-26 45-44 46-9 1-10 1-20 1-25 0-49 0-74 0 22-22 44-45 66-67z">
              <text:p/>
            </draw:path>
            <draw:path draw:style-name="gr8" draw:text-style-name="P5" draw:layer="layout" svg:width="0.111cm" svg:height="0.157cm" svg:x="5.408cm" svg:y="19.615cm" svg:viewBox="0 0 112 158" svg:d="M112 25c0-18-19-25-35-25-22 0-44 24-50 45-9 37-18 73-27 110-1 2 1 3 4 3 1 0 3 0 3-3 4-15 8-29 11-44 8 10 17 15 30 15 30 0 58-19 58-43 0-13-5-21-15-28 9-5 21-15 21-30zM72 55c-3 0-7 1-10 1s-5-1-8-1c3-1 7-1 10-1s5 0 8 1zM98 22c0 12-6 23-16 29-4-2-12-3-18-3-4 0-18 0-18 7 0 5 5 7 16 7 10 0 14-2 20-3 7 4 9 11 9 19 0 25-18 42-42 42-14 0-27-7-27-22 0-2 1-4 1-7 4-15 8-29 11-44 5-20 23-41 43-41 10 0 21 3 21 16z">
              <text:p/>
            </draw:path>
            <draw:path draw:style-name="gr8" draw:text-style-name="P5" draw:layer="layout" svg:width="0.116cm" svg:height="0.032cm" svg:x="5.671cm" svg:y="19.325cm" svg:viewBox="0 0 117 33" svg:d="M117 5c-2-2-4-3-6-5-10 6-13 17-29 17-8 0-17-6-23-9-9-6-15-8-21-8-14 0-20 8-38 27 2 2 3 4 5 6 0-1 14-17 29-17 8 0 17 5 23 8 10 6 16 9 22 9 13 0 20-8 38-28z">
              <text:p/>
            </draw:path>
            <draw:path draw:style-name="gr8" draw:text-style-name="P5" draw:layer="layout" svg:width="0.144cm" svg:height="0.223cm" svg:x="5.629cm" svg:y="19.404cm" svg:viewBox="0 0 145 224" svg:d="M145 4c0-1-1-3-3-3-4 0-18 14-24 24-8-19-22-25-33-25-41 0-85 52-85 103 0 35 21 56 47 56 15 0 29-8 41-21-3 13-14 60-16 63-2 10-5 11-25 12-4 0-8 0-8 7 2 1 0 4 5 4 11 0 23-1 35-1s24 1 36 1c2 0 6 0 6-7 0-4-3-4-9-4-17 0-17-3-17-6 0-2 1-4 2-8 16-65 32-130 48-195zM48 152c-21 0-23-27-23-33 0-17 11-56 17-70 10-26 29-41 43-41 23 0 28 28 28 31 0 2-19 79-20 80-6 10-25 33-45 33z">
              <text:p/>
            </draw:path>
            <draw:path draw:style-name="gr8" draw:text-style-name="P5" draw:layer="layout" svg:width="0.08cm" svg:height="0.35cm" svg:x="5.82cm" svg:y="19.296cm" svg:viewBox="0 0 81 351" svg:d="M81 348c0-1 0-2-6-8-44-44-55-111-55-164 0-61 13-123 57-166 4-5 4-5 4-6 0-3-1-4-3-4-4 0-35 24-56 69-18 38-22 77-22 107 0 27 4 70 23 109 21 43 51 66 55 66 2 0 3-1 3-3z">
              <text:p/>
            </draw:path>
            <draw:path draw:style-name="gr8" draw:text-style-name="P5" draw:layer="layout" svg:width="0.192cm" svg:height="0.228cm" svg:x="5.933cm" svg:y="19.401cm" svg:viewBox="0 0 193 229" svg:d="M191 26c2-6 2-7 2-8 0-8-6-15-16-15-19 0-23 16-25 26-3 12-7 24-10 36-4 17-10 44-14 58-2 8-13 17-14 17-4 3-12 9-24 9-21 0-21-18-21-26 0-21 11-49 21-74 3-9 4-12 4-18 0-20-20-31-39-31-38 0-55 48-55 55 0 4 5 4 8 4 4 0 7 0 8-4 12-39 31-43 37-43 2 0 5 0 5 8s-3 17-5 23c-14 35-22 55-22 73 0 40 36 45 56 45 9 0 21-1 34-10-10 43-36 66-60 66-5 0-15-1-22-5 11-5 17-14 17-24 0-12-10-16-17-16-13 0-26 11-26 27 0 18 19 30 48 30 40 0 86-27 97-70 11-44 22-89 33-133z">
              <text:p/>
            </draw:path>
            <draw:path draw:style-name="gr8" draw:text-style-name="P5" draw:layer="layout" svg:width="0.013cm" svg:height="0.35cm" svg:x="6.184cm" svg:y="19.296cm" svg:viewBox="0 0 14 351" svg:d="M14 13c0-7 0-13-7-13s-7 6-7 13c0 109 0 217 0 326 0 6 0 12 7 12s7-6 7-12c0-109 0-217 0-326z">
              <text:p/>
            </draw:path>
            <draw:path draw:style-name="gr8" draw:text-style-name="P5" draw:layer="layout" svg:width="0.215cm" svg:height="0.16cm" svg:x="6.251cm" svg:y="19.401cm" svg:viewBox="0 0 216 161" svg:d="M186 47c3-10 7-27 7-29 0-7-5-15-16-15-6 0-19 3-24 18-1 5-17 69-20 80-2 8-4 18-5 25-6 8-20 23-38 23-21 0-21-18-21-26 0-21 11-49 21-74 3-9 4-12 4-18 0-20-20-31-39-31-38 0-55 48-55 55 0 4 5 4 8 4 5 0 7 0 8-4 12-39 31-43 37-43 2 0 6 0 6 8s-5 18-6 22c-15 37-22 56-22 74 0 40 36 45 56 45 11 0 26-1 45-19 11 17 32 19 40 19 13 0 23-7 31-20 8-14 13-33 13-34 0-5-5-5-8-5-4 0-6 0-7 1s-1 2-3 11c-7 27-15 35-24 35-5 0-8-4-8-13 0-6 1-12 5-26 2-10 6-24 7-32 3-10 5-21 8-31z">
              <text:p/>
            </draw:path>
            <draw:path draw:style-name="gr8" draw:text-style-name="P5" draw:layer="layout" svg:width="0.08cm" svg:height="0.35cm" svg:x="6.499cm" svg:y="19.296cm" svg:viewBox="0 0 81 351" svg:d="M81 176c0-28-3-70-23-110-21-43-51-66-55-66-2 0-3 1-3 4 0 1 0 1 7 8 34 34 54 90 54 164 0 60-13 122-56 166-5 4-5 5-5 6 0 2 1 3 3 3 4 0 36-24 56-68 18-39 22-78 22-107z">
              <text:p/>
            </draw:path>
            <draw:path draw:style-name="gr8" draw:text-style-name="P5" draw:layer="layout" svg:width="0.17cm" svg:height="0.841cm" svg:x="6.662cm" svg:y="19.05cm" svg:viewBox="0 0 171 842" svg:d="M100 531c0-42 21-78 68-102 2-1 3-2 3-7 0-6-1-7-4-9-64-33-67-85-67-95 0-70 0-140 0-209 0-51-35-84-79-105-8-4-8-4-14-4-7 0-7 1-7 8 0 5 0 6 3 8 15 7 60 30 67 80 1 5 1 9 1 30 0 60 0 120 0 180 0 16 0 42 22 71 13 17 33 33 58 44-69 32-80 83-80 103 0 68 0 135 0 202 0 18 0 39-21 65-16 19-33 28-48 36-2 1-2 2-2 7 0 7 0 8 7 8 5 0 6 0 15-4 35-18 69-45 77-88 1-7 1-10 1-34 0-61 0-123 0-185z">
              <text:p/>
            </draw:path>
          </draw:g>
        </draw:g>
        <draw:g draw:style-name="gr7">
          <svg:title>TexMaths</svg:title>
          <svg:desc>10§display§(t = |\mathcal{C}_i| - 2^{b_i})§svg§600§TRUE§</svg:desc>
          <draw:g>
            <draw:path draw:style-name="gr8" draw:text-style-name="P5" draw:layer="layout" svg:width="0.08cm" svg:height="0.349cm" svg:x="7.256cm" svg:y="19.301cm" svg:viewBox="0 0 81 350" svg:d="M81 346c0-1 0-1-6-7-44-44-55-111-55-163 0-61 14-123 57-166 4-5 4-5 4-6 0-3-1-4-3-4-4 0-35 24-56 69-18 38-22 77-22 107 0 26 4 68 23 108 21 43 51 66 55 66 2 0 3-1 3-4z">
              <text:p/>
            </draw:path>
            <draw:path draw:style-name="gr8" draw:text-style-name="P5" draw:layer="layout" svg:width="0.107cm" svg:height="0.221cm" svg:x="7.366cm" svg:y="19.345cm" svg:viewBox="0 0 108 222" svg:d="M64 79c11 0 22 0 33 0 7 0 11 0 11-7 0-4-4-4-10-4-10 0-21 0-31 0 12-50 14-57 14-59 0-6-4-9-10-9-1 0-11 0-14 12-5 19-9 37-14 56-11 0-22 0-33 0-7 0-10 0-10 7 0 4 3 4 10 4 10 0 20 0 30 0-25 100-26 106-26 112 0 18 13 31 32 31 36 0 56-50 56-53s-3-3-4-3c-3 0-4 1-6 5-15 35-33 43-45 43-8 0-11-4-11-15 0-8 1-11 2-17 9-35 17-69 26-103z">
              <text:p/>
            </draw:path>
            <draw:path draw:style-name="gr8" draw:text-style-name="P5" draw:layer="layout" svg:width="0.232cm" svg:height="0.081cm" svg:x="7.602cm" svg:y="19.43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013cm" svg:height="0.349cm" svg:x="7.995cm" svg:y="19.301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82cm" svg:height="0.254cm" svg:x="8.055cm" svg:y="19.317cm" svg:viewBox="0 0 183 255" svg:d="M170 192c0-2-2-2-4-2-6 0-14 5-15 5-7 5-8 6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8" draw:text-style-name="P5" draw:layer="layout" svg:width="0.074cm" svg:height="0.164cm" svg:x="8.247cm" svg:y="19.453cm" svg:viewBox="0 0 75 165" svg:d="M68 9c0-4-3-9-10-9-6 0-13 6-13 14 0 4 3 9 9 9 8 0 14-7 14-14zM18 134c-1 3-2 6-2 10 0 12 10 21 23 21 25 0 36-34 36-37s-3-2-4-3c-4 0-4 1-5 4-6 19-17 29-26 29-5 0-6-3-6-8 0-6 1-10 4-16 2-6 5-13 8-19 2-6 11-29 12-32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13cm" svg:height="0.349cm" svg:x="8.393cm" svg:y="19.301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4cm" svg:height="0.013cm" svg:x="8.556cm" svg:y="19.469cm" svg:viewBox="0 0 215 14" svg:d="M203 14c6 0 12 0 12-7s-6-7-12-7c-63 0-127 0-190 0-6 0-13 0-13 7s7 7 13 7c63 0 127 0 190 0z">
              <text:p/>
            </draw:path>
            <draw:path draw:style-name="gr8" draw:text-style-name="P5" draw:layer="layout" svg:width="0.139cm" svg:height="0.231cm" svg:x="8.896cm" svg:y="19.331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8" draw:text-style-name="P5" draw:layer="layout" svg:width="0.099cm" svg:height="0.172cm" svg:x="9.07cm" svg:y="19.249cm" svg:viewBox="0 0 100 173" svg:d="M49 7c0-1 1-3 1-4s-1-3-4-3c-5 0-25 2-31 2-2 1-6 1-6 6 0 4 4 4 7 4 11 0 11 1 11 3s-2 12-4 17c-2 8-3 15-5 23s-16 62-16 65c-2 6-2 9-2 12 0 25 16 41 36 41 31 0 64-34 64-70 0-29-20-41-37-41-13 0-24 7-31 14 6-23 11-46 17-69zM37 166c-12 0-19-11-19-25 0-9 2-17 9-45 1-5 1-5 6-11 9-11 20-16 29-16 10 0 18 7 18 24 0 10-5 35-13 49-5 12-18 24-30 24z">
              <text:p/>
            </draw:path>
            <draw:path draw:style-name="gr8" draw:text-style-name="P5" draw:layer="layout" svg:width="0.06cm" svg:height="0.117cm" svg:x="9.194cm" svg:y="19.338cm" svg:viewBox="0 0 61 118" svg:d="M53 7c0-4-3-7-8-7-4 0-10 4-10 10 0 5 4 8 7 8 6 0 11-6 11-11zM61 91c0-2-2-2-3-2-3 0-3 1-4 4-3 9-11 19-20 19-4 0-5-2-5-6s0-6 2-9c1-4 3-7 4-10 0-1 7-17 10-24 1-3 2-6 2-9 0-8-8-15-19-15-19 0-28 22-28 27 0 3 2 3 3 3 3 0 3-1 4-4 4-12 13-20 20-20 4 0 5 2 5 7 0 2 0 3-1 6s-9 22-11 28c-1 3-1 3-4 9-1 3-2 5-2 8 0 9 9 15 19 15 19 0 28-22 28-27z">
              <text:p/>
            </draw:path>
            <draw:path draw:style-name="gr8" draw:text-style-name="P5" draw:layer="layout" svg:width="0.081cm" svg:height="0.349cm" svg:x="9.326cm" svg:y="19.301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\mathcal{C}_i = 
\mathcal{C}_i \setminus \mathcal{Y}_i§svg§600§TRUE§</svg:desc>
          <draw:g>
            <draw:path draw:style-name="gr8" draw:text-style-name="P5" draw:layer="layout" svg:width="0.183cm" svg:height="0.254cm" svg:x="1.792cm" svg:y="20.042cm" svg:viewBox="0 0 184 255" svg:d="M170 191c0-2-1-2-3-2-6 0-14 5-15 5-7 4-8 7-12 13-11 16-27 28-50 28-31 0-60-23-60-74 0-32 13-73 32-101 15-23 34-41 70-41 13 0 22 5 22 18 0 12-13 37-17 44-2 4-2 5-2 6 0 2 1 2 3 2 7 0 20-8 25-13 0-2 21-36 21-54 0-19-16-22-29-22-51 0-92 33-109 53-41 50-46 105-46 123 0 50 26 79 67 79 57 0 103-55 103-64z">
              <text:p/>
            </draw:path>
            <draw:path draw:style-name="gr8" draw:text-style-name="P5" draw:layer="layout" svg:width="0.073cm" svg:height="0.164cm" svg:x="1.985cm" svg:y="20.179cm" svg:viewBox="0 0 74 165" svg:d="M68 9c0-4-3-9-10-9s-14 6-14 14c0 4 3 9 10 9s14-7 14-14zM18 134c-1 3-3 6-3 10 0 12 10 21 24 21 24 0 35-34 35-37 0-4-3-4-4-4-3 0-3 2-4 5-6 19-17 29-26 29-5 0-7-3-7-8 0-6 2-11 4-16 3-7 5-13 8-20 2-5 11-28 12-31 1-2 2-5 2-8 0-11-10-20-24-20-24 0-35 33-35 37 0 3 3 3 4 3 3 0 4-1 4-4 7-21 18-30 27-30 4 0 6 2 6 9 0 6-2 9-8 25-5 13-10 26-15 39z">
              <text:p/>
            </draw:path>
            <draw:path draw:style-name="gr8" draw:text-style-name="P5" draw:layer="layout" svg:width="0.233cm" svg:height="0.082cm" svg:x="2.207cm" svg:y="20.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82cm" svg:height="0.254cm" svg:x="2.563cm" svg:y="20.042cm" svg:viewBox="0 0 183 255" svg:d="M170 191c0-2-2-2-4-2-6 0-14 5-15 5-7 4-8 7-12 13-11 16-27 28-49 28-32 0-61-23-61-74 0-32 13-73 32-101 15-23 34-41 70-41 14 0 22 5 22 18 0 12-13 37-17 44-2 4-2 5-2 6 0 2 2 2 4 2 7 0 20-8 24-13 1-2 21-36 21-54 0-19-16-22-28-22-51 0-93 33-109 53-42 50-46 105-46 123 0 50 26 79 66 79 57 0 104-55 104-64z">
              <text:p/>
            </draw:path>
            <draw:path draw:style-name="gr8" draw:text-style-name="P5" draw:layer="layout" svg:width="0.073cm" svg:height="0.164cm" svg:x="2.754cm" svg:y="20.179cm" svg:viewBox="0 0 74 165" svg:d="M68 9c0-4-3-9-10-9-6 0-14 6-14 14 0 4 4 9 10 9 7 0 14-7 14-14zM18 134c-1 3-2 6-2 10 0 12 9 21 23 21 25 0 35-34 35-37 0-4-3-4-4-4-3 0-3 2-4 5-6 19-17 29-26 29-5 0-6-3-6-8 0-6 1-11 4-16 2-7 5-13 7-20 3-5 11-28 12-31 1-2 2-5 2-8 0-11-10-20-23-20-25 0-36 33-36 37 0 3 3 3 4 3 4 0 4-1 4-4 7-21 18-30 27-30 4 0 6 2 6 9 0 6-2 9-8 25-5 13-10 26-15 39z">
              <text:p/>
            </draw:path>
            <draw:path draw:style-name="gr8" draw:text-style-name="P5" draw:layer="layout" svg:width="0.135cm" svg:height="0.349cm" svg:x="2.957cm" svg:y="20.026cm" svg:viewBox="0 0 136 350" svg:d="M121 341c2 5 4 9 8 9s7-3 7-7c0-1 0-2-1-6-40-109-81-219-121-328-2-6-3-9-7-9s-7 3-7 7c0 1 0 2 1 6 40 109 80 219 120 328z">
              <text:p/>
            </draw:path>
            <draw:path draw:style-name="gr8" draw:text-style-name="P5" draw:layer="layout" svg:width="0.24cm" svg:height="0.284cm" svg:x="3.202cm" svg:y="20.05cm" svg:viewBox="0 0 241 285" svg:d="M132 204c1-13 2-31 2-41 0-37-2-163-75-163-25 0-46 21-46 26 0 3 2 2 3 3 2 0 13-2 21-12 31 1 51 23 62 68 6 28 9 59 9 91 0 20-2 44-2 48 0 3 0 4-1 4-1 1-36 30-53 30-3 0-31 0-38-29-1-2-1-4-3-4-4 0-11 12-11 21 0 14 13 39 43 39 27 0 85-51 115-86 71-80 83-140 83-159 0-29-20-40-34-40-10 0-13 17-13 21 0 5 2 5 7 6 21 2 26 19 26 29 0 11-17 73-95 148z">
              <text:p/>
            </draw:path>
            <draw:path draw:style-name="gr8" draw:text-style-name="P5" draw:layer="layout" svg:width="0.074cm" svg:height="0.164cm" svg:x="3.437cm" svg:y="20.179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</draw:g>
        </draw:g>
        <draw:g draw:style-name="gr7">
          <svg:title>TexMaths</svg:title>
          <svg:desc>10§display§(
\bm{u} \in \mathcal{C}_i, 
\bm{y} \in \Sigma^\beta
)§svg§600§TRUE§</svg:desc>
          <draw:g>
            <draw:path draw:style-name="gr8" draw:text-style-name="P5" draw:layer="layout" svg:width="0.08cm" svg:height="0.348cm" svg:x="6.985cm" svg:y="18.662cm" svg:viewBox="0 0 81 349" svg:d="M81 345c0-1 0-1-6-7-44-44-55-111-55-163 0-61 14-122 57-166 4-4 4-5 4-6 0-2-1-3-3-3-4 0-35 24-56 68-18 39-22 77-22 107 0 27 4 69 23 108 21 43 51 66 55 66 2 0 3-1 3-4z">
              <text:p/>
            </draw:path>
            <draw:path draw:style-name="gr8" draw:text-style-name="P5" draw:layer="layout" svg:width="0.215cm" svg:height="0.16cm" svg:x="7.098cm" svg:y="18.766cm" svg:viewBox="0 0 216 161" svg:d="M186 47c3-9 7-26 7-29 0-7-6-15-16-15-6 0-19 3-24 19-1 4-17 68-20 79-2 8-4 19-5 25-6 8-20 23-38 23-21 0-21-18-21-26 0-21 11-49 21-74 3-9 4-11 4-17 0-21-20-32-39-32-38 0-55 48-55 55 0 5 5 5 8 5 5 0 7 0 8-5 12-39 31-42 37-42 2 0 6 0 6 7 0 8-5 18-6 22-15 37-22 57-22 74 0 40 36 45 56 45 11 0 26-1 45-19 11 17 32 19 40 19 13 0 23-7 31-20 8-14 13-33 13-34 0-5-5-5-8-5-4 0-6 0-8 1 0 1 0 2-2 11-7 27-15 35-24 35-5 0-8-4-8-13 0-6 1-12 5-26 2-10 6-24 7-31 3-11 5-21 8-32z">
              <text:p/>
            </draw:path>
            <draw:path draw:style-name="gr8" draw:text-style-name="P5" draw:layer="layout" svg:width="0.174cm" svg:height="0.202cm" svg:x="7.453cm" svg:y="18.735cm" svg:viewBox="0 0 175 203" svg:d="M163 109c6 0 12 0 12-7s-6-7-12-7c-50 0-99 0-149 0 4-47 45-81 94-81 18 0 37 0 55 0 6 0 12 0 12-7s-6-7-12-7c-18 0-37 0-55 0-61 0-108 46-108 102s47 101 108 101c18 0 37 0 55 0 6 0 12-1 12-7 0-7-6-7-12-7-18 0-37 0-55 0-49 0-90-33-94-80 50 0 99 0 149 0z">
              <text:p/>
            </draw:path>
            <draw:path draw:style-name="gr8" draw:text-style-name="P5" draw:layer="layout" svg:width="0.182cm" svg:height="0.253cm" svg:x="7.76cm" svg:y="18.678cm" svg:viewBox="0 0 183 254" svg:d="M170 191c0-2-2-2-4-2-6 0-14 5-15 5-7 5-8 7-12 12-11 17-27 29-50 29-31 0-60-23-60-75 0-31 13-73 32-101 15-22 34-40 70-40 14 0 22 5 22 18 0 12-13 37-17 44-2 4-2 4-2 5 0 2 1 2 4 2 7 0 20-7 24-13 1-1 21-36 21-53 0-20-16-22-29-22-50 0-92 33-108 52-42 51-46 105-46 123 0 50 26 79 66 79 57 0 104-54 104-63z">
              <text:p/>
            </draw:path>
            <draw:path draw:style-name="gr8" draw:text-style-name="P5" draw:layer="layout" svg:width="0.073cm" svg:height="0.164cm" svg:x="7.952cm" svg:y="18.813cm" svg:viewBox="0 0 74 165" svg:d="M68 10c0-4-3-10-10-10s-14 7-14 14c0 4 4 9 10 9 7 0 14-7 14-13zM18 134c-1 3-2 6-2 11 0 11 9 20 23 20 25 0 35-33 35-37 0-3-3-3-4-3-3 0-3 1-4 4-6 20-17 30-26 30-5 0-6-4-6-9 0-6 1-10 3-16 3-6 6-13 8-19 3-6 11-29 12-31 1-3 2-6 2-8 0-12-10-21-23-21-25 0-36 33-36 37s3 4 4 4c3 0 4-2 4-4 7-21 18-30 27-30 4 0 6 2 6 8s-2 10-8 25c-5 13-10 26-15 39z">
              <text:p/>
            </draw:path>
            <draw:path draw:style-name="gr8" draw:text-style-name="P5" draw:layer="layout" svg:width="0.041cm" svg:height="0.104cm" svg:x="8.087cm" svg:y="18.886cm" svg:viewBox="0 0 42 105" svg:d="M42 37c0-23-9-37-23-37-12 0-19 9-19 19 0 9 7 18 19 18 4 0 9-1 12-4 1-1 1-1 2-1 0 2 1 0 1 5 0 26-12 47-24 59-4 3-4 4-4 5 0 3 2 4 4 4 3 0 32-27 32-68z">
              <text:p/>
            </draw:path>
            <draw:path draw:style-name="gr8" draw:text-style-name="P5" draw:layer="layout" svg:width="0.192cm" svg:height="0.227cm" svg:x="8.224cm" svg:y="18.766cm" svg:viewBox="0 0 193 228" svg:d="M191 26c2-6 2-7 2-8 0-7-6-15-17-15-18 0-22 16-25 26-3 12-6 24-9 36-4 17-11 44-14 58-2 8-13 17-14 17-4 3-12 9-24 9-21 0-21-18-21-26 0-21 11-49 21-74 3-9 4-11 4-17 0-21-20-32-40-32-37 0-54 48-54 55 0 5 5 5 8 5 4 0 7 0 8-5 12-39 31-42 36-42 3 0 6 0 6 7 0 8-4 17-6 23-13 35-21 55-21 73 0 40 35 45 56 45 9 0 21-1 34-10-10 43-36 65-61 65-4 0-14-1-21-5 11-5 17-13 17-23 0-12-10-16-17-16-13 0-26 11-26 27 0 17 19 29 47 29 41 0 87-26 98-69 11-45 22-89 33-133z">
              <text:p/>
            </draw:path>
            <draw:path draw:style-name="gr8" draw:text-style-name="P5" draw:layer="layout" svg:width="0.174cm" svg:height="0.202cm" svg:x="8.56cm" svg:y="18.735cm" svg:viewBox="0 0 175 203" svg:d="M163 109c6 0 12 0 12-7s-6-7-12-7c-50 0-99 0-149 0 4-47 45-81 94-81 18 0 37 0 55 0 6 0 12 0 12-7s-6-7-12-7c-19 0-37 0-56 0-60 0-107 46-107 102s47 101 107 101c19 0 37 0 56 0 6 0 12-1 12-7 0-7-6-7-12-7-18 0-37 0-55 0-49 0-90-33-94-80 50 0 99 0 149 0z">
              <text:p/>
            </draw:path>
            <draw:path draw:style-name="gr8" draw:text-style-name="P5" draw:layer="layout" svg:width="0.213cm" svg:height="0.237cm" svg:x="8.882cm" svg:y="18.685cm" svg:viewBox="0 0 214 238" svg:d="M111 125c3-3 2-4 3-5 0-2-1-4-2-5-24-35-48-69-72-104 27 0 54 0 81 0 59 0 77 13 84 68 3 0 6 0 9 0-3-26-7-53-10-79-65 0-130 0-195 0-8 0-9 0-9 8 29 42 58 84 87 127-28 31-55 63-83 94-4 4-4 5-4 6 0 3 4 3 9 3 65 0 130 0 195 0 3-27 7-54 10-81-3 0-6 0-9 0-6 57-30 67-85 67-32 0-65 0-97 0 29-33 59-66 88-99z">
              <text:p/>
            </draw:path>
            <draw:path draw:style-name="gr8" draw:text-style-name="P5" draw:layer="layout" svg:width="0.143cm" svg:height="0.218cm" svg:x="9.128cm" svg:y="18.607cm" svg:viewBox="0 0 144 219" svg:d="M144 34c0-21-19-34-41-34-33 0-58 38-64 63-13 51-26 102-39 153 0 2 2 3 3 3 3 0 5 0 5-1 6-21 11-43 17-65 5 12 17 22 36 22 35 0 74-25 74-62 0-15-7-29-19-37 12-8 28-22 28-42zM95 75c-4 1-5 2-13 2-4 0-9 0-11-1 2-2 9-2 11-2 4 0 9 0 13 1zM127 30c0 13-6 32-21 40-5-1-10-3-23-3-9 0-21 1-21 9 0 7 7 8 20 8 8 0 16-2 23-4 8 5 12 15 12 26 0 36-25 62-55 62-19 0-32-11-32-31 0-2 0-5 0-7 6-22 11-44 17-65 6-23 27-58 56-58 14 0 24 8 24 23z">
              <text:p/>
            </draw:path>
            <draw:path draw:style-name="gr8" draw:text-style-name="P5" draw:layer="layout" svg:width="0.081cm" svg:height="0.348cm" svg:x="9.325cm" svg:y="18.662cm" svg:viewBox="0 0 82 349" svg:d="M82 175c0-27-4-70-23-109-21-43-51-66-55-66-2 0-4 1-4 3 0 1 0 2 7 8 35 35 55 91 55 164 0 59-13 120-57 165-5 4-5 4-5 5 0 3 2 4 4 4 4 0 35-24 56-68 18-39 22-78 22-106z">
              <text:p/>
            </draw:path>
          </draw:g>
        </draw:g>
        <draw:custom-shape draw:style-name="gr41" draw:text-style-name="P6" draw:layer="layout" svg:width="3.6cm" svg:height="0.2cm" svg:x="2.2cm" svg:y="10.2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3cm" svg:y1="10.2cm" svg:x2="3cm" svg:y2="10.4cm">
          <text:p/>
        </draw:line>
        <draw:line draw:style-name="gr16" draw:text-style-name="P6" draw:layer="layout" svg:x1="3.8cm" svg:y1="10.2cm" svg:x2="3.8cm" svg:y2="10.4cm">
          <text:p/>
        </draw:line>
        <draw:line draw:style-name="gr16" draw:text-style-name="P6" draw:layer="layout" svg:x1="5cm" svg:y1="10.2cm" svg:x2="5cm" svg:y2="10.4cm">
          <text:p/>
        </draw:line>
        <draw:g draw:style-name="gr7">
          <svg:title>TexMaths</svg:title>
          <svg:desc>10§display§0§svg§600§TRUE§</svg:desc>
          <draw:g>
            <draw:path draw:style-name="gr8" draw:text-style-name="P5" draw:layer="layout" svg:width="0.145cm" svg:height="0.239cm" svg:x="2.525cm" svg:y="9.919cm" svg:viewBox="0 0 146 240" svg:d="M146 121c0-28-2-56-14-82-16-33-45-39-58-39-22 0-47 9-61 42-12 24-13 51-13 79 0 25 1 57 15 84 15 28 41 35 58 35 18 0 45-7 60-41 11-24 13-51 13-78zM73 232c-14 0-34-8-40-42-4-21-4-53-4-73 0-22 0-46 2-64 7-42 33-45 42-45 11 0 34 6 40 41 4 19 4 46 4 68 0 25 0 49-4 72-5 33-25 43-40 43z">
              <text:p/>
            </draw:path>
          </draw:g>
        </draw:g>
        <draw:g draw:style-name="gr7">
          <svg:title>TexMaths</svg:title>
          <svg:desc>10§display§1§svg§600§TRUE§</svg:desc>
          <draw:g>
            <draw:path draw:style-name="gr8" draw:text-style-name="P5" draw:layer="layout" svg:width="0.113cm" svg:height="0.231cm" svg:x="3.325cm" svg:y="9.921cm" svg:viewBox="0 0 114 232" svg:d="M71 9c0-8 0-9-8-9-21 22-52 22-63 22 0 4 0 7 0 11 7 0 28 0 46-9 0 60 0 120 0 180 0 13-1 17-33 17-4 0-7 0-11 0 0 4 0 7 0 11 12-1 43-1 57-1 13 0 43 0 55 1 0-4 0-7 0-11-3 0-7 0-11 0-31 0-32-4-32-17 0-65 0-130 0-195z">
              <text:p/>
            </draw:path>
          </draw:g>
        </draw:g>
        <draw:g draw:style-name="gr7">
          <svg:title>TexMaths</svg:title>
          <svg:desc>10§display§\nu \!-\! 1§svg§600§TRUE§</svg:desc>
          <draw:g>
            <draw:path draw:style-name="gr8" draw:text-style-name="P5" draw:layer="layout" svg:width="0.164cm" svg:height="0.153cm" svg:x="5.126cm" svg:y="10.001cm" svg:viewBox="0 0 165 154" svg:d="M60 4c-2-1 0-4-5-4-8 0-34 3-43 4-3 0-6 1-6 7 0 4 3 4 8 4 17 0 18 3 18 6 0 2-5 19-7 28-7 28-15 57-22 85-1 5-3 15-3 16 0 4 3 4 5 4s3 0 5 0c25-4 63-18 99-50 47-43 56-91 56-94 0-6-4-10-10-10-3 0-11 2-14 12-22 79-76 118-116 130 12-46 23-92 35-138z">
              <text:p/>
            </draw:path>
            <draw:path draw:style-name="gr8" draw:text-style-name="P5" draw:layer="layout" svg:width="0.214cm" svg:height="0.013cm" svg:x="5.351cm" svg:y="10.061cm" svg:viewBox="0 0 215 14" svg:d="M203 14c6 0 12 0 12-7s-6-7-12-7c-64 0-127 0-190 0-6 0-13 0-13 7s7 7 13 7c63 0 126 0 190 0z">
              <text:p/>
            </draw:path>
            <draw:path draw:style-name="gr8" draw:text-style-name="P5" draw:layer="layout" svg:width="0.115cm" svg:height="0.231cm" svg:x="5.645cm" svg:y="9.923cm" svg:viewBox="0 0 116 232" svg:d="M72 9c0-8 0-9-8-9-22 22-53 22-64 22 0 4 0 7 0 11 7 0 28 0 46-9 0 60 0 120 0 180 0 13-1 17-33 17-4 0-7 0-11 0 0 4 0 7 0 11 13-1 43-1 57-1s45 0 57 1c0-4 0-7 0-11-4 0-7 0-11 0-32 0-33-4-33-17 0-65 0-130 0-195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6cm" svg:x="4.2cm" svg:y="10.021cm" svg:viewBox="0 0 37 37" svg:d="M37 19c0-11-8-19-18-19s-19 9-19 19c0 11 9 18 19 18s18-8 18-18z">
              <text:p/>
            </draw:path>
            <draw:path draw:style-name="gr8" draw:text-style-name="P5" draw:layer="layout" svg:width="0.036cm" svg:height="0.036cm" svg:x="4.356cm" svg:y="10.021cm" svg:viewBox="0 0 37 37" svg:d="M37 19c0-11-7-19-18-19-10 0-19 9-19 19 0 11 9 18 19 18 11 0 18-8 18-18z">
              <text:p/>
            </draw:path>
            <draw:path draw:style-name="gr8" draw:text-style-name="P5" draw:layer="layout" svg:width="0.036cm" svg:height="0.036cm" svg:x="4.512cm" svg:y="10.021cm" svg:viewBox="0 0 37 37" svg:d="M37 19c0-11-9-19-19-19s-18 9-18 19c0 11 8 18 18 18s19-8 19-18z">
              <text:p/>
            </draw:path>
          </draw:g>
        </draw:g>
        <draw:custom-shape draw:style-name="gr41" draw:text-style-name="P6" draw:layer="layout" svg:width="3.6cm" svg:height="0.2cm" svg:x="5.8cm" svg:y="10.201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6.6cm" svg:y1="10.201cm" svg:x2="6.6cm" svg:y2="10.401cm">
          <text:p/>
        </draw:line>
        <draw:line draw:style-name="gr16" draw:text-style-name="P6" draw:layer="layout" svg:x1="7.4cm" svg:y1="10.201cm" svg:x2="7.4cm" svg:y2="10.401cm">
          <text:p/>
        </draw:line>
        <draw:line draw:style-name="gr16" draw:text-style-name="P6" draw:layer="layout" svg:x1="8.6cm" svg:y1="10.201cm" svg:x2="8.6cm" svg:y2="10.401cm">
          <text:p/>
        </draw:line>
        <draw:g draw:style-name="gr7">
          <svg:title>TexMaths</svg:title>
          <svg:desc>10§display§0§svg§600§TRUE§</svg:desc>
          <draw:g>
            <draw:path draw:style-name="gr8" draw:text-style-name="P5" draw:layer="layout" svg:width="0.145cm" svg:height="0.239cm" svg:x="6.125cm" svg:y="9.92cm" svg:viewBox="0 0 146 240" svg:d="M146 121c0-28-2-56-14-82-16-33-45-39-58-39-22 0-47 9-61 42-12 24-13 51-13 79 0 25 1 57 15 84 15 28 41 35 58 35 18 0 45-7 60-41 11-24 13-51 13-78zM73 232c-14 0-34-8-40-42-4-21-4-53-4-73 0-22 0-46 2-64 7-42 33-45 42-45 11 0 34 6 40 41 4 19 4 46 4 68 0 25 0 49-4 72-5 33-25 43-40 43z">
              <text:p/>
            </draw:path>
          </draw:g>
        </draw:g>
        <draw:g draw:style-name="gr7">
          <svg:title>TexMaths</svg:title>
          <svg:desc>10§display§1§svg§600§TRUE§</svg:desc>
          <draw:g>
            <draw:path draw:style-name="gr8" draw:text-style-name="P5" draw:layer="layout" svg:width="0.113cm" svg:height="0.231cm" svg:x="6.925cm" svg:y="9.922cm" svg:viewBox="0 0 114 232" svg:d="M71 9c0-8 0-9-8-9-21 22-52 22-63 22 0 4 0 7 0 11 7 0 28 0 46-9 0 60 0 120 0 180 0 13-1 17-33 17-4 0-7 0-11 0 0 4 0 7 0 11 12-1 43-1 57-1 13 0 43 0 55 1 0-4 0-7 0-11-3 0-7 0-11 0-31 0-32-4-32-17 0-65 0-130 0-195z">
              <text:p/>
            </draw:path>
          </draw:g>
        </draw:g>
        <draw:g draw:style-name="gr7">
          <svg:title>TexMaths</svg:title>
          <svg:desc>10§display§\nu \!-\! 1§svg§600§TRUE§</svg:desc>
          <draw:g>
            <draw:path draw:style-name="gr8" draw:text-style-name="P5" draw:layer="layout" svg:width="0.164cm" svg:height="0.153cm" svg:x="8.726cm" svg:y="10.002cm" svg:viewBox="0 0 165 154" svg:d="M60 4c-2-1 0-4-5-4-8 0-34 3-43 4-3 0-6 1-6 7 0 4 3 4 8 4 17 0 18 3 18 6 0 2-5 19-7 28-7 28-15 57-22 85-1 5-3 15-3 16 0 4 3 4 5 4s3 0 5 0c25-4 63-18 99-50 47-43 56-91 56-94 0-6-4-10-10-10-3 0-11 2-14 12-22 79-76 118-116 130 12-46 23-92 35-138z">
              <text:p/>
            </draw:path>
            <draw:path draw:style-name="gr8" draw:text-style-name="P5" draw:layer="layout" svg:width="0.214cm" svg:height="0.013cm" svg:x="8.951cm" svg:y="10.062cm" svg:viewBox="0 0 215 14" svg:d="M203 14c6 0 12 0 12-7s-6-7-12-7c-64 0-127 0-190 0-6 0-13 0-13 7s7 7 13 7c63 0 126 0 190 0z">
              <text:p/>
            </draw:path>
            <draw:path draw:style-name="gr8" draw:text-style-name="P5" draw:layer="layout" svg:width="0.115cm" svg:height="0.231cm" svg:x="9.245cm" svg:y="9.924cm" svg:viewBox="0 0 116 232" svg:d="M72 9c0-8 0-9-8-9-22 22-53 22-64 22 0 4 0 7 0 11 7 0 28 0 46-9 0 60 0 120 0 180 0 13-1 17-33 17-4 0-7 0-11 0 0 4 0 7 0 11 13-1 43-1 57-1s45 0 57 1c0-4 0-7 0-11-4 0-7 0-11 0-32 0-33-4-33-17 0-65 0-130 0-195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6cm" svg:x="7.8cm" svg:y="10.022cm" svg:viewBox="0 0 37 37" svg:d="M37 19c0-11-8-19-18-19s-19 9-19 19c0 11 9 18 19 18s18-8 18-18z">
              <text:p/>
            </draw:path>
            <draw:path draw:style-name="gr8" draw:text-style-name="P5" draw:layer="layout" svg:width="0.036cm" svg:height="0.036cm" svg:x="7.956cm" svg:y="10.022cm" svg:viewBox="0 0 37 37" svg:d="M37 19c0-11-7-19-18-19-10 0-19 9-19 19 0 11 9 18 19 18 11 0 18-8 18-18z">
              <text:p/>
            </draw:path>
            <draw:path draw:style-name="gr8" draw:text-style-name="P5" draw:layer="layout" svg:width="0.036cm" svg:height="0.036cm" svg:x="8.112cm" svg:y="10.022cm" svg:viewBox="0 0 37 37" svg:d="M37 19c0-11-9-19-19-19s-18 9-18 19c0 11 8 18 18 18s19-8 19-18z">
              <text:p/>
            </draw:path>
          </draw:g>
        </draw:g>
        <draw:line draw:style-name="gr16" draw:text-style-name="P6" draw:layer="layout" svg:x1="5.8cm" svg:y1="9.9cm" svg:x2="5.8cm" svg:y2="10.5cm">
          <text:p/>
        </draw:line>
        <draw:custom-shape draw:style-name="gr42" draw:text-style-name="P12" draw:layer="layout" svg:width="2.6cm" svg:height="0.1cm" svg:x="2.2cm" svg:y="10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2.6cm" svg:height="0.1cm" svg:x="2.4cm" svg:y="10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2.6cm" svg:height="0.1cm" svg:x="2.6cm" svg:y="10.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2.6cm" svg:height="0.1cm" svg:x="5.4cm" svg:y="11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2.6cm" svg:height="0.1cm" svg:x="5.6cm" svg:y="11.4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8§display§0§svg§600§TRUE§</svg:desc>
          <draw:g>
            <draw:path draw:style-name="gr8" draw:text-style-name="P5" draw:layer="layout" svg:width="0.116cm" svg:height="0.191cm" svg:x="2.026cm" svg:y="10.421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7">
          <svg:title>TexMaths</svg:title>
          <svg:desc>8§display§1§svg§600§TRUE§</svg:desc>
          <draw:g>
            <draw:path draw:style-name="gr8" draw:text-style-name="P5" draw:layer="layout" svg:width="0.09cm" svg:height="0.185cm" svg:x="2.228cm" svg:y="10.622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 draw:style-name="gr7">
          <svg:title>TexMaths</svg:title>
          <svg:desc>8§display§2§svg§600§TRUE§</svg:desc>
          <draw:g>
            <draw:path draw:style-name="gr8" draw:text-style-name="P5" draw:layer="layout" svg:width="0.11cm" svg:height="0.185cm" svg:x="2.429cm" svg:y="10.824cm" svg:viewBox="0 0 111 186" svg:d="M21 164c10-9 20-19 30-28 43-39 60-54 60-82 0-32-25-54-59-54-31 0-52 26-52 50 0 16 14 16 15 16 5 0 14-3 14-15 0-7-4-14-14-14-2 0-3 0-4 1 6-19 22-29 37-29 26 0 38 22 38 45s-14 44-30 62c-17 20-35 40-53 60-3 3-3 4-3 10 34 0 69 0 103 0 3-16 5-32 8-49-2 0-5 0-7 0-1 9-3 21-6 25-2 2-20 2-27 2-16 0-33 0-50 0z">
              <text:p/>
            </draw:path>
          </draw:g>
        </draw:g>
        <draw:g draw:style-name="gr7">
          <svg:title>TexMaths</svg:title>
          <svg:desc>8§display§\beta\nu \!-\! 2§svg§600§TRUE§</svg:desc>
          <draw:g>
            <draw:path draw:style-name="gr8" draw:text-style-name="P5" draw:layer="layout" svg:width="0.152cm" svg:height="0.251cm" svg:x="4.631cm" svg:y="11.125cm" svg:viewBox="0 0 153 252" svg:d="M153 38c0-20-15-38-38-38-16 0-24 5-34 12-15 11-31 38-36 60-15 59-30 118-45 177-1 1 1 3 3 3 3 0 4-1 4-2 6-25 13-51 20-77 4 17 17 27 37 27 21 0 42-9 55-21 13-14 22-31 22-52 0-20-10-34-20-42 16-9 32-27 32-47zM103 85c-4 1-8 2-14 2-4 0-10 0-12-1 0-3 10-2 14-2 5 0 8 0 12 1zM137 32c0 20-10 40-25 49-8-4-13-4-21-4-7 0-22 0-22 9-1 8 14 7 19 7 11 0 15 0 23-4 11 11 12 19 12 32 1 16-6 37-13 48-11 15-31 26-47 26-20 0-32-17-32-37 0-2 0-6 2-12 6-24 12-47 18-71s27-69 60-69c16 0 26 9 26 26z">
              <text:p/>
            </draw:path>
            <draw:path draw:style-name="gr8" draw:text-style-name="P5" draw:layer="layout" svg:width="0.131cm" svg:height="0.123cm" svg:x="4.811cm" svg:y="11.199cm" svg:viewBox="0 0 132 124" svg:d="M48 3c0-1 0-3-4-3-6 0-26 2-34 2-2 1-5 1-5 6 0 4 2 4 6 4 14 0 15 2 15 4s-4 15-6 23c-6 23-11 46-17 69-1 4-3 12-3 12 0 3 2 4 5 4 1 0 2 0 3 0 20-4 50-15 79-42 38-34 45-72 45-75 0-5-3-7-8-7-2 0-9 1-11 9-18 64-60 95-92 105 9-37 18-74 27-111z">
              <text:p/>
            </draw:path>
            <draw:path draw:style-name="gr8" draw:text-style-name="P5" draw:layer="layout" svg:width="0.17cm" svg:height="0.01cm" svg:x="4.991cm" svg:y="11.247cm" svg:viewBox="0 0 171 11" svg:d="M161 11c5 0 10 0 10-5 0-6-5-6-10-6-50 0-101 0-151 0-5 0-10 0-10 6 0 5 5 5 10 5 50 0 101 0 151 0z">
              <text:p/>
            </draw:path>
            <draw:path draw:style-name="gr8" draw:text-style-name="P5" draw:layer="layout" svg:width="0.111cm" svg:height="0.186cm" svg:x="5.216cm" svg:y="11.136cm" svg:viewBox="0 0 112 187" svg:d="M22 165c9-9 19-19 29-29 44-39 61-54 61-82 0-32-26-54-60-54-31 0-52 26-52 51 0 15 14 15 14 15 5 0 16-3 16-14 0-7-6-15-16-15-2 0-3 0-4 0 7-18 22-28 39-28 25 0 37 23 37 45 0 23-14 45-29 62-18 20-36 40-54 60-3 3-3 3-3 11 35 0 69 0 104 0 3-17 5-33 8-49-2 0-5 0-7 0-2 8-3 21-7 25-1 2-20 2-26 2-17 0-34 0-50 0z">
              <text:p/>
            </draw:path>
          </draw:g>
        </draw:g>
        <draw:g draw:style-name="gr7">
          <svg:title>TexMaths</svg:title>
          <svg:desc>8§display§\beta\nu \!-\! 1§svg§600§TRUE§</svg:desc>
          <draw:g>
            <draw:path draw:style-name="gr8" draw:text-style-name="P5" draw:layer="layout" svg:width="0.152cm" svg:height="0.251cm" svg:x="4.832cm" svg:y="11.325cm" svg:viewBox="0 0 153 252" svg:d="M153 38c0-20-15-38-39-38-16 0-23 5-33 12-16 11-31 38-36 60-15 59-30 118-45 177-1 1 1 3 3 3 3 0 4-1 4-2 6-25 13-51 20-77 4 17 17 27 37 27 21 0 42-9 54-21 14-14 23-31 23-52 0-20-11-34-20-42 16-9 32-27 32-47zM102 85c-4 1-7 2-13 2-4 0-10 0-12-1 0-3 10-2 14-2 5 0 7 0 11 1zM137 32c0 20-11 40-25 49-8-4-14-4-21-4s-22 0-22 9c-1 8 14 7 19 7 10 0 14 0 23-4 11 11 12 19 12 32 1 16-6 37-13 48-12 15-31 26-47 26-20 0-32-17-32-37 0-2 0-6 2-12 6-24 12-47 18-71s27-69 60-69c16 0 26 9 26 26z">
              <text:p/>
            </draw:path>
            <draw:path draw:style-name="gr8" draw:text-style-name="P5" draw:layer="layout" svg:width="0.131cm" svg:height="0.123cm" svg:x="5.012cm" svg:y="11.399cm" svg:viewBox="0 0 132 124" svg:d="M48 3c0-1 0-3-4-3-6 0-26 2-34 2-2 1-5 1-5 6 0 4 2 4 6 4 14 0 15 2 15 4s-4 15-6 23c-6 23-11 46-17 69-1 4-3 12-3 12 0 3 2 4 4 4 1 0 3 0 4 0 20-4 50-15 79-42 38-34 45-72 45-75 0-5-3-7-8-7-3 0-9 1-11 9-18 64-61 95-93 105 9-37 19-74 28-111z">
              <text:p/>
            </draw:path>
            <draw:path draw:style-name="gr8" draw:text-style-name="P5" draw:layer="layout" svg:width="0.171cm" svg:height="0.01cm" svg:x="5.192cm" svg:y="11.447cm" svg:viewBox="0 0 172 11" svg:d="M162 11c5 0 10 0 10-5 0-6-5-6-10-6-50 0-101 0-152 0-4 0-10 0-10 6 0 5 6 5 10 5 51 0 102 0 152 0z">
              <text:p/>
            </draw:path>
            <draw:path draw:style-name="gr8" draw:text-style-name="P5" draw:layer="layout" svg:width="0.092cm" svg:height="0.186cm" svg:x="5.427cm" svg:y="11.336cm" svg:viewBox="0 0 93 187" svg:d="M58 7c0-6 0-7-7-7-17 18-42 18-51 18 0 3 0 6 0 9 6 0 22 0 37-8 0 49 0 97 0 145 0 11-1 14-27 14-3 0-5 0-8 0 0 3 0 6 0 9 9-1 34-1 45-1s36 0 46 1c0-3 0-6 0-9-3 0-6 0-9 0-26 0-26-3-26-14 0-52 0-104 0-157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6cm" svg:x="3.801cm" svg:y="11.122cm" svg:viewBox="0 0 37 37" svg:d="M37 19c0-11-8-19-18-19s-19 9-19 19c0 11 9 18 19 18s18-8 18-18z">
              <text:p/>
            </draw:path>
            <draw:path draw:style-name="gr8" draw:text-style-name="P5" draw:layer="layout" svg:width="0.036cm" svg:height="0.036cm" svg:x="3.957cm" svg:y="11.122cm" svg:viewBox="0 0 37 37" svg:d="M37 19c0-11-7-19-18-19-10 0-19 9-19 19 0 11 9 18 19 18 11 0 18-8 18-18z">
              <text:p/>
            </draw:path>
            <draw:path draw:style-name="gr8" draw:text-style-name="P5" draw:layer="layout" svg:width="0.036cm" svg:height="0.036cm" svg:x="4.113cm" svg:y="11.122cm" svg:viewBox="0 0 37 37" svg:d="M37 19c0-11-9-19-19-19s-18 9-18 19c0 11 8 18 18 18s19-8 19-18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6cm" svg:x="6.502cm" svg:y="11.023cm" svg:viewBox="0 0 37 37" svg:d="M37 19c0-11-8-19-18-19s-19 9-19 19c0 11 9 18 19 18s18-8 18-18z">
              <text:p/>
            </draw:path>
            <draw:path draw:style-name="gr8" draw:text-style-name="P5" draw:layer="layout" svg:width="0.036cm" svg:height="0.036cm" svg:x="6.658cm" svg:y="11.023cm" svg:viewBox="0 0 37 37" svg:d="M37 19c0-11-7-19-18-19-10 0-19 9-19 19 0 11 9 18 19 18 11 0 18-8 18-18z">
              <text:p/>
            </draw:path>
            <draw:path draw:style-name="gr8" draw:text-style-name="P5" draw:layer="layout" svg:width="0.036cm" svg:height="0.036cm" svg:x="6.814cm" svg:y="11.023cm" svg:viewBox="0 0 37 37" svg:d="M37 19c0-11-9-19-19-19s-18 9-18 19c0 11 8 18 18 18s19-8 19-18z">
              <text:p/>
            </draw:path>
          </draw:g>
        </draw:g>
        <draw:g draw:style-name="gr7">
          <svg:title>TexMaths</svg:title>
          <svg:desc>8§display§\ell_{\rm b}§svg§600§TRUE§</svg:desc>
          <draw:g>
            <draw:path draw:style-name="gr8" draw:text-style-name="P5" draw:layer="layout" svg:width="0.107cm" svg:height="0.199cm" svg:x="6.671cm" svg:y="11.42cm" svg:viewBox="0 0 108 200" svg:d="M2 169c-1 1-2 2-2 3s2 4 3 4c2 0 3-1 11-9 2-2 8-7 10-9 2 22 10 42 31 42 11 0 21-6 27-10 3-3 17-14 17-17 0-1-1-3-3-3-1 0-2 0-4 2-18 18-28 22-36 22-13 0-18-14-18-36 0-2 1-14 2-16 1-1 1-2 6-7 23-22 62-70 62-113 0-4 0-22-16-22-23 0-44 46-47 53-13 30-22 63-22 96-7 7-14 14-21 20zM41 130c0-3 12-65 28-97 8-15 14-27 23-27s9 10 9 15c0 47-47 96-60 109z">
              <text:p/>
            </draw:path>
            <draw:path draw:style-name="gr8" draw:text-style-name="P5" draw:layer="layout" svg:width="0.104cm" svg:height="0.137cm" svg:x="6.794cm" svg:y="11.523cm" svg:viewBox="0 0 105 138" svg:d="M30 0c-10 1-20 2-30 2 0 3 0 5 0 8 14 0 15 1 15 11 0 38 0 76 0 115 2 0 4 0 7 0 2-4 4-8 7-12 7 10 18 14 28 14 26 0 48-19 48-45 0-23-20-44-46-44-11 0-22 5-29 12 0-20 0-41 0-61zM30 70c6-9 16-15 28-15 11 0 19 6 23 12s6 14 6 26c0 5 0 20-8 29-7 9-17 11-23 11-15 0-23-12-26-17 0-15 0-31 0-46z">
              <text:p/>
            </draw:path>
          </draw:g>
        </draw:g>
        <draw:frame draw:style-name="gr12" draw:text-style-name="P3" draw:layer="layout" svg:width="0.434cm" svg:height="0.395cm" svg:x="1.804cm" svg:y="9.406cm">
          <draw:text-box>
            <text:p><text:span text:style-name="T2">(a)</text:span></text:p>
          </draw:text-box>
        </draw:frame>
        <draw:frame draw:style-name="gr43" draw:text-style-name="P3" draw:layer="layout" svg:width="2.771cm" svg:height="0.395cm" svg:x="2.304cm" svg:y="9.407cm">
          <draw:text-box>
            <text:p><text:span text:style-name="T2">calculate weights:</text:span></text:p>
          </draw:text-box>
        </draw:frame>
        <draw:g draw:style-name="gr7">
          <svg:title>TexMaths</svg:title>
          <svg:desc>10§display§w_{\rm max}(i), 
w_{\rm min}(i) 
\ 
(i \in [\beta\nu \rangle)§svg§600§TRUE§</svg:desc>
          <draw:g>
            <draw:path draw:style-name="gr8" draw:text-style-name="P5" draw:layer="layout" svg:width="0.232cm" svg:height="0.158cm" svg:x="5.269cm" svg:y="9.562cm" svg:viewBox="0 0 233 159" svg:d="M153 36c1-7 5-20 5-22 0-7-5-10-10-10s-11 3-13 10c-1 2-18 69-20 78-3 11-4 17-4 24 0 3 0 4 1 6-8 18-19 29-33 29-28 0-28-26-28-32 0-11 2-25 19-68 4-10 6-15 6-22 0-16-12-29-29-29-34 0-47 51-47 54 0 4 4 4 5 4 3 0 3-1 5-7 10-32 23-43 36-43 3 0 9 0 9 11 0 9-4 19-7 25-15 41-19 58-19 71 0 32 23 44 49 44 6 0 23 0 37-25 9 23 33 25 44 25 26 0 42-22 51-43 12-27 23-74 23-91 0-20-9-25-15-25-9 0-18 9-18 17 0 5 2 7 5 9 4 4 13 13 13 30 0 12-10 47-19 64-10 19-22 31-39 31s-26-10-26-30c0-10 2-21 4-26 5-20 10-39 15-59z">
              <text:p/>
            </draw:path>
            <draw:path draw:style-name="gr8" draw:text-style-name="P5" draw:layer="layout" svg:width="0.206cm" svg:height="0.107cm" svg:x="5.524cm" svg:y="9.661cm" svg:viewBox="0 0 207 108" svg:d="M189 33c0-21-11-33-37-33-19 0-33 10-39 22-5-17-18-22-36-22-21 0-34 11-41 23 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8" draw:text-style-name="P5" draw:layer="layout" svg:width="0.122cm" svg:height="0.111cm" svg:x="5.755cm" svg:y="9.659cm" svg:viewBox="0 0 123 112" svg:d="M96 44c0-13 0-22-11-31-10-9-22-13-36-13-24 0-40 9-40 24 0 8 5 12 12 12 6 0 11-5 11-11 0-5-2-10-8-12 8-6 23-6 24-6 14 0 29 9 29 30 0 2 0 5 0 7-14 1-30 2-48 8-22 8-29 22-29 33 0 21 26 27 43 27 20 0 31-11 37-20 1 10 7 19 19 19 8-8 24 0 24-23 0-5 0-10 0-14-3 0-5 0-8 0 0 4 0 8 0 13 0 3-1 15-10 15-10 0-9-12-9-15 0-15 0-29 0-43zM77 75c0 24-21 30-32 30-12 0-24-8-24-20 0-14 12-32 56-34 0 8 0 16 0 24z">
              <text:p/>
            </draw:path>
            <draw:path draw:style-name="gr8" draw:text-style-name="P5" draw:layer="layout" svg:width="0.134cm" svg:height="0.105cm" svg:x="5.888cm" svg:y="9.663cm" svg:viewBox="0 0 135 106" svg:d="M77 51c-1-1-2-2-2-3 6-7 16-18 19-20 8-10 17-19 36-19 0-3 0-6 0-9-7 0-14 1-20 1-8 0-17 0-25-1 0 3 0 6 0 9 4 1 5 3 5 5 0 1 0 5-4 9-6 6-11 13-17 19-7-8-13-15-20-23-3-3-3-4-3-5 0-4 4-5 7-5 0-3 0-6 0-9-9 1-19 1-28 1-7 0-17 0-24-1 0 3 0 6 0 9 12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8" draw:text-style-name="P5" draw:layer="layout" svg:width="0.08cm" svg:height="0.349cm" svg:x="6.082cm" svg:y="9.454cm" svg:viewBox="0 0 81 350" svg:d="M81 346c0-1 0-1-6-7-44-45-55-111-55-164 0-61 13-122 57-165 4-5 4-5 4-6 0-3-1-4-3-4-4 0-35 24-56 69-18 38-22 77-22 106 0 27 4 69 23 109 21 43 51 66 55 66 2 0 3-1 3-4z">
              <text:p/>
            </draw:path>
            <draw:path draw:style-name="gr8" draw:text-style-name="P5" draw:layer="layout" svg:width="0.091cm" svg:height="0.234cm" svg:x="6.194cm" svg:y="9.485cm" svg:viewBox="0 0 92 235" svg:d="M89 13c0-7-5-13-13-13-9 0-19 10-19 19 0 7 5 13 14 13 8 0 18-8 18-19zM63 145c4-10 4-11 7-20 3-7 5-12 5-19 0-16-11-29-29-29-33 0-46 51-46 54 0 4 3 4 4 4 3 0 4-1 6-7 9-33 23-43 35-43 3 0 9 0 9 11 0 7-3 15-4 18-3 9-19 50-24 65-4 9-8 20-8 27 0 17 12 29 28 29 33 0 46-50 46-53s-3-3-4-3c-3 0-3 1-5 6-6 21-18 42-36 42-6 0-8-3-8-11 0-9 2-14 10-34 5-13 9-25 14-37z">
              <text:p/>
            </draw:path>
            <draw:path draw:style-name="gr8" draw:text-style-name="P5" draw:layer="layout" svg:width="0.08cm" svg:height="0.349cm" svg:x="6.325cm" svg:y="9.454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8" draw:text-style-name="P5" draw:layer="layout" svg:width="0.041cm" svg:height="0.104cm" svg:x="6.471cm" svg:y="9.679cm" svg:viewBox="0 0 42 105" svg:d="M42 37c0-23-9-37-23-37-12 0-19 9-19 19 0 9 7 18 19 18 4 0 9-1 12-4 1-1 1-1 2-1 0 2 1 0 1 5 0 26-12 47-24 58-4 4-4 5-4 6 0 2 2 4 4 4 3 0 32-27 32-68z">
              <text:p/>
            </draw:path>
            <draw:path draw:style-name="gr8" draw:text-style-name="P5" draw:layer="layout" svg:width="0.231cm" svg:height="0.158cm" svg:x="6.608cm" svg:y="9.562cm" svg:viewBox="0 0 232 159" svg:d="M152 36c1-7 5-20 5-22 0-7-5-10-10-10-4 0-11 3-13 10-1 2-18 69-20 78-3 11-3 17-3 24 0 3 0 4 0 6-8 18-19 29-32 29-28 0-28-26-28-32 0-11 1-25 18-68 4-10 6-15 6-22 0-16-12-29-29-29-33 0-46 51-46 54 0 4 3 4 4 4 3 0 4-1 5-7 10-32 24-43 36-43 3 0 9 0 9 11 0 9-4 19-7 25-15 41-19 58-19 71 0 32 23 44 50 44 6 0 22 0 36-25 9 23 34 25 44 25 26 0 42-22 51-43 12-27 23-74 23-91 0-20-9-25-15-25-9 0-18 9-18 17 0 5 2 7 5 9 4 4 13 13 13 30 0 12-10 47-19 64-9 19-22 31-39 31-16 0-26-10-26-30 0-10 3-21 4-26 5-20 10-39 15-59z">
              <text:p/>
            </draw:path>
            <draw:path draw:style-name="gr8" draw:text-style-name="P5" draw:layer="layout" svg:width="0.207cm" svg:height="0.107cm" svg:x="6.862cm" svg:y="9.661cm" svg:viewBox="0 0 208 108" svg:d="M189 33c0-21-10-33-37-33-19 0-32 10-39 22-5-17-18-22-36-22-20 0-33 11-40 23h-1c0-8 0-15 0-23-12 1-24 1-36 2 0 3 0 6 0 9 17 0 19 2 19 14 0 21 0 42 0 63 0 11-3 11-19 11 0 3 0 6 0 9 1 0 18-1 28-1 9 0 26 0 29 1 0-3 0-6 0-9-16 0-19 0-19-11 0-15 0-29 0-44 0-26 21-38 37-38 17 0 19 14 19 26 0 19 0 37 0 56 0 11-2 11-18 11 0 3 0 6 0 9 9-1 17-1 28-1 9 0 26 0 28 1 0-3 0-6 0-9-16 0-18 0-18-11 0-15 0-29 0-44 0-26 20-38 36-38 17 0 20 14 20 26 0 19 0 37 0 56 0 11-3 11-19 11 0 3 0 6 0 9 1 0 18-1 28-1 9 0 26 0 29 1 0-3 0-6 0-9-16 0-19 0-19-11 0-19 0-37 0-55z">
              <text:p/>
            </draw:path>
            <draw:path draw:style-name="gr8" draw:text-style-name="P5" draw:layer="layout" svg:width="0.052cm" svg:height="0.165cm" svg:x="7.094cm" svg:y="9.604cm" svg:viewBox="0 0 53 166" svg:d="M38 14c0-7-6-14-15-14-7 0-14 6-14 14 0 9 8 15 14 15 8 0 15-7 15-15zM0 60c0 3 0 6 0 9 16 0 18 2 18 14 0 21 0 42 0 63 0 11-2 11-18 11 0 3 0 6 0 9 9-1 17-1 27-1 9 0 18 0 26 1 0-3 0-6 0-9-14 0-17 0-17-10 0-30 0-60 0-89-12 1-24 1-36 2z">
              <text:p/>
            </draw:path>
            <draw:path draw:style-name="gr8" draw:text-style-name="P5" draw:layer="layout" svg:width="0.13cm" svg:height="0.107cm" svg:x="7.173cm" svg:y="9.661cm" svg:viewBox="0 0 131 108" svg:d="M113 33c0-21-11-33-37-33-20 0-33 11-40 23 0-8 0-15 0-23-12 1-24 1-36 2 0 3 0 6 0 9 16 0 18 2 18 14 0 21 0 42 0 63 0 11-2 11-18 11 0 3 0 6 0 9 9-1 17-1 28-1 9 0 26 0 28 1 0-3 0-6 0-9-16 0-18 0-18-11 0-15 0-29 0-44 0-26 20-38 36-38 17 0 20 14 20 26 0 19 0 37 0 56 0 11-3 11-19 11 0 3 0 6 0 9 1 0 18-1 28-1 9 0 26 0 28 1 0-3 0-6 0-9-16 0-18 0-18-11 0-19 0-37 0-55z">
              <text:p/>
            </draw:path>
            <draw:path draw:style-name="gr8" draw:text-style-name="P5" draw:layer="layout" svg:width="0.08cm" svg:height="0.349cm" svg:x="7.366cm" svg:y="9.454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5" draw:layer="layout" svg:width="0.092cm" svg:height="0.234cm" svg:x="7.478cm" svg:y="9.485cm" svg:viewBox="0 0 93 235" svg:d="M90 13c0-7-5-13-13-13-10 0-19 10-19 19 0 7 4 13 13 13 8 0 19-8 19-19zM63 145c4-10 4-11 8-20 2-7 4-12 4-19 0-16-11-29-29-29-33 0-46 51-46 54 0 4 3 4 4 4 4 0 4-1 6-7 9-33 23-43 35-43 3 0 9 0 9 11 0 7-2 15-4 18-3 9-18 50-24 65-4 9-8 20-8 27 0 17 12 29 29 29 33 0 46-50 46-53s-3-3-5-3c-3 0-3 1-5 6-6 21-18 42-36 42-6 0-8-3-8-11 0-9 2-14 10-34 5-13 9-25 14-37z">
              <text:p/>
            </draw:path>
            <draw:path draw:style-name="gr8" draw:text-style-name="P5" draw:layer="layout" svg:width="0.08cm" svg:height="0.349cm" svg:x="7.609cm" svg:y="9.454cm" svg:viewBox="0 0 81 350" svg:d="M81 175c0-27-4-69-23-109-21-43-51-66-55-66-2 0-3 2-3 4 0 1 0 1 7 8 34 34 54 90 54 163 0 59-13 121-57 165-4 5-4 5-4 6 0 2 1 4 3 4 4 0 35-24 56-69 18-38 22-77 22-106z">
              <text:p/>
            </draw:path>
            <draw:path draw:style-name="gr8" draw:text-style-name="P5" draw:layer="layout" svg:width="0.081cm" svg:height="0.349cm" svg:x="7.877cm" svg:y="9.454cm" svg:viewBox="0 0 82 350" svg:d="M82 346c0-1 0-1-6-7-44-45-55-111-55-164 0-61 13-122 56-165 5-5 5-5 5-6 0-3-2-4-4-4-3 0-35 24-55 69-18 38-23 77-23 106 0 27 4 69 24 109 21 43 51 66 54 66 2 0 4-1 4-4z">
              <text:p/>
            </draw:path>
            <draw:path draw:style-name="gr8" draw:text-style-name="P5" draw:layer="layout" svg:width="0.092cm" svg:height="0.234cm" svg:x="7.989cm" svg:y="9.485cm" svg:viewBox="0 0 93 235" svg:d="M90 13c0-7-5-13-13-13-9 0-19 10-19 19 0 7 5 13 13 13s19-8 19-19zM63 145c5-10 5-11 8-20 3-7 5-12 5-19 0-16-12-29-29-29-33 0-47 51-47 54 0 4 4 4 5 4 3 0 3-1 5-7 10-33 24-43 36-43 3 0 9 0 9 11 0 7-3 15-4 18-3 9-19 50-25 65-3 9-8 20-8 27 0 17 12 29 29 29 33 0 46-50 46-53s-3-3-4-3c-4 0-4 1-5 6-7 21-18 42-36 42-6 0-9-3-9-11 0-9 3-14 11-34 4-13 9-25 13-37z">
              <text:p/>
            </draw:path>
            <draw:path draw:style-name="gr8" draw:text-style-name="P5" draw:layer="layout" svg:width="0.175cm" svg:height="0.201cm" svg:x="8.227cm" svg:y="9.528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8" draw:text-style-name="P5" draw:layer="layout" svg:width="0.047cm" svg:height="0.349cm" svg:x="8.571cm" svg:y="9.454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5" draw:layer="layout" svg:width="0.19cm" svg:height="0.313cm" svg:x="8.638cm" svg:y="9.47cm" svg:viewBox="0 0 191 314" svg:d="M191 48c0-27-19-48-47-48-21 0-31 5-43 14-19 14-39 48-45 75-19 74-37 148-56 222 0 1 1 3 4 3s4-1 4-2c8-32 17-64 25-96 7 21 22 34 48 34 25 0 52-13 68-28 16-16 28-38 28-64 0-25-13-43-26-52 20-11 40-33 40-58zM128 106c-4 2-8 2-17 2-5 0-12 1-15-1 1-4 13-3 17-3 7 0 11 0 15 2zM172 40c0 24-14 49-32 60-9-3-16-4-27-4-7 0-27 0-27 11 0 10 18 9 24 9 13 0 18 0 29-5 13 13 15 24 15 40 1 20-7 46-17 59-14 19-37 32-57 32-27 0-40-20-40-45 0-4 0-8 1-15 8-30 15-59 23-88 8-31 33-86 75-86 20 0 33 11 33 32z">
              <text:p/>
            </draw:path>
            <draw:path draw:style-name="gr8" draw:text-style-name="P5" draw:layer="layout" svg:width="0.165cm" svg:height="0.154cm" svg:x="8.863cm" svg:y="9.562cm" svg:viewBox="0 0 166 155" svg:d="M60 4c-1-1 0-4-4-4-8 0-34 3-43 4-3 0-7 0-7 7 0 4 3 4 9 4 17 0 17 2 17 6 0 2-4 19-6 28-7 28-15 57-22 86-1 5-4 15-4 16 0 4 4 4 6 4s3 0 5 0c24-4 63-18 99-51 46-44 56-91 56-94 0-6-4-10-10-10-3 0-11 2-14 12-23 79-76 119-116 132 11-47 23-93 34-140z">
              <text:p/>
            </draw:path>
            <draw:path draw:style-name="gr8" draw:text-style-name="P5" draw:layer="layout" svg:width="0.077cm" svg:height="0.349cm" svg:x="9.06cm" svg:y="9.454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8" draw:text-style-name="P5" draw:layer="layout" svg:width="0.081cm" svg:height="0.349cm" svg:x="9.197cm" svg:y="9.45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2" draw:text-style-name="P3" draw:layer="layout" svg:width="0.434cm" svg:height="0.395cm" svg:x="1.804cm" svg:y="11.807cm">
          <draw:text-box>
            <text:p><text:span text:style-name="T2">(b)</text:span></text:p>
          </draw:text-box>
        </draw:frame>
        <draw:frame draw:style-name="gr44" draw:text-style-name="P3" draw:layer="layout" svg:width="0.176cm" svg:height="0.395cm" svg:x="2.304cm" svg:y="11.808cm">
          <draw:text-box>
            <text:p><text:span text:style-name="T2">if</text:span></text:p>
          </draw:text-box>
        </draw:frame>
        <draw:g draw:style-name="gr7">
          <svg:title>TexMaths</svg:title>
          <svg:desc>10§display§\forall i \in [\beta\nu\rangle, 
w_{\rm min}(i) \geq \underline{w}, 
w_{\rm max}(i) \leq \overline{w}, §svg§600§TRUE§</svg:desc>
          <draw:g>
            <draw:path draw:style-name="gr8" draw:text-style-name="P5" draw:layer="layout" svg:width="0.194cm" svg:height="0.248cm" svg:x="2.627cm" svg:y="11.891cm" svg:viewBox="0 0 195 249" svg:d="M194 13c1-4 1-5 1-6 0-4-2-7-7-7-4 0-6 4-8 8-10 26-19 51-29 77-36 0-71 0-107 0-10-26-19-51-29-77-2-5-3-8-8-8-3 0-7 3-7 7 1 2 0 1 2 6 29 76 59 152 88 228 1 5 3 8 8 8s6-4 7-7c30-76 59-153 89-229zM50 99c32 0 63 0 95 0-16 41-31 82-47 123-16-41-32-82-48-123z">
              <text:p/>
            </draw:path>
            <draw:path draw:style-name="gr8" draw:text-style-name="P5" draw:layer="layout" svg:width="0.092cm" svg:height="0.233cm" svg:x="2.832cm" svg:y="11.902cm" svg:viewBox="0 0 93 234" svg:d="M90 13c0-7-5-13-13-13-9 0-19 9-19 19 0 6 5 12 13 12s19-8 19-18zM63 144c5-10 5-11 8-20 3-7 5-12 5-19 0-15-12-28-29-28-33 0-47 51-47 54s4 3 5 3c3 0 3-1 5-6 10-33 24-44 36-44 3 0 9 0 9 12 0 7-3 14-4 18-3 9-19 50-25 64-3 9-8 20-8 28 0 16 12 28 29 28 33 0 46-50 46-54 0-3-3-3-4-3-4 0-4 1-5 6-7 22-18 44-36 44-6 0-9-4-9-12 0-9 3-14 11-35 4-12 9-24 13-36z">
              <text:p/>
            </draw:path>
            <draw:path draw:style-name="gr8" draw:text-style-name="P5" draw:layer="layout" svg:width="0.175cm" svg:height="0.201cm" svg:x="3.07cm" svg:y="11.944cm" svg:viewBox="0 0 176 202" svg:d="M163 109c6 0 13 0 13-7s-7-7-13-7c-50 0-99 0-149 0 5-47 45-80 95-80 18 0 36 0 54 0 6 0 13-1 13-8s-7-7-13-7c-18 0-37 0-55 0-60 0-108 46-108 102s48 100 108 100c18 0 37 0 55 0 6 0 13 0 13-7s-7-6-13-6c-18 0-36 0-54 0-50 0-90-33-95-80 50 0 99 0 149 0z">
              <text:p/>
            </draw:path>
            <draw:path draw:style-name="gr8" draw:text-style-name="P5" draw:layer="layout" svg:width="0.047cm" svg:height="0.348cm" svg:x="3.414cm" svg:y="11.871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9cm" svg:height="0.313cm" svg:x="3.481cm" svg:y="11.886cm" svg:viewBox="0 0 191 314" svg:d="M191 48c0-26-19-48-47-48-21 0-31 6-43 15-19 14-39 48-45 75-19 74-37 147-56 221 0 1 1 3 4 3s4 0 4-1c8-32 17-64 25-97 7 21 22 34 48 34 25 0 52-12 68-28s28-38 28-63-13-43-26-52c20-12 40-33 40-59zM128 106c-4 2-8 3-17 3-5 0-12 0-15-1 1-4 13-3 17-3 7 0 11 0 15 1zM172 40c0 25-14 50-32 61-9-4-16-4-27-4-7 0-27-1-27 11 0 10 18 9 24 9 13 0 18-1 29-5 13 13 15 23 15 40 1 20-7 45-17 59-14 19-37 31-57 31-27 0-40-20-40-45 0-3 0-9 1-15 8-29 15-59 23-88 8-30 33-86 75-86 20 0 33 11 33 32z">
              <text:p/>
            </draw:path>
            <draw:path draw:style-name="gr8" draw:text-style-name="P5" draw:layer="layout" svg:width="0.165cm" svg:height="0.154cm" svg:x="3.706cm" svg:y="11.979cm" svg:viewBox="0 0 166 155" svg:d="M60 4c0-1 0-4-4-4-8 0-34 3-43 3-3 1-7 1-7 7 0 5 3 5 9 5 17 0 17 2 17 5s-4 19-6 29c-7 28-15 57-22 86-1 5-3 10-4 15 0 4 4 5 6 5s3 0 5 0c24-5 63-18 99-52 46-43 56-91 56-94 0-6-4-9-10-9-3 0-11 1-14 11-23 80-76 119-116 132 11-47 23-93 34-139z">
              <text:p/>
            </draw:path>
            <draw:path draw:style-name="gr8" draw:text-style-name="P5" draw:layer="layout" svg:width="0.077cm" svg:height="0.348cm" svg:x="3.903cm" svg:y="11.871cm" svg:viewBox="0 0 78 349" svg:d="M77 180c1-4 1-5 1-5 0-1 0-2-1-6-21-54-41-108-62-161-2-6-4-8-8-8s-7 3-7 7c0 1 0 2 2 6 21 54 41 108 62 162-21 53-41 107-62 161-2 4-2 4-2 6 0 4 3 7 7 7s6-4 7-7c21-54 42-108 63-162z">
              <text:p/>
            </draw:path>
            <draw:path draw:style-name="gr8" draw:text-style-name="P5" draw:layer="layout" svg:width="0.041cm" svg:height="0.104cm" svg:x="4.05cm" svg:y="12.095cm" svg:viewBox="0 0 42 105" svg:d="M42 37c0-23-9-37-23-37-12 0-19 9-19 19 0 9 7 19 19 19 4 0 9-2 12-5 1-1 1-1 2-1 0 2 1 0 1 5 0 26-12 47-24 59-4 3-4 4-4 5 0 3 2 4 4 4 3 0 32-27 32-68z">
              <text:p/>
            </draw:path>
            <draw:path draw:style-name="gr8" draw:text-style-name="P5" draw:layer="layout" svg:width="0.231cm" svg:height="0.157cm" svg:x="4.187cm" svg:y="11.979cm" svg:viewBox="0 0 232 158" svg:d="M152 36c1-8 5-21 5-23 0-6-5-9-10-9-4 0-11 2-13 9-1 3-18 70-20 79-3 10-3 17-3 23 0 4 0 5 0 6-8 19-19 30-32 30-28 0-28-26-28-32 0-11 1-25 18-68 4-11 6-16 6-23 0-15-12-28-29-28-33 0-46 51-46 54s3 3 4 3c3 0 4-1 5-6 10-33 24-44 36-44 3 0 9 1 9 12 0 9-4 19-7 25-15 41-19 57-19 70 0 32 23 44 50 44 6 0 22 0 36-24 9 22 34 24 44 24 26 0 42-22 51-43 12-27 23-74 23-91 0-19-9-24-15-24-9 0-18 9-18 17 0 4 2 6 5 9 4 4 13 13 13 30 0 12-10 46-19 64s-22 31-39 31c-16 0-26-11-26-31 0-10 3-20 4-25 5-20 10-39 15-59z">
              <text:p/>
            </draw:path>
            <draw:path draw:style-name="gr8" draw:text-style-name="P5" draw:layer="layout" svg:width="0.207cm" svg:height="0.107cm" svg:x="4.441cm" svg:y="12.077cm" svg:viewBox="0 0 208 108" svg:d="M189 34c0-22-10-34-37-34-19 0-32 10-39 23-5-18-18-23-36-23-20 0-33 11-40 24h-1c0-8 0-16 0-24-12 1-24 2-36 3 0 3 0 5 0 8 17 0 19 2 19 14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8" draw:text-style-name="P5" draw:layer="layout" svg:width="0.052cm" svg:height="0.164cm" svg:x="4.673cm" svg:y="12.021cm" svg:viewBox="0 0 53 165" svg:d="M38 14c0-7-6-14-15-14-7 0-14 6-14 14 0 9 8 14 14 14 8 0 15-6 15-14zM0 60c0 2 0 5 0 8 16 0 18 2 18 14 0 21 0 42 0 64 0 10-2 10-18 10 0 3 0 6 0 9 9-1 17-1 27-1 9 0 18 0 26 1 0-3 0-6 0-9-14 0-17 0-17-10 0-30 0-60 0-89-12 1-24 2-36 3z">
              <text:p/>
            </draw:path>
            <draw:path draw:style-name="gr8" draw:text-style-name="P5" draw:layer="layout" svg:width="0.13cm" svg:height="0.107cm" svg:x="4.752cm" svg:y="12.077cm" svg:viewBox="0 0 131 108" svg:d="M113 34c0-22-11-34-37-34-20 0-33 11-40 24 0-8 0-16 0-24-12 1-24 2-36 3 0 3 0 5 0 8 16 0 18 2 18 14 0 21 0 42 0 64 0 10-2 10-18 10 0 3 0 6 0 9 9-1 17-1 28-1 9 0 26 1 28 1 0-3 0-6 0-9-16 0-19 0-19-10 0-15 0-30 0-44 0-26 21-38 37-38 17 0 20 13 20 26 0 19 0 37 0 56 0 10-3 10-19 10 0 3 0 6 0 9 1 0 18-1 28-1 9 0 26 1 28 1 0-3 0-6 0-9-16 0-18 0-18-10 0-19 0-37 0-55z">
              <text:p/>
            </draw:path>
            <draw:path draw:style-name="gr8" draw:text-style-name="P5" draw:layer="layout" svg:width="0.08cm" svg:height="0.348cm" svg:x="4.946cm" svg:y="11.871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8" draw:text-style-name="P5" draw:layer="layout" svg:width="0.092cm" svg:height="0.233cm" svg:x="5.058cm" svg:y="11.902cm" svg:viewBox="0 0 93 234" svg:d="M90 13c0-7-5-13-13-13-10 0-19 9-19 19 0 6 4 12 13 12 8 0 19-8 19-18zM63 144c4-10 4-11 8-20 2-7 4-12 4-19 0-15-11-28-29-28-33 0-46 51-46 54s3 3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8" draw:text-style-name="P5" draw:layer="layout" svg:width="0.08cm" svg:height="0.348cm" svg:x="5.189cm" svg:y="11.871cm" svg:viewBox="0 0 81 349" svg:d="M81 175c0-27-4-70-23-109-21-43-51-66-55-66-2 0-3 1-3 3s0 2 7 9c34 34 54 90 54 163 0 59-13 120-57 165-4 4-4 4-4 5 0 3 1 4 3 4 4 0 35-24 56-68 18-39 22-78 22-106z">
              <text:p/>
            </draw:path>
            <draw:path draw:style-name="gr8" draw:text-style-name="P5" draw:layer="layout" svg:width="0.214cm" svg:height="0.268cm" svg:x="5.431cm" svg:y="11.911cm" svg:viewBox="0 0 215 269" svg:d="M208 109c5-2 7-4 7-8 0-3-1-5-7-8-65-31-129-61-194-91-5-2-6-2-7-2-4 0-7 3-7 7s3 6 7 8c61 29 123 57 184 86-61 29-122 58-183 86-7 3-8 5-8 8s3 7 7 7c1 0 2 0 7-3 65-30 129-60 194-90zM203 269c6 0 12 0 12-7s-7-7-13-7c-63 0-126 0-189 0-5 0-13 0-13 7s7 7 13 7c63 0 127 0 190 0z">
              <text:p/>
            </draw:path>
            <draw:path draw:style-name="gr8" draw:text-style-name="P5" draw:layer="layout" svg:width="0.232cm" svg:height="0.157cm" svg:x="5.783cm" svg:y="11.979cm" svg:viewBox="0 0 233 158" svg:d="M152 36c2-8 6-21 6-23 0-6-5-9-11-9-4 0-10 2-13 9-1 3-17 70-20 79-2 10-3 17-3 23 0 4 0 5 1 6-9 19-19 30-33 30-28 0-28-26-28-32 0-11 2-25 18-68 4-11 6-16 6-23 0-15-11-28-28-28-34 0-47 51-47 54s3 2 4 3c4 0 4-1 6-6 9-33 23-44 35-44 4 0 9 1 9 12 0 9-4 19-6 25-16 41-20 57-20 70 0 32 24 44 50 44 6 0 23 0 37-24 9 22 33 24 44 24 26 0 41-22 51-43 12-27 23-74 23-91 0-19-10-24-16-24-8 0-17 9-17 17 0 4 2 6 5 9 4 4 13 13 13 30 0 12-11 46-20 64s-21 31-38 31-26-11-26-31c0-10 2-20 4-25 5-20 9-39 14-59z">
              <text:p/>
            </draw:path>
            <draw:path draw:style-name="gr8" draw:text-style-name="P5" draw:layer="layout" svg:width="0.26cm" svg:height="0.013cm" svg:x="5.773cm" svg:y="12.174cm" svg:viewBox="0 0 261 14" svg:d="M0 0c87 0 174 0 261 0 0 5 0 9 0 14-87 0-174 0-261 0 0-5 0-9 0-14z">
              <text:p/>
            </draw:path>
            <draw:path draw:style-name="gr8" draw:text-style-name="P5" draw:layer="layout" svg:width="0.04cm" svg:height="0.104cm" svg:x="6.064cm" svg:y="12.095cm" svg:viewBox="0 0 41 105" svg:d="M41 37c0-23-8-37-22-37-12 0-19 9-19 19 0 9 7 19 19 19 4 0 9-2 12-5 1-1 1-1 2-1 0 2 1 0 1 5 0 26-12 47-24 59-4 3-4 4-4 5 0 3 2 4 3 4 4 0 32-27 32-68z">
              <text:p/>
            </draw:path>
            <draw:path draw:style-name="gr8" draw:text-style-name="P5" draw:layer="layout" svg:width="0.232cm" svg:height="0.157cm" svg:x="6.2cm" svg:y="11.979cm" svg:viewBox="0 0 233 158" svg:d="M152 36c2-8 6-21 6-23 0-6-5-9-10-9s-11 2-13 9c-1 3-18 70-20 79-3 10-4 17-4 23 0 4 0 5 1 6-8 19-19 30-33 30-28 0-28-26-28-32 0-11 2-25 19-68 3-11 6-16 6-23 0-15-12-28-29-28-34 0-47 51-47 54s4 3 5 3c3 0 3-1 5-6 10-33 23-44 36-44 3 0 8 1 8 12 0 9-3 19-6 25-15 41-20 57-20 70 0 32 24 44 50 44 6 0 23 0 37-24 9 22 33 24 44 24 26 0 42-22 51-43 12-27 23-74 23-91 0-19-10-24-16-24-8 0-17 9-17 17 0 4 2 6 5 9 4 4 13 13 13 30 0 12-10 46-19 64-10 18-22 31-39 31s-26-11-26-31c0-10 2-20 4-25 5-20 9-39 14-59z">
              <text:p/>
            </draw:path>
            <draw:path draw:style-name="gr8" draw:text-style-name="P5" draw:layer="layout" svg:width="0.206cm" svg:height="0.107cm" svg:x="6.455cm" svg:y="12.077cm" svg:viewBox="0 0 207 108" svg:d="M189 34c0-22-11-34-37-34-19 0-33 10-39 23-5-18-19-23-37-23-20 0-33 11-40 24 0-8 0-16 0-24-12 1-24 2-36 3 0 3 0 5 0 8 16 0 18 2 18 14 0 21 0 42 0 64 0 10-2 10-18 10 0 3 0 6 0 9 9-1 18-1 28-1 9 0 26 1 28 1 0-3 0-6 0-9-16 0-18 0-18-10 0-15 0-30 0-44 0-26 20-38 37-38s19 13 19 26c0 19 0 37 0 56 0 10-3 10-19 10 0 3 0 6 0 9 1 0 18-1 29-1 9 0 26 1 28 1 0-3 0-6 0-9-16 0-19 0-19-10 0-15 0-30 0-44 0-26 21-38 37-38 17 0 19 13 19 26 0 19 0 37 0 56 0 10-2 10-18 10 0 3 0 6 0 9 9-1 18-1 28-1 9 0 26 1 28 1 0-3 0-6 0-9-16 0-18 0-18-10 0-19 0-37 0-55z">
              <text:p/>
            </draw:path>
            <draw:path draw:style-name="gr8" draw:text-style-name="P5" draw:layer="layout" svg:width="0.122cm" svg:height="0.11cm" svg:x="6.686cm" svg:y="12.076cm" svg:viewBox="0 0 123 111" svg:d="M96 43c0-13 0-22-11-31-10-8-22-12-36-12-24 0-40 9-40 23 0 8 5 12 11 12 7 0 12-4 12-11 0-4-2-9-9-11 9-6 24-6 25-6 14 0 29 9 29 29 0 3 0 5 0 8-14 0-30 1-48 8-22 8-29 21-29 32 0 21 26 27 43 27 20 0 31-11 37-20 0 10 7 19 18 19 1 0 25 0 25-23 0-5 0-10 0-14-3 0-6 0-9 0 0 4 0 9 0 14 0 2 0 14-9 14s-9-12-9-15c0-15 0-29 0-43zM77 74c0 24-21 31-32 31-12 0-24-9-24-21 0-13 12-32 56-34 0 8 0 16 0 24z">
              <text:p/>
            </draw:path>
            <draw:path draw:style-name="gr8" draw:text-style-name="P5" draw:layer="layout" svg:width="0.134cm" svg:height="0.105cm" svg:x="6.819cm" svg:y="12.079cm" svg:viewBox="0 0 135 106" svg:d="M77 51c-1-1-1-1-2-2 0-1 16-18 18-21 9-9 18-19 37-19 0-3 0-6 0-9-7 1-14 1-21 1s-17 0-24-1c0 3 0 6 0 9 4 1 5 4 5 6-1 3 0 4-4 8-6 7-11 13-17 20-7-8-13-16-20-24-3-2-3-4-3-5 0-3 3-5 7-5 0-3 0-6 0-9-9 1-19 1-28 1-7 0-17 0-24-1 0 3 0 6 0 9 12 0 18 0 24 8 10 12 21 23 31 35 1 1 1 1 2 2 0 1-18 21-21 24-9 10-17 19-37 19 0 3 0 6 0 9 7 0 13-1 20-1 8 0 18 0 25 1 0-3 0-6 0-9-3 0-5-2-5-5 0-5 3-8 7-12 6-7 11-13 17-19 7 8 14 16 21 24 5 5 5 6 5 7 0 5-6 5-7 5 0 3 0 6 0 9 3 0 20-1 28-1s16 0 24 1c0-3 0-6 0-9-17 0-19-1-24-8-11-13-23-26-34-38z">
              <text:p/>
            </draw:path>
            <draw:path draw:style-name="gr8" draw:text-style-name="P5" draw:layer="layout" svg:width="0.08cm" svg:height="0.348cm" svg:x="7.013cm" svg:y="11.871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8" draw:text-style-name="P5" draw:layer="layout" svg:width="0.091cm" svg:height="0.233cm" svg:x="7.125cm" svg:y="11.902cm" svg:viewBox="0 0 92 234" svg:d="M89 13c0-7-5-13-13-13-9 0-19 9-19 19 0 6 5 12 14 12 8 0 18-8 18-18zM63 144c4-10 4-11 7-20 3-7 5-12 5-19 0-15-11-28-29-28-33 0-46 51-46 54s3 3 4 3c3 0 4-1 5-6 10-33 24-44 36-44 3 0 9 0 9 12 0 7-3 14-4 18-3 9-19 50-24 64-4 9-8 20-8 28 0 16 12 28 28 28 33 0 46-50 46-54 0-3-3-3-4-3-3 0-3 1-5 6-6 22-18 44-36 44-6 0-8-4-8-12 0-9 2-14 10-35 5-12 9-24 14-36z">
              <text:p/>
            </draw:path>
            <draw:path draw:style-name="gr8" draw:text-style-name="P5" draw:layer="layout" svg:width="0.08cm" svg:height="0.348cm" svg:x="7.256cm" svg:y="11.871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8" draw:text-style-name="P5" draw:layer="layout" svg:width="0.214cm" svg:height="0.268cm" svg:x="7.499cm" svg:y="11.911cm" svg:viewBox="0 0 215 269" svg:d="M208 15c4-2 7-4 7-8s-3-7-7-7c-2 0-5 1-7 2-65 30-129 60-194 91-6 3-7 6-7 8 0 4 2 6 7 8 65 30 129 60 194 90 5 3 6 3 7 3 3 0 7-4 7-7 0-4-2-6-8-8-61-28-123-57-184-86 62-29 123-57 185-86zM202 269c6 0 13 0 13-7s-8-7-13-7c-63 0-126 0-189 0-6 0-13 0-13 7s6 7 12 7c63 0 127 0 190 0z">
              <text:p/>
            </draw:path>
            <draw:path draw:style-name="gr8" draw:text-style-name="P5" draw:layer="layout" svg:width="0.26cm" svg:height="0.013cm" svg:x="7.841cm" svg:y="11.927cm" svg:viewBox="0 0 261 14" svg:d="M0 0c87 0 174 0 261 0 0 5 0 9 0 14-87 0-174 0-261 0 0-5 0-9 0-14z">
              <text:p/>
            </draw:path>
            <draw:path draw:style-name="gr8" draw:text-style-name="P5" draw:layer="layout" svg:width="0.231cm" svg:height="0.157cm" svg:x="7.851cm" svg:y="11.979cm" svg:viewBox="0 0 232 158" svg:d="M152 36c2-8 5-21 5-23 0-6-5-9-10-9-4 0-10 2-13 9-1 3-17 70-20 79-2 10-3 17-3 23 0 4 0 5 0 6-8 19-18 30-32 30-28 0-28-26-28-32 0-11 2-25 18-68 4-11 6-16 6-23 0-15-12-28-29-28-33 0-46 51-46 54s3 3 4 3c4 0 4-1 6-6 9-33 23-44 35-44 3 0 9 1 9 12 0 9-4 19-6 25-16 41-20 57-20 70 0 32 23 44 50 44 6 0 22 0 36-24 10 22 34 24 44 24 27 0 42-22 51-43 12-27 23-74 23-91 0-19-9-24-15-24-9 0-18 9-18 17 0 4 3 6 6 9 4 4 12 13 12 30 0 12-10 46-19 64s-21 31-39 31c-16 0-26-11-26-31 0-10 3-20 4-25 5-20 10-39 15-59z">
              <text:p/>
            </draw:path>
            <draw:path draw:style-name="gr8" draw:text-style-name="P5" draw:layer="layout" svg:width="0.04cm" svg:height="0.104cm" svg:x="8.132cm" svg:y="12.09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45" draw:text-style-name="P3" draw:layer="layout" svg:width="1.407cm" svg:height="0.395cm" svg:x="8.305cm" svg:y="11.809cm">
          <draw:text-box>
            <text:p><text:span text:style-name="T2">go to (3).</text:span></text:p>
          </draw:text-box>
        </draw:frame>
        <draw:frame draw:style-name="gr46" draw:text-style-name="P3" draw:layer="layout" svg:width="0.417cm" svg:height="0.395cm" svg:x="1.804cm" svg:y="12.208cm">
          <draw:text-box>
            <text:p><text:span text:style-name="T2">(c)</text:span></text:p>
          </draw:text-box>
        </draw:frame>
        <draw:frame draw:style-name="gr47" draw:text-style-name="P3" draw:layer="layout" svg:width="3.262cm" svg:height="0.395cm" svg:x="2.305cm" svg:y="12.209cm">
          <draw:text-box>
            <text:p><text:span text:style-name="T2">select worst position:</text:span></text:p>
          </draw:text-box>
        </draw:frame>
        <draw:g draw:style-name="gr7">
          <svg:title>TexMaths</svg:title>
          <svg:desc>10§display§\tilde{i} =
\mathop{\arg\max}_{i \in [\beta\nu\rangle}
\textstyle
\{
|w_{\rm max}(i)-\frac{\ell_{\rm b}}{2}|, 
|w_{\rm min}(i)-\frac{\ell_{\rm b}}{2}|
\}§svg§600§TRUE§</svg:desc>
          <draw:g>
            <draw:path draw:style-name="gr8" draw:text-style-name="P5" draw:layer="layout" svg:width="0.116cm" svg:height="0.032cm" svg:x="2.332cm" svg:y="12.661cm" svg:viewBox="0 0 117 33" svg:d="M117 5c-2-2-3-3-5-5 0 1-14 17-29 17-8 0-17-5-23-9-10-5-16-8-22-8-13 0-20 8-38 28 2 2 4 3 6 5 0-1 13-17 29-17 8 0 16 5 22 9 10 5 16 8 22 8 14 0 20-8 38-28z">
              <text:p/>
            </draw:path>
            <draw:path draw:style-name="gr8" draw:text-style-name="P5" draw:layer="layout" svg:width="0.091cm" svg:height="0.235cm" svg:x="2.341cm" svg:y="12.744cm" svg:viewBox="0 0 92 236" svg:d="M89 13c0-7-5-13-13-13-9 0-19 9-19 19 0 6 5 12 14 12 8 0 18-8 18-18zM62 144c5-10 5-10 8-20 3-7 5-12 5-18 0-16-12-29-29-29-33 0-46 51-46 54s3 3 4 3c3 0 4 0 5-6 10-33 24-44 36-44 3 0 9 0 9 12 0 7-3 14-4 18-3 9-19 50-24 65-4 9-9 21-9 28 0 16 12 29 29 29 33 0 46-51 46-54 0-4-3-4-4-4-3 0-3 1-5 6-7 23-18 44-36 44-6 0-8-4-8-12s2-13 10-35c4-13 9-25 13-37z">
              <text:p/>
            </draw:path>
            <draw:path draw:style-name="gr8" draw:text-style-name="P5" draw:layer="layout" svg:width="0.232cm" svg:height="0.081cm" svg:x="2.569cm" svg:y="12.8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57cm" svg:height="0.16cm" svg:x="2.935cm" svg:y="12.819cm" svg:viewBox="0 0 158 161" svg:d="M102 130c1 14 11 29 27 29 8 0 29-5 29-33 0-7 0-13 0-20-3 0-6 0-9 0 0 7 0 13 0 20 0 20-8 22-12 22-12 0-13-16-13-17 0-24 0-47 0-71 0-14 0-28-13-41-14-14-31-19-48-19-29 0-53 16-53 39 0 11 7 17 16 17 10 0 16-7 16-16 0-5-2-16-18-16 10-13 27-17 38-17 17 0 38 14 38 45 0 4 0 9 0 13-18 1-43 2-65 13-27 12-35 30-35 45 0 29 34 38 56 38 23 0 39-14 46-31zM100 73c0 12 0 23 0 35 0 33-26 45-42 45-17 0-31-12-31-30 0-19 15-48 73-50z">
              <text:p/>
            </draw:path>
            <draw:path draw:style-name="gr8" draw:text-style-name="P5" draw:layer="layout" svg:width="0.117cm" svg:height="0.154cm" svg:x="3.106cm" svg:y="12.821cm" svg:viewBox="0 0 118 155" svg:d="M48 38c0-13 0-25 0-38-16 1-32 3-48 4 0 4 0 7 0 11 24 0 27 2 27 19 0 31 0 63 0 94 0 16-4 16-27 16 0 3 0 7 0 11 13-1 30-1 40-1 14 0 30 0 44 1 0-4 0-8 0-11-2 0-5 0-7 0-26 0-27-4-27-17 0-18 0-36 0-54 0-34 15-66 42-66 2 0 3 0 3 1-1 0-8 4-8 14 0 9 8 15 15 15s16-5 16-16-11-21-26-21c-26 0-39 23-44 38z">
              <text:p/>
            </draw:path>
            <draw:path draw:style-name="gr8" draw:text-style-name="P5" draw:layer="layout" svg:width="0.16cm" svg:height="0.23cm" svg:x="3.243cm" svg:y="12.817cm" svg:viewBox="0 0 161 231" svg:d="M68 98c-30 0-30-35-30-43 0-9 0-20 5-29 3-4 11-14 25-14 31 0 31 35 31 43 0 9 0 21-6 29-3 5-11 14-25 14zM28 112c0-1 0-9 6-16 13 9 28 11 34 11 33 0 57-25 57-52 0-13-5-26-14-34 12-12 25-13 31-13 1 0 3 0 4 0-4 1-6 5-6 9 0 6 5 11 11 11 3 0 10-3 10-11 0-6-4-17-18-17-7 0-23 2-37 16-15-11-30-12-38-12-32 0-57 24-57 51 0 15 8 29 17 36-5 5-11 17-11 29 0 11 5 24 15 31-21 6-32 21-32 36 0 25 35 44 78 44 41 0 78-18 78-45 0-12-5-30-23-40-19-10-39-10-60-10-9 0-24 0-27 0-11-2-18-13-18-24zM78 223c-35 0-60-18-60-36 0-17 14-30 29-31 7 0 14 0 21 0 30 0 70 0 70 31 0 18-25 36-60 36z">
              <text:p/>
            </draw:path>
            <draw:path draw:style-name="gr8" draw:text-style-name="P5" draw:layer="layout" svg:width="0.273cm" svg:height="0.154cm" svg:x="3.484cm" svg:y="12.821cm" svg:viewBox="0 0 274 155" svg:d="M27 34c0 31 0 63 0 94 0 16-4 16-27 16 0 3 0 7 0 11 12-1 30-1 39-1 10 0 28 0 40 1 0-4 0-8 0-11-24 0-28 0-28-16 0-21 0-43 0-64 0-37 25-57 48-57 22 0 26 19 26 39 0 27 0 55 0 82 0 16-4 16-28 16 0 3 0 7 0 11 13-1 31-1 40-1s28 0 39 1c0-4 0-8 0-11-23 0-27 0-27-16 0-21 0-43 0-64 0-37 25-57 48-57 22 0 26 19 26 39 0 27 0 55 0 82 0 16-4 16-28 16 0 3 0 7 0 11 12-1 30-1 40-1 9 0 27 0 39 1 0-4 0-8 0-11-18 0-27 0-27-11 0-22 0-45 0-67 0-30 0-41-11-53-5-6-17-13-37-13-30 0-45 21-51 34-5-30-31-34-47-34-25 0-42 15-52 37 0-12 0-25 0-37-16 1-33 3-49 4 0 4 0 7 0 11 24 0 27 2 27 19z">
              <text:p/>
            </draw:path>
            <draw:path draw:style-name="gr8" draw:text-style-name="P5" draw:layer="layout" svg:width="0.158cm" svg:height="0.16cm" svg:x="3.78cm" svg:y="12.819cm" svg:viewBox="0 0 159 161" svg:d="M102 130c2 14 11 29 28 29 7 0 29-5 29-33 0-7 0-13 0-20-3 0-6 0-9 0 0 7 0 13 0 20 0 20-9 22-13 22-11 0-13-16-13-17 0-24 0-47 0-71 0-14 0-28-13-41-13-14-31-19-48-19-28 0-53 16-53 39 0 11 7 17 16 17 10 0 17-7 17-16 0-5-2-16-18-16 9-13 26-17 38-17 17 0 37 14 37 45 0 4 0 9 0 13-18 1-43 2-65 13-26 12-35 30-35 45 0 29 34 38 56 38 24 0 40-14 46-31zM100 73c0 12 0 23 0 35 0 33-25 45-41 45-17 0-32-12-32-30 0-19 15-48 73-50z">
              <text:p/>
            </draw:path>
            <draw:path draw:style-name="gr8" draw:text-style-name="P5" draw:layer="layout" svg:width="0.176cm" svg:height="0.15cm" svg:x="3.945cm" svg:y="12.825cm" svg:viewBox="0 0 177 151" svg:d="M97 68c10-13 24-30 32-39 11-13 26-18 42-18 0-4 0-7 0-11-9 0-20 1-29 1-10 0-29-1-34-1 0 4 0 7 0 11 8 0 11 4 11 10 0 5-4 11-6 13-7 9-14 18-21 27-9-12-19-23-28-35-3-4-3-5-3-7 0-5 5-8 12-8 0-4 0-7 0-11-9 0-32 1-38 1-7 0-23-1-33-1 0 4 0 7 0 11 25 0 25 0 41 21 12 15 23 30 35 45-11 14-22 28-33 42-17 20-37 21-45 21 0 3 0 7 0 11 9-1 20-1 29-1 11 0 25 0 34 1 0-4 0-8 0-11-8-1-10-6-10-11 0-8 10-19 31-44 9 12 18 23 27 35 3 3 7 9 7 11 0 3-3 9-12 9 0 3 0 7 0 11 10-1 30-1 38-1 9 0 23 0 33 1 0-4 0-8 0-11-19 0-25-1-33-11-16-20-31-41-47-61z">
              <text:p/>
            </draw:path>
            <draw:path draw:style-name="gr8" draw:text-style-name="P5" draw:layer="layout" svg:width="0.074cm" svg:height="0.164cm" svg:x="3.129cm" svg:y="13.123cm" svg:viewBox="0 0 75 165" svg:d="M68 9c0-4-3-9-10-9-6 0-13 6-13 13 0 5 3 10 9 10 8 0 14-7 14-14zM18 134c-1 3-2 6-2 10 0 12 10 21 23 21 25 0 36-34 36-37 0-4-3-3-4-4-4 0-4 2-5 4-6 20-16 30-26 30-5 0-6-3-6-8 0-6 2-11 4-16 2-7 5-13 8-20 2-6 11-28 12-31 0-2 1-5 1-8 0-11-10-21-23-21-25 0-36 34-36 38 0 3 3 2 4 3 4 0 4-1 5-4 6-21 17-30 26-30 4 0 6 2 6 9 0 5-1 9-7 24-5 13-11 26-16 40z">
              <text:p/>
            </draw:path>
            <draw:path draw:style-name="gr8" draw:text-style-name="P5" draw:layer="layout" svg:width="0.135cm" svg:height="0.159cm" svg:x="3.244cm" svg:y="13.144cm" svg:viewBox="0 0 136 160" svg:d="M126 86c4 0 10 0 10-6s-6-6-10-6c-38 0-76 0-114 0 4-36 33-62 72-62 14 0 28 0 42 0 4 0 10 0 10-6s-6-6-10-6c-14 0-29 0-43 0-46 0-83 36-83 80 0 45 37 80 83 80 14 0 29 0 43 0 4 0 10 0 10-6s-6-6-10-6c-14 0-28 0-42 0-39 0-68-26-72-62 38 0 76 0 114 0z">
              <text:p/>
            </draw:path>
            <draw:path draw:style-name="gr8" draw:text-style-name="P5" draw:layer="layout" svg:width="0.037cm" svg:height="0.245cm" svg:x="3.44cm" svg:y="13.101cm" svg:viewBox="0 0 38 246" svg:d="M38 246c0-4 0-8 0-12-9 0-17 0-26 0 0-74 0-147 0-221 9 0 17 0 26 0 0-4 0-9 0-13-13 0-25 0-38 0 0 82 0 164 0 246 13 0 25 0 38 0z">
              <text:p/>
            </draw:path>
            <draw:path draw:style-name="gr8" draw:text-style-name="P5" draw:layer="layout" svg:width="0.143cm" svg:height="0.219cm" svg:x="3.498cm" svg:y="13.113cm" svg:viewBox="0 0 144 220" svg:d="M144 34c0-22-19-34-41-34-33 0-58 38-64 63-13 51-26 102-39 154-1 2 2 3 3 3 3 0 5 0 5-1 6-22 12-44 17-66 5 11 17 22 36 22 35 0 74-25 74-63 0-14-7-29-19-37 12-7 28-21 28-41zM95 75c-4 1-5 2-13 2-4 0-9-1-11-2 2-1 9-1 11-1 4 0 9 0 13 1zM127 29c0 13-6 32-21 41-5-1-10-3-23-3-9 0-21 0-21 9 0 6 7 7 20 7 8 0 16-1 23-3 8 5 12 15 12 26 0 35-25 62-55 62-19 0-32-12-32-31 0-2 0-5 0-7 6-22 12-43 17-65 6-24 27-59 56-59 14 0 24 8 24 23z">
              <text:p/>
            </draw:path>
            <draw:path draw:style-name="gr8" draw:text-style-name="P5" draw:layer="layout" svg:width="0.125cm" svg:height="0.108cm" svg:x="3.676cm" svg:y="13.177cm" svg:viewBox="0 0 126 109" svg:d="M44 7c0-1 0-2 0-3-1-1 0-4-4-4-5 1-14 2-16 2-4 0-9 0-14 1-3 0-6 0-6 5 0 4 3 4 6 4 12 0 12 1 12 4 0 1-1 6-2 9-4 17-9 33-13 50-6 24-7 29-7 30 0 4 4 4 5 4s2 0 3 0c22-4 54-15 80-39 33-29 38-61 38-62 0-4-3-8-8-8-9 0-10 7-13 14-9 35-42 73-84 85 8-31 15-61 23-92z">
              <text:p/>
            </draw:path>
            <draw:path draw:style-name="gr8" draw:text-style-name="P5" draw:layer="layout" svg:width="0.06cm" svg:height="0.245cm" svg:x="3.834cm" svg:y="13.101cm" svg:viewBox="0 0 61 246" svg:d="M59 128c2-4 2-4 2-5s0-1-2-5c-15-37-31-74-46-111-2-4-3-7-7-7-3 0-6 3-6 7 1 1 0 1 2 4 15 37 31 75 46 112-15 37-31 74-46 112-2 3-2 4-2 5 0 4 3 6 6 6 4 0 5-3 7-6 15-38 31-75 46-112z">
              <text:p/>
            </draw:path>
            <draw:path draw:style-name="gr8" draw:text-style-name="P5" draw:layer="layout" svg:width="0.124cm" svg:height="0.348cm" svg:x="4.152cm" svg:y="12.713cm" svg:viewBox="0 0 125 349" svg:d="M74 46c0-14 9-36 47-39 2 0 4-1 4-3 0-4-3-4-7-4-35 0-67 18-68 44 0 27 0 53 0 80 0 13 0 24-14 36-12 10-25 11-33 11-2 1-3 2-3 4 0 4 2 4 5 4 24 1 40 14 44 31 1 4 1 5 1 17 0 23 0 46 0 70 0 15 0 26 17 39 14 10 37 13 51 13 4 0 7 0 7-3s-3-3-6-3c-22-2-39-13-44-31-1-3-1-4-1-16 0-25 0-50 0-74 0-16-3-22-14-33-7-8-18-11-28-14 29-8 42-24 42-44 0-28 0-57 0-85z">
              <text:p/>
            </draw:path>
            <draw:path draw:style-name="gr8" draw:text-style-name="P5" draw:layer="layout" svg:width="0.013cm" svg:height="0.348cm" svg:x="4.344cm" svg:y="12.713cm" svg:viewBox="0 0 14 349" svg:d="M14 12c0-6 0-12-7-12s-7 6-7 12c0 108 0 217 0 326 0 6 0 11 7 11s7-5 7-11c0-109 0-218 0-326z">
              <text:p/>
            </draw:path>
            <draw:path draw:style-name="gr8" draw:text-style-name="P5" draw:layer="layout" svg:width="0.232cm" svg:height="0.158cm" svg:x="4.41cm" svg:y="12.821cm" svg:viewBox="0 0 233 159" svg:d="M152 36c2-8 5-21 5-23 0-6-4-9-10-9-4 0-10 2-13 9-1 3-17 70-20 79-2 11-3 17-3 23 0 4 0 5 0 6-8 19-18 30-32 30-28 0-28-26-28-32 0-11 2-25 18-68 4-11 6-15 6-22 0-16-11-29-29-29-33 0-46 51-46 54s3 2 4 3c4 0 4 0 6-6 9-33 23-44 35-44 4 0 9 1 9 12 0 9-4 19-6 25-16 41-20 57-20 70 0 32 24 45 50 45 6 0 23 0 37-25 9 23 33 25 44 25 26 0 41-22 50-43 12-28 24-75 24-92 0-19-10-24-16-24-9 0-17 9-17 17 0 4 2 6 5 9 4 4 13 13 13 30 0 12-11 46-20 64-9 19-21 31-38 31s-26-11-26-31c0-9 2-20 3-25 5-20 10-39 15-59z">
              <text:p/>
            </draw:path>
            <draw:path draw:style-name="gr8" draw:text-style-name="P5" draw:layer="layout" svg:width="0.206cm" svg:height="0.107cm" svg:x="4.665cm" svg:y="12.92cm" svg:viewBox="0 0 207 108" svg:d="M189 34c0-21-11-34-37-34-20 0-33 11-40 23-5-17-18-23-36-23-20 0-33 11-40 24 0-8 0-16 0-24-12 1-24 2-36 3 0 3 0 6 0 9 16 0 18 1 18 13 0 21 0 43 0 64 0 11-2 11-18 11 0 3 0 5 0 8 9 0 17-1 28-1 9 0 26 1 28 1 0-3 0-5 0-8-16 0-18 0-18-11 0-15 0-29 0-44 0-26 20-38 36-38 17 0 20 14 20 26 0 19 0 37 0 56 0 11-3 11-19 11 0 3 0 5 0 8 1 0 18-1 28-1 9 0 26 1 29 1 0-3 0-5 0-8-16 0-19 0-19-11 0-15 0-29 0-44 0-26 21-38 37-38 17 0 19 14 19 26 0 19 0 37 0 56 0 11-2 11-18 11 0 3 0 5 0 8 9 0 17-1 28-1 9 0 26 1 28 1 0-3 0-5 0-8-16 0-18 0-18-11 0-18 0-37 0-55z">
              <text:p/>
            </draw:path>
            <draw:path draw:style-name="gr8" draw:text-style-name="P5" draw:layer="layout" svg:width="0.122cm" svg:height="0.111cm" svg:x="4.896cm" svg:y="12.919cm" svg:viewBox="0 0 123 112" svg:d="M96 44c0-13 0-23-11-32-10-8-22-12-37-12-23 0-40 9-40 24 0 8 6 12 12 12 7 0 12-5 12-12 0-4-2-9-9-11 9-6 23-6 25-6 14 0 29 9 29 29 0 3 0 5 0 8-14 1-30 1-48 8-22 8-29 22-29 33 0 21 25 27 43 27 20 0 31-11 36-21 1 10 8 20 19 20 1 0 25 0 25-24 0-4 0-9 0-13-3 0-6 0-9 0 0 4 0 9 0 13 0 3 0 14-9 14s-9-11-9-14c0-14 0-29 0-43zM77 75c0 23-21 30-32 30-13 0-25-8-25-20 0-14 12-33 57-35 0 8 0 17 0 25z">
              <text:p/>
            </draw:path>
            <draw:path draw:style-name="gr8" draw:text-style-name="P5" draw:layer="layout" svg:width="0.134cm" svg:height="0.104cm" svg:x="5.029cm" svg:y="12.923cm" svg:viewBox="0 0 135 105" svg:d="M77 50c-1-1-1-1-2-2 0-1 16-18 18-20 9-10 17-19 37-20 0-3 0-5 0-8-7 0-14 1-21 1s-17-1-24-1c0 3 0 5 0 8 4 1 5 4 5 6 0 1 0 4-4 8-6 7-11 13-17 20-7-8-14-15-21-23-2-3-2-4-2-5 0-4 3-6 6-6 0-3 0-5 0-8-9 0-18 1-27 1-8 0-17-1-24-1 0 3 0 5 0 8 11 0 18 0 24 8 10 12 21 23 31 35 1 1 2 2 2 3-7 8-19 20-21 23-9 10-18 19-37 20 0 3 0 5 0 8 7 0 13-1 20-1 8 0 17 1 25 1 0-3 0-5 0-8-3-1-5-3-5-6 0-5 3-8 7-12 6-6 11-13 17-19 7 8 14 16 21 24 5 5 5 6 5 7 0 5-6 6-7 6 0 3 0 5 0 8 2 0 20-1 28-1s16 1 24 1c0-3 0-5 0-8-17 0-19-2-25-8-11-13-22-26-33-39z">
              <text:p/>
            </draw:path>
            <draw:path draw:style-name="gr8" draw:text-style-name="P5" draw:layer="layout" svg:width="0.081cm" svg:height="0.348cm" svg:x="5.222cm" svg:y="12.713cm" svg:viewBox="0 0 82 349" svg:d="M82 346c0-1 0-1-6-7-44-44-55-110-55-164 0-61 13-122 56-166 5-4 5-5 5-6 0-2-1-3-4-3s-35 24-55 68c-18 39-23 78-23 107 0 27 4 70 24 110 21 43 51 64 54 64s4-1 4-3z">
              <text:p/>
            </draw:path>
            <draw:path draw:style-name="gr8" draw:text-style-name="P5" draw:layer="layout" svg:width="0.092cm" svg:height="0.235cm" svg:x="5.334cm" svg:y="12.744cm" svg:viewBox="0 0 93 236" svg:d="M90 13c0-7-5-13-13-13-9 0-19 9-19 19 0 6 5 12 13 12 9 0 19-8 19-18zM63 144c5-10 5-10 8-20 3-7 5-12 5-18 0-16-12-29-29-29-33 0-47 51-47 54s4 3 5 3c3 0 4 0 5-6 10-33 24-44 36-44 3 0 9 0 9 12 0 7-3 14-4 18-3 9-19 50-25 65-3 9-8 21-8 28 0 16 12 29 29 29 33 0 46-51 46-54 0-4-3-4-4-4-3 0-3 1-5 6-7 23-18 44-36 44-6 0-9-4-9-12s3-13 11-35c4-13 9-25 13-37z">
              <text:p/>
            </draw:path>
            <draw:path draw:style-name="gr8" draw:text-style-name="P5" draw:layer="layout" svg:width="0.081cm" svg:height="0.348cm" svg:x="5.465cm" svg:y="12.713cm" svg:viewBox="0 0 82 349" svg:d="M82 175c0-27-4-70-23-109-21-43-52-66-55-66-2 0-4 1-4 3 0 1 0 2 7 8 34 35 55 91 55 164 0 60-13 122-57 166-5 4-5 4-5 5 0 2 2 3 4 3 3 0 35-22 56-67 18-38 22-77 22-107z">
              <text:p/>
            </draw:path>
            <draw:path draw:style-name="gr8" draw:text-style-name="P5" draw:layer="layout" svg:width="0.214cm" svg:height="0.013cm" svg:x="5.688cm" svg:y="12.881cm" svg:viewBox="0 0 215 14" svg:d="M203 14c6 0 12 0 12-7s-6-7-12-7c-63 0-127 0-190 0-6 0-13 0-13 7s7 7 13 7c63 0 127 0 190 0z">
              <text:p/>
            </draw:path>
            <draw:path draw:style-name="gr8" draw:text-style-name="P5" draw:layer="layout" svg:width="0.102cm" svg:height="0.175cm" svg:x="6.058cm" svg:y="12.657cm" svg:viewBox="0 0 103 176" svg:d="M24 139c2 16 11 37 31 37 8 0 17-3 26-9 4-2 17-12 17-15 0-1-2-4-4-4-1 0-2 0-5 3-11 10-22 18-33 18-17 0-17-29-17-33s0-4 0-9c1-2 1-3 4-5 13-13 60-58 60-101 0-3 0-21-17-21-20 0-36 32-40 39-11 21-17 41-20 53-3 17-3 25-3 37-2 2-16 15-18 17-4 3-5 3-5 5 0 1 3 4 5 4 1 0 8-6 10-8 3-3 6-6 9-8zM42 111c4-25 24-104 44-104 6 0 9 4 9 13 0 3 0 24-21 55-13 17-26 31-32 36z">
              <text:p/>
            </draw:path>
            <draw:path draw:style-name="gr8" draw:text-style-name="P5" draw:layer="layout" svg:width="0.104cm" svg:height="0.123cm" svg:x="6.184cm" svg:y="12.745cm" svg:viewBox="0 0 105 124" svg:d="M29 0c-10 1-19 1-29 2 0 3 0 5 0 8 13 0 14 1 14 10 0 34 0 68 0 102 3 0 5 0 8 0 1-2 2-5 4-7 0-1 1-2 2-3 7 8 18 12 29 12 27 0 48-18 48-40 0-21-19-39-46-39-9 0-20 2-30 9 0-18 0-36 0-54zM30 63c6-8 17-13 28-13 21 0 30 16 30 34 0 10-3 19-9 26-6 5-15 8-23 8-12 0-21-6-26-15 0-13 0-27 0-40z">
              <text:p/>
            </draw:path>
            <draw:path draw:style-name="gr8" draw:text-style-name="P5" draw:layer="layout" svg:width="0.266cm" svg:height="0.013cm" svg:x="6.053cm" svg:y="12.881cm" svg:viewBox="0 0 267 14" svg:d="M0 0c89 0 178 0 267 0 0 5 0 9 0 14-89 0-178 0-267 0 0-5 0-9 0-14z">
              <text:p/>
            </draw:path>
            <draw:path draw:style-name="gr8" draw:text-style-name="P5" draw:layer="layout" svg:width="0.107cm" svg:height="0.162cm" svg:x="6.132cm" svg:y="12.934cm" svg:viewBox="0 0 108 163" svg:d="M108 118c-3 0-5 0-8 0-1 5-3 20-6 22-2 2-21 2-25 2-15 0-30 0-45 0 26-23 34-30 49-41 18-15 35-30 35-53 0-30-26-48-57-48s-51 21-51 44c0 12 10 13 13 13 6 0 13-4 13-13 0-4-2-13-15-13 8-17 25-22 36-22 25 0 38 19 38 39 0 21-16 38-24 47-20 19-39 38-59 58-2 2-2 3-2 10 34 0 67 0 101 0 2-15 5-30 7-45z">
              <text:p/>
            </draw:path>
            <draw:path draw:style-name="gr8" draw:text-style-name="P5" draw:layer="layout" svg:width="0.013cm" svg:height="0.348cm" svg:x="6.404cm" svg:y="12.713cm" svg:viewBox="0 0 14 349" svg:d="M14 12c0-6 0-12-7-12s-7 6-7 12c0 108 0 217 0 326 0 6 0 11 7 11s7-5 7-11c0-109 0-218 0-326z">
              <text:p/>
            </draw:path>
            <draw:path draw:style-name="gr8" draw:text-style-name="P5" draw:layer="layout" svg:width="0.04cm" svg:height="0.104cm" svg:x="6.49cm" svg:y="12.939cm" svg:viewBox="0 0 41 105" svg:d="M41 36c0-23-9-36-23-36-11 0-18 8-18 18s7 19 18 19c5 0 9-2 13-5 1 0 1-1 1-1 1 0 1 1 1 5 0 26-12 47-24 59-4 4-4 5-4 6 0 2 2 4 4 4 4 0 32-28 32-69z">
              <text:p/>
            </draw:path>
            <draw:path draw:style-name="gr8" draw:text-style-name="P5" draw:layer="layout" svg:width="0.014cm" svg:height="0.348cm" svg:x="6.657cm" svg:y="12.713cm" svg:viewBox="0 0 15 349" svg:d="M15 12c0-6 0-12-7-12-8 0-8 6-8 12 0 108 0 217 0 326 0 6 0 11 8 11 7 0 7-5 7-11 0-109 0-218 0-326z">
              <text:p/>
            </draw:path>
            <draw:path draw:style-name="gr8" draw:text-style-name="P5" draw:layer="layout" svg:width="0.232cm" svg:height="0.158cm" svg:x="6.723cm" svg:y="12.821cm" svg:viewBox="0 0 233 159" svg:d="M153 36c1-8 5-21 5-23 0-6-5-9-10-9s-11 2-13 9c-1 3-18 70-20 79-3 11-3 17-3 23 0 4 0 5 0 6-8 19-19 30-32 30-29 0-29-26-29-32 0-11 2-25 19-68 4-11 6-15 6-22 0-16-12-29-29-29-34 0-47 51-47 54s4 3 5 3c3 0 4 0 5-6 10-33 23-44 36-44 3 0 9 1 9 12 0 9-4 19-7 25-15 41-19 57-19 70 0 32 23 45 49 45 6 0 23 0 37-25 9 23 33 25 44 25 26 0 42-22 51-43 12-28 23-75 23-92 0-19-9-24-15-24-9 0-18 9-18 17 0 4 2 6 5 9 4 4 13 13 13 30 0 12-10 46-19 64-9 19-22 31-39 31s-26-11-26-31c0-9 2-20 4-25 5-20 10-39 15-59z">
              <text:p/>
            </draw:path>
            <draw:path draw:style-name="gr8" draw:text-style-name="P5" draw:layer="layout" svg:width="0.207cm" svg:height="0.107cm" svg:x="6.978cm" svg:y="12.92cm" svg:viewBox="0 0 208 108" svg:d="M189 34c0-21-11-34-37-34-19 0-33 11-39 23-5-17-18-23-36-23-21 0-34 11-40 24h-1c0-8 0-16 0-24-12 1-24 2-36 3 0 3 0 6 0 9 17 0 19 1 19 13 0 21 0 43 0 64 0 11-3 11-19 11 0 3 0 5 0 8 1 0 18-1 28-1 9 0 26 1 28 1 0-3 0-5 0-8-16 0-18 0-18-11 0-15 0-29 0-44 0-26 20-38 37-38s19 14 19 26c0 19 0 37 0 56 0 11-2 11-18 11 0 3 0 5 0 8 9 0 17-1 28-1 9 0 26 1 28 1 0-3 0-5 0-8-16 0-18 0-18-11 0-15 0-29 0-44 0-26 20-38 36-38 17 0 20 14 20 26 0 19 0 37 0 56 0 11-3 11-19 11 0 3 0 5 0 8 1 0 18-1 28-1 9 0 26 1 29 1 0-3 0-5 0-8-16 0-19 0-19-11 0-18 0-37 0-55z">
              <text:p/>
            </draw:path>
            <draw:path draw:style-name="gr8" draw:text-style-name="P5" draw:layer="layout" svg:width="0.052cm" svg:height="0.164cm" svg:x="7.21cm" svg:y="12.863cm" svg:viewBox="0 0 53 165" svg:d="M38 14c0-7-6-14-15-14-7 0-14 6-14 14 0 9 7 14 14 14 8 0 15-6 15-14zM0 60c0 3 0 6 0 9 16 0 18 1 18 13 0 21 0 42 0 64 0 11-3 11-18 11 0 2 0 5 0 8 9-1 17-1 27-1 9 0 18 1 26 1 0-3 0-6 0-8-14 0-17 0-17-11 0-30 0-59 0-89-12 1-24 2-36 3z">
              <text:p/>
            </draw:path>
            <draw:path draw:style-name="gr8" draw:text-style-name="P5" draw:layer="layout" svg:width="0.13cm" svg:height="0.107cm" svg:x="7.289cm" svg:y="12.92cm" svg:viewBox="0 0 131 108" svg:d="M113 34c0-21-11-34-37-34-20 0-33 11-40 24 0-8 0-16 0-24-12 1-24 2-36 3 0 3 0 6 0 9 16 0 18 1 18 13 0 21 0 43 0 64 0 11-2 11-18 11 0 3 0 5 0 8 9 0 17-1 28-1 9 0 26 1 28 1 0-3 0-5 0-8-16 0-19 0-19-11 0-15 0-29 0-44 0-26 21-38 37-38 17 0 20 14 20 26 0 19 0 37 0 56 0 11-3 11-19 11 0 3 0 5 0 8 1 0 18-1 28-1 9 0 26 1 28 1 0-3 0-5 0-8-16 0-18 0-18-11 0-18 0-37 0-55z">
              <text:p/>
            </draw:path>
            <draw:path draw:style-name="gr8" draw:text-style-name="P5" draw:layer="layout" svg:width="0.08cm" svg:height="0.348cm" svg:x="7.483cm" svg:y="12.713cm" svg:viewBox="0 0 81 349" svg:d="M81 346c0-1 0-1-6-7-44-44-55-110-55-164 0-61 14-122 57-166 4-4 4-5 4-6 0-2-1-3-3-3-4 0-35 24-56 68-18 39-22 78-22 107 0 27 4 70 23 110 21 43 51 64 55 64 2 0 3-1 3-3z">
              <text:p/>
            </draw:path>
            <draw:path draw:style-name="gr8" draw:text-style-name="P5" draw:layer="layout" svg:width="0.092cm" svg:height="0.235cm" svg:x="7.595cm" svg:y="12.744cm" svg:viewBox="0 0 93 236" svg:d="M90 13c0-7-5-13-13-13-10 0-19 9-19 19 0 6 4 12 13 12 8 0 19-8 19-18zM63 144c4-10 4-10 8-20 2-7 4-12 4-18 0-16-11-29-29-29-33 0-46 51-46 54s3 3 4 3c4 0 4 0 6-6 9-33 23-44 35-44 3 0 9 0 9 12 0 7-2 14-4 18-3 9-18 50-24 65-4 9-8 21-8 28 0 16 12 29 29 29 33 0 46-51 46-54 0-4-3-4-5-4-3 0-3 1-5 6-6 23-18 44-36 44-6 0-8-4-8-12s2-13 10-35c5-13 9-25 14-37z">
              <text:p/>
            </draw:path>
            <draw:path draw:style-name="gr8" draw:text-style-name="P5" draw:layer="layout" svg:width="0.08cm" svg:height="0.348cm" svg:x="7.726cm" svg:y="12.713cm" svg:viewBox="0 0 81 349" svg:d="M81 175c0-27-3-70-23-109-21-43-51-66-55-66-2 0-3 1-3 3 0 1 0 2 7 8 34 35 54 91 54 164 0 60-13 122-57 166-4 4-4 4-4 5 0 2 1 3 3 3 4 0 35-22 56-67 18-38 22-77 22-107z">
              <text:p/>
            </draw:path>
            <draw:path draw:style-name="gr8" draw:text-style-name="P5" draw:layer="layout" svg:width="0.213cm" svg:height="0.013cm" svg:x="7.95cm" svg:y="12.881cm" svg:viewBox="0 0 214 14" svg:d="M202 14c6 0 12 0 12-7s-6-7-12-7c-63 0-127 0-190 0-6 0-12 0-12 7s6 7 12 7c63 0 127 0 190 0z">
              <text:p/>
            </draw:path>
            <draw:path draw:style-name="gr8" draw:text-style-name="P5" draw:layer="layout" svg:width="0.101cm" svg:height="0.175cm" svg:x="8.32cm" svg:y="12.657cm" svg:viewBox="0 0 102 176" svg:d="M23 139c3 16 11 37 32 37 8 0 17-3 26-9 4-2 16-12 16-15 0-1-1-4-3-4s-2 0-6 3c-10 10-22 18-33 18-17 0-17-29-17-33s0-4 1-9c0-2 0-3 3-5 14-13 60-58 60-101 0-3 0-21-16-21-20 0-37 32-41 39-11 21-16 41-19 53-4 17-4 25-4 37-2 2-16 15-18 17-4 3-4 3-4 5 0 1 2 4 4 4s8-6 10-8c3-3 6-6 9-8zM41 111c5-25 24-104 45-104 5 0 8 4 8 13 0 3 0 24-21 55-12 17-26 31-32 36z">
              <text:p/>
            </draw:path>
            <draw:path draw:style-name="gr8" draw:text-style-name="P5" draw:layer="layout" svg:width="0.105cm" svg:height="0.123cm" svg:x="8.445cm" svg:y="12.745cm" svg:viewBox="0 0 106 124" svg:d="M30 0c-10 1-20 1-30 2 0 3 0 5 0 8 13 0 15 1 15 10 0 34 0 68 0 102 2 0 5 0 7 0 2-2 3-5 4-7 1-1 1-2 2-3 8 8 18 12 29 12 27 0 49-18 49-40 0-21-20-39-46-39-10 0-21 2-30 9 0-18 0-36 0-54zM30 63c6-8 18-13 28-13 21 0 30 16 30 34 0 10-2 19-9 26-6 5-14 8-23 8-12 0-21-6-26-15 0-13 0-27 0-40z">
              <text:p/>
            </draw:path>
            <draw:path draw:style-name="gr8" draw:text-style-name="P5" draw:layer="layout" svg:width="0.266cm" svg:height="0.013cm" svg:x="8.314cm" svg:y="12.881cm" svg:viewBox="0 0 267 14" svg:d="M0 0c89 0 178 0 267 0 0 5 0 9 0 14-89 0-178 0-267 0 0-5 0-9 0-14z">
              <text:p/>
            </draw:path>
            <draw:path draw:style-name="gr8" draw:text-style-name="P5" draw:layer="layout" svg:width="0.108cm" svg:height="0.162cm" svg:x="8.393cm" svg:y="12.934cm" svg:viewBox="0 0 109 163" svg:d="M109 118c-3 0-6 0-9 0 0 5-3 20-6 22-2 2-21 2-24 2-15 0-31 0-46 0 26-23 35-30 50-41 18-15 35-30 35-53 0-30-26-48-58-48-30 0-51 21-51 44 0 12 11 13 13 13 6 0 13-4 13-13 0-4-2-13-14-13 7-17 24-22 36-22 24 0 37 19 37 39 0 21-15 38-23 47-20 19-39 38-59 58-3 2-3 3-3 10 34 0 67 0 101 0 3-15 5-30 8-45z">
              <text:p/>
            </draw:path>
            <draw:path draw:style-name="gr8" draw:text-style-name="P5" draw:layer="layout" svg:width="0.013cm" svg:height="0.348cm" svg:x="8.665cm" svg:y="12.713cm" svg:viewBox="0 0 14 349" svg:d="M14 12c0-6 0-12-7-12s-7 6-7 12c0 108 0 217 0 326 0 6 0 11 7 11s7-5 7-11c0-109 0-218 0-326z">
              <text:p/>
            </draw:path>
            <draw:path draw:style-name="gr8" draw:text-style-name="P5" draw:layer="layout" svg:width="0.124cm" svg:height="0.348cm" svg:x="8.746cm" svg:y="12.713cm" svg:viewBox="0 0 125 349" svg:d="M51 304c0 14-9 36-48 39-1 0-3 2-3 3 0 3 4 3 7 3 34 0 67-16 67-42 0-27 0-54 0-80 0-14 0-25 14-37 13-10 26-11 34-11 2 0 3-2 3-4 0-3-2-3-6-4-23-1-40-14-44-31-1-4-1-5-1-17 0-23 0-47 0-70 0-14 0-26-16-39-15-11-39-14-51-14-3 0-7 0-7 4 0 3 2 3 6 3 22 2 39 13 44 31 1 3 1 4 1 16 0 25 0 49 0 74 0 16 3 22 14 33 7 8 17 11 27 14-28 8-41 24-41 45 0 28 0 56 0 84z">
              <text:p/>
            </draw:path>
          </draw:g>
        </draw:g>
        <draw:frame draw:style-name="gr12" draw:text-style-name="P3" draw:layer="layout" svg:width="0.434cm" svg:height="0.395cm" svg:x="1.805cm" svg:y="13.408cm">
          <draw:text-box>
            <text:p><text:span text:style-name="T2">(d)</text:span></text:p>
          </draw:text-box>
        </draw:frame>
        <draw:frame draw:style-name="gr48" draw:text-style-name="P3" draw:layer="layout" svg:width="3.029cm" svg:height="0.395cm" svg:x="2.306cm" svg:y="13.409cm">
          <draw:text-box>
            <text:p><text:span text:style-name="T2">delete worst words:</text:span></text:p>
          </draw:text-box>
        </draw:frame>
        <draw:line draw:style-name="gr16" draw:text-style-name="P6" draw:layer="layout" svg:x1="2.2cm" svg:y1="14cm" svg:x2="4.6cm" svg:y2="14cm">
          <text:p/>
        </draw:line>
        <draw:line draw:style-name="gr16" draw:text-style-name="P6" draw:layer="layout" svg:x1="2.2cm" svg:y1="14.2cm" svg:x2="4.6cm" svg:y2="14.2cm">
          <text:p/>
        </draw:line>
        <draw:line draw:style-name="gr16" draw:text-style-name="P6" draw:layer="layout" svg:x1="3cm" svg:y1="14cm" svg:x2="3cm" svg:y2="14.2cm">
          <text:p/>
        </draw:line>
        <draw:line draw:style-name="gr16" draw:text-style-name="P6" draw:layer="layout" svg:x1="3.8cm" svg:y1="14cm" svg:x2="3.8cm" svg:y2="14.2cm">
          <text:p/>
        </draw:line>
        <draw:custom-shape draw:style-name="gr49" draw:text-style-name="P12" draw:layer="layout" svg:width="1.8cm" svg:height="0.1cm" svg:x="2.4cm" svg:y="14.3cm">
          <text:p/>
          <draw:enhanced-geometry svg:viewBox="0 0 21600 21600" draw:type="rectangle" draw:enhanced-path="M 0 0 L 21600 0 21600 21600 0 21600 0 0 Z N"/>
        </draw:custom-shape>
        <draw:frame draw:style-name="gr50" draw:text-style-name="P3" draw:layer="layout" svg:width="3.211cm" svg:height="0.395cm" svg:x="4.905cm" svg:y="14.109cm">
          <draw:text-box>
            <text:p><text:span text:style-name="T2">(select largest skew)</text:span></text:p>
          </draw:text-box>
        </draw:frame>
        <draw:frame draw:style-name="gr12" draw:text-style-name="P3" draw:layer="layout" svg:width="0.434cm" svg:height="0.395cm" svg:x="1.805cm" svg:y="14.508cm">
          <draw:text-box>
            <text:p><text:span text:style-name="T2">(e)</text:span></text:p>
          </draw:text-box>
        </draw:frame>
        <draw:frame draw:style-name="gr51" draw:text-style-name="P3" draw:layer="layout" svg:width="1.31cm" svg:height="0.395cm" svg:x="2.306cm" svg:y="14.509cm">
          <draw:text-box>
            <text:p><text:span text:style-name="T2">go to (a)</text:span></text:p>
          </draw:text-box>
        </draw:frame>
        <draw:line draw:style-name="gr16" draw:text-style-name="P6" draw:layer="layout" svg:x1="4.9cm" svg:y1="14.4cm" svg:x2="4.1cm" svg:y2="14.1cm">
          <text:p/>
        </draw:line>
        <draw:line draw:style-name="gr16" draw:text-style-name="P6" draw:layer="layout" svg:x1="4.9cm" svg:y1="14.4cm" svg:x2="2.7cm" svg:y2="14.1cm">
          <text:p/>
        </draw:line>
        <draw:line draw:style-name="gr16" draw:text-style-name="P6" draw:layer="layout" svg:x1="4.9cm" svg:y1="14.4cm" svg:x2="3.4cm" svg:y2="14.1cm">
          <text:p/>
        </draw:line>
      </draw:page>
      <draw:page draw:name="page2" draw:style-name="dp1" draw:master-page-name="Default">
        <draw:frame draw:style-name="gr4" draw:text-style-name="P2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</draw:page>
      <draw:page draw:name="page3" draw:style-name="dp1" draw:master-page-name="Default">
        <draw:frame draw:style-name="gr4" draw:text-style-name="P2" draw:layer="layout" svg:width="0.159cm" svg:height="0.319cm" svg:x="19.401cm" svg:y="0.601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6" draw:text-style-name="P4" draw:layer="layout" svg:width="4.206cm" svg:height="0.395cm" svg:x="1.106cm" svg:y="1.206cm">
          <draw:text-box>
            <text:p><text:span text:style-name="T3">ICB generation algorithm</text:span></text:p>
          </draw:text-box>
        </draw:frame>
        <draw:g draw:style-name="gr7">
          <svg:title>TexMaths</svg:title>
          <svg:desc>10§display§\beta:§svg§600§TRUE§</svg:desc>
          <draw:g>
            <draw:path draw:style-name="gr8" draw:text-style-name="P5" draw:layer="layout" svg:width="0.189cm" svg:height="0.313cm" svg:x="1.392cm" svg:y="2.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8" draw:text-style-name="P5" draw:layer="layout" svg:width="0.036cm" svg:height="0.15cm" svg:x="1.724cm" svg:y="2.396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9" draw:text-style-name="P3" draw:layer="layout" svg:width="1.873cm" svg:height="0.395cm" svg:x="2.003cm" svg:y="2.204cm">
          <draw:text-box>
            <text:p><text:span text:style-name="T2">block length</text:span></text:p>
          </draw:text-box>
        </draw:frame>
        <draw:frame draw:style-name="gr10" draw:text-style-name="P3" draw:layer="layout" svg:width="3.38cm" svg:height="0.395cm" svg:x="2.004cm" svg:y="2.605cm">
          <draw:text-box>
            <text:p><text:span text:style-name="T2">number of codebooks</text:span></text:p>
          </draw:text-box>
        </draw:frame>
        <draw:g draw:style-name="gr7">
          <svg:title>TexMaths</svg:title>
          <svg:desc>10§display§\nu:§svg§600§TRUE§</svg:desc>
          <draw:g>
            <draw:path draw:style-name="gr8" draw:text-style-name="P5" draw:layer="layout" svg:width="0.164cm" svg:height="0.152cm" svg:x="1.392cm" svg:y="2.781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8" draw:text-style-name="P5" draw:layer="layout" svg:width="0.036cm" svg:height="0.148cm" svg:x="1.695cm" svg:y="2.785cm" svg:viewBox="0 0 37 149" svg:d="M37 18c0-10-9-18-19-18-11 0-18 8-18 18s7 19 18 19c10 0 19-9 19-19zM37 131c0-11-9-19-19-19-11 0-18 9-18 19 0 11 7 18 18 18 10 0 19-8 19-18z">
              <text:p/>
            </draw:path>
          </draw:g>
        </draw:g>
        <draw:g draw:style-name="gr7">
          <svg:title>TexMaths</svg:title>
          <svg:desc>10§display§\Sigma = \{ {\sf A}, {\sf T}, {\sf G}, {\sf C} \}:§svg§600§TRUE§</svg:desc>
          <draw:g>
            <draw:path draw:style-name="gr8" draw:text-style-name="P5" draw:layer="layout" svg:width="0.213cm" svg:height="0.238cm" svg:x="1.392cm" svg:y="1.857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8" draw:text-style-name="P5" draw:layer="layout" svg:width="0.233cm" svg:height="0.081cm" svg:x="1.743cm" svg:y="1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24cm" svg:height="0.348cm" svg:x="2.119cm" svg:y="1.834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8" draw:text-style-name="P5" draw:layer="layout" svg:width="0.213cm" svg:height="0.241cm" svg:x="2.28cm" svg:y="1.854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8" draw:text-style-name="P5" draw:layer="layout" svg:width="0.04cm" svg:height="0.104cm" svg:x="2.534cm" svg:y="2.058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5" draw:layer="layout" svg:width="0.212cm" svg:height="0.239cm" svg:x="2.673cm" svg:y="1.856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8" draw:text-style-name="P5" draw:layer="layout" svg:width="0.04cm" svg:height="0.104cm" svg:x="2.929cm" svg:y="2.058cm" svg:viewBox="0 0 41 105" svg:d="M41 37c0-23-9-37-23-37-11 0-18 9-18 19 0 9 7 19 18 19 4 0 9-2 12-5 1-1 1-1 2-1s1 0 1 5c0 26-12 47-24 59-4 3-4 4-4 5 0 3 2 4 4 4 4 0 32-27 32-68z">
              <text:p/>
            </draw:path>
            <draw:path draw:style-name="gr8" draw:text-style-name="P5" draw:layer="layout" svg:width="0.186cm" svg:height="0.249cm" svg:x="3.078cm" svg:y="1.849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8" draw:text-style-name="P5" draw:layer="layout" svg:width="0.04cm" svg:height="0.104cm" svg:x="3.319cm" svg:y="2.058cm" svg:viewBox="0 0 41 105" svg:d="M41 37c0-23-9-37-22-37-12 0-19 9-19 19 0 9 7 19 19 19 4 0 8-2 12-5 1-1 1-1 2-1 0 2 0 0 0 5 0 26-12 47-24 59-3 3-3 4-3 5 0 3 1 4 3 4 4 0 32-27 32-68z">
              <text:p/>
            </draw:path>
            <draw:path draw:style-name="gr8" draw:text-style-name="P5" draw:layer="layout" svg:width="0.182cm" svg:height="0.248cm" svg:x="3.468cm" svg:y="1.85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8" draw:text-style-name="P5" draw:layer="layout" svg:width="0.123cm" svg:height="0.348cm" svg:x="3.695cm" svg:y="1.834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8" draw:text-style-name="P5" draw:layer="layout" svg:width="0.036cm" svg:height="0.15cm" svg:x="3.973cm" svg:y="1.946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1" draw:text-style-name="P3" draw:layer="layout" svg:width="1.344cm" svg:height="0.395cm" svg:x="4.204cm" svg:y="1.805cm">
          <draw:text-box>
            <text:p><text:span text:style-name="T2">alphabet</text:span></text:p>
          </draw:text-box>
        </draw:frame>
        <draw:g draw:style-name="gr7">
          <svg:title>TexMaths</svg:title>
          <svg:desc>10§display§| \mathcal{C}_i | = 2^{b_i} \leq 4^\beta:§svg§600§TRUE§</svg:desc>
          <draw:g>
            <draw:path draw:style-name="gr8" draw:text-style-name="P5" draw:layer="layout" svg:width="0.013cm" svg:height="0.349cm" svg:x="1.792cm" svg:y="4.359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182cm" svg:height="0.254cm" svg:x="1.852cm" svg:y="4.37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8" draw:text-style-name="P5" draw:layer="layout" svg:width="0.074cm" svg:height="0.164cm" svg:x="2.044cm" svg:y="4.51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8" draw:text-style-name="P5" draw:layer="layout" svg:width="0.013cm" svg:height="0.349cm" svg:x="2.192cm" svg:y="4.359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32cm" svg:height="0.081cm" svg:x="2.365cm" svg:y="4.49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cm" svg:height="0.231cm" svg:x="2.733cm" svg:y="4.389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8" draw:text-style-name="P5" draw:layer="layout" svg:width="0.098cm" svg:height="0.172cm" svg:x="2.908cm" svg:y="4.307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8" draw:text-style-name="P5" draw:layer="layout" svg:width="0.061cm" svg:height="0.118cm" svg:x="3.03cm" svg:y="4.395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8" draw:text-style-name="P5" draw:layer="layout" svg:width="0.213cm" svg:height="0.269cm" svg:x="3.27cm" svg:y="4.399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8" draw:text-style-name="P5" draw:layer="layout" svg:width="0.155cm" svg:height="0.235cm" svg:x="3.621cm" svg:y="4.385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5" draw:layer="layout" svg:width="0.143cm" svg:height="0.219cm" svg:x="3.799cm" svg:y="4.304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8" draw:text-style-name="P5" draw:layer="layout" svg:width="0.036cm" svg:height="0.15cm" svg:x="4.105cm" svg:y="4.471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0" draw:text-style-name="P3" draw:layer="layout" svg:width="3.38cm" svg:height="0.395cm" svg:x="4.307cm" svg:y="4.306cm">
          <draw:text-box>
            <text:p><text:span text:style-name="T2">number of codewords</text:span></text:p>
          </draw:text-box>
        </draw:frame>
        <draw:frame draw:style-name="gr12" draw:text-style-name="P3" draw:layer="layout" svg:width="0.434cm" svg:height="0.395cm" svg:x="1.303cm" svg:y="5.804cm">
          <draw:text-box>
            <text:p><text:span text:style-name="T2">(1)</text:span></text:p>
          </draw:text-box>
        </draw:frame>
        <draw:frame draw:style-name="gr10" draw:text-style-name="P3" draw:layer="layout" svg:width="3.38cm" svg:height="0.395cm" svg:x="1.803cm" svg:y="5.805cm">
          <draw:text-box>
            <text:p><text:span text:style-name="T2">intra-word constraint:</text:span></text:p>
          </draw:text-box>
        </draw:frame>
        <draw:g draw:style-name="gr7">
          <svg:title>TexMaths</svg:title>
          <svg:desc>10§display§\bm{b} \!=\! (b_0, \dots, b_{\nu-1}):§svg§600§TRUE§</svg:desc>
          <draw:g>
            <draw:path draw:style-name="gr8" draw:text-style-name="P5" draw:layer="layout" svg:width="0.159cm" svg:height="0.244cm" svg:x="1.392cm" svg:y="3.072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8" draw:text-style-name="P5" draw:layer="layout" svg:width="0.232cm" svg:height="0.082cm" svg:x="1.616cm" svg:y="3.186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8" draw:text-style-name="P5" draw:layer="layout" svg:width="0.081cm" svg:height="0.349cm" svg:x="1.943cm" svg:y="3.0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128cm" svg:height="0.245cm" svg:x="2.062cm" svg:y="3.07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5" draw:layer="layout" svg:width="0.113cm" svg:height="0.167cm" svg:x="2.209cm" svg:y="3.205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8" draw:text-style-name="P5" draw:layer="layout" svg:width="0.04cm" svg:height="0.104cm" svg:x="2.384cm" svg:y="3.277cm" svg:viewBox="0 0 41 105" svg:d="M41 37c0-23-9-37-23-37-11 0-18 9-18 19 0 9 7 18 18 18 4 0 9-1 13-4 1-1 1-1 1-1 1 0 1 0 1 5 0 26-12 47-24 58-4 4-4 5-4 6 0 2 2 4 4 4 4 0 32-27 32-68z">
              <text:p/>
            </draw:path>
            <draw:path draw:style-name="gr8" draw:text-style-name="P5" draw:layer="layout" svg:width="0.036cm" svg:height="0.036cm" svg:x="2.54cm" svg:y="3.277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2.696cm" svg:y="3.277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2.851cm" svg:y="3.277cm" svg:viewBox="0 0 37 37" svg:d="M37 19c0-11-8-19-18-19-11 0-19 8-19 19 0 10 8 18 19 18 10 0 18-8 18-18z">
              <text:p/>
            </draw:path>
            <draw:path draw:style-name="gr8" draw:text-style-name="P5" draw:layer="layout" svg:width="0.04cm" svg:height="0.104cm" svg:x="3.007cm" svg:y="3.277cm" svg:viewBox="0 0 41 105" svg:d="M41 37c0-23-9-37-22-37-12 0-19 9-19 19 0 9 7 18 19 18 4 0 9-1 12-4 1-1 1-1 2-1 0 2 0 0 0 5 0 26-12 47-23 58-4 4-4 5-4 6 0 2 1 4 3 4 4 0 32-27 32-68z">
              <text:p/>
            </draw:path>
            <draw:path draw:style-name="gr8" draw:text-style-name="P5" draw:layer="layout" svg:width="0.128cm" svg:height="0.245cm" svg:x="3.15cm" svg:y="3.07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5" draw:layer="layout" svg:width="0.125cm" svg:height="0.107cm" svg:x="3.302cm" svg:y="3.259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8" draw:text-style-name="P5" draw:layer="layout" svg:width="0.165cm" svg:height="0.011cm" svg:x="3.468cm" svg:y="3.299cm" svg:viewBox="0 0 166 12" svg:d="M156 12c4 0 10 0 10-6s-6-6-10-6c-49 0-98 0-147 0-4 0-9 0-9 6s5 6 9 6c49 0 98 0 147 0z">
              <text:p/>
            </draw:path>
            <draw:path draw:style-name="gr8" draw:text-style-name="P5" draw:layer="layout" svg:width="0.089cm" svg:height="0.162cm" svg:x="3.687cm" svg:y="3.205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8" draw:text-style-name="P5" draw:layer="layout" svg:width="0.081cm" svg:height="0.349cm" svg:x="3.838cm" svg:y="3.052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8" draw:text-style-name="P5" draw:layer="layout" svg:width="0.036cm" svg:height="0.15cm" svg:x="4.083cm" svg:y="3.164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3" draw:text-style-name="P3" draw:layer="layout" svg:width="3.702cm" svg:height="0.395cm" svg:x="4.404cm" svg:y="3.006cm">
          <draw:text-box>
            <text:p><text:span text:style-name="T2">information block length</text:span></text:p>
          </draw:text-box>
        </draw:frame>
        <draw:frame draw:style-name="gr14" draw:text-style-name="P4" draw:layer="layout" svg:width="2.974cm" svg:height="0.395cm" svg:x="13.007cm" svg:y="1.207cm">
          <draw:text-box>
            <text:p><text:span text:style-name="T3">Local GC-balance</text:span></text:p>
          </draw:text-box>
        </draw:frame>
        <draw:g draw:style-name="gr7">
          <svg:title>TexMaths</svg:title>
          <svg:desc>10§display§(\ell_{\rm b}, \varepsilon)§svg§600§TRUE§</svg:desc>
          <draw:g>
            <draw:path draw:style-name="gr8" draw:text-style-name="P5" draw:layer="layout" svg:width="0.08cm" svg:height="0.348cm" svg:x="13.138cm" svg:y="1.831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5" draw:layer="layout" svg:width="0.135cm" svg:height="0.249cm" svg:x="13.243cm" svg:y="1.847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8" draw:text-style-name="P5" draw:layer="layout" svg:width="0.131cm" svg:height="0.171cm" svg:x="13.398cm" svg:y="1.97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5" draw:layer="layout" svg:width="0.04cm" svg:height="0.104cm" svg:x="13.588cm" svg:y="2.055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5" draw:layer="layout" svg:width="0.14cm" svg:height="0.165cm" svg:x="13.723cm" svg:y="1.935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8" draw:text-style-name="P5" draw:layer="layout" svg:width="0.08cm" svg:height="0.348cm" svg:x="13.898cm" svg:y="1.831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5" draw:text-style-name="P3" draw:layer="layout" svg:width="1.623cm" svg:height="0.395cm" svg:x="14.11cm" svg:y="1.806cm">
          <draw:text-box>
            <text:p><text:span text:style-name="T2">constraint:</text:span></text:p>
          </draw:text-box>
        </draw:frame>
        <draw:g draw:style-name="gr7"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8" draw:text-style-name="P5" draw:layer="layout" svg:width="0.089cm" svg:height="0.163cm" svg:x="13.264cm" svg:y="2.409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8" draw:text-style-name="P5" draw:layer="layout" svg:width="0.139cm" svg:height="0.013cm" svg:x="13.237cm" svg:y="2.615cm" svg:viewBox="0 0 140 14" svg:d="M70 14c-23 0-47 0-70 0 0-5 0-9 0-14 47 0 93 0 140 0 0 5 0 9 0 14-23 0-47 0-70 0z">
              <text:p/>
            </draw:path>
            <draw:path draw:style-name="gr8" draw:text-style-name="P5" draw:layer="layout" svg:width="0.107cm" svg:height="0.162cm" svg:x="13.253cm" svg:y="2.668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8" draw:text-style-name="P5" draw:layer="layout" svg:width="0.213cm" svg:height="0.013cm" svg:x="13.527cm" svg:y="2.615cm" svg:viewBox="0 0 214 14" svg:d="M202 14c6 0 12 0 12-7s-6-7-12-7c-63 0-127 0-190 0-6 0-12 0-12 7s6 7 12 7c63 0 127 0 190 0z">
              <text:p/>
            </draw:path>
            <draw:path draw:style-name="gr8" draw:text-style-name="P5" draw:layer="layout" svg:width="0.141cm" svg:height="0.165cm" svg:x="13.858cm" svg:y="2.552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8" draw:text-style-name="P5" draw:layer="layout" svg:width="0.213cm" svg:height="0.27cm" svg:x="14.14cm" svg:y="2.488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8" draw:text-style-name="P5" draw:layer="layout" svg:width="0.179cm" svg:height="0.11cm" svg:x="14.535cm" svg:y="2.413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8" draw:text-style-name="P5" draw:layer="layout" svg:width="0.148cm" svg:height="0.127cm" svg:x="14.744cm" svg:y="2.433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8" draw:text-style-name="P5" draw:layer="layout" svg:width="0.133cm" svg:height="0.127cm" svg:x="14.925cm" svg:y="2.433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8" draw:text-style-name="P5" draw:layer="layout" svg:width="0.063cm" svg:height="0.244cm" svg:x="15.122cm" svg:y="2.338cm" svg:viewBox="0 0 64 245" svg:d="M60 0c-47 33-60 85-60 122 0 35 11 89 60 123 1 0 4 0 4-3 0-1 0-2-2-4-33-29-45-71-45-116 0-66 26-98 46-116 1-1 1-2 1-3 0-3-3-3-4-3z">
              <text:p/>
            </draw:path>
            <draw:path draw:style-name="gr8" draw:text-style-name="P5" draw:layer="layout" svg:width="0.171cm" svg:height="0.112cm" svg:x="15.215cm" svg:y="2.41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8" draw:text-style-name="P5" draw:layer="layout" svg:width="0.06cm" svg:height="0.118cm" svg:x="15.414cm" svg:y="2.259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8" draw:text-style-name="P5" draw:layer="layout" svg:width="0.146cm" svg:height="0.145cm" svg:x="15.507cm" svg:y="2.259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8" draw:text-style-name="P5" draw:layer="layout" svg:width="0.078cm" svg:height="0.125cm" svg:x="15.682cm" svg:y="2.252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8" draw:text-style-name="P5" draw:layer="layout" svg:width="0.105cm" svg:height="0.122cm" svg:x="15.789cm" svg:y="2.316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8" draw:text-style-name="P5" draw:layer="layout" svg:width="0.133cm" svg:height="0.009cm" svg:x="15.953cm" svg:y="2.327cm" svg:viewBox="0 0 134 10" svg:d="M127 10c3 0 7 0 7-5s-4-5-7-5c-40 0-79 0-119 0-3 0-8 0-8 5s5 5 8 5c40 0 79 0 119 0z">
              <text:p/>
            </draw:path>
            <draw:path draw:style-name="gr8" draw:text-style-name="P5" draw:layer="layout" svg:width="0.071cm" svg:height="0.116cm" svg:x="16.141cm" svg:y="2.259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8" draw:text-style-name="P5" draw:layer="layout" svg:width="0.06cm" svg:height="0.118cm" svg:x="15.414cm" svg:y="2.485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8" draw:text-style-name="P5" draw:layer="layout" svg:width="0.063cm" svg:height="0.244cm" svg:x="16.27cm" svg:y="2.338cm" svg:viewBox="0 0 64 245" svg:d="M5 0c-2 0-5 0-5 3 0 1 1 2 2 3 22 20 45 53 45 116 0 52-16 90-42 114-5 5-5 5-5 6s1 3 3 3c3 0 27-16 43-47 11-20 18-47 18-76 0-34-10-88-59-122z">
              <text:p/>
            </draw:path>
            <draw:path draw:style-name="gr8" draw:text-style-name="P5" draw:layer="layout" svg:width="1.84cm" svg:height="0.013cm" svg:x="14.523cm" svg:y="2.615cm" svg:viewBox="0 0 1841 14" svg:d="M920 14c-307 0-613 0-920 0 0-5 0-9 0-14 614 0 1227 0 1841 0 0 5 0 9 0 14-307 0-614 0-921 0z">
              <text:p/>
            </draw:path>
            <draw:path draw:style-name="gr8" draw:text-style-name="P5" draw:layer="layout" svg:width="0.101cm" svg:height="0.175cm" svg:x="15.316cm" svg:y="2.658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8" draw:text-style-name="P5" draw:layer="layout" svg:width="0.105cm" svg:height="0.123cm" svg:x="15.441cm" svg:y="2.746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8" draw:text-style-name="P5" draw:layer="layout" svg:width="0.214cm" svg:height="0.27cm" svg:x="16.531cm" svg:y="2.488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8" draw:text-style-name="P5" draw:layer="layout" svg:width="0.089cm" svg:height="0.163cm" svg:x="16.942cm" svg:y="2.409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8" draw:text-style-name="P5" draw:layer="layout" svg:width="0.139cm" svg:height="0.013cm" svg:x="16.915cm" svg:y="2.615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6.931cm" svg:y="2.668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8" draw:text-style-name="P5" draw:layer="layout" svg:width="0.233cm" svg:height="0.233cm" svg:x="17.195cm" svg:y="2.506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41cm" svg:height="0.165cm" svg:x="17.536cm" svg:y="2.552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 draw:style-name="gr7"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8" draw:text-style-name="P5" draw:layer="layout" svg:width="0.232cm" svg:height="0.158cm" svg:x="13.225cm" svg:y="3.132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8" draw:text-style-name="P5" draw:layer="layout" svg:width="0.26cm" svg:height="0.013cm" svg:x="13.215cm" svg:y="3.329cm" svg:viewBox="0 0 261 14" svg:d="M131 14c-44 0-87 0-131 0 0-5 0-9 0-14 87 0 174 0 261 0 0 5 0 9 0 14-43 0-87 0-130 0z">
              <text:p/>
            </draw:path>
            <draw:path draw:style-name="gr8" draw:text-style-name="P5" draw:layer="layout" svg:width="0.233cm" svg:height="0.081cm" svg:x="13.593cm" svg:y="3.158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085cm" svg:height="0.42cm" svg:x="14.016cm" svg:y="2.988cm" svg:viewBox="0 0 86 421" svg:d="M0 421c5 0 9 0 14 0 0-136 0-271 0-407 24 0 48 0 72 0 0-5 0-9 0-14-29 0-57 0-86 0 0 140 0 280 0 421z">
              <text:p/>
            </draw:path>
            <draw:path draw:style-name="gr8" draw:text-style-name="P5" draw:layer="layout" svg:width="0.135cm" svg:height="0.251cm" svg:x="14.114cm" svg:y="3.039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8" draw:text-style-name="P5" draw:layer="layout" svg:width="0.099cm" svg:height="0.172cm" svg:x="14.273cm" svg:y="3.169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8" draw:text-style-name="P5" draw:layer="layout" svg:width="0.091cm" svg:height="0.42cm" svg:x="14.509cm" svg:y="2.988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8" draw:text-style-name="P5" draw:layer="layout" svg:width="0.088cm" svg:height="0.162cm" svg:x="14.686cm" svg:y="2.985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5" draw:layer="layout" svg:width="0.139cm" svg:height="0.013cm" svg:x="14.659cm" svg:y="3.192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4.674cm" svg:y="3.245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8" draw:text-style-name="P5" draw:layer="layout" svg:width="0.214cm" svg:height="0.013cm" svg:x="14.948cm" svg:y="3.192cm" svg:viewBox="0 0 215 14" svg:d="M203 14c6 0 12 0 12-7s-6-7-12-7c-63 0-127 0-190 0-6 0-13 0-13 7s7 7 13 7c63 0 127 0 190 0z">
              <text:p/>
            </draw:path>
            <draw:path draw:style-name="gr8" draw:text-style-name="P5" draw:layer="layout" svg:width="0.14cm" svg:height="0.165cm" svg:x="15.28cm" svg:y="3.128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8" draw:text-style-name="P5" draw:layer="layout" svg:width="0.09cm" svg:height="0.42cm" svg:x="15.45cm" svg:y="2.988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8" draw:text-style-name="P5" draw:layer="layout" svg:width="0.086cm" svg:height="0.42cm" svg:x="15.603cm" svg:y="2.988cm" svg:viewBox="0 0 87 421" svg:d="M73 421c5 0 9 0 14 0 0-141 0-281 0-421-29 0-58 0-87 0 0 5 0 9 0 14 24 0 49 0 73 0 0 136 0 271 0 407z">
              <text:p/>
            </draw:path>
            <draw:path draw:style-name="gr8" draw:text-style-name="P5" draw:layer="layout" svg:width="0.26cm" svg:height="0.013cm" svg:x="13.215cm" svg:y="3.644cm" svg:viewBox="0 0 261 14" svg:d="M131 14c-44 0-87 0-131 0 0-5 0-9 0-14 87 0 174 0 261 0 0 5 0 9 0 14-43 0-87 0-130 0z">
              <text:p/>
            </draw:path>
            <draw:path draw:style-name="gr8" draw:text-style-name="P5" draw:layer="layout" svg:width="0.232cm" svg:height="0.158cm" svg:x="13.225cm" svg:y="3.696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8" draw:text-style-name="P5" draw:layer="layout" svg:width="0.233cm" svg:height="0.081cm" svg:x="13.593cm" svg:y="3.722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085cm" svg:height="0.42cm" svg:x="14.016cm" svg:y="3.553cm" svg:viewBox="0 0 86 421" svg:d="M0 421c29 0 57 0 86 0 0-5 0-10 0-14-24 0-48 0-72 0 0-136 0-271 0-407-5 0-9 0-14 0 0 140 0 280 0 421z">
              <text:p/>
            </draw:path>
            <draw:path draw:style-name="gr8" draw:text-style-name="P5" draw:layer="layout" svg:width="0.135cm" svg:height="0.25cm" svg:x="14.114cm" svg:y="3.604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8" draw:text-style-name="P5" draw:layer="layout" svg:width="0.099cm" svg:height="0.172cm" svg:x="14.273cm" svg:y="3.733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8" draw:text-style-name="P5" draw:layer="layout" svg:width="0.091cm" svg:height="0.42cm" svg:x="14.509cm" svg:y="3.553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8" draw:text-style-name="P5" draw:layer="layout" svg:width="0.088cm" svg:height="0.162cm" svg:x="14.686cm" svg:y="3.55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8" draw:text-style-name="P5" draw:layer="layout" svg:width="0.139cm" svg:height="0.013cm" svg:x="14.659cm" svg:y="3.756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4.674cm" svg:y="3.809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8" draw:text-style-name="P5" draw:layer="layout" svg:width="0.232cm" svg:height="0.233cm" svg:x="14.939cm" svg:y="3.646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8" draw:text-style-name="P5" draw:layer="layout" svg:width="0.14cm" svg:height="0.166cm" svg:x="15.28cm" svg:y="3.692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8" draw:text-style-name="P5" draw:layer="layout" svg:width="0.09cm" svg:height="0.42cm" svg:x="15.45cm" svg:y="3.553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8" draw:text-style-name="P5" draw:layer="layout" svg:width="0.086cm" svg:height="0.42cm" svg:x="15.603cm" svg:y="3.553cm" svg:viewBox="0 0 87 421" svg:d="M87 421c0-141 0-281 0-421-5 0-9 0-14 0 0 136 0 271 0 407-24 0-49 0-73 0 0 4 0 9 0 14 29 0 58 0 87 0z">
              <text:p/>
            </draw:path>
          </draw:g>
        </draw:g>
        <draw:g draw:style-name="gr7">
          <svg:title>TexMaths</svg:title>
          <svg:desc>10§display§w(\bm{u}) = 
\begin{cases}
\lfloor \beta/2 \rfloor &amp; (i \bmod 2 = 0) \\
\lceil \beta/2 \rceil &amp; (i \bmod 2 = 1) 
\end{cases}§svg§600§TRUE§</svg:desc>
          <draw:g>
            <draw:path draw:style-name="gr8" draw:text-style-name="P5" draw:layer="layout" svg:width="0.232cm" svg:height="0.158cm" svg:x="2.415cm" svg:y="6.77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8" draw:text-style-name="P5" draw:layer="layout" svg:width="0.081cm" svg:height="0.35cm" svg:x="2.701cm" svg:y="6.662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8" draw:text-style-name="P5" draw:layer="layout" svg:width="0.215cm" svg:height="0.16cm" svg:x="2.814cm" svg:y="6.767cm" svg:viewBox="0 0 216 161" svg:d="M187 47c2-10 6-27 6-29 0-7-5-15-16-15-6 0-19 3-23 18-2 5-18 69-20 80-2 8-5 18-6 25-6 8-20 23-38 23-20 0-21-18-21-26 0-21 11-49 21-74 4-9 5-12 5-18 0-20-21-31-40-31-37 0-55 48-55 55 0 4 5 4 9 4s6 0 8-4c11-39 30-43 36-43 2 0 6 0 6 8s-4 18-6 22c-15 37-21 56-21 74 0 40 35 45 56 45 10 0 25-1 44-19 12 17 32 19 40 19 13 0 24-7 31-20 9-14 13-33 13-35 0-4-5-4-8-4-4 0-5 0-7 1-1 1-1 2-3 11-7 27-15 35-24 35-5 0-8-4-8-13 0-6 1-12 5-26 2-10 6-24 8-32 3-10 5-21 8-31z">
              <text:p/>
            </draw:path>
            <draw:path draw:style-name="gr8" draw:text-style-name="P5" draw:layer="layout" svg:width="0.081cm" svg:height="0.35cm" svg:x="3.062cm" svg:y="6.662cm" svg:viewBox="0 0 82 351" svg:d="M82 176c0-28-4-70-23-110-22-43-52-66-55-66-2 0-4 2-4 4 0 1 0 1 7 8 34 35 54 90 54 164 0 60-13 121-56 166-5 4-5 5-5 6 0 2 2 3 4 3 3 0 35-24 56-68 18-39 22-78 22-107z">
              <text:p/>
            </draw:path>
            <draw:path draw:style-name="gr8" draw:text-style-name="P5" draw:layer="layout" svg:width="0.233cm" svg:height="0.081cm" svg:x="3.296cm" svg:y="6.79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81cm" svg:height="1.051cm" svg:x="3.698cm" svg:y="6.311cm" svg:viewBox="0 0 182 1052" svg:d="M108 654c0-38-27-97-88-127 38-21 83-62 88-127 0-1 0-2 0-2 0-82 0-163 0-244 0-28 0-35 3-48 6-28 23-63 67-89 3-2 4-2 4-9s-1-8-8-8-7 0-17 6c-79 44-83 110-83 122 0 83 0 166 0 250 0 25 0 53-19 85-16 29-35 44-50 54-5 3-5 3-5 9 0 7 0 7 3 9 30 18 62 50 70 107 1 8 1 8 1 12 0 90 0 180 0 270 0 28 17 87 85 123 8 5 9 5 15 5 7 0 8-1 8-8s-1-7-2-8c-15-9-61-37-71-98-1-9-1-10-1-14 0-90 0-180 0-270z">
              <text:p/>
            </draw:path>
            <draw:path draw:style-name="gr8" draw:text-style-name="P5" draw:layer="layout" svg:width="0.086cm" svg:height="0.35cm" svg:x="3.992cm" svg:y="6.423cm" svg:viewBox="0 0 87 351" svg:d="M74 351c5 0 13 0 13-7s-8-7-13-7c-20 0-40 0-60 0 0-109 0-217 0-325 0-6 0-12-7-12s-7 7-7 12c0 109 0 217 0 326 0 11 1 13 12 13 21 0 41 0 62 0z">
              <text:p/>
            </draw:path>
            <draw:path draw:style-name="gr8" draw:text-style-name="P5" draw:layer="layout" svg:width="0.191cm" svg:height="0.315cm" svg:x="4.097cm" svg:y="6.438cm" svg:viewBox="0 0 192 316" svg:d="M192 48c0-26-20-48-48-48-20 0-30 6-43 15-19 14-38 48-45 75-19 74-37 148-56 223 0 1 1 3 4 3 2 0 4-1 5-2 8-32 16-64 24-96 7 21 22 34 48 34s52-13 68-28c17-16 28-39 28-65 0-25-13-43-26-52 21-12 41-33 41-59zM128 107c-4 1-8 2-16 2-5 0-12 0-16-1 1-4 13-3 17-3 8 0 11 0 15 2zM172 40c0 25-13 50-32 61-9-4-16-4-27-4-7 0-27-1-27 11 0 10 18 9 24 9 14 0 19-1 29-5 14 13 15 24 16 40 0 20-8 47-18 60-13 19-37 32-57 32-27 0-40-21-40-45 0-4 0-9 2-16 7-30 15-59 22-89 8-30 33-86 75-86 21 0 33 11 33 32z">
              <text:p/>
            </draw:path>
            <draw:path draw:style-name="gr8" draw:text-style-name="P5" draw:layer="layout" svg:width="0.136cm" svg:height="0.35cm" svg:x="4.323cm" svg:y="6.423cm" svg:viewBox="0 0 137 351" svg:d="M135 13c2-4 1-4 2-6 0-4-3-7-7-7-3 0-5 1-6 3-41 111-81 222-122 334-2 5-2 6-2 7 0 4 3 7 7 7 5 0 6-3 8-9 40-110 80-219 120-329z">
              <text:p/>
            </draw:path>
            <draw:path draw:style-name="gr8" draw:text-style-name="P5" draw:layer="layout" svg:width="0.139cm" svg:height="0.233cm" svg:x="4.497cm" svg:y="6.452cm" svg:viewBox="0 0 140 234" svg:d="M27 207c12-12 25-24 37-36 55-49 76-68 76-103 0-40-31-68-74-68-40 0-66 33-66 64 0 19 18 19 19 19 6 0 18-4 18-18 0-9-6-18-19-18-2 0-3 0-4 0 8-23 27-36 47-36 32 0 47 29 47 57s-17 56-36 78c-23 25-45 50-68 75-4 4-4 5-4 13 44 0 87 0 131 0 3-21 6-41 9-61-3 0-5 0-8 0-2 11-5 26-8 31-3 3-26 3-34 3-21 0-42 0-63 0z">
              <text:p/>
            </draw:path>
            <draw:path draw:style-name="gr8" draw:text-style-name="P5" draw:layer="layout" svg:width="0.086cm" svg:height="0.35cm" svg:x="4.663cm" svg:y="6.423cm" svg:viewBox="0 0 87 351" svg:d="M87 12c0-6 0-12-7-12s-7 7-7 12c0 108 0 216 0 325-20 0-41 0-61 0-5 0-12 0-12 7s7 7 12 7c21 0 42 0 63 0 11 0 12-1 12-13 0-109 0-217 0-326z">
              <text:p/>
            </draw:path>
            <draw:path draw:style-name="gr8" draw:text-style-name="P5" draw:layer="layout" svg:width="0.08cm" svg:height="0.35cm" svg:x="5.197cm" svg:y="6.423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8" draw:text-style-name="P5" draw:layer="layout" svg:width="0.091cm" svg:height="0.235cm" svg:x="5.309cm" svg:y="6.454cm" svg:viewBox="0 0 92 236" svg:d="M89 13c0-7-5-13-13-13-9 0-19 9-19 19 0 6 5 12 14 12 8 0 18-8 18-18zM63 145c4-11 4-11 7-21 3-7 5-12 5-18 0-16-11-29-29-29-33 0-46 51-46 54s3 3 4 3c3 0 4 0 6-6 9-33 23-43 35-43 3 0 9 0 9 11 0 7-3 15-4 18-3 9-19 50-24 65-4 9-8 21-8 28 0 17 12 29 28 29 33 0 46-51 46-54 0-4-3-4-4-4-3 0-3 1-5 7-6 22-18 43-36 43-6 0-8-3-8-11 0-9 2-14 10-35 5-12 9-25 14-37z">
              <text:p/>
            </draw:path>
            <draw:path draw:style-name="gr8" draw:text-style-name="P5" draw:layer="layout" svg:width="0.274cm" svg:height="0.154cm" svg:x="5.528cm" svg:y="6.531cm" svg:viewBox="0 0 275 155" svg:d="M28 34c0 31 0 63 0 94 0 16-4 16-28 16 0 4 0 7 0 11 13 0 31-1 40-1s28 1 40 1c0-4 0-7 0-11-24 0-28 0-28-16 0-21 0-43 0-64 0-37 25-56 48-56 22 0 26 19 26 39 0 27 0 54 0 81 0 16-4 16-28 16 0 4 0 7 0 11 12 0 30-1 40-1 9 0 27 1 39 1 0-4 0-7 0-11-23 0-27 0-27-16 0-21 0-43 0-64 0-37 25-56 47-56s26 19 26 39c0 27 0 54 0 81 0 16-4 16-27 16 0 4 0 7 0 11 12 0 30-1 40-1 9 0 27 1 39 1 0-4 0-7 0-11-18 0-27 0-28-10 0-22 0-45 0-67 0-31 0-41-10-54-5-6-17-13-37-13-30 0-45 21-51 34-5-30-31-34-47-34-26 0-42 15-52 37 0-12 0-25 0-37-17 1-33 3-50 4 0 4 0 7 0 11 25 0 28 2 28 19z">
              <text:p/>
            </draw:path>
            <draw:path draw:style-name="gr8" draw:text-style-name="P5" draw:layer="layout" svg:width="0.155cm" svg:height="0.16cm" svg:x="5.82cm" svg:y="6.529cm" svg:viewBox="0 0 156 161" svg:d="M156 82c0-45-36-82-78-82-44 0-78 38-78 82 0 45 36 79 78 79s78-34 78-79zM78 152c-15 0-31-7-40-23s-9-37-9-50c0-14 0-32 8-48 10-16 26-23 41-23s30 7 39 22 9 36 9 49 0 32-7 47c-8 16-24 26-41 26z">
              <text:p/>
            </draw:path>
            <draw:path draw:style-name="gr8" draw:text-style-name="P5" draw:layer="layout" svg:width="0.173cm" svg:height="0.247cm" svg:x="6.007cm" svg:y="6.442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6-26 24-41 24-16 0-29-9-37-22-9-15-10-35-10-49 0-13 0-34 10-50 8-11 21-22 40-22 12 0 27 5 38 21 4 6 4 6 4 13z">
              <text:p/>
            </draw:path>
            <draw:path draw:style-name="gr8" draw:text-style-name="P5" draw:layer="layout" svg:width="0.139cm" svg:height="0.233cm" svg:x="6.306cm" svg:y="6.452cm" svg:viewBox="0 0 140 234" svg:d="M27 207c12-12 25-24 37-36 55-49 76-68 76-103 0-40-32-68-74-68-40 0-66 33-66 64 0 19 17 19 19 19 5 0 18-4 18-18 0-9-7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8" draw:text-style-name="P5" draw:layer="layout" svg:width="0.233cm" svg:height="0.081cm" svg:x="6.581cm" svg:y="6.5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7cm" svg:height="0.241cm" svg:x="6.946cm" svg:y="6.452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8" draw:text-style-name="P5" draw:layer="layout" svg:width="0.081cm" svg:height="0.35cm" svg:x="7.128cm" svg:y="6.423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8" draw:text-style-name="P5" draw:layer="layout" svg:width="0.086cm" svg:height="0.35cm" svg:x="3.992cm" svg:y="6.927cm" svg:viewBox="0 0 87 351" svg:d="M74 14c5 0 13 0 13-7s-8-7-13-7c-21 0-41 0-62 0-11 0-12 2-12 13 0 109 0 217 0 326 0 5 0 12 7 12s7-6 7-12c0-109 0-217 0-325 20 0 40 0 60 0z">
              <text:p/>
            </draw:path>
            <draw:path draw:style-name="gr8" draw:text-style-name="P5" draw:layer="layout" svg:width="0.191cm" svg:height="0.315cm" svg:x="4.097cm" svg:y="6.943cm" svg:viewBox="0 0 192 316" svg:d="M192 48c0-27-20-48-48-48-20 0-30 5-43 14-19 14-38 48-45 75-19 74-37 148-56 223 0 1 1 4 4 4 2 0 4-1 5-2 8-33 16-65 24-97 7 21 22 34 48 34s52-12 68-28c17-16 28-38 28-64s-13-44-26-53c21-11 41-33 41-58zM128 106c-4 2-8 2-16 2-5 0-12 1-16-1 1-3 13-3 17-3 8 0 11 0 15 2zM172 40c0 24-13 50-32 60-9-3-16-4-27-4-7 0-27 0-27 11 0 10 18 9 24 9 14 0 19 0 29-4 14 12 15 23 16 39 0 21-8 47-18 61-13 19-37 31-57 31-27 0-40-20-40-45 0-4 0-9 2-15 7-30 15-59 22-89 8-30 33-86 75-86 21 0 33 11 33 32z">
              <text:p/>
            </draw:path>
            <draw:path draw:style-name="gr8" draw:text-style-name="P5" draw:layer="layout" svg:width="0.136cm" svg:height="0.35cm" svg:x="4.323cm" svg:y="6.927cm" svg:viewBox="0 0 137 351" svg:d="M135 14c2-5 2-6 2-7 0-4-3-7-7-7-3 0-5 1-6 3-41 112-81 223-122 335-2 4-1 4-2 6 0 4 3 7 7 7 5 0 6-2 8-8 40-110 80-219 120-329z">
              <text:p/>
            </draw:path>
            <draw:path draw:style-name="gr8" draw:text-style-name="P5" draw:layer="layout" svg:width="0.139cm" svg:height="0.232cm" svg:x="4.497cm" svg:y="6.957cm" svg:viewBox="0 0 140 233" svg:d="M27 206c12-12 25-24 37-36 55-48 76-67 76-102 0-40-31-68-74-68-40 0-66 32-66 63 0 20 18 20 19 20 6 0 18-4 18-19 0-9-6-18-19-18-2 0-3 0-4 0 8-22 27-35 47-35 32 0 47 28 47 57 0 28-17 56-36 77-23 25-45 50-68 75-4 4-4 5-4 13 44 0 87 0 131 0 3-21 6-41 9-61-3 0-5 0-8 0-2 11-5 26-8 32-3 2-26 2-34 2-21 0-42 0-63 0z">
              <text:p/>
            </draw:path>
            <draw:path draw:style-name="gr8" draw:text-style-name="P5" draw:layer="layout" svg:width="0.086cm" svg:height="0.35cm" svg:x="4.663cm" svg:y="6.927cm" svg:viewBox="0 0 87 351" svg:d="M87 13c0-12-1-13-12-13-21 0-42 0-63 0-5 0-12 0-12 7s7 7 12 7c20 0 41 0 61 0 0 108 0 216 0 325 0 5 0 12 7 12s7-6 7-12c0-109 0-217 0-326z">
              <text:p/>
            </draw:path>
            <draw:path draw:style-name="gr8" draw:text-style-name="P5" draw:layer="layout" svg:width="0.08cm" svg:height="0.35cm" svg:x="5.197cm" svg:y="6.927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8" draw:text-style-name="P5" draw:layer="layout" svg:width="0.091cm" svg:height="0.235cm" svg:x="5.309cm" svg:y="6.958cm" svg:viewBox="0 0 92 236" svg:d="M89 13c0-7-5-13-13-13-9 0-19 10-19 19 0 7 5 13 14 13 8 0 18-8 18-19zM63 145c4-10 4-11 7-20 3-7 5-12 5-19 0-16-11-29-29-29-33 0-46 51-46 54 0 4 3 4 4 4 3 0 4-1 6-6 9-33 23-44 35-44 3 0 9 0 9 11 0 8-3 15-4 19-3 9-19 49-24 64-4 10-8 21-8 29 0 16 12 28 28 28 33 0 46-51 46-54s-3-3-4-3c-3 0-3 1-5 6-6 22-18 44-36 44-6 0-8-4-8-12 0-9 2-14 10-35 5-12 9-25 14-37z">
              <text:p/>
            </draw:path>
            <draw:path draw:style-name="gr8" draw:text-style-name="P5" draw:layer="layout" svg:width="0.274cm" svg:height="0.154cm" svg:x="5.528cm" svg:y="7.035cm" svg:viewBox="0 0 275 155" svg:d="M28 35c0 31 0 63 0 94 0 16-4 16-28 16 0 3 0 7 0 10 13 0 31-1 40-1s28 1 40 1c0-3 0-7 0-10-24 0-28 0-28-16 0-22 0-43 0-65 0-36 25-56 48-56 22 0 26 19 26 39 0 27 0 55 0 82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30 0-45 21-51 35-5-31-31-35-47-35-26 0-42 15-52 37 0-12 0-25 0-37-17 1-33 3-50 4 0 4 0 7 0 11 25 0 28 3 28 20z">
              <text:p/>
            </draw:path>
            <draw:path draw:style-name="gr8" draw:text-style-name="P5" draw:layer="layout" svg:width="0.155cm" svg:height="0.16cm" svg:x="5.82cm" svg:y="7.033cm" svg:viewBox="0 0 156 161" svg:d="M156 82c0-45-36-82-78-82-44 0-78 38-78 82 0 46 36 79 78 79s78-34 78-79zM78 153c-15 0-31-8-40-24-9-15-9-37-9-49 0-14 0-33 8-49 10-16 26-23 41-23s30 8 39 23 9 35 9 49c0 12 0 31-7 47-8 15-24 26-41 26z">
              <text:p/>
            </draw:path>
            <draw:path draw:style-name="gr8" draw:text-style-name="P5" draw:layer="layout" svg:width="0.173cm" svg:height="0.246cm" svg:x="6.007cm" svg:y="6.947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8" draw:text-style-name="P5" draw:layer="layout" svg:width="0.139cm" svg:height="0.232cm" svg:x="6.306cm" svg:y="6.957cm" svg:viewBox="0 0 140 233" svg:d="M27 206c12-12 25-24 37-36 55-48 76-67 76-102 0-40-32-68-74-68-40 0-66 32-66 63 0 20 17 20 19 20 5 0 18-4 18-19 0-9-7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8" draw:text-style-name="P5" draw:layer="layout" svg:width="0.233cm" svg:height="0.081cm" svg:x="6.581cm" svg:y="7.06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15cm" svg:height="0.232cm" svg:x="6.964cm" svg:y="6.957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8" draw:text-style-name="P5" draw:layer="layout" svg:width="0.081cm" svg:height="0.35cm" svg:x="7.128cm" svg:y="6.927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7">
          <svg:title>TexMaths</svg:title>
          <svg:desc>10§display§\bm{u} \in \mathcal{B}_i
§svg§600§TRUE§</svg:desc>
          <draw:g>
            <draw:path draw:style-name="gr8" draw:text-style-name="P5" draw:layer="layout" svg:width="0.215cm" svg:height="0.159cm" svg:x="2.796cm" svg:y="8.465cm" svg:viewBox="0 0 216 160" svg:d="M187 47c2-10 6-26 6-29 0-7-5-15-16-15-6 0-19 3-23 18-2 5-18 68-20 80-2 8-5 18-6 25-6 8-20 22-38 22-20 0-21-17-21-25 0-22 11-49 21-74 4-9 5-12 5-18 0-20-21-31-40-31-37 0-55 47-55 54 0 5 6 5 9 5 4 0 6 0 8-4 11-39 30-43 36-43 2 0 6 0 6 8s-4 18-6 22c-14 37-21 56-21 73 0 39 35 45 56 45 10 0 25-2 44-18 12 16 32 18 40 18 13 0 23-7 31-19 9-14 13-33 13-35 0-5-5-5-8-5-4 0-5 0-7 2-1 1-1 2-3 10-7 28-15 35-24 35-5 0-8-3-8-13 0-6 1-11 5-25 2-10 6-24 8-32 2-11 5-21 8-31z">
              <text:p/>
            </draw:path>
            <draw:path draw:style-name="gr8" draw:text-style-name="P5" draw:layer="layout" svg:width="0.174cm" svg:height="0.201cm" svg:x="3.151cm" svg:y="8.434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8" draw:text-style-name="P5" draw:layer="layout" svg:width="0.222cm" svg:height="0.253cm" svg:x="3.463cm" svg:y="8.376cm" svg:viewBox="0 0 223 254" svg:d="M88 9c0-3 0-4 0-5 0-3 0-4-4-4-3 0-14 6-21 9-16 8-29 15-29 21 0 2 2 2 3 2 5 0 14-5 20-8-4 34-12 79-19 109-13 59-19 80-36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8" draw:text-style-name="P5" draw:layer="layout" svg:width="0.073cm" svg:height="0.163cm" svg:x="3.695cm" svg:y="8.513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g draw:style-name="gr7">
          <svg:title>TexMaths</svg:title>
          <svg:desc>10§display§(\beta\nu \bmod 2 = 0)§svg§600§TRUE§</svg:desc>
          <draw:g>
            <draw:path draw:style-name="gr8" draw:text-style-name="P5" draw:layer="layout" svg:width="0.081cm" svg:height="0.349cm" svg:x="5.892cm" svg:y="2.413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8" draw:text-style-name="P5" draw:layer="layout" svg:width="0.191cm" svg:height="0.313cm" svg:x="6.004cm" svg:y="2.429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8" draw:text-style-name="P5" draw:layer="layout" svg:width="0.164cm" svg:height="0.154cm" svg:x="6.23cm" svg:y="2.521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5" draw:layer="layout" svg:width="0.273cm" svg:height="0.154cm" svg:x="6.516cm" svg:y="2.521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8" draw:text-style-name="P5" draw:layer="layout" svg:width="0.155cm" svg:height="0.16cm" svg:x="6.807cm" svg:y="2.519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8" draw:text-style-name="P5" draw:layer="layout" svg:width="0.172cm" svg:height="0.245cm" svg:x="6.995cm" svg:y="2.433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8" draw:text-style-name="P5" draw:layer="layout" svg:width="0.139cm" svg:height="0.231cm" svg:x="7.292cm" svg:y="2.443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8" draw:text-style-name="P5" draw:layer="layout" svg:width="0.233cm" svg:height="0.082cm" svg:x="7.567cm" svg:y="2.5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47cm" svg:height="0.239cm" svg:x="7.932cm" svg:y="2.443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8" draw:text-style-name="P5" draw:layer="layout" svg:width="0.081cm" svg:height="0.349cm" svg:x="8.114cm" svg:y="2.41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16" draw:text-style-name="P6" draw:layer="layout" svg:width="0.099cm" svg:height="0.799cm" svg:x="5.6cm" svg:y="2.201cm" svg:viewBox="0 0 100 800" draw:points="0,0 100,99 100,699 0,800">
          <text:p/>
        </draw:polyline>
        <draw:g draw:style-name="gr7">
          <svg:title>TexMaths</svg:title>
          <svg:desc>10§display§(b_i \geq \beta)§svg§600§TRUE§</svg:desc>
          <draw:g>
            <draw:path draw:style-name="gr8" draw:text-style-name="P5" draw:layer="layout" svg:width="0.08cm" svg:height="0.348cm" svg:x="8.31cm" svg:y="3.067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5" draw:layer="layout" svg:width="0.128cm" svg:height="0.244cm" svg:x="8.428cm" svg:y="3.087cm" svg:viewBox="0 0 129 245" svg:d="M67 3c-1-1 0-3-4-3-8 0-34 2-43 3-3 0-7 1-7 7 0 4 4 4 9 4 17 0 17 3 17 6s-3 15-5 22c-9 38-19 76-28 114-5 18-6 22-6 34 0 34 19 55 45 55 41 0 84-52 84-101 0-32-18-56-46-56-17 0-31 10-42 21 9-36 17-71 26-106zM34 136c3-8 3-9 6-13 17-22 33-28 42-28 13 0 22 11 22 33 0 21-12 60-18 74-11 23-28 36-41 36-12 0-24-10-24-36 0-6 0-13 6-34 2-11 5-22 7-32z">
              <text:p/>
            </draw:path>
            <draw:path draw:style-name="gr8" draw:text-style-name="P5" draw:layer="layout" svg:width="0.073cm" svg:height="0.163cm" svg:x="8.574cm" svg:y="3.22cm" svg:viewBox="0 0 74 164" svg:d="M68 9c0-4-3-9-10-9s-14 6-14 13c0 4 3 9 10 9s14-7 14-13zM18 133c-1 4-2 6-2 11 0 11 9 20 23 20 24 0 35-33 35-37 0-3-3-3-4-3-3 0-3 1-4 4-6 20-17 30-26 30-5 0-7-4-7-9 0-6 2-10 4-16 3-6 6-13 8-19s11-28 12-31 2-6 2-8c0-12-10-21-24-21-24 0-35 33-35 37s3 4 4 4c3 0 4-2 4-4 7-21 18-30 27-30 4 0 6 2 6 8s-2 10-8 25c-5 13-10 26-15 39z">
              <text:p/>
            </draw:path>
            <draw:path draw:style-name="gr8" draw:text-style-name="P5" draw:layer="layout" svg:width="0.213cm" svg:height="0.268cm" svg:x="8.806cm" svg:y="3.107cm" svg:viewBox="0 0 214 269" svg:d="M207 109c5-2 7-4 7-8 0-3-1-5-7-8-64-31-129-61-193-91-5-2-6-2-7-2-4 0-7 3-7 7s3 6 7 8c61 29 123 57 184 86-61 28-123 57-184 85-7 4-7 6-7 9s3 7 7 7c1 0 2 0 6-3 65-30 129-60 194-90zM202 269c6 0 12 0 12-7s-7-7-12-7c-63 0-127 0-190 0-5 0-12 0-12 7s6 7 12 7c63 0 127 0 190 0z">
              <text:p/>
            </draw:path>
            <draw:path draw:style-name="gr8" draw:text-style-name="P5" draw:layer="layout" svg:width="0.19cm" svg:height="0.313cm" svg:x="9.157cm" svg:y="3.082cm" svg:viewBox="0 0 191 314" svg:d="M191 48c0-26-19-48-47-48-21 0-31 6-43 15-19 14-39 48-45 75-19 74-37 147-56 221 0 1 1 3 4 3s4 0 4-1c8-32 17-64 25-97 7 21 22 34 48 34 25 0 52-12 67-28 17-16 29-38 29-63s-13-43-26-52c20-12 40-33 40-59zM128 106c-4 2-8 3-17 3-5 0-12 0-15-1 0-4 13-3 17-3 7 0 11 0 15 1zM172 40c0 25-14 50-32 61-9-4-16-4-27-4-7 0-27-1-27 11 0 10 18 9 24 9 13 0 18-1 29-5 13 13 15 23 15 40 1 20-7 45-17 59-14 19-37 31-57 31-27 0-40-20-40-45 0-3 0-9 1-15 8-29 15-59 23-88 8-30 33-86 75-86 20 0 33 11 33 32z">
              <text:p/>
            </draw:path>
            <draw:path draw:style-name="gr8" draw:text-style-name="P5" draw:layer="layout" svg:width="0.08cm" svg:height="0.348cm" svg:x="9.384cm" svg:y="3.06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\mathcal{B}_i \subseteq \mathbb{B}^\beta:§svg§600§TRUE§</svg:desc>
          <draw:g>
            <draw:path draw:style-name="gr8" draw:text-style-name="P5" draw:layer="layout" svg:width="0.222cm" svg:height="0.254cm" svg:x="1.392cm" svg:y="3.492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 2 0 10-2 17-2 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8" draw:text-style-name="P5" draw:layer="layout" svg:width="0.074cm" svg:height="0.164cm" svg:x="1.623cm" svg:y="3.629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6-16 40z">
              <text:p/>
            </draw:path>
            <draw:path draw:style-name="gr8" draw:text-style-name="P5" draw:layer="layout" svg:width="0.213cm" svg:height="0.269cm" svg:x="1.856cm" svg:y="3.517cm" svg:viewBox="0 0 214 270" svg:d="M202 14c6 0 12 0 12-7s-6-7-12-7c-32 0-63 0-95 0-60 0-107 46-107 101 0 57 48 101 107 101 32 0 63 0 95 0 6 0 12 0 12-6 0-7-6-7-12-7-31 0-63 0-94 0-55 0-94-41-94-87 0-48 40-88 94-88 31 0 63 0 94 0zM19 256c-6 0-12 0-12 7s6 7 12 7c61 0 122 0 183 0 6 0 12 0 12-7s-6-7-12-7c-61 0-122 0-183 0z">
              <text:p/>
            </draw:path>
            <draw:path draw:style-name="gr8" draw:text-style-name="P5" draw:layer="layout" svg:width="0.214cm" svg:height="0.238cm" svg:x="2.199cm" svg:y="3.5cm" svg:viewBox="0 0 215 239" svg:d="M46 32c0-5 0-14-3-20 13 0 25 0 38 0-4 6-4 13-4 18 0 60 0 120 0 179 0 5 0 12 4 18-13 0-25 0-38 0 3-7 3-16 3-20 0-58 0-117 0-175zM142 105c11-11 14-29 14-44 0-24-7-39-16-48 25 3 50 12 50 47 0 22-25 40-48 45zM89 31c0-7 0-11 5-15 2 0 7-4 15-4 16 0 35 12 35 49 0 39-20 48-55 48 0-26 0-52 0-78zM163 111c20-10 39-27 39-51 0-49-40-60-83-60-36 0-71 0-107 0-6 0-12 0-12 6s6 6 12 6c21 0 22 4 22 20 0 58 0 116 0 174 0 18-1 21-23 21-4 0-11 0-11 5 0 7 6 7 12 7 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43cm" svg:height="0.219cm" svg:x="2.442cm" svg:y="3.422cm" svg:viewBox="0 0 144 220" svg:d="M144 34c0-21-19-34-40-34-34 0-59 38-65 63-13 51-26 103-39 154 0 1 2 3 4 3s4-1 4-2c6-21 11-43 17-65 5 12 17 22 37 22 34 0 73-24 73-62 0-14-7-29-19-37 12-8 28-22 28-42zM95 75c-3 1-5 2-12 2-4 0-10 0-12-1 3-1 10-2 12-2 3 0 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036cm" svg:height="0.15cm" svg:x="2.748cm" svg:y="3.58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7" draw:text-style-name="P3" draw:layer="layout" svg:width="1.818cm" svg:height="0.395cm" svg:x="3.004cm" svg:y="3.407cm">
          <draw:text-box>
            <text:p><text:span text:style-name="T2">binary code</text:span></text:p>
          </draw:text-box>
        </draw:frame>
        <draw:g draw:style-name="gr7">
          <svg:title>TexMaths</svg:title>
          <svg:desc>10§display§\mathcal{C}_i 
\subseteq
\left\{
( \psi(x_0 y_0), \dots, \psi(x_{\beta-1} y_{\beta-1}) )
\middle|
\bm{x} \in \mathcal{B}_i, 
\bm{y} \in \mathbb{B}^\beta
\right\}§svg§600§TRUE§</svg:desc>
          <draw:g>
            <draw:path draw:style-name="gr8" draw:text-style-name="P5" draw:layer="layout" svg:width="0.183cm" svg:height="0.253cm" svg:x="1.392cm" svg:y="3.896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8" draw:text-style-name="P5" draw:layer="layout" svg:width="0.073cm" svg:height="0.164cm" svg:x="1.585cm" svg:y="4.033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8" draw:text-style-name="P5" draw:layer="layout" svg:width="0.214cm" svg:height="0.269cm" svg:x="1.817cm" svg:y="3.92cm" svg:viewBox="0 0 215 270" svg:d="M202 14c6 0 13 0 13-7s-7-7-13-7c-31 0-63 0-94 0-61 0-108 46-108 101 0 57 49 102 108 102 31 0 63 0 94 0 6 0 13 0 13-7s-7-7-13-7c-31 0-62 0-93 0-56 0-95-41-95-87 0-48 40-88 95-88 31 0 62 0 93 0zM19 256c-6 0-12 0-12 7s6 7 12 7c61 0 122 0 183 0 6 0 13 0 13-7s-7-7-13-7c-61 0-122 0-183 0z">
              <text:p/>
            </draw:path>
            <draw:path draw:style-name="gr8" draw:text-style-name="P5" draw:layer="layout" svg:width="0.124cm" svg:height="0.418cm" svg:x="2.199cm" svg:y="3.845cm" svg:viewBox="0 0 125 419" svg:d="M50 154c0 24-12 38-48 52-1 0-2 2-2 4 0 3 0 4 3 5 47 18 47 36 47 56 0 32 0 64 0 96 0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8" draw:text-style-name="P5" draw:layer="layout" svg:width="0.08cm" svg:height="0.348cm" svg:x="2.399cm" svg:y="3.88cm" svg:viewBox="0 0 81 349" svg:d="M81 346c0-1 0-2-6-8-44-44-55-109-55-163 0-61 13-122 57-166 4-4 4-4 4-6s-1-3-3-3c-4 0-36 24-56 68-18 39-22 78-22 107 0 28 3 69 23 109 21 43 51 65 55 65 2 0 3-1 3-3z">
              <text:p/>
            </draw:path>
            <draw:path draw:style-name="gr8" draw:text-style-name="P5" draw:layer="layout" svg:width="0.212cm" svg:height="0.313cm" svg:x="2.511cm" svg:y="3.9cm" svg:viewBox="0 0 213 314" svg:d="M159 9c0-2 1-4 1-6 0-3-3-3-4-3-4 0-4 0-6 7-19 77-39 154-58 230-27-2-40-15-40-38 0-7 0-16 19-65 1-4 4-10 4-17 0-16-11-29-29-29-33 0-46 51-46 54s3 3 4 3c3 0 4 0 6-6 9-33 23-43 35-43 3 0 9 0 9 11 0 9-4 18-8 30-17 44-17 53-17 59 0 33 27 47 61 49-3 13-3 13-8 32-1 4-8 32-8 33 1 2 0 4 4 4 1 0 3 0 4-2 1 0 3-9 4-14 4-17 9-34 13-52 13 0 44 0 77-37 14-16 22-31 26-42 3-9 11-39 11-55 0-19-10-24-16-24-9 0-17 9-17 17 0 4 2 6 5 9 4 4 13 13 13 30 0 22-19 51-31 64-31 30-53 30-66 30 19-76 39-153 58-229z">
              <text:p/>
            </draw:path>
            <draw:path draw:style-name="gr8" draw:text-style-name="P5" draw:layer="layout" svg:width="0.08cm" svg:height="0.348cm" svg:x="2.777cm" svg:y="3.88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8" draw:text-style-name="P5" draw:layer="layout" svg:width="0.174cm" svg:height="0.158cm" svg:x="2.889cm" svg:y="3.988cm" svg:viewBox="0 0 175 159" svg:d="M107 49c2-9 10-41 35-41 2 0 10 0 17 4-9 2-16 11-16 19 0 6 3 12 13 12 8 0 19-6 19-20 0-18-21-23-33-23-20 0-33 18-37 27-9-24-27-27-38-27-36 0-56 45-56 54 0 3 3 3 4 3 3 0 4 0 5-3 11-38 35-46 47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8" draw:text-style-name="P5" draw:layer="layout" svg:width="0.113cm" svg:height="0.167cm" svg:x="3.092cm" svg:y="4.032cm" svg:viewBox="0 0 114 168" svg:d="M114 85c0-27-3-46-14-63-8-12-23-22-43-22-57 0-57 67-57 85s0 83 57 83 57-65 57-83zM57 161c-11 0-26-6-31-26-3-15-3-35-3-53s0-37 3-50c6-19 21-25 31-25 14 0 26 8 31 23 4 13 4 31 4 52 0 18 0 36-3 52-5 22-22 27-32 27z">
              <text:p/>
            </draw:path>
            <draw:path draw:style-name="gr8" draw:text-style-name="P5" draw:layer="layout" svg:width="0.161cm" svg:height="0.226cm" svg:x="3.247cm" svg:y="3.988cm" svg:viewBox="0 0 162 227" svg:d="M161 21c1-5 1-5 1-8 0-6-5-9-10-9-3 0-9 2-12 7-1 2-4 13-5 19-3 9-5 19-7 28-5 21-11 42-16 63-1 5-16 30-40 30-18 0-21-15-21-28 0-17 6-38 18-69 5-14 7-18 7-25 0-16-12-29-29-29-34 0-47 51-47 54s4 3 5 3c3 0 3 0 5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13cm" svg:height="0.167cm" svg:x="3.422cm" svg:y="4.032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8" draw:text-style-name="P5" draw:layer="layout" svg:width="0.081cm" svg:height="0.348cm" svg:x="3.587cm" svg:y="3.88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8" draw:text-style-name="P5" draw:layer="layout" svg:width="0.04cm" svg:height="0.103cm" svg:x="3.734cm" svg:y="4.105cm" svg:viewBox="0 0 41 104" svg:d="M41 36c0-23-9-36-22-36-12 0-19 8-19 18s7 19 19 19c4 0 8-2 12-5 1 0 1-1 2-1 0 2 0 1 0 5 0 26-12 46-24 59-3 3-3 5-3 6 0 2 1 3 3 3 4 0 32-27 32-68z">
              <text:p/>
            </draw:path>
            <draw:path draw:style-name="gr8" draw:text-style-name="P5" draw:layer="layout" svg:width="0.036cm" svg:height="0.036cm" svg:x="3.89cm" svg:y="4.105cm" svg:viewBox="0 0 37 37" svg:d="M37 18c0-10-8-18-18-18s-19 8-19 18 9 19 19 19 18-9 18-19z">
              <text:p/>
            </draw:path>
            <draw:path draw:style-name="gr8" draw:text-style-name="P5" draw:layer="layout" svg:width="0.037cm" svg:height="0.036cm" svg:x="4.046cm" svg:y="4.105cm" svg:viewBox="0 0 38 37" svg:d="M38 18c0-10-9-18-19-18s-19 8-19 18 9 19 19 19 19-9 19-19z">
              <text:p/>
            </draw:path>
            <draw:path draw:style-name="gr8" draw:text-style-name="P5" draw:layer="layout" svg:width="0.036cm" svg:height="0.036cm" svg:x="4.203cm" svg:y="4.105cm" svg:viewBox="0 0 37 37" svg:d="M37 18c0-10-9-18-19-18s-18 8-18 18 8 19 18 19 19-9 19-19z">
              <text:p/>
            </draw:path>
            <draw:path draw:style-name="gr8" draw:text-style-name="P5" draw:layer="layout" svg:width="0.04cm" svg:height="0.103cm" svg:x="4.359cm" svg:y="4.105cm" svg:viewBox="0 0 41 104" svg:d="M41 36c0-23-9-36-23-36-11 0-18 8-18 18s7 19 18 19c5 0 9-2 13-5 1 0 1-1 1-1 1 0 1 1 1 5 0 26-12 47-24 59-4 4-4 5-4 6 0 2 2 3 4 3 4 0 32-27 32-68z">
              <text:p/>
            </draw:path>
            <draw:path draw:style-name="gr8" draw:text-style-name="P5" draw:layer="layout" svg:width="0.212cm" svg:height="0.313cm" svg:x="4.495cm" svg:y="3.9cm" svg:viewBox="0 0 213 314" svg:d="M159 9c0-2 1-4 1-6 0-3-2-3-4-3-4 0-4 0-5 7-20 77-39 154-59 230-26-2-40-15-40-38 0-7 0-16 19-65 2-4 4-10 4-17 0-16-11-29-29-29-33 0-46 51-46 54s3 3 4 3c4 0 4 0 6-6 9-33 23-43 35-43 3 0 9 0 9 11 0 9-4 18-8 30-17 44-17 53-17 59 0 33 27 47 61 49-3 13-3 13-8 32-1 4-8 32-8 33 2 2 0 4 5 4 1 0 2 0 3-2 1 0 3-9 4-14 4-17 9-34 13-52 13 0 44 0 77-37 15-16 22-31 26-42 3-9 11-39 11-55 0-19-10-24-16-24-8 0-17 9-17 17 0 4 2 6 5 9 4 4 13 13 13 30 0 22-19 51-31 64-31 30-53 30-66 30 19-76 39-153 58-229z">
              <text:p/>
            </draw:path>
            <draw:path draw:style-name="gr8" draw:text-style-name="P5" draw:layer="layout" svg:width="0.081cm" svg:height="0.348cm" svg:x="4.761cm" svg:y="3.88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8" draw:text-style-name="P5" draw:layer="layout" svg:width="0.174cm" svg:height="0.158cm" svg:x="4.873cm" svg:y="3.988cm" svg:viewBox="0 0 175 159" svg:d="M107 49c2-9 10-41 35-41 2 0 10 0 18 4-10 2-17 11-17 19 0 6 4 12 13 12 8 0 19-6 19-20 0-18-21-23-33-23-20 0-32 18-37 27-8-24-27-27-37-27-37 0-57 45-57 54 0 3 3 3 4 3 3 0 4 0 5-3 12-38 35-46 47-46 7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8" draw:text-style-name="P5" draw:layer="layout" svg:width="0.142cm" svg:height="0.22cm" svg:x="5.075cm" svg:y="4.022cm" svg:viewBox="0 0 143 221" svg:d="M143 35c0-22-18-35-40-35-34 0-58 39-65 63-12 51-25 103-38 155-1 2 2 3 3 3 2 0 4 0 5-2 6-22 11-44 16-65 6 11 17 22 37 22 35 0 74-25 74-63 0-14-7-29-20-37 12-8 28-22 28-41zM95 76c-4 0-6 1-13 1-4 0-10 0-11-1 2-1 9-1 11-1 4 0 9 0 13 1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8" draw:text-style-name="P5" draw:layer="layout" svg:width="0.166cm" svg:height="0.011cm" svg:x="5.261cm" svg:y="4.127cm" svg:viewBox="0 0 167 12" svg:d="M157 12c4 0 10 0 10-6s-6-6-10-6c-49 0-98 0-147 0-4 0-10 0-10 6s6 6 10 6c49 0 98 0 147 0z">
              <text:p/>
            </draw:path>
            <draw:path draw:style-name="gr8" draw:text-style-name="P5" draw:layer="layout" svg:width="0.089cm" svg:height="0.162cm" svg:x="5.481cm" svg:y="4.032cm" svg:viewBox="0 0 90 163" svg:d="M56 7c0-6-1-7-8-7-15 16-38 16-48 16 0 3 0 6 0 9 6 0 22 0 36-7 0 42 0 83 0 125 0 8 0 12-25 12-3 0-6 0-9 0 0 2 0 5 0 8 4 0 35-1 44-1 7 0 38 1 44 1 0-3 0-6 0-8-3 0-7 0-10 0-24 0-24-4-24-12 0-46 0-91 0-136z">
              <text:p/>
            </draw:path>
            <draw:path draw:style-name="gr8" draw:text-style-name="P5" draw:layer="layout" svg:width="0.161cm" svg:height="0.226cm" svg:x="5.622cm" svg:y="3.988cm" svg:viewBox="0 0 162 227" svg:d="M161 21c1-5 1-5 1-8 0-6-5-9-10-9-4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43cm" svg:height="0.22cm" svg:x="5.796cm" svg:y="4.022cm" svg:viewBox="0 0 144 221" svg:d="M144 35c0-22-19-35-40-35-34 0-59 39-65 63-13 51-26 103-39 155 0 2 2 3 4 3s4 0 4-2c6-22 11-44 17-65 5 11 17 22 37 22 34 0 73-25 73-63 0-14-6-29-19-37 12-8 28-22 28-41zM95 76c-3 0-5 1-12 1-4 0-10 0-12-1 3-1 10-1 12-1 3 0 9 0 12 1zM128 30c0 13-7 32-22 41-5-2-9-3-23-3-9 0-21 0-21 9 0 6 8 7 20 7 9 0 16-1 24-3 7 5 11 15 11 26 0 35-24 62-54 62-19 0-33-12-33-31 0-3 0-5 1-7 5-22 11-44 16-66 6-23 28-58 56-58 15 0 25 8 25 23z">
              <text:p/>
            </draw:path>
            <draw:path draw:style-name="gr8" draw:text-style-name="P5" draw:layer="layout" svg:width="0.165cm" svg:height="0.011cm" svg:x="5.983cm" svg:y="4.127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2cm" svg:x="6.203cm" svg:y="4.032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8cm" svg:height="0.348cm" svg:x="6.354cm" svg:y="3.88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5" draw:layer="layout" svg:width="0.081cm" svg:height="0.348cm" svg:x="6.49cm" svg:y="3.88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8" draw:text-style-name="P5" draw:layer="layout" svg:width="0.014cm" svg:height="0.224cm" svg:x="6.658cm" svg:y="3.83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014cm" svg:height="0.224cm" svg:x="6.658cm" svg:y="4.04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98cm" svg:height="0.161cm" svg:x="6.737cm" svg:y="3.984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9 22 49 22 44 0 68-43 68-55 0-5-6-5-9-5-4 0-6 0-8 5-10 31-35 42-50 42-13 0-19-6-19-18 0-7 4-25 7-38 3-10 11-42 13-48 5-21 17-32 30-32 1 0 9 0 16 5z">
              <text:p/>
            </draw:path>
            <draw:path draw:style-name="gr8" draw:text-style-name="P5" draw:layer="layout" svg:width="0.175cm" svg:height="0.202cm" svg:x="7.082cm" svg:y="3.95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22cm" svg:height="0.254cm" svg:x="7.396cm" svg:y="3.895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 2 0 10-2 17-2 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8" draw:text-style-name="P5" draw:layer="layout" svg:width="0.073cm" svg:height="0.164cm" svg:x="7.628cm" svg:y="4.033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8" draw:text-style-name="P5" draw:layer="layout" svg:width="0.04cm" svg:height="0.103cm" svg:x="7.763cm" svg:y="4.105cm" svg:viewBox="0 0 41 104" svg:d="M41 36c0-23-8-36-22-36-12 0-19 8-19 18s7 19 19 19c4 0 9-2 12-5 1 0 1-1 2-1 0 2 1 1 1 5 0 26-13 47-24 59-4 4-4 5-4 6 0 2 2 3 3 3 4 0 32-27 32-68z">
              <text:p/>
            </draw:path>
            <draw:path draw:style-name="gr8" draw:text-style-name="P5" draw:layer="layout" svg:width="0.193cm" svg:height="0.229cm" svg:x="7.9cm" svg:y="3.984cm" svg:viewBox="0 0 194 230" svg:d="M192 27c2-7 2-7 2-8 0-8-6-16-17-16-18 0-22 17-25 26-3 12-6 25-9 37-4 16-11 43-15 58-1 7-12 16-13 17-4 2-13 8-24 8-21 0-21-18-21-26 0-21 11-48 20-74 4-9 5-11 5-17 0-20-20-32-40-32-37 0-55 48-55 55 0 5 6 5 9 5 4 0 7 0 8-5 12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8" draw:text-style-name="P5" draw:layer="layout" svg:width="0.175cm" svg:height="0.202cm" svg:x="8.236cm" svg:y="3.95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14cm" svg:height="0.238cm" svg:x="8.542cm" svg:y="3.903cm" svg:viewBox="0 0 215 239" svg:d="M46 32c0-5 0-14-3-20 13 0 25 0 38 0-4 6-4 13-4 18 0 60 0 120 0 180 0 5 0 12 4 18-13 0-25 0-38 0 3-7 3-16 3-20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8" draw:text-style-name="P5" draw:layer="layout" svg:width="0.143cm" svg:height="0.22cm" svg:x="8.785cm" svg:y="3.825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124cm" svg:height="0.418cm" svg:x="9.003cm" svg:y="3.845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8" draw:text-style-name="P5" draw:layer="layout" svg:width="2.974cm" svg:height="0.012cm" svg:x="6.395cm" svg:y="1.388cm" svg:viewBox="0 0 2975 13" svg:d="M1488 13c-496 0-992 0-1488 0 0-5 0-9 0-13 992 0 1983 0 2975 0 0 4 0 8 0 13-496 0-992 0-1487 0z">
              <text:p/>
            </draw:path>
            <draw:path draw:style-name="gr8" draw:text-style-name="P5" draw:layer="layout" svg:width="0.156cm" svg:height="0.142cm" svg:x="6.726cm" svg:y="1.527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8" draw:text-style-name="P5" draw:layer="layout" svg:width="0.145cm" svg:height="0.203cm" svg:x="6.907cm" svg:y="1.527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8" draw:text-style-name="P5" draw:layer="layout" svg:width="0.012cm" svg:height="0.378cm" svg:x="7.379cm" svg:y="1.401cm" svg:viewBox="0 0 13 379" svg:d="M6 379c-2 0-4 0-6 0 0-127 0-253 0-379 4 0 8 0 13 0 0 126 0 252 0 379-3 0-5 0-7 0z">
              <text:p/>
            </draw:path>
            <draw:path draw:style-name="gr8" draw:text-style-name="P5" draw:layer="layout" svg:width="0.132cm" svg:height="0.217cm" svg:x="7.487cm" svg:y="1.455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8" draw:text-style-name="P5" draw:layer="layout" svg:width="0.132cm" svg:height="0.217cm" svg:x="7.646cm" svg:y="1.455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8" draw:text-style-name="P5" draw:layer="layout" svg:width="0.131cm" svg:height="0.217cm" svg:x="7.984cm" svg:y="1.455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8" draw:text-style-name="P5" draw:layer="layout" svg:width="0.103cm" svg:height="0.209cm" svg:x="8.158cm" svg:y="1.455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8" draw:text-style-name="P5" draw:layer="layout" svg:width="0.103cm" svg:height="0.209cm" svg:x="8.495cm" svg:y="1.455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8" draw:text-style-name="P5" draw:layer="layout" svg:width="0.131cm" svg:height="0.217cm" svg:x="8.638cm" svg:y="1.455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8" draw:text-style-name="P5" draw:layer="layout" svg:width="0.103cm" svg:height="0.209cm" svg:x="8.992cm" svg:y="1.455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8" draw:text-style-name="P5" draw:layer="layout" svg:width="0.103cm" svg:height="0.209cm" svg:x="9.15cm" svg:y="1.455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8" draw:text-style-name="P5" draw:layer="layout" svg:width="2.974cm" svg:height="0.012cm" svg:x="6.395cm" svg:y="1.779cm" svg:viewBox="0 0 2975 13" svg:d="M1488 13c-496 0-992 0-1488 0 0-4 0-9 0-13 992 0 1983 0 2975 0 0 4 0 9 0 13-496 0-992 0-1487 0z">
              <text:p/>
            </draw:path>
            <draw:path draw:style-name="gr8" draw:text-style-name="P5" draw:layer="layout" svg:width="0.191cm" svg:height="0.282cm" svg:x="6.494cm" svg:y="1.839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8" draw:text-style-name="P5" draw:layer="layout" svg:width="0.073cm" svg:height="0.315cm" svg:x="6.733cm" svg:y="1.821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8" draw:text-style-name="P5" draw:layer="layout" svg:width="0.156cm" svg:height="0.142cm" svg:x="6.834cm" svg:y="1.918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8" draw:text-style-name="P5" draw:layer="layout" svg:width="0.145cm" svg:height="0.203cm" svg:x="7.015cm" svg:y="1.918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8" draw:text-style-name="P5" draw:layer="layout" svg:width="0.073cm" svg:height="0.315cm" svg:x="7.19cm" svg:y="1.821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8" draw:text-style-name="P5" draw:layer="layout" svg:width="0.012cm" svg:height="0.378cm" svg:x="7.379cm" svg:y="1.793cm" svg:viewBox="0 0 13 379" svg:d="M6 379c-2 0-4 0-6 0 0-127 0-253 0-379 4 0 8 0 13 0 0 126 0 252 0 379-3 0-5 0-7 0z">
              <text:p/>
            </draw:path>
            <draw:path draw:style-name="gr8" draw:text-style-name="P5" draw:layer="layout" svg:width="0.192cm" svg:height="0.218cm" svg:x="7.537cm" svg:y="1.839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8" draw:text-style-name="P5" draw:layer="layout" svg:width="0.191cm" svg:height="0.216cm" svg:x="8.034cm" svg:y="1.84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8" draw:text-style-name="P5" draw:layer="layout" svg:width="0.168cm" svg:height="0.225cm" svg:x="8.541cm" svg:y="1.835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8" draw:text-style-name="P5" draw:layer="layout" svg:width="0.164cm" svg:height="0.225cm" svg:x="9.042cm" svg:y="1.835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8" draw:text-style-name="P5" draw:layer="layout" svg:width="2.974cm" svg:height="0.012cm" svg:x="6.395cm" svg:y="2.171cm" svg:viewBox="0 0 2975 13" svg:d="M1488 13c-496 0-992 0-1488 0 0-5 0-9 0-13 992 0 1983 0 2975 0 0 4 0 8 0 13-496 0-992 0-1487 0z">
              <text:p/>
            </draw:path>
          </draw:g>
        </draw:g>
        <draw:frame draw:style-name="gr18" draw:text-style-name="P4" draw:layer="layout" svg:width="2.872cm" svg:height="0.395cm" svg:x="1.108cm" svg:y="5.207cm">
          <draw:text-box>
            <text:p><text:span text:style-name="T3">Greedy search of</text:span></text:p>
          </draw:text-box>
        </draw:frame>
        <draw:g draw:style-name="gr7">
          <svg:title>TexMaths</svg:title>
          <svg:desc>10§display§(\mathcal{C}_0, \dots, \mathcal{C}_{\nu-1})§svg§600§TRUE§</svg:desc>
          <draw:g>
            <draw:path draw:style-name="gr8" draw:text-style-name="P5" draw:layer="layout" svg:width="0.08cm" svg:height="0.349cm" svg:x="4.158cm" svg:y="5.253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8" draw:text-style-name="P5" draw:layer="layout" svg:width="0.182cm" svg:height="0.254cm" svg:x="4.264cm" svg:y="5.269cm" svg:viewBox="0 0 183 255" svg:d="M170 191c0-2-2-2-3-2-6 0-10 4-15 5-7 4-9 7-13 13-11 16-26 28-49 28-32 0-60-23-60-74 0-32 13-73 31-101 16-23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8" draw:text-style-name="P5" draw:layer="layout" svg:width="0.113cm" svg:height="0.167cm" svg:x="4.458cm" svg:y="5.406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8" draw:text-style-name="P5" draw:layer="layout" svg:width="0.04cm" svg:height="0.104cm" svg:x="4.633cm" svg:y="5.478cm" svg:viewBox="0 0 41 105" svg:d="M41 37c0-23-9-37-23-37-11 0-18 9-18 19 0 9 7 18 18 18 4 0 9-1 12-4 2-1 1-1 2-1s1 0 1 5c0 26-12 47-24 58-4 4-4 5-4 6 0 2 2 4 4 4 4 0 32-27 32-68z">
              <text:p/>
            </draw:path>
            <draw:path draw:style-name="gr8" draw:text-style-name="P5" draw:layer="layout" svg:width="0.036cm" svg:height="0.036cm" svg:x="4.789cm" svg:y="5.478cm" svg:viewBox="0 0 37 37" svg:d="M37 19c0-11-9-19-19-19s-18 8-18 19c0 10 8 18 18 18s19-8 19-18z">
              <text:p/>
            </draw:path>
            <draw:path draw:style-name="gr8" draw:text-style-name="P5" draw:layer="layout" svg:width="0.036cm" svg:height="0.036cm" svg:x="4.945cm" svg:y="5.478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5.101cm" svg:y="5.478cm" svg:viewBox="0 0 37 37" svg:d="M37 19c0-11-8-19-18-19-11 0-19 8-19 19 0 10 8 18 19 18 10 0 18-8 18-18z">
              <text:p/>
            </draw:path>
            <draw:path draw:style-name="gr8" draw:text-style-name="P5" draw:layer="layout" svg:width="0.04cm" svg:height="0.104cm" svg:x="5.256cm" svg:y="5.478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5" draw:layer="layout" svg:width="0.183cm" svg:height="0.254cm" svg:x="5.386cm" svg:y="5.269cm" svg:viewBox="0 0 184 255" svg:d="M170 191c0-2-2-2-3-2-6 0-10 4-15 5-7 4-9 7-13 13-11 16-26 28-49 28-32 0-60-23-60-74 0-32 13-73 31-101 16-23 35-41 71-41 13 0 22 5 22 18 0 12-13 37-18 44-2 4-2 5-2 6 0 2 2 2 4 2 7 0 20-8 24-13 1-2 22-36 22-54 0-19-16-22-29-22-51 0-93 33-109 53-42 50-46 105-46 123 0 50 26 79 67 79 56 0 103-55 103-64z">
              <text:p/>
            </draw:path>
            <draw:path draw:style-name="gr8" draw:text-style-name="P5" draw:layer="layout" svg:width="0.125cm" svg:height="0.107cm" svg:x="5.585cm" svg:y="5.46cm" svg:viewBox="0 0 126 108" svg:d="M44 7c0-1 0-3 0-4-1-1 0-3-4-3-5 0-14 1-16 1-4 0-9 0-14 1-3 0-6 0-6 6 0 3 3 3 6 3 12 0 12 2 12 4 0 1-1 6-2 9-4 17-9 33-13 50-6 24-7 29-7 30 0 4 4 4 5 4s2 0 3 0c22-4 54-15 80-39 33-29 38-61 38-62 0-4-3-7-8-7-9 0-10 6-13 13-9 35-42 73-84 85 8-31 15-61 23-91z">
              <text:p/>
            </draw:path>
            <draw:path draw:style-name="gr8" draw:text-style-name="P5" draw:layer="layout" svg:width="0.165cm" svg:height="0.011cm" svg:x="5.751cm" svg:y="5.5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9cm" svg:height="0.162cm" svg:x="5.97cm" svg:y="5.406cm" svg:viewBox="0 0 90 163" svg:d="M56 7c0-7 0-7-7-7-16 15-38 15-49 15 0 3 0 6 0 9 6 0 23 0 36-7 0 42 0 84 0 126 0 8 0 11-24 11-3 0-7 0-10 0 0 3 0 6 0 9 5-1 35-1 44-1 8 0 39 0 44 1 0-3 0-6 0-9-3 0-6 0-9 0-25 0-25-3-25-11 0-46 0-91 0-136z">
              <text:p/>
            </draw:path>
            <draw:path draw:style-name="gr8" draw:text-style-name="P5" draw:layer="layout" svg:width="0.081cm" svg:height="0.349cm" svg:x="6.121cm" svg:y="5.2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9" draw:text-style-name="P6" draw:layer="layout" svg:x1="1cm" svg:y1="5.001cm" svg:x2="9.8cm" svg:y2="5.001cm">
          <text:p/>
        </draw:line>
        <draw:polygon draw:style-name="gr20" draw:text-style-name="P7" draw:layer="layout" svg:width="1.599cm" svg:height="1.599cm" svg:x="13.8cm" svg:y="6.601cm" svg:viewBox="0 0 1600 1600" draw:points="0,0 1600,800 1600,1600 0,800">
          <text:p/>
        </draw:polygon>
        <draw:g draw:style-name="gr7">
          <svg:title>TexMaths</svg:title>
          <svg:desc>10§display§q(\bm{u}_0, \bm{u}_1) = 
\max_{\bm{x} \in \Sigma^\beta}
\{
\min\{
p(\bm{x} | \bm{u}_0),
p(\bm{x} | \bm{u}_1)
\}
\}§svg§600§TRUE§</svg:desc>
          <draw:g>
            <draw:path draw:style-name="gr8" draw:text-style-name="P5" draw:layer="layout" svg:width="0.144cm" svg:height="0.223cm" svg:x="13.231cm" svg:y="5.074cm" svg:viewBox="0 0 145 224" svg:d="M145 4c0-1-1-3-3-3-4 0-18 14-24 24-8-19-22-25-33-25-41 0-85 52-85 103 0 35 21 56 47 56 15 0 28-8 41-21-3 13-15 60-16 63-2 10-5 11-25 12-5 0-8 0-8 7 2 1 0 4 5 4 11 0 23-1 35-1s24 1 36 1c2 0 6 0 6-7 0-4-3-4-9-4-17 0-17-3-17-6 0-2 1-4 2-8 16-65 32-130 48-195zM48 152c-21 0-23-27-23-33 0-17 10-55 16-70 11-26 30-41 44-41 23 0 28 28 28 31 0 2-20 79-21 80-5 10-25 33-44 33z">
              <text:p/>
            </draw:path>
            <draw:path draw:style-name="gr8" draw:text-style-name="P5" draw:layer="layout" svg:width="0.081cm" svg:height="0.349cm" svg:x="13.421cm" svg:y="4.966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8" draw:text-style-name="P5" draw:layer="layout" svg:width="0.215cm" svg:height="0.16cm" svg:x="13.535cm" svg:y="5.071cm" svg:viewBox="0 0 216 161" svg:d="M186 47c3-10 7-26 7-29 0-7-6-15-17-15-5 0-18 3-23 18-1 5-17 69-20 80-2 8-4 19-5 25-6 8-20 23-38 23-21 0-21-18-21-26 0-21 11-49 21-74 3-9 4-12 4-18 0-20-20-31-40-31-37 0-54 48-54 55 0 5 5 5 8 5 4 0 7 0 8-5 12-39 31-43 36-43 3 0 6 0 6 8s-4 18-5 22c-15 37-22 56-22 74 0 40 35 45 56 45 10 0 26-1 45-19 11 17 31 19 40 19 13 0 23-7 30-20 9-14 14-33 14-34 0-5-6-5-9-5-4 0-5 0-7 1 0 1 0 2-3 11-7 27-14 35-23 35-6 0-9-4-9-13 0-6 2-12 5-26 3-10 6-24 8-32 3-10 5-21 8-31z">
              <text:p/>
            </draw:path>
            <draw:path draw:style-name="gr8" draw:text-style-name="P5" draw:layer="layout" svg:width="0.114cm" svg:height="0.167cm" svg:x="13.775cm" svg:y="5.119cm" svg:viewBox="0 0 115 168" svg:d="M115 85c0-27-4-47-15-64-8-11-23-21-42-21-58 0-58 67-58 85 0 17 0 83 58 83 57 0 57-66 57-83zM58 161c-12 0-27-6-32-27-3-14-3-34-3-52s0-37 4-51c5-19 20-24 31-24 13 0 26 8 30 22s4 31 4 53c0 18 0 36-3 51-5 23-22 28-31 28z">
              <text:p/>
            </draw:path>
            <draw:path draw:style-name="gr8" draw:text-style-name="P5" draw:layer="layout" svg:width="0.04cm" svg:height="0.104cm" svg:x="13.951cm" svg:y="5.192cm" svg:viewBox="0 0 41 105" svg:d="M41 37c0-23-9-37-23-37-11 0-18 9-18 19 0 9 7 19 18 19 4 0 9-2 12-5 1-1 1-1 2-1s1 0 1 5c0 26-12 47-24 59-4 4-4 4-4 5 0 3 2 4 4 4 4 0 32-27 32-68z">
              <text:p/>
            </draw:path>
            <draw:path draw:style-name="gr8" draw:text-style-name="P5" draw:layer="layout" svg:width="0.215cm" svg:height="0.16cm" svg:x="14.088cm" svg:y="5.071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-3 0-5 0-7 1 0 1 0 2-2 11-7 27-15 35-24 35-6 0-8-4-8-13 0-6 1-12 4-26 3-10 6-24 8-32 3-10 5-21 8-31z">
              <text:p/>
            </draw:path>
            <draw:path draw:style-name="gr8" draw:text-style-name="P5" draw:layer="layout" svg:width="0.088cm" svg:height="0.162cm" svg:x="14.343cm" svg:y="5.119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9cm" svg:x="14.493cm" svg:y="4.966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8" draw:text-style-name="P5" draw:layer="layout" svg:width="0.233cm" svg:height="0.081cm" svg:x="14.727cm" svg:y="5.10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274cm" svg:height="0.155cm" svg:x="15.131cm" svg:y="5.074cm" svg:viewBox="0 0 275 156" svg:d="M28 35c0 31 0 62 0 94 0 16-4 16-28 16 0 3 0 7 0 11 13-1 30-2 40-2 9 0 27 1 39 2 0-4 0-8 0-11-23 0-27 0-27-16 0-22 0-43 0-65 0-36 25-56 47-56s26 19 26 39c0 27 0 54 0 82 0 16-4 16-27 16 0 3 0 7 0 11 12-1 30-2 40-2 9 0 27 1 39 2 0-4 0-8 0-11-24 0-27 0-27-16 0-22 0-43 0-65 0-36 25-56 47-56s26 19 26 39c0 27 0 54 0 82 0 16-4 16-27 16 0 3 0 7 0 11 12-1 30-2 39-2s28 1 40 2c0-4 0-8 0-11-19 0-27 0-28-11 0-23 0-45 0-67 0-30 0-41-11-54-5-6-16-13-37-13-29 0-45 21-50 35-5-31-31-35-47-35-26 0-42 15-52 37 0-12 0-25 0-37-17 1-33 3-50 4 0 4 0 7 0 11 25 0 28 3 28 20z">
              <text:p/>
            </draw:path>
            <draw:path draw:style-name="gr8" draw:text-style-name="P5" draw:layer="layout" svg:width="0.157cm" svg:height="0.16cm" svg:x="15.428cm" svg:y="5.072cm" svg:viewBox="0 0 158 161" svg:d="M102 131c1 14 11 29 27 29 8 0 29-5 29-34 0-7 0-13 0-19-3 0-6 0-9 0 0 6 0 12 0 19 0 21-9 23-12 23-12 0-13-16-13-18 0-24 0-47 0-70 0-15 0-28-13-41-14-14-31-20-48-20-29 0-53 17-53 40 0 10 7 16 16 16 10 0 16-7 16-16 0-4-2-16-18-16 10-12 27-16 38-16 17 0 37 14 37 45 0 4 0 9 0 13-18 1-42 2-64 13-27 11-35 30-35 45 0 29 34 37 56 37 23 0 39-14 46-30zM99 73c0 12 0 23 0 35 0 34-25 46-41 46-17 0-31-13-31-30 0-20 14-49 72-51z">
              <text:p/>
            </draw:path>
            <draw:path draw:style-name="gr8" draw:text-style-name="P5" draw:layer="layout" svg:width="0.176cm" svg:height="0.151cm" svg:x="15.593cm" svg:y="5.078cm" svg:viewBox="0 0 177 152" svg:d="M96 69c11-13 24-31 33-40 11-12 25-18 42-18 0-4 0-7 0-11-10 1-20 1-29 1-11 0-29 0-34-1 0 4 0 7 0 11 7 1 10 5 10 11s-3 10-5 12c-7 9-15 19-22 28-9-12-18-24-27-36-3-3-3-4-3-6 0-5 5-9 12-9 0-4 0-7 0-11-9 1-33 1-38 1-8 0-24 0-34-1 0 4 0 7 0 11 25 0 25 0 42 21 12 15 23 31 35 46-11 14-22 28-33 42-17 20-38 21-45 21 0 3 0 7 0 11 9-1 20-2 29-2 10 0 25 1 33 2 0-4 0-8 0-11-7-1-10-6-10-11 0-8 10-20 32-45 9 11 17 23 26 35 3 4 8 10 8 12 0 3-3 8-13 9 0 3 0 7 0 11 11-1 30-2 38-2 10 0 23 1 34 2 0-4 0-8 0-11-19 0-25-1-34-11-16-21-31-41-47-61z">
              <text:p/>
            </draw:path>
            <draw:path draw:style-name="gr8" draw:text-style-name="P5" draw:layer="layout" svg:width="0.151cm" svg:height="0.112cm" svg:x="15.091cm" svg:y="5.368cm" svg:viewBox="0 0 152 113" svg:d="M131 16c-10 3-13 13-13 18 0 8 6 13 14 13 10 0 20-8 20-22 0-16-16-25-32-25-13 0-23 6-30 13-10-11-27-13-37-13-35 0-53 29-53 38 0 5 4 5 8 5 5 0 6 0 8-4 7-22 27-28 36-28 16 0 16 9 16 13 0 3 0 4-2 13-3 12-6 24-9 36-4 13-5 16-9 21-3 3-8 8-15 8-1 0-8 0-12-4 10-4 13-14 13-19 0-8-6-13-14-13-10 0-20 8-20 22 0 16 16 25 32 25 14 0 24-8 29-13 11 12 29 13 37 13 36 0 54-29 54-38 0-5-4-5-8-5-5 0-6 0-8 4-7 23-27 28-36 28-16 0-16-9-16-13 0-3 0-4 2-13 3-12 6-23 9-35 3-14 4-17 9-22 2-2 7-8 15-8 2 0 8 1 12 5z">
              <text:p/>
            </draw:path>
            <draw:path draw:style-name="gr8" draw:text-style-name="P5" draw:layer="layout" svg:width="0.135cm" svg:height="0.16cm" svg:x="15.287cm" svg:y="5.337cm" svg:viewBox="0 0 136 161" svg:d="M126 87c4 0 10 0 10-6s-6-6-10-6c-38 0-76 0-114 0 3-36 33-63 72-63 14 0 28 0 42 0 4 0 10 0 10-6s-6-6-10-6c-14 0-29 0-43 0-46 0-83 36-83 80 0 46 37 81 83 81 14 0 29 0 43 0 4 0 10 0 10-6s-6-6-10-6c-14 0-28 0-42 0-39 0-69-27-72-62 38 0 76 0 114 0z">
              <text:p/>
            </draw:path>
            <draw:path draw:style-name="gr8" draw:text-style-name="P5" draw:layer="layout" svg:width="0.164cm" svg:height="0.167cm" svg:x="15.467cm" svg:y="5.311cm" svg:viewBox="0 0 165 168" svg:d="M85 88c3-2 3-3 3-4s-1-2-2-3c-18-24-37-48-55-72 21 0 41 0 62 0 40 0 58 6 64 48 3 0 5 0 8 0-2-19-5-38-7-57-50 0-101 0-151 0-6 0-7 1-7 7 22 29 45 58 67 87-21 22-43 44-64 66-3 3-3 3-3 5 0 3 3 3 7 3 50 0 101 0 151 0 2-20 5-40 7-59-3 0-5 0-8 0-5 42-27 45-44 46-9 1-10 1-21 1-24 0-49 0-73 0 22-23 44-46 66-68z">
              <text:p/>
            </draw:path>
            <draw:path draw:style-name="gr8" draw:text-style-name="P5" draw:layer="layout" svg:width="0.111cm" svg:height="0.157cm" svg:x="15.666cm" svg:y="5.285cm" svg:viewBox="0 0 112 158" svg:d="M112 25c0-18-18-25-34-25-23 0-45 24-50 45-9 37-19 73-28 110 0 2 2 3 4 3s3 0 4-3c4-15 7-30 11-44 7 10 17 15 29 15 31 0 59-19 59-44 0-12-6-20-16-27 9-5 21-16 21-30zM72 55c-3 0-6 1-9 1s-6-1-8-1c3-1 7-1 10-1s5 0 7 1zM99 22c0 12-6 23-16 29-4-2-13-3-18-3s-19 0-19 7c0 5 6 7 16 7s14-2 20-3c7 4 10 11 10 19 0 25-18 42-42 42-14 0-27-7-27-22 0-2 0-4 1-7 4-15 7-29 11-44 5-20 23-41 43-41 9 0 21 3 21 16z">
              <text:p/>
            </draw:path>
            <draw:path draw:style-name="gr8" draw:text-style-name="P5" draw:layer="layout" svg:width="0.123cm" svg:height="0.349cm" svg:x="15.841cm" svg:y="4.966cm" svg:viewBox="0 0 124 350" svg:d="M74 47c0-14 9-37 47-39 2 0 3-2 3-4 0-4-2-4-6-4-35 0-67 18-68 44 0 27 0 53 0 80 0 14 0 25-14 37-12 10-25 11-33 11-2 0-3 2-3 4 0 3 2 3 5 4 24 1 40 14 44 31 1 4 1 4 1 17 0 23 0 46 0 69 0 14 0 26 17 39 14 10 37 14 51 14 4 0 6 0 6-4 0-3-2-3-5-3-22-2-40-13-44-31-1-3-1-4-1-17 0-24 0-48 0-72 0-16-3-23-14-34-8-8-18-10-28-13 29-8 42-24 42-45 0-28 0-56 0-84z">
              <text:p/>
            </draw:path>
            <draw:path draw:style-name="gr8" draw:text-style-name="P5" draw:layer="layout" svg:width="0.274cm" svg:height="0.155cm" svg:x="16.002cm" svg:y="5.074cm" svg:viewBox="0 0 275 156" svg:d="M28 35c0 31 0 62 0 94 0 16-4 16-28 16 0 3 0 7 0 11 13-1 31-2 40-2s27 1 39 2c0-4 0-8 0-11-23 0-27 0-27-16 0-22 0-43 0-65 0-36 25-56 47-56 23 0 26 19 26 39 0 27 0 54 0 82 0 16-3 16-27 16 0 3 0 7 0 11 12-1 30-2 40-2 9 0 27 1 39 2 0-4 0-8 0-11-23 0-27 0-27-16 0-22 0-43 0-65 0-36 25-56 47-56s26 19 26 39c0 27 0 54 0 82 0 16-4 16-27 16 0 3 0 7 0 11 12-1 30-2 39-2 10 0 28 1 40 2 0-4 0-8 0-11-19 0-27 0-28-11 0-23 0-45 0-67 0-30 0-41-11-54-4-6-16-13-36-13-30 0-45 21-51 35-5-31-31-35-47-35-26 0-42 15-52 37 0-12 0-25 0-37-17 1-33 3-50 4 0 4 0 7 0 11 25 0 28 3 28 20z">
              <text:p/>
            </draw:path>
            <draw:path draw:style-name="gr8" draw:text-style-name="P5" draw:layer="layout" svg:width="0.074cm" svg:height="0.234cm" svg:x="16.296cm" svg:y="4.995cm" svg:viewBox="0 0 75 235" svg:d="M50 79c-16 1-33 3-49 4 0 4 0 7 0 11 23 0 26 2 26 19 0 31 0 63 0 95 0 16-4 16-27 16 0 3 0 7 0 11 11-1 30-2 38-2 12 0 25 1 37 2 0-4 0-8 0-11-23 0-25-2-25-16 0-43 0-86 0-129zM52 18c0-11-9-18-19-18-11 0-19 9-19 18 0 10 8 19 19 19 10 0 19-8 19-19z">
              <text:p/>
            </draw:path>
            <draw:path draw:style-name="gr8" draw:text-style-name="P5" draw:layer="layout" svg:width="0.176cm" svg:height="0.155cm" svg:x="16.393cm" svg:y="5.074cm" svg:viewBox="0 0 177 156" svg:d="M27 35c0 31 0 62 0 94 0 16-4 16-27 16 0 3 0 7 0 11 12-1 30-2 39-2 10 0 28 1 40 2 0-4 0-8 0-11-24 0-28 0-28-16 0-22 0-43 0-65 0-36 25-56 48-56 22 0 26 19 26 39 0 27 0 54 0 82 0 16-4 16-28 16 0 3 0 7 0 11 13-1 31-2 40-2s28 1 40 2c0-4 0-8 0-11-19 0-28 0-28-11 0-23 0-45 0-67 0-30 0-41-11-54-5-6-16-13-37-13-25 0-42 15-52 37 0-12 0-25 0-37-16 1-33 3-49 4 0 4 0 7 0 11 24 0 27 3 27 20z">
              <text:p/>
            </draw:path>
            <draw:path draw:style-name="gr8" draw:text-style-name="P5" draw:layer="layout" svg:width="0.124cm" svg:height="0.349cm" svg:x="16.601cm" svg:y="4.966cm" svg:viewBox="0 0 125 350" svg:d="M74 47c0-14 9-37 48-39 1 0 3-2 3-4 0-4-3-4-7-4-35 0-67 18-67 44 0 27 0 53 0 80 0 14 0 25-14 37-13 10-26 11-34 11-2 0-3 2-3 4 0 3 2 3 6 4 23 1 40 14 44 31 1 4 1 4 1 17 0 23 0 46 0 69 0 14 0 26 17 39 13 10 36 14 50 14 4 0 7 0 7-4 0-3-2-3-6-3-22-2-39-13-44-31-1-3-1-4-1-17 0-24 0-48 0-72 0-16-3-22-14-34-7-7-17-10-27-13 29-8 41-24 41-45 0-28 0-56 0-84z">
              <text:p/>
            </draw:path>
            <draw:path draw:style-name="gr8" draw:text-style-name="P5" draw:layer="layout" svg:width="0.183cm" svg:height="0.223cm" svg:x="16.74cm" svg:y="5.074cm" svg:viewBox="0 0 184 224" svg:d="M27 198c-3 12-3 15-19 15-4 0-8 0-8 6 0 3 2 5 5 5 9 0 19-1 29-1 12 0 24 1 35 1 2 0 6 0 6-7 0-4-3-4-8-4-18 0-18-3-18-6 0-4 15-61 18-70 4 10 14 22 32 22 41 0 85-51 85-102 0-33-20-57-47-57-18 0-35 13-46 27-4-19-19-27-32-27-16 0-23 14-26 20-6 12-11 33-11 34 0 4 4 4 5 4 3 0 3 0 6-8 5-25 13-42 25-42 6 0 11 3 11 16 0 8-1 12-2 18-13 52-27 104-40 156zM89 46c3-10 12-19 18-25 13-10 23-13 29-13 14 0 22 12 22 33s-11 61-18 74c-12 25-28 37-41 37-24 0-28-29-28-32 0-2 0-1 1-5 6-23 11-46 17-69z">
              <text:p/>
            </draw:path>
            <draw:path draw:style-name="gr8" draw:text-style-name="P5" draw:layer="layout" svg:width="0.081cm" svg:height="0.349cm" svg:x="16.963cm" svg:y="4.966cm" svg:viewBox="0 0 82 350" svg:d="M82 347c0-1 0-2-6-8-44-44-56-110-56-163 0-61 14-122 57-166 5-5 5-5 5-6 0-3-2-4-4-4-3 0-35 24-56 69-18 38-22 77-22 107 0 27 4 70 23 108 21 43 52 66 55 66 2 0 4-1 4-3z">
              <text:p/>
            </draw:path>
            <draw:path draw:style-name="gr8" draw:text-style-name="P5" draw:layer="layout" svg:width="0.198cm" svg:height="0.16cm" svg:x="17.078cm" svg:y="5.071cm" svg:viewBox="0 0 199 161" svg:d="M175 18c-12 3-19 15-19 24 0 8 6 16 18 16s25-10 25-27c0-19-19-31-40-31-20 0-33 15-38 21-8-15-28-21-48-21-44 0-68 43-68 55 0 5 5 5 8 5 4 0 7 0 8-5 11-32 36-43 50-43s20 7 20 18c0 7-5 26-8 39-4 16-8 32-12 48-5 21-18 32-30 32-2 0-10 0-17-6 13-3 19-15 19-24 0-8-6-16-17-16-13 0-26 10-26 27 0 19 19 31 40 31 20 0 33-15 38-21 9 15 28 21 48 21 45 0 69-43 69-54 0-5-6-5-9-5-4 0-7 0-8 4-10 32-35 43-50 43-13 0-20-7-20-18 0-7 5-26 8-39 3-9 11-42 12-48 6-21 18-32 30-32 2 0 10 0 17 6z">
              <text:p/>
            </draw:path>
            <draw:path draw:style-name="gr8" draw:text-style-name="P5" draw:layer="layout" svg:width="0.013cm" svg:height="0.349cm" svg:x="17.338cm" svg:y="4.966cm" svg:viewBox="0 0 14 350" svg:d="M14 13c0-6 0-13-7-13s-7 7-7 13c0 108 0 217 0 325 0 6 0 12 7 12s7-6 7-12c0-108 0-217 0-325z">
              <text:p/>
            </draw:path>
            <draw:path draw:style-name="gr8" draw:text-style-name="P5" draw:layer="layout" svg:width="0.215cm" svg:height="0.16cm" svg:x="17.405cm" svg:y="5.071cm" svg:viewBox="0 0 216 161" svg:d="M187 47c2-10 7-26 7-29 0-7-6-15-17-15-6 0-19 3-23 18-2 5-17 69-20 80-2 8-5 19-5 25-7 8-20 23-38 23-21 0-21-18-21-26 0-21 10-49 20-74 4-9 5-12 5-18 0-20-21-31-40-31-37 0-55 48-55 55 0 5 6 5 9 5 4 0 6 0 8-5 11-39 30-43 36-43 2 0 6 0 6 8s-4 18-6 22c-14 37-21 56-21 74 0 40 35 45 56 45 10 0 25-1 44-19 12 17 32 19 40 19 13 0 24-7 31-20 9-14 13-33 13-34 0-5-5-5-8-5-4 0-5 0-7 1-1 1-1 2-3 11-7 27-15 35-24 35-5 0-8-4-8-13 0-6 2-12 5-26 3-10 6-24 8-32 3-10 5-21 8-31z">
              <text:p/>
            </draw:path>
            <draw:path draw:style-name="gr8" draw:text-style-name="P5" draw:layer="layout" svg:width="0.113cm" svg:height="0.167cm" svg:x="17.646cm" svg:y="5.119cm" svg:viewBox="0 0 114 168" svg:d="M114 85c0-27-3-47-14-64-8-11-23-21-43-21-57 0-57 67-57 85 0 17 0 83 57 83s57-66 57-83zM57 161c-11 0-26-6-31-27-3-14-3-34-3-52s0-37 3-51c5-19 21-24 31-24 13 0 26 8 31 22 4 14 4 31 4 53 0 18 0 36-3 51-5 23-22 28-32 28z">
              <text:p/>
            </draw:path>
            <draw:path draw:style-name="gr8" draw:text-style-name="P5" draw:layer="layout" svg:width="0.081cm" svg:height="0.349cm" svg:x="17.811cm" svg:y="4.966cm" svg:viewBox="0 0 82 350" svg:d="M82 176c0-28-4-70-24-110-21-43-51-66-54-66s-4 2-4 4c0 1 0 1 7 8 34 35 54 90 54 164 0 60-13 121-56 165-5 4-5 5-5 6 0 2 1 3 4 3s35-24 55-68c18-38 23-77 23-106z">
              <text:p/>
            </draw:path>
            <draw:path draw:style-name="gr8" draw:text-style-name="P5" draw:layer="layout" svg:width="0.04cm" svg:height="0.104cm" svg:x="17.958cm" svg:y="5.192cm" svg:viewBox="0 0 41 105" svg:d="M41 37c0-23-9-37-23-37-11 0-18 9-18 19 0 9 7 19 18 19 5 0 9-2 13-5 1-1 1-1 2-1 0 2 0 0 0 5 0 26-12 47-24 59-4 4-4 4-4 5 0 3 2 4 4 4 4 0 32-27 32-68z">
              <text:p/>
            </draw:path>
            <draw:path draw:style-name="gr8" draw:text-style-name="P5" draw:layer="layout" svg:width="0.182cm" svg:height="0.223cm" svg:x="18.073cm" svg:y="5.074cm" svg:viewBox="0 0 183 224" svg:d="M27 198c-3 12-4 15-19 15-5 0-8 0-8 6 0 3 1 5 4 5 10 0 20-1 30-1 11 0 23 1 34 1 2 0 7 0 7-7 0-4-4-4-9-4-17 0-17-3-17-6 0-4 15-61 17-70 5 10 14 22 32 22 41 0 85-51 85-102 0-33-20-57-47-57-17 0-34 13-46 27-3-19-18-27-31-27-17 0-23 14-26 20-7 12-11 33-11 34 0 4 3 4 4 4 3 0 4 0 6-8 6-25 13-42 26-42 6 0 10 3 10 16 0 8-1 12-2 18-13 52-26 104-39 156zM88 46c3-10 12-19 19-25 12-10 22-13 28-13 14 0 23 12 23 33s-12 61-18 74c-12 25-29 37-42 37-23 0-28-29-28-32 0-2 0-1 1-5 6-23 11-46 17-69z">
              <text:p/>
            </draw:path>
            <draw:path draw:style-name="gr8" draw:text-style-name="P5" draw:layer="layout" svg:width="0.081cm" svg:height="0.349cm" svg:x="18.295cm" svg:y="4.966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8" draw:text-style-name="P5" draw:layer="layout" svg:width="0.198cm" svg:height="0.16cm" svg:x="18.411cm" svg:y="5.071cm" svg:viewBox="0 0 199 161" svg:d="M175 18c-13 3-19 15-19 24 0 8 6 16 17 16 13 0 26-10 26-27 0-19-19-31-41-31-20 0-33 15-37 21-9-15-29-21-49-21-44 0-68 43-68 55 0 5 5 5 9 5s6 0 8-5c10-32 35-43 50-43 13 0 19 7 19 18 0 7-5 26-8 39-4 16-8 32-12 48-5 21-18 32-30 32-1 0-9 0-16-6 12-3 18-15 18-24 0-8-5-16-17-16s-25 10-25 27c0 19 18 31 40 31 20 0 33-15 37-21 9 15 29 21 49 21 44 0 68-43 68-54 0-5-5-5-8-5-5 0-7 0-9 4-10 32-35 43-49 43s-20-7-20-18c0-7 4-26 8-39 2-9 10-42 12-48 5-21 17-32 30-32 1 0 10 0 17 6z">
              <text:p/>
            </draw:path>
            <draw:path draw:style-name="gr8" draw:text-style-name="P5" draw:layer="layout" svg:width="0.013cm" svg:height="0.349cm" svg:x="18.671cm" svg:y="4.966cm" svg:viewBox="0 0 14 350" svg:d="M14 13c0-6 0-13-7-13s-7 7-7 13c0 108 0 217 0 325 0 6 0 12 7 12s7-6 7-12c0-108 0-217 0-325z">
              <text:p/>
            </draw:path>
            <draw:path draw:style-name="gr8" draw:text-style-name="P5" draw:layer="layout" svg:width="0.215cm" svg:height="0.16cm" svg:x="18.738cm" svg:y="5.071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s-5 0-7 1c0 1 0 2-2 11-8 27-15 35-24 35-6 0-8-4-8-13 0-6 1-12 4-26 3-10 6-24 8-32 3-10 5-21 8-31z">
              <text:p/>
            </draw:path>
            <draw:path draw:style-name="gr8" draw:text-style-name="P5" draw:layer="layout" svg:width="0.088cm" svg:height="0.162cm" svg:x="18.993cm" svg:y="5.119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9cm" svg:x="19.143cm" svg:y="4.966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8" draw:text-style-name="P5" draw:layer="layout" svg:width="0.124cm" svg:height="0.349cm" svg:x="19.285cm" svg:y="4.966cm" svg:viewBox="0 0 125 350" svg:d="M51 304c0 14-9 36-48 39-1 0-3 1-3 3 0 4 4 4 7 4 34 0 67-17 67-44 0-26 0-53 0-79 0-13 0-25 15-36 12-10 25-11 33-11 2-1 3-2 3-4 0-4-2-4-6-4-23-2-40-14-43-31-2-4-2-5-2-18 0-23 0-46 0-69 0-15 0-26-16-39-14-11-39-15-51-15-3 0-7 0-7 4s2 4 6 4c22 1 39 13 44 30 1 4 1 4 1 17 0 25 0 49 0 74 0 16 3 22 14 33 7 7 18 11 27 14-28 8-41 24-41 44 0 28 0 56 0 84z">
              <text:p/>
            </draw:path>
            <draw:path draw:style-name="gr8" draw:text-style-name="P5" draw:layer="layout" svg:width="0.124cm" svg:height="0.349cm" svg:x="19.461cm" svg:y="4.966cm" svg:viewBox="0 0 125 350" svg:d="M51 304c0 14-10 36-48 39-2 0-3 1-3 3 0 4 4 4 7 4 34 0 67-17 67-44 0-26 0-53 0-79 0-13 0-25 14-36 13-10 26-11 34-11 1-1 3-2 3-4 0-4-2-4-6-4-23-2-40-14-44-31-1-4-1-5-1-18 0-23 0-46 0-69 0-15 0-26-17-39-14-11-38-15-50-15-3 0-7 0-7 4s2 4 6 4c22 1 39 13 44 30 1 4 1 4 1 17 0 25 0 49 0 74 0 16 2 22 14 33 7 7 17 11 27 14-29 8-41 24-41 44 0 28 0 56 0 84z">
              <text:p/>
            </draw:path>
          </draw:g>
        </draw:g>
        <draw:custom-shape draw:style-name="gr21" draw:text-style-name="P8" draw:layer="layout" svg:width="0.2cm" svg:height="0.2cm" svg:x="13.709cm" svg:y="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2cm" svg:height="0.2cm" svg:x="14.209cm" svg:y="5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5.11cm" svg:y="5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3.9cm" svg:y1="6.001cm" svg:x2="14.2cm" svg:y2="6.001cm">
          <text:p/>
        </draw:line>
        <draw:line draw:style-name="gr24" draw:text-style-name="P6" draw:layer="layout" svg:x1="15.1cm" svg:y1="6.001cm" svg:x2="14.4cm" svg:y2="6.001cm">
          <text:p/>
        </draw:line>
        <draw:g draw:style-name="gr7">
          <svg:title>TexMaths</svg:title>
          <svg:desc>10§display§\bm{u}_0§svg§600§TRUE§</svg:desc>
          <draw:g>
            <draw:path draw:style-name="gr8" draw:text-style-name="P5" draw:layer="layout" svg:width="0.214cm" svg:height="0.159cm" svg:x="13.584cm" svg:y="5.63cm" svg:viewBox="0 0 215 160" svg:d="M187 47c2-9 6-26 6-29 0-7-5-15-16-15-6 0-19 3-23 19-2 4-17 68-20 79-2 8-5 19-6 24-6 8-20 23-37 23-21 0-21-18-21-26 0-20 10-48 20-73 4-9 5-11 5-17 0-21-21-32-40-32-37 0-55 48-55 55 0 5 6 5 9 5 4 0 7 0 8-5 11-39 30-42 36-42 3 0 6 0 6 7 0 8-4 18-6 22-14 37-21 57-21 74 0 39 35 44 56 44 10 0 25-1 44-19 12 17 32 19 40 19 13 0 23-7 30-20 9-14 13-32 13-33 0-5-5-5-8-5-4 0-6 0-7 1s-1 2-3 11c-6 26-14 34-23 34-5 0-8-4-8-13 0-6 1-12 5-25 2-10 6-24 8-31 2-11 5-22 8-32z">
              <text:p/>
            </draw:path>
            <draw:path draw:style-name="gr8" draw:text-style-name="P5" draw:layer="layout" svg:width="0.113cm" svg:height="0.166cm" svg:x="13.824cm" svg:y="5.678cm" svg:viewBox="0 0 114 167" svg:d="M114 85c0-27-3-47-15-64-7-11-23-21-42-21-57 0-57 67-57 85 0 17 0 82 57 82s57-65 57-82zM57 160c-11 0-26-7-31-27-4-13-4-33-4-51s0-37 4-50c5-20 21-25 31-25 13 0 26 8 30 22s4 31 4 53c0 18 0 36-3 50-5 23-21 28-31 28z">
              <text:p/>
            </draw:path>
          </draw:g>
        </draw:g>
        <draw:g draw:style-name="gr7">
          <svg:title>TexMaths</svg:title>
          <svg:desc>10§display§\bm{u}_1§svg§600§TRUE§</svg:desc>
          <draw:g>
            <draw:path draw:style-name="gr8" draw:text-style-name="P5" draw:layer="layout" svg:width="0.214cm" svg:height="0.159cm" svg:x="15.085cm" svg:y="5.635cm" svg:viewBox="0 0 215 160" svg:d="M186 47c3-9 6-26 6-29 0-7-4-15-15-15-6 0-19 3-23 19-2 4-18 68-20 79-3 8-5 17-6 24-6 8-20 23-38 23-20 0-21-18-21-26 0-20 11-48 21-73 4-9 5-11 5-17 0-21-21-32-40-32-37 0-55 48-55 55 0 5 6 5 9 5 4 0 6 0 8-5 11-39 30-42 36-42 2 0 6 0 6 7 0 8-4 18-6 22-14 37-21 57-21 74 0 39 35 44 56 44 10 0 25-1 44-19 11 17 32 19 40 19 13 0 22-7 30-20 8-14 13-32 13-33 0-5-5-5-9-5-3 0-5 0-7 1 0 1 0 2-2 11-7 26-14 34-23 34-5 0-8-4-8-13 0-6 1-12 5-25 2-10 6-24 7-31 2-11 5-22 8-32z">
              <text:p/>
            </draw:path>
            <draw:path draw:style-name="gr8" draw:text-style-name="P5" draw:layer="layout" svg:width="0.088cm" svg:height="0.161cm" svg:x="15.339cm" svg:y="5.683cm" svg:viewBox="0 0 89 162" svg:d="M55 7c0-7-1-7-7-7-16 16-38 16-48 16 0 3 0 6 0 9 5 0 22 0 35-7 0 41 0 83 0 124 0 8 0 11-24 11-3 0-7 0-10 0 0 3 0 6 0 9 5 0 35-1 44-1 8 0 38 1 44 1 0-3 0-6 0-9-4 0-7 0-10 0-24 0-24-3-24-11 0-45 0-90 0-135z">
              <text:p/>
            </draw:path>
          </draw:g>
        </draw:g>
        <draw:g draw:style-name="gr7">
          <svg:title>TexMaths</svg:title>
          <svg:desc>10§display§\bm{x}§svg§600§TRUE§</svg:desc>
          <draw:g>
            <draw:path draw:style-name="gr8" draw:text-style-name="P5" draw:layer="layout" svg:width="0.196cm" svg:height="0.159cm" svg:x="14.23cm" svg:y="5.685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custom-shape draw:style-name="gr25" draw:text-style-name="P6" draw:layer="layout" svg:width="1.6cm" svg:height="1.6cm" svg:x="13.8cm" svg:y="6.601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4.2cm" svg:y1="6.601cm" svg:x2="14.2cm" svg:y2="8.201cm">
          <text:p/>
        </draw:line>
        <draw:line draw:style-name="gr16" draw:text-style-name="P6" draw:layer="layout" svg:x1="14.6cm" svg:y1="6.601cm" svg:x2="14.6cm" svg:y2="8.201cm">
          <text:p/>
        </draw:line>
        <draw:line draw:style-name="gr16" draw:text-style-name="P6" draw:layer="layout" svg:x1="15cm" svg:y1="6.601cm" svg:x2="15cm" svg:y2="8.201cm">
          <text:p/>
        </draw:line>
        <draw:line draw:style-name="gr16" draw:text-style-name="P6" draw:layer="layout" svg:x1="13.8cm" svg:y1="6.601cm" svg:x2="15.4cm" svg:y2="8.201cm">
          <text:p/>
        </draw:line>
        <draw:line draw:style-name="gr16" draw:text-style-name="P6" draw:layer="layout" svg:x1="14.2cm" svg:y1="6.601cm" svg:x2="15.4cm" svg:y2="7.801cm">
          <text:p/>
        </draw:line>
        <draw:line draw:style-name="gr16" draw:text-style-name="P6" draw:layer="layout" svg:x1="14.6cm" svg:y1="6.601cm" svg:x2="15.4cm" svg:y2="7.401cm">
          <text:p/>
        </draw:line>
        <draw:line draw:style-name="gr16" draw:text-style-name="P6" draw:layer="layout" svg:x1="15cm" svg:y1="6.601cm" svg:x2="15.4cm" svg:y2="7.001cm">
          <text:p/>
        </draw:line>
        <draw:line draw:style-name="gr16" draw:text-style-name="P6" draw:layer="layout" svg:x1="13.8cm" svg:y1="7.001cm" svg:x2="15cm" svg:y2="8.201cm">
          <text:p/>
        </draw:line>
        <draw:line draw:style-name="gr16" draw:text-style-name="P6" draw:layer="layout" svg:x1="13.8cm" svg:y1="7.401cm" svg:x2="14.6cm" svg:y2="8.201cm">
          <text:p/>
        </draw:line>
        <draw:line draw:style-name="gr16" draw:text-style-name="P6" draw:layer="layout" svg:x1="13.8cm" svg:y1="7.801cm" svg:x2="14.2cm" svg:y2="8.201cm">
          <text:p/>
        </draw:line>
        <draw:line draw:style-name="gr16" draw:text-style-name="P6" draw:layer="layout" svg:x1="14.6cm" svg:y1="6.601cm" svg:x2="15.4cm" svg:y2="7.001cm">
          <text:p/>
        </draw:line>
        <draw:line draw:style-name="gr16" draw:text-style-name="P6" draw:layer="layout" svg:x1="14.2cm" svg:y1="6.601cm" svg:x2="15cm" svg:y2="7.001cm">
          <text:p/>
        </draw:line>
        <draw:line draw:style-name="gr16" draw:text-style-name="P6" draw:layer="layout" svg:x1="13.8cm" svg:y1="6.601cm" svg:x2="14.6cm" svg:y2="7.001cm">
          <text:p/>
        </draw:line>
        <draw:line draw:style-name="gr16" draw:text-style-name="P6" draw:layer="layout" svg:x1="13.8cm" svg:y1="7.001cm" svg:x2="14.6cm" svg:y2="7.401cm">
          <text:p/>
        </draw:line>
        <draw:line draw:style-name="gr16" draw:text-style-name="P6" draw:layer="layout" svg:x1="14.2cm" svg:y1="7.001cm" svg:x2="15cm" svg:y2="7.401cm">
          <text:p/>
        </draw:line>
        <draw:line draw:style-name="gr16" draw:text-style-name="P6" draw:layer="layout" svg:x1="14.6cm" svg:y1="7.001cm" svg:x2="15.4cm" svg:y2="7.401cm">
          <text:p/>
        </draw:line>
        <draw:line draw:style-name="gr16" draw:text-style-name="P6" draw:layer="layout" svg:x1="14.6cm" svg:y1="7.401cm" svg:x2="15.4cm" svg:y2="7.801cm">
          <text:p/>
        </draw:line>
        <draw:line draw:style-name="gr16" draw:text-style-name="P6" draw:layer="layout" svg:x1="14.2cm" svg:y1="7.401cm" svg:x2="15cm" svg:y2="7.801cm">
          <text:p/>
        </draw:line>
        <draw:line draw:style-name="gr16" draw:text-style-name="P6" draw:layer="layout" svg:x1="13.8cm" svg:y1="7.401cm" svg:x2="14.6cm" svg:y2="7.801cm">
          <text:p/>
        </draw:line>
        <draw:line draw:style-name="gr16" draw:text-style-name="P6" draw:layer="layout" svg:x1="13.8cm" svg:y1="7.801cm" svg:x2="14.6cm" svg:y2="8.201cm">
          <text:p/>
        </draw:line>
        <draw:line draw:style-name="gr16" draw:text-style-name="P6" draw:layer="layout" svg:x1="14.2cm" svg:y1="7.801cm" svg:x2="15cm" svg:y2="8.201cm">
          <text:p/>
        </draw:line>
        <draw:line draw:style-name="gr16" draw:text-style-name="P6" draw:layer="layout" svg:x1="14.6cm" svg:y1="7.801cm" svg:x2="15.4cm" svg:y2="8.201cm">
          <text:p/>
        </draw:line>
        <draw:g draw:style-name="gr7">
          <svg:title>TexMaths</svg:title>
          <svg:desc>10§display§\bm{x}§svg§600§TRUE§</svg:desc>
          <draw:g>
            <draw:path draw:style-name="gr8" draw:text-style-name="P5" draw:layer="layout" svg:width="0.196cm" svg:height="0.159cm" svg:x="14.531cm" svg:y="6.386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g draw:style-name="gr7">
          <svg:title>TexMaths</svg:title>
          <svg:desc>10§display§\bm{u}_k§svg§600§TRUE§</svg:desc>
          <draw:g>
            <draw:path draw:style-name="gr8" draw:text-style-name="P5" draw:layer="layout" svg:width="0.214cm" svg:height="0.159cm" svg:x="13.387cm" svg:y="7.281cm" svg:viewBox="0 0 215 160" svg:d="M186 47c3-10 6-26 6-29 0-7-5-15-15-15-6 0-19 3-24 18-1 5-17 69-20 80-2 7-4 17-5 24-6 8-20 22-38 22-20 0-21-17-21-25 0-21 11-48 21-73 4-9 5-12 5-18 0-20-21-31-40-31-37 0-55 48-55 55 0 4 5 4 9 4s6 0 8-4c11-39 30-42 36-42 2 0 6 0 6 7 0 8-4 18-6 22-15 37-21 56-21 72 0 40 35 46 56 46 10 0 25-2 44-19 11 17 32 19 40 19 13 0 22-7 30-20 8-14 13-33 13-34 0-5-5-5-9-5-3 0-5 0-7 2 0 1 0 2-2 9-7 28-14 35-23 35-5 0-8-3-8-13 0-6 1-11 5-25 2-9 6-23 7-31 2-11 5-21 8-31z">
              <text:p/>
            </draw:path>
            <draw:path draw:style-name="gr8" draw:text-style-name="P5" draw:layer="layout" svg:width="0.12cm" svg:height="0.17cm" svg:x="13.632cm" svg:y="7.322cm" svg:viewBox="0 0 121 171" svg:d="M59 7c0-1 1-3 1-4s-1-3-4-3c-5 0-26 2-32 2-2 0-5 1-5 6 0 3 3 3 6 3 12 0 12 2 12 4s0 3-1 5c-12 46-23 92-35 138-1 4-1 4-1 5 0 4 3 8 9 8s9-5 11-10c0-1 11-44 12-48 17 2 31 8 31 20 0 2 0 3 0 5-1 4-1 5-1 8 0 17 14 25 26 25 24 0 20-24 31-37 0-4-3-4-4-4-3 0-4 2-5 6-3 11-9 28-21 28-7 0-9-6-9-13 0-4 0-4 1-11 1 0 2-5 2-7 0-22-30-25-40-26 7-4 16-12 20-15 13-12 25-24 39-24 3 0 6 1 8 4-11 1-13 10-13 13 0 6 4 9 10 9 7 0 14-5 14-15 0-8-6-17-19-17-14 0-27 10-39 21-10 10-19 18-29 22 8-33 17-66 25-98z">
              <text:p/>
            </draw:path>
          </draw:g>
        </draw:g>
        <draw:g draw:style-name="gr7">
          <svg:title>TexMaths</svg:title>
          <svg:desc>10§display§(\bm{u}_0 \neq \bm{u}_1)§svg§600§TRUE§</svg:desc>
          <draw:g>
            <draw:path draw:style-name="gr8" draw:text-style-name="P5" draw:layer="layout" svg:width="0.08cm" svg:height="0.349cm" svg:x="18.229cm" svg:y="5.468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5" draw:layer="layout" svg:width="0.215cm" svg:height="0.16cm" svg:x="18.342cm" svg:y="5.573cm" svg:viewBox="0 0 216 161" svg:d="M186 47c3-10 7-27 7-29 0-7-5-16-16-16-6 0-19 4-24 19-1 5-17 68-20 80-2 8-4 18-5 25-6 8-20 22-38 22-20 0-21-17-21-25 0-22 11-49 21-74 3-9 4-12 4-18 0-20-20-31-39-31-37 0-55 47-55 54 0 5 5 5 8 5 5 0 7 0 9-4 11-39 30-43 36-43 2 0 6 0 6 8s-5 18-6 22c-15 37-21 56-21 73 0 40 35 46 55 46 11 0 26-1 45-19 11 17 32 19 40 19 13 0 23-7 31-20 8-14 13-33 13-35 0-5-5-5-8-5-4 0-6 0-7 2-1 1-1 2-3 10-7 28-15 35-24 35-5 0-8-3-8-13 0-6 1-11 5-25 2-10 6-24 7-32 3-11 5-21 8-31z">
              <text:p/>
            </draw:path>
            <draw:path draw:style-name="gr8" draw:text-style-name="P5" draw:layer="layout" svg:width="0.113cm" svg:height="0.167cm" svg:x="18.583cm" svg:y="5.621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8" draw:text-style-name="P5" draw:layer="layout" svg:width="0.174cm" svg:height="0.325cm" svg:x="18.874cm" svg:y="5.48cm" svg:viewBox="0 0 175 326" svg:d="M172 14c3-5 3-6 3-7 0-2-2-7-7-7-4 0-5 2-8 7-52 102-105 203-157 305-3 5-3 6-3 7 0 3 2 7 7 7 4 0 5-2 8-7 52-102 105-203 157-305z">
              <text:p/>
            </draw:path>
            <draw:path draw:style-name="gr8" draw:text-style-name="P5" draw:layer="layout" svg:width="0.232cm" svg:height="0.082cm" svg:x="18.845cm" svg:y="5.602cm" svg:viewBox="0 0 233 83" svg:d="M221 15c5 0 12-1 12-8s-7-7-11-7c-70 0-141 0-211 0-5 0-11 0-11 7s6 8 12 8c70 0 139 0 209 0zM222 83c4 0 11 0 11-7 0-8-7-8-12-8-70 0-139 0-209 0-6 0-12 0-12 8 0 7 6 7 11 7 70 0 141 0 211 0z">
              <text:p/>
            </draw:path>
            <draw:path draw:style-name="gr8" draw:text-style-name="P5" draw:layer="layout" svg:width="0.215cm" svg:height="0.16cm" svg:x="19.206cm" svg:y="5.573cm" svg:viewBox="0 0 216 161" svg:d="M186 47c3-10 7-27 7-29 0-7-6-16-17-16-5 0-18 4-23 19-1 5-17 68-20 80-2 8-4 18-5 25-6 8-20 22-38 22-21 0-21-17-21-25 0-22 11-49 21-74 3-9 4-12 4-18 0-20-20-31-39-31-38 0-55 47-55 54 0 5 5 5 8 5 5 0 7 0 8-4 12-39 31-43 37-43 2 0 6 0 6 8s-5 18-6 22c-15 37-22 56-22 73 0 40 36 46 56 46 10 0 26-1 45-19 11 17 32 19 40 19 13 0 23-7 30-20 9-14 14-33 14-35 0-5-5-5-9-5-3 0-5 0-7 2 0 1 0 2-2 10-7 28-15 35-24 35-6 0-8-3-8-13 0-6 1-11 5-25 2-10 5-24 7-32 3-11 5-21 8-31z">
              <text:p/>
            </draw:path>
            <draw:path draw:style-name="gr8" draw:text-style-name="P5" draw:layer="layout" svg:width="0.088cm" svg:height="0.162cm" svg:x="19.461cm" svg:y="5.621cm" svg:viewBox="0 0 89 163" svg:d="M55 7c0-7 0-7-7-7-16 15-38 15-48 15 0 3 0 6 0 9 5 0 22 0 35-7 0 42 0 84 0 126 0 8 0 11-24 11-3 0-7 0-10 0 0 3 0 6 0 9 5-1 35-1 44-1 8 0 39 0 44 1 0-3 0-6 0-9-3 0-6 0-9 0-25 0-25-3-25-11 0-46 0-91 0-136z">
              <text:p/>
            </draw:path>
            <draw:path draw:style-name="gr8" draw:text-style-name="P5" draw:layer="layout" svg:width="0.081cm" svg:height="0.349cm" svg:x="19.611cm" svg:y="5.46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6" draw:layer="layout" svg:x1="15.8cm" svg:y1="6.801cm" svg:x2="16.2cm" svg:y2="7.201cm">
          <text:p/>
        </draw:line>
        <draw:g draw:style-name="gr7">
          <svg:title>TexMaths</svg:title>
          <svg:desc>10§display§p_{\rm t} 
p(x_j | u_i)§svg§600§TRUE§</svg:desc>
          <draw:g>
            <draw:path draw:style-name="gr8" draw:text-style-name="P5" draw:layer="layout" svg:width="0.183cm" svg:height="0.221cm" svg:x="16.766cm" svg:y="6.93cm" svg:viewBox="0 0 184 222" svg:d="M27 197c-3 12-3 14-19 14-4 0-8 0-8 7 0 3 2 4 5 4 9 0 19-1 29-1 12 0 24 1 35 1 2 0 6 0 6-7 0-4-3-4-8-4-18 0-18-2-18-5 0-5 15-61 18-69 4 10 14 22 32 22 41 0 85-51 85-103 0-33-20-56-47-56-18 0-35 13-46 26-4-18-19-26-32-26-16 0-23 14-26 20-6 12-11 33-11 34 0 4 4 4 5 4 3 0 3-1 6-8 6-25 13-42 25-42 6 0 11 3 11 16 0 8-1 12-2 18-13 52-27 104-40 155zM89 46c3-10 12-20 18-25 13-11 23-13 29-13 14 0 22 12 22 33s-11 61-18 74c-12 25-28 36-41 36-24 0-28-29-28-31 0-1 0-1 1-6 6-23 11-46 17-68z">
              <text:p/>
            </draw:path>
            <draw:path draw:style-name="gr8" draw:text-style-name="P5" draw:layer="layout" svg:width="0.084cm" svg:height="0.152cm" svg:x="16.961cm" svg:y="6.987cm" svg:viewBox="0 0 85 153" svg:d="M43 54c13 0 25 0 38 0 0-3 0-6 0-9-13 0-25 0-38 0 0-15 0-30 0-45-3 0-6 0-9 0 0 22-10 46-34 47 0 2 0 5 0 7 8 0 15 0 23 0 0 22 0 44 0 66 0 28 21 33 35 33 16 0 27-14 27-33 0-5 0-10 0-14-3 0-5 0-8 0 0 4 0 9 0 14 0 16-8 25-17 25-17 0-17-20-17-25 0-22 0-44 0-66z">
              <text:p/>
            </draw:path>
            <draw:path draw:style-name="gr8" draw:text-style-name="P5" draw:layer="layout" svg:width="0.183cm" svg:height="0.221cm" svg:x="17.07cm" svg:y="6.93cm" svg:viewBox="0 0 184 222" svg:d="M27 197c-2 12-3 14-19 14-4 0-8 0-8 7 0 3 2 4 5 4 9 0 20-1 29-1 12 0 24 1 35 1 2 0 6 0 6-7 0-4-3-4-8-4-18 0-18-2-18-5 0-5 15-61 18-69 4 10 14 22 32 22 41 0 85-51 85-103 0-33-20-56-47-56-18 0-34 13-46 26-4-18-19-26-32-26-16 0-23 14-26 20-6 12-11 33-11 34 0 4 4 4 5 4 3 0 4-1 6-8 6-25 13-42 25-42 6 0 11 3 11 16 0 8-1 12-2 18-13 52-27 104-40 155zM89 46c3-10 12-20 18-25 13-11 23-13 29-13 14 0 22 12 22 33s-11 61-18 74c-11 25-28 36-41 36-24 0-28-29-28-31 0-1 0-1 1-6 6-23 11-46 17-68z">
              <text:p/>
            </draw:path>
            <draw:path draw:style-name="gr8" draw:text-style-name="P5" draw:layer="layout" svg:width="0.081cm" svg:height="0.349cm" svg:x="17.293cm" svg:y="6.822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5" draw:layer="layout" svg:width="0.174cm" svg:height="0.158cm" svg:x="17.405cm" svg:y="6.93cm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8" draw:text-style-name="P5" draw:layer="layout" svg:width="0.107cm" svg:height="0.211cm" svg:x="17.595cm" svg:y="6.975cm" svg:viewBox="0 0 108 212" svg:d="M108 9c0-4-4-9-10-9-7 0-14 7-14 14 0 3 3 9 10 9 6 0 14-7 14-14zM55 175c-4 17-17 30-31 30-3 0-6-1-9-2 6-2 8-7 8-11 0-6-4-9-9-9-8 0-14 6-14 13 0 10 9 16 24 16s44-9 51-38c7-30 15-59 22-88 1-3 1-5 1-8 0-14-11-23-26-23-27 0-43 34-43 37s3 2 4 3c3 0 4 0 5-4 6-14 19-30 33-30 7 0 9 5 9 12 0 3-1 7-1 8-8 31-16 62-24 94z">
              <text:p/>
            </draw:path>
            <draw:path draw:style-name="gr8" draw:text-style-name="P5" draw:layer="layout" svg:width="0.013cm" svg:height="0.349cm" svg:x="17.784cm" svg:y="6.822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18cm" svg:height="0.158cm" svg:x="17.85cm" svg:y="6.93cm" svg:viewBox="0 0 181 159" svg:d="M113 136c4 14 16 23 31 23 13 0 21-8 26-19 6-13 11-34 11-35 0-3-3-3-4-3-4 0-4 1-5 6-5 19-12 43-27 43-7 0-10-4-10-16 0-8 4-24 7-36 3-13 6-26 9-38 2-5 5-19 6-24 2-8 6-21 6-23 0-7-5-10-10-10-2 0-11 0-14 12-7 26-22 87-27 106 0 1-14 29-40 29-18 0-21-15-21-28 0-20 9-48 19-72 4-10 6-15 6-22 0-16-12-29-29-29-34 0-47 51-47 54 0 4 4 4 5 4 3 0 3-1 5-7 9-30 22-43 36-43 3 0 9 0 9 11 0 9-4 19-6 24-13 35-21 57-21 74 0 33 24 42 43 42 24 0 36-16 42-23z">
              <text:p/>
            </draw:path>
            <draw:path draw:style-name="gr8" draw:text-style-name="P5" draw:layer="layout" svg:width="0.073cm" svg:height="0.164cm" svg:x="18.053cm" svg:y="6.975cm" svg:viewBox="0 0 74 165" svg:d="M68 9c0-4-3-9-10-9-6 0-14 6-14 14 0 4 4 9 10 9 7 0 14-7 14-14zM18 134c-1 3-2 6-2 10 0 12 9 21 23 21 25 0 35-34 35-37 0-4-3-4-4-4-3 0-3 2-4 5-6 19-17 29-26 29-5 0-6-3-6-8 0-6 1-11 3-16 3-7 6-13 8-20 3-6 11-28 12-31 1-2 2-5 2-8 0-11-10-20-23-20-25 0-36 33-36 37 0 3 3 3 4 3 3 0 4-1 4-4 7-21 18-30 27-30 4 0 6 2 6 9 0 6-2 9-8 25-5 13-10 26-15 39z">
              <text:p/>
            </draw:path>
            <draw:path draw:style-name="gr8" draw:text-style-name="P5" draw:layer="layout" svg:width="0.081cm" svg:height="0.349cm" svg:x="18.178cm" svg:y="6.82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6" draw:layer="layout" svg:x1="15.8cm" svg:y1="7.301cm" svg:x2="16.6cm" svg:y2="7.701cm">
          <text:p/>
        </draw:line>
        <draw:custom-shape draw:style-name="gr26" draw:text-style-name="P6" draw:layer="layout" svg:width="0.8cm" svg:height="0.4cm" svg:x="15.8cm" svg:y="6.8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8cm" svg:height="0.4cm" svg:x="15.8cm" svg:y="7.301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.2cm" svg:y1="7.301cm" svg:x2="16.2cm" svg:y2="7.701cm">
          <text:p/>
        </draw:line>
        <draw:line draw:style-name="gr27" draw:text-style-name="P6" draw:layer="layout" svg:x1="16.2cm" svg:y1="6.801cm" svg:x2="16.2cm" svg:y2="7.201cm">
          <text:p/>
        </draw:line>
        <draw:g draw:style-name="gr7">
          <svg:title>TexMaths</svg:title>
          <svg:desc>10§display§i§svg§600§TRUE§</svg:desc>
          <draw:g>
            <draw:path draw:style-name="gr8" draw:text-style-name="P5" draw:layer="layout" svg:width="0.09cm" svg:height="0.234cm" svg:x="15.616cm" svg:y="6.886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g draw:style-name="gr7">
          <svg:title>TexMaths</svg:title>
          <svg:desc>10§display§j§svg§600§TRUE§</svg:desc>
          <draw:g>
            <draw:path draw:style-name="gr8" draw:text-style-name="P5" draw:layer="layout" svg:width="0.141cm" svg:height="0.301cm" svg:x="15.918cm" svg:y="6.488cm" svg:viewBox="0 0 142 302" svg:d="M142 13c0-7-5-13-13-13s-19 8-19 19c0 7 5 12 13 12 10 0 19-9 19-18zM72 248c-6 26-22 46-42 46-2 0-7 0-14-3 11-2 16-11 16-18 0-6-4-13-13-13s-19 8-19 20c0 14 14 22 31 22 24 0 56-19 64-53 11-42 22-85 32-127 2-7 2-12 2-13 0-20-15-32-32-32-35 0-54 50-54 54 0 3 3 3 4 3 3 0 3 0 6-7 9-21 24-43 43-43 5 0 11 2 11 16 0 8-1 12-2 18-11 43-22 87-33 130z">
              <text:p/>
            </draw:path>
          </draw:g>
        </draw:g>
        <draw:g draw:style-name="gr7">
          <svg:title>TexMaths</svg:title>
          <svg:desc>10§display§p_{\rm i} 
p(x_j | u_i)
p(x_{j+1} | u_i)§svg§600§TRUE§</svg:desc>
          <draw:g>
            <draw:path draw:style-name="gr8" draw:text-style-name="P5" draw:layer="layout" svg:width="0.182cm" svg:height="0.221cm" svg:x="16.766cm" svg:y="7.432cm" svg:viewBox="0 0 183 222" svg:d="M27 197c-3 12-3 14-19 14-4 0-8 0-8 7 0 3 2 4 5 4 9 0 19-1 29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1 61-18 74c-12 25-29 36-42 36-23 0-27-29-27-31 0-1 0-1 1-5 6-23 11-46 17-69z">
              <text:p/>
            </draw:path>
            <draw:path draw:style-name="gr8" draw:text-style-name="P5" draw:layer="layout" svg:width="0.052cm" svg:height="0.165cm" svg:x="16.968cm" svg:y="7.474cm" svg:viewBox="0 0 53 166" svg:d="M38 14c0-7-6-14-14-14s-14 6-14 14c0 9 7 15 14 15 8 0 14-7 14-15zM1 60c0 3 0 6 0 9 15 0 17 2 17 14 0 21 0 42 0 63 0 11-2 11-18 11 0 3 0 6 0 9 9-1 17-1 27-1 9 0 18 0 26 1 0-3 0-6 0-9-14 0-16 0-16-10 0-30 0-60 0-89-12 1-24 1-36 2z">
              <text:p/>
            </draw:path>
            <draw:path draw:style-name="gr8" draw:text-style-name="P5" draw:layer="layout" svg:width="0.182cm" svg:height="0.221cm" svg:x="17.04cm" svg:y="7.432cm" svg:viewBox="0 0 183 222" svg:d="M27 197c-3 12-4 14-19 14-4 0-8 0-8 7 0 3 2 4 4 4 10 0 20-1 30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2 61-18 74c-12 25-29 36-42 36-23 0-27-29-27-31 0-1 0-1 1-5 6-23 11-46 17-69z">
              <text:p/>
            </draw:path>
            <draw:path draw:style-name="gr8" draw:text-style-name="P5" draw:layer="layout" svg:width="0.08cm" svg:height="0.349cm" svg:x="17.263cm" svg:y="7.324cm" svg:viewBox="0 0 81 350" svg:d="M81 346c0-1 0-1-6-7-44-44-55-111-55-164 0-61 13-122 57-166 4-4 4-4 4-5 0-3-1-4-3-4-4 0-35 24-56 68-18 39-22 78-22 107 0 27 4 69 23 109 21 43 51 66 55 66 2 0 3-1 3-4z">
              <text:p/>
            </draw:path>
            <draw:path draw:style-name="gr8" draw:text-style-name="P5" draw:layer="layout" svg:width="0.174cm" svg:height="0.158cm" svg:x="17.375cm" svg:y="7.432cm" svg:viewBox="0 0 175 159" svg:d="M107 49c2-9 10-41 35-41 1 0 10 0 17 4-10 2-17 11-17 19 0 6 4 13 14 13 7 0 19-7 19-21 0-18-21-23-33-23-20 0-33 19-37 27-9-23-28-27-38-27-36 0-56 45-56 54 0 4 3 4 4 4 3 0 4-1 4-4 12-37 36-46 47-46 7 0 19 3 19 23 0 11-6 35-19 84-5 22-17 36-33 36-2 0-10 0-17-4 8-2 16-9 16-19s-8-12-13-12c-10 0-19 9-19 20 0 16 17 23 33 23 23 0 36-24 37-27 4 13 17 27 38 27 36 0 56-45 56-54 0-3-3-3-4-3-4 0-4 1-5 3-12 38-35 46-47 46-13 0-19-11-19-23 0-8 2-15 6-31s8-32 12-48z">
              <text:p/>
            </draw:path>
            <draw:path draw:style-name="gr8" draw:text-style-name="P5" draw:layer="layout" svg:width="0.107cm" svg:height="0.211cm" svg:x="17.565cm" svg:y="7.477cm" svg:viewBox="0 0 108 212" svg:d="M108 9c0-4-3-9-10-9s-13 7-13 14c0 3 3 9 10 9 6 0 13-7 13-14zM56 175c-4 16-17 30-32 30-3 0-6 0-8-1 6-3 8-9 8-13 0-6-5-8-10-8-7 0-14 6-14 14 0 9 10 15 25 15 14 0 43-9 51-38 7-30 15-59 22-88 1-2 1-5 1-8 0-14-11-23-26-23-27 0-43 34-43 37s3 3 4 3c3 0 3 0 5-4 6-14 19-30 33-30 6 0 9 5 9 12 0 3-1 7-1 8-8 31-16 62-24 94z">
              <text:p/>
            </draw:path>
            <draw:path draw:style-name="gr8" draw:text-style-name="P5" draw:layer="layout" svg:width="0.013cm" svg:height="0.349cm" svg:x="17.755cm" svg:y="7.324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8cm" svg:height="0.158cm" svg:x="17.821cm" svg:y="7.432cm" svg:viewBox="0 0 181 159" svg:d="M113 136c4 14 16 23 31 23 13 0 21-8 26-19 6-13 11-34 11-35 0-3-3-3-4-3-4 0-4 1-5 6-5 20-12 43-27 43-7 0-11-4-11-16 0-7 5-24 7-36 3-13 7-26 10-38 1-5 5-19 6-24 2-8 6-21 6-24 0-6-5-9-11-9-1 0-11 0-13 12-7 26-23 87-27 106 0 1-14 29-40 29-18 0-22-15-22-28 0-20 10-48 19-72 5-11 6-15 6-22 0-16-11-29-28-29-34 0-47 51-47 54 0 4 3 3 4 4 4 0 4-1 6-7 9-30 22-43 36-43 3 0 8 0 8 11 0 9-4 19-6 24-13 35-20 57-20 74 0 33 24 42 43 42 23 0 36-16 42-23z">
              <text:p/>
            </draw:path>
            <draw:path draw:style-name="gr8" draw:text-style-name="P5" draw:layer="layout" svg:width="0.073cm" svg:height="0.164cm" svg:x="18.024cm" svg:y="7.477cm" svg:viewBox="0 0 74 165" svg:d="M68 9c0-4-3-9-10-9s-14 6-14 14c0 4 3 9 10 9s14-7 14-14zM18 134c-1 3-3 6-3 10 0 12 10 21 24 21 24 0 35-34 35-37s-3-3-4-3c-3 0-3 1-4 4-6 19-17 29-26 29-5 0-7-3-7-8 0-6 2-10 4-16 3-6 5-13 8-20 2-5 11-28 12-31 1-2 2-5 2-8 0-11-10-20-24-20-24 0-35 33-35 37 0 3 3 3 4 3 3 0 4-1 4-4 7-21 18-30 27-30 4 0 6 2 6 9 0 6-2 9-8 25-5 13-10 26-15 39z">
              <text:p/>
            </draw:path>
            <draw:path draw:style-name="gr8" draw:text-style-name="P5" draw:layer="layout" svg:width="0.081cm" svg:height="0.349cm" svg:x="18.149cm" svg:y="7.324cm" svg:viewBox="0 0 82 350" svg:d="M82 175c0-27-4-69-24-109-21-43-51-66-54-66-2 0-4 1-4 4 0 1 0 1 7 8 34 34 54 90 54 163 0 60-13 121-56 166-5 4-5 4-5 5 0 3 2 4 4 4 3 0 35-24 56-68 17-39 22-78 22-107z">
              <text:p/>
            </draw:path>
            <draw:path draw:style-name="gr8" draw:text-style-name="P5" draw:layer="layout" svg:width="0.183cm" svg:height="0.221cm" svg:x="18.254cm" svg:y="7.432cm" svg:viewBox="0 0 184 222" svg:d="M28 197c-3 12-4 14-19 14-5 0-9 0-9 7 0 3 2 4 5 4 10 0 20-1 30-1 11 0 23 1 34 1 2 0 7 0 7-7 0-4-4-4-9-4-17 0-17-2-17-5 0-4 14-61 17-69 4 10 14 22 32 22 41 0 85-51 85-103 0-33-20-56-47-56-17 0-34 13-46 26-3-19-18-26-31-26-17 0-23 14-26 20-7 12-11 33-11 34 0 4 3 4 4 4 3 0 4-1 6-8 6-25 13-42 25-42 6 0 11 3 11 16 0 8-1 12-2 18-13 52-26 104-39 155zM89 46c3-10 12-20 19-25 12-11 22-13 28-13 14 0 23 12 23 33s-12 61-18 74c-12 25-29 36-42 36-23 0-28-29-28-31 0-1 0-1 1-5 6-23 11-46 17-69z">
              <text:p/>
            </draw:path>
            <draw:path draw:style-name="gr8" draw:text-style-name="P5" draw:layer="layout" svg:width="0.081cm" svg:height="0.349cm" svg:x="18.476cm" svg:y="7.324cm" svg:viewBox="0 0 82 350" svg:d="M82 346c0-1 0-1-6-7-44-44-55-111-55-164 0-61 13-122 56-166 5-4 5-4 5-5 0-3-2-4-4-4-3 0-35 24-56 68-17 39-22 78-22 107 0 27 4 69 23 109 22 43 52 66 55 66 2 0 4-1 4-4z">
              <text:p/>
            </draw:path>
            <draw:path draw:style-name="gr8" draw:text-style-name="P5" draw:layer="layout" svg:width="0.174cm" svg:height="0.158cm" svg:x="18.588cm" svg:y="7.432cm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4 37-27 4 13 17 27 38 27 36 0 56-45 56-54 0-3-3-3-4-3-3 0-4 1-4 3-12 38-36 46-47 46-14 0-19-11-19-23 0-8 2-15 6-31s8-32 12-48z">
              <text:p/>
            </draw:path>
            <draw:path draw:style-name="gr8" draw:text-style-name="P5" draw:layer="layout" svg:width="0.107cm" svg:height="0.211cm" svg:x="18.779cm" svg:y="7.477cm" svg:viewBox="0 0 108 212" svg:d="M108 9c0-4-3-9-10-9s-14 7-14 14c0 3 3 9 10 9s14-7 14-14zM56 175c-4 16-17 30-32 30-3 0-6 0-9-1 7-3 9-9 9-13 0-6-5-8-10-8-8 0-14 6-14 14 0 9 9 15 24 15 14 0 44-9 51-38 8-30 15-59 23-88 0-2 1-5 1-8 0-14-12-23-26-23-28 0-44 34-44 37s4 3 5 3c3 0 3 0 5-4 6-14 19-30 33-30 6 0 8 5 8 12 0 3 0 7-1 8-8 31-15 62-23 94z">
              <text:p/>
            </draw:path>
            <draw:path draw:style-name="gr8" draw:text-style-name="P5" draw:layer="layout" svg:width="0.18cm" svg:height="0.18cm" svg:x="18.927cm" svg:y="7.488cm" svg:viewBox="0 0 181 181" svg:d="M96 96c25 0 51 0 76 0 3 0 9 0 9-6s-6-6-9-6c-25 0-51 0-76 0 0-25 0-50 0-75 0-3 0-9-6-9s-6 5-6 9c0 25 0 50 0 75-25 0-50 0-75 0-3 0-9 0-9 6s5 6 9 6c25 0 50 0 75 0 0 25 0 50 0 76 0 3 0 9 6 9s6-6 6-9c0-26 0-51 0-76z">
              <text:p/>
            </draw:path>
            <draw:path draw:style-name="gr8" draw:text-style-name="P5" draw:layer="layout" svg:width="0.088cm" svg:height="0.162cm" svg:x="19.152cm" svg:y="7.477cm" svg:viewBox="0 0 89 163" svg:d="M56 7c0-7-1-7-8-7-16 15-38 15-48 15 0 3 0 6 0 9 6 0 22 0 36-7 0 42 0 84 0 126 0 8 0 11-25 11-3 0-6 0-9 0 0 3 0 6 0 9 4 0 34-1 43-1 8 0 39 1 44 1 0-3 0-6 0-9-3 0-6 0-9 0-24 0-24-3-24-11 0-46 0-91 0-136z">
              <text:p/>
            </draw:path>
            <draw:path draw:style-name="gr8" draw:text-style-name="P5" draw:layer="layout" svg:width="0.013cm" svg:height="0.349cm" svg:x="19.325cm" svg:y="7.324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79cm" svg:height="0.158cm" svg:x="19.391cm" svg:y="7.432cm" svg:viewBox="0 0 180 159" svg:d="M112 136c4 14 16 23 32 23 12 0 20-8 26-19 6-13 10-34 10-35 0-3-3-3-4-3-4 0-4 1-5 6-5 20-12 43-26 43-8 0-11-4-11-16 0-7 4-24 7-36 3-13 7-26 10-38 1-5 4-19 6-24 1-8 5-21 5-24 0-6-5-9-10-9-2 0-11 0-14 12-7 26-22 87-26 106-1 1-15 29-40 29-19 0-22-15-22-28 0-20 10-48 19-72 4-11 6-15 6-22 0-16-12-29-29-29-33 0-46 51-46 54 0 4 3 4 4 4 3 0 4-1 5-7 9-30 23-43 36-43 3 0 9 0 9 11 0 9-4 19-6 24-13 35-21 57-21 74 0 33 25 42 44 42 23 0 35-16 41-23z">
              <text:p/>
            </draw:path>
            <draw:path draw:style-name="gr8" draw:text-style-name="P5" draw:layer="layout" svg:width="0.074cm" svg:height="0.164cm" svg:x="19.593cm" svg:y="7.477cm" svg:viewBox="0 0 75 165" svg:d="M68 9c0-4-3-9-10-9-6 0-13 6-13 14 0 4 3 9 9 9 8 0 14-7 14-14zM18 134c-1 3-2 6-2 10 0 12 10 21 23 21 25 0 36-34 36-37s-3-2-4-3c-4 0-4 1-5 4-6 19-17 29-26 29-5 0-6-3-6-8 0-6 1-10 4-16 2-6 5-13 8-20 2-5 11-28 12-31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81cm" svg:height="0.349cm" svg:x="19.718cm" svg:y="7.324cm" svg:viewBox="0 0 82 350" svg:d="M82 175c0-27-4-69-23-109-21-43-51-66-55-66-2 0-4 1-4 4 0 1 0 1 7 8 35 34 55 90 55 163 0 60-13 121-57 166-5 4-5 4-5 5 0 3 2 4 4 4 4 0 35-24 56-68 18-39 22-78 22-107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5" draw:layer="layout" svg:width="0.09cm" svg:height="0.234cm" svg:x="15.617cm" svg:y="7.887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custom-shape draw:style-name="gr26" draw:text-style-name="P6" draw:layer="layout" svg:width="0.8cm" svg:height="0.4cm" svg:x="15.8cm" svg:y="7.801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.2cm" svg:y1="7.801cm" svg:x2="16.2cm" svg:y2="8.201cm">
          <text:p/>
        </draw:line>
        <draw:line draw:style-name="gr23" draw:text-style-name="P6" draw:layer="layout" svg:x1="15.8cm" svg:y1="7.801cm" svg:x2="15.8cm" svg:y2="8.201cm">
          <text:p/>
        </draw:line>
        <draw:g draw:style-name="gr7">
          <svg:title>TexMaths</svg:title>
          <svg:desc>10§display§p_{\rm d}§svg§600§TRUE§</svg:desc>
          <draw:g>
            <draw:path draw:style-name="gr8" draw:text-style-name="P5" draw:layer="layout" svg:width="0.181cm" svg:height="0.221cm" svg:x="16.766cm" svg:y="7.893cm" svg:viewBox="0 0 182 222" svg:d="M27 197c-3 12-4 14-19 14-4 0-8 0-8 7 0 3 2 4 5 4 9 0 19-1 29-1 12 0 23 1 35 1 1 0 6 0 6-7 0-4-4-4-8-4-18 0-18-2-18-5 0-5 15-62 17-71 5 11 15 23 32 23 41 0 84-50 84-102 0-33-19-56-46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8" draw:text-style-name="P5" draw:layer="layout" svg:width="0.13cm" svg:height="0.171cm" svg:x="16.964cm" svg:y="7.93cm" svg:viewBox="0 0 131 172" svg:d="M76 3c0 3 0 6 0 9 16 0 18 1 18 14 0 16 0 33 0 50-9-9-21-14-34-14-33 0-60 25-60 55s26 55 57 55c20 0 32-11 36-15 0 5 0 10 0 15 12 0 25-1 38-2 0-3 0-6 0-9-16 0-18-2-18-14 0-49 0-98 0-147-13 1-25 2-37 3zM93 144c-6 11-19 21-35 21-13 0-23-8-28-15s-8-17-8-33c0-6 0-23 10-35 10-11 22-13 29-13 12 0 22 6 29 14 3 4 3 5 3 9 0 17 0 35 0 52z">
              <text:p/>
            </draw:path>
          </draw:g>
        </draw:g>
        <draw:frame draw:style-name="gr28" draw:text-style-name="P4" draw:layer="layout" svg:width="1.035cm" svg:height="0.395cm" svg:x="13.012cm" svg:y="4.41cm">
          <draw:text-box>
            <text:p><text:span text:style-name="T3">Metric</text:span></text:p>
          </draw:text-box>
        </draw:frame>
        <draw:line draw:style-name="gr19" draw:text-style-name="P6" draw:layer="layout" svg:x1="12.8cm" svg:y1="4.201cm" svg:x2="20cm" svg:y2="4.201cm">
          <text:p/>
        </draw:line>
        <draw:frame draw:style-name="gr29" draw:text-style-name="P3" draw:layer="layout" svg:width="1.56cm" svg:height="0.395cm" svg:x="5.203cm" svg:y="5.806cm">
          <draw:text-box>
            <text:p><text:span text:style-name="T2">determine</text:span></text:p>
          </draw:text-box>
        </draw:frame>
        <draw:frame draw:style-name="gr30" draw:text-style-name="P3" draw:layer="layout" svg:width="1.467cm" svg:height="0.395cm" svg:x="8.204cm" svg:y="5.807cm">
          <draw:text-box>
            <text:p><text:span text:style-name="T2">satisfying</text:span></text:p>
          </draw:text-box>
        </draw:frame>
        <draw:frame draw:style-name="gr31" draw:text-style-name="P11" draw:layer="layout" svg:width="2.114cm" svg:height="0.395cm" svg:x="7.505cm" svg:y="6.608cm">
          <draw:text-box>
            <text:p text:style-name="P10"><text:span text:style-name="T2">(GC-balance)</text:span></text:p>
          </draw:text-box>
        </draw:frame>
        <draw:g draw:style-name="gr7">
          <svg:title>TexMaths</svg:title>
          <svg:desc>10§display§f_{\rm r}(\bm{u}) \leq \ell_{\rm r}§svg§600§TRUE§</svg:desc>
          <draw:g>
            <draw:path draw:style-name="gr8" draw:text-style-name="P5" draw:layer="layout" svg:width="0.174cm" svg:height="0.317cm" svg:x="2.379cm" svg:y="7.44cm" svg:viewBox="0 0 175 318" svg:d="M110 107c10 0 20 0 30 0 7 0 11 0 11-7 0-4-4-4-10-4-10 0-19 0-29 0 3-14 5-27 8-40 1-7 6-32 8-36 3-7 9-12 17-12 1 0 10 0 17 6-16 1-19 14-19 19 0 8 6 12 13 12 9 0 19-8 19-21 0-16-16-24-30-24-12 0-35 6-45 41-2 7-3 11-12 55-8 0-16 0-24 0-7 0-10 0-10 7 0 4 3 4 9 4 8 0 16 0 24 0-9 46-18 91-27 137-6 34-12 66-30 66-2 0-10 0-17-6 16-1 19-14 19-19 0-8-6-12-13-12-9 0-19 8-19 21 0 16 15 24 30 24 19 0 33-21 39-34 12-22 20-64 20-67 7-36 14-73 21-110z">
              <text:p/>
            </draw:path>
            <draw:path draw:style-name="gr8" draw:text-style-name="P5" draw:layer="layout" svg:width="0.087cm" svg:height="0.107cm" svg:x="2.544cm" svg:y="7.631cm" svg:viewBox="0 0 88 108" svg:d="M37 52c0-21 10-46 33-46-2 2-4 5-4 9 0 8 6 12 11 12 6 0 11-4 11-12s-8-15-19-15c-12 0-26 7-33 26h-1c0-9 0-17 0-26-12 1-23 1-35 2 0 3 0 6 0 9 17 0 19 2 19 14 0 21 0 42 0 63 0 11-3 11-19 11 0 3 0 6 0 9 1 0 18-1 28-1 11 0 22 0 32 1 0-3 0-6 0-9-2 0-3 0-5 0-18 0-18-3-18-11 0-12 0-24 0-36z">
              <text:p/>
            </draw:path>
            <draw:path draw:style-name="gr8" draw:text-style-name="P5" draw:layer="layout" svg:width="0.081cm" svg:height="0.349cm" svg:x="2.694cm" svg:y="7.424cm" svg:viewBox="0 0 82 350" svg:d="M82 346c0-1 0-1-6-7-44-45-55-111-55-164 0-61 13-122 56-165 5-5 5-5 5-6 0-3-2-4-4-4-3 0-35 24-56 69-17 38-22 77-22 106 0 27 4 69 23 109 22 43 52 66 55 66 2 0 4-1 4-4z">
              <text:p/>
            </draw:path>
            <draw:path draw:style-name="gr8" draw:text-style-name="P5" draw:layer="layout" svg:width="0.215cm" svg:height="0.16cm" svg:x="2.807cm" svg:y="7.529cm" svg:viewBox="0 0 216 161" svg:d="M187 47c2-10 7-27 7-29 0-7-6-16-17-16-6 0-19 4-23 19-2 5-17 68-20 80-2 8-5 18-5 25-7 8-20 22-38 22-21 0-21-17-21-25 0-22 10-49 20-74 4-9 5-12 5-18 0-20-20-31-40-31-37 0-55 47-55 54 0 5 6 5 9 5 4 0 6 0 8-4 11-39 30-43 36-43 3 0 6 0 6 8s-4 18-6 22c-14 37-21 56-21 73 0 40 35 46 56 46 10 0 25-1 44-19 12 17 32 19 41 19 13 0 23-7 30-20 9-14 13-33 13-35 0-5-5-5-8-5-4 0-5 0-7 2-1 1-1 2-3 10-7 28-15 35-24 35-5 0-8-3-8-13 0-6 2-11 5-25 3-10 6-24 8-32 3-11 5-21 8-31z">
              <text:p/>
            </draw:path>
            <draw:path draw:style-name="gr8" draw:text-style-name="P5" draw:layer="layout" svg:width="0.081cm" svg:height="0.349cm" svg:x="3.055cm" svg:y="7.424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8" draw:text-style-name="P5" draw:layer="layout" svg:width="0.213cm" svg:height="0.269cm" svg:x="3.298cm" svg:y="7.464cm" svg:viewBox="0 0 214 270" svg:d="M208 15c4-2 6-4 6-8s-2-7-7-7c-1 0-5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8" draw:text-style-name="P5" draw:layer="layout" svg:width="0.135cm" svg:height="0.249cm" svg:x="3.643cm" svg:y="7.44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8" draw:text-style-name="P5" draw:layer="layout" svg:width="0.087cm" svg:height="0.107cm" svg:x="3.798cm" svg:y="7.631cm" svg:viewBox="0 0 88 108" svg:d="M37 52c0-21 9-46 33-46-3 2-5 5-5 9 0 8 7 12 11 12 6 0 12-4 12-12s-8-15-20-15-25 7-33 26c0-9 0-17 0-26-12 1-23 1-35 2 0 3 0 6 0 9 16 0 18 2 18 14 0 21 0 42 0 63 0 11-2 11-18 11 0 3 0 6 0 9 1 0 18-1 28-1s21 0 32 1c0-3 0-6 0-9-2 0-3 0-5 0-18 0-18-3-18-11 0-12 0-24 0-36z">
              <text:p/>
            </draw:path>
          </draw:g>
        </draw:g>
        <draw:frame draw:style-name="gr32" draw:text-style-name="P3" draw:layer="layout" svg:width="0.315cm" svg:height="0.395cm" svg:x="1.803cm" svg:y="6.605cm">
          <draw:text-box>
            <text:p><text:span text:style-name="T2">(i)</text:span></text:p>
          </draw:text-box>
        </draw:frame>
        <draw:frame draw:style-name="gr5" draw:text-style-name="P3" draw:layer="layout" svg:width="0.391cm" svg:height="0.395cm" svg:x="1.804cm" svg:y="7.406cm">
          <draw:text-box>
            <text:p><text:span text:style-name="T2">(ii)</text:span></text:p>
          </draw:text-box>
        </draw:frame>
        <draw:frame draw:style-name="gr17" draw:text-style-name="P11" draw:layer="layout" svg:width="1.818cm" svg:height="0.395cm" svg:x="7.801cm" svg:y="7.409cm">
          <draw:text-box>
            <text:p text:style-name="P10"><text:span text:style-name="T2">(run-length)</text:span></text:p>
          </draw:text-box>
        </draw:frame>
        <draw:frame draw:style-name="gr12" draw:text-style-name="P3" draw:layer="layout" svg:width="0.434cm" svg:height="0.395cm" svg:x="1.303cm" svg:y="8.804cm">
          <draw:text-box>
            <text:p><text:span text:style-name="T2">(2)</text:span></text:p>
          </draw:text-box>
        </draw:frame>
        <draw:frame draw:style-name="gr33" draw:text-style-name="P3" draw:layer="layout" svg:width="4.455cm" svg:height="0.395cm" svg:x="1.803cm" svg:y="8.805cm">
          <draw:text-box>
            <text:p><text:span text:style-name="T2">inter-word L-GCB constraint:</text:span></text:p>
          </draw:text-box>
        </draw:frame>
        <draw:g draw:style-name="gr7">
          <svg:title>TexMaths</svg:title>
          <svg:desc>10§display§\mathcal{B}_i \subset \mathbb{B}^\beta§svg§600§TRUE§</svg:desc>
          <draw:g>
            <draw:path draw:style-name="gr8" draw:text-style-name="P5" draw:layer="layout" svg:width="0.222cm" svg:height="0.254cm" svg:x="6.927cm" svg:y="5.91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8" draw:text-style-name="P5" draw:layer="layout" svg:width="0.074cm" svg:height="0.164cm" svg:x="7.158cm" svg:y="6.047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8" draw:text-style-name="P5" draw:layer="layout" svg:width="0.214cm" svg:height="0.201cm" svg:x="7.39cm" svg:y="5.969cm" svg:viewBox="0 0 215 202" svg:d="M203 14c6 0 12 0 12-7s-6-7-12-7c-32 0-63 0-95 0-60 0-108 45-108 101s48 101 108 101c32 0 63 0 95 0 6 0 12 0 12-6 0-7-6-7-12-7-31 0-63 0-94 0-55 0-94-41-94-88s39-87 94-87c31 0 63 0 94 0z">
              <text:p/>
            </draw:path>
            <draw:path draw:style-name="gr8" draw:text-style-name="P5" draw:layer="layout" svg:width="0.214cm" svg:height="0.238cm" svg:x="7.734cm" svg:y="5.918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43cm" svg:height="0.219cm" svg:x="7.977cm" svg:y="5.84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34" draw:text-style-name="P3" draw:layer="layout" svg:width="0.857cm" svg:height="0.395cm" svg:x="1.805cm" svg:y="8.307cm">
          <draw:text-box>
            <text:p><text:span text:style-name="T2">for all</text:span></text:p>
          </draw:text-box>
        </draw:frame>
        <draw:frame draw:style-name="gr12" draw:text-style-name="P3" draw:layer="layout" svg:width="0.434cm" svg:height="0.395cm" svg:x="1.806cm" svg:y="9.208cm">
          <draw:text-box>
            <text:p><text:span text:style-name="T2">(a)</text:span></text:p>
          </draw:text-box>
        </draw:frame>
        <draw:g draw:style-name="gr7">
          <svg:title>TexMaths</svg:title>
          <svg:desc>10§display§\bm{u} \in \mathcal{B}_i§svg§600§TRUE§</svg:desc>
          <draw:g>
            <draw:path draw:style-name="gr8" draw:text-style-name="P5" draw:layer="layout" svg:width="0.215cm" svg:height="0.159cm" svg:x="6.947cm" svg:y="9.345cm" svg:viewBox="0 0 216 160" svg:d="M187 47c2-10 6-26 6-29 0-7-5-15-16-15-6 0-19 3-23 18-2 5-18 68-20 80-2 8-5 18-6 25-6 8-20 22-38 22-20 0-21-17-21-25 0-22 11-49 21-74 4-9 5-12 5-18 0-20-21-31-40-31-37 0-55 47-55 54 0 5 6 5 9 5 4 0 6 0 8-4 11-39 30-43 36-43 2 0 6 0 6 8s-4 18-6 22c-14 37-21 56-21 73 0 39 35 45 56 45 10 0 25-2 44-18 12 16 32 18 40 18 13 0 23-7 31-19 9-14 13-33 13-35 0-5-5-5-8-5-4 0-5 0-7 2-1 1-1 2-3 10-7 28-15 35-24 35-5 0-8-3-8-13 0-6 1-11 5-25 2-10 6-24 8-32 2-11 5-21 8-31z">
              <text:p/>
            </draw:path>
            <draw:path draw:style-name="gr8" draw:text-style-name="P5" draw:layer="layout" svg:width="0.174cm" svg:height="0.201cm" svg:x="7.302cm" svg:y="9.314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8" draw:text-style-name="P5" draw:layer="layout" svg:width="0.222cm" svg:height="0.253cm" svg:x="7.614cm" svg:y="9.256cm" svg:viewBox="0 0 223 254" svg:d="M88 9c0-3 0-4 0-5 0-3 0-4-4-4-3 0-14 6-21 9-16 8-29 15-29 21 0 2 2 2 3 2 5 0 14-5 20-8-4 34-12 79-19 109-13 59-19 80-36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8" draw:text-style-name="P5" draw:layer="layout" svg:width="0.073cm" svg:height="0.163cm" svg:x="7.846cm" svg:y="9.393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custom-shape draw:style-name="gr52" draw:text-style-name="P13" draw:layer="layout" svg:width="1.6cm" svg:height="0.2cm" svg:x="4.6cm" svg:y="10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8§display§\bm{u}§svg§600§TRUE§</svg:desc>
          <draw:g>
            <draw:path draw:style-name="gr8" draw:text-style-name="P5" draw:layer="layout" svg:width="0.17cm" svg:height="0.127cm" svg:x="5.326cm" svg:y="10.04cm" svg:viewBox="0 0 171 128" svg:d="M148 37c2-8 5-20 5-23 0-5-4-12-13-12-5 0-15 3-18 15-2 4-14 55-16 63-2 7-4 15-4 20-6 7-16 18-30 18-17 0-17-14-17-20 0-17 9-39 17-59 2-7 3-10 3-14 0-16-16-25-31-25-30 0-44 38-44 44 0 4 4 4 7 4s5 0 7-4c8-31 23-34 28-34 2 0 5 0 5 6s-4 14-5 17c-12 30-17 45-17 59 0 31 28 36 44 36 8 0 21-1 36-15 9 13 25 15 31 15 10 0 18-6 25-16 6-11 10-26 10-28 0-3-4-3-6-3-4 0-5 0-6 1s-1 1-2 8c-6 22-12 28-19 28-4 0-7-3-7-11 0-4 1-8 4-20 2-7 5-19 7-25 2-8 4-16 6-25z">
              <text:p/>
            </draw:path>
          </draw:g>
        </draw:g>
        <draw:line draw:style-name="gr53" draw:text-style-name="P6" draw:layer="layout" svg:x1="2.6cm" svg:y1="10.2cm" svg:x2="8.2cm" svg:y2="10.2cm">
          <text:p/>
        </draw:line>
        <draw:line draw:style-name="gr53" draw:text-style-name="P6" draw:layer="layout" svg:x1="2.6cm" svg:y1="10cm" svg:x2="8.2cm" svg:y2="10cm">
          <text:p/>
        </draw:line>
        <draw:line draw:style-name="gr53" draw:text-style-name="P6" draw:layer="layout" svg:x1="4.6cm" svg:y1="10cm" svg:x2="4.6cm" svg:y2="10.2cm">
          <text:p/>
        </draw:line>
        <draw:line draw:style-name="gr53" draw:text-style-name="P6" draw:layer="layout" svg:x1="6.2cm" svg:y1="10cm" svg:x2="6.2cm" svg:y2="10.2cm">
          <text:p/>
        </draw:line>
        <draw:line draw:style-name="gr53" draw:text-style-name="P6" draw:layer="layout" svg:x1="7.8cm" svg:y1="10cm" svg:x2="7.8cm" svg:y2="10.2cm">
          <text:p/>
        </draw:line>
        <draw:line draw:style-name="gr53" draw:text-style-name="P6" draw:layer="layout" svg:x1="3cm" svg:y1="10cm" svg:x2="3cm" svg:y2="10.2cm">
          <text:p/>
        </draw:line>
        <draw:g draw:style-name="gr7">
          <svg:title>TexMaths</svg:title>
          <svg:desc>10§display§\mathcal{B}_i§svg§600§TRUE§</svg:desc>
          <draw:g>
            <draw:path draw:style-name="gr8" draw:text-style-name="P5" draw:layer="layout" svg:width="0.22cm" svg:height="0.253cm" svg:x="5.28cm" svg:y="9.655cm" svg:viewBox="0 0 221 254" svg:d="M87 10c1-4 1-5 1-6 0-2-1-3-4-3-4 0-14 5-21 8-16 8-30 15-30 21 0 2 3 2 4 2 4 0 13-4 20-8-4 35-13 80-19 110-13 58-19 80-37 114-1 3-1 3-1 4 0 2 2 2 3 2 6 0 20-6 26-16 5-8 18-33 28-73 8-30 21-76 46-112 16-23 31-34 53-34 18 0 35 13 35 31 0 31-32 42-68 55-5 1-29 10-29 18 0 2 3 3 4 3s9-2 16-2c36 0 64 21 64 54 0 43-37 57-68 57-27 0-40-15-45-19-1-2-2-3-4-3-8 0-26 11-26 17 0 1 14 24 51 24 50 0 121-35 121-90 0-30-19-52-54-58 27-12 68-37 68-70 0-21-17-36-43-36-11 0-55 3-98 56 2-15 4-31 7-46z">
              <text:p/>
            </draw:path>
            <draw:path draw:style-name="gr8" draw:text-style-name="P5" draw:layer="layout" svg:width="0.073cm" svg:height="0.164cm" svg:x="5.51cm" svg:y="9.793cm" svg:viewBox="0 0 74 165" svg:d="M67 9c0-4-2-9-9-9s-14 6-14 13c0 4 3 9 10 9s13-6 13-13zM17 134c-1 3-2 6-2 10 0 11 10 21 24 21 24 0 35-34 35-38 0-3-3-3-4-3-4 0-4 2-5 4-5 20-16 30-26 30-5 0-6-3-6-9 0-5 2-10 4-15 3-7 5-14 8-20 2-6 11-28 12-31s1-6 1-8c0-12-9-21-23-21-24 0-35 33-35 38 0 3 3 3 4 3 3 0 3-1 4-4 7-21 17-30 26-30 4 0 7 2 7 9 0 5-2 9-8 24-5 13-11 26-16 40z">
              <text:p/>
            </draw:path>
          </draw:g>
        </draw:g>
        <draw:g draw:style-name="gr7">
          <svg:title>TexMaths</svg:title>
          <svg:desc>10§display§\mathcal{B}_{i-1}§svg§600§TRUE§</svg:desc>
          <draw:g>
            <draw:path draw:style-name="gr8" draw:text-style-name="P5" draw:layer="layout" svg:width="0.222cm" svg:height="0.254cm" svg:x="3.481cm" svg:y="9.656cm" svg:viewBox="0 0 223 255" svg:d="M88 10c0-4 0-5 0-6 0-2 0-3-4-3s-14 5-21 8c-16 8-30 15-30 21 0 2 3 2 4 2 5 0 14-4 20-8-4 35-12 80-19 110-13 59-19 81-36 115-2 3-1 3-2 4 0 2 2 1 3 2 6 0 21-6 26-16 5-8 18-33 29-74 7-30 21-76 46-112 16-23 31-34 53-34 19 0 36 13 36 31 0 31-34 42-70 55-4 1-28 10-28 18 0 2 2 3 3 3s10-2 17-2c35 0 64 21 64 55 0 43-37 57-69 57-27 0-40-15-45-19-1-2-1-3-4-3-8 0-26 11-26 17 0 1 14 24 52 24 49 0 122-35 122-91 0-30-20-52-55-58 28-12 69-37 69-70 0-21-17-36-43-36-12 0-57 3-100 56 3-15 5-31 8-46z">
              <text:p/>
            </draw:path>
            <draw:path draw:style-name="gr8" draw:text-style-name="P5" draw:layer="layout" svg:width="0.074cm" svg:height="0.164cm" svg:x="3.712cm" svg:y="9.794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4 3 5 3 3 0 3-1 4-4 6-21 17-30 26-30 4 0 6 2 6 9 0 5-1 9-7 24-5 13-11 27-16 40z">
              <text:p/>
            </draw:path>
            <draw:path draw:style-name="gr8" draw:text-style-name="P5" draw:layer="layout" svg:width="0.165cm" svg:height="0.011cm" svg:x="3.827cm" svg:y="9.889cm" svg:viewBox="0 0 166 12" svg:d="M156 12c4 0 10 0 10-6s-6-6-10-6c-49 0-98 0-147 0-3 0-9 0-9 6s5 6 9 6c49 0 98 0 147 0z">
              <text:p/>
            </draw:path>
            <draw:path draw:style-name="gr8" draw:text-style-name="P5" draw:layer="layout" svg:width="0.089cm" svg:height="0.162cm" svg:x="4.046cm" svg:y="9.793cm" svg:viewBox="0 0 90 163" svg:d="M56 7c0-6-1-7-8-7-15 16-38 16-48 16 0 3 0 6 0 9 6 0 22 0 36-7 0 42 0 83 0 125 0 8 0 12-25 12-3 0-6 0-9 0 0 3 0 5 0 8 4 0 35-1 44-1 7 0 38 1 44 1 0-3 0-5 0-8-3 0-7 0-10 0-24 0-24-4-24-12 0-45 0-91 0-136z">
              <text:p/>
            </draw:path>
          </draw:g>
        </draw:g>
        <draw:g draw:style-name="gr7">
          <svg:title>TexMaths</svg:title>
          <svg:desc>10§display§\mathcal{B}_{i+1}§svg§600§TRUE§</svg:desc>
          <draw:g>
            <draw:path draw:style-name="gr8" draw:text-style-name="P5" draw:layer="layout" svg:width="0.222cm" svg:height="0.253cm" svg:x="6.682cm" svg:y="9.657cm" svg:viewBox="0 0 223 254" svg:d="M87 10c1-4 1-5 1-6 0-2-1-3-4-3-4 0-14 5-21 8-16 8-30 15-30 21 0 2 3 2 4 2 5 0 14-5 20-8-4 35-12 79-19 110-13 58-19 79-37 113-1 4-1 4-1 5 0 2 2 2 3 2 6 0 21-6 26-16 5-8 18-34 29-73 7-30 21-76 46-112 16-23 31-34 53-34 19 0 36 13 36 31 0 31-34 42-70 55-4 1-28 9-28 18 0 2 2 3 3 3s10-2 17-2c35 0 64 21 64 54 0 43-37 57-69 57-27 0-40-15-45-20-1-2-1-2-4-2-8 0-26 11-26 17 0 1 14 24 52 24 49 0 122-35 122-90 0-30-20-52-56-58 29-12 70-38 70-70 0-21-17-36-43-36-12 0-57 3-100 56 2-15 5-31 7-46z">
              <text:p/>
            </draw:path>
            <draw:path draw:style-name="gr8" draw:text-style-name="P5" draw:layer="layout" svg:width="0.074cm" svg:height="0.164cm" svg:x="6.913cm" svg:y="9.794cm" svg:viewBox="0 0 75 165" svg:d="M68 10c0-4-3-10-9-10-7 0-14 7-14 14 0 4 3 9 10 9s13-7 13-13zM18 134c-1 3-2 6-2 11 0 11 10 20 23 20 25 0 36-33 36-37 0-3-3-3-4-3-4 0-4 1-5 4-5 19-16 29-26 29-5 0-6-3-6-8 0-6 2-10 4-16s5-13 8-19c2-6 11-29 12-32 1-2 1-5 1-7 0-12-10-21-23-21-24 0-36 33-36 37 0 3 3 2 4 3 4 0 4-1 5-3 6-22 17-30 26-30 4 0 6 2 6 8s-1 10-7 25c-5 13-11 26-16 39z">
              <text:p/>
            </draw:path>
            <draw:path draw:style-name="gr8" draw:text-style-name="P5" draw:layer="layout" svg:width="0.18cm" svg:height="0.179cm" svg:x="7.017cm" svg:y="9.805cm" svg:viewBox="0 0 181 180" svg:d="M97 97c25 0 50 0 75 0 3 0 9 0 9-6 0-7-6-7-9-7-25 0-50 0-75 0 0-25 0-50 0-75 0-3 0-9-6-9s-6 6-6 9c0 25 0 50 0 75-25 0-51 0-76 0-3 0-9 0-9 6 0 7 6 7 9 7 25 0 51 0 76 0 0 25 0 50 0 75 0 3 0 8 6 8s6-5 6-8c0-25 0-50 0-75z">
              <text:p/>
            </draw:path>
            <draw:path draw:style-name="gr8" draw:text-style-name="P5" draw:layer="layout" svg:width="0.089cm" svg:height="0.162cm" svg:x="7.242cm" svg:y="9.794cm" svg:viewBox="0 0 90 163" svg:d="M56 7c0-7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line draw:style-name="gr16" draw:text-style-name="P6" draw:layer="layout" svg:x1="4.8cm" svg:y1="10cm" svg:x2="4.8cm" svg:y2="10.2cm">
          <text:p/>
        </draw:line>
        <draw:line draw:style-name="gr16" draw:text-style-name="P6" draw:layer="layout" svg:x1="5cm" svg:y1="10cm" svg:x2="5cm" svg:y2="10.2cm">
          <text:p/>
        </draw:line>
        <draw:line draw:style-name="gr16" draw:text-style-name="P6" draw:layer="layout" svg:x1="5.2cm" svg:y1="10cm" svg:x2="5.2cm" svg:y2="10.2cm">
          <text:p/>
        </draw:line>
        <draw:line draw:style-name="gr16" draw:text-style-name="P6" draw:layer="layout" svg:x1="5.6cm" svg:y1="10cm" svg:x2="5.6cm" svg:y2="10.2cm">
          <text:p/>
        </draw:line>
        <draw:line draw:style-name="gr16" draw:text-style-name="P6" draw:layer="layout" svg:x1="5.8cm" svg:y1="10cm" svg:x2="5.8cm" svg:y2="10.2cm">
          <text:p/>
        </draw:line>
        <draw:line draw:style-name="gr16" draw:text-style-name="P6" draw:layer="layout" svg:x1="6cm" svg:y1="10cm" svg:x2="6cm" svg:y2="10.2cm">
          <text:p/>
        </draw:line>
        <draw:g draw:style-name="gr7">
          <svg:title>TexMaths</svg:title>
          <svg:desc>8§display§\ell_{\rm b}§svg§600§TRUE§</svg:desc>
          <draw:g>
            <draw:path draw:style-name="gr8" draw:text-style-name="P5" draw:layer="layout" svg:width="0.107cm" svg:height="0.199cm" svg:x="5.002cm" svg:y="10.748cm" svg:viewBox="0 0 108 200" svg:d="M2 169c-1 1-2 2-2 3 0 2 2 4 3 4 2 0 3-1 11-8 1-3 7-8 9-10 3 22 11 42 31 42 11 0 22-6 27-10 4-3 17-14 17-17 0-1-1-3-3-3-1 0-1 0-3 2-19 18-29 22-37 22-13 0-17-14-17-36 0-2 1-14 2-16 0-1 0-2 5-7 24-22 63-70 63-113 0-5 0-22-16-22-23 0-44 46-47 53-14 30-22 63-22 96-7 7-14 14-21 20zM41 130c0-3 12-65 28-97 7-15 14-27 23-27s9 10 9 15c0 46-47 96-60 109z">
              <text:p/>
            </draw:path>
            <draw:path draw:style-name="gr8" draw:text-style-name="P5" draw:layer="layout" svg:width="0.103cm" svg:height="0.137cm" svg:x="5.125cm" svg:y="10.851cm" svg:viewBox="0 0 104 138" svg:d="M29 0c-9 1-19 2-29 2 0 3 0 5 0 8 14 0 14 1 14 11 0 38 0 77 0 115 3 0 5 0 8 0 2-4 4-8 6-12 7 10 18 14 29 14 25 0 47-19 47-44 0-24-20-45-45-45-12 0-23 5-30 12 0-20 0-41 0-61zM30 70c5-9 16-15 27-15 12 0 19 6 23 12s7 14 7 26c0 5 0 20-8 29s-18 10-23 10c-16 0-24-11-26-15 0-16 0-31 0-47z">
              <text:p/>
            </draw:path>
          </draw:g>
        </draw:g>
        <draw:frame draw:style-name="gr12" draw:text-style-name="P3" draw:layer="layout" svg:width="0.434cm" svg:height="0.395cm" svg:x="1.806cm" svg:y="12.209cm">
          <draw:text-box>
            <text:p><text:span text:style-name="T2">(b)</text:span></text:p>
          </draw:text-box>
        </draw:frame>
        <draw:frame draw:style-name="gr54" draw:text-style-name="P3" draw:layer="layout" svg:width="4.477cm" svg:height="0.395cm" svg:x="2.306cm" svg:y="9.209cm">
          <draw:text-box>
            <text:p><text:span text:style-name="T2">delete worst score codeword</text:span></text:p>
          </draw:text-box>
        </draw:frame>
        <draw:g draw:style-name="gr7">
          <svg:title>TexMaths</svg:title>
          <svg:desc>10§display§\mathcal{B}_i 
=
\mathcal{B}_i \setminus \{\bm{u}\}§svg§600§TRUE§</svg:desc>
          <draw:g>
            <draw:path draw:style-name="gr8" draw:text-style-name="P5" draw:layer="layout" svg:width="0.222cm" svg:height="0.253cm" svg:x="2.309cm" svg:y="12.293cm" svg:viewBox="0 0 223 254" svg:d="M88 9c0-4 0-4 0-6s0-3-4-3c-3 0-14 5-21 9-16 8-30 14-30 21 0 2 3 2 4 2 5 0 14-5 20-8-4 34-12 79-19 109-13 59-19 80-36 114-2 3-1 3-2 4 0 3 2 2 3 3 6 0 21-6 26-16 5-8 18-34 29-74 7-30 21-76 46-112 16-23 31-33 53-33 19 0 36 12 36 31 0 31-33 42-70 54-4 2-28 10-28 19 0 2 2 2 3 2 2 0 10-1 17-1 35 0 64 21 64 54 0 43-37 57-69 57-27 0-40-15-45-20-1-2-1-3-4-3-8 0-26 11-26 18 0 1 14 24 52 24 49 0 122-35 122-91 0-29-20-51-55-58 28-12 69-37 69-70 0-20-17-35-43-35-12 0-57 3-99 55 2-15 5-31 7-46z">
              <text:p/>
            </draw:path>
            <draw:path draw:style-name="gr8" draw:text-style-name="P5" draw:layer="layout" svg:width="0.073cm" svg:height="0.164cm" svg:x="2.541cm" svg:y="12.43cm" svg:viewBox="0 0 74 165" svg:d="M68 9c0-4-3-9-10-9s-14 6-14 14c0 4 3 9 10 9s14-7 14-14zM17 134c-1 3-2 6-2 10 0 12 10 21 24 21 24 0 35-34 35-37 0-4-3-4-4-4-3 0-4 2-5 5-5 19-16 29-26 29-5 0-6-3-6-8 0-6 2-11 4-16 3-7 5-13 8-20 2-5 11-28 12-31 1-2 2-5 2-8 0-11-10-20-24-20-24 0-35 33-35 37 0 3 3 3 4 3 3 0 3-1 4-4 7-21 17-30 26-30 4 0 7 2 7 9 0 6-2 9-8 25-5 13-11 26-16 39z">
              <text:p/>
            </draw:path>
            <draw:path draw:style-name="gr8" draw:text-style-name="P5" draw:layer="layout" svg:width="0.233cm" svg:height="0.082cm" svg:x="2.763cm" svg:y="12.4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222cm" svg:height="0.253cm" svg:x="3.125cm" svg:y="12.293cm" svg:viewBox="0 0 223 254" svg:d="M88 9c0-4 0-4 0-6s0-3-3-3c-4 0-15 5-22 9-16 8-29 14-29 21 0 2 2 2 3 2 5 0 14-5 21-8-5 34-13 79-19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8" draw:text-style-name="P5" draw:layer="layout" svg:width="0.073cm" svg:height="0.164cm" svg:x="3.356cm" svg:y="12.43cm" svg:viewBox="0 0 74 165" svg:d="M68 9c0-4-3-9-10-9s-14 6-14 14c0 4 3 9 10 9s14-7 14-14zM18 134c-1 3-3 6-3 10 0 12 10 21 24 21 24 0 35-34 35-37 0-4-3-4-4-4-3 0-3 2-4 5-6 19-17 29-27 29-4 0-6-3-6-8 0-6 2-11 4-16 3-7 5-13 8-20 2-5 11-28 12-31 1-2 2-5 2-8 0-11-10-20-24-20-24 0-35 33-35 37 0 3 3 3 4 3 3 0 4-1 4-4 7-21 17-30 27-30 4 0 6 2 6 9 0 6-2 9-8 25-5 13-10 26-15 39z">
              <text:p/>
            </draw:path>
            <draw:path draw:style-name="gr8" draw:text-style-name="P5" draw:layer="layout" svg:width="0.136cm" svg:height="0.349cm" svg:x="3.558cm" svg:y="12.277cm" svg:viewBox="0 0 137 350" svg:d="M122 341c2 5 4 9 8 9s7-3 7-7c0-1 0-2-2-6-40-109-80-219-120-328-2-6-3-9-8-9-3 0-7 3-7 7 0 1 0 2 2 6 40 109 80 219 120 328z">
              <text:p/>
            </draw:path>
            <draw:path draw:style-name="gr8" draw:text-style-name="P5" draw:layer="layout" svg:width="0.124cm" svg:height="0.349cm" svg:x="3.818cm" svg:y="12.277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8" draw:text-style-name="P5" draw:layer="layout" svg:width="0.215cm" svg:height="0.16cm" svg:x="3.98cm" svg:y="12.382cm" svg:viewBox="0 0 216 161" svg:d="M186 47c3-10 7-27 7-29 0-7-6-16-17-16-5 0-18 4-23 19-1 5-17 68-20 80-2 8-4 18-5 25-6 8-20 22-38 22-21 0-21-17-21-25 0-22 11-49 21-74 3-9 4-12 4-18 0-20-20-31-39-31-38 0-55 47-55 54 0 5 5 5 8 5 4 0 7 0 8-4 12-39 31-43 36-43 3 0 6 0 6 8s-4 18-5 22c-15 37-22 56-22 73 0 40 36 46 56 46 10 0 26-1 45-19 11 17 31 19 40 19 13 0 23-7 30-20 9-14 14-33 14-35 0-5-5-5-9-5-3 0-5 0-7 2 0 1 0 2-2 10-7 28-15 35-24 35-6 0-8-3-8-13 0-6 1-11 4-25 3-10 6-24 8-32 3-11 5-21 8-31z">
              <text:p/>
            </draw:path>
            <draw:path draw:style-name="gr8" draw:text-style-name="P5" draw:layer="layout" svg:width="0.124cm" svg:height="0.349cm" svg:x="4.233cm" svg:y="12.277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46" draw:text-style-name="P3" draw:layer="layout" svg:width="0.417cm" svg:height="0.395cm" svg:x="1.806cm" svg:y="12.61cm">
          <draw:text-box>
            <text:p><text:span text:style-name="T2">(c)</text:span></text:p>
          </draw:text-box>
        </draw:frame>
        <draw:frame draw:style-name="gr12" draw:text-style-name="P3" draw:layer="layout" svg:width="0.434cm" svg:height="0.395cm" svg:x="1.806cm" svg:y="12.21cm">
          <draw:text-box>
            <text:p><text:span text:style-name="T2">(b)</text:span></text:p>
          </draw:text-box>
        </draw:frame>
        <draw:frame draw:style-name="gr55" draw:text-style-name="P3" draw:layer="layout" svg:width="5.675cm" svg:height="0.395cm" svg:x="2.307cm" svg:y="12.611cm">
          <draw:text-box>
            <text:p><text:span text:style-name="T2">repeat until the constraint is satisfied</text:span></text:p>
          </draw:text-box>
        </draw:frame>
        <draw:frame draw:style-name="gr35" draw:text-style-name="P3" draw:layer="layout" svg:width="0.468cm" svg:height="0.395cm" svg:x="1.805cm" svg:y="7.807cm">
          <draw:text-box>
            <text:p><text:span text:style-name="T2">(iii)</text:span></text:p>
          </draw:text-box>
        </draw:frame>
        <draw:g draw:style-name="gr7">
          <svg:title>TexMaths</svg:title>
          <svg:desc>10§display§u_0 \!=\! 0, 
u_{\beta-1} \!=\! 1§svg§600§TRUE§</svg:desc>
          <draw:g>
            <draw:path draw:style-name="gr8" draw:text-style-name="P5" draw:layer="layout" svg:width="0.18cm" svg:height="0.157cm" svg:x="2.388cm" svg:y="7.98cm" svg:viewBox="0 0 181 158" svg:d="M113 135c4 14 16 23 31 23 13 0 21-8 26-19 6-12 7-23 11-34 0-4-3-4-4-4-4 0-4 1-5 6-5 20-12 44-26 44-8 0-11-5-11-16 0-8 4-25 7-37 3-13 6-26 9-38 2-5 5-18 6-23 2-9 6-22 6-24 0-6-5-9-10-9-2 0-11 0-14 12-7 25-22 87-27 105 0 2-14 30-40 30-18 0-21-16-21-29 0-20 9-47 19-71 4-11 6-16 6-23 0-15-12-28-29-28-34 0-47 51-47 54s4 3 5 3c3 0 3-1 5-6 9-31 22-44 36-44 3 0 9 1 9 12 0 8-4 19-6 24-13 35-21 56-21 73 0 34 24 42 43 42 24 0 36-15 42-23z">
              <text:p/>
            </draw:path>
            <draw:path draw:style-name="gr8" draw:text-style-name="P5" draw:layer="layout" svg:width="0.113cm" svg:height="0.167cm" svg:x="2.592cm" svg:y="8.024cm" svg:viewBox="0 0 114 168" svg:d="M114 85c0-27-3-46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8" draw:text-style-name="P5" draw:layer="layout" svg:width="0.232cm" svg:height="0.081cm" svg:x="2.796cm" svg:y="8.0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7cm" svg:height="0.239cm" svg:x="3.102cm" svg:y="7.901cm" svg:viewBox="0 0 148 240" svg:d="M148 121c0-28-2-56-14-82-16-33-45-39-60-39-21 0-47 9-61 42-11 24-13 51-13 79 0 27 1 58 16 84 15 28 41 35 58 35 19 0 45-7 61-40 11-24 13-51 13-79zM74 233c-14 0-35-9-41-43-4-20-4-52-4-73 0-22 0-45 3-64 7-42 33-45 42-45 11 0 35 6 41 41 4 20 4 46 4 68 0 27 0 50-4 72-5 33-25 44-41 44z">
              <text:p/>
            </draw:path>
            <draw:path draw:style-name="gr8" draw:text-style-name="P5" draw:layer="layout" svg:width="0.04cm" svg:height="0.104cm" svg:x="3.294cm" svg:y="8.096cm" svg:viewBox="0 0 41 105" svg:d="M41 37c0-23-9-37-22-37-12 0-19 9-19 19s7 19 19 19c4 0 9-2 12-5 1-1 1-1 2-1 0 2 0 0 0 5 0 26-12 47-23 59-4 4-4 4-4 5 0 3 1 4 3 4 4 0 32-27 32-68z">
              <text:p/>
            </draw:path>
            <draw:path draw:style-name="gr8" draw:text-style-name="P5" draw:layer="layout" svg:width="0.18cm" svg:height="0.157cm" svg:x="3.43cm" svg:y="7.98cm" svg:viewBox="0 0 181 158" svg:d="M113 135c4 14 16 23 31 23 13 0 21-8 26-19 6-12 7-23 11-34 0-4-3-4-4-4-4 0-4 1-5 6-5 20-12 44-27 44-7 0-11-5-11-16 0-8 5-25 7-37 3-13 7-26 10-38 1-5 5-18 6-23 2-9 6-22 6-24 0-6-5-9-11-9-1 0-11 0-13 12-7 25-22 87-27 105 0 2-14 30-40 30-18 0-22-16-22-29 0-20 10-47 19-71 5-11 6-16 6-23 0-15-11-28-28-28-34 0-47 51-47 54s3 2 4 3c4 0 4-1 6-6 9-31 22-44 36-44 3 0 8 1 8 12 0 8-4 19-6 24-13 35-20 56-20 73 0 34 24 42 43 42 23 0 36-15 42-23z">
              <text:p/>
            </draw:path>
            <draw:path draw:style-name="gr8" draw:text-style-name="P5" draw:layer="layout" svg:width="0.143cm" svg:height="0.219cm" svg:x="3.632cm" svg:y="8.014cm" svg:viewBox="0 0 144 220" svg:d="M144 34c0-21-19-34-41-34-33 0-58 39-64 63-13 51-26 103-39 154 0 2 2 3 4 3s4 0 4-2c6-21 11-43 17-64 5 11 17 21 37 21 34 0 73-24 73-62 0-14-7-29-19-37 12-8 28-22 28-42zM95 76c-4 0-5 1-12 1-4 0-10 0-12-1 2-1 9-2 12-2s9 1 12 2zM128 30c0 13-7 32-22 41-5-2-9-4-23-4-9 0-21 1-21 10 0 6 8 7 20 7 8 0 16-1 23-4 8 6 12 16 12 26 0 36-25 63-55 63-19 0-32-12-32-31 0-3 0-5 1-7 5-22 11-44 16-66 6-23 27-58 56-58 15 0 25 8 25 23z">
              <text:p/>
            </draw:path>
            <draw:path draw:style-name="gr8" draw:text-style-name="P5" draw:layer="layout" svg:width="0.165cm" svg:height="0.011cm" svg:x="3.819cm" svg:y="8.119cm" svg:viewBox="0 0 166 12" svg:d="M156 12c4 0 10 0 10-6s-6-6-10-6c-49 0-98 0-147 0-3 0-9 0-9 6s5 6 9 6c49 0 98 0 147 0z">
              <text:p/>
            </draw:path>
            <draw:path draw:style-name="gr8" draw:text-style-name="P5" draw:layer="layout" svg:width="0.089cm" svg:height="0.162cm" svg:x="4.038cm" svg:y="8.024cm" svg:viewBox="0 0 90 163" svg:d="M56 7c0-6 0-7-7-7-16 16-38 16-49 16 0 3 0 6 0 9 6 0 23 0 36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233cm" svg:height="0.081cm" svg:x="4.228cm" svg:y="8.0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15cm" svg:height="0.232cm" svg:x="4.552cm" svg:y="7.901cm" svg:viewBox="0 0 116 233" svg:d="M72 9c0-8 0-9-8-9-22 23-53 23-64 23 0 3 0 7 0 10 7 0 28 0 46-9 0 60 0 121 0 181 0 13-1 17-33 17-4 0-7 0-11 0 0 4 0 8 0 11 12-1 43-1 57-1s44 0 57 1c0-3 0-7 0-11-4 0-7 0-11 0-32 0-33-4-33-17 0-65 0-131 0-196z">
              <text:p/>
            </draw:path>
          </draw:g>
        </draw:g>
        <draw:frame draw:style-name="gr36" draw:text-style-name="P11" draw:layer="layout" svg:width="2.593cm" svg:height="0.395cm" svg:x="7.026cm" svg:y="7.81cm">
          <draw:text-box>
            <text:p text:style-name="P10"><text:span text:style-name="T2">(sync + inter RL)</text:span></text:p>
          </draw:text-box>
        </draw:frame>
        <draw:frame draw:style-name="gr12" draw:text-style-name="P3" draw:layer="layout" svg:width="0.434cm" svg:height="0.395cm" svg:x="1.303cm" svg:y="13.205cm">
          <draw:text-box>
            <text:p><text:span text:style-name="T2">(3)</text:span></text:p>
          </draw:text-box>
        </draw:frame>
        <draw:frame draw:style-name="gr37" draw:text-style-name="P3" draw:layer="layout" svg:width="1.573cm" svg:height="0.395cm" svg:x="1.804cm" svg:y="13.206cm">
          <draw:text-box>
            <text:p><text:span text:style-name="T2">initial ICB:</text:span></text:p>
          </draw:text-box>
        </draw:frame>
        <draw:g draw:style-name="gr7">
          <svg:title>TexMaths</svg:title>
          <svg:desc>10§display§\mathcal{C}_i 
=
\left\{
( \psi(x_0 y_0), \dots, \psi(x_{\beta-1} y_{\beta-1}) )
\middle|
\bm{x} \in \mathcal{B}_i, 
\bm{y} \in \mathbb{B}^\beta
\right\}§svg§600§TRUE§</svg:desc>
          <draw:g>
            <draw:path draw:style-name="gr8" draw:text-style-name="P5" draw:layer="layout" svg:width="0.183cm" svg:height="0.253cm" svg:x="1.792cm" svg:y="13.69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8" draw:text-style-name="P5" draw:layer="layout" svg:width="0.073cm" svg:height="0.164cm" svg:x="1.985cm" svg:y="13.835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8" draw:text-style-name="P5" draw:layer="layout" svg:width="0.232cm" svg:height="0.081cm" svg:x="2.208cm" svg:y="13.81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24cm" svg:height="0.418cm" svg:x="2.599cm" svg:y="13.647cm" svg:viewBox="0 0 125 419" svg:d="M50 154c0 24-12 38-48 52-1 0-2 2-2 4 0 3 0 4 3 5 47 18 47 36 47 56 0 32 0 64 0 96 0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8" draw:text-style-name="P5" draw:layer="layout" svg:width="0.08cm" svg:height="0.348cm" svg:x="2.799cm" svg:y="13.682cm" svg:viewBox="0 0 81 349" svg:d="M81 346c0-1 0-2-6-8-44-44-55-109-55-163 0-61 13-122 57-166 4-4 4-4 4-6s-1-3-3-3c-4 0-36 24-56 68-18 39-22 78-22 107 0 28 3 69 23 109 21 43 51 65 55 65 2 0 3-1 3-3z">
              <text:p/>
            </draw:path>
            <draw:path draw:style-name="gr8" draw:text-style-name="P5" draw:layer="layout" svg:width="0.212cm" svg:height="0.313cm" svg:x="2.911cm" svg:y="13.702cm" svg:viewBox="0 0 213 314" svg:d="M159 9c0-2 1-4 1-6 0-3-3-3-4-3-4 0-4 0-6 7-19 77-39 154-58 230-27-2-40-15-40-38 0-7 0-16 19-65 1-4 4-10 4-17 0-16-11-29-29-29-33 0-46 51-46 54s3 3 4 3c3 0 4 0 6-6 9-33 23-43 35-43 3 0 9 0 9 11 0 9-4 18-8 30-17 44-17 53-17 59 0 33 27 47 61 49-3 13-3 13-8 32-1 4-8 32-8 33 1 2 0 4 4 4 1 0 3 0 4-2 1 0 3-9 4-14 4-17 9-34 13-52 13 0 44 0 77-37 14-16 22-31 26-42 3-9 11-39 11-55 0-19-10-24-16-24-9 0-17 9-17 17 0 4 2 6 5 9 4 4 13 13 13 30 0 22-19 51-31 64-31 30-53 30-66 30 19-76 39-153 58-229z">
              <text:p/>
            </draw:path>
            <draw:path draw:style-name="gr8" draw:text-style-name="P5" draw:layer="layout" svg:width="0.08cm" svg:height="0.348cm" svg:x="3.177cm" svg:y="13.682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8" draw:text-style-name="P5" draw:layer="layout" svg:width="0.174cm" svg:height="0.158cm" svg:x="3.289cm" svg:y="13.79cm" svg:viewBox="0 0 175 159" svg:d="M107 49c2-9 10-41 35-41 2 0 10 0 17 4-9 2-16 11-16 19 0 6 3 12 13 12 8 0 19-6 19-20 0-18-21-23-33-23-20 0-33 18-37 27-9-24-27-27-38-27-36 0-56 45-56 54 0 3 3 3 4 3 3 0 4 0 5-3 11-38 35-46 47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8" draw:text-style-name="P5" draw:layer="layout" svg:width="0.113cm" svg:height="0.167cm" svg:x="3.492cm" svg:y="13.834cm" svg:viewBox="0 0 114 168" svg:d="M114 85c0-27-3-46-14-63-8-12-23-22-43-22-57 0-57 67-57 85s0 83 57 83 57-65 57-83zM57 161c-11 0-26-6-31-26-3-15-3-35-3-53s0-37 3-50c6-19 21-25 31-25 14 0 26 8 31 23 4 13 4 31 4 52 0 18 0 36-3 52-5 22-22 27-32 27z">
              <text:p/>
            </draw:path>
            <draw:path draw:style-name="gr8" draw:text-style-name="P5" draw:layer="layout" svg:width="0.161cm" svg:height="0.226cm" svg:x="3.647cm" svg:y="13.79cm" svg:viewBox="0 0 162 227" svg:d="M161 21c1-5 1-5 1-8 0-6-5-9-10-9-3 0-9 2-12 7-1 2-4 13-5 19-3 9-5 19-7 28-5 21-11 42-16 63-1 5-16 30-40 30-18 0-21-15-21-28 0-17 6-38 18-69 5-14 7-18 7-25 0-16-12-29-29-29-34 0-47 51-47 54s4 3 5 3c3 0 3 0 5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13cm" svg:height="0.167cm" svg:x="3.822cm" svg:y="13.83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8" draw:text-style-name="P5" draw:layer="layout" svg:width="0.081cm" svg:height="0.348cm" svg:x="3.987cm" svg:y="13.682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8" draw:text-style-name="P5" draw:layer="layout" svg:width="0.04cm" svg:height="0.103cm" svg:x="4.134cm" svg:y="13.907cm" svg:viewBox="0 0 41 104" svg:d="M41 36c0-23-9-36-22-36-12 0-19 8-19 18s7 19 19 19c4 0 8-2 12-5 1 0 1-1 2-1 0 2 0 1 0 5 0 26-12 46-24 59-3 3-3 5-3 6 0 2 1 3 3 3 4 0 32-27 32-68z">
              <text:p/>
            </draw:path>
            <draw:path draw:style-name="gr8" draw:text-style-name="P5" draw:layer="layout" svg:width="0.036cm" svg:height="0.036cm" svg:x="4.29cm" svg:y="13.907cm" svg:viewBox="0 0 37 37" svg:d="M37 18c0-10-8-18-18-18s-19 8-19 18 9 19 19 19 18-9 18-19z">
              <text:p/>
            </draw:path>
            <draw:path draw:style-name="gr8" draw:text-style-name="P5" draw:layer="layout" svg:width="0.037cm" svg:height="0.036cm" svg:x="4.446cm" svg:y="13.907cm" svg:viewBox="0 0 38 37" svg:d="M38 18c0-10-9-18-19-18s-19 8-19 18 9 19 19 19 19-9 19-19z">
              <text:p/>
            </draw:path>
            <draw:path draw:style-name="gr8" draw:text-style-name="P5" draw:layer="layout" svg:width="0.036cm" svg:height="0.036cm" svg:x="4.603cm" svg:y="13.907cm" svg:viewBox="0 0 37 37" svg:d="M37 18c0-10-9-18-19-18s-18 8-18 18 8 19 18 19 19-9 19-19z">
              <text:p/>
            </draw:path>
            <draw:path draw:style-name="gr8" draw:text-style-name="P5" draw:layer="layout" svg:width="0.04cm" svg:height="0.103cm" svg:x="4.759cm" svg:y="13.907cm" svg:viewBox="0 0 41 104" svg:d="M41 36c0-23-9-36-23-36-11 0-18 8-18 18s7 19 18 19c5 0 9-2 13-5 1 0 1-1 1-1 1 0 1 1 1 5 0 26-12 47-24 59-4 4-4 5-4 6 0 2 2 3 4 3 4 0 32-27 32-68z">
              <text:p/>
            </draw:path>
            <draw:path draw:style-name="gr8" draw:text-style-name="P5" draw:layer="layout" svg:width="0.212cm" svg:height="0.313cm" svg:x="4.895cm" svg:y="13.702cm" svg:viewBox="0 0 213 314" svg:d="M159 9c0-2 1-4 1-6 0-3-2-3-4-3-4 0-4 0-5 7-20 77-39 154-59 230-26-2-40-15-40-38 0-7 0-16 19-65 2-4 4-10 4-17 0-16-11-29-29-29-33 0-46 51-46 54s3 3 4 3c4 0 4 0 6-6 9-33 23-43 35-43 3 0 9 0 9 11 0 9-4 18-8 30-17 44-17 53-17 59 0 33 27 47 61 49-3 13-3 13-8 32-1 4-8 32-8 33 2 2 0 4 5 4 1 0 2 0 3-2 1 0 3-9 4-14 4-17 9-34 13-52 13 0 44 0 77-37 15-16 22-31 26-42 3-9 11-39 11-55 0-19-10-24-16-24-8 0-17 9-17 17 0 4 2 6 5 9 4 4 13 13 13 30 0 22-19 51-31 64-31 30-53 30-66 30 19-76 39-153 58-229z">
              <text:p/>
            </draw:path>
            <draw:path draw:style-name="gr8" draw:text-style-name="P5" draw:layer="layout" svg:width="0.081cm" svg:height="0.348cm" svg:x="5.161cm" svg:y="13.682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8" draw:text-style-name="P5" draw:layer="layout" svg:width="0.174cm" svg:height="0.158cm" svg:x="5.273cm" svg:y="13.79cm" svg:viewBox="0 0 175 159" svg:d="M107 49c2-9 10-41 35-41 2 0 10 0 18 4-10 2-17 11-17 19 0 6 4 12 13 12 8 0 19-6 19-20 0-18-21-23-33-23-20 0-32 18-37 27-8-24-27-27-37-27-37 0-57 45-57 54 0 3 3 3 4 3 3 0 4 0 5-3 12-38 35-46 47-46 7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8" draw:text-style-name="P5" draw:layer="layout" svg:width="0.142cm" svg:height="0.22cm" svg:x="5.475cm" svg:y="13.824cm" svg:viewBox="0 0 143 221" svg:d="M143 35c0-22-18-35-40-35-34 0-58 39-65 63-12 51-25 103-38 155-1 2 2 3 3 3 2 0 4 0 5-2 6-22 11-44 16-65 6 11 17 22 37 22 35 0 74-25 74-63 0-14-7-29-20-37 12-8 28-22 28-41zM95 76c-4 0-6 1-13 1-4 0-10 0-11-1 2-1 9-1 11-1 4 0 9 0 13 1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8" draw:text-style-name="P5" draw:layer="layout" svg:width="0.166cm" svg:height="0.011cm" svg:x="5.661cm" svg:y="13.929cm" svg:viewBox="0 0 167 12" svg:d="M157 12c4 0 10 0 10-6s-6-6-10-6c-49 0-98 0-147 0-4 0-10 0-10 6s6 6 10 6c49 0 98 0 147 0z">
              <text:p/>
            </draw:path>
            <draw:path draw:style-name="gr8" draw:text-style-name="P5" draw:layer="layout" svg:width="0.089cm" svg:height="0.162cm" svg:x="5.881cm" svg:y="13.834cm" svg:viewBox="0 0 90 163" svg:d="M56 7c0-6-1-7-8-7-15 16-38 16-48 16 0 3 0 6 0 9 6 0 22 0 36-7 0 42 0 83 0 125 0 8 0 12-25 12-3 0-6 0-9 0 0 2 0 5 0 8 4 0 35-1 44-1 7 0 38 1 44 1 0-3 0-6 0-8-3 0-7 0-10 0-24 0-24-4-24-12 0-46 0-91 0-136z">
              <text:p/>
            </draw:path>
            <draw:path draw:style-name="gr8" draw:text-style-name="P5" draw:layer="layout" svg:width="0.161cm" svg:height="0.226cm" svg:x="6.022cm" svg:y="13.79cm" svg:viewBox="0 0 162 227" svg:d="M161 21c1-5 1-5 1-8 0-6-5-9-10-9-4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43cm" svg:height="0.22cm" svg:x="6.196cm" svg:y="13.824cm" svg:viewBox="0 0 144 221" svg:d="M144 35c0-22-19-35-40-35-34 0-59 39-65 63-13 51-26 103-39 155 0 2 2 3 4 3s4 0 4-2c6-22 11-44 17-65 5 11 17 22 37 22 34 0 73-25 73-63 0-14-6-29-19-37 12-8 28-22 28-41zM95 76c-3 0-5 1-12 1-4 0-10 0-12-1 3-1 10-1 12-1 3 0 9 0 12 1zM128 30c0 13-7 32-22 41-5-2-9-3-23-3-9 0-21 0-21 9 0 6 8 7 20 7 9 0 16-1 24-3 7 5 11 15 11 26 0 35-24 62-54 62-19 0-33-12-33-31 0-3 0-5 1-7 5-22 11-44 16-66 6-23 28-58 56-58 15 0 25 8 25 23z">
              <text:p/>
            </draw:path>
            <draw:path draw:style-name="gr8" draw:text-style-name="P5" draw:layer="layout" svg:width="0.165cm" svg:height="0.011cm" svg:x="6.383cm" svg:y="13.929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2cm" svg:x="6.603cm" svg:y="13.83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8cm" svg:height="0.348cm" svg:x="6.754cm" svg:y="13.682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5" draw:layer="layout" svg:width="0.081cm" svg:height="0.348cm" svg:x="6.89cm" svg:y="13.682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8" draw:text-style-name="P5" draw:layer="layout" svg:width="0.014cm" svg:height="0.224cm" svg:x="7.058cm" svg:y="13.64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014cm" svg:height="0.224cm" svg:x="7.058cm" svg:y="13.85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98cm" svg:height="0.161cm" svg:x="7.137cm" svg:y="13.786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9 22 49 22 44 0 68-43 68-55 0-5-6-5-9-5-4 0-6 0-8 5-10 31-35 42-50 42-13 0-19-6-19-18 0-7 4-25 7-38 3-10 11-42 13-48 5-21 17-32 30-32 1 0 9 0 16 5z">
              <text:p/>
            </draw:path>
            <draw:path draw:style-name="gr8" draw:text-style-name="P5" draw:layer="layout" svg:width="0.175cm" svg:height="0.202cm" svg:x="7.482cm" svg:y="13.75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22cm" svg:height="0.254cm" svg:x="7.796cm" svg:y="13.697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 2 0 10-2 17-2 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8" draw:text-style-name="P5" draw:layer="layout" svg:width="0.073cm" svg:height="0.164cm" svg:x="8.028cm" svg:y="13.835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8" draw:text-style-name="P5" draw:layer="layout" svg:width="0.04cm" svg:height="0.103cm" svg:x="8.163cm" svg:y="13.907cm" svg:viewBox="0 0 41 104" svg:d="M41 36c0-23-8-36-22-36-12 0-19 8-19 18s7 19 19 19c4 0 9-2 12-5 1 0 1-1 2-1 0 2 1 1 1 5 0 26-13 47-24 59-4 4-4 5-4 6 0 2 2 3 3 3 4 0 32-27 32-68z">
              <text:p/>
            </draw:path>
            <draw:path draw:style-name="gr8" draw:text-style-name="P5" draw:layer="layout" svg:width="0.193cm" svg:height="0.229cm" svg:x="8.3cm" svg:y="13.786cm" svg:viewBox="0 0 194 230" svg:d="M192 27c2-7 2-7 2-8 0-8-6-16-17-16-18 0-22 17-25 26-3 12-6 25-9 37-4 16-11 43-15 58-1 7-12 16-13 17-4 2-13 8-24 8-21 0-21-18-21-26 0-21 11-48 20-74 4-9 5-11 5-17 0-20-20-32-40-32-37 0-55 48-55 55 0 5 6 5 9 5 4 0 7 0 8-5 12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8" draw:text-style-name="P5" draw:layer="layout" svg:width="0.175cm" svg:height="0.202cm" svg:x="8.636cm" svg:y="13.75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14cm" svg:height="0.238cm" svg:x="8.942cm" svg:y="13.705cm" svg:viewBox="0 0 215 239" svg:d="M46 32c0-5 0-14-3-20 13 0 25 0 38 0-4 6-4 13-4 18 0 60 0 120 0 180 0 5 0 12 4 18-13 0-25 0-38 0 3-7 3-16 3-20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8" draw:text-style-name="P5" draw:layer="layout" svg:width="0.143cm" svg:height="0.22cm" svg:x="9.185cm" svg:y="13.62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124cm" svg:height="0.418cm" svg:x="9.403cm" svg:y="13.64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frame draw:style-name="gr12" draw:text-style-name="P3" draw:layer="layout" svg:width="0.434cm" svg:height="0.395cm" svg:x="1.304cm" svg:y="14.205cm">
          <draw:text-box>
            <text:p><text:span text:style-name="T2">(4)</text:span></text:p>
          </draw:text-box>
        </draw:frame>
        <draw:frame draw:style-name="gr38" draw:text-style-name="P3" draw:layer="layout" svg:width="2.614cm" svg:height="0.395cm" svg:x="1.805cm" svg:y="14.206cm">
          <draw:text-box>
            <text:p><text:span text:style-name="T2">remove motif: [?]</text:span></text:p>
          </draw:text-box>
        </draw:frame>
        <draw:g draw:style-name="gr7">
          <svg:title>TexMaths</svg:title>
          <svg:desc>10§display§\mathcal{C}_i = 
\mathcal{C}_i \setminus \mathcal{X}_i§svg§600§TRUE§</svg:desc>
          <draw:g>
            <draw:path draw:style-name="gr8" draw:text-style-name="P5" draw:layer="layout" svg:width="0.183cm" svg:height="0.254cm" svg:x="1.792cm" svg:y="14.642cm" svg:viewBox="0 0 184 255" svg:d="M170 191c0-2-1-2-3-2-6 0-14 5-15 5-7 4-8 7-12 13-11 16-27 28-50 28-31 0-60-23-60-74 0-32 13-73 32-101 15-23 34-41 70-41 14 0 22 5 22 18 0 12-13 37-17 44-2 4-2 5-2 6 0 2 1 2 3 2 8 0 21-8 25-13 0-2 21-36 21-54 0-19-16-22-29-22-51 0-92 33-109 53-41 50-46 105-46 123 0 50 26 79 67 79 57 0 103-55 103-64z">
              <text:p/>
            </draw:path>
            <draw:path draw:style-name="gr8" draw:text-style-name="P5" draw:layer="layout" svg:width="0.073cm" svg:height="0.164cm" svg:x="1.985cm" svg:y="14.779cm" svg:viewBox="0 0 74 165" svg:d="M68 9c0-4-3-9-10-9s-14 6-14 14c0 4 3 9 10 9s14-7 14-14zM18 134c-1 3-3 6-3 10 0 12 10 21 24 21 24 0 35-34 35-37 0-4-3-4-4-4-3 0-3 2-4 5-6 19-17 29-26 29-5 0-7-3-7-8 0-6 2-11 4-16 3-7 6-13 8-20 2-5 11-28 12-31 1-2 2-5 2-8 0-11-10-20-24-20-24 0-35 33-35 37 0 3 3 3 4 3 3 0 4-1 4-4 7-21 18-30 27-30 4 0 6 2 6 9 0 6-2 9-8 25-5 13-10 26-15 39z">
              <text:p/>
            </draw:path>
            <draw:path draw:style-name="gr8" draw:text-style-name="P5" draw:layer="layout" svg:width="0.233cm" svg:height="0.082cm" svg:x="2.207cm" svg:y="14.7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82cm" svg:height="0.254cm" svg:x="2.563cm" svg:y="14.642cm" svg:viewBox="0 0 183 255" svg:d="M170 191c0-2-2-2-4-2-6 0-14 5-15 5-7 4-8 7-12 13-11 16-27 28-49 28-32 0-60-23-60-74 0-32 12-73 31-101 15-23 34-41 70-41 14 0 22 5 22 18 0 12-13 37-17 44-2 4-2 5-2 6 0 2 2 2 4 2 7 0 20-8 24-13 1-2 21-36 21-54 0-19-16-22-28-22-51 0-93 33-109 53-42 50-46 105-46 123 0 50 26 79 66 79 57 0 104-55 104-64z">
              <text:p/>
            </draw:path>
            <draw:path draw:style-name="gr8" draw:text-style-name="P5" draw:layer="layout" svg:width="0.074cm" svg:height="0.164cm" svg:x="2.754cm" svg:y="14.779cm" svg:viewBox="0 0 75 165" svg:d="M68 9c0-4-3-9-10-9-6 0-13 6-13 14 0 4 3 9 9 9 7 0 14-7 14-14zM18 134c-1 3-2 6-2 10 0 12 10 21 23 21 25 0 36-34 36-37 0-4-3-3-4-4-4 0-4 2-5 5-6 19-17 29-26 29-5 0-6-3-6-8 0-6 1-11 4-16 2-7 5-13 7-20 3-5 12-28 13-31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135cm" svg:height="0.349cm" svg:x="2.957cm" svg:y="14.626cm" svg:viewBox="0 0 136 350" svg:d="M121 341c2 5 4 9 8 9s7-3 7-7c0-1 0-2-1-6-40-109-80-219-120-328-3-6-4-9-8-9s-7 3-7 7c0 1 0 2 2 6 40 109 79 219 119 328z">
              <text:p/>
            </draw:path>
            <draw:path draw:style-name="gr8" draw:text-style-name="P5" draw:layer="layout" svg:width="0.265cm" svg:height="0.237cm" svg:x="3.209cm" svg:y="14.65cm" svg:viewBox="0 0 266 238" svg:d="M150 46c-2-26-6-46-30-46-34 0-57 24-57 33 0 3 2 3 4 3 4 0 19-5 26-17h1c19 0 23 11 27 47 2 17 3 34 5 51-13 8-60 36-86 53-40 28-40 38-40 49s6 19 17 19c10 0 26-11 26-17 0-1-1-2-2-2-3 0-11-2-11-16 0-9 0-13 37-37 21-14 42-25 60-37 0 1 5 53 6 59 3 27 5 50 31 50 33 0 56-24 56-34 0-2-1-2-4-2s-19 5-25 17c-1 0-3 0-4 0-20 0-22-22-25-51-1-11-2-20-5-56 109-66 109-78 109-93 0-12-6-19-17-19-10 0-27 12-27 17 0 2 2 1 3 2 3 0 11 2 11 15 0 9-1 14-31 35-10 7-25 16-49 31-2-18-4-36-6-54z">
              <text:p/>
            </draw:path>
            <draw:path draw:style-name="gr8" draw:text-style-name="P5" draw:layer="layout" svg:width="0.074cm" svg:height="0.164cm" svg:x="3.453cm" svg:y="14.779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</draw:g>
        </draw:g>
        <draw:frame draw:style-name="gr12" draw:text-style-name="P3" draw:layer="layout" svg:width="0.434cm" svg:height="0.395cm" svg:x="1.305cm" svg:y="15.405cm">
          <draw:text-box>
            <text:p><text:span text:style-name="T2">(6)</text:span></text:p>
          </draw:text-box>
        </draw:frame>
        <draw:frame draw:style-name="gr39" draw:text-style-name="P3" draw:layer="layout" svg:width="5.002cm" svg:height="0.395cm" svg:x="1.806cm" svg:y="15.406cm">
          <draw:text-box>
            <text:p><text:span text:style-name="T2">remove large metric codewords:</text:span></text:p>
          </draw:text-box>
        </draw:frame>
        <draw:frame draw:style-name="gr12" draw:text-style-name="P3" draw:layer="layout" svg:width="0.434cm" svg:height="0.395cm" svg:x="1.304cm" svg:y="15.006cm">
          <draw:text-box>
            <text:p><text:span text:style-name="T2">(5)</text:span></text:p>
          </draw:text-box>
        </draw:frame>
        <draw:g draw:style-name="gr7">
          <svg:title>TexMaths</svg:title>
          <svg:desc>10§display§\exists i \in [\nu\rangle, 
|\mathcal{C}_i| &lt; 2^{b_i}§svg§600§TRUE§</svg:desc>
          <draw:g>
            <draw:path draw:style-name="gr8" draw:text-style-name="P5" draw:layer="layout" svg:width="0.156cm" svg:height="0.241cm" svg:x="4.844cm" svg:y="15.062cm" svg:viewBox="0 0 157 242" svg:d="M157 12c0-11-1-12-13-12-44 0-87 0-131 0-6 0-13 0-13 7s7 7 13 7c43 0 87 0 130 0 0 34 0 67 0 101-42 0-83 0-125 0-6 0-13 0-13 7s7 7 13 7c42 0 83 0 125 0 0 33 0 66 0 99-43 0-87 0-130 0-6 0-13 0-13 7s7 7 13 7c44 0 87 0 131 0 12 0 13-1 13-12 0-72 0-145 0-218z">
              <text:p/>
            </draw:path>
            <draw:path draw:style-name="gr8" draw:text-style-name="P5" draw:layer="layout" svg:width="0.092cm" svg:height="0.234cm" svg:x="5.03cm" svg:y="15.073cm" svg:viewBox="0 0 93 235" svg:d="M90 13c0-7-5-13-13-13-9 0-19 10-19 19 0 7 5 13 13 13s19-8 19-19zM63 145c5-10 5-11 8-20 3-7 5-12 5-19 0-16-12-29-29-29-33 0-47 51-47 54 0 4 4 4 5 4 3 0 3-1 5-7 10-33 24-43 36-43 3 0 9 0 9 11 0 8-3 15-4 18-3 10-19 50-25 65-3 9-8 21-8 27 0 17 12 29 29 29 33 0 46-50 46-53s-3-3-4-3c-4 0-4 1-5 6-7 21-18 42-36 42-6 0-9-3-9-11 0-9 3-14 11-34 4-13 9-25 13-37z">
              <text:p/>
            </draw:path>
            <draw:path draw:style-name="gr8" draw:text-style-name="P5" draw:layer="layout" svg:width="0.175cm" svg:height="0.201cm" svg:x="5.268cm" svg:y="15.116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8" draw:text-style-name="P5" draw:layer="layout" svg:width="0.047cm" svg:height="0.349cm" svg:x="5.612cm" svg:y="15.042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5" draw:layer="layout" svg:width="0.164cm" svg:height="0.154cm" svg:x="5.687cm" svg:y="15.15cm" svg:viewBox="0 0 165 155" svg:d="M60 4c-1-1 0-4-4-4-9 0-34 3-43 4-3 0-7 0-7 7 0 4 3 4 8 4 17 0 18 2 18 6 0 2-4 19-7 28-7 28-14 57-21 86-2 6-4 15-4 16 0 4 4 4 6 4s3 0 5 0c24-4 62-18 99-51 46-43 55-91 55-94 0-6-4-10-10-10-3 0-11 2-13 12-23 79-76 119-116 132 11-47 23-93 34-140z">
              <text:p/>
            </draw:path>
            <draw:path draw:style-name="gr8" draw:text-style-name="P5" draw:layer="layout" svg:width="0.077cm" svg:height="0.349cm" svg:x="5.884cm" svg:y="15.042cm" svg:viewBox="0 0 78 350" svg:d="M76 182c2-5 2-5 2-6s0-2-2-6c-20-54-41-108-61-162-2-6-4-8-8-8s-7 3-7 7c0 1 0 2 1 6 21 54 42 108 63 163-21 53-42 107-63 161-1 4-1 4-1 6 0 4 3 7 7 7s6-4 7-7c21-54 41-108 62-161z">
              <text:p/>
            </draw:path>
            <draw:path draw:style-name="gr8" draw:text-style-name="P5" draw:layer="layout" svg:width="0.04cm" svg:height="0.104cm" svg:x="6.031cm" svg:y="15.267cm" svg:viewBox="0 0 41 105" svg:d="M41 37c0-23-8-37-22-37-12 0-19 9-19 19 0 9 7 18 19 18 4 0 9-1 12-4 1-1 1-1 2-1 0 2 1 0 1 5 0 26-12 47-24 59-4 3-4 4-4 5 0 3 2 4 3 4 4 0 32-27 32-68z">
              <text:p/>
            </draw:path>
            <draw:path draw:style-name="gr8" draw:text-style-name="P5" draw:layer="layout" svg:width="0.013cm" svg:height="0.349cm" svg:x="6.198cm" svg:y="15.042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82cm" svg:height="0.254cm" svg:x="6.258cm" svg:y="15.058cm" svg:viewBox="0 0 183 255" svg:d="M170 192c0-2-2-2-3-2-6 0-10 3-15 5-7 5-9 7-13 12-11 16-26 28-49 28-32 0-60-22-60-74 0-32 12-73 31-101 16-23 35-41 71-41 13 0 22 5 22 18 0 12-13 37-18 44-2 4-2 5-2 6 0 2 2 2 4 2 7 0 20-8 24-13 1-2 21-36 21-54 0-19-15-22-28-22-51 0-93 33-109 53-42 50-46 105-46 123 0 50 26 79 67 79 56 0 103-54 103-63z">
              <text:p/>
            </draw:path>
            <draw:path draw:style-name="gr8" draw:text-style-name="P5" draw:layer="layout" svg:width="0.074cm" svg:height="0.164cm" svg:x="6.45cm" svg:y="15.194cm" svg:viewBox="0 0 75 165" svg:d="M68 9c0-4-2-9-9-9s-14 6-14 14c0 4 3 9 10 9s13-7 13-14zM18 134c-1 3-2 6-2 10 0 12 10 21 23 21 25 0 36-34 36-37s-3-3-4-3c-4 0-4 1-5 4-5 19-16 29-26 29-5 0-6-3-6-8 0-6 2-10 4-16s5-13 8-19c2-6 11-29 12-32 1-2 1-5 1-8 0-11-9-20-23-20-24 0-36 33-36 37 0 3 4 3 5 3 3 0 3-1 4-4 6-21 17-30 26-30 4 0 6 2 6 9 0 6-1 9-7 25-5 13-11 26-16 39z">
              <text:p/>
            </draw:path>
            <draw:path draw:style-name="gr8" draw:text-style-name="P5" draw:layer="layout" svg:width="0.013cm" svg:height="0.349cm" svg:x="6.598cm" svg:y="15.042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4cm" svg:height="0.201cm" svg:x="6.78cm" svg:y="15.116cm" svg:viewBox="0 0 215 202" svg:d="M208 15c4-3 7-4 7-8s-3-7-7-7c-1 0-2 0-7 2-65 31-129 61-194 92-4 2-7 3-7 8 0 4 3 6 7 7 65 30 129 61 194 92 5 1 6 1 7 1 4 0 7-2 7-6s-3-5-7-7c-61-29-123-58-184-87 61-29 123-58 184-87z">
              <text:p/>
            </draw:path>
            <draw:path draw:style-name="gr8" draw:text-style-name="P5" draw:layer="layout" svg:width="0.14cm" svg:height="0.231cm" svg:x="7.139cm" svg:y="15.072cm" svg:viewBox="0 0 141 232" svg:d="M28 205c12-11 25-23 37-35 55-48 76-67 76-102 0-40-32-68-75-68-40 0-66 32-66 63 0 20 18 20 19 20 6 0 18-4 18-19 0-9-6-18-18-18-3 0-4 0-5 0 8-23 27-35 48-35 32 0 47 28 47 57 0 28-18 55-37 77-23 25-45 50-68 74-4 4-4 5-4 13 44 0 87 0 131 0 3-20 7-40 10-60-3 0-6 0-9 0-2 11-4 26-8 30-2 3-25 3-33 3-21 0-42 0-63 0z">
              <text:p/>
            </draw:path>
            <draw:path draw:style-name="gr8" draw:text-style-name="P5" draw:layer="layout" svg:width="0.098cm" svg:height="0.172cm" svg:x="7.314cm" svg:y="14.99cm" svg:viewBox="0 0 99 173" svg:d="M49 7c0-1 1-3 1-4s-1-3-4-3c-5 0-26 2-32 2-2 1-5 1-5 6 0 4 3 4 6 4 12 0 12 1 12 3s-3 12-4 17c-2 8-4 15-6 23s-15 62-16 65c-1 6-1 9-1 12 0 25 16 41 36 41 31 0 63-34 63-70 0-29-19-41-36-41-13 0-24 7-31 14 6-23 11-46 17-69zM36 166c-12 0-19-11-19-25 0-9 3-17 9-45 2-5 2-5 7-11 9-11 20-16 29-16s18 7 18 24c0 10-6 35-13 49-6 12-18 24-31 24z">
              <text:p/>
            </draw:path>
            <draw:path draw:style-name="gr8" draw:text-style-name="P5" draw:layer="layout" svg:width="0.061cm" svg:height="0.117cm" svg:x="7.437cm" svg:y="15.079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4 9 0 3-1 5-1 8 0 9 8 15 19 15 18 0 28-22 28-27z">
              <text:p/>
            </draw:path>
          </draw:g>
        </draw:g>
        <draw:frame draw:style-name="gr40" draw:text-style-name="P3" draw:layer="layout" svg:width="2.86cm" svg:height="0.395cm" svg:x="1.804cm" svg:y="15.007cm">
          <draw:text-box>
            <text:p><text:span text:style-name="T2">generation failed if</text:span></text:p>
          </draw:text-box>
        </draw:frame>
        <draw:g draw:style-name="gr7">
          <svg:title>TexMaths</svg:title>
          <svg:desc>10§display§\tilde{q}(\bm{y}|\bm{u}) =
\begin{cases}
0 &amp; ( p(\bm{y}|\bm{u}) = \max_{\tilde{\bm{u}} \in \mathcal{C}_i} p(\bm{y}|\tilde{\bm{u}})  ) \\
p(\bm{y}|\bm{u}) &amp; (\mbox{\rm otherwise})
\end{cases}§svg§600§TRUE§</svg:desc>
          <draw:g>
            <draw:path draw:style-name="gr8" draw:text-style-name="P5" draw:layer="layout" svg:width="0.116cm" svg:height="0.032cm" svg:x="1.818cm" svg:y="16.282cm" svg:viewBox="0 0 117 33" svg:d="M117 5c-2-2-4-3-6-5-10 6-13 17-29 17-8 0-17-5-23-9-9-6-16-8-21-8-14 0-21 8-38 27 2 2 3 4 5 6 0-1 14-17 29-17 8 0 17 5 23 9 9 5 16 8 22 8 13 0 20-8 38-28z">
              <text:p/>
            </draw:path>
            <draw:path draw:style-name="gr8" draw:text-style-name="P5" draw:layer="layout" svg:width="0.144cm" svg:height="0.223cm" svg:x="1.776cm" svg:y="16.361cm" svg:viewBox="0 0 145 224" svg:d="M145 4c0-1-1-3-3-3-4 0-18 14-24 24-8-19-22-25-33-25-41 0-85 52-85 103 0 35 21 56 47 56 15 0 28-8 41-21-3 13-15 60-16 63-2 10-5 11-25 12-5 0-8 0-8 7 2 1 0 4 5 4 11 0 23-2 35-2s24 2 36 2c2 0 6 0 6-8 0-3-3-3-9-3-17 0-17-3-17-6 0-2 1-5 2-8 16-65 32-130 48-195zM48 152c-21 0-23-27-23-33 0-17 10-56 16-70 11-26 30-41 44-41 23 0 28 28 28 31 0 2-20 79-21 80-5 10-25 33-44 33z">
              <text:p/>
            </draw:path>
            <draw:path draw:style-name="gr8" draw:text-style-name="P5" draw:layer="layout" svg:width="0.081cm" svg:height="0.35cm" svg:x="1.966cm" svg:y="16.253cm" svg:viewBox="0 0 82 351" svg:d="M82 348c0-1 0-2-6-8-44-44-55-111-55-164 0-61 13-122 56-166 5-5 5-5 5-6 0-3-1-4-3-4-4 0-36 24-56 69-18 38-23 77-23 107 0 27 4 70 24 109 21 43 51 66 55 66 2 0 3-1 3-3z">
              <text:p/>
            </draw:path>
            <draw:path draw:style-name="gr8" draw:text-style-name="P5" draw:layer="layout" svg:width="0.192cm" svg:height="0.228cm" svg:x="2.08cm" svg:y="16.358cm" svg:viewBox="0 0 193 229" svg:d="M191 26c2-6 2-7 2-8 0-8-6-15-17-15-18 0-22 16-25 26-3 12-6 24-9 36-4 17-11 44-14 58-2 8-13 16-14 17-4 3-12 9-24 9-21 0-21-18-21-26 0-21 11-49 21-74 3-9 4-12 4-18 0-20-20-31-40-31-37 0-54 48-54 55 0 4 5 4 8 4 4 0 7 0 8-4 12-39 31-43 36-43 3 0 6 0 6 8s-4 17-6 23c-13 35-21 55-21 73 0 40 35 45 56 45 9 0 21-1 34-10-10 43-36 66-61 66-4 0-14-1-21-5 11-5 17-14 17-24 0-12-10-16-17-16-13 0-26 11-26 27 0 18 19 30 47 30 41 0 87-27 98-70 11-44 22-89 33-133z">
              <text:p/>
            </draw:path>
            <draw:path draw:style-name="gr8" draw:text-style-name="P5" draw:layer="layout" svg:width="0.013cm" svg:height="0.35cm" svg:x="2.331cm" svg:y="16.253cm" svg:viewBox="0 0 14 351" svg:d="M14 13c0-6 0-13-7-13s-7 7-7 13c0 109 0 217 0 326 0 6 0 12 7 12s7-6 7-12c0-109 0-217 0-326z">
              <text:p/>
            </draw:path>
            <draw:path draw:style-name="gr8" draw:text-style-name="P5" draw:layer="layout" svg:width="0.215cm" svg:height="0.16cm" svg:x="2.398cm" svg:y="16.358cm" svg:viewBox="0 0 216 161" svg:d="M186 47c3-10 7-27 7-29 0-7-6-15-17-15-5 0-18 3-23 18-1 5-17 69-20 80-2 8-4 18-5 25-6 8-20 23-38 23-21 0-21-18-21-26 0-21 11-49 21-74 3-9 4-12 4-18 0-20-20-31-40-31-37 0-54 48-54 55 0 4 5 4 8 4 4 0 7 0 8-4 12-39 31-43 36-43 3 0 6 0 6 8s-4 18-5 22c-15 37-22 56-22 74 0 40 35 45 56 45 10 0 26-1 45-19 11 17 31 19 40 19 13 0 23-7 30-20 9-14 14-33 14-35 0-4-5-4-9-4s-5-1-7 1c-1 1 0 2-2 11-8 27-15 35-24 35-6 0-8-4-8-13 0-6 1-12 4-26 3-10 6-24 8-32 3-10 5-21 8-31z">
              <text:p/>
            </draw:path>
            <draw:path draw:style-name="gr8" draw:text-style-name="P5" draw:layer="layout" svg:width="0.08cm" svg:height="0.35cm" svg:x="2.646cm" svg:y="16.253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8" draw:text-style-name="P5" draw:layer="layout" svg:width="0.232cm" svg:height="0.081cm" svg:x="2.88cm" svg:y="16.3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8cm" svg:height="1.051cm" svg:x="3.282cm" svg:y="15.902cm" svg:viewBox="0 0 181 1052" svg:d="M107 654c0-38-26-97-87-127 38-21 83-62 87-127 0-1 0-2 0-2 0-82 0-163 0-244 0-28 0-35 3-48 7-28 23-63 68-89 3-2 3-2 3-9s0-8-8-8c-6 0-7 0-16 6-79 44-84 110-84 122 0 83 0 166 0 250 0 25 0 53-18 85-16 29-35 44-50 54-5 3-5 3-5 9 0 7 0 7 3 9 30 18 62 50 69 107 1 8 1 8 1 12 0 90 0 180 0 270 0 28 18 87 86 123 8 5 9 5 14 5 8 0 8-1 8-8s0-7-2-8c-15-9-61-37-70-98-2-9-2-10-2-14 0-90 0-180 0-270z">
              <text:p/>
            </draw:path>
            <draw:path draw:style-name="gr8" draw:text-style-name="P5" draw:layer="layout" svg:width="0.147cm" svg:height="0.241cm" svg:x="3.528cm" svg:y="16.043cm" svg:viewBox="0 0 148 242" svg:d="M148 122c0-28-2-56-14-82-17-34-45-40-60-40-21 0-47 9-61 42-12 24-13 52-13 80 0 26 1 58 16 84 15 29 40 36 58 36 19 0 45-8 61-41 11-24 13-52 13-79zM74 234c-14 0-35-9-41-42-4-21-4-54-4-74 0-23 0-46 3-65 6-42 33-45 42-45 11 0 34 6 41 41 4 20 4 46 4 69 0 26 0 50-4 72-6 34-26 44-41 44z">
              <text:p/>
            </draw:path>
            <draw:path draw:style-name="gr8" draw:text-style-name="P5" draw:layer="layout" svg:width="0.08cm" svg:height="0.35cm" svg:x="4.908cm" svg:y="16.014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8" draw:text-style-name="P5" draw:layer="layout" svg:width="0.183cm" svg:height="0.222cm" svg:x="4.998cm" svg:y="16.122cm" svg:viewBox="0 0 184 223" svg:d="M27 198c-2 12-3 14-19 14-4 0-8 0-8 7 0 3 2 4 5 4 9 0 20-1 29-1 12 0 24 1 35 1 2 0 7 0 7-7 0-4-4-4-9-4-17 0-17-2-17-5 0-5 14-62 17-71 4 11 14 23 32 23 41 0 85-51 85-103 0-33-20-56-47-56-18 0-34 13-46 26-4-19-19-26-32-26-16 0-22 14-26 20-6 12-11 33-11 34 0 3 4 3 5 3 3 0 4 0 6-8 6-25 13-41 25-41 6 0 11 2 11 16 0 8-1 12-2 18-13 52-27 104-40 156zM89 46c3-10 12-20 19-25 12-11 22-13 28-13 14 0 22 12 22 33 0 20-11 61-17 74-12 25-29 36-42 36-23 0-28-29-28-31 0-1 0-1 1-6 6-23 11-45 17-68z">
              <text:p/>
            </draw:path>
            <draw:path draw:style-name="gr8" draw:text-style-name="P5" draw:layer="layout" svg:width="0.081cm" svg:height="0.35cm" svg:x="5.221cm" svg:y="16.014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8" draw:text-style-name="P5" draw:layer="layout" svg:width="0.193cm" svg:height="0.229cm" svg:x="5.334cm" svg:y="16.118cm" svg:viewBox="0 0 194 230" svg:d="M192 27c2-7 2-7 2-8 0-8-6-16-17-16-18 0-22 17-25 26-3 12-6 25-9 37-4 17-11 44-15 58-2 8-12 16-13 17-4 2-13 8-24 8-21 0-21-17-21-25 0-22 10-49 20-74 4-10 5-12 5-18 0-20-21-32-40-32-37 0-55 48-55 55 0 5 6 5 9 5 4 0 6 0 8-4 11-39 31-43 36-43 2 0 6 0 6 7 0 8-4 18-6 23-14 35-21 55-21 73 0 40 35 46 56 46 9 0 21-2 34-11-10 44-37 66-61 66-4 0-14 0-21-5 11-4 17-14 17-23 0-13-11-16-18-16-13 0-25 11-25 26 0 18 19 31 47 31 41 0 87-27 98-71s22-88 33-132z">
              <text:p/>
            </draw:path>
            <draw:path draw:style-name="gr8" draw:text-style-name="P5" draw:layer="layout" svg:width="0.013cm" svg:height="0.35cm" svg:x="5.584cm" svg:y="16.014cm" svg:viewBox="0 0 14 351" svg:d="M14 12c0-6 0-12-7-12s-7 6-7 12c0 109 0 217 0 326 0 6 0 13 7 13s7-7 7-13c0-109 0-217 0-326z">
              <text:p/>
            </draw:path>
            <draw:path draw:style-name="gr8" draw:text-style-name="P5" draw:layer="layout" svg:width="0.215cm" svg:height="0.161cm" svg:x="5.651cm" svg:y="16.118cm" svg:viewBox="0 0 216 162" svg:d="M187 48c2-10 7-27 7-29 0-8-6-16-17-16-6 0-19 3-23 19-1 5-17 68-20 80-2 8-5 18-5 24-7 9-20 23-38 23-21 0-21-17-21-25 0-22 10-49 20-74 4-10 5-12 5-18 0-20-20-32-40-32-37 0-55 48-55 55 0 5 6 5 9 5 4 0 6 0 8-4 11-39 30-43 36-43 3 0 6 0 6 7 0 8-4 18-6 23-14 36-21 56-21 73 0 40 35 46 56 46 10 0 26-2 44-19 12 17 32 19 41 19 13 0 23-8 30-20 9-14 13-33 13-35 0-5-5-5-8-5-4 0-5 0-7 2-1 1-1 1-3 10-7 28-15 35-24 35-5 0-8-3-8-13 0-6 2-11 5-25 3-10 6-24 8-32 3-10 5-21 8-31z">
              <text:p/>
            </draw:path>
            <draw:path draw:style-name="gr8" draw:text-style-name="P5" draw:layer="layout" svg:width="0.081cm" svg:height="0.35cm" svg:x="5.899cm" svg:y="16.014cm" svg:viewBox="0 0 82 351" svg:d="M82 175c0-27-4-70-23-109-21-43-52-66-55-66-2 0-4 1-4 3 0 1 0 2 7 8 35 35 55 91 55 164 0 60-13 122-57 166-5 5-5 5-5 6 0 2 2 4 4 4 3 0 35-24 56-69 18-38 22-77 22-107z">
              <text:p/>
            </draw:path>
            <draw:path draw:style-name="gr8" draw:text-style-name="P5" draw:layer="layout" svg:width="0.233cm" svg:height="0.081cm" svg:x="6.133cm" svg:y="16.14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273cm" svg:height="0.154cm" svg:x="6.496cm" svg:y="16.122cm" svg:viewBox="0 0 274 155" svg:d="M27 34c0 31 0 63 0 94 0 16-4 16-27 16 0 4 0 7 0 11 12 0 30-1 40-1 9 0 27 1 39 1 0-4 0-7 0-11-24 0-27 0-27-16 0-21 0-43 0-64 0-37 24-56 47-56 22 0 26 19 26 39 0 27 0 54 0 81 0 16-4 16-27 16 0 4 0 7 0 11 12 0 30-1 39-1s28 1 40 1c0-4 0-7 0-11-24 0-28 0-28-16 0-21 0-43 0-64 0-37 25-56 48-56 22 0 26 19 26 39 0 27 0 54 0 81 0 16-4 16-28 16 0 4 0 7 0 11 13 0 30-1 40-1 9 0 27 1 39 1 0-4 0-7 0-11-18 0-27 0-27-10 0-22 0-45 0-67 0-31 0-41-11-54-5-6-16-13-37-13-29 0-45 21-51 34-5-30-31-34-47-34-25 0-42 15-52 37 0-12 0-25 0-37-16 1-33 3-49 4 0 4 0 7 0 11 24 0 27 2 27 19z">
              <text:p/>
            </draw:path>
            <draw:path draw:style-name="gr8" draw:text-style-name="P5" draw:layer="layout" svg:width="0.158cm" svg:height="0.16cm" svg:x="6.792cm" svg:y="16.12cm" svg:viewBox="0 0 159 161" svg:d="M102 130c2 14 11 29 28 29 7 0 29-5 29-33 0-7 0-13 0-20-3 0-6 0-9 0 0 7 0 13 0 20 0 20-9 22-13 22-11 0-13-16-13-17 0-23 0-47 0-70 0-15 0-29-12-42-14-14-32-19-49-19-28 0-53 16-53 39 0 11 7 17 17 17 9 0 16-7 16-16 0-4-2-16-18-16 9-13 27-16 38-16 17 0 37 13 37 44 0 4 0 9 0 13-18 2-42 3-65 13-26 12-35 30-35 46 0 28 34 37 56 37 24 0 40-14 46-31zM100 73c0 12 0 23 0 35 0 33-25 45-41 45-17 0-32-12-32-30 0-19 15-48 73-50z">
              <text:p/>
            </draw:path>
            <draw:path draw:style-name="gr8" draw:text-style-name="P5" draw:layer="layout" svg:width="0.177cm" svg:height="0.15cm" svg:x="6.957cm" svg:y="16.126cm" svg:viewBox="0 0 178 151" svg:d="M97 69c11-14 24-31 32-40 11-13 26-18 42-18 0-4 0-7 0-11-9 0-19 1-29 1s-29-1-33-1c0 4 0 7 0 11 7 0 10 5 10 11 0 5-4 10-5 12-7 9-15 18-22 27-9-12-19-23-28-35-3-4-3-4-3-7 0-5 5-8 12-8 0-4 0-7 0-11-9 0-32 1-37 1-8 0-24-1-34-1 0 4 0 7 0 11 25 0 25 0 42 21 11 15 23 30 34 45-11 14-22 28-33 42-16 20-37 21-45 21 0 4 0 7 0 11 10-1 20-1 30-1s25 1 33 1c0-4 0-7 0-11-8-1-10-5-10-11 0-7 10-19 31-44 9 12 18 23 27 35 3 4 7 9 7 11 0 4-3 9-12 9 0 4 0 7 0 11 10 0 30-1 38-1 9 0 23 0 34 1 0-4 0-7 0-11-19 0-26-1-34-11-16-20-31-40-47-60z">
              <text:p/>
            </draw:path>
            <draw:path draw:style-name="gr8" draw:text-style-name="P5" draw:layer="layout" svg:width="0.089cm" svg:height="0.024cm" svg:x="7.199cm" svg:y="16.161cm" svg:viewBox="0 0 90 25" svg:d="M85 0c-7 8-14 11-21 11-6 0-14-3-16-5-8-4-14-6-19-6-10 0-14 4-29 20 2 2 3 3 5 5 7-8 14-12 21-12 6 0 14 4 16 5 8 4 14 7 19 7 10 0 14-4 29-20-2-2-3-3-5-5z">
              <text:p/>
            </draw:path>
            <draw:path draw:style-name="gr8" draw:text-style-name="P5" draw:layer="layout" svg:width="0.171cm" svg:height="0.112cm" svg:x="7.149cm" svg:y="16.219cm" svg:viewBox="0 0 172 113" svg:d="M106 99c3 6 14 14 32 14 26 0 34-37 34-39 0-4-4-4-7-4-6 0-7 0-8 5-3 11-8 26-18 26-5 0-6-6-6-9 0-4 2-13 4-20 3-14 7-27 10-41 2-6 4-15 4-17 0-9-7-12-13-12-14 0-17 12-19 19-2 8-4 17-6 25-3 10-5 21-8 31-1 7-1 7-5 11-6 7-15 13-26 13-17 0-17-13-17-18 0-13 7-30 14-47 3-7 4-10 4-14 0-14-16-22-32-22-28 0-43 31-43 38 0 4 5 4 8 4 6 0 7 0 8-5 5-14 15-26 26-26 1 0 4 0 4 6 0 5-2 9-4 14-9 22-14 36-14 48 0 27 23 34 44 34 11 0 23-4 34-14z">
              <text:p/>
            </draw:path>
            <draw:path draw:style-name="gr8" draw:text-style-name="P5" draw:layer="layout" svg:width="0.135cm" svg:height="0.159cm" svg:x="7.359cm" svg:y="16.188cm" svg:viewBox="0 0 136 160" svg:d="M126 86c4 0 10 0 10-6s-6-6-10-6c-38 0-76 0-114 0 4-35 34-62 72-62 14 0 28 0 42 0 4 0 10 0 10-6s-6-6-10-6c-14 0-29 0-43 0-46 0-83 36-83 80 0 45 38 80 83 80 14 0 29 0 43 0 4 0 10 0 10-6s-6-6-10-6c-14 0-28 0-42 0-38 0-68-26-72-62 38 0 76 0 114 0z">
              <text:p/>
            </draw:path>
            <draw:path draw:style-name="gr8" draw:text-style-name="P5" draw:layer="layout" svg:width="0.138cm" svg:height="0.177cm" svg:x="7.53cm" svg:y="16.157cm" svg:viewBox="0 0 139 178" svg:d="M132 134c0-2-2-2-3-2s-11 1-20 12c-11 14-25 19-38 19-26 0-48-19-48-55 0-19 6-47 25-70 11-12 26-23 51-23 12 0 17 5 17 13 0 9-10 26-12 29-1 2-2 3-2 4 0 2 2 2 3 2 5 0 14-5 18-10 1-1 16-24 16-36 0-17-17-17-23-17-31 0-60 15-82 37-18 18-34 52-34 82 0 36 21 59 53 59 43 0 79-39 79-44z">
              <text:p/>
            </draw:path>
            <draw:path draw:style-name="gr8" draw:text-style-name="P5" draw:layer="layout" svg:width="0.061cm" svg:height="0.118cm" svg:x="7.69cm" svg:y="16.248cm" svg:viewBox="0 0 62 119" svg:d="M54 7c0-4-3-7-8-7s-11 4-11 10c0 5 4 8 8 8 6 0 11-5 11-11zM62 92c0-3-3-3-4-3-3 0-3 1-4 4-3 10-11 20-19 20-5 0-6-3-6-7s1-6 3-9c1-3 2-7 3-9s8-18 10-25c2-3 3-5 3-8 0-9-8-16-19-16-19 0-29 23-29 27 0 3 3 3 4 3 3 0 3-1 4-4 4-12 12-20 20-20 3 0 5 2 5 7 0 1 0 3-1 6s-9 22-12 28c-1 3-1 3-3 9-1 3-2 5-2 8 0 9 8 16 19 16 18 0 28-23 28-27z">
              <text:p/>
            </draw:path>
            <draw:path draw:style-name="gr8" draw:text-style-name="P5" draw:layer="layout" svg:width="0.183cm" svg:height="0.222cm" svg:x="7.85cm" svg:y="16.122cm" svg:viewBox="0 0 184 223" svg:d="M28 198c-3 12-4 14-19 14-5 0-9 0-9 7 0 3 2 4 5 4 10 0 20-1 30-1 11 0 23 1 34 1 2 0 7 0 7-7 0-4-4-4-9-4-17 0-17-2-17-5 0-5 14-62 17-71 4 11 14 23 32 23 41 0 85-51 85-103 0-33-20-56-47-56-17 0-34 13-46 26-3-19-18-26-31-26-17 0-23 14-26 20-7 12-11 33-11 34 0 3 3 3 4 3 3 0 4 0 6-8 6-25 13-41 25-41 6 0 11 2 11 16 0 8-1 12-2 18-13 52-26 104-39 156zM89 46c3-10 12-20 19-25 12-11 22-13 28-13 14 0 23 12 23 33 0 20-12 61-18 74-12 25-29 36-42 36-23 0-28-29-28-31 0-1 0-1 1-6 6-23 11-45 17-68z">
              <text:p/>
            </draw:path>
            <draw:path draw:style-name="gr8" draw:text-style-name="P5" draw:layer="layout" svg:width="0.081cm" svg:height="0.35cm" svg:x="8.073cm" svg:y="16.014cm" svg:viewBox="0 0 82 351" svg:d="M82 347c0-1 0-1-6-7-44-45-55-111-55-165 0-61 13-122 56-166 5-4 5-5 5-6 0-2-2-3-4-3-3 0-35 24-56 68-17 39-22 78-22 107 0 28 4 70 24 110 21 43 51 66 54 66 2 0 4-1 4-4z">
              <text:p/>
            </draw:path>
            <draw:path draw:style-name="gr8" draw:text-style-name="P5" draw:layer="layout" svg:width="0.193cm" svg:height="0.229cm" svg:x="8.186cm" svg:y="16.118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8-4 18-6 23-14 35-21 55-21 73 0 40 35 46 56 46 9 0 21-2 34-11-10 44-37 66-61 66-4 0-14 0-21-5 11-4 17-14 17-23 0-13-11-16-18-16-13 0-25 11-25 26 0 18 19 31 47 31 41 0 87-27 98-71s22-88 33-132z">
              <text:p/>
            </draw:path>
            <draw:path draw:style-name="gr8" draw:text-style-name="P5" draw:layer="layout" svg:width="0.013cm" svg:height="0.35cm" svg:x="8.437cm" svg:y="16.014cm" svg:viewBox="0 0 14 351" svg:d="M14 12c0-6 0-12-7-12s-7 6-7 12c0 109 0 217 0 326 0 6 0 13 7 13s7-7 7-13c0-109 0-217 0-326z">
              <text:p/>
            </draw:path>
            <draw:path draw:style-name="gr8" draw:text-style-name="P5" draw:layer="layout" svg:width="0.116cm" svg:height="0.031cm" svg:x="8.565cm" svg:y="16.038cm" svg:viewBox="0 0 117 32" svg:d="M117 5c-2-2-3-3-5-5-10 6-14 17-29 17-8 0-17-6-23-9-9-6-16-8-22-8-13 0-20 7-38 27 2 2 4 3 6 5 10-5 13-16 29-16 8 0 17 5 23 8 9 6 16 8 22 8 13 0 20-7 37-27z">
              <text:p/>
            </draw:path>
            <draw:path draw:style-name="gr8" draw:text-style-name="P5" draw:layer="layout" svg:width="0.216cm" svg:height="0.161cm" svg:x="8.504cm" svg:y="16.118cm" svg:viewBox="0 0 217 162" svg:d="M187 48c3-10 7-27 7-29 0-8-6-16-17-16-5 0-18 3-23 19-1 5-17 68-20 80-2 8-5 18-5 24-7 9-20 23-38 23-21 0-21-17-21-25 0-22 11-49 20-74 4-10 5-12 5-18 0-20-20-32-40-32-37 0-55 48-55 55 0 5 6 5 9 5 4 0 7 0 8-4 12-39 31-43 36-43 3 0 6 0 6 7 0 8-4 18-5 23-15 36-22 56-22 73 0 40 35 46 56 46 10 0 26-2 45-19 11 17 31 19 40 19 13 0 23-8 30-20 9-14 14-33 14-35 0-5-6-5-9-5-4 0-5 0-7 2-1 1-1 1-3 10-7 28-14 35-24 35-5 0-8-3-8-13 0-6 2-11 5-25 3-10 6-24 8-32 3-10 5-21 8-31z">
              <text:p/>
            </draw:path>
            <draw:path draw:style-name="gr8" draw:text-style-name="P5" draw:layer="layout" svg:width="0.08cm" svg:height="0.35cm" svg:x="8.753cm" svg:y="16.014cm" svg:viewBox="0 0 81 351" svg:d="M81 175c0-27-4-70-23-109-21-43-51-66-55-66-2 0-3 1-3 3 0 1 0 2 6 8 35 35 55 91 55 164 0 60-13 122-57 166-4 5-4 5-4 6 0 2 1 4 3 4 4 0 35-24 56-69 18-38 22-77 22-107z">
              <text:p/>
            </draw:path>
            <draw:path draw:style-name="gr8" draw:text-style-name="P5" draw:layer="layout" svg:width="0.081cm" svg:height="0.35cm" svg:x="8.889cm" svg:y="16.014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8" draw:text-style-name="P5" draw:layer="layout" svg:width="0.182cm" svg:height="0.223cm" svg:x="3.503cm" svg:y="16.626cm" svg:viewBox="0 0 183 224" svg:d="M27 198c-3 12-4 15-19 15-4 0-8 0-8 6 0 3 2 5 4 5 10 0 20-2 30-2 11 0 23 2 35 2 1 0 6 0 6-7 0-4-4-4-8-4-18 0-18-3-18-6 0-4 15-61 17-70 5 10 15 22 33 22 40 0 84-51 84-103 0-33-20-56-47-56-17 0-34 13-46 27-3-19-18-27-31-27-16 0-23 14-26 20-7 12-11 33-11 34 0 4 3 4 4 4 4 0 4 0 6-8 6-25 13-42 26-42 6 0 11 3 11 16 0 8-1 12-3 18-13 52-26 104-39 156zM89 46c2-10 12-19 18-25 12-10 22-13 28-13 14 0 23 12 23 33s-12 61-18 74c-12 25-29 37-42 37-23 0-28-30-28-32s0-1 1-5c6-23 12-46 18-69z">
              <text:p/>
            </draw:path>
            <draw:path draw:style-name="gr8" draw:text-style-name="P5" draw:layer="layout" svg:width="0.08cm" svg:height="0.35cm" svg:x="3.726cm" svg:y="16.518cm" svg:viewBox="0 0 81 351" svg:d="M81 348c0-1 0-2-6-8-44-44-55-111-55-164 0-61 13-122 57-166 4-5 4-5 4-6 0-3-1-4-3-4-4 0-36 24-56 69-18 38-22 77-22 107 0 27 3 70 23 109 21 43 51 66 55 66 2 0 3-1 3-3z">
              <text:p/>
            </draw:path>
            <draw:path draw:style-name="gr8" draw:text-style-name="P5" draw:layer="layout" svg:width="0.192cm" svg:height="0.228cm" svg:x="3.839cm" svg:y="16.623cm" svg:viewBox="0 0 193 229" svg:d="M191 26c2-6 2-7 2-8 0-8-6-15-17-15-18 0-22 16-24 26-3 12-7 24-10 36-4 17-10 44-14 58-2 8-13 17-14 17-4 3-12 9-24 9-21 0-21-18-21-26 0-21 11-49 21-74 3-9 4-12 4-18 0-20-20-31-39-31-38 0-55 48-55 55 0 4 5 4 8 4 4 0 7 0 8-4 12-39 31-43 36-43 3 0 6 0 6 8s-3 17-6 23c-13 35-21 55-21 73 0 40 36 45 56 45 9 0 21-1 34-10-10 43-36 66-60 66-5 0-15-1-22-5 11-5 17-14 17-24 0-12-10-16-17-16-13 0-26 11-26 27 0 18 19 30 48 30 40 0 86-27 97-70 11-44 22-89 33-133z">
              <text:p/>
            </draw:path>
            <draw:path draw:style-name="gr8" draw:text-style-name="P5" draw:layer="layout" svg:width="0.013cm" svg:height="0.35cm" svg:x="4.09cm" svg:y="16.518cm" svg:viewBox="0 0 14 351" svg:d="M14 13c0-6 0-13-7-13s-7 7-7 13c0 109 0 217 0 326 0 6 0 12 7 12s7-6 7-12c0-109 0-217 0-326z">
              <text:p/>
            </draw:path>
            <draw:path draw:style-name="gr8" draw:text-style-name="P5" draw:layer="layout" svg:width="0.215cm" svg:height="0.16cm" svg:x="4.157cm" svg:y="16.623cm" svg:viewBox="0 0 216 161" svg:d="M186 47c3-10 7-26 7-29 0-7-6-15-16-15-6 0-19 3-24 18-1 5-17 69-20 80-2 8-4 19-5 25-6 8-20 23-38 23-21 0-21-18-21-26 0-21 11-49 21-74 3-9 4-12 4-18 0-20-20-31-39-31-38 0-55 48-55 55 0 4 5 4 8 4 4 0 7 0 8-4 12-39 31-43 37-43 2 0 5 0 5 8s-4 18-5 22c-15 37-22 56-22 74 0 40 36 45 56 45 10 0 26-1 45-19 11 17 32 19 40 19 13 0 23-7 31-20 8-14 13-33 13-34 0-5-5-5-9-5-3 0-5 0-7 1 0 1 0 2-2 11-7 27-15 35-24 35-6 0-8-4-8-13 0-6 1-12 5-26 2-10 6-24 7-32 3-10 5-21 8-31z">
              <text:p/>
            </draw:path>
            <draw:path draw:style-name="gr8" draw:text-style-name="P5" draw:layer="layout" svg:width="0.08cm" svg:height="0.35cm" svg:x="4.405cm" svg:y="16.518cm" svg:viewBox="0 0 81 351" svg:d="M81 176c0-28-3-70-23-110-21-43-51-66-55-66-2 0-3 2-3 4 0 1 0 1 7 8 34 35 54 90 54 164 0 60-13 122-57 166-4 4-4 5-4 6 0 2 1 3 3 3 4 0 36-24 56-68 18-39 22-78 22-107z">
              <text:p/>
            </draw:path>
            <draw:path draw:style-name="gr8" draw:text-style-name="P5" draw:layer="layout" svg:width="0.08cm" svg:height="0.35cm" svg:x="4.908cm" svg:y="16.518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8" draw:text-style-name="P5" draw:layer="layout" svg:width="0.155cm" svg:height="0.16cm" svg:x="5.019cm" svg:y="16.624cm" svg:viewBox="0 0 156 161" svg:d="M156 82c0-45-35-82-78-82s-78 38-78 82c0 46 37 79 78 79 43 0 78-34 78-79zM78 153c-15 0-30-8-40-24-8-15-8-37-8-49 0-14 0-33 8-49 10-16 26-23 40-23 16 0 31 8 40 23s9 35 9 49c0 12 0 31-8 47-8 15-23 26-41 26z">
              <text:p/>
            </draw:path>
            <draw:path draw:style-name="gr8" draw:text-style-name="P5" draw:layer="layout" svg:width="0.109cm" svg:height="0.218cm" svg:x="5.192cm" svg:y="16.566cm" svg:viewBox="0 0 110 219" svg:d="M54 75c17 0 33 0 50 0 0-4 0-7 0-11-17 0-33 0-50 0 0-21 0-43 0-64-3 0-6 0-9 0 0 28-11 66-45 67 0 3 0 5 0 8 10 0 20 0 30 0 0 32 0 65 0 97 0 43 33 47 45 47 25 0 35-25 35-47 0-7 0-13 0-20-3 0-6 0-9 0 0 6 0 13 0 19 0 26-10 40-23 40-24 0-24-32-24-38 0-33 0-65 0-98z">
              <text:p/>
            </draw:path>
            <draw:path draw:style-name="gr8" draw:text-style-name="P5" draw:layer="layout" svg:width="0.176cm" svg:height="0.242cm" svg:x="5.333cm" svg:y="16.538cm" svg:viewBox="0 0 177 243" svg:d="M28 217c0 16-4 16-28 16 0 3 0 6 0 10 13 0 30-1 40-1 9 0 27 1 39 1 0-4 0-7 0-10-23 0-27 0-27-16 0-22 0-43 0-65 0-36 25-56 47-56s26 19 26 39c0 27 0 54 0 82 0 16-4 16-27 16 0 3 0 6 0 10 12 0 30-1 40-1 9 0 27 1 39 1 0-4 0-7 0-10-18 0-27 0-27-11 0-23 0-45 0-67 0-30 0-41-11-54-5-6-17-13-37-13-30 0-45 21-51 35 0-41 0-82 0-123-17 1-34 3-51 4 0 4 0 7 0 11 25 0 28 2 28 19 0 61 0 122 0 183z">
              <text:p/>
            </draw:path>
            <draw:path draw:style-name="gr8" draw:text-style-name="P5" draw:layer="layout" svg:width="0.135cm" svg:height="0.16cm" svg:x="5.526cm" svg:y="16.624cm" svg:viewBox="0 0 136 161" svg:d="M30 69c2-52 31-61 43-61 36 0 40 47 40 61-28 0-55 0-83 0zM29 76c33 0 65 0 98 0 8 0 9 0 9-7 0-35-19-69-63-69-41 0-73 36-73 80 0 47 37 81 77 81 43 0 59-39 59-45 0-4-3-5-5-5-3 0-3 3-4 5-12 37-44 37-48 37-17 0-31-11-39-24-11-17-11-40-11-53z">
              <text:p/>
            </draw:path>
            <draw:path draw:style-name="gr8" draw:text-style-name="P5" draw:layer="layout" svg:width="0.117cm" svg:height="0.154cm" svg:x="5.682cm" svg:y="16.626cm" svg:viewBox="0 0 118 155" svg:d="M49 39c0-13 0-26 0-39-16 1-33 3-49 4 0 4 0 7 0 11 25 0 28 3 28 20 0 31 0 63 0 94 0 16-4 16-28 16 0 3 0 7 0 10 14 0 30-1 40-1 14 0 31 0 45 1 0-3 0-7 0-10-2 0-5 0-7 0-26 0-27-4-27-17 0-18 0-36 0-54 0-35 15-66 41-66 3 0 3 0 4 0-1 1-8 5-8 14 0 10 7 15 15 15 6 0 15-4 15-15s-11-22-26-22c-25 0-38 24-43 39z">
              <text:p/>
            </draw:path>
            <draw:path draw:style-name="gr8" draw:text-style-name="P5" draw:layer="layout" svg:width="0.24cm" svg:height="0.154cm" svg:x="5.816cm" svg:y="16.63cm" svg:viewBox="0 0 241 155" svg:d="M212 34c6-18 17-23 29-23 0-4 0-7 0-11-8 1-18 1-26 1-10 0-26 0-32-1 0 4 0 7 0 11 12 0 20 7 20 17 0 2 0 3-2 7-11 30-21 60-32 90-11-33-23-65-34-98-2-4-2-5-2-6 0-10 14-10 21-10 0-4 0-7 0-11-11 1-29 1-37 1-11 0-21 0-31-1 0 4 0 7 0 11 13 0 18 1 22 5 2 2 5 13 8 20-10 28-20 57-30 85-11-31-23-63-34-94-1-4-1-5-1-6 0-10 13-10 20-10 0-4 0-7 0-11-10 1-30 1-38 1-1 0-20 0-33-1 0 4 0 7 0 11 18 0 22 1 26 12 15 42 30 83 45 125 1 5 2 7 7 7s5-2 7-7c12-33 24-66 36-99 12 33 23 67 35 100 2 4 2 6 7 6 4 0 6-3 7-6 14-38 28-77 42-115z">
              <text:p/>
            </draw:path>
            <draw:path draw:style-name="gr8" draw:text-style-name="P5" draw:layer="layout" svg:width="0.075cm" svg:height="0.233cm" svg:x="6.075cm" svg:y="16.547cm" svg:viewBox="0 0 76 234" svg:d="M51 79c-16 1-33 3-49 4 0 4 0 7 0 11 23 0 26 2 26 19 0 32 0 63 0 95 0 16-4 16-28 16 0 3 0 6 0 10 12 0 31-1 39-1 12 0 25 1 37 1 0-4 0-7 0-10-24 0-25-2-25-16 0-43 0-86 0-129zM52 18c0-11-8-18-18-18-11 0-19 9-19 18 0 10 8 19 19 19 10 0 18-8 18-19z">
              <text:p/>
            </draw:path>
            <draw:path draw:style-name="gr8" draw:text-style-name="P5" draw:layer="layout" svg:width="0.114cm" svg:height="0.16cm" svg:x="6.173cm" svg:y="16.624cm" svg:viewBox="0 0 115 161" svg:d="M62 89c7 2 36 7 36 33 0 18-12 32-40 32-29 0-42-20-48-50-2-5-2-6-5-6-5 0-5 2-5 9 0 15 0 31 0 46 0 6 0 8 4 8 2 0 2 0 9-7 2-3 0-1 7-8 15 15 31 15 38 15 41 0 57-23 57-48 0-19-11-30-15-34-11-11-25-14-40-17-20-4-43-8-43-28 0-13 9-27 39-27 39 0 41 31 41 42 1 4 4 4 5 4 4 0 4-2 4-9 0-12 0-23 0-35 0-6 0-9-4-9-1 0-2 0-7 4-1 2-4 5-6 6-13-10-27-10-33-10-43 0-56 24-56 43 0 13 6 23 15 30 11 9 21 11 47 16z">
              <text:p/>
            </draw:path>
            <draw:path draw:style-name="gr8" draw:text-style-name="P5" draw:layer="layout" svg:width="0.135cm" svg:height="0.16cm" svg:x="6.31cm" svg:y="16.624cm" svg:viewBox="0 0 136 161" svg:d="M29 69c2-52 32-61 44-61 36 0 40 47 40 61-28 0-56 0-84 0zM29 76c33 0 65 0 98 0 8 0 9 0 9-7 0-35-19-69-63-69-41 0-73 36-73 80 0 47 37 81 77 81 43 0 59-39 59-45 0-4-3-5-5-5-3 0-4 3-4 5-13 37-44 37-48 37-17 0-31-11-39-24-11-17-11-40-11-53z">
              <text:p/>
            </draw:path>
            <draw:path draw:style-name="gr8" draw:text-style-name="P5" draw:layer="layout" svg:width="0.081cm" svg:height="0.35cm" svg:x="6.476cm" svg:y="16.518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7">
          <svg:title>TexMaths</svg:title>
          <svg:desc>10§display§\mathcal{Y}_i = 
\mathop{\rm arg\,max\,list}_{\bm{u} \in \mathcal{C}_i}_{t}
\left\{
\max_{\bm{y} \in \Sigma^\beta} \tilde{q}(\bm{y}|\bm{u})
\right\}§svg§600§TRUE§</svg:desc>
          <draw:g>
            <draw:path draw:style-name="gr8" draw:text-style-name="P5" draw:layer="layout" svg:width="0.24cm" svg:height="0.286cm" svg:x="1.777cm" svg:y="17.52cm" svg:viewBox="0 0 241 287" svg:d="M133 205c1-13 1-32 1-42 0-37-2-163-75-163-24 0-46 21-46 26 0 3 3 3 4 3 2 0 13-2 20-12 31 1 51 23 62 68 7 28 9 59 9 91 0 21-1 45-2 50 0 3 0 3-1 4-1 0-36 30-53 30-3 0-31 0-38-29-1-3-1-5-3-5-4 0-11 12-11 21 0 14 13 40 43 40 27 0 85-52 116-87 70-81 82-141 82-160 0-30-20-40-33-40-10 0-14 17-14 21 0 5 2 5 7 6 21 2 26 19 26 29 0 11-16 74-94 149z">
              <text:p/>
            </draw:path>
            <draw:path draw:style-name="gr8" draw:text-style-name="P5" draw:layer="layout" svg:width="0.073cm" svg:height="0.165cm" svg:x="2.013cm" svg:y="17.649cm" svg:viewBox="0 0 74 166" svg:d="M68 10c0-4-3-10-10-10s-14 7-14 14c0 4 3 9 10 9s14-7 14-13zM18 134c-1 4-3 7-3 11 0 11 10 21 24 21 24 0 35-34 35-38 0-3-3-3-4-3-3 0-3 1-4 4-6 20-17 30-26 30-5 0-7-3-7-9s2-10 4-16c3-6 5-13 8-19 2-6 11-29 12-31 1-3 2-6 2-8 0-12-10-21-24-21-24 0-35 33-35 37s3 4 4 4c3 0 4-2 4-4 7-22 17-30 27-30 4 0 6 2 6 8s-2 10-8 25c-5 13-10 26-15 39z">
              <text:p/>
            </draw:path>
            <draw:path draw:style-name="gr8" draw:text-style-name="P5" draw:layer="layout" svg:width="0.233cm" svg:height="0.081cm" svg:x="2.235cm" svg:y="17.63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58cm" svg:height="0.16cm" svg:x="2.601cm" svg:y="17.602cm" svg:viewBox="0 0 159 161" svg:d="M103 131c1 14 11 29 27 29 7 0 29-5 29-34 0-6 0-13 0-19-3 0-6 0-9 0 0 6 0 13 0 19 0 21-9 23-13 23-11 0-13-16-13-18 0-23 0-47 0-70 0-15 0-29-12-42-14-13-31-19-48-19-29 0-53 17-53 40 0 10 7 16 16 16 10 0 16-7 16-16 0-4-2-16-18-16 9-12 27-16 38-16 17 0 37 14 37 45 0 4 0 9 0 13-18 1-42 2-64 12-27 12-36 31-36 46 0 29 34 37 57 37s39-14 46-30zM100 73c0 12 0 23 0 35 0 34-25 46-41 46-17 0-32-13-32-30 0-20 15-49 73-51z">
              <text:p/>
            </draw:path>
            <draw:path draw:style-name="gr8" draw:text-style-name="P5" draw:layer="layout" svg:width="0.117cm" svg:height="0.154cm" svg:x="2.772cm" svg:y="17.604cm" svg:viewBox="0 0 118 155" svg:d="M49 39c0-13 0-26 0-39-16 1-33 3-49 4 0 4 0 7 0 11 25 0 28 2 28 20 0 31 0 63 0 94 0 16-4 16-28 16 0 3 0 6 0 10 14 0 30-1 40-1 14 0 31 0 45 1 0-4 0-7 0-10-2 0-5 0-7 0-27 0-27-4-27-17 0-18 0-36 0-54 0-35 15-66 41-66 3 0 3 0 4 0-1 1-8 5-8 14 0 10 7 15 15 15 6 0 15-4 15-15 0-12-11-22-26-22-25 0-38 24-43 39z">
              <text:p/>
            </draw:path>
            <draw:path draw:style-name="gr8" draw:text-style-name="P5" draw:layer="layout" svg:width="0.159cm" svg:height="0.231cm" svg:x="2.91cm" svg:y="17.6cm" svg:viewBox="0 0 160 232" svg:d="M68 99c-31 0-31-35-31-43 0-10 1-21 6-30 3-4 11-14 25-14 31 0 31 35 31 44s-1 20-6 29c-3 4-11 14-25 14zM27 113c0-2 0-10 6-17 14 10 28 11 35 11 33 0 57-24 57-51 0-13-6-26-14-34 12-12 25-14 31-14 1 0 3 0 4 0-4 2-6 6-6 10 0 6 5 10 10 10 4 0 10-2 10-10 0-6-4-18-17-18-8 0-23 2-38 17-15-12-29-13-37-13-33 0-57 24-57 52 0 15 8 28 17 36-5 5-11 17-11 29 0 11 4 24 15 31-21 6-32 21-32 35 0 26 35 45 77 45s79-18 79-45c0-13-5-31-23-41-19-9-39-9-61-9-9 0-24 0-26-1-11-1-19-12-19-23zM78 224c-36 0-60-18-60-37 0-16 13-29 29-30 7 0 14 0 21 0 30 0 69 0 69 30 0 19-25 37-59 37z">
              <text:p/>
            </draw:path>
            <draw:path draw:style-name="gr8" draw:text-style-name="P5" draw:layer="layout" svg:width="0.274cm" svg:height="0.154cm" svg:x="3.15cm" svg:y="17.604cm" svg:viewBox="0 0 275 155" svg:d="M28 35c0 31 0 63 0 94 0 16-4 16-28 16 0 3 0 6 0 10 13 0 31-1 40-1s28 1 39 1c0-4 0-7 0-10-23 0-27 0-27-16 0-22 0-43 0-65 0-36 25-56 47-56 23 0 26 19 26 39 0 27 0 55 0 82 0 16-3 16-27 16 0 3 0 6 0 10 12 0 30-1 40-1 9 0 27 1 39 1 0-4 0-7 0-10-23 0-27 0-27-16 0-22 0-43 0-65 0-36 25-56 47-56s26 19 26 39c0 27 0 55 0 82 0 16-4 16-27 16 0 3 0 6 0 10 12 0 30-1 39-1 10 0 28 1 40 1 0-4 0-7 0-10-18 0-27 0-28-11 0-22 0-45 0-67 0-30 0-41-10-54-5-6-17-13-37-13-30 0-45 21-51 35-5-31-31-35-47-35-26 0-42 15-52 37 0-12 0-25 0-37-17 1-33 3-50 4 0 4 0 7 0 11 25 0 28 2 28 20z">
              <text:p/>
            </draw:path>
            <draw:path draw:style-name="gr8" draw:text-style-name="P5" draw:layer="layout" svg:width="0.157cm" svg:height="0.16cm" svg:x="3.447cm" svg:y="17.602cm" svg:viewBox="0 0 158 161" svg:d="M102 131c1 14 11 29 27 29 8 0 29-5 29-34 0-6 0-13 0-19-3 0-6 0-9 0 0 6 0 13 0 19 0 21-8 23-12 23-12 0-13-16-13-18 0-23 0-47 0-70 0-15 0-29-13-42-14-13-31-19-48-19-29 0-53 17-53 40 0 10 7 16 16 16 10 0 16-7 16-16 0-4-1-16-18-16 10-12 27-16 38-16 18 0 38 14 38 45 0 4 0 9 0 13-18 1-43 2-65 12-26 12-35 31-35 46 0 29 34 37 56 37 23 0 39-14 46-30zM100 73c0 12 0 23 0 35 0 34-26 46-42 46-17 0-31-13-31-30 0-20 15-49 73-51z">
              <text:p/>
            </draw:path>
            <draw:path draw:style-name="gr8" draw:text-style-name="P5" draw:layer="layout" svg:width="0.176cm" svg:height="0.15cm" svg:x="3.612cm" svg:y="17.608cm" svg:viewBox="0 0 177 151" svg:d="M97 69c10-13 23-31 32-40 11-12 25-18 42-18 0-4 0-7 0-11-9 1-20 1-29 1-11 0-29-1-34-1 0 4 0 7 0 11 8 1 10 5 10 11s-3 10-5 12c-7 9-15 19-22 28-9-12-18-24-27-36-3-3-3-4-3-6 0-5 5-9 12-9 0-4 0-7 0-11-9 0-32 1-38 1-7 0-24 0-33-1 0 4 0 7 0 11 24 0 25 0 41 21 12 15 23 31 35 46-11 14-22 28-33 42-17 20-38 21-45 21 0 3 0 6 0 10 9 0 20-1 29-1 10 0 25 1 33 1 0-4 0-7 0-10-7-1-10-6-10-11 0-8 10-20 32-45 9 12 18 23 27 35 2 4 7 10 7 12 0 3-3 8-13 9 0 3 0 6 0 10 11 0 31-1 38-1 10 0 23 1 34 1 0-4 0-7 0-10-19 0-25-1-33-11-16-20-31-41-47-61z">
              <text:p/>
            </draw:path>
            <draw:path draw:style-name="gr8" draw:text-style-name="P5" draw:layer="layout" svg:width="0.077cm" svg:height="0.242cm" svg:x="3.863cm" svg:y="17.516cm" svg:viewBox="0 0 78 243" svg:d="M51 0c-17 1-34 3-51 4 0 3 0 7 0 10 25 0 28 3 28 20 0 61 0 122 0 183 0 16-4 16-28 16 0 3 0 6 0 10 12 0 30-1 39-1 8 0 26 1 39 1 0-4 0-7 0-10-23 0-27 0-27-16 0-72 0-145 0-217z">
              <text:p/>
            </draw:path>
            <draw:path draw:style-name="gr8" draw:text-style-name="P5" draw:layer="layout" svg:width="0.074cm" svg:height="0.233cm" svg:x="3.961cm" svg:y="17.525cm" svg:viewBox="0 0 75 234" svg:d="M51 79c-17 1-33 3-50 4 0 4 0 7 0 11 23 0 26 2 26 19 0 32 0 63 0 95 0 16-3 16-27 16 0 3 0 6 0 10 11 0 30-1 39-1 12 0 24 1 36 1 0-4 0-7 0-10-23 0-24-2-24-16 0-43 0-86 0-129zM52 18c0-11-9-18-19-18-11 0-18 9-18 18 0 10 7 19 18 19 10 0 19-8 19-19z">
              <text:p/>
            </draw:path>
            <draw:path draw:style-name="gr8" draw:text-style-name="P5" draw:layer="layout" svg:width="0.113cm" svg:height="0.16cm" svg:x="4.059cm" svg:y="17.602cm" svg:viewBox="0 0 114 161" svg:d="M61 89c8 2 37 7 37 33 0 18-13 32-40 32-30 0-42-20-49-50-1-5-1-6-5-6s-4 2-4 9c0 15 0 31 0 46 0 6 0 8 3 8 2 0 3 0 9-7 1 0 1-1 7-8 16 15 32 15 39 15 40 0 56-23 56-48 0-19-10-30-14-34-12-11-26-14-40-17-20-4-44-8-44-28 0-13 10-27 40-27 38 0 40 31 41 42 0 3 3 3 4 3 5 0 5-1 5-8 0-12 0-23 0-35 0-6 0-9-4-9-2 0-3 0-7 4-1 2-5 5-6 6-14-10-28-10-33-10-43 0-56 24-56 43 0 13 5 22 15 30 11 9 21 11 46 16z">
              <text:p/>
            </draw:path>
            <draw:path draw:style-name="gr8" draw:text-style-name="P5" draw:layer="layout" svg:width="0.109cm" svg:height="0.219cm" svg:x="4.192cm" svg:y="17.543cm" svg:viewBox="0 0 110 220" svg:d="M54 76c17 0 34 0 51 0 0-4 0-7 0-11-17 0-34 0-51 0 0-22 0-43 0-65-3 0-5 0-8 0-1 29-11 67-46 68 0 3 0 5 0 8 10 0 20 0 30 0 0 32 0 65 0 97 0 43 33 47 45 47 25 0 35-25 35-47 0-7 0-14 0-20-3 0-6 0-9 0 0 6 0 12 0 19 0 26-10 40-23 40-24 0-24-32-24-38 0-33 0-65 0-98z">
              <text:p/>
            </draw:path>
            <draw:path draw:style-name="gr8" draw:text-style-name="P5" draw:layer="layout" svg:width="0.171cm" svg:height="0.112cm" svg:x="3.142cm" svg:y="17.942cm" svg:viewBox="0 0 172 113" svg:d="M105 100c4 5 15 13 32 13 26 0 35-36 35-38 0-5-4-5-8-5-6 0-7 1-8 6-3 11-8 26-17 26-6 0-7-6-7-10 0-3 3-13 4-19 4-14 7-28 11-42 1-5 3-15 3-17 0-8-6-12-12-12-14 0-18 12-19 19-2 9-5 17-7 26-2 10-5 21-7 31-2 6-2 7-6 10-6 8-15 14-26 14-16 0-16-13-16-18 0-14 6-30 14-48 2-7 3-10 3-13 0-15-16-23-31-23-28 0-43 31-43 39 0 4 4 4 8 4 6 0 6-1 8-5 4-14 15-27 25-27 2 0 4 0 4 6 0 5-1 9-4 14-9 23-14 37-14 48 0 28 24 34 44 34 12 0 23-3 34-13z">
              <text:p/>
            </draw:path>
            <draw:path draw:style-name="gr8" draw:text-style-name="P5" draw:layer="layout" svg:width="0.135cm" svg:height="0.16cm" svg:x="3.351cm" svg:y="17.911cm" svg:viewBox="0 0 136 161" svg:d="M126 87c4 0 10 0 10-6s-5-6-10-6c-38 0-75 0-113 0 3-36 33-63 71-63 14 0 28 0 42 0 4 0 10 0 10-5 0-7-5-7-10-7-14 0-29 0-43 0-45 0-83 36-83 81s38 80 83 80c14 0 29 0 43 0 4 0 10 0 10-6s-5-6-10-6c-14 0-28 0-42 0-38 0-68-27-71-62 38 0 75 0 113 0z">
              <text:p/>
            </draw:path>
            <draw:path draw:style-name="gr8" draw:text-style-name="P5" draw:layer="layout" svg:width="0.138cm" svg:height="0.178cm" svg:x="3.522cm" svg:y="17.88cm" svg:viewBox="0 0 139 179" svg:d="M133 134c0-2-2-1-3-2-2 0-12 1-20 12-11 15-25 20-39 20-26 0-48-19-48-56 0-18 7-46 26-69 10-13 25-24 50-24 13 0 17 5 17 14s-10 26-12 29c-1 1-1 2-1 3 0 2 2 2 3 2 4 0 13-5 18-10 1-1 15-24 15-36 0-17-16-17-22-17-31 0-61 15-83 37-18 19-34 52-34 82 0 36 22 60 54 60 43 0 79-39 79-45z">
              <text:p/>
            </draw:path>
            <draw:path draw:style-name="gr8" draw:text-style-name="P5" draw:layer="layout" svg:width="0.06cm" svg:height="0.118cm" svg:x="3.683cm" svg:y="17.971cm" svg:viewBox="0 0 61 119" svg:d="M53 8c0-4-3-8-8-8-4 0-10 5-10 11 0 5 4 7 7 7 6 0 11-5 11-10zM61 92c0-2-2-1-3-2-3 0-3 0-4 4-3 9-11 19-20 19-4 0-5-2-5-6s0-6 2-9c1-4 3-7 4-10 0-1 7-18 10-24 1-3 2-6 2-9 0-8-8-15-19-15-19 0-28 22-28 27 0 2 2 2 3 2 3 0 3 0 4-3 4-12 13-20 20-20 4 0 5 2 5 6 0 1 0 3-1 7-1 3-9 22-11 28-1 3-1 3-4 9-1 2-2 5-2 8 0 9 9 15 19 15 19 0 28-22 28-27z">
              <text:p/>
            </draw:path>
            <draw:path draw:style-name="gr8" draw:text-style-name="P5" draw:layer="layout" svg:width="0.082cm" svg:height="0.155cm" svg:x="4.39cm" svg:y="17.659cm" svg:viewBox="0 0 83 156" svg:d="M50 56c8 0 17 0 25 0 5 0 8 0 8-5 0-4-3-4-7-4-8 0-15 0-23 0 3-12 6-24 9-36 0-1 0-3 0-4 0-4-3-7-8-7-6 0-10 4-12 10-1 6 2-6-9 37-8 0-17 0-25 0-5 0-8 0-8 6 0 3 3 3 8 3 8 0 15 0 23 0-5 19-10 39-15 58-1 6-3 15-3 18 0 15 12 24 26 24 27 0 43-35 43-38s-3-3-4-3c-3 0-3 0-5 4-7 16-20 30-33 30-5 0-9-3-9-12 0-3 1-8 2-10 6-24 11-47 17-71z">
              <text:p/>
            </draw:path>
            <draw:path draw:style-name="gr8" draw:text-style-name="P5" draw:layer="layout" svg:width="0.17cm" svg:height="0.841cm" svg:x="4.608cm" svg:y="17.25cm" svg:viewBox="0 0 171 842" svg:d="M100 536c0-16 0-42-22-71-14-17-34-32-58-43 69-33 80-84 80-104 0-68 0-135 0-202 0-22 0-67 68-101 3-1 3-2 3-7 0-7 0-8-7-8-5 0-6 0-15 4-35 18-69 45-77 88-1 7-1 10-1 34 0 54 0 108 0 162 0 11 0 29 0 33-3 37-25 69-65 91-5 3-6 4-6 9 0 6 1 7 5 9 24 12 58 38 65 82 1 8 1 8 1 12 0 70 0 140 0 209 0 51 35 84 79 105 8 4 8 4 14 4 7 0 7 0 7-8 0-6 0-6-3-8-14-7-60-30-67-80-1-5-1-9-1-30 0-60 0-120 0-180z">
              <text:p/>
            </draw:path>
            <draw:path draw:style-name="gr8" draw:text-style-name="P5" draw:layer="layout" svg:width="0.274cm" svg:height="0.154cm" svg:x="4.875cm" svg:y="17.604cm" svg:viewBox="0 0 275 155" svg:d="M28 35c0 31 0 63 0 94 0 16-4 16-28 16 0 3 0 6 0 10 13 0 31-1 40-1s28 1 40 1c0-4 0-7 0-10-24 0-28 0-28-16 0-22 0-43 0-65 0-36 25-56 48-56 22 0 26 19 26 39 0 27 0 55 0 82 0 16-4 16-28 16 0 3 0 6 0 10 12 0 30-1 40-1 9 0 27 1 39 1 0-4 0-7 0-10-23 0-27 0-27-16 0-22 0-43 0-65 0-36 25-56 47-56s26 19 26 39c0 27 0 55 0 82 0 16-4 16-27 16 0 3 0 6 0 10 12 0 30-1 40-1 9 0 27 1 39 1 0-4 0-7 0-10-18 0-27 0-27-11 0-22 0-45 0-67 0-30 0-41-11-54-5-6-17-13-37-13-30 0-45 21-51 35-5-31-31-35-47-35-26 0-42 15-52 37 0-12 0-25 0-37-17 1-33 3-50 4 0 4 0 7 0 11 25 0 28 2 28 20z">
              <text:p/>
            </draw:path>
            <draw:path draw:style-name="gr8" draw:text-style-name="P5" draw:layer="layout" svg:width="0.157cm" svg:height="0.16cm" svg:x="5.172cm" svg:y="17.602cm" svg:viewBox="0 0 158 161" svg:d="M102 131c2 14 11 29 28 29 7 0 28-5 28-34 0-6 0-13 0-19-3 0-5 0-8 0 0 6 0 13 0 19 0 21-9 23-13 23-12 0-13-16-13-18 0-23 0-47 0-70 0-15 0-29-13-42s-31-19-48-19c-29 0-53 17-53 40 0 10 7 16 16 16 10 0 16-7 16-16 0-4-1-16-18-16 10-12 27-16 38-16 18 0 38 14 38 45 0 4 0 9 0 13-18 1-43 2-65 12-26 12-35 31-35 46 0 29 34 37 56 37 23 0 39-14 46-30zM100 73c0 12 0 23 0 35 0 34-26 46-41 46-18 0-32-13-32-30 0-20 15-49 73-51z">
              <text:p/>
            </draw:path>
            <draw:path draw:style-name="gr8" draw:text-style-name="P5" draw:layer="layout" svg:width="0.176cm" svg:height="0.15cm" svg:x="5.337cm" svg:y="17.608cm" svg:viewBox="0 0 177 151" svg:d="M97 69c10-13 24-31 32-40 11-12 25-18 42-18 0-4 0-7 0-11-9 1-20 1-29 1-11 0-29-1-34-1 0 4 0 7 0 11 8 1 10 5 10 11s-3 10-5 12c-7 9-15 19-22 28-9-12-18-24-27-36-3-3-3-4-3-6 0-5 5-9 12-9 0-4 0-7 0-11-9 0-32 1-38 1-7 0-24 0-33-1 0 4 0 7 0 11 24 0 25 0 41 21 12 15 23 31 35 46-11 14-22 28-33 42-17 20-38 21-45 21 0 3 0 6 0 10 9 0 20-1 29-1 10 0 25 1 34 1 0-4 0-7 0-10-8-1-11-6-11-11 0-8 11-20 32-45 9 12 18 23 27 35 3 4 7 10 7 12 0 3-3 8-13 9 0 3 0 6 0 10 11 0 31-1 38-1 10 0 24 1 34 1 0-4 0-7 0-10-19 0-25-1-33-11-16-20-31-41-47-61z">
              <text:p/>
            </draw:path>
            <draw:path draw:style-name="gr8" draw:text-style-name="P5" draw:layer="layout" svg:width="0.149cm" svg:height="0.16cm" svg:x="4.837cm" svg:y="17.898cm" svg:viewBox="0 0 150 161" svg:d="M126 112c8-31 15-61 23-92 1-3 1-5 1-6 0-8-7-12-13-12-14 0-17 12-19 19-2 9-4 17-6 26-3 10-5 21-8 31-1 6-1 7-5 10-6 7-15 14-26 14-17 0-17-13-17-18 0-14 7-30 14-48 3-7 4-10 4-13 0-15-16-23-32-23-28 0-42 31-42 38 0 5 4 5 7 5 7 0 7-1 8-6 5-14 15-26 26-26 1 0 4 0 4 6 0 5-2 9-4 14-9 22-14 37-14 48 0 28 23 34 44 34 7 0 15-1 26-7-6 28-27 44-45 44-2 0-7 0-13-2 7-5 9-13 9-16 0-7-6-13-14-13-11 0-20 9-20 20 0 13 13 22 38 22 29 0 66-17 74-49z">
              <text:p/>
            </draw:path>
            <draw:path draw:style-name="gr8" draw:text-style-name="P5" draw:layer="layout" svg:width="0.135cm" svg:height="0.16cm" svg:x="5.028cm" svg:y="17.867cm" svg:viewBox="0 0 136 161" svg:d="M126 87c4 0 10 0 10-6s-6-6-10-6c-38 0-76 0-114 0 4-36 34-63 72-63 14 0 28 0 42 0 4 0 10 0 10-5 0-7-6-7-10-7-14 0-29 0-43 0-46 0-83 36-83 81s38 80 83 80c14 0 29 0 43 0 4 0 10 0 10-6s-6-6-10-6c-14 0-28 0-42 0-38 0-68-27-72-62 38 0 76 0 114 0z">
              <text:p/>
            </draw:path>
            <draw:path draw:style-name="gr8" draw:text-style-name="P5" draw:layer="layout" svg:width="0.165cm" svg:height="0.167cm" svg:x="5.208cm" svg:y="17.841cm" svg:viewBox="0 0 166 168" svg:d="M85 89c3-3 3-4 3-5s-1-3-2-3c-18-24-37-48-55-72 21 0 41 0 62 0 41 0 59 6 64 48 3 0 6 0 9 0-3-19-5-38-8-57-50 0-101 0-151 0-6 0-7 1-7 7 22 29 45 58 67 87-21 22-43 44-64 66-3 3-3 3-3 5 0 3 3 3 7 3 50 0 101 0 151 0 3-20 5-39 8-59-3 0-6 0-9 0-5 42-26 45-44 46-9 1-10 1-20 1-25 0-49 0-74 0 22-22 44-45 66-67z">
              <text:p/>
            </draw:path>
            <draw:path draw:style-name="gr8" draw:text-style-name="P5" draw:layer="layout" svg:width="0.111cm" svg:height="0.157cm" svg:x="5.408cm" svg:y="17.815cm" svg:viewBox="0 0 112 158" svg:d="M112 25c0-18-19-25-35-25-22 0-44 24-50 45-9 37-18 73-27 110-1 2 1 3 4 3 1 0 3 0 3-3 4-15 8-29 11-44 8 10 17 15 30 15 30 0 58-19 58-43 0-13-5-21-15-28 9-5 21-15 21-30zM72 55c-3 0-7 1-10 1s-5-1-8-1c3-1 7-1 10-1s5 0 8 1zM98 22c0 12-6 23-16 29-4-2-12-3-18-3-4 0-18 0-18 7 0 5 5 7 16 7 10 0 14-2 20-3 7 4 9 11 9 19 0 25-18 42-42 42-14 0-27-7-27-22 0-2 1-4 1-7 4-15 8-29 11-44 5-20 23-41 43-41 10 0 21 3 21 16z">
              <text:p/>
            </draw:path>
            <draw:path draw:style-name="gr8" draw:text-style-name="P5" draw:layer="layout" svg:width="0.116cm" svg:height="0.032cm" svg:x="5.671cm" svg:y="17.525cm" svg:viewBox="0 0 117 33" svg:d="M117 5c-2-2-4-3-6-5-10 6-13 17-29 17-8 0-17-6-23-9-9-6-15-8-21-8-14 0-20 8-38 27 2 2 3 4 5 6 0-1 14-17 29-17 8 0 17 5 23 8 10 6 16 9 22 9 13 0 20-8 38-28z">
              <text:p/>
            </draw:path>
            <draw:path draw:style-name="gr8" draw:text-style-name="P5" draw:layer="layout" svg:width="0.144cm" svg:height="0.223cm" svg:x="5.629cm" svg:y="17.604cm" svg:viewBox="0 0 145 224" svg:d="M145 4c0-1-1-3-3-3-4 0-18 14-24 24-8-19-22-25-33-25-41 0-85 52-85 103 0 35 21 56 47 56 15 0 29-8 41-21-3 13-14 60-16 63-2 10-5 11-25 12-4 0-8 0-8 7 2 1 0 4 5 4 11 0 23-1 35-1s24 1 36 1c2 0 6 0 6-7 0-4-3-4-9-4-17 0-17-3-17-6 0-2 1-4 2-8 16-65 32-130 48-195zM48 152c-21 0-23-27-23-33 0-17 11-56 17-70 10-26 29-41 43-41 23 0 28 28 28 31 0 2-19 79-20 80-6 10-25 33-45 33z">
              <text:p/>
            </draw:path>
            <draw:path draw:style-name="gr8" draw:text-style-name="P5" draw:layer="layout" svg:width="0.08cm" svg:height="0.35cm" svg:x="5.82cm" svg:y="17.496cm" svg:viewBox="0 0 81 351" svg:d="M81 348c0-1 0-2-6-8-44-44-55-111-55-164 0-61 13-123 57-166 4-5 4-5 4-6 0-3-1-4-3-4-4 0-35 24-56 69-18 38-22 77-22 107 0 27 4 70 23 109 21 43 51 66 55 66 2 0 3-1 3-3z">
              <text:p/>
            </draw:path>
            <draw:path draw:style-name="gr8" draw:text-style-name="P5" draw:layer="layout" svg:width="0.192cm" svg:height="0.228cm" svg:x="5.933cm" svg:y="17.601cm" svg:viewBox="0 0 193 229" svg:d="M191 26c2-6 2-7 2-8 0-8-6-15-16-15-19 0-23 16-25 26-3 12-7 24-10 36-4 17-10 44-14 58-2 8-13 17-14 17-4 3-12 9-24 9-21 0-21-18-21-26 0-21 11-49 21-74 3-9 4-12 4-18 0-20-20-31-39-31-38 0-55 48-55 55 0 4 5 4 8 4 4 0 7 0 8-4 12-39 31-43 37-43 2 0 5 0 5 8s-3 17-5 23c-14 35-22 55-22 73 0 40 36 45 56 45 9 0 21-1 34-10-10 43-36 66-60 66-5 0-15-1-22-5 11-5 17-14 17-24 0-12-10-16-17-16-13 0-26 11-26 27 0 18 19 30 48 30 40 0 86-27 97-70 11-44 22-89 33-133z">
              <text:p/>
            </draw:path>
            <draw:path draw:style-name="gr8" draw:text-style-name="P5" draw:layer="layout" svg:width="0.013cm" svg:height="0.35cm" svg:x="6.184cm" svg:y="17.496cm" svg:viewBox="0 0 14 351" svg:d="M14 13c0-7 0-13-7-13s-7 6-7 13c0 109 0 217 0 326 0 6 0 12 7 12s7-6 7-12c0-109 0-217 0-326z">
              <text:p/>
            </draw:path>
            <draw:path draw:style-name="gr8" draw:text-style-name="P5" draw:layer="layout" svg:width="0.215cm" svg:height="0.16cm" svg:x="6.251cm" svg:y="17.601cm" svg:viewBox="0 0 216 161" svg:d="M186 47c3-10 7-27 7-29 0-7-5-15-16-15-6 0-19 3-24 18-1 5-17 69-20 80-2 8-4 18-5 25-6 8-20 23-38 23-21 0-21-18-21-26 0-21 11-49 21-74 3-9 4-12 4-18 0-20-20-31-39-31-38 0-55 48-55 55 0 4 5 4 8 4 5 0 7 0 8-4 12-39 31-43 37-43 2 0 6 0 6 8s-5 18-6 22c-15 37-22 56-22 74 0 40 36 45 56 45 11 0 26-1 45-19 11 17 32 19 40 19 13 0 23-7 31-20 8-14 13-33 13-34 0-5-5-5-8-5-4 0-6 0-7 1s-1 2-3 11c-7 27-15 35-24 35-5 0-8-4-8-13 0-6 1-12 5-26 2-10 6-24 7-32 3-10 5-21 8-31z">
              <text:p/>
            </draw:path>
            <draw:path draw:style-name="gr8" draw:text-style-name="P5" draw:layer="layout" svg:width="0.08cm" svg:height="0.35cm" svg:x="6.499cm" svg:y="17.496cm" svg:viewBox="0 0 81 351" svg:d="M81 176c0-28-3-70-23-110-21-43-51-66-55-66-2 0-3 1-3 4 0 1 0 1 7 8 34 34 54 90 54 164 0 60-13 122-56 166-5 4-5 5-5 6 0 2 1 3 3 3 4 0 36-24 56-68 18-39 22-78 22-107z">
              <text:p/>
            </draw:path>
            <draw:path draw:style-name="gr8" draw:text-style-name="P5" draw:layer="layout" svg:width="0.17cm" svg:height="0.841cm" svg:x="6.662cm" svg:y="17.25cm" svg:viewBox="0 0 171 842" svg:d="M100 531c0-42 21-78 68-102 2-1 3-2 3-7 0-6-1-7-4-9-64-33-67-85-67-95 0-70 0-140 0-209 0-51-35-84-79-105-8-4-8-4-14-4-7 0-7 1-7 8 0 5 0 6 3 8 15 7 60 30 67 80 1 5 1 9 1 30 0 60 0 120 0 180 0 16 0 42 22 71 13 17 33 33 58 44-69 32-80 83-80 103 0 68 0 135 0 202 0 18 0 39-21 65-16 19-33 28-48 36-2 1-2 2-2 7 0 7 0 8 7 8 5 0 6 0 15-4 35-18 69-45 77-88 1-7 1-10 1-34 0-61 0-123 0-185z">
              <text:p/>
            </draw:path>
          </draw:g>
        </draw:g>
        <draw:g draw:style-name="gr7">
          <svg:title>TexMaths</svg:title>
          <svg:desc>10§display§(t = |\mathcal{C}_i| - 2^{b_i})§svg§600§TRUE§</svg:desc>
          <draw:g>
            <draw:path draw:style-name="gr8" draw:text-style-name="P5" draw:layer="layout" svg:width="0.08cm" svg:height="0.349cm" svg:x="7.256cm" svg:y="17.501cm" svg:viewBox="0 0 81 350" svg:d="M81 346c0-1 0-1-6-7-44-44-55-111-55-163 0-61 14-123 57-166 4-5 4-5 4-6 0-3-1-4-3-4-4 0-35 24-56 69-18 38-22 77-22 107 0 26 4 68 23 108 21 43 51 66 55 66 2 0 3-1 3-4z">
              <text:p/>
            </draw:path>
            <draw:path draw:style-name="gr8" draw:text-style-name="P5" draw:layer="layout" svg:width="0.107cm" svg:height="0.221cm" svg:x="7.366cm" svg:y="17.545cm" svg:viewBox="0 0 108 222" svg:d="M64 79c11 0 22 0 33 0 7 0 11 0 11-7 0-4-4-4-10-4-10 0-21 0-31 0 12-50 14-57 14-59 0-6-4-9-10-9-1 0-11 0-14 12-5 19-9 37-14 56-11 0-22 0-33 0-7 0-10 0-10 7 0 4 3 4 10 4 10 0 20 0 30 0-25 100-26 106-26 112 0 18 13 31 32 31 36 0 56-50 56-53s-3-3-4-3c-3 0-4 1-6 5-15 35-33 43-45 43-8 0-11-4-11-15 0-8 1-11 2-17 9-35 17-69 26-103z">
              <text:p/>
            </draw:path>
            <draw:path draw:style-name="gr8" draw:text-style-name="P5" draw:layer="layout" svg:width="0.232cm" svg:height="0.081cm" svg:x="7.602cm" svg:y="17.63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013cm" svg:height="0.349cm" svg:x="7.995cm" svg:y="17.501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82cm" svg:height="0.254cm" svg:x="8.055cm" svg:y="17.517cm" svg:viewBox="0 0 183 255" svg:d="M170 192c0-2-2-2-4-2-6 0-14 5-15 5-7 5-8 6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8" draw:text-style-name="P5" draw:layer="layout" svg:width="0.074cm" svg:height="0.164cm" svg:x="8.247cm" svg:y="17.653cm" svg:viewBox="0 0 75 165" svg:d="M68 9c0-4-3-9-10-9-6 0-13 6-13 14 0 4 3 9 9 9 8 0 14-7 14-14zM18 134c-1 3-2 6-2 10 0 12 10 21 23 21 25 0 36-34 36-37s-3-2-4-3c-4 0-4 1-5 4-6 19-17 29-26 29-5 0-6-3-6-8 0-6 1-10 4-16 2-6 5-13 8-19 2-6 11-29 12-32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13cm" svg:height="0.349cm" svg:x="8.393cm" svg:y="17.501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4cm" svg:height="0.013cm" svg:x="8.556cm" svg:y="17.669cm" svg:viewBox="0 0 215 14" svg:d="M203 14c6 0 12 0 12-7s-6-7-12-7c-63 0-127 0-190 0-6 0-13 0-13 7s7 7 13 7c63 0 127 0 190 0z">
              <text:p/>
            </draw:path>
            <draw:path draw:style-name="gr8" draw:text-style-name="P5" draw:layer="layout" svg:width="0.139cm" svg:height="0.231cm" svg:x="8.896cm" svg:y="17.531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8" draw:text-style-name="P5" draw:layer="layout" svg:width="0.099cm" svg:height="0.172cm" svg:x="9.07cm" svg:y="17.449cm" svg:viewBox="0 0 100 173" svg:d="M49 7c0-1 1-3 1-4s-1-3-4-3c-5 0-25 2-31 2-2 1-6 1-6 6 0 4 4 4 7 4 11 0 11 1 11 3s-2 12-4 17c-2 8-3 15-5 23s-16 62-16 65c-2 6-2 9-2 12 0 25 16 41 36 41 31 0 64-34 64-70 0-29-20-41-37-41-13 0-24 7-31 14 6-23 11-46 17-69zM37 166c-12 0-19-11-19-25 0-9 2-17 9-45 1-5 1-5 6-11 9-11 20-16 29-16 10 0 18 7 18 24 0 10-5 35-13 49-5 12-18 24-30 24z">
              <text:p/>
            </draw:path>
            <draw:path draw:style-name="gr8" draw:text-style-name="P5" draw:layer="layout" svg:width="0.06cm" svg:height="0.117cm" svg:x="9.194cm" svg:y="17.538cm" svg:viewBox="0 0 61 118" svg:d="M53 7c0-4-3-7-8-7-4 0-10 4-10 10 0 5 4 8 7 8 6 0 11-6 11-11zM61 91c0-2-2-2-3-2-3 0-3 1-4 4-3 9-11 19-20 19-4 0-5-2-5-6s0-6 2-9c1-4 3-7 4-10 0-1 7-17 10-24 1-3 2-6 2-9 0-8-8-15-19-15-19 0-28 22-28 27 0 3 2 3 3 3 3 0 3-1 4-4 4-12 13-20 20-20 4 0 5 2 5 7 0 2 0 3-1 6s-9 22-11 28c-1 3-1 3-4 9-1 3-2 5-2 8 0 9 9 15 19 15 19 0 28-22 28-27z">
              <text:p/>
            </draw:path>
            <draw:path draw:style-name="gr8" draw:text-style-name="P5" draw:layer="layout" svg:width="0.081cm" svg:height="0.349cm" svg:x="9.326cm" svg:y="17.501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\mathcal{C}_i = 
\mathcal{C}_i \setminus \mathcal{Y}_i§svg§600§TRUE§</svg:desc>
          <draw:g>
            <draw:path draw:style-name="gr8" draw:text-style-name="P5" draw:layer="layout" svg:width="0.183cm" svg:height="0.254cm" svg:x="1.792cm" svg:y="18.242cm" svg:viewBox="0 0 184 255" svg:d="M170 191c0-2-1-2-3-2-6 0-14 5-15 5-7 4-8 7-12 13-11 16-27 28-50 28-31 0-60-23-60-74 0-32 13-73 32-101 15-23 34-41 70-41 13 0 22 5 22 18 0 12-13 37-17 44-2 4-2 5-2 6 0 2 1 2 3 2 7 0 20-8 25-13 0-2 21-36 21-54 0-19-16-22-29-22-51 0-92 33-109 53-41 50-46 105-46 123 0 50 26 79 67 79 57 0 103-55 103-64z">
              <text:p/>
            </draw:path>
            <draw:path draw:style-name="gr8" draw:text-style-name="P5" draw:layer="layout" svg:width="0.073cm" svg:height="0.164cm" svg:x="1.985cm" svg:y="18.379cm" svg:viewBox="0 0 74 165" svg:d="M68 9c0-4-3-9-10-9s-14 6-14 14c0 4 3 9 10 9s14-7 14-14zM18 134c-1 3-3 6-3 10 0 12 10 21 24 21 24 0 35-34 35-37 0-4-3-4-4-4-3 0-3 2-4 5-6 19-17 29-26 29-5 0-7-3-7-8 0-6 2-11 4-16 3-7 5-13 8-20 2-5 11-28 12-31 1-2 2-5 2-8 0-11-10-20-24-20-24 0-35 33-35 37 0 3 3 3 4 3 3 0 4-1 4-4 7-21 18-30 27-30 4 0 6 2 6 9 0 6-2 9-8 25-5 13-10 26-15 39z">
              <text:p/>
            </draw:path>
            <draw:path draw:style-name="gr8" draw:text-style-name="P5" draw:layer="layout" svg:width="0.233cm" svg:height="0.082cm" svg:x="2.207cm" svg:y="18.3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82cm" svg:height="0.254cm" svg:x="2.563cm" svg:y="18.242cm" svg:viewBox="0 0 183 255" svg:d="M170 191c0-2-2-2-4-2-6 0-14 5-15 5-7 4-8 7-12 13-11 16-27 28-49 28-32 0-61-23-61-74 0-32 13-73 32-101 15-23 34-41 70-41 14 0 22 5 22 18 0 12-13 37-17 44-2 4-2 5-2 6 0 2 2 2 4 2 7 0 20-8 24-13 1-2 21-36 21-54 0-19-16-22-28-22-51 0-93 33-109 53-42 50-46 105-46 123 0 50 26 79 66 79 57 0 104-55 104-64z">
              <text:p/>
            </draw:path>
            <draw:path draw:style-name="gr8" draw:text-style-name="P5" draw:layer="layout" svg:width="0.073cm" svg:height="0.164cm" svg:x="2.754cm" svg:y="18.379cm" svg:viewBox="0 0 74 165" svg:d="M68 9c0-4-3-9-10-9-6 0-14 6-14 14 0 4 4 9 10 9 7 0 14-7 14-14zM18 134c-1 3-2 6-2 10 0 12 9 21 23 21 25 0 35-34 35-37 0-4-3-4-4-4-3 0-3 2-4 5-6 19-17 29-26 29-5 0-6-3-6-8 0-6 1-11 4-16 2-7 5-13 7-20 3-5 11-28 12-31 1-2 2-5 2-8 0-11-10-20-23-20-25 0-36 33-36 37 0 3 3 3 4 3 4 0 4-1 4-4 7-21 18-30 27-30 4 0 6 2 6 9 0 6-2 9-8 25-5 13-10 26-15 39z">
              <text:p/>
            </draw:path>
            <draw:path draw:style-name="gr8" draw:text-style-name="P5" draw:layer="layout" svg:width="0.135cm" svg:height="0.349cm" svg:x="2.957cm" svg:y="18.226cm" svg:viewBox="0 0 136 350" svg:d="M121 341c2 5 4 9 8 9s7-3 7-7c0-1 0-2-1-6-40-109-81-219-121-328-2-6-3-9-7-9s-7 3-7 7c0 1 0 2 1 6 40 109 80 219 120 328z">
              <text:p/>
            </draw:path>
            <draw:path draw:style-name="gr8" draw:text-style-name="P5" draw:layer="layout" svg:width="0.24cm" svg:height="0.284cm" svg:x="3.202cm" svg:y="18.25cm" svg:viewBox="0 0 241 285" svg:d="M132 204c1-13 2-31 2-41 0-37-2-163-75-163-25 0-46 21-46 26 0 3 2 2 3 3 2 0 13-2 21-12 31 1 51 23 62 68 6 28 9 59 9 91 0 20-2 44-2 48 0 3 0 4-1 4-1 1-36 30-53 30-3 0-31 0-38-29-1-2-1-4-3-4-4 0-11 12-11 21 0 14 13 39 43 39 27 0 85-51 115-86 71-80 83-140 83-159 0-29-20-40-34-40-10 0-13 17-13 21 0 5 2 5 7 6 21 2 26 19 26 29 0 11-17 73-95 148z">
              <text:p/>
            </draw:path>
            <draw:path draw:style-name="gr8" draw:text-style-name="P5" draw:layer="layout" svg:width="0.074cm" svg:height="0.164cm" svg:x="3.437cm" svg:y="18.379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</draw:g>
        </draw:g>
        <draw:g draw:style-name="gr7">
          <svg:title>TexMaths</svg:title>
          <svg:desc>10§display§(
\bm{u} \in \mathcal{C}_i, 
\bm{y} \in \Sigma^\beta
)§svg§600§TRUE§</svg:desc>
          <draw:g>
            <draw:path draw:style-name="gr8" draw:text-style-name="P5" draw:layer="layout" svg:width="0.08cm" svg:height="0.348cm" svg:x="6.985cm" svg:y="16.862cm" svg:viewBox="0 0 81 349" svg:d="M81 345c0-1 0-1-6-7-44-44-55-111-55-163 0-61 14-122 57-166 4-4 4-5 4-6 0-2-1-3-3-3-4 0-35 24-56 68-18 39-22 77-22 107 0 27 4 69 23 108 21 43 51 66 55 66 2 0 3-1 3-4z">
              <text:p/>
            </draw:path>
            <draw:path draw:style-name="gr8" draw:text-style-name="P5" draw:layer="layout" svg:width="0.215cm" svg:height="0.16cm" svg:x="7.098cm" svg:y="16.966cm" svg:viewBox="0 0 216 161" svg:d="M186 47c3-9 7-26 7-29 0-7-6-15-16-15-6 0-19 3-24 19-1 4-17 68-20 79-2 8-4 19-5 25-6 8-20 23-38 23-21 0-21-18-21-26 0-21 11-49 21-74 3-9 4-11 4-17 0-21-20-32-39-32-38 0-55 48-55 55 0 5 5 5 8 5 5 0 7 0 8-5 12-39 31-42 37-42 2 0 6 0 6 7 0 8-5 18-6 22-15 37-22 57-22 74 0 40 36 45 56 45 11 0 26-1 45-19 11 17 32 19 40 19 13 0 23-7 31-20 8-14 13-33 13-34 0-5-5-5-8-5-4 0-6 0-8 1 0 1 0 2-2 11-7 27-15 35-24 35-5 0-8-4-8-13 0-6 1-12 5-26 2-10 6-24 7-31 3-11 5-21 8-32z">
              <text:p/>
            </draw:path>
            <draw:path draw:style-name="gr8" draw:text-style-name="P5" draw:layer="layout" svg:width="0.174cm" svg:height="0.202cm" svg:x="7.453cm" svg:y="16.935cm" svg:viewBox="0 0 175 203" svg:d="M163 109c6 0 12 0 12-7s-6-7-12-7c-50 0-99 0-149 0 4-47 45-81 94-81 18 0 37 0 55 0 6 0 12 0 12-7s-6-7-12-7c-18 0-37 0-55 0-61 0-108 46-108 102s47 101 108 101c18 0 37 0 55 0 6 0 12-1 12-7 0-7-6-7-12-7-18 0-37 0-55 0-49 0-90-33-94-80 50 0 99 0 149 0z">
              <text:p/>
            </draw:path>
            <draw:path draw:style-name="gr8" draw:text-style-name="P5" draw:layer="layout" svg:width="0.182cm" svg:height="0.253cm" svg:x="7.76cm" svg:y="16.878cm" svg:viewBox="0 0 183 254" svg:d="M170 191c0-2-2-2-4-2-6 0-14 5-15 5-7 5-8 7-12 12-11 17-27 29-50 29-31 0-60-23-60-75 0-31 13-73 32-101 15-22 34-40 70-40 14 0 22 5 22 18 0 12-13 37-17 44-2 4-2 4-2 5 0 2 1 2 4 2 7 0 20-7 24-13 1-1 21-36 21-53 0-20-16-22-29-22-50 0-92 33-108 52-42 51-46 105-46 123 0 50 26 79 66 79 57 0 104-54 104-63z">
              <text:p/>
            </draw:path>
            <draw:path draw:style-name="gr8" draw:text-style-name="P5" draw:layer="layout" svg:width="0.073cm" svg:height="0.164cm" svg:x="7.952cm" svg:y="17.013cm" svg:viewBox="0 0 74 165" svg:d="M68 10c0-4-3-10-10-10s-14 7-14 14c0 4 4 9 10 9 7 0 14-7 14-13zM18 134c-1 3-2 6-2 11 0 11 9 20 23 20 25 0 35-33 35-37 0-3-3-3-4-3-3 0-3 1-4 4-6 20-17 30-26 30-5 0-6-4-6-9 0-6 1-10 3-16 3-6 6-13 8-19 3-6 11-29 12-31 1-3 2-6 2-8 0-12-10-21-23-21-25 0-36 33-36 37s3 4 4 4c3 0 4-2 4-4 7-21 18-30 27-30 4 0 6 2 6 8s-2 10-8 25c-5 13-10 26-15 39z">
              <text:p/>
            </draw:path>
            <draw:path draw:style-name="gr8" draw:text-style-name="P5" draw:layer="layout" svg:width="0.041cm" svg:height="0.104cm" svg:x="8.087cm" svg:y="17.086cm" svg:viewBox="0 0 42 105" svg:d="M42 37c0-23-9-37-23-37-12 0-19 9-19 19 0 9 7 18 19 18 4 0 9-1 12-4 1-1 1-1 2-1 0 2 1 0 1 5 0 26-12 47-24 59-4 3-4 4-4 5 0 3 2 4 4 4 3 0 32-27 32-68z">
              <text:p/>
            </draw:path>
            <draw:path draw:style-name="gr8" draw:text-style-name="P5" draw:layer="layout" svg:width="0.192cm" svg:height="0.227cm" svg:x="8.224cm" svg:y="16.966cm" svg:viewBox="0 0 193 228" svg:d="M191 26c2-6 2-7 2-8 0-7-6-15-17-15-18 0-22 16-25 26-3 12-6 24-9 36-4 17-11 44-14 58-2 8-13 17-14 17-4 3-12 9-24 9-21 0-21-18-21-26 0-21 11-49 21-74 3-9 4-11 4-17 0-21-20-32-40-32-37 0-54 48-54 55 0 5 5 5 8 5 4 0 7 0 8-5 12-39 31-42 36-42 3 0 6 0 6 7 0 8-4 17-6 23-13 35-21 55-21 73 0 40 35 45 56 45 9 0 21-1 34-10-10 43-36 65-61 65-4 0-14-1-21-5 11-5 17-13 17-23 0-12-10-16-17-16-13 0-26 11-26 27 0 17 19 29 47 29 41 0 87-26 98-69 11-45 22-89 33-133z">
              <text:p/>
            </draw:path>
            <draw:path draw:style-name="gr8" draw:text-style-name="P5" draw:layer="layout" svg:width="0.174cm" svg:height="0.202cm" svg:x="8.56cm" svg:y="16.935cm" svg:viewBox="0 0 175 203" svg:d="M163 109c6 0 12 0 12-7s-6-7-12-7c-50 0-99 0-149 0 4-47 45-81 94-81 18 0 37 0 55 0 6 0 12 0 12-7s-6-7-12-7c-19 0-37 0-56 0-60 0-107 46-107 102s47 101 107 101c19 0 37 0 56 0 6 0 12-1 12-7 0-7-6-7-12-7-18 0-37 0-55 0-49 0-90-33-94-80 50 0 99 0 149 0z">
              <text:p/>
            </draw:path>
            <draw:path draw:style-name="gr8" draw:text-style-name="P5" draw:layer="layout" svg:width="0.213cm" svg:height="0.237cm" svg:x="8.882cm" svg:y="16.885cm" svg:viewBox="0 0 214 238" svg:d="M111 125c3-3 2-4 3-5 0-2-1-4-2-5-24-35-48-69-72-104 27 0 54 0 81 0 59 0 77 13 84 68 3 0 6 0 9 0-3-26-7-53-10-79-65 0-130 0-195 0-8 0-9 0-9 8 29 42 58 84 87 127-28 31-55 63-83 94-4 4-4 5-4 6 0 3 4 3 9 3 65 0 130 0 195 0 3-27 7-54 10-81-3 0-6 0-9 0-6 57-30 67-85 67-32 0-65 0-97 0 29-33 59-66 88-99z">
              <text:p/>
            </draw:path>
            <draw:path draw:style-name="gr8" draw:text-style-name="P5" draw:layer="layout" svg:width="0.143cm" svg:height="0.218cm" svg:x="9.128cm" svg:y="16.807cm" svg:viewBox="0 0 144 219" svg:d="M144 34c0-21-19-34-41-34-33 0-58 38-64 63-13 51-26 102-39 153 0 2 2 3 3 3 3 0 5 0 5-1 6-21 11-43 17-65 5 12 17 22 36 22 35 0 74-25 74-62 0-15-7-29-19-37 12-8 28-22 28-42zM95 75c-4 1-5 2-13 2-4 0-9 0-11-1 2-2 9-2 11-2 4 0 9 0 13 1zM127 30c0 13-6 32-21 40-5-1-10-3-23-3-9 0-21 1-21 9 0 7 7 8 20 8 8 0 16-2 23-4 8 5 12 15 12 26 0 36-25 62-55 62-19 0-32-11-32-31 0-2 0-5 0-7 6-22 11-44 17-65 6-23 27-58 56-58 14 0 24 8 24 23z">
              <text:p/>
            </draw:path>
            <draw:path draw:style-name="gr8" draw:text-style-name="P5" draw:layer="layout" svg:width="0.081cm" svg:height="0.348cm" svg:x="9.325cm" svg:y="16.862cm" svg:viewBox="0 0 82 349" svg:d="M82 175c0-27-4-70-23-109-21-43-51-66-55-66-2 0-4 1-4 3 0 1 0 2 7 8 35 35 55 91 55 164 0 59-13 120-57 165-5 4-5 4-5 5 0 3 2 4 4 4 4 0 35-24 56-68 18-39 22-78 22-106z">
              <text:p/>
            </draw:path>
          </draw:g>
        </draw:g>
        <draw:polyline draw:style-name="gr56" draw:text-style-name="P6" draw:layer="layout" svg:width="0.099cm" svg:height="1.999cm" draw:transform="rotate (-1.5707963267949) translate (4.8cm 10.3cm)" svg:viewBox="0 0 100 2000" draw:points="0,2000 100,2000 100,0 0,0">
          <text:p/>
        </draw:polyline>
        <draw:polyline draw:style-name="gr56" draw:text-style-name="P6" draw:layer="layout" svg:width="0.099cm" svg:height="1.999cm" draw:transform="rotate (-1.5707963267949) translate (5cm 10.4cm)" svg:viewBox="0 0 100 2000" draw:points="0,2000 100,2000 100,0 0,0">
          <text:p/>
        </draw:polyline>
        <draw:polyline draw:style-name="gr56" draw:text-style-name="P6" draw:layer="layout" svg:width="0.099cm" svg:height="1.999cm" draw:transform="rotate (-1.5707963267949) translate (6.2cm 10.6cm)" svg:viewBox="0 0 100 2000" draw:points="0,2000 100,2000 100,0 0,0">
          <text:p/>
        </draw:polyline>
        <draw:polyline draw:style-name="gr19" draw:text-style-name="P6" draw:layer="layout" svg:width="0.099cm" svg:height="1.999cm" draw:transform="rotate (-1.5707963267949) translate (8cm 10.8cm)" svg:viewBox="0 0 100 2000" draw:points="0,2000 100,2000 100,0 0,0">
          <text:p/>
        </draw:polyline>
        <draw:polyline draw:style-name="gr19" draw:text-style-name="P6" draw:layer="layout" svg:width="0.099cm" svg:height="1.999cm" draw:transform="rotate (-1.5707963267949) translate (7.8cm 10.9cm)" svg:viewBox="0 0 100 2000" draw:points="0,2000 100,2000 100,0 0,0">
          <text:p/>
        </draw:polyline>
        <draw:polyline draw:style-name="gr19" draw:text-style-name="P6" draw:layer="layout" svg:width="0.099cm" svg:height="1.999cm" draw:transform="rotate (-1.5707963267949) translate (6.6cm 11.1cm)" svg:viewBox="0 0 100 2000" draw:points="0,2000 100,2000 100,0 0,0">
          <text:p/>
        </draw:polyline>
        <draw:line draw:style-name="gr57" draw:text-style-name="P6" draw:layer="layout" svg:x1="3cm" svg:y1="10.5cm" svg:x2="4.2cm" svg:y2="10.7cm">
          <text:p/>
        </draw:line>
        <draw:line draw:style-name="gr57" draw:text-style-name="P6" draw:layer="layout" svg:x1="5cm" svg:y1="10.5cm" svg:x2="6.2cm" svg:y2="10.7cm">
          <text:p/>
        </draw:line>
        <draw:line draw:style-name="gr58" draw:text-style-name="P6" draw:layer="layout" svg:x1="7.8cm" svg:y1="11cm" svg:x2="6.6cm" svg:y2="11.2cm">
          <text:p/>
        </draw:line>
        <draw:line draw:style-name="gr58" draw:text-style-name="P6" draw:layer="layout" svg:x1="5.8cm" svg:y1="11cm" svg:x2="4.6cm" svg:y2="11.2cm">
          <text:p/>
        </draw:line>
        <draw:frame draw:style-name="gr59" draw:text-style-name="P2" draw:layer="layout" svg:width="0.569cm" svg:height="0.395cm" svg:x="2.206cm" svg:y="10.309cm">
          <draw:text-box>
            <text:p><text:span text:style-name="T1">(left)</text:span></text:p>
          </draw:text-box>
        </draw:frame>
        <draw:frame draw:style-name="gr60" draw:text-style-name="P2" draw:layer="layout" svg:width="0.739cm" svg:height="0.395cm" svg:x="7.907cm" svg:y="10.91cm">
          <draw:text-box>
            <text:p><text:span text:style-name="T1">(right)</text:span></text:p>
          </draw:text-box>
        </draw:frame>
        <draw:frame draw:style-name="gr61" draw:text-style-name="P3" draw:layer="layout" svg:width="6.674cm" svg:height="0.395cm" svg:x="2.207cm" svg:y="11.31cm">
          <draw:text-box>
            <text:p><text:span text:style-name="T2">score = # of unsatisfied patterns (left+right)</text:span></text:p>
          </draw:text-box>
        </draw:frame>
        <draw:frame draw:style-name="gr30" draw:text-style-name="P3" draw:layer="layout" svg:width="1.467cm" svg:height="0.395cm" svg:x="2.206cm" svg:y="11.711cm">
          <draw:text-box>
            <text:p><text:span text:style-name="T2">tie-break:</text:span></text:p>
          </draw:text-box>
        </draw:frame>
        <draw:g draw:style-name="gr7">
          <svg:title>TexMaths</svg:title>
          <svg:desc>10§display§| \mathcal{B}_i | - 2^{b_i}§svg§600§TRUE§</svg:desc>
          <draw:g>
            <draw:path draw:style-name="gr8" draw:text-style-name="P5" draw:layer="layout" svg:width="0.013cm" svg:height="0.349cm" svg:x="3.832cm" svg:y="11.7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22cm" svg:height="0.253cm" svg:x="3.898cm" svg:y="11.786cm" svg:viewBox="0 0 223 254" svg:d="M88 9c1-4 1-4 1-6s-1-3-4-3c-4 0-15 5-22 9-16 8-29 14-29 21 0 2 2 2 4 2 4 0 13-5 20-8-5 34-13 79-19 109-13 60-20 80-37 114-2 4-2 4-2 5 0 2 3 2 4 2 5 0 20-6 26-16 4-8 18-34 28-74 8-30 21-76 46-112 16-23 31-33 53-33 19 0 36 12 36 31 0 31-33 42-70 54-4 2-28 10-28 19 0 2 2 2 3 2 2 0 10-1 17-1 36 0 65 21 65 54 0 43-38 57-70 57-27 0-40-15-44-20-2-2-2-2-5-2-8 0-25 10-25 17 0 1 13 24 51 24 50 0 122-35 122-91 0-29-19-51-55-58 28-12 69-37 69-70 0-20-17-35-43-35-12 0-57 3-99 55 2-15 5-31 7-46z">
              <text:p/>
            </draw:path>
            <draw:path draw:style-name="gr8" draw:text-style-name="P5" draw:layer="layout" svg:width="0.073cm" svg:height="0.164cm" svg:x="4.13cm" svg:y="11.922cm" svg:viewBox="0 0 74 165" svg:d="M68 9c0-4-3-9-10-9s-14 6-14 14c0 4 4 9 10 9 7 0 14-7 14-14zM18 134c-1 3-2 6-2 10 0 12 9 21 23 21 25 0 35-34 35-37s-3-3-4-3c-3 0-3 1-4 4-6 19-17 29-26 29-5 0-6-3-6-8 0-6 1-10 3-16 3-6 6-13 8-19 3-6 11-29 12-32 1-2 2-5 2-8 0-11-10-20-24-20-24 0-35 33-35 37 0 3 3 3 4 3 3 0 4-1 4-4 7-21 18-30 27-30 4 0 6 2 6 9 0 6-2 9-8 25-5 13-10 26-15 39z">
              <text:p/>
            </draw:path>
            <draw:path draw:style-name="gr8" draw:text-style-name="P5" draw:layer="layout" svg:width="0.013cm" svg:height="0.349cm" svg:x="4.277cm" svg:y="11.7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4cm" svg:height="0.013cm" svg:x="4.44cm" svg:y="11.938cm" svg:viewBox="0 0 215 14" svg:d="M202 14c6 0 13 0 13-7s-7-7-13-7c-63 0-127 0-190 0-6 0-12 0-12 7s6 7 12 7c63 0 127 0 190 0z">
              <text:p/>
            </draw:path>
            <draw:path draw:style-name="gr8" draw:text-style-name="P5" draw:layer="layout" svg:width="0.139cm" svg:height="0.231cm" svg:x="4.779cm" svg:y="11.8cm" svg:viewBox="0 0 140 232" svg:d="M27 205c12-11 25-23 37-35 55-48 76-67 76-102 0-40-32-68-75-68-39 0-65 32-65 63 0 20 17 20 18 20 6 0 19-4 19-19 0-9-7-18-19-18-3 0-4 0-5 0 8-23 27-35 48-35 32 0 47 28 47 57 0 28-18 55-37 77-23 25-45 50-68 74-3 4-3 5-3 13 43 0 87 0 130 0 3-20 7-40 10-60-3 0-6 0-9 0-2 11-4 26-8 30-2 3-25 3-33 3-21 0-42 0-63 0z">
              <text:p/>
            </draw:path>
            <draw:path draw:style-name="gr8" draw:text-style-name="P5" draw:layer="layout" svg:width="0.098cm" svg:height="0.172cm" svg:x="4.953cm" svg:y="11.718cm" svg:viewBox="0 0 99 173" svg:d="M49 7c0-1 1-3 1-4s-1-3-4-3c-5 0-26 2-32 2-2 1-5 1-5 6 0 4 3 4 6 4 12 0 12 1 12 3s-3 12-4 17c-2 8-4 15-6 23s-15 62-16 65c-1 6-1 9-1 12 0 25 16 41 36 41 31 0 63-34 63-70 0-29-19-41-36-41-13 0-24 7-31 14 6-23 11-46 17-69zM36 166c-12 0-19-11-19-25 0-9 3-17 9-45 2-5 2-5 7-11 9-11 20-16 29-16s18 7 18 24c0 10-6 35-13 49-6 12-18 24-31 24z">
              <text:p/>
            </draw:path>
            <draw:path draw:style-name="gr8" draw:text-style-name="P5" draw:layer="layout" svg:width="0.061cm" svg:height="0.117cm" svg:x="5.076cm" svg:y="11.807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</draw:page>
      <draw:page draw:name="page4" draw:style-name="dp1" draw:master-page-name="Default">
        <draw:frame draw:style-name="gr4" draw:text-style-name="P2" draw:layer="layout" svg:width="0.159cm" svg:height="0.319cm" svg:x="19.401cm" svg:y="0.601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6" draw:text-style-name="P4" draw:layer="layout" svg:width="4.206cm" svg:height="0.395cm" svg:x="1.106cm" svg:y="1.206cm">
          <draw:text-box>
            <text:p><text:span text:style-name="T3">ICB generation algorithm</text:span></text:p>
          </draw:text-box>
        </draw:frame>
        <draw:g draw:style-name="gr7">
          <svg:title>TexMaths</svg:title>
          <svg:desc>10§display§\beta:§svg§600§TRUE§</svg:desc>
          <draw:g>
            <draw:path draw:style-name="gr8" draw:text-style-name="P5" draw:layer="layout" svg:width="0.189cm" svg:height="0.313cm" svg:x="1.392cm" svg:y="2.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8" draw:text-style-name="P5" draw:layer="layout" svg:width="0.036cm" svg:height="0.15cm" svg:x="1.724cm" svg:y="2.396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9" draw:text-style-name="P3" draw:layer="layout" svg:width="1.873cm" svg:height="0.395cm" svg:x="2.003cm" svg:y="2.204cm">
          <draw:text-box>
            <text:p><text:span text:style-name="T2">block length</text:span></text:p>
          </draw:text-box>
        </draw:frame>
        <draw:frame draw:style-name="gr10" draw:text-style-name="P3" draw:layer="layout" svg:width="3.38cm" svg:height="0.395cm" svg:x="2.004cm" svg:y="2.605cm">
          <draw:text-box>
            <text:p><text:span text:style-name="T2">number of codebooks</text:span></text:p>
          </draw:text-box>
        </draw:frame>
        <draw:g draw:style-name="gr7">
          <svg:title>TexMaths</svg:title>
          <svg:desc>10§display§\nu:§svg§600§TRUE§</svg:desc>
          <draw:g>
            <draw:path draw:style-name="gr8" draw:text-style-name="P5" draw:layer="layout" svg:width="0.164cm" svg:height="0.152cm" svg:x="1.392cm" svg:y="2.781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8" draw:text-style-name="P5" draw:layer="layout" svg:width="0.036cm" svg:height="0.148cm" svg:x="1.695cm" svg:y="2.785cm" svg:viewBox="0 0 37 149" svg:d="M37 18c0-10-9-18-19-18-11 0-18 8-18 18s7 19 18 19c10 0 19-9 19-19zM37 131c0-11-9-19-19-19-11 0-18 9-18 19 0 11 7 18 18 18 10 0 19-8 19-18z">
              <text:p/>
            </draw:path>
          </draw:g>
        </draw:g>
        <draw:g draw:style-name="gr7">
          <svg:title>TexMaths</svg:title>
          <svg:desc>10§display§\Sigma = \{ {\sf A}, {\sf T}, {\sf G}, {\sf C} \}:§svg§600§TRUE§</svg:desc>
          <draw:g>
            <draw:path draw:style-name="gr8" draw:text-style-name="P5" draw:layer="layout" svg:width="0.213cm" svg:height="0.238cm" svg:x="1.392cm" svg:y="1.857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8" draw:text-style-name="P5" draw:layer="layout" svg:width="0.233cm" svg:height="0.081cm" svg:x="1.743cm" svg:y="1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24cm" svg:height="0.348cm" svg:x="2.119cm" svg:y="1.834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8" draw:text-style-name="P5" draw:layer="layout" svg:width="0.213cm" svg:height="0.241cm" svg:x="2.28cm" svg:y="1.854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8" draw:text-style-name="P5" draw:layer="layout" svg:width="0.04cm" svg:height="0.104cm" svg:x="2.534cm" svg:y="2.058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5" draw:layer="layout" svg:width="0.212cm" svg:height="0.239cm" svg:x="2.673cm" svg:y="1.856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8" draw:text-style-name="P5" draw:layer="layout" svg:width="0.04cm" svg:height="0.104cm" svg:x="2.929cm" svg:y="2.058cm" svg:viewBox="0 0 41 105" svg:d="M41 37c0-23-9-37-23-37-11 0-18 9-18 19 0 9 7 19 18 19 4 0 9-2 12-5 1-1 1-1 2-1s1 0 1 5c0 26-12 47-24 59-4 3-4 4-4 5 0 3 2 4 4 4 4 0 32-27 32-68z">
              <text:p/>
            </draw:path>
            <draw:path draw:style-name="gr8" draw:text-style-name="P5" draw:layer="layout" svg:width="0.186cm" svg:height="0.249cm" svg:x="3.078cm" svg:y="1.849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8" draw:text-style-name="P5" draw:layer="layout" svg:width="0.04cm" svg:height="0.104cm" svg:x="3.319cm" svg:y="2.058cm" svg:viewBox="0 0 41 105" svg:d="M41 37c0-23-9-37-22-37-12 0-19 9-19 19 0 9 7 19 19 19 4 0 8-2 12-5 1-1 1-1 2-1 0 2 0 0 0 5 0 26-12 47-24 59-3 3-3 4-3 5 0 3 1 4 3 4 4 0 32-27 32-68z">
              <text:p/>
            </draw:path>
            <draw:path draw:style-name="gr8" draw:text-style-name="P5" draw:layer="layout" svg:width="0.182cm" svg:height="0.248cm" svg:x="3.468cm" svg:y="1.85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8" draw:text-style-name="P5" draw:layer="layout" svg:width="0.123cm" svg:height="0.348cm" svg:x="3.695cm" svg:y="1.834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8" draw:text-style-name="P5" draw:layer="layout" svg:width="0.036cm" svg:height="0.15cm" svg:x="3.973cm" svg:y="1.946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1" draw:text-style-name="P3" draw:layer="layout" svg:width="1.344cm" svg:height="0.395cm" svg:x="4.204cm" svg:y="1.805cm">
          <draw:text-box>
            <text:p><text:span text:style-name="T2">alphabet</text:span></text:p>
          </draw:text-box>
        </draw:frame>
        <draw:g draw:style-name="gr7">
          <svg:title>TexMaths</svg:title>
          <svg:desc>10§display§| \mathcal{C}_i | = 2^{b_i} \leq 4^\beta:§svg§600§TRUE§</svg:desc>
          <draw:g>
            <draw:path draw:style-name="gr8" draw:text-style-name="P5" draw:layer="layout" svg:width="0.013cm" svg:height="0.349cm" svg:x="1.792cm" svg:y="4.359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182cm" svg:height="0.254cm" svg:x="1.852cm" svg:y="4.37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8" draw:text-style-name="P5" draw:layer="layout" svg:width="0.074cm" svg:height="0.164cm" svg:x="2.044cm" svg:y="4.51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8" draw:text-style-name="P5" draw:layer="layout" svg:width="0.013cm" svg:height="0.349cm" svg:x="2.192cm" svg:y="4.359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32cm" svg:height="0.081cm" svg:x="2.365cm" svg:y="4.49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cm" svg:height="0.231cm" svg:x="2.733cm" svg:y="4.389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8" draw:text-style-name="P5" draw:layer="layout" svg:width="0.098cm" svg:height="0.172cm" svg:x="2.908cm" svg:y="4.307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8" draw:text-style-name="P5" draw:layer="layout" svg:width="0.061cm" svg:height="0.118cm" svg:x="3.03cm" svg:y="4.395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8" draw:text-style-name="P5" draw:layer="layout" svg:width="0.213cm" svg:height="0.269cm" svg:x="3.27cm" svg:y="4.399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8" draw:text-style-name="P5" draw:layer="layout" svg:width="0.155cm" svg:height="0.235cm" svg:x="3.621cm" svg:y="4.385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5" draw:layer="layout" svg:width="0.143cm" svg:height="0.219cm" svg:x="3.799cm" svg:y="4.304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8" draw:text-style-name="P5" draw:layer="layout" svg:width="0.036cm" svg:height="0.15cm" svg:x="4.105cm" svg:y="4.471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0" draw:text-style-name="P3" draw:layer="layout" svg:width="3.38cm" svg:height="0.395cm" svg:x="4.307cm" svg:y="4.306cm">
          <draw:text-box>
            <text:p><text:span text:style-name="T2">number of codewords</text:span></text:p>
          </draw:text-box>
        </draw:frame>
        <draw:frame draw:style-name="gr62" draw:text-style-name="P3" draw:layer="layout" svg:width="5.882cm" svg:height="0.395cm" svg:x="1.803cm" svg:y="20.706cm">
          <draw:text-box>
            <text:p><text:span text:style-name="T2">motif: eliminated by mask (=QR code)</text:span></text:p>
          </draw:text-box>
        </draw:frame>
        <draw:frame draw:style-name="gr12" draw:text-style-name="P3" draw:layer="layout" svg:width="0.434cm" svg:height="0.395cm" svg:x="1.303cm" svg:y="5.804cm">
          <draw:text-box>
            <text:p><text:span text:style-name="T2">(1)</text:span></text:p>
          </draw:text-box>
        </draw:frame>
        <draw:frame draw:style-name="gr10" draw:text-style-name="P3" draw:layer="layout" svg:width="3.38cm" svg:height="0.395cm" svg:x="1.803cm" svg:y="5.805cm">
          <draw:text-box>
            <text:p><text:span text:style-name="T2">intra-word constraint:</text:span></text:p>
          </draw:text-box>
        </draw:frame>
        <draw:frame draw:style-name="gr12" draw:text-style-name="P3" draw:layer="layout" svg:width="0.434cm" svg:height="0.395cm" svg:x="1.303cm" svg:y="9.204cm">
          <draw:text-box>
            <text:p><text:span text:style-name="T2">(3)</text:span></text:p>
          </draw:text-box>
        </draw:frame>
        <draw:frame draw:style-name="gr5" draw:text-style-name="P3" draw:layer="layout" svg:width="0.391cm" svg:height="0.395cm" svg:x="1.304cm" svg:y="20.706cm">
          <draw:text-box>
            <text:p><text:span text:style-name="T2">(*)</text:span></text:p>
          </draw:text-box>
        </draw:frame>
        <draw:frame draw:style-name="gr12" draw:text-style-name="P3" draw:layer="layout" svg:width="0.434cm" svg:height="0.395cm" svg:x="1.303cm" svg:y="19.505cm">
          <draw:text-box>
            <text:p><text:span text:style-name="T2">(5)</text:span></text:p>
          </draw:text-box>
        </draw:frame>
        <draw:frame draw:style-name="gr63" draw:text-style-name="P3" draw:layer="layout" svg:width="3.296cm" svg:height="0.395cm" svg:x="1.804cm" svg:y="19.506cm">
          <draw:text-box>
            <text:p><text:span text:style-name="T2">full search: maximize</text:span></text:p>
          </draw:text-box>
        </draw:frame>
        <draw:g draw:style-name="gr7">
          <svg:title>TexMaths</svg:title>
          <svg:desc>10§display§\bm{b} \!=\! (b_0, \dots, b_{\nu-1}):§svg§600§TRUE§</svg:desc>
          <draw:g>
            <draw:path draw:style-name="gr8" draw:text-style-name="P5" draw:layer="layout" svg:width="0.159cm" svg:height="0.244cm" svg:x="1.392cm" svg:y="3.072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8" draw:text-style-name="P5" draw:layer="layout" svg:width="0.232cm" svg:height="0.082cm" svg:x="1.616cm" svg:y="3.186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8" draw:text-style-name="P5" draw:layer="layout" svg:width="0.081cm" svg:height="0.349cm" svg:x="1.943cm" svg:y="3.0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128cm" svg:height="0.245cm" svg:x="2.062cm" svg:y="3.07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5" draw:layer="layout" svg:width="0.113cm" svg:height="0.167cm" svg:x="2.209cm" svg:y="3.205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8" draw:text-style-name="P5" draw:layer="layout" svg:width="0.04cm" svg:height="0.104cm" svg:x="2.384cm" svg:y="3.277cm" svg:viewBox="0 0 41 105" svg:d="M41 37c0-23-9-37-23-37-11 0-18 9-18 19 0 9 7 18 18 18 4 0 9-1 13-4 1-1 1-1 1-1 1 0 1 0 1 5 0 26-12 47-24 58-4 4-4 5-4 6 0 2 2 4 4 4 4 0 32-27 32-68z">
              <text:p/>
            </draw:path>
            <draw:path draw:style-name="gr8" draw:text-style-name="P5" draw:layer="layout" svg:width="0.036cm" svg:height="0.036cm" svg:x="2.54cm" svg:y="3.277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2.696cm" svg:y="3.277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2.851cm" svg:y="3.277cm" svg:viewBox="0 0 37 37" svg:d="M37 19c0-11-8-19-18-19-11 0-19 8-19 19 0 10 8 18 19 18 10 0 18-8 18-18z">
              <text:p/>
            </draw:path>
            <draw:path draw:style-name="gr8" draw:text-style-name="P5" draw:layer="layout" svg:width="0.04cm" svg:height="0.104cm" svg:x="3.007cm" svg:y="3.277cm" svg:viewBox="0 0 41 105" svg:d="M41 37c0-23-9-37-22-37-12 0-19 9-19 19 0 9 7 18 19 18 4 0 9-1 12-4 1-1 1-1 2-1 0 2 0 0 0 5 0 26-12 47-23 58-4 4-4 5-4 6 0 2 1 4 3 4 4 0 32-27 32-68z">
              <text:p/>
            </draw:path>
            <draw:path draw:style-name="gr8" draw:text-style-name="P5" draw:layer="layout" svg:width="0.128cm" svg:height="0.245cm" svg:x="3.15cm" svg:y="3.07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5" draw:layer="layout" svg:width="0.125cm" svg:height="0.107cm" svg:x="3.302cm" svg:y="3.259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8" draw:text-style-name="P5" draw:layer="layout" svg:width="0.165cm" svg:height="0.011cm" svg:x="3.468cm" svg:y="3.299cm" svg:viewBox="0 0 166 12" svg:d="M156 12c4 0 10 0 10-6s-6-6-10-6c-49 0-98 0-147 0-4 0-9 0-9 6s5 6 9 6c49 0 98 0 147 0z">
              <text:p/>
            </draw:path>
            <draw:path draw:style-name="gr8" draw:text-style-name="P5" draw:layer="layout" svg:width="0.089cm" svg:height="0.162cm" svg:x="3.687cm" svg:y="3.205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8" draw:text-style-name="P5" draw:layer="layout" svg:width="0.081cm" svg:height="0.349cm" svg:x="3.838cm" svg:y="3.052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8" draw:text-style-name="P5" draw:layer="layout" svg:width="0.036cm" svg:height="0.15cm" svg:x="4.083cm" svg:y="3.164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3" draw:text-style-name="P3" draw:layer="layout" svg:width="3.702cm" svg:height="0.395cm" svg:x="4.404cm" svg:y="3.006cm">
          <draw:text-box>
            <text:p><text:span text:style-name="T2">information block length</text:span></text:p>
          </draw:text-box>
        </draw:frame>
        <draw:frame draw:style-name="gr14" draw:text-style-name="P4" draw:layer="layout" svg:width="2.974cm" svg:height="0.395cm" svg:x="14.707cm" svg:y="1.207cm">
          <draw:text-box>
            <text:p><text:span text:style-name="T3">Local GC-balance</text:span></text:p>
          </draw:text-box>
        </draw:frame>
        <draw:g draw:style-name="gr7">
          <svg:title>TexMaths</svg:title>
          <svg:desc>10§display§(\ell_{\rm b}, \varepsilon)§svg§600§TRUE§</svg:desc>
          <draw:g>
            <draw:path draw:style-name="gr8" draw:text-style-name="P5" draw:layer="layout" svg:width="0.08cm" svg:height="0.348cm" svg:x="14.838cm" svg:y="1.831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5" draw:layer="layout" svg:width="0.135cm" svg:height="0.249cm" svg:x="14.943cm" svg:y="1.847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8" draw:text-style-name="P5" draw:layer="layout" svg:width="0.131cm" svg:height="0.171cm" svg:x="15.098cm" svg:y="1.97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5" draw:layer="layout" svg:width="0.04cm" svg:height="0.104cm" svg:x="15.288cm" svg:y="2.055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5" draw:layer="layout" svg:width="0.14cm" svg:height="0.165cm" svg:x="15.423cm" svg:y="1.935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8" draw:text-style-name="P5" draw:layer="layout" svg:width="0.08cm" svg:height="0.348cm" svg:x="15.598cm" svg:y="1.831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5" draw:text-style-name="P3" draw:layer="layout" svg:width="1.623cm" svg:height="0.395cm" svg:x="15.81cm" svg:y="1.806cm">
          <draw:text-box>
            <text:p><text:span text:style-name="T2">constraint:</text:span></text:p>
          </draw:text-box>
        </draw:frame>
        <draw:g draw:style-name="gr7"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8" draw:text-style-name="P5" draw:layer="layout" svg:width="0.089cm" svg:height="0.163cm" svg:x="14.964cm" svg:y="2.409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8" draw:text-style-name="P5" draw:layer="layout" svg:width="0.139cm" svg:height="0.013cm" svg:x="14.937cm" svg:y="2.615cm" svg:viewBox="0 0 140 14" svg:d="M70 14c-23 0-47 0-70 0 0-5 0-9 0-14 47 0 93 0 140 0 0 5 0 9 0 14-23 0-47 0-70 0z">
              <text:p/>
            </draw:path>
            <draw:path draw:style-name="gr8" draw:text-style-name="P5" draw:layer="layout" svg:width="0.107cm" svg:height="0.162cm" svg:x="14.953cm" svg:y="2.668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8" draw:text-style-name="P5" draw:layer="layout" svg:width="0.213cm" svg:height="0.013cm" svg:x="15.227cm" svg:y="2.615cm" svg:viewBox="0 0 214 14" svg:d="M202 14c6 0 12 0 12-7s-6-7-12-7c-63 0-127 0-190 0-6 0-12 0-12 7s6 7 12 7c63 0 127 0 190 0z">
              <text:p/>
            </draw:path>
            <draw:path draw:style-name="gr8" draw:text-style-name="P5" draw:layer="layout" svg:width="0.141cm" svg:height="0.165cm" svg:x="15.558cm" svg:y="2.552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8" draw:text-style-name="P5" draw:layer="layout" svg:width="0.213cm" svg:height="0.27cm" svg:x="15.84cm" svg:y="2.488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8" draw:text-style-name="P5" draw:layer="layout" svg:width="0.179cm" svg:height="0.11cm" svg:x="16.235cm" svg:y="2.413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8" draw:text-style-name="P5" draw:layer="layout" svg:width="0.148cm" svg:height="0.127cm" svg:x="16.444cm" svg:y="2.433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8" draw:text-style-name="P5" draw:layer="layout" svg:width="0.133cm" svg:height="0.127cm" svg:x="16.625cm" svg:y="2.433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8" draw:text-style-name="P5" draw:layer="layout" svg:width="0.063cm" svg:height="0.244cm" svg:x="16.822cm" svg:y="2.338cm" svg:viewBox="0 0 64 245" svg:d="M60 0c-47 33-60 85-60 122 0 35 11 89 60 123 1 0 4 0 4-3 0-1 0-2-2-4-33-29-45-71-45-116 0-66 26-98 46-116 1-1 1-2 1-3 0-3-3-3-4-3z">
              <text:p/>
            </draw:path>
            <draw:path draw:style-name="gr8" draw:text-style-name="P5" draw:layer="layout" svg:width="0.171cm" svg:height="0.112cm" svg:x="16.915cm" svg:y="2.41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8" draw:text-style-name="P5" draw:layer="layout" svg:width="0.06cm" svg:height="0.118cm" svg:x="17.114cm" svg:y="2.259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8" draw:text-style-name="P5" draw:layer="layout" svg:width="0.146cm" svg:height="0.145cm" svg:x="17.207cm" svg:y="2.259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8" draw:text-style-name="P5" draw:layer="layout" svg:width="0.078cm" svg:height="0.125cm" svg:x="17.382cm" svg:y="2.252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8" draw:text-style-name="P5" draw:layer="layout" svg:width="0.105cm" svg:height="0.122cm" svg:x="17.489cm" svg:y="2.316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8" draw:text-style-name="P5" draw:layer="layout" svg:width="0.133cm" svg:height="0.009cm" svg:x="17.653cm" svg:y="2.327cm" svg:viewBox="0 0 134 10" svg:d="M127 10c3 0 7 0 7-5s-4-5-7-5c-40 0-79 0-119 0-3 0-8 0-8 5s5 5 8 5c40 0 79 0 119 0z">
              <text:p/>
            </draw:path>
            <draw:path draw:style-name="gr8" draw:text-style-name="P5" draw:layer="layout" svg:width="0.071cm" svg:height="0.116cm" svg:x="17.841cm" svg:y="2.259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8" draw:text-style-name="P5" draw:layer="layout" svg:width="0.06cm" svg:height="0.118cm" svg:x="17.114cm" svg:y="2.485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8" draw:text-style-name="P5" draw:layer="layout" svg:width="0.063cm" svg:height="0.244cm" svg:x="17.97cm" svg:y="2.338cm" svg:viewBox="0 0 64 245" svg:d="M5 0c-2 0-5 0-5 3 0 1 1 2 2 3 22 20 45 53 45 116 0 52-16 90-42 114-5 5-5 5-5 6s1 3 3 3c3 0 27-16 43-47 11-20 18-47 18-76 0-34-10-88-59-122z">
              <text:p/>
            </draw:path>
            <draw:path draw:style-name="gr8" draw:text-style-name="P5" draw:layer="layout" svg:width="1.84cm" svg:height="0.013cm" svg:x="16.223cm" svg:y="2.615cm" svg:viewBox="0 0 1841 14" svg:d="M920 14c-307 0-613 0-920 0 0-5 0-9 0-14 614 0 1227 0 1841 0 0 5 0 9 0 14-307 0-614 0-921 0z">
              <text:p/>
            </draw:path>
            <draw:path draw:style-name="gr8" draw:text-style-name="P5" draw:layer="layout" svg:width="0.101cm" svg:height="0.175cm" svg:x="17.016cm" svg:y="2.658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8" draw:text-style-name="P5" draw:layer="layout" svg:width="0.105cm" svg:height="0.123cm" svg:x="17.141cm" svg:y="2.746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8" draw:text-style-name="P5" draw:layer="layout" svg:width="0.214cm" svg:height="0.27cm" svg:x="18.231cm" svg:y="2.488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8" draw:text-style-name="P5" draw:layer="layout" svg:width="0.089cm" svg:height="0.163cm" svg:x="18.642cm" svg:y="2.409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8" draw:text-style-name="P5" draw:layer="layout" svg:width="0.139cm" svg:height="0.013cm" svg:x="18.615cm" svg:y="2.615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8.631cm" svg:y="2.668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8" draw:text-style-name="P5" draw:layer="layout" svg:width="0.233cm" svg:height="0.233cm" svg:x="18.895cm" svg:y="2.506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41cm" svg:height="0.165cm" svg:x="19.236cm" svg:y="2.552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 draw:style-name="gr7"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8" draw:text-style-name="P5" draw:layer="layout" svg:width="0.232cm" svg:height="0.158cm" svg:x="14.925cm" svg:y="3.132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8" draw:text-style-name="P5" draw:layer="layout" svg:width="0.26cm" svg:height="0.013cm" svg:x="14.915cm" svg:y="3.329cm" svg:viewBox="0 0 261 14" svg:d="M131 14c-44 0-87 0-131 0 0-5 0-9 0-14 87 0 174 0 261 0 0 5 0 9 0 14-43 0-87 0-130 0z">
              <text:p/>
            </draw:path>
            <draw:path draw:style-name="gr8" draw:text-style-name="P5" draw:layer="layout" svg:width="0.233cm" svg:height="0.081cm" svg:x="15.293cm" svg:y="3.158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085cm" svg:height="0.42cm" svg:x="15.716cm" svg:y="2.988cm" svg:viewBox="0 0 86 421" svg:d="M0 421c5 0 9 0 14 0 0-136 0-271 0-407 24 0 48 0 72 0 0-5 0-9 0-14-29 0-57 0-86 0 0 140 0 280 0 421z">
              <text:p/>
            </draw:path>
            <draw:path draw:style-name="gr8" draw:text-style-name="P5" draw:layer="layout" svg:width="0.135cm" svg:height="0.251cm" svg:x="15.814cm" svg:y="3.039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8" draw:text-style-name="P5" draw:layer="layout" svg:width="0.099cm" svg:height="0.172cm" svg:x="15.973cm" svg:y="3.169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8" draw:text-style-name="P5" draw:layer="layout" svg:width="0.091cm" svg:height="0.42cm" svg:x="16.209cm" svg:y="2.988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8" draw:text-style-name="P5" draw:layer="layout" svg:width="0.088cm" svg:height="0.162cm" svg:x="16.386cm" svg:y="2.985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5" draw:layer="layout" svg:width="0.139cm" svg:height="0.013cm" svg:x="16.359cm" svg:y="3.192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6.374cm" svg:y="3.245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8" draw:text-style-name="P5" draw:layer="layout" svg:width="0.214cm" svg:height="0.013cm" svg:x="16.648cm" svg:y="3.192cm" svg:viewBox="0 0 215 14" svg:d="M203 14c6 0 12 0 12-7s-6-7-12-7c-63 0-127 0-190 0-6 0-13 0-13 7s7 7 13 7c63 0 127 0 190 0z">
              <text:p/>
            </draw:path>
            <draw:path draw:style-name="gr8" draw:text-style-name="P5" draw:layer="layout" svg:width="0.14cm" svg:height="0.165cm" svg:x="16.98cm" svg:y="3.128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8" draw:text-style-name="P5" draw:layer="layout" svg:width="0.09cm" svg:height="0.42cm" svg:x="17.15cm" svg:y="2.988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8" draw:text-style-name="P5" draw:layer="layout" svg:width="0.086cm" svg:height="0.42cm" svg:x="17.303cm" svg:y="2.988cm" svg:viewBox="0 0 87 421" svg:d="M73 421c5 0 9 0 14 0 0-141 0-281 0-421-29 0-58 0-87 0 0 5 0 9 0 14 24 0 49 0 73 0 0 136 0 271 0 407z">
              <text:p/>
            </draw:path>
            <draw:path draw:style-name="gr8" draw:text-style-name="P5" draw:layer="layout" svg:width="0.26cm" svg:height="0.013cm" svg:x="14.915cm" svg:y="3.644cm" svg:viewBox="0 0 261 14" svg:d="M131 14c-44 0-87 0-131 0 0-5 0-9 0-14 87 0 174 0 261 0 0 5 0 9 0 14-43 0-87 0-130 0z">
              <text:p/>
            </draw:path>
            <draw:path draw:style-name="gr8" draw:text-style-name="P5" draw:layer="layout" svg:width="0.232cm" svg:height="0.158cm" svg:x="14.925cm" svg:y="3.696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8" draw:text-style-name="P5" draw:layer="layout" svg:width="0.233cm" svg:height="0.081cm" svg:x="15.293cm" svg:y="3.722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085cm" svg:height="0.42cm" svg:x="15.716cm" svg:y="3.553cm" svg:viewBox="0 0 86 421" svg:d="M0 421c29 0 57 0 86 0 0-5 0-10 0-14-24 0-48 0-72 0 0-136 0-271 0-407-5 0-9 0-14 0 0 140 0 280 0 421z">
              <text:p/>
            </draw:path>
            <draw:path draw:style-name="gr8" draw:text-style-name="P5" draw:layer="layout" svg:width="0.135cm" svg:height="0.25cm" svg:x="15.814cm" svg:y="3.604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8" draw:text-style-name="P5" draw:layer="layout" svg:width="0.099cm" svg:height="0.172cm" svg:x="15.973cm" svg:y="3.733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8" draw:text-style-name="P5" draw:layer="layout" svg:width="0.091cm" svg:height="0.42cm" svg:x="16.209cm" svg:y="3.553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8" draw:text-style-name="P5" draw:layer="layout" svg:width="0.088cm" svg:height="0.162cm" svg:x="16.386cm" svg:y="3.55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8" draw:text-style-name="P5" draw:layer="layout" svg:width="0.139cm" svg:height="0.013cm" svg:x="16.359cm" svg:y="3.756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6.374cm" svg:y="3.809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8" draw:text-style-name="P5" draw:layer="layout" svg:width="0.232cm" svg:height="0.233cm" svg:x="16.639cm" svg:y="3.646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8" draw:text-style-name="P5" draw:layer="layout" svg:width="0.14cm" svg:height="0.166cm" svg:x="16.98cm" svg:y="3.692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8" draw:text-style-name="P5" draw:layer="layout" svg:width="0.09cm" svg:height="0.42cm" svg:x="17.15cm" svg:y="3.553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8" draw:text-style-name="P5" draw:layer="layout" svg:width="0.086cm" svg:height="0.42cm" svg:x="17.303cm" svg:y="3.553cm" svg:viewBox="0 0 87 421" svg:d="M87 421c0-141 0-281 0-421-5 0-9 0-14 0 0 136 0 271 0 407-24 0-49 0-73 0 0 4 0 9 0 14 29 0 58 0 87 0z">
              <text:p/>
            </draw:path>
          </draw:g>
        </draw:g>
        <draw:g draw:style-name="gr7">
          <svg:title>TexMaths</svg:title>
          <svg:desc>10§display§w(\bm{u}) = 
\begin{cases}
\lfloor \beta/2 \rfloor &amp; (i \bmod 2 = 0) \\
\lceil \beta/2 \rceil &amp; (i \bmod 2 = 1) 
\end{cases}§svg§600§TRUE§</svg:desc>
          <draw:g>
            <draw:path draw:style-name="gr8" draw:text-style-name="P5" draw:layer="layout" svg:width="0.232cm" svg:height="0.158cm" svg:x="2.515cm" svg:y="6.77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8" draw:text-style-name="P5" draw:layer="layout" svg:width="0.081cm" svg:height="0.35cm" svg:x="2.801cm" svg:y="6.662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8" draw:text-style-name="P5" draw:layer="layout" svg:width="0.215cm" svg:height="0.16cm" svg:x="2.914cm" svg:y="6.767cm" svg:viewBox="0 0 216 161" svg:d="M187 47c2-10 6-27 6-29 0-7-5-15-16-15-6 0-19 3-23 18-2 5-18 69-20 80-2 8-5 18-6 25-6 8-20 23-38 23-20 0-21-18-21-26 0-21 11-49 21-74 4-9 5-12 5-18 0-20-21-31-40-31-37 0-55 48-55 55 0 4 5 4 9 4s6 0 8-4c11-39 30-43 36-43 2 0 6 0 6 8s-4 18-6 22c-15 37-21 56-21 74 0 40 35 45 56 45 10 0 25-1 44-19 12 17 32 19 40 19 13 0 24-7 31-20 9-14 13-33 13-35 0-4-5-4-8-4-4 0-5 0-7 1-1 1-1 2-3 11-7 27-15 35-24 35-5 0-8-4-8-13 0-6 1-12 5-26 2-10 6-24 8-32 3-10 5-21 8-31z">
              <text:p/>
            </draw:path>
            <draw:path draw:style-name="gr8" draw:text-style-name="P5" draw:layer="layout" svg:width="0.081cm" svg:height="0.35cm" svg:x="3.162cm" svg:y="6.662cm" svg:viewBox="0 0 82 351" svg:d="M82 176c0-28-4-70-23-110-22-43-52-66-55-66-2 0-4 2-4 4 0 1 0 1 7 8 34 35 54 90 54 164 0 60-13 121-56 166-5 4-5 5-5 6 0 2 2 3 4 3 3 0 35-24 56-68 18-39 22-78 22-107z">
              <text:p/>
            </draw:path>
            <draw:path draw:style-name="gr8" draw:text-style-name="P5" draw:layer="layout" svg:width="0.233cm" svg:height="0.081cm" svg:x="3.396cm" svg:y="6.79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81cm" svg:height="1.051cm" svg:x="3.798cm" svg:y="6.311cm" svg:viewBox="0 0 182 1052" svg:d="M108 654c0-38-27-97-88-127 38-21 83-62 88-127 0-1 0-2 0-2 0-82 0-163 0-244 0-28 0-35 3-48 6-28 23-63 67-89 3-2 4-2 4-9s-1-8-8-8-7 0-17 6c-79 44-83 110-83 122 0 83 0 166 0 250 0 25 0 53-19 85-16 29-35 44-50 54-5 3-5 3-5 9 0 7 0 7 3 9 30 18 62 50 70 107 1 8 1 8 1 12 0 90 0 180 0 270 0 28 17 87 85 123 8 5 9 5 15 5 7 0 8-1 8-8s-1-7-2-8c-15-9-61-37-71-98-1-9-1-10-1-14 0-90 0-180 0-270z">
              <text:p/>
            </draw:path>
            <draw:path draw:style-name="gr8" draw:text-style-name="P5" draw:layer="layout" svg:width="0.086cm" svg:height="0.35cm" svg:x="4.092cm" svg:y="6.423cm" svg:viewBox="0 0 87 351" svg:d="M74 351c5 0 13 0 13-7s-8-7-13-7c-20 0-40 0-60 0 0-109 0-217 0-325 0-6 0-12-7-12s-7 7-7 12c0 109 0 217 0 326 0 11 1 13 12 13 21 0 41 0 62 0z">
              <text:p/>
            </draw:path>
            <draw:path draw:style-name="gr8" draw:text-style-name="P5" draw:layer="layout" svg:width="0.191cm" svg:height="0.315cm" svg:x="4.197cm" svg:y="6.438cm" svg:viewBox="0 0 192 316" svg:d="M192 48c0-26-20-48-48-48-20 0-30 6-43 15-19 14-38 48-45 75-19 74-37 148-56 223 0 1 1 3 4 3 2 0 4-1 5-2 8-32 16-64 24-96 7 21 22 34 48 34s52-13 68-28c17-16 28-39 28-65 0-25-13-43-26-52 21-12 41-33 41-59zM128 107c-4 1-8 2-16 2-5 0-12 0-16-1 1-4 13-3 17-3 8 0 11 0 15 2zM172 40c0 25-13 50-32 61-9-4-16-4-27-4-7 0-27-1-27 11 0 10 18 9 24 9 14 0 19-1 29-5 14 13 15 24 16 40 0 20-8 47-18 60-13 19-37 32-57 32-27 0-40-21-40-45 0-4 0-9 2-16 7-30 15-59 22-89 8-30 33-86 75-86 21 0 33 11 33 32z">
              <text:p/>
            </draw:path>
            <draw:path draw:style-name="gr8" draw:text-style-name="P5" draw:layer="layout" svg:width="0.136cm" svg:height="0.35cm" svg:x="4.423cm" svg:y="6.423cm" svg:viewBox="0 0 137 351" svg:d="M135 13c2-4 1-4 2-6 0-4-3-7-7-7-3 0-5 1-6 3-41 111-81 222-122 334-2 5-2 6-2 7 0 4 3 7 7 7 5 0 6-3 8-9 40-110 80-219 120-329z">
              <text:p/>
            </draw:path>
            <draw:path draw:style-name="gr8" draw:text-style-name="P5" draw:layer="layout" svg:width="0.139cm" svg:height="0.233cm" svg:x="4.597cm" svg:y="6.452cm" svg:viewBox="0 0 140 234" svg:d="M27 207c12-12 25-24 37-36 55-49 76-68 76-103 0-40-31-68-74-68-40 0-66 33-66 64 0 19 18 19 19 19 6 0 18-4 18-18 0-9-6-18-19-18-2 0-3 0-4 0 8-23 27-36 47-36 32 0 47 29 47 57s-17 56-36 78c-23 25-45 50-68 75-4 4-4 5-4 13 44 0 87 0 131 0 3-21 6-41 9-61-3 0-5 0-8 0-2 11-5 26-8 31-3 3-26 3-34 3-21 0-42 0-63 0z">
              <text:p/>
            </draw:path>
            <draw:path draw:style-name="gr8" draw:text-style-name="P5" draw:layer="layout" svg:width="0.086cm" svg:height="0.35cm" svg:x="4.763cm" svg:y="6.423cm" svg:viewBox="0 0 87 351" svg:d="M87 12c0-6 0-12-7-12s-7 7-7 12c0 108 0 216 0 325-20 0-41 0-61 0-5 0-12 0-12 7s7 7 12 7c21 0 42 0 63 0 11 0 12-1 12-13 0-109 0-217 0-326z">
              <text:p/>
            </draw:path>
            <draw:path draw:style-name="gr8" draw:text-style-name="P5" draw:layer="layout" svg:width="0.08cm" svg:height="0.35cm" svg:x="5.297cm" svg:y="6.423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8" draw:text-style-name="P5" draw:layer="layout" svg:width="0.091cm" svg:height="0.235cm" svg:x="5.409cm" svg:y="6.454cm" svg:viewBox="0 0 92 236" svg:d="M89 13c0-7-5-13-13-13-9 0-19 9-19 19 0 6 5 12 14 12 8 0 18-8 18-18zM63 145c4-11 4-11 7-21 3-7 5-12 5-18 0-16-11-29-29-29-33 0-46 51-46 54s3 3 4 3c3 0 4 0 6-6 9-33 23-43 35-43 3 0 9 0 9 11 0 7-3 15-4 18-3 9-19 50-24 65-4 9-8 21-8 28 0 17 12 29 28 29 33 0 46-51 46-54 0-4-3-4-4-4-3 0-3 1-5 7-6 22-18 43-36 43-6 0-8-3-8-11 0-9 2-14 10-35 5-12 9-25 14-37z">
              <text:p/>
            </draw:path>
            <draw:path draw:style-name="gr8" draw:text-style-name="P5" draw:layer="layout" svg:width="0.274cm" svg:height="0.154cm" svg:x="5.628cm" svg:y="6.531cm" svg:viewBox="0 0 275 155" svg:d="M28 34c0 31 0 63 0 94 0 16-4 16-28 16 0 4 0 7 0 11 13 0 31-1 40-1s28 1 40 1c0-4 0-7 0-11-24 0-28 0-28-16 0-21 0-43 0-64 0-37 25-56 48-56 22 0 26 19 26 39 0 27 0 54 0 81 0 16-4 16-28 16 0 4 0 7 0 11 12 0 30-1 40-1 9 0 27 1 39 1 0-4 0-7 0-11-23 0-27 0-27-16 0-21 0-43 0-64 0-37 25-56 47-56s26 19 26 39c0 27 0 54 0 81 0 16-4 16-27 16 0 4 0 7 0 11 12 0 30-1 40-1 9 0 27 1 39 1 0-4 0-7 0-11-18 0-27 0-28-10 0-22 0-45 0-67 0-31 0-41-10-54-5-6-17-13-37-13-30 0-45 21-51 34-5-30-31-34-47-34-26 0-42 15-52 37 0-12 0-25 0-37-17 1-33 3-50 4 0 4 0 7 0 11 25 0 28 2 28 19z">
              <text:p/>
            </draw:path>
            <draw:path draw:style-name="gr8" draw:text-style-name="P5" draw:layer="layout" svg:width="0.155cm" svg:height="0.16cm" svg:x="5.92cm" svg:y="6.529cm" svg:viewBox="0 0 156 161" svg:d="M156 82c0-45-36-82-78-82-44 0-78 38-78 82 0 45 36 79 78 79s78-34 78-79zM78 152c-15 0-31-7-40-23s-9-37-9-50c0-14 0-32 8-48 10-16 26-23 41-23s30 7 39 22 9 36 9 49 0 32-7 47c-8 16-24 26-41 26z">
              <text:p/>
            </draw:path>
            <draw:path draw:style-name="gr8" draw:text-style-name="P5" draw:layer="layout" svg:width="0.173cm" svg:height="0.247cm" svg:x="6.107cm" svg:y="6.442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6-26 24-41 24-16 0-29-9-37-22-9-15-10-35-10-49 0-13 0-34 10-50 8-11 21-22 40-22 12 0 27 5 38 21 4 6 4 6 4 13z">
              <text:p/>
            </draw:path>
            <draw:path draw:style-name="gr8" draw:text-style-name="P5" draw:layer="layout" svg:width="0.139cm" svg:height="0.233cm" svg:x="6.406cm" svg:y="6.452cm" svg:viewBox="0 0 140 234" svg:d="M27 207c12-12 25-24 37-36 55-49 76-68 76-103 0-40-32-68-74-68-40 0-66 33-66 64 0 19 17 19 19 19 5 0 18-4 18-18 0-9-7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8" draw:text-style-name="P5" draw:layer="layout" svg:width="0.233cm" svg:height="0.081cm" svg:x="6.681cm" svg:y="6.5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7cm" svg:height="0.241cm" svg:x="7.046cm" svg:y="6.452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8" draw:text-style-name="P5" draw:layer="layout" svg:width="0.081cm" svg:height="0.35cm" svg:x="7.228cm" svg:y="6.423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8" draw:text-style-name="P5" draw:layer="layout" svg:width="0.086cm" svg:height="0.35cm" svg:x="4.092cm" svg:y="6.927cm" svg:viewBox="0 0 87 351" svg:d="M74 14c5 0 13 0 13-7s-8-7-13-7c-21 0-41 0-62 0-11 0-12 2-12 13 0 109 0 217 0 326 0 5 0 12 7 12s7-6 7-12c0-109 0-217 0-325 20 0 40 0 60 0z">
              <text:p/>
            </draw:path>
            <draw:path draw:style-name="gr8" draw:text-style-name="P5" draw:layer="layout" svg:width="0.191cm" svg:height="0.315cm" svg:x="4.197cm" svg:y="6.943cm" svg:viewBox="0 0 192 316" svg:d="M192 48c0-27-20-48-48-48-20 0-30 5-43 14-19 14-38 48-45 75-19 74-37 148-56 223 0 1 1 4 4 4 2 0 4-1 5-2 8-33 16-65 24-97 7 21 22 34 48 34s52-12 68-28c17-16 28-38 28-64s-13-44-26-53c21-11 41-33 41-58zM128 106c-4 2-8 2-16 2-5 0-12 1-16-1 1-3 13-3 17-3 8 0 11 0 15 2zM172 40c0 24-13 50-32 60-9-3-16-4-27-4-7 0-27 0-27 11 0 10 18 9 24 9 14 0 19 0 29-4 14 12 15 23 16 39 0 21-8 47-18 61-13 19-37 31-57 31-27 0-40-20-40-45 0-4 0-9 2-15 7-30 15-59 22-89 8-30 33-86 75-86 21 0 33 11 33 32z">
              <text:p/>
            </draw:path>
            <draw:path draw:style-name="gr8" draw:text-style-name="P5" draw:layer="layout" svg:width="0.136cm" svg:height="0.35cm" svg:x="4.423cm" svg:y="6.927cm" svg:viewBox="0 0 137 351" svg:d="M135 14c2-5 2-6 2-7 0-4-3-7-7-7-3 0-5 1-6 3-41 112-81 223-122 335-2 4-1 4-2 6 0 4 3 7 7 7 5 0 6-2 8-8 40-110 80-219 120-329z">
              <text:p/>
            </draw:path>
            <draw:path draw:style-name="gr8" draw:text-style-name="P5" draw:layer="layout" svg:width="0.139cm" svg:height="0.232cm" svg:x="4.597cm" svg:y="6.957cm" svg:viewBox="0 0 140 233" svg:d="M27 206c12-12 25-24 37-36 55-48 76-67 76-102 0-40-31-68-74-68-40 0-66 32-66 63 0 20 18 20 19 20 6 0 18-4 18-19 0-9-6-18-19-18-2 0-3 0-4 0 8-22 27-35 47-35 32 0 47 28 47 57 0 28-17 56-36 77-23 25-45 50-68 75-4 4-4 5-4 13 44 0 87 0 131 0 3-21 6-41 9-61-3 0-5 0-8 0-2 11-5 26-8 32-3 2-26 2-34 2-21 0-42 0-63 0z">
              <text:p/>
            </draw:path>
            <draw:path draw:style-name="gr8" draw:text-style-name="P5" draw:layer="layout" svg:width="0.086cm" svg:height="0.35cm" svg:x="4.763cm" svg:y="6.927cm" svg:viewBox="0 0 87 351" svg:d="M87 13c0-12-1-13-12-13-21 0-42 0-63 0-5 0-12 0-12 7s7 7 12 7c20 0 41 0 61 0 0 108 0 216 0 325 0 5 0 12 7 12s7-6 7-12c0-109 0-217 0-326z">
              <text:p/>
            </draw:path>
            <draw:path draw:style-name="gr8" draw:text-style-name="P5" draw:layer="layout" svg:width="0.08cm" svg:height="0.35cm" svg:x="5.297cm" svg:y="6.927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8" draw:text-style-name="P5" draw:layer="layout" svg:width="0.091cm" svg:height="0.235cm" svg:x="5.409cm" svg:y="6.958cm" svg:viewBox="0 0 92 236" svg:d="M89 13c0-7-5-13-13-13-9 0-19 10-19 19 0 7 5 13 14 13 8 0 18-8 18-19zM63 145c4-10 4-11 7-20 3-7 5-12 5-19 0-16-11-29-29-29-33 0-46 51-46 54 0 4 3 4 4 4 3 0 4-1 6-6 9-33 23-44 35-44 3 0 9 0 9 11 0 8-3 15-4 19-3 9-19 49-24 64-4 10-8 21-8 29 0 16 12 28 28 28 33 0 46-51 46-54s-3-3-4-3c-3 0-3 1-5 6-6 22-18 44-36 44-6 0-8-4-8-12 0-9 2-14 10-35 5-12 9-25 14-37z">
              <text:p/>
            </draw:path>
            <draw:path draw:style-name="gr8" draw:text-style-name="P5" draw:layer="layout" svg:width="0.274cm" svg:height="0.154cm" svg:x="5.628cm" svg:y="7.035cm" svg:viewBox="0 0 275 155" svg:d="M28 35c0 31 0 63 0 94 0 16-4 16-28 16 0 3 0 7 0 10 13 0 31-1 40-1s28 1 40 1c0-3 0-7 0-10-24 0-28 0-28-16 0-22 0-43 0-65 0-36 25-56 48-56 22 0 26 19 26 39 0 27 0 55 0 82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30 0-45 21-51 35-5-31-31-35-47-35-26 0-42 15-52 37 0-12 0-25 0-37-17 1-33 3-50 4 0 4 0 7 0 11 25 0 28 3 28 20z">
              <text:p/>
            </draw:path>
            <draw:path draw:style-name="gr8" draw:text-style-name="P5" draw:layer="layout" svg:width="0.155cm" svg:height="0.16cm" svg:x="5.92cm" svg:y="7.033cm" svg:viewBox="0 0 156 161" svg:d="M156 82c0-45-36-82-78-82-44 0-78 38-78 82 0 46 36 79 78 79s78-34 78-79zM78 153c-15 0-31-8-40-24-9-15-9-37-9-49 0-14 0-33 8-49 10-16 26-23 41-23s30 8 39 23 9 35 9 49c0 12 0 31-7 47-8 15-24 26-41 26z">
              <text:p/>
            </draw:path>
            <draw:path draw:style-name="gr8" draw:text-style-name="P5" draw:layer="layout" svg:width="0.173cm" svg:height="0.246cm" svg:x="6.107cm" svg:y="6.947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8" draw:text-style-name="P5" draw:layer="layout" svg:width="0.139cm" svg:height="0.232cm" svg:x="6.406cm" svg:y="6.957cm" svg:viewBox="0 0 140 233" svg:d="M27 206c12-12 25-24 37-36 55-48 76-67 76-102 0-40-32-68-74-68-40 0-66 32-66 63 0 20 17 20 19 20 5 0 18-4 18-19 0-9-7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8" draw:text-style-name="P5" draw:layer="layout" svg:width="0.233cm" svg:height="0.081cm" svg:x="6.681cm" svg:y="7.06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15cm" svg:height="0.232cm" svg:x="7.064cm" svg:y="6.957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8" draw:text-style-name="P5" draw:layer="layout" svg:width="0.081cm" svg:height="0.35cm" svg:x="7.228cm" svg:y="6.927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7">
          <svg:title>TexMaths</svg:title>
          <svg:desc>10§display§\bm{u} \in \mathcal{B}_i
§svg§600§TRUE§</svg:desc>
          <draw:g>
            <draw:path draw:style-name="gr8" draw:text-style-name="P5" draw:layer="layout" svg:width="0.215cm" svg:height="0.159cm" svg:x="2.796cm" svg:y="8.865cm" svg:viewBox="0 0 216 160" svg:d="M187 47c2-10 6-26 6-29 0-7-5-15-16-15-6 0-19 3-23 18-2 5-18 68-20 80-2 8-5 18-6 25-6 8-20 22-38 22-20 0-21-17-21-25 0-22 11-49 21-74 4-9 5-12 5-18 0-20-21-31-40-31-37 0-55 47-55 54 0 5 6 5 9 5 4 0 6 0 8-4 11-39 30-43 36-43 2 0 6 0 6 8s-4 18-6 22c-14 37-21 56-21 73 0 39 35 45 56 45 10 0 25-2 44-18 12 16 32 18 40 18 13 0 23-7 31-19 9-14 13-33 13-35 0-5-5-5-8-5-4 0-5 0-7 2-1 1-1 2-3 10-7 28-15 35-24 35-5 0-8-3-8-13 0-6 1-11 5-25 2-10 6-24 8-32 2-11 5-21 8-31z">
              <text:p/>
            </draw:path>
            <draw:path draw:style-name="gr8" draw:text-style-name="P5" draw:layer="layout" svg:width="0.174cm" svg:height="0.201cm" svg:x="3.151cm" svg:y="8.834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8" draw:text-style-name="P5" draw:layer="layout" svg:width="0.222cm" svg:height="0.253cm" svg:x="3.463cm" svg:y="8.776cm" svg:viewBox="0 0 223 254" svg:d="M88 9c0-3 0-4 0-5 0-3 0-4-4-4-3 0-14 6-21 9-16 8-29 15-29 21 0 2 2 2 3 2 5 0 14-5 20-8-4 34-12 79-19 109-13 59-19 80-36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8" draw:text-style-name="P5" draw:layer="layout" svg:width="0.073cm" svg:height="0.163cm" svg:x="3.695cm" svg:y="8.913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g draw:style-name="gr7">
          <svg:title>TexMaths</svg:title>
          <svg:desc>10§display§(\beta\nu \bmod 2 = 0)§svg§600§TRUE§</svg:desc>
          <draw:g>
            <draw:path draw:style-name="gr8" draw:text-style-name="P5" draw:layer="layout" svg:width="0.081cm" svg:height="0.349cm" svg:x="5.892cm" svg:y="2.413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8" draw:text-style-name="P5" draw:layer="layout" svg:width="0.191cm" svg:height="0.313cm" svg:x="6.004cm" svg:y="2.429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8" draw:text-style-name="P5" draw:layer="layout" svg:width="0.164cm" svg:height="0.154cm" svg:x="6.23cm" svg:y="2.521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5" draw:layer="layout" svg:width="0.273cm" svg:height="0.154cm" svg:x="6.516cm" svg:y="2.521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8" draw:text-style-name="P5" draw:layer="layout" svg:width="0.155cm" svg:height="0.16cm" svg:x="6.807cm" svg:y="2.519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8" draw:text-style-name="P5" draw:layer="layout" svg:width="0.172cm" svg:height="0.245cm" svg:x="6.995cm" svg:y="2.433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8" draw:text-style-name="P5" draw:layer="layout" svg:width="0.139cm" svg:height="0.231cm" svg:x="7.292cm" svg:y="2.443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8" draw:text-style-name="P5" draw:layer="layout" svg:width="0.233cm" svg:height="0.082cm" svg:x="7.567cm" svg:y="2.5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47cm" svg:height="0.239cm" svg:x="7.932cm" svg:y="2.443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8" draw:text-style-name="P5" draw:layer="layout" svg:width="0.081cm" svg:height="0.349cm" svg:x="8.114cm" svg:y="2.41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16" draw:text-style-name="P6" draw:layer="layout" svg:width="0.099cm" svg:height="0.799cm" svg:x="5.6cm" svg:y="2.201cm" svg:viewBox="0 0 100 800" draw:points="0,0 100,99 100,699 0,800">
          <text:p/>
        </draw:polyline>
        <draw:g draw:style-name="gr7">
          <svg:title>TexMaths</svg:title>
          <svg:desc>10§display§| \mathcal{B}_i | &lt; 2^{b'_i}§svg§600§TRUE§</svg:desc>
          <draw:g>
            <draw:path draw:style-name="gr8" draw:text-style-name="P5" draw:layer="layout" svg:width="0.013cm" svg:height="0.349cm" svg:x="4.68cm" svg:y="19.186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22cm" svg:height="0.254cm" svg:x="4.746cm" svg:y="19.201cm" svg:viewBox="0 0 223 255" svg:d="M88 10c1-4 1-5 1-6 0-2-1-3-4-3-4 0-14 5-22 8-16 9-29 15-29 22 0 2 2 2 4 2 4 0 13-5 20-8-4 34-13 79-19 109-13 60-20 81-37 114-2 3-1 3-2 4 0 3 3 3 4 3 5 0 20-7 26-16 4-7 18-33 28-74 8-30 21-76 46-112 16-23 31-33 53-33 19 0 36 12 36 31 0 30-33 42-69 54-5 1-29 10-29 18 0 3 3 3 4 3s9-1 16-1c36 0 65 21 65 54 0 43-38 56-69 56-27 0-40-13-45-18-1-2-2-3-5-3-7 0-25 11-25 18 0 0 13 23 51 23 50 0 123-34 123-91 0-29-20-51-56-58 28-12 69-37 69-70 0-21-17-36-43-36-12 0-56 3-99 56 2-15 5-31 7-46z">
              <text:p/>
            </draw:path>
            <draw:path draw:style-name="gr8" draw:text-style-name="P5" draw:layer="layout" svg:width="0.073cm" svg:height="0.164cm" svg:x="4.978cm" svg:y="19.338cm" svg:viewBox="0 0 74 165" svg:d="M68 9c0-4-3-9-10-9-6 0-14 6-14 13 0 5 4 10 10 10 7 0 14-7 14-14zM18 134c-1 3-2 6-2 10 0 12 9 21 23 21 25 0 35-34 35-37 0-4-3-4-4-4-3 0-3 2-4 5-6 19-17 29-26 29-5 0-6-3-6-8 0-6 1-11 4-16 2-7 5-13 7-20 3-6 11-28 12-31 1-2 2-5 2-8 0-11-10-21-23-21-25 0-36 34-36 38 0 3 3 3 4 3 4 0 4-1 5-4 6-21 17-30 26-30 4 0 6 2 6 9 0 6-2 9-8 24-5 13-10 26-15 40z">
              <text:p/>
            </draw:path>
            <draw:path draw:style-name="gr8" draw:text-style-name="P5" draw:layer="layout" svg:width="0.013cm" svg:height="0.349cm" svg:x="5.125cm" svg:y="19.186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14cm" svg:height="0.202cm" svg:x="5.307cm" svg:y="19.26cm" svg:viewBox="0 0 215 203" svg:d="M208 14c5-2 7-4 7-7 0-4-3-7-7-7-1 0-2 0-6 2-65 31-130 61-195 92-4 1-7 2-7 7 0 4 3 6 7 8 65 30 130 61 195 92 4 2 5 2 6 2 4 0 7-3 7-7s-2-6-7-8c-61-29-123-58-184-87 61-29 123-58 184-87z">
              <text:p/>
            </draw:path>
            <draw:path draw:style-name="gr8" draw:text-style-name="P5" draw:layer="layout" svg:width="0.139cm" svg:height="0.232cm" svg:x="5.666cm" svg:y="19.215cm" svg:viewBox="0 0 140 233" svg:d="M27 207c12-12 25-24 37-36 55-49 76-67 76-103 0-40-32-68-75-68-39 0-65 33-65 64 0 20 17 20 18 20 6 0 18-5 18-19 0-9-6-18-18-18-3 0-4 0-5 0 8-23 27-36 48-36 32 0 47 29 47 57 0 29-18 56-37 78-23 25-45 50-68 75-3 4-3 5-3 12 43 0 87 0 130 0 3-20 7-40 10-60-3 0-6 0-9 0-2 11-4 26-8 31-2 3-26 3-33 3-21 0-42 0-63 0z">
              <text:p/>
            </draw:path>
            <draw:path draw:style-name="gr8" draw:text-style-name="P5" draw:layer="layout" svg:width="0.098cm" svg:height="0.172cm" svg:x="5.84cm" svg:y="19.134cm" svg:viewBox="0 0 99 173" svg:d="M48 7c1 0 1-3 1-4s-1-3-4-3c-4 0-25 2-31 2-2 0-5 1-5 6 0 3 3 3 6 3 12 0 12 2 12 4s-3 11-4 17c-2 8-4 15-6 23s-16 62-16 65c-1 6-1 9-1 12 0 25 15 41 36 41 31 0 63-34 63-70 0-29-20-41-37-41-12 0-23 7-31 13 6-23 11-45 17-68zM36 166c-12 0-19-11-19-25 0-9 2-18 9-45 2-5 2-6 6-11 10-11 21-16 30-16s18 7 18 24c0 10-6 35-13 49-6 12-18 24-31 24z">
              <text:p/>
            </draw:path>
            <draw:path draw:style-name="gr8" draw:text-style-name="P5" draw:layer="layout" svg:width="0.048cm" svg:height="0.091cm" svg:x="5.963cm" svg:y="19.1cm" svg:viewBox="0 0 49 92" svg:d="M47 17c1-2 2-4 2-6 0-7-6-11-11-11-7 0-9 6-10 8-9 25-18 51-27 76-1 2-1 2-1 3 0 3 5 3 8 5 1 0 2-1 3-3 12-24 24-48 36-72z">
              <text:p/>
            </draw:path>
            <draw:path draw:style-name="gr8" draw:text-style-name="P5" draw:layer="layout" svg:width="0.061cm" svg:height="0.118cm" svg:x="5.963cm" svg:y="19.257cm" svg:viewBox="0 0 62 119" svg:d="M54 8c0-4-4-8-8-8-5 0-11 5-11 11 0 5 4 7 8 7 5 0 11-5 11-10zM62 92c0-2-3-2-4-2-3 0-3 0-4 4-3 9-11 19-20 19-4 0-5-2-5-6s1-6 2-9c2-4 3-7 4-10 1-1 7-18 10-24 1-3 2-6 2-9 0-8-8-15-19-15-18 0-28 22-28 27 0 2 3 2 4 2 3 0 3 0 4-3 4-13 12-20 20-20 3 0 5 2 5 6 0 1 0 3-1 7-1 3-9 22-12 28-1 3-1 3-4 9-1 2-2 5-2 8 0 9 9 15 20 15 18 0 28-23 28-27z">
              <text:p/>
            </draw:path>
          </draw:g>
        </draw:g>
        <draw:frame draw:style-name="gr12" draw:text-style-name="P3" draw:layer="layout" svg:width="0.434cm" svg:height="0.395cm" svg:x="1.303cm" svg:y="19.105cm">
          <draw:text-box>
            <text:p><text:span text:style-name="T2">(4)</text:span></text:p>
          </draw:text-box>
        </draw:frame>
        <draw:frame draw:style-name="gr64" draw:text-style-name="P3" draw:layer="layout" svg:width="2.648cm" svg:height="0.395cm" svg:x="1.804cm" svg:y="19.106cm">
          <draw:text-box>
            <text:p><text:span text:style-name="T2">generation fails if</text:span></text:p>
          </draw:text-box>
        </draw:frame>
        <draw:frame draw:style-name="gr12" draw:text-style-name="P3" draw:layer="layout" svg:width="0.434cm" svg:height="0.395cm" svg:x="1.303cm" svg:y="18.705cm">
          <draw:text-box>
            <text:p><text:span text:style-name="T2">(x)</text:span></text:p>
          </draw:text-box>
        </draw:frame>
        <draw:frame draw:style-name="gr65" draw:text-style-name="P3" draw:layer="layout" svg:width="3.647cm" svg:height="0.395cm" svg:x="1.804cm" svg:y="18.706cm">
          <draw:text-box>
            <text:p><text:span text:style-name="T2">additional constraint (?)</text:span></text:p>
          </draw:text-box>
        </draw:frame>
        <draw:g draw:style-name="gr7">
          <svg:title>TexMaths</svg:title>
          <svg:desc>10§display§(b_i \geq \beta)§svg§600§TRUE§</svg:desc>
          <draw:g>
            <draw:path draw:style-name="gr8" draw:text-style-name="P5" draw:layer="layout" svg:width="0.08cm" svg:height="0.348cm" svg:x="8.31cm" svg:y="3.067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5" draw:layer="layout" svg:width="0.128cm" svg:height="0.244cm" svg:x="8.428cm" svg:y="3.087cm" svg:viewBox="0 0 129 245" svg:d="M67 3c-1-1 0-3-4-3-8 0-34 2-43 3-3 0-7 1-7 7 0 4 4 4 9 4 17 0 17 3 17 6s-3 15-5 22c-9 38-19 76-28 114-5 18-6 22-6 34 0 34 19 55 45 55 41 0 84-52 84-101 0-32-18-56-46-56-17 0-31 10-42 21 9-36 17-71 26-106zM34 136c3-8 3-9 6-13 17-22 33-28 42-28 13 0 22 11 22 33 0 21-12 60-18 74-11 23-28 36-41 36-12 0-24-10-24-36 0-6 0-13 6-34 2-11 5-22 7-32z">
              <text:p/>
            </draw:path>
            <draw:path draw:style-name="gr8" draw:text-style-name="P5" draw:layer="layout" svg:width="0.073cm" svg:height="0.163cm" svg:x="8.574cm" svg:y="3.22cm" svg:viewBox="0 0 74 164" svg:d="M68 9c0-4-3-9-10-9s-14 6-14 13c0 4 3 9 10 9s14-7 14-13zM18 133c-1 4-2 6-2 11 0 11 9 20 23 20 24 0 35-33 35-37 0-3-3-3-4-3-3 0-3 1-4 4-6 20-17 30-26 30-5 0-7-4-7-9 0-6 2-10 4-16 3-6 6-13 8-19s11-28 12-31 2-6 2-8c0-12-10-21-24-21-24 0-35 33-35 37s3 4 4 4c3 0 4-2 4-4 7-21 18-30 27-30 4 0 6 2 6 8s-2 10-8 25c-5 13-10 26-15 39z">
              <text:p/>
            </draw:path>
            <draw:path draw:style-name="gr8" draw:text-style-name="P5" draw:layer="layout" svg:width="0.213cm" svg:height="0.268cm" svg:x="8.806cm" svg:y="3.107cm" svg:viewBox="0 0 214 269" svg:d="M207 109c5-2 7-4 7-8 0-3-1-5-7-8-64-31-129-61-193-91-5-2-6-2-7-2-4 0-7 3-7 7s3 6 7 8c61 29 123 57 184 86-61 28-123 57-184 85-7 4-7 6-7 9s3 7 7 7c1 0 2 0 6-3 65-30 129-60 194-90zM202 269c6 0 12 0 12-7s-7-7-12-7c-63 0-127 0-190 0-5 0-12 0-12 7s6 7 12 7c63 0 127 0 190 0z">
              <text:p/>
            </draw:path>
            <draw:path draw:style-name="gr8" draw:text-style-name="P5" draw:layer="layout" svg:width="0.19cm" svg:height="0.313cm" svg:x="9.157cm" svg:y="3.082cm" svg:viewBox="0 0 191 314" svg:d="M191 48c0-26-19-48-47-48-21 0-31 6-43 15-19 14-39 48-45 75-19 74-37 147-56 221 0 1 1 3 4 3s4 0 4-1c8-32 17-64 25-97 7 21 22 34 48 34 25 0 52-12 67-28 17-16 29-38 29-63s-13-43-26-52c20-12 40-33 40-59zM128 106c-4 2-8 3-17 3-5 0-12 0-15-1 0-4 13-3 17-3 7 0 11 0 15 1zM172 40c0 25-14 50-32 61-9-4-16-4-27-4-7 0-27-1-27 11 0 10 18 9 24 9 13 0 18-1 29-5 13 13 15 23 15 40 1 20-7 45-17 59-14 19-37 31-57 31-27 0-40-20-40-45 0-3 0-9 1-15 8-29 15-59 23-88 8-30 33-86 75-86 20 0 33 11 33 32z">
              <text:p/>
            </draw:path>
            <draw:path draw:style-name="gr8" draw:text-style-name="P5" draw:layer="layout" svg:width="0.08cm" svg:height="0.348cm" svg:x="9.384cm" svg:y="3.06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\mathcal{B}_i \subseteq \mathbb{B}^\beta:§svg§600§TRUE§</svg:desc>
          <draw:g>
            <draw:path draw:style-name="gr8" draw:text-style-name="P5" draw:layer="layout" svg:width="0.222cm" svg:height="0.254cm" svg:x="1.392cm" svg:y="3.492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 2 0 10-2 17-2 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8" draw:text-style-name="P5" draw:layer="layout" svg:width="0.074cm" svg:height="0.164cm" svg:x="1.623cm" svg:y="3.629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6-16 40z">
              <text:p/>
            </draw:path>
            <draw:path draw:style-name="gr8" draw:text-style-name="P5" draw:layer="layout" svg:width="0.213cm" svg:height="0.269cm" svg:x="1.856cm" svg:y="3.517cm" svg:viewBox="0 0 214 270" svg:d="M202 14c6 0 12 0 12-7s-6-7-12-7c-32 0-63 0-95 0-60 0-107 46-107 101 0 57 48 101 107 101 32 0 63 0 95 0 6 0 12 0 12-6 0-7-6-7-12-7-31 0-63 0-94 0-55 0-94-41-94-87 0-48 40-88 94-88 31 0 63 0 94 0zM19 256c-6 0-12 0-12 7s6 7 12 7c61 0 122 0 183 0 6 0 12 0 12-7s-6-7-12-7c-61 0-122 0-183 0z">
              <text:p/>
            </draw:path>
            <draw:path draw:style-name="gr8" draw:text-style-name="P5" draw:layer="layout" svg:width="0.214cm" svg:height="0.238cm" svg:x="2.199cm" svg:y="3.5cm" svg:viewBox="0 0 215 239" svg:d="M46 32c0-5 0-14-3-20 13 0 25 0 38 0-4 6-4 13-4 18 0 60 0 120 0 179 0 5 0 12 4 18-13 0-25 0-38 0 3-7 3-16 3-20 0-58 0-117 0-175zM142 105c11-11 14-29 14-44 0-24-7-39-16-48 25 3 50 12 50 47 0 22-25 40-48 45zM89 31c0-7 0-11 5-15 2 0 7-4 15-4 16 0 35 12 35 49 0 39-20 48-55 48 0-26 0-52 0-78zM163 111c20-10 39-27 39-51 0-49-40-60-83-60-36 0-71 0-107 0-6 0-12 0-12 6s6 6 12 6c21 0 22 4 22 20 0 58 0 116 0 174 0 18-1 21-23 21-4 0-11 0-11 5 0 7 6 7 12 7 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43cm" svg:height="0.219cm" svg:x="2.442cm" svg:y="3.422cm" svg:viewBox="0 0 144 220" svg:d="M144 34c0-21-19-34-40-34-34 0-59 38-65 63-13 51-26 103-39 154 0 1 2 3 4 3s4-1 4-2c6-21 11-43 17-65 5 12 17 22 37 22 34 0 73-24 73-62 0-14-7-29-19-37 12-8 28-22 28-42zM95 75c-3 1-5 2-12 2-4 0-10 0-12-1 3-1 10-2 12-2 3 0 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036cm" svg:height="0.15cm" svg:x="2.748cm" svg:y="3.58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7" draw:text-style-name="P3" draw:layer="layout" svg:width="1.818cm" svg:height="0.395cm" svg:x="3.004cm" svg:y="3.407cm">
          <draw:text-box>
            <text:p><text:span text:style-name="T2">binary code</text:span></text:p>
          </draw:text-box>
        </draw:frame>
        <draw:g draw:style-name="gr7">
          <svg:title>TexMaths</svg:title>
          <svg:desc>10§display§\mathcal{C}_i 
\subseteq
\left\{
( \psi(x_0 y_0), \dots, \psi(x_{\beta-1} y_{\beta-1}) )
\middle|
\bm{x} \in \mathcal{B}_i, 
\bm{y} \in \mathbb{B}^\beta
\right\}§svg§600§TRUE§</svg:desc>
          <draw:g>
            <draw:path draw:style-name="gr8" draw:text-style-name="P5" draw:layer="layout" svg:width="0.183cm" svg:height="0.253cm" svg:x="1.392cm" svg:y="3.896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8" draw:text-style-name="P5" draw:layer="layout" svg:width="0.073cm" svg:height="0.164cm" svg:x="1.585cm" svg:y="4.033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8" draw:text-style-name="P5" draw:layer="layout" svg:width="0.214cm" svg:height="0.269cm" svg:x="1.817cm" svg:y="3.92cm" svg:viewBox="0 0 215 270" svg:d="M202 14c6 0 13 0 13-7s-7-7-13-7c-31 0-63 0-94 0-61 0-108 46-108 101 0 57 49 102 108 102 31 0 63 0 94 0 6 0 13 0 13-7s-7-7-13-7c-31 0-62 0-93 0-56 0-95-41-95-87 0-48 40-88 95-88 31 0 62 0 93 0zM19 256c-6 0-12 0-12 7s6 7 12 7c61 0 122 0 183 0 6 0 13 0 13-7s-7-7-13-7c-61 0-122 0-183 0z">
              <text:p/>
            </draw:path>
            <draw:path draw:style-name="gr8" draw:text-style-name="P5" draw:layer="layout" svg:width="0.124cm" svg:height="0.418cm" svg:x="2.199cm" svg:y="3.845cm" svg:viewBox="0 0 125 419" svg:d="M50 154c0 24-12 38-48 52-1 0-2 2-2 4 0 3 0 4 3 5 47 18 47 36 47 56 0 32 0 64 0 96 0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8" draw:text-style-name="P5" draw:layer="layout" svg:width="0.08cm" svg:height="0.348cm" svg:x="2.399cm" svg:y="3.88cm" svg:viewBox="0 0 81 349" svg:d="M81 346c0-1 0-2-6-8-44-44-55-109-55-163 0-61 13-122 57-166 4-4 4-4 4-6s-1-3-3-3c-4 0-36 24-56 68-18 39-22 78-22 107 0 28 3 69 23 109 21 43 51 65 55 65 2 0 3-1 3-3z">
              <text:p/>
            </draw:path>
            <draw:path draw:style-name="gr8" draw:text-style-name="P5" draw:layer="layout" svg:width="0.212cm" svg:height="0.313cm" svg:x="2.511cm" svg:y="3.9cm" svg:viewBox="0 0 213 314" svg:d="M159 9c0-2 1-4 1-6 0-3-3-3-4-3-4 0-4 0-6 7-19 77-39 154-58 230-27-2-40-15-40-38 0-7 0-16 19-65 1-4 4-10 4-17 0-16-11-29-29-29-33 0-46 51-46 54s3 3 4 3c3 0 4 0 6-6 9-33 23-43 35-43 3 0 9 0 9 11 0 9-4 18-8 30-17 44-17 53-17 59 0 33 27 47 61 49-3 13-3 13-8 32-1 4-8 32-8 33 1 2 0 4 4 4 1 0 3 0 4-2 1 0 3-9 4-14 4-17 9-34 13-52 13 0 44 0 77-37 14-16 22-31 26-42 3-9 11-39 11-55 0-19-10-24-16-24-9 0-17 9-17 17 0 4 2 6 5 9 4 4 13 13 13 30 0 22-19 51-31 64-31 30-53 30-66 30 19-76 39-153 58-229z">
              <text:p/>
            </draw:path>
            <draw:path draw:style-name="gr8" draw:text-style-name="P5" draw:layer="layout" svg:width="0.08cm" svg:height="0.348cm" svg:x="2.777cm" svg:y="3.88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8" draw:text-style-name="P5" draw:layer="layout" svg:width="0.174cm" svg:height="0.158cm" svg:x="2.889cm" svg:y="3.988cm" svg:viewBox="0 0 175 159" svg:d="M107 49c2-9 10-41 35-41 2 0 10 0 17 4-9 2-16 11-16 19 0 6 3 12 13 12 8 0 19-6 19-20 0-18-21-23-33-23-20 0-33 18-37 27-9-24-27-27-38-27-36 0-56 45-56 54 0 3 3 3 4 3 3 0 4 0 5-3 11-38 35-46 47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8" draw:text-style-name="P5" draw:layer="layout" svg:width="0.113cm" svg:height="0.167cm" svg:x="3.092cm" svg:y="4.032cm" svg:viewBox="0 0 114 168" svg:d="M114 85c0-27-3-46-14-63-8-12-23-22-43-22-57 0-57 67-57 85s0 83 57 83 57-65 57-83zM57 161c-11 0-26-6-31-26-3-15-3-35-3-53s0-37 3-50c6-19 21-25 31-25 14 0 26 8 31 23 4 13 4 31 4 52 0 18 0 36-3 52-5 22-22 27-32 27z">
              <text:p/>
            </draw:path>
            <draw:path draw:style-name="gr8" draw:text-style-name="P5" draw:layer="layout" svg:width="0.161cm" svg:height="0.226cm" svg:x="3.247cm" svg:y="3.988cm" svg:viewBox="0 0 162 227" svg:d="M161 21c1-5 1-5 1-8 0-6-5-9-10-9-3 0-9 2-12 7-1 2-4 13-5 19-3 9-5 19-7 28-5 21-11 42-16 63-1 5-16 30-40 30-18 0-21-15-21-28 0-17 6-38 18-69 5-14 7-18 7-25 0-16-12-29-29-29-34 0-47 51-47 54s4 3 5 3c3 0 3 0 5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13cm" svg:height="0.167cm" svg:x="3.422cm" svg:y="4.032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8" draw:text-style-name="P5" draw:layer="layout" svg:width="0.081cm" svg:height="0.348cm" svg:x="3.587cm" svg:y="3.88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8" draw:text-style-name="P5" draw:layer="layout" svg:width="0.04cm" svg:height="0.103cm" svg:x="3.734cm" svg:y="4.105cm" svg:viewBox="0 0 41 104" svg:d="M41 36c0-23-9-36-22-36-12 0-19 8-19 18s7 19 19 19c4 0 8-2 12-5 1 0 1-1 2-1 0 2 0 1 0 5 0 26-12 46-24 59-3 3-3 5-3 6 0 2 1 3 3 3 4 0 32-27 32-68z">
              <text:p/>
            </draw:path>
            <draw:path draw:style-name="gr8" draw:text-style-name="P5" draw:layer="layout" svg:width="0.036cm" svg:height="0.036cm" svg:x="3.89cm" svg:y="4.105cm" svg:viewBox="0 0 37 37" svg:d="M37 18c0-10-8-18-18-18s-19 8-19 18 9 19 19 19 18-9 18-19z">
              <text:p/>
            </draw:path>
            <draw:path draw:style-name="gr8" draw:text-style-name="P5" draw:layer="layout" svg:width="0.037cm" svg:height="0.036cm" svg:x="4.046cm" svg:y="4.105cm" svg:viewBox="0 0 38 37" svg:d="M38 18c0-10-9-18-19-18s-19 8-19 18 9 19 19 19 19-9 19-19z">
              <text:p/>
            </draw:path>
            <draw:path draw:style-name="gr8" draw:text-style-name="P5" draw:layer="layout" svg:width="0.036cm" svg:height="0.036cm" svg:x="4.203cm" svg:y="4.105cm" svg:viewBox="0 0 37 37" svg:d="M37 18c0-10-9-18-19-18s-18 8-18 18 8 19 18 19 19-9 19-19z">
              <text:p/>
            </draw:path>
            <draw:path draw:style-name="gr8" draw:text-style-name="P5" draw:layer="layout" svg:width="0.04cm" svg:height="0.103cm" svg:x="4.359cm" svg:y="4.105cm" svg:viewBox="0 0 41 104" svg:d="M41 36c0-23-9-36-23-36-11 0-18 8-18 18s7 19 18 19c5 0 9-2 13-5 1 0 1-1 1-1 1 0 1 1 1 5 0 26-12 47-24 59-4 4-4 5-4 6 0 2 2 3 4 3 4 0 32-27 32-68z">
              <text:p/>
            </draw:path>
            <draw:path draw:style-name="gr8" draw:text-style-name="P5" draw:layer="layout" svg:width="0.212cm" svg:height="0.313cm" svg:x="4.495cm" svg:y="3.9cm" svg:viewBox="0 0 213 314" svg:d="M159 9c0-2 1-4 1-6 0-3-2-3-4-3-4 0-4 0-5 7-20 77-39 154-59 230-26-2-40-15-40-38 0-7 0-16 19-65 2-4 4-10 4-17 0-16-11-29-29-29-33 0-46 51-46 54s3 3 4 3c4 0 4 0 6-6 9-33 23-43 35-43 3 0 9 0 9 11 0 9-4 18-8 30-17 44-17 53-17 59 0 33 27 47 61 49-3 13-3 13-8 32-1 4-8 32-8 33 2 2 0 4 5 4 1 0 2 0 3-2 1 0 3-9 4-14 4-17 9-34 13-52 13 0 44 0 77-37 15-16 22-31 26-42 3-9 11-39 11-55 0-19-10-24-16-24-8 0-17 9-17 17 0 4 2 6 5 9 4 4 13 13 13 30 0 22-19 51-31 64-31 30-53 30-66 30 19-76 39-153 58-229z">
              <text:p/>
            </draw:path>
            <draw:path draw:style-name="gr8" draw:text-style-name="P5" draw:layer="layout" svg:width="0.081cm" svg:height="0.348cm" svg:x="4.761cm" svg:y="3.88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8" draw:text-style-name="P5" draw:layer="layout" svg:width="0.174cm" svg:height="0.158cm" svg:x="4.873cm" svg:y="3.988cm" svg:viewBox="0 0 175 159" svg:d="M107 49c2-9 10-41 35-41 2 0 10 0 18 4-10 2-17 11-17 19 0 6 4 12 13 12 8 0 19-6 19-20 0-18-21-23-33-23-20 0-32 18-37 27-8-24-27-27-37-27-37 0-57 45-57 54 0 3 3 3 4 3 3 0 4 0 5-3 12-38 35-46 47-46 7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8" draw:text-style-name="P5" draw:layer="layout" svg:width="0.142cm" svg:height="0.22cm" svg:x="5.075cm" svg:y="4.022cm" svg:viewBox="0 0 143 221" svg:d="M143 35c0-22-18-35-40-35-34 0-58 39-65 63-12 51-25 103-38 155-1 2 2 3 3 3 2 0 4 0 5-2 6-22 11-44 16-65 6 11 17 22 37 22 35 0 74-25 74-63 0-14-7-29-20-37 12-8 28-22 28-41zM95 76c-4 0-6 1-13 1-4 0-10 0-11-1 2-1 9-1 11-1 4 0 9 0 13 1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8" draw:text-style-name="P5" draw:layer="layout" svg:width="0.166cm" svg:height="0.011cm" svg:x="5.261cm" svg:y="4.127cm" svg:viewBox="0 0 167 12" svg:d="M157 12c4 0 10 0 10-6s-6-6-10-6c-49 0-98 0-147 0-4 0-10 0-10 6s6 6 10 6c49 0 98 0 147 0z">
              <text:p/>
            </draw:path>
            <draw:path draw:style-name="gr8" draw:text-style-name="P5" draw:layer="layout" svg:width="0.089cm" svg:height="0.162cm" svg:x="5.481cm" svg:y="4.032cm" svg:viewBox="0 0 90 163" svg:d="M56 7c0-6-1-7-8-7-15 16-38 16-48 16 0 3 0 6 0 9 6 0 22 0 36-7 0 42 0 83 0 125 0 8 0 12-25 12-3 0-6 0-9 0 0 2 0 5 0 8 4 0 35-1 44-1 7 0 38 1 44 1 0-3 0-6 0-8-3 0-7 0-10 0-24 0-24-4-24-12 0-46 0-91 0-136z">
              <text:p/>
            </draw:path>
            <draw:path draw:style-name="gr8" draw:text-style-name="P5" draw:layer="layout" svg:width="0.161cm" svg:height="0.226cm" svg:x="5.622cm" svg:y="3.988cm" svg:viewBox="0 0 162 227" svg:d="M161 21c1-5 1-5 1-8 0-6-5-9-10-9-4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43cm" svg:height="0.22cm" svg:x="5.796cm" svg:y="4.022cm" svg:viewBox="0 0 144 221" svg:d="M144 35c0-22-19-35-40-35-34 0-59 39-65 63-13 51-26 103-39 155 0 2 2 3 4 3s4 0 4-2c6-22 11-44 17-65 5 11 17 22 37 22 34 0 73-25 73-63 0-14-6-29-19-37 12-8 28-22 28-41zM95 76c-3 0-5 1-12 1-4 0-10 0-12-1 3-1 10-1 12-1 3 0 9 0 12 1zM128 30c0 13-7 32-22 41-5-2-9-3-23-3-9 0-21 0-21 9 0 6 8 7 20 7 9 0 16-1 24-3 7 5 11 15 11 26 0 35-24 62-54 62-19 0-33-12-33-31 0-3 0-5 1-7 5-22 11-44 16-66 6-23 28-58 56-58 15 0 25 8 25 23z">
              <text:p/>
            </draw:path>
            <draw:path draw:style-name="gr8" draw:text-style-name="P5" draw:layer="layout" svg:width="0.165cm" svg:height="0.011cm" svg:x="5.983cm" svg:y="4.127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2cm" svg:x="6.203cm" svg:y="4.032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8cm" svg:height="0.348cm" svg:x="6.354cm" svg:y="3.88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5" draw:layer="layout" svg:width="0.081cm" svg:height="0.348cm" svg:x="6.49cm" svg:y="3.88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8" draw:text-style-name="P5" draw:layer="layout" svg:width="0.014cm" svg:height="0.224cm" svg:x="6.658cm" svg:y="3.83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014cm" svg:height="0.224cm" svg:x="6.658cm" svg:y="4.04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98cm" svg:height="0.161cm" svg:x="6.737cm" svg:y="3.984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9 22 49 22 44 0 68-43 68-55 0-5-6-5-9-5-4 0-6 0-8 5-10 31-35 42-50 42-13 0-19-6-19-18 0-7 4-25 7-38 3-10 11-42 13-48 5-21 17-32 30-32 1 0 9 0 16 5z">
              <text:p/>
            </draw:path>
            <draw:path draw:style-name="gr8" draw:text-style-name="P5" draw:layer="layout" svg:width="0.175cm" svg:height="0.202cm" svg:x="7.082cm" svg:y="3.95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22cm" svg:height="0.254cm" svg:x="7.396cm" svg:y="3.895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 2 0 10-2 17-2 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8" draw:text-style-name="P5" draw:layer="layout" svg:width="0.073cm" svg:height="0.164cm" svg:x="7.628cm" svg:y="4.033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8" draw:text-style-name="P5" draw:layer="layout" svg:width="0.04cm" svg:height="0.103cm" svg:x="7.763cm" svg:y="4.105cm" svg:viewBox="0 0 41 104" svg:d="M41 36c0-23-8-36-22-36-12 0-19 8-19 18s7 19 19 19c4 0 9-2 12-5 1 0 1-1 2-1 0 2 1 1 1 5 0 26-13 47-24 59-4 4-4 5-4 6 0 2 2 3 3 3 4 0 32-27 32-68z">
              <text:p/>
            </draw:path>
            <draw:path draw:style-name="gr8" draw:text-style-name="P5" draw:layer="layout" svg:width="0.193cm" svg:height="0.229cm" svg:x="7.9cm" svg:y="3.984cm" svg:viewBox="0 0 194 230" svg:d="M192 27c2-7 2-7 2-8 0-8-6-16-17-16-18 0-22 17-25 26-3 12-6 25-9 37-4 16-11 43-15 58-1 7-12 16-13 17-4 2-13 8-24 8-21 0-21-18-21-26 0-21 11-48 20-74 4-9 5-11 5-17 0-20-20-32-40-32-37 0-55 48-55 55 0 5 6 5 9 5 4 0 7 0 8-5 12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8" draw:text-style-name="P5" draw:layer="layout" svg:width="0.175cm" svg:height="0.202cm" svg:x="8.236cm" svg:y="3.95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14cm" svg:height="0.238cm" svg:x="8.542cm" svg:y="3.903cm" svg:viewBox="0 0 215 239" svg:d="M46 32c0-5 0-14-3-20 13 0 25 0 38 0-4 6-4 13-4 18 0 60 0 120 0 180 0 5 0 12 4 18-13 0-25 0-38 0 3-7 3-16 3-20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8" draw:text-style-name="P5" draw:layer="layout" svg:width="0.143cm" svg:height="0.22cm" svg:x="8.785cm" svg:y="3.825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124cm" svg:height="0.418cm" svg:x="9.003cm" svg:y="3.845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8" draw:text-style-name="P5" draw:layer="layout" svg:width="2.974cm" svg:height="0.012cm" svg:x="6.395cm" svg:y="1.388cm" svg:viewBox="0 0 2975 13" svg:d="M1488 13c-496 0-992 0-1488 0 0-5 0-9 0-13 992 0 1983 0 2975 0 0 4 0 8 0 13-496 0-992 0-1487 0z">
              <text:p/>
            </draw:path>
            <draw:path draw:style-name="gr8" draw:text-style-name="P5" draw:layer="layout" svg:width="0.156cm" svg:height="0.142cm" svg:x="6.726cm" svg:y="1.527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8" draw:text-style-name="P5" draw:layer="layout" svg:width="0.145cm" svg:height="0.203cm" svg:x="6.907cm" svg:y="1.527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8" draw:text-style-name="P5" draw:layer="layout" svg:width="0.012cm" svg:height="0.378cm" svg:x="7.379cm" svg:y="1.401cm" svg:viewBox="0 0 13 379" svg:d="M6 379c-2 0-4 0-6 0 0-127 0-253 0-379 4 0 8 0 13 0 0 126 0 252 0 379-3 0-5 0-7 0z">
              <text:p/>
            </draw:path>
            <draw:path draw:style-name="gr8" draw:text-style-name="P5" draw:layer="layout" svg:width="0.132cm" svg:height="0.217cm" svg:x="7.487cm" svg:y="1.455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8" draw:text-style-name="P5" draw:layer="layout" svg:width="0.132cm" svg:height="0.217cm" svg:x="7.646cm" svg:y="1.455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8" draw:text-style-name="P5" draw:layer="layout" svg:width="0.131cm" svg:height="0.217cm" svg:x="7.984cm" svg:y="1.455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8" draw:text-style-name="P5" draw:layer="layout" svg:width="0.103cm" svg:height="0.209cm" svg:x="8.158cm" svg:y="1.455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8" draw:text-style-name="P5" draw:layer="layout" svg:width="0.103cm" svg:height="0.209cm" svg:x="8.495cm" svg:y="1.455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8" draw:text-style-name="P5" draw:layer="layout" svg:width="0.131cm" svg:height="0.217cm" svg:x="8.638cm" svg:y="1.455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8" draw:text-style-name="P5" draw:layer="layout" svg:width="0.103cm" svg:height="0.209cm" svg:x="8.992cm" svg:y="1.455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8" draw:text-style-name="P5" draw:layer="layout" svg:width="0.103cm" svg:height="0.209cm" svg:x="9.15cm" svg:y="1.455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8" draw:text-style-name="P5" draw:layer="layout" svg:width="2.974cm" svg:height="0.012cm" svg:x="6.395cm" svg:y="1.779cm" svg:viewBox="0 0 2975 13" svg:d="M1488 13c-496 0-992 0-1488 0 0-4 0-9 0-13 992 0 1983 0 2975 0 0 4 0 9 0 13-496 0-992 0-1487 0z">
              <text:p/>
            </draw:path>
            <draw:path draw:style-name="gr8" draw:text-style-name="P5" draw:layer="layout" svg:width="0.191cm" svg:height="0.282cm" svg:x="6.494cm" svg:y="1.839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8" draw:text-style-name="P5" draw:layer="layout" svg:width="0.073cm" svg:height="0.315cm" svg:x="6.733cm" svg:y="1.821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8" draw:text-style-name="P5" draw:layer="layout" svg:width="0.156cm" svg:height="0.142cm" svg:x="6.834cm" svg:y="1.918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8" draw:text-style-name="P5" draw:layer="layout" svg:width="0.145cm" svg:height="0.203cm" svg:x="7.015cm" svg:y="1.918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8" draw:text-style-name="P5" draw:layer="layout" svg:width="0.073cm" svg:height="0.315cm" svg:x="7.19cm" svg:y="1.821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8" draw:text-style-name="P5" draw:layer="layout" svg:width="0.012cm" svg:height="0.378cm" svg:x="7.379cm" svg:y="1.793cm" svg:viewBox="0 0 13 379" svg:d="M6 379c-2 0-4 0-6 0 0-127 0-253 0-379 4 0 8 0 13 0 0 126 0 252 0 379-3 0-5 0-7 0z">
              <text:p/>
            </draw:path>
            <draw:path draw:style-name="gr8" draw:text-style-name="P5" draw:layer="layout" svg:width="0.192cm" svg:height="0.218cm" svg:x="7.537cm" svg:y="1.839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8" draw:text-style-name="P5" draw:layer="layout" svg:width="0.191cm" svg:height="0.216cm" svg:x="8.034cm" svg:y="1.84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8" draw:text-style-name="P5" draw:layer="layout" svg:width="0.168cm" svg:height="0.225cm" svg:x="8.541cm" svg:y="1.835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8" draw:text-style-name="P5" draw:layer="layout" svg:width="0.164cm" svg:height="0.225cm" svg:x="9.042cm" svg:y="1.835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8" draw:text-style-name="P5" draw:layer="layout" svg:width="2.974cm" svg:height="0.012cm" svg:x="6.395cm" svg:y="2.171cm" svg:viewBox="0 0 2975 13" svg:d="M1488 13c-496 0-992 0-1488 0 0-5 0-9 0-13 992 0 1983 0 2975 0 0 4 0 8 0 13-496 0-992 0-1487 0z">
              <text:p/>
            </draw:path>
          </draw:g>
        </draw:g>
        <draw:frame draw:style-name="gr18" draw:text-style-name="P4" draw:layer="layout" svg:width="2.872cm" svg:height="0.395cm" svg:x="1.108cm" svg:y="5.207cm">
          <draw:text-box>
            <text:p><text:span text:style-name="T3">Greedy search of</text:span></text:p>
          </draw:text-box>
        </draw:frame>
        <draw:g draw:style-name="gr7">
          <svg:title>TexMaths</svg:title>
          <svg:desc>10§display§(\mathcal{C}_0, \dots, \mathcal{C}_{\nu-1})§svg§600§TRUE§</svg:desc>
          <draw:g>
            <draw:path draw:style-name="gr8" draw:text-style-name="P5" draw:layer="layout" svg:width="0.08cm" svg:height="0.349cm" svg:x="4.158cm" svg:y="5.253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8" draw:text-style-name="P5" draw:layer="layout" svg:width="0.182cm" svg:height="0.254cm" svg:x="4.264cm" svg:y="5.269cm" svg:viewBox="0 0 183 255" svg:d="M170 191c0-2-2-2-3-2-6 0-10 4-15 5-7 4-9 7-13 13-11 16-26 28-49 28-32 0-60-23-60-74 0-32 13-73 31-101 16-23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8" draw:text-style-name="P5" draw:layer="layout" svg:width="0.113cm" svg:height="0.167cm" svg:x="4.458cm" svg:y="5.406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8" draw:text-style-name="P5" draw:layer="layout" svg:width="0.04cm" svg:height="0.104cm" svg:x="4.633cm" svg:y="5.478cm" svg:viewBox="0 0 41 105" svg:d="M41 37c0-23-9-37-23-37-11 0-18 9-18 19 0 9 7 18 18 18 4 0 9-1 12-4 2-1 1-1 2-1s1 0 1 5c0 26-12 47-24 58-4 4-4 5-4 6 0 2 2 4 4 4 4 0 32-27 32-68z">
              <text:p/>
            </draw:path>
            <draw:path draw:style-name="gr8" draw:text-style-name="P5" draw:layer="layout" svg:width="0.036cm" svg:height="0.036cm" svg:x="4.789cm" svg:y="5.478cm" svg:viewBox="0 0 37 37" svg:d="M37 19c0-11-9-19-19-19s-18 8-18 19c0 10 8 18 18 18s19-8 19-18z">
              <text:p/>
            </draw:path>
            <draw:path draw:style-name="gr8" draw:text-style-name="P5" draw:layer="layout" svg:width="0.036cm" svg:height="0.036cm" svg:x="4.945cm" svg:y="5.478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5.101cm" svg:y="5.478cm" svg:viewBox="0 0 37 37" svg:d="M37 19c0-11-8-19-18-19-11 0-19 8-19 19 0 10 8 18 19 18 10 0 18-8 18-18z">
              <text:p/>
            </draw:path>
            <draw:path draw:style-name="gr8" draw:text-style-name="P5" draw:layer="layout" svg:width="0.04cm" svg:height="0.104cm" svg:x="5.256cm" svg:y="5.478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5" draw:layer="layout" svg:width="0.183cm" svg:height="0.254cm" svg:x="5.386cm" svg:y="5.269cm" svg:viewBox="0 0 184 255" svg:d="M170 191c0-2-2-2-3-2-6 0-10 4-15 5-7 4-9 7-13 13-11 16-26 28-49 28-32 0-60-23-60-74 0-32 13-73 31-101 16-23 35-41 71-41 13 0 22 5 22 18 0 12-13 37-18 44-2 4-2 5-2 6 0 2 2 2 4 2 7 0 20-8 24-13 1-2 22-36 22-54 0-19-16-22-29-22-51 0-93 33-109 53-42 50-46 105-46 123 0 50 26 79 67 79 56 0 103-55 103-64z">
              <text:p/>
            </draw:path>
            <draw:path draw:style-name="gr8" draw:text-style-name="P5" draw:layer="layout" svg:width="0.125cm" svg:height="0.107cm" svg:x="5.585cm" svg:y="5.46cm" svg:viewBox="0 0 126 108" svg:d="M44 7c0-1 0-3 0-4-1-1 0-3-4-3-5 0-14 1-16 1-4 0-9 0-14 1-3 0-6 0-6 6 0 3 3 3 6 3 12 0 12 2 12 4 0 1-1 6-2 9-4 17-9 33-13 50-6 24-7 29-7 30 0 4 4 4 5 4s2 0 3 0c22-4 54-15 80-39 33-29 38-61 38-62 0-4-3-7-8-7-9 0-10 6-13 13-9 35-42 73-84 85 8-31 15-61 23-91z">
              <text:p/>
            </draw:path>
            <draw:path draw:style-name="gr8" draw:text-style-name="P5" draw:layer="layout" svg:width="0.165cm" svg:height="0.011cm" svg:x="5.751cm" svg:y="5.5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9cm" svg:height="0.162cm" svg:x="5.97cm" svg:y="5.406cm" svg:viewBox="0 0 90 163" svg:d="M56 7c0-7 0-7-7-7-16 15-38 15-49 15 0 3 0 6 0 9 6 0 23 0 36-7 0 42 0 84 0 126 0 8 0 11-24 11-3 0-7 0-10 0 0 3 0 6 0 9 5-1 35-1 44-1 8 0 39 0 44 1 0-3 0-6 0-9-3 0-6 0-9 0-25 0-25-3-25-11 0-46 0-91 0-136z">
              <text:p/>
            </draw:path>
            <draw:path draw:style-name="gr8" draw:text-style-name="P5" draw:layer="layout" svg:width="0.081cm" svg:height="0.349cm" svg:x="6.121cm" svg:y="5.2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9" draw:text-style-name="P6" draw:layer="layout" svg:x1="1cm" svg:y1="5.001cm" svg:x2="9.8cm" svg:y2="5.001cm">
          <text:p/>
        </draw:line>
        <draw:g draw:style-name="gr7">
          <svg:title>TexMaths</svg:title>
          <svg:desc>10§display§R_{\rm hd}§svg§600§TRUE§</svg:desc>
          <draw:g>
            <draw:path draw:style-name="gr8" draw:text-style-name="P5" draw:layer="layout" svg:width="0.25cm" svg:height="0.245cm" svg:x="5.171cm" svg:y="19.597cm" svg:viewBox="0 0 251 246" svg:d="M118 24c2-8 3-12 9-13 4 0 15 0 22 0 25 0 64 0 64 35 0 11-6 36-20 49-9 9-27 21-59 21-13 0-26 0-39 0 7-31 15-62 23-92zM168 120c36-8 77-32 77-67 0-31-31-53-77-53-34 0-67 0-100 0-7 0-10 0-10 7 0 4 3 4 9 4 1 0 8 0 14 1 6 0 9 1 9 5 0 2 0 3-1 7-16 62-31 125-47 187-4 13-4 16-32 16-6 0-10 0-10 7 0 4 3 3 5 4 10 0 34-1 44-1 9 0 35 1 45 1 3 0 7 0 7-7 0-4-3-4-10-4-13 0-23 0-23-6 0-2 1-4 1-6 8-31 16-62 24-92 13 0 27 0 41 0 32 0 39 20 39 31 0 5-3 16-5 24-3 10-6 23-6 30 0 38 42 38 47 38 30 0 42-36 42-40 0-5-3-3-4-5-3 0-4 3-5 5-9 26-24 32-32 32-11 0-14-8-14-21 0-11 2-29 4-40 0-5 1-12 1-17 0-26-23-36-33-40z">
              <text:p/>
            </draw:path>
            <draw:path draw:style-name="gr8" draw:text-style-name="P5" draw:layer="layout" svg:width="0.13cm" svg:height="0.168cm" svg:x="5.437cm" svg:y="19.719cm" svg:viewBox="0 0 131 169" svg:d="M113 95c0-21-11-33-37-33-22 0-34 12-39 22h-1c0-28 0-56 0-84-12 1-24 1-36 2 0 3 0 6 0 9 16 0 18 2 18 14 0 41 0 83 0 124 0 11-2 11-18 11 0 3 0 6 0 9 9 0 17-1 28-1 9 0 26 0 28 1 0-3 0-6 0-9-16 0-19 0-19-11 0-14 0-29 0-43 0-26 21-38 37-38 17 0 19 14 19 26 0 18 0 37 0 55 0 11-2 11-18 11 0 3 0 6 0 9 1 0 18-1 28-1 9 0 26 0 28 1 0-3 0-6 0-9-16 0-18 0-18-11 0-18 0-36 0-54z">
              <text:p/>
            </draw:path>
            <draw:path draw:style-name="gr8" draw:text-style-name="P5" draw:layer="layout" svg:width="0.13cm" svg:height="0.17cm" svg:x="5.589cm" svg:y="19.719cm" svg:viewBox="0 0 131 171" svg:d="M76 2c0 3 0 6 0 9 16 0 18 2 18 14 0 17 0 33 0 50-9-8-21-13-34-13-33 0-60 24-60 55 0 30 26 54 57 54 20 0 32-11 36-15 0 5 0 10 0 15 12 0 25-1 38-2 0-3 0-6 0-9-16 0-18-2-18-13 0-49 0-98 0-147-13 1-25 1-37 2zM93 144c-6 10-19 20-35 20-13 0-23-8-28-15-5-6-8-16-8-32 0-6 0-24 10-35s22-14 29-14c12 0 22 6 29 15 3 3 3 4 3 8 0 17 0 35 0 53z">
              <text:p/>
            </draw:path>
          </draw:g>
        </draw:g>
        <draw:g draw:style-name="gr7">
          <svg:title>TexMaths</svg:title>
          <svg:desc>10§display§\textstyle
\prod_{i=0}^{\nu-1}
\binom{ |\mathcal{B}_i| }{ 2^{b'_i} }§svg§600§TRUE§</svg:desc>
          <draw:g>
            <draw:path draw:style-name="gr8" draw:text-style-name="P5" draw:layer="layout" svg:width="0.291cm" svg:height="0.349cm" svg:x="5.098cm" svg:y="20.138cm" svg:viewBox="0 0 292 350" svg:d="M106 350c0-4 0-9 0-14-36 0-36-18-36-28 0-98 0-196 0-294 51 0 101 0 152 0 0 98 0 196 0 294 0 10 0 28-37 28 0 5 0 10 0 14 36 0 71 0 107 0 0-4 0-9 0-14-36 0-36-18-36-28 0-88 0-177 0-266 0-11 0-28 36-28 0-5 0-9 0-14-97 0-195 0-292 0 0 5 0 9 0 14 36 0 36 17 36 28 0 89 0 178 0 266 0 10 0 28-36 28 0 5 0 10 0 14 35 0 71 0 106 0z">
              <text:p/>
            </draw:path>
            <draw:path draw:style-name="gr8" draw:text-style-name="P5" draw:layer="layout" svg:width="0.125cm" svg:height="0.108cm" svg:x="5.428cm" svg:y="20.116cm" svg:viewBox="0 0 126 109" svg:d="M44 7c0-1 0-2 0-3s0-4-4-4c-5 0-14 1-16 1-4 1-9 1-13 2-4 0-7 0-7 5 0 4 3 4 6 4 12 0 12 1 12 3s-1 7-2 10c-4 17-9 33-13 50-6 24-7 29-7 30 0 4 4 4 5 4s3 0 4 0c22-4 53-15 79-39 34-29 38-61 38-62 0-4-3-8-8-8-9 0-10 7-12 14-10 35-43 72-85 85 8-31 15-61 23-92z">
              <text:p/>
            </draw:path>
            <draw:path draw:style-name="gr8" draw:text-style-name="P5" draw:layer="layout" svg:width="0.165cm" svg:height="0.011cm" svg:x="5.594cm" svg:y="20.157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3cm" svg:x="5.814cm" svg:y="20.061cm" svg:viewBox="0 0 89 164" svg:d="M55 7c0-6 0-7-7-7-16 16-38 16-48 16 0 3 0 6 0 9 6 0 22 0 35-7 0 42 0 83 0 125 0 9 0 12-24 12-3 0-7 0-10 0 0 3 0 6 0 9 5-1 35-1 44-1 8 0 39 0 44 1 0-3 0-6 0-9-3 0-6 0-9 0-25 0-25-3-25-12 0-45 0-91 0-136z">
              <text:p/>
            </draw:path>
            <draw:path draw:style-name="gr8" draw:text-style-name="P5" draw:layer="layout" svg:width="0.073cm" svg:height="0.165cm" svg:x="5.422cm" svg:y="20.342cm" svg:viewBox="0 0 74 166" svg:d="M68 10c0-4-3-10-10-10s-14 7-14 14c0 4 3 9 10 9s14-7 14-13zM18 134c-1 4-3 7-3 11 0 11 10 21 24 21 24 0 35-34 35-38 0-3-3-3-4-3-3 0-3 1-4 4-6 20-17 30-27 30-4 0-6-3-6-9 0-5 2-10 4-16 3-6 5-13 8-19 2-6 11-28 12-31s2-6 2-8c0-12-10-21-24-21-24 0-35 33-35 37s3 4 4 4c3 0 3-2 4-4 7-21 17-30 27-30 3 0 6 2 6 8s-2 10-8 25c-5 13-10 26-15 39z">
              <text:p/>
            </draw:path>
            <draw:path draw:style-name="gr8" draw:text-style-name="P5" draw:layer="layout" svg:width="0.18cm" svg:height="0.065cm" svg:x="5.527cm" svg:y="20.411cm" svg:viewBox="0 0 181 66" svg:d="M171 12c4 0 10 0 10-6s-6-6-9-6c-54 0-109 0-163 0-3 0-9 0-9 6s5 6 9 6c54 0 108 0 162 0zM172 66c3 0 9 0 9-6s-6-6-10-6c-54 0-108 0-162 0-4 0-9 0-9 6s6 6 9 6c54 0 109 0 163 0z">
              <text:p/>
            </draw:path>
            <draw:path draw:style-name="gr8" draw:text-style-name="P5" draw:layer="layout" svg:width="0.113cm" svg:height="0.167cm" svg:x="5.738cm" svg:y="20.342cm" svg:viewBox="0 0 114 168" svg:d="M114 85c0-27-3-47-14-64-8-11-23-21-43-21-57 0-57 67-57 85s0 83 57 83 57-65 57-83zM57 161c-11 0-26-6-31-27-4-14-4-34-4-52s0-37 4-50c5-20 21-25 31-25 13 0 26 8 30 22s5 31 5 53c0 18 0 36-4 51-4 23-21 28-31 28z">
              <text:p/>
            </draw:path>
            <draw:path draw:style-name="gr8" draw:text-style-name="P5" draw:layer="layout" svg:width="0.091cm" svg:height="0.418cm" svg:x="6.055cm" svg:y="20.103cm" svg:viewBox="0 0 92 419" svg:d="M92 416c0-2-1-2-1-3-16-17-40-46-55-103-8-31-11-67-11-100 0-92 22-157 64-202 3-3 3-4 3-5 0-3-3-3-4-3-5 0-24 21-29 26-36 42-59 106-59 184 0 50 9 119 55 179 4 4 27 30 33 30 1 0 4 0 4-3z">
              <text:p/>
            </draw:path>
            <draw:path draw:style-name="gr8" draw:text-style-name="P5" draw:layer="layout" svg:width="0.011cm" svg:height="0.245cm" svg:x="6.199cm" svg:y="20.01cm" svg:viewBox="0 0 12 246" svg:d="M12 10c0-4 0-10-6-10s-6 6-6 10c0 75 0 150 0 226 0 4 0 10 6 10s6-6 6-10c0-76 0-151 0-226z">
              <text:p/>
            </draw:path>
            <draw:path draw:style-name="gr8" draw:text-style-name="P5" draw:layer="layout" svg:width="0.168cm" svg:height="0.177cm" svg:x="6.259cm" svg:y="20.021cm" svg:viewBox="0 0 169 178" svg:d="M63 6c0-1 0-2 0-3 0-2-2-2-3-2-3 0-6 1-15 6-14 7-23 11-23 16 0 2 2 2 3 2 3 0 6-1 15-6-5 43-14 79-16 89-4 19-9 39-21 62-3 5-2 4-3 6 0 2 2 2 3 2 3 0 11-2 18-9 0-1 4-6 11-22 6-13 9-24 11-31 10-39 35-101 76-101 14 0 27 8 27 21 0 12-7 17-17 22-10 6-30 12-38 15-8 2-10 3-14 6-6 5-4 5-6 7 0 2 1 3 3 3 1 0 1-1 2-1s6-1 13-1c25 0 49 13 49 38 0 8-3 23-17 31-9 5-25 7-36 7-10 0-23-2-35-11-2-3-2-3-4-3-7 0-20 8-20 13 0 2 9 8 16 12 11 4 20 4 25 4 43 0 94-25 94-64 0-25-21-38-42-41 17-8 50-24 50-48 0-13-12-25-32-25-23 0-55 14-80 44 2-13 4-25 6-38z">
              <text:p/>
            </draw:path>
            <draw:path draw:style-name="gr8" draw:text-style-name="P5" draw:layer="layout" svg:width="0.061cm" svg:height="0.118cm" svg:x="6.448cm" svg:y="20.112cm" svg:viewBox="0 0 62 119" svg:d="M53 8c0-4-3-8-7-8-5 0-11 5-11 11 0 5 4 8 8 8 5 0 10-6 10-11zM62 92c0-2-3-2-4-2-3 0-3 0-4 4-3 9-11 19-20 19-4 0-5-2-5-6s1-6 2-9c2-4 3-7 4-10 1-1 7-18 10-24 1-3 2-6 2-9 0-8-8-15-19-15-18 0-28 22-28 27 0 3 3 3 4 3 3 0 3-1 4-4 3-12 12-20 19-20 4 0 6 2 6 7 0 2 0 3-1 6-2 3-9 22-12 28-1 3-1 3-4 9-1 3-2 5-2 8 0 9 9 15 19 15 19 0 29-22 29-27z">
              <text:p/>
            </draw:path>
            <draw:path draw:style-name="gr8" draw:text-style-name="P5" draw:layer="layout" svg:width="0.011cm" svg:height="0.245cm" svg:x="6.579cm" svg:y="20.01cm" svg:viewBox="0 0 12 246" svg:d="M12 10c0-4 0-10-6-10s-6 6-6 10c0 75 0 150 0 226 0 4 0 10 6 10s6-6 6-10c0-76 0-151 0-226z">
              <text:p/>
            </draw:path>
            <draw:path draw:style-name="gr8" draw:text-style-name="P5" draw:layer="layout" svg:width="0.108cm" svg:height="0.162cm" svg:x="6.22cm" svg:y="20.409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8" draw:text-style-name="P5" draw:layer="layout" svg:width="0.079cm" svg:height="0.123cm" svg:x="6.364cm" svg:y="20.333cm" svg:viewBox="0 0 80 124" svg:d="M36 7c1-3 1-3 1-4 0-3-3-3-6-3-7 1-14 1-21 2-3 0-4 0-4 1-1 1-2 3-2 4 0 3 3 3 6 3 2 0 3 0 6 0 3 1 3 1 3 2 0 2-2 8-3 12-5 20-9 39-14 59-1 4-2 7-2 10 0 19 13 31 30 31 26 0 50-25 50-49 0-18-13-31-31-31-7 0-16 3-25 10 4-16 8-31 12-47zM31 118c-8 0-17-5-17-19 0-6 2-11 3-17 1-2 4-14 4-15 0-2 13-17 27-17 8 0 16 5 16 18 0 7-3 23-9 33-6 11-16 17-24 17z">
              <text:p/>
            </draw:path>
            <draw:path draw:style-name="gr8" draw:text-style-name="P5" draw:layer="layout" svg:width="0.048cm" svg:height="0.091cm" svg:x="6.472cm" svg:y="20.296cm" svg:viewBox="0 0 49 92" svg:d="M47 17c1 0 2-4 2-6 0-7-6-11-11-11-7 0-9 6-10 8-9 25-18 51-27 76-1 2-1 2-1 3 0 3 5 3 8 5 2 0 2-1 3-3 12-24 24-48 36-72z">
              <text:p/>
            </draw:path>
            <draw:path draw:style-name="gr8" draw:text-style-name="P5" draw:layer="layout" svg:width="0.061cm" svg:height="0.118cm" svg:x="6.472cm" svg:y="20.428cm" svg:viewBox="0 0 62 119" svg:d="M54 8c0-4-4-8-8-8-5 0-11 5-11 11 0 5 4 7 8 7 6 0 11-5 11-10zM62 92c0-2-3-2-4-2-3 0-3 0-4 4-3 9-11 19-20 19-4 0-5-2-5-6s1-6 2-9c2-4 3-7 4-10 1-1 8-18 10-24 1-3 3-6 3-9 0-8-9-15-20-15-18 0-28 22-28 27 0 2 3 2 4 2 3 0 3 0 4-3 4-12 12-20 20-20 3 0 5 2 5 6 0 1 0 3-1 7-1 3-9 22-12 28-1 3-1 3-4 9 0 2-2 5-2 8 0 9 9 15 20 15 18 0 28-23 28-27z">
              <text:p/>
            </draw:path>
            <draw:path draw:style-name="gr8" draw:text-style-name="P5" draw:layer="layout" svg:width="0.091cm" svg:height="0.418cm" svg:x="6.642cm" svg:y="20.103cm" svg:viewBox="0 0 92 419" svg:d="M92 210c0-50-9-120-55-179-4-5-26-31-33-31-1 0-4 0-4 3 0 2 1 3 2 4 17 18 40 46 54 102 8 32 12 68 12 101 0 35-4 71-13 104-13 50-34 78-52 97-3 3-3 4-3 5 0 3 3 3 4 3 6 0 25-21 29-26 36-42 59-105 59-183z">
              <text:p/>
            </draw:path>
          </draw:g>
        </draw:g>
        <draw:frame draw:style-name="gr66" draw:text-style-name="P3" draw:layer="layout" svg:width="1.272cm" svg:height="0.395cm" svg:x="6.903cm" svg:y="20.106cm">
          <draw:text-box>
            <text:p><text:span text:style-name="T2">patterns</text:span></text:p>
          </draw:text-box>
        </draw:frame>
        <draw:frame draw:style-name="gr67" draw:text-style-name="P3" draw:layer="layout" svg:width="1.721cm" svg:height="0.395cm" svg:x="3.203cm" svg:y="20.107cm">
          <draw:text-box>
            <text:p><text:span text:style-name="T2">select from</text:span></text:p>
          </draw:text-box>
        </draw:frame>
        <draw:polygon draw:style-name="gr20" draw:text-style-name="P7" draw:layer="layout" svg:width="1.599cm" svg:height="1.599cm" svg:x="13.6cm" svg:y="14.401cm" svg:viewBox="0 0 1600 1600" draw:points="0,0 1600,800 1600,1600 0,800">
          <text:p/>
        </draw:polygon>
        <draw:g draw:style-name="gr7">
          <svg:title>TexMaths</svg:title>
          <svg:desc>10§display§q(\bm{u}_0, \bm{u}_1) = 
\max_{\bm{x} \in \Sigma^\beta}
\{
\min\{
p(\bm{x} | \bm{u}_0),
p(\bm{x} | \bm{u}_1)
\}
\}§svg§600§TRUE§</svg:desc>
          <draw:g>
            <draw:path draw:style-name="gr8" draw:text-style-name="P5" draw:layer="layout" svg:width="0.144cm" svg:height="0.223cm" svg:x="10.431cm" svg:y="13.474cm" svg:viewBox="0 0 145 224" svg:d="M145 4c0-1-1-3-3-3-4 0-18 14-24 24-8-19-22-25-33-25-41 0-85 52-85 103 0 35 21 56 47 56 15 0 28-8 41-21-3 13-15 60-16 63-2 10-5 11-25 12-5 0-8 0-8 7 2 1 0 4 5 4 11 0 23-1 35-1s24 1 36 1c2 0 6 0 6-7 0-4-3-4-9-4-17 0-17-3-17-6 0-2 1-4 2-8 16-65 32-130 48-195zM48 152c-21 0-23-27-23-33 0-17 10-55 16-70 11-26 30-41 44-41 23 0 28 28 28 31 0 2-20 79-21 80-5 10-25 33-44 33z">
              <text:p/>
            </draw:path>
            <draw:path draw:style-name="gr8" draw:text-style-name="P5" draw:layer="layout" svg:width="0.081cm" svg:height="0.349cm" svg:x="10.621cm" svg:y="13.366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8" draw:text-style-name="P5" draw:layer="layout" svg:width="0.215cm" svg:height="0.16cm" svg:x="10.735cm" svg:y="13.471cm" svg:viewBox="0 0 216 161" svg:d="M186 47c3-10 7-26 7-29 0-7-6-15-17-15-5 0-18 3-23 18-1 5-17 69-20 80-2 8-4 19-5 25-6 8-20 23-38 23-21 0-21-18-21-26 0-21 11-49 21-74 3-9 4-12 4-18 0-20-20-31-40-31-37 0-54 48-54 55 0 5 5 5 8 5 4 0 7 0 8-5 12-39 31-43 36-43 3 0 6 0 6 8s-4 18-5 22c-15 37-22 56-22 74 0 40 35 45 56 45 10 0 26-1 45-19 11 17 31 19 40 19 13 0 23-7 30-20 9-14 14-33 14-34 0-5-6-5-9-5-4 0-5 0-7 1 0 1 0 2-3 11-7 27-14 35-23 35-6 0-9-4-9-13 0-6 2-12 5-26 3-10 6-24 8-32 3-10 5-21 8-31z">
              <text:p/>
            </draw:path>
            <draw:path draw:style-name="gr8" draw:text-style-name="P5" draw:layer="layout" svg:width="0.114cm" svg:height="0.167cm" svg:x="10.975cm" svg:y="13.519cm" svg:viewBox="0 0 115 168" svg:d="M115 85c0-27-4-47-15-64-8-11-23-21-42-21-58 0-58 67-58 85 0 17 0 83 58 83 57 0 57-66 57-83zM58 161c-12 0-27-6-32-27-3-14-3-34-3-52s0-37 4-51c5-19 20-24 31-24 13 0 26 8 30 22s4 31 4 53c0 18 0 36-3 51-5 23-22 28-31 28z">
              <text:p/>
            </draw:path>
            <draw:path draw:style-name="gr8" draw:text-style-name="P5" draw:layer="layout" svg:width="0.04cm" svg:height="0.104cm" svg:x="11.151cm" svg:y="13.592cm" svg:viewBox="0 0 41 105" svg:d="M41 37c0-23-9-37-23-37-11 0-18 9-18 19 0 9 7 19 18 19 4 0 9-2 12-5 1-1 1-1 2-1s1 0 1 5c0 26-12 47-24 59-4 4-4 4-4 5 0 3 2 4 4 4 4 0 32-27 32-68z">
              <text:p/>
            </draw:path>
            <draw:path draw:style-name="gr8" draw:text-style-name="P5" draw:layer="layout" svg:width="0.215cm" svg:height="0.16cm" svg:x="11.288cm" svg:y="13.471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-3 0-5 0-7 1 0 1 0 2-2 11-7 27-15 35-24 35-6 0-8-4-8-13 0-6 1-12 4-26 3-10 6-24 8-32 3-10 5-21 8-31z">
              <text:p/>
            </draw:path>
            <draw:path draw:style-name="gr8" draw:text-style-name="P5" draw:layer="layout" svg:width="0.088cm" svg:height="0.162cm" svg:x="11.543cm" svg:y="13.519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9cm" svg:x="11.693cm" svg:y="13.366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8" draw:text-style-name="P5" draw:layer="layout" svg:width="0.233cm" svg:height="0.081cm" svg:x="11.927cm" svg:y="13.50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274cm" svg:height="0.155cm" svg:x="12.331cm" svg:y="13.474cm" svg:viewBox="0 0 275 156" svg:d="M28 35c0 31 0 62 0 94 0 16-4 16-28 16 0 3 0 7 0 11 13-1 30-2 40-2 9 0 27 1 39 2 0-4 0-8 0-11-23 0-27 0-27-16 0-22 0-43 0-65 0-36 25-56 47-56s26 19 26 39c0 27 0 54 0 82 0 16-4 16-27 16 0 3 0 7 0 11 12-1 30-2 40-2 9 0 27 1 39 2 0-4 0-8 0-11-24 0-27 0-27-16 0-22 0-43 0-65 0-36 25-56 47-56s26 19 26 39c0 27 0 54 0 82 0 16-4 16-27 16 0 3 0 7 0 11 12-1 30-2 39-2s28 1 40 2c0-4 0-8 0-11-19 0-27 0-28-11 0-23 0-45 0-67 0-30 0-41-11-54-5-6-16-13-37-13-29 0-45 21-50 35-5-31-31-35-47-35-26 0-42 15-52 37 0-12 0-25 0-37-17 1-33 3-50 4 0 4 0 7 0 11 25 0 28 3 28 20z">
              <text:p/>
            </draw:path>
            <draw:path draw:style-name="gr8" draw:text-style-name="P5" draw:layer="layout" svg:width="0.157cm" svg:height="0.16cm" svg:x="12.628cm" svg:y="13.472cm" svg:viewBox="0 0 158 161" svg:d="M102 131c1 14 11 29 27 29 8 0 29-5 29-34 0-7 0-13 0-19-3 0-6 0-9 0 0 6 0 12 0 19 0 21-9 23-12 23-12 0-13-16-13-18 0-24 0-47 0-70 0-15 0-28-13-41-14-14-31-20-48-20-29 0-53 17-53 40 0 10 7 16 16 16 10 0 16-7 16-16 0-4-2-16-18-16 10-12 27-16 38-16 17 0 37 14 37 45 0 4 0 9 0 13-18 1-42 2-64 13-27 11-35 30-35 45 0 29 34 37 56 37 23 0 39-14 46-30zM99 73c0 12 0 23 0 35 0 34-25 46-41 46-17 0-31-13-31-30 0-20 14-49 72-51z">
              <text:p/>
            </draw:path>
            <draw:path draw:style-name="gr8" draw:text-style-name="P5" draw:layer="layout" svg:width="0.176cm" svg:height="0.151cm" svg:x="12.793cm" svg:y="13.478cm" svg:viewBox="0 0 177 152" svg:d="M96 69c11-13 24-31 33-40 11-12 25-18 42-18 0-4 0-7 0-11-10 1-20 1-29 1-11 0-29 0-34-1 0 4 0 7 0 11 7 1 10 5 10 11s-3 10-5 12c-7 9-15 19-22 28-9-12-18-24-27-36-3-3-3-4-3-6 0-5 5-9 12-9 0-4 0-7 0-11-9 1-33 1-38 1-8 0-24 0-34-1 0 4 0 7 0 11 25 0 25 0 42 21 12 15 23 31 35 46-11 14-22 28-33 42-17 20-38 21-45 21 0 3 0 7 0 11 9-1 20-2 29-2 10 0 25 1 33 2 0-4 0-8 0-11-7-1-10-6-10-11 0-8 10-20 32-45 9 11 17 23 26 35 3 4 8 10 8 12 0 3-3 8-13 9 0 3 0 7 0 11 11-1 30-2 38-2 10 0 23 1 34 2 0-4 0-8 0-11-19 0-25-1-34-11-16-21-31-41-47-61z">
              <text:p/>
            </draw:path>
            <draw:path draw:style-name="gr8" draw:text-style-name="P5" draw:layer="layout" svg:width="0.151cm" svg:height="0.112cm" svg:x="12.291cm" svg:y="13.768cm" svg:viewBox="0 0 152 113" svg:d="M131 16c-10 3-13 13-13 18 0 8 6 13 14 13 10 0 20-8 20-22 0-16-16-25-32-25-13 0-23 6-30 13-10-11-27-13-37-13-35 0-53 29-53 38 0 5 4 5 8 5 5 0 6 0 8-4 7-22 27-28 36-28 16 0 16 9 16 13 0 3 0 4-2 13-3 12-6 24-9 36-4 13-5 16-9 21-3 3-8 8-15 8-1 0-8 0-12-4 10-4 13-14 13-19 0-8-6-13-14-13-10 0-20 8-20 22 0 16 16 25 32 25 14 0 24-8 29-13 11 12 29 13 37 13 36 0 54-29 54-38 0-5-4-5-8-5-5 0-6 0-8 4-7 23-27 28-36 28-16 0-16-9-16-13 0-3 0-4 2-13 3-12 6-23 9-35 3-14 4-17 9-22 2-2 7-8 15-8 2 0 8 1 12 5z">
              <text:p/>
            </draw:path>
            <draw:path draw:style-name="gr8" draw:text-style-name="P5" draw:layer="layout" svg:width="0.135cm" svg:height="0.16cm" svg:x="12.487cm" svg:y="13.737cm" svg:viewBox="0 0 136 161" svg:d="M126 87c4 0 10 0 10-6s-6-6-10-6c-38 0-76 0-114 0 3-36 33-63 72-63 14 0 28 0 42 0 4 0 10 0 10-6s-6-6-10-6c-14 0-29 0-43 0-46 0-83 36-83 80 0 46 37 81 83 81 14 0 29 0 43 0 4 0 10 0 10-6s-6-6-10-6c-14 0-28 0-42 0-39 0-69-27-72-62 38 0 76 0 114 0z">
              <text:p/>
            </draw:path>
            <draw:path draw:style-name="gr8" draw:text-style-name="P5" draw:layer="layout" svg:width="0.164cm" svg:height="0.167cm" svg:x="12.667cm" svg:y="13.711cm" svg:viewBox="0 0 165 168" svg:d="M85 88c3-2 3-3 3-4s-1-2-2-3c-18-24-37-48-55-72 21 0 41 0 62 0 40 0 58 6 64 48 3 0 5 0 8 0-2-19-5-38-7-57-50 0-101 0-151 0-6 0-7 1-7 7 22 29 45 58 67 87-21 22-43 44-64 66-3 3-3 3-3 5 0 3 3 3 7 3 50 0 101 0 151 0 2-20 5-40 7-59-3 0-5 0-8 0-5 42-27 45-44 46-9 1-10 1-21 1-24 0-49 0-73 0 22-23 44-46 66-68z">
              <text:p/>
            </draw:path>
            <draw:path draw:style-name="gr8" draw:text-style-name="P5" draw:layer="layout" svg:width="0.111cm" svg:height="0.157cm" svg:x="12.866cm" svg:y="13.685cm" svg:viewBox="0 0 112 158" svg:d="M112 25c0-18-18-25-34-25-23 0-45 24-50 45-9 37-19 73-28 110 0 2 2 3 4 3s3 0 4-3c4-15 7-30 11-44 7 10 17 15 29 15 31 0 59-19 59-44 0-12-6-20-16-27 9-5 21-16 21-30zM72 55c-3 0-6 1-9 1s-6-1-8-1c3-1 7-1 10-1s5 0 7 1zM99 22c0 12-6 23-16 29-4-2-13-3-18-3s-19 0-19 7c0 5 6 7 16 7s14-2 20-3c7 4 10 11 10 19 0 25-18 42-42 42-14 0-27-7-27-22 0-2 0-4 1-7 4-15 7-29 11-44 5-20 23-41 43-41 9 0 21 3 21 16z">
              <text:p/>
            </draw:path>
            <draw:path draw:style-name="gr8" draw:text-style-name="P5" draw:layer="layout" svg:width="0.123cm" svg:height="0.349cm" svg:x="13.041cm" svg:y="13.366cm" svg:viewBox="0 0 124 350" svg:d="M74 47c0-14 9-37 47-39 2 0 3-2 3-4 0-4-2-4-6-4-35 0-67 18-68 44 0 27 0 53 0 80 0 14 0 25-14 37-12 10-25 11-33 11-2 0-3 2-3 4 0 3 2 3 5 4 24 1 40 14 44 31 1 4 1 4 1 17 0 23 0 46 0 69 0 14 0 26 17 39 14 10 37 14 51 14 4 0 6 0 6-4 0-3-2-3-5-3-22-2-40-13-44-31-1-3-1-4-1-17 0-24 0-48 0-72 0-16-3-23-14-34-8-8-18-10-28-13 29-8 42-24 42-45 0-28 0-56 0-84z">
              <text:p/>
            </draw:path>
            <draw:path draw:style-name="gr8" draw:text-style-name="P5" draw:layer="layout" svg:width="0.274cm" svg:height="0.155cm" svg:x="13.202cm" svg:y="13.474cm" svg:viewBox="0 0 275 156" svg:d="M28 35c0 31 0 62 0 94 0 16-4 16-28 16 0 3 0 7 0 11 13-1 31-2 40-2s27 1 39 2c0-4 0-8 0-11-23 0-27 0-27-16 0-22 0-43 0-65 0-36 25-56 47-56 23 0 26 19 26 39 0 27 0 54 0 82 0 16-3 16-27 16 0 3 0 7 0 11 12-1 30-2 40-2 9 0 27 1 39 2 0-4 0-8 0-11-23 0-27 0-27-16 0-22 0-43 0-65 0-36 25-56 47-56s26 19 26 39c0 27 0 54 0 82 0 16-4 16-27 16 0 3 0 7 0 11 12-1 30-2 39-2 10 0 28 1 40 2 0-4 0-8 0-11-19 0-27 0-28-11 0-23 0-45 0-67 0-30 0-41-11-54-4-6-16-13-36-13-30 0-45 21-51 35-5-31-31-35-47-35-26 0-42 15-52 37 0-12 0-25 0-37-17 1-33 3-50 4 0 4 0 7 0 11 25 0 28 3 28 20z">
              <text:p/>
            </draw:path>
            <draw:path draw:style-name="gr8" draw:text-style-name="P5" draw:layer="layout" svg:width="0.074cm" svg:height="0.234cm" svg:x="13.496cm" svg:y="13.395cm" svg:viewBox="0 0 75 235" svg:d="M50 79c-16 1-33 3-49 4 0 4 0 7 0 11 23 0 26 2 26 19 0 31 0 63 0 95 0 16-4 16-27 16 0 3 0 7 0 11 11-1 30-2 38-2 12 0 25 1 37 2 0-4 0-8 0-11-23 0-25-2-25-16 0-43 0-86 0-129zM52 18c0-11-9-18-19-18-11 0-19 9-19 18 0 10 8 19 19 19 10 0 19-8 19-19z">
              <text:p/>
            </draw:path>
            <draw:path draw:style-name="gr8" draw:text-style-name="P5" draw:layer="layout" svg:width="0.176cm" svg:height="0.155cm" svg:x="13.593cm" svg:y="13.474cm" svg:viewBox="0 0 177 156" svg:d="M27 35c0 31 0 62 0 94 0 16-4 16-27 16 0 3 0 7 0 11 12-1 30-2 39-2 10 0 28 1 40 2 0-4 0-8 0-11-24 0-28 0-28-16 0-22 0-43 0-65 0-36 25-56 48-56 22 0 26 19 26 39 0 27 0 54 0 82 0 16-4 16-28 16 0 3 0 7 0 11 13-1 31-2 40-2s28 1 40 2c0-4 0-8 0-11-19 0-28 0-28-11 0-23 0-45 0-67 0-30 0-41-11-54-5-6-16-13-37-13-25 0-42 15-52 37 0-12 0-25 0-37-16 1-33 3-49 4 0 4 0 7 0 11 24 0 27 3 27 20z">
              <text:p/>
            </draw:path>
            <draw:path draw:style-name="gr8" draw:text-style-name="P5" draw:layer="layout" svg:width="0.124cm" svg:height="0.349cm" svg:x="13.801cm" svg:y="13.366cm" svg:viewBox="0 0 125 350" svg:d="M74 47c0-14 9-37 48-39 1 0 3-2 3-4 0-4-3-4-7-4-35 0-67 18-67 44 0 27 0 53 0 80 0 14 0 25-14 37-13 10-26 11-34 11-2 0-3 2-3 4 0 3 2 3 6 4 23 1 40 14 44 31 1 4 1 4 1 17 0 23 0 46 0 69 0 14 0 26 17 39 13 10 36 14 50 14 4 0 7 0 7-4 0-3-2-3-6-3-22-2-39-13-44-31-1-3-1-4-1-17 0-24 0-48 0-72 0-16-3-22-14-34-7-7-17-10-27-13 29-8 41-24 41-45 0-28 0-56 0-84z">
              <text:p/>
            </draw:path>
            <draw:path draw:style-name="gr8" draw:text-style-name="P5" draw:layer="layout" svg:width="0.183cm" svg:height="0.223cm" svg:x="13.94cm" svg:y="13.474cm" svg:viewBox="0 0 184 224" svg:d="M27 198c-3 12-3 15-19 15-4 0-8 0-8 6 0 3 2 5 5 5 9 0 19-1 29-1 12 0 24 1 35 1 2 0 6 0 6-7 0-4-3-4-8-4-18 0-18-3-18-6 0-4 15-61 18-70 4 10 14 22 32 22 41 0 85-51 85-102 0-33-20-57-47-57-18 0-35 13-46 27-4-19-19-27-32-27-16 0-23 14-26 20-6 12-11 33-11 34 0 4 4 4 5 4 3 0 3 0 6-8 5-25 13-42 25-42 6 0 11 3 11 16 0 8-1 12-2 18-13 52-27 104-40 156zM89 46c3-10 12-19 18-25 13-10 23-13 29-13 14 0 22 12 22 33s-11 61-18 74c-12 25-28 37-41 37-24 0-28-29-28-32 0-2 0-1 1-5 6-23 11-46 17-69z">
              <text:p/>
            </draw:path>
            <draw:path draw:style-name="gr8" draw:text-style-name="P5" draw:layer="layout" svg:width="0.081cm" svg:height="0.349cm" svg:x="14.163cm" svg:y="13.366cm" svg:viewBox="0 0 82 350" svg:d="M82 347c0-1 0-2-6-8-44-44-56-110-56-163 0-61 14-122 57-166 5-5 5-5 5-6 0-3-2-4-4-4-3 0-35 24-56 69-18 38-22 77-22 107 0 27 4 70 23 108 21 43 52 66 55 66 2 0 4-1 4-3z">
              <text:p/>
            </draw:path>
            <draw:path draw:style-name="gr8" draw:text-style-name="P5" draw:layer="layout" svg:width="0.198cm" svg:height="0.16cm" svg:x="14.278cm" svg:y="13.471cm" svg:viewBox="0 0 199 161" svg:d="M175 18c-12 3-19 15-19 24 0 8 6 16 18 16s25-10 25-27c0-19-19-31-40-31-20 0-33 15-38 21-8-15-28-21-48-21-44 0-68 43-68 55 0 5 5 5 8 5 4 0 7 0 8-5 11-32 36-43 50-43s20 7 20 18c0 7-5 26-8 39-4 16-8 32-12 48-5 21-18 32-30 32-2 0-10 0-17-6 13-3 19-15 19-24 0-8-6-16-17-16-13 0-26 10-26 27 0 19 19 31 40 31 20 0 33-15 38-21 9 15 28 21 48 21 45 0 69-43 69-54 0-5-6-5-9-5-4 0-7 0-8 4-10 32-35 43-50 43-13 0-20-7-20-18 0-7 5-26 8-39 3-9 11-42 12-48 6-21 18-32 30-32 2 0 10 0 17 6z">
              <text:p/>
            </draw:path>
            <draw:path draw:style-name="gr8" draw:text-style-name="P5" draw:layer="layout" svg:width="0.013cm" svg:height="0.349cm" svg:x="14.538cm" svg:y="13.366cm" svg:viewBox="0 0 14 350" svg:d="M14 13c0-6 0-13-7-13s-7 7-7 13c0 108 0 217 0 325 0 6 0 12 7 12s7-6 7-12c0-108 0-217 0-325z">
              <text:p/>
            </draw:path>
            <draw:path draw:style-name="gr8" draw:text-style-name="P5" draw:layer="layout" svg:width="0.215cm" svg:height="0.16cm" svg:x="14.605cm" svg:y="13.471cm" svg:viewBox="0 0 216 161" svg:d="M187 47c2-10 7-26 7-29 0-7-6-15-17-15-6 0-19 3-23 18-2 5-17 69-20 80-2 8-5 19-5 25-7 8-20 23-38 23-21 0-21-18-21-26 0-21 10-49 20-74 4-9 5-12 5-18 0-20-21-31-40-31-37 0-55 48-55 55 0 5 6 5 9 5 4 0 6 0 8-5 11-39 30-43 36-43 2 0 6 0 6 8s-4 18-6 22c-14 37-21 56-21 74 0 40 35 45 56 45 10 0 25-1 44-19 12 17 32 19 40 19 13 0 24-7 31-20 9-14 13-33 13-34 0-5-5-5-8-5-4 0-5 0-7 1-1 1-1 2-3 11-7 27-15 35-24 35-5 0-8-4-8-13 0-6 2-12 5-26 3-10 6-24 8-32 3-10 5-21 8-31z">
              <text:p/>
            </draw:path>
            <draw:path draw:style-name="gr8" draw:text-style-name="P5" draw:layer="layout" svg:width="0.113cm" svg:height="0.167cm" svg:x="14.846cm" svg:y="13.519cm" svg:viewBox="0 0 114 168" svg:d="M114 85c0-27-3-47-14-64-8-11-23-21-43-21-57 0-57 67-57 85 0 17 0 83 57 83s57-66 57-83zM57 161c-11 0-26-6-31-27-3-14-3-34-3-52s0-37 3-51c5-19 21-24 31-24 13 0 26 8 31 22 4 14 4 31 4 53 0 18 0 36-3 51-5 23-22 28-32 28z">
              <text:p/>
            </draw:path>
            <draw:path draw:style-name="gr8" draw:text-style-name="P5" draw:layer="layout" svg:width="0.081cm" svg:height="0.349cm" svg:x="15.011cm" svg:y="13.366cm" svg:viewBox="0 0 82 350" svg:d="M82 176c0-28-4-70-24-110-21-43-51-66-54-66s-4 2-4 4c0 1 0 1 7 8 34 35 54 90 54 164 0 60-13 121-56 165-5 4-5 5-5 6 0 2 1 3 4 3s35-24 55-68c18-38 23-77 23-106z">
              <text:p/>
            </draw:path>
            <draw:path draw:style-name="gr8" draw:text-style-name="P5" draw:layer="layout" svg:width="0.04cm" svg:height="0.104cm" svg:x="15.158cm" svg:y="13.592cm" svg:viewBox="0 0 41 105" svg:d="M41 37c0-23-9-37-23-37-11 0-18 9-18 19 0 9 7 19 18 19 5 0 9-2 13-5 1-1 1-1 2-1 0 2 0 0 0 5 0 26-12 47-24 59-4 4-4 4-4 5 0 3 2 4 4 4 4 0 32-27 32-68z">
              <text:p/>
            </draw:path>
            <draw:path draw:style-name="gr8" draw:text-style-name="P5" draw:layer="layout" svg:width="0.182cm" svg:height="0.223cm" svg:x="15.273cm" svg:y="13.474cm" svg:viewBox="0 0 183 224" svg:d="M27 198c-3 12-4 15-19 15-5 0-8 0-8 6 0 3 1 5 4 5 10 0 20-1 30-1 11 0 23 1 34 1 2 0 7 0 7-7 0-4-4-4-9-4-17 0-17-3-17-6 0-4 15-61 17-70 5 10 14 22 32 22 41 0 85-51 85-102 0-33-20-57-47-57-17 0-34 13-46 27-3-19-18-27-31-27-17 0-23 14-26 20-7 12-11 33-11 34 0 4 3 4 4 4 3 0 4 0 6-8 6-25 13-42 26-42 6 0 10 3 10 16 0 8-1 12-2 18-13 52-26 104-39 156zM88 46c3-10 12-19 19-25 12-10 22-13 28-13 14 0 23 12 23 33s-12 61-18 74c-12 25-29 37-42 37-23 0-28-29-28-32 0-2 0-1 1-5 6-23 11-46 17-69z">
              <text:p/>
            </draw:path>
            <draw:path draw:style-name="gr8" draw:text-style-name="P5" draw:layer="layout" svg:width="0.081cm" svg:height="0.349cm" svg:x="15.495cm" svg:y="13.366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8" draw:text-style-name="P5" draw:layer="layout" svg:width="0.198cm" svg:height="0.16cm" svg:x="15.611cm" svg:y="13.471cm" svg:viewBox="0 0 199 161" svg:d="M175 18c-13 3-19 15-19 24 0 8 6 16 17 16 13 0 26-10 26-27 0-19-19-31-41-31-20 0-33 15-37 21-9-15-29-21-49-21-44 0-68 43-68 55 0 5 5 5 9 5s6 0 8-5c10-32 35-43 50-43 13 0 19 7 19 18 0 7-5 26-8 39-4 16-8 32-12 48-5 21-18 32-30 32-1 0-9 0-16-6 12-3 18-15 18-24 0-8-5-16-17-16s-25 10-25 27c0 19 18 31 40 31 20 0 33-15 37-21 9 15 29 21 49 21 44 0 68-43 68-54 0-5-5-5-8-5-5 0-7 0-9 4-10 32-35 43-49 43s-20-7-20-18c0-7 4-26 8-39 2-9 10-42 12-48 5-21 17-32 30-32 1 0 10 0 17 6z">
              <text:p/>
            </draw:path>
            <draw:path draw:style-name="gr8" draw:text-style-name="P5" draw:layer="layout" svg:width="0.013cm" svg:height="0.349cm" svg:x="15.871cm" svg:y="13.366cm" svg:viewBox="0 0 14 350" svg:d="M14 13c0-6 0-13-7-13s-7 7-7 13c0 108 0 217 0 325 0 6 0 12 7 12s7-6 7-12c0-108 0-217 0-325z">
              <text:p/>
            </draw:path>
            <draw:path draw:style-name="gr8" draw:text-style-name="P5" draw:layer="layout" svg:width="0.215cm" svg:height="0.16cm" svg:x="15.938cm" svg:y="13.471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s-5 0-7 1c0 1 0 2-2 11-8 27-15 35-24 35-6 0-8-4-8-13 0-6 1-12 4-26 3-10 6-24 8-32 3-10 5-21 8-31z">
              <text:p/>
            </draw:path>
            <draw:path draw:style-name="gr8" draw:text-style-name="P5" draw:layer="layout" svg:width="0.088cm" svg:height="0.162cm" svg:x="16.193cm" svg:y="13.519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9cm" svg:x="16.343cm" svg:y="13.366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8" draw:text-style-name="P5" draw:layer="layout" svg:width="0.124cm" svg:height="0.349cm" svg:x="16.485cm" svg:y="13.366cm" svg:viewBox="0 0 125 350" svg:d="M51 304c0 14-9 36-48 39-1 0-3 1-3 3 0 4 4 4 7 4 34 0 67-17 67-44 0-26 0-53 0-79 0-13 0-25 15-36 12-10 25-11 33-11 2-1 3-2 3-4 0-4-2-4-6-4-23-2-40-14-43-31-2-4-2-5-2-18 0-23 0-46 0-69 0-15 0-26-16-39-14-11-39-15-51-15-3 0-7 0-7 4s2 4 6 4c22 1 39 13 44 30 1 4 1 4 1 17 0 25 0 49 0 74 0 16 3 22 14 33 7 7 18 11 27 14-28 8-41 24-41 44 0 28 0 56 0 84z">
              <text:p/>
            </draw:path>
            <draw:path draw:style-name="gr8" draw:text-style-name="P5" draw:layer="layout" svg:width="0.124cm" svg:height="0.349cm" svg:x="16.661cm" svg:y="13.366cm" svg:viewBox="0 0 125 350" svg:d="M51 304c0 14-10 36-48 39-2 0-3 1-3 3 0 4 4 4 7 4 34 0 67-17 67-44 0-26 0-53 0-79 0-13 0-25 14-36 13-10 26-11 34-11 1-1 3-2 3-4 0-4-2-4-6-4-23-2-40-14-44-31-1-4-1-5-1-18 0-23 0-46 0-69 0-15 0-26-17-39-14-11-38-15-50-15-3 0-7 0-7 4s2 4 6 4c22 1 39 13 44 30 1 4 1 4 1 17 0 25 0 49 0 74 0 16 2 22 14 33 7 7 17 11 27 14-29 8-41 24-41 44 0 28 0 56 0 84z">
              <text:p/>
            </draw:path>
          </draw:g>
        </draw:g>
        <draw:custom-shape draw:style-name="gr21" draw:text-style-name="P8" draw:layer="layout" svg:width="0.2cm" svg:height="0.2cm" svg:x="10.909cm" svg:y="1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2cm" svg:height="0.2cm" svg:x="11.409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2.3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1.1cm" svg:y1="14.801cm" svg:x2="11.4cm" svg:y2="14.801cm">
          <text:p/>
        </draw:line>
        <draw:line draw:style-name="gr24" draw:text-style-name="P6" draw:layer="layout" svg:x1="12.3cm" svg:y1="14.801cm" svg:x2="11.6cm" svg:y2="14.801cm">
          <text:p/>
        </draw:line>
        <draw:g draw:style-name="gr7">
          <svg:title>TexMaths</svg:title>
          <svg:desc>10§display§\bm{u}_0§svg§600§TRUE§</svg:desc>
          <draw:g>
            <draw:path draw:style-name="gr8" draw:text-style-name="P5" draw:layer="layout" svg:width="0.214cm" svg:height="0.159cm" svg:x="10.784cm" svg:y="14.43cm" svg:viewBox="0 0 215 160" svg:d="M187 47c2-9 6-26 6-29 0-7-5-15-16-15-6 0-19 3-23 19-2 4-17 68-20 79-2 8-5 19-6 24-6 8-20 23-37 23-21 0-21-18-21-26 0-20 10-48 20-73 4-9 5-11 5-17 0-21-21-32-40-32-37 0-55 48-55 55 0 5 6 5 9 5 4 0 7 0 8-5 11-39 30-42 36-42 3 0 6 0 6 7 0 8-4 18-6 22-14 37-21 57-21 74 0 39 35 44 56 44 10 0 25-1 44-19 12 17 32 19 40 19 13 0 23-7 30-20 9-14 13-32 13-33 0-5-5-5-8-5-4 0-6 0-7 1s-1 2-3 11c-6 26-14 34-23 34-5 0-8-4-8-13 0-6 1-12 5-25 2-10 6-24 8-31 2-11 5-22 8-32z">
              <text:p/>
            </draw:path>
            <draw:path draw:style-name="gr8" draw:text-style-name="P5" draw:layer="layout" svg:width="0.113cm" svg:height="0.166cm" svg:x="11.024cm" svg:y="14.478cm" svg:viewBox="0 0 114 167" svg:d="M114 85c0-27-3-47-15-64-7-11-23-21-42-21-57 0-57 67-57 85 0 17 0 82 57 82s57-65 57-82zM57 160c-11 0-26-7-31-27-4-13-4-33-4-51s0-37 4-50c5-20 21-25 31-25 13 0 26 8 30 22s4 31 4 53c0 18 0 36-3 50-5 23-21 28-31 28z">
              <text:p/>
            </draw:path>
          </draw:g>
        </draw:g>
        <draw:g draw:style-name="gr7">
          <svg:title>TexMaths</svg:title>
          <svg:desc>10§display§\bm{u}_1§svg§600§TRUE§</svg:desc>
          <draw:g>
            <draw:path draw:style-name="gr8" draw:text-style-name="P5" draw:layer="layout" svg:width="0.214cm" svg:height="0.159cm" svg:x="12.285cm" svg:y="14.435cm" svg:viewBox="0 0 215 160" svg:d="M186 47c3-9 6-26 6-29 0-7-4-15-15-15-6 0-19 3-23 19-2 4-18 68-20 79-3 8-5 17-6 24-6 8-20 23-38 23-20 0-21-18-21-26 0-20 11-48 21-73 4-9 5-11 5-17 0-21-21-32-40-32-37 0-55 48-55 55 0 5 6 5 9 5 4 0 6 0 8-5 11-39 30-42 36-42 2 0 6 0 6 7 0 8-4 18-6 22-14 37-21 57-21 74 0 39 35 44 56 44 10 0 25-1 44-19 11 17 32 19 40 19 13 0 22-7 30-20 8-14 13-32 13-33 0-5-5-5-9-5-3 0-5 0-7 1 0 1 0 2-2 11-7 26-14 34-23 34-5 0-8-4-8-13 0-6 1-12 5-25 2-10 6-24 7-31 2-11 5-22 8-32z">
              <text:p/>
            </draw:path>
            <draw:path draw:style-name="gr8" draw:text-style-name="P5" draw:layer="layout" svg:width="0.088cm" svg:height="0.161cm" svg:x="12.539cm" svg:y="14.483cm" svg:viewBox="0 0 89 162" svg:d="M55 7c0-7-1-7-7-7-16 16-38 16-48 16 0 3 0 6 0 9 5 0 22 0 35-7 0 41 0 83 0 124 0 8 0 11-24 11-3 0-7 0-10 0 0 3 0 6 0 9 5 0 35-1 44-1 8 0 38 1 44 1 0-3 0-6 0-9-4 0-7 0-10 0-24 0-24-3-24-11 0-45 0-90 0-135z">
              <text:p/>
            </draw:path>
          </draw:g>
        </draw:g>
        <draw:g draw:style-name="gr7">
          <svg:title>TexMaths</svg:title>
          <svg:desc>10§display§\bm{x}§svg§600§TRUE§</svg:desc>
          <draw:g>
            <draw:path draw:style-name="gr8" draw:text-style-name="P5" draw:layer="layout" svg:width="0.196cm" svg:height="0.159cm" svg:x="11.43cm" svg:y="14.485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custom-shape draw:style-name="gr25" draw:text-style-name="P6" draw:layer="layout" svg:width="1.6cm" svg:height="1.6cm" svg:x="13.6cm" svg:y="14.401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4cm" svg:y1="14.401cm" svg:x2="14cm" svg:y2="16.001cm">
          <text:p/>
        </draw:line>
        <draw:line draw:style-name="gr16" draw:text-style-name="P6" draw:layer="layout" svg:x1="14.4cm" svg:y1="14.401cm" svg:x2="14.4cm" svg:y2="16.001cm">
          <text:p/>
        </draw:line>
        <draw:line draw:style-name="gr16" draw:text-style-name="P6" draw:layer="layout" svg:x1="14.8cm" svg:y1="14.401cm" svg:x2="14.8cm" svg:y2="16.001cm">
          <text:p/>
        </draw:line>
        <draw:line draw:style-name="gr16" draw:text-style-name="P6" draw:layer="layout" svg:x1="13.6cm" svg:y1="14.401cm" svg:x2="15.2cm" svg:y2="16.001cm">
          <text:p/>
        </draw:line>
        <draw:line draw:style-name="gr16" draw:text-style-name="P6" draw:layer="layout" svg:x1="14cm" svg:y1="14.401cm" svg:x2="15.2cm" svg:y2="15.601cm">
          <text:p/>
        </draw:line>
        <draw:line draw:style-name="gr16" draw:text-style-name="P6" draw:layer="layout" svg:x1="14.4cm" svg:y1="14.401cm" svg:x2="15.2cm" svg:y2="15.201cm">
          <text:p/>
        </draw:line>
        <draw:line draw:style-name="gr16" draw:text-style-name="P6" draw:layer="layout" svg:x1="14.8cm" svg:y1="14.401cm" svg:x2="15.2cm" svg:y2="14.801cm">
          <text:p/>
        </draw:line>
        <draw:line draw:style-name="gr16" draw:text-style-name="P6" draw:layer="layout" svg:x1="13.6cm" svg:y1="14.801cm" svg:x2="14.8cm" svg:y2="16.001cm">
          <text:p/>
        </draw:line>
        <draw:line draw:style-name="gr16" draw:text-style-name="P6" draw:layer="layout" svg:x1="13.6cm" svg:y1="15.201cm" svg:x2="14.4cm" svg:y2="16.001cm">
          <text:p/>
        </draw:line>
        <draw:line draw:style-name="gr16" draw:text-style-name="P6" draw:layer="layout" svg:x1="13.6cm" svg:y1="15.601cm" svg:x2="14cm" svg:y2="16.001cm">
          <text:p/>
        </draw:line>
        <draw:line draw:style-name="gr16" draw:text-style-name="P6" draw:layer="layout" svg:x1="14.4cm" svg:y1="14.401cm" svg:x2="15.2cm" svg:y2="14.801cm">
          <text:p/>
        </draw:line>
        <draw:line draw:style-name="gr16" draw:text-style-name="P6" draw:layer="layout" svg:x1="14cm" svg:y1="14.401cm" svg:x2="14.8cm" svg:y2="14.801cm">
          <text:p/>
        </draw:line>
        <draw:line draw:style-name="gr16" draw:text-style-name="P6" draw:layer="layout" svg:x1="13.6cm" svg:y1="14.401cm" svg:x2="14.4cm" svg:y2="14.801cm">
          <text:p/>
        </draw:line>
        <draw:line draw:style-name="gr16" draw:text-style-name="P6" draw:layer="layout" svg:x1="13.6cm" svg:y1="14.801cm" svg:x2="14.4cm" svg:y2="15.201cm">
          <text:p/>
        </draw:line>
        <draw:line draw:style-name="gr16" draw:text-style-name="P6" draw:layer="layout" svg:x1="14cm" svg:y1="14.801cm" svg:x2="14.8cm" svg:y2="15.201cm">
          <text:p/>
        </draw:line>
        <draw:line draw:style-name="gr16" draw:text-style-name="P6" draw:layer="layout" svg:x1="14.4cm" svg:y1="14.801cm" svg:x2="15.2cm" svg:y2="15.201cm">
          <text:p/>
        </draw:line>
        <draw:line draw:style-name="gr16" draw:text-style-name="P6" draw:layer="layout" svg:x1="14.4cm" svg:y1="15.201cm" svg:x2="15.2cm" svg:y2="15.601cm">
          <text:p/>
        </draw:line>
        <draw:line draw:style-name="gr16" draw:text-style-name="P6" draw:layer="layout" svg:x1="14cm" svg:y1="15.201cm" svg:x2="14.8cm" svg:y2="15.601cm">
          <text:p/>
        </draw:line>
        <draw:line draw:style-name="gr16" draw:text-style-name="P6" draw:layer="layout" svg:x1="13.6cm" svg:y1="15.201cm" svg:x2="14.4cm" svg:y2="15.601cm">
          <text:p/>
        </draw:line>
        <draw:line draw:style-name="gr16" draw:text-style-name="P6" draw:layer="layout" svg:x1="13.6cm" svg:y1="15.601cm" svg:x2="14.4cm" svg:y2="16.001cm">
          <text:p/>
        </draw:line>
        <draw:line draw:style-name="gr16" draw:text-style-name="P6" draw:layer="layout" svg:x1="14cm" svg:y1="15.601cm" svg:x2="14.8cm" svg:y2="16.001cm">
          <text:p/>
        </draw:line>
        <draw:line draw:style-name="gr16" draw:text-style-name="P6" draw:layer="layout" svg:x1="14.4cm" svg:y1="15.601cm" svg:x2="15.2cm" svg:y2="16.001cm">
          <text:p/>
        </draw:line>
        <draw:g draw:style-name="gr7">
          <svg:title>TexMaths</svg:title>
          <svg:desc>10§display§\bm{x}§svg§600§TRUE§</svg:desc>
          <draw:g>
            <draw:path draw:style-name="gr8" draw:text-style-name="P5" draw:layer="layout" svg:width="0.196cm" svg:height="0.159cm" svg:x="14.331cm" svg:y="14.186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g draw:style-name="gr7">
          <svg:title>TexMaths</svg:title>
          <svg:desc>10§display§\bm{u}_k§svg§600§TRUE§</svg:desc>
          <draw:g>
            <draw:path draw:style-name="gr8" draw:text-style-name="P5" draw:layer="layout" svg:width="0.214cm" svg:height="0.159cm" svg:x="13.187cm" svg:y="15.081cm" svg:viewBox="0 0 215 160" svg:d="M186 47c3-10 6-26 6-29 0-7-5-15-15-15-6 0-19 3-24 18-1 5-17 69-20 80-2 7-4 17-5 24-6 8-20 22-38 22-20 0-21-17-21-25 0-21 11-48 21-73 4-9 5-12 5-18 0-20-21-31-40-31-37 0-55 48-55 55 0 4 5 4 9 4s6 0 8-4c11-39 30-42 36-42 2 0 6 0 6 7 0 8-4 18-6 22-15 37-21 56-21 72 0 40 35 46 56 46 10 0 25-2 44-19 11 17 32 19 40 19 13 0 22-7 30-20 8-14 13-33 13-34 0-5-5-5-9-5-3 0-5 0-7 2 0 1 0 2-2 9-7 28-14 35-23 35-5 0-8-3-8-13 0-6 1-11 5-25 2-9 6-23 7-31 2-11 5-21 8-31z">
              <text:p/>
            </draw:path>
            <draw:path draw:style-name="gr8" draw:text-style-name="P5" draw:layer="layout" svg:width="0.12cm" svg:height="0.17cm" svg:x="13.432cm" svg:y="15.122cm" svg:viewBox="0 0 121 171" svg:d="M59 7c0-1 1-3 1-4s-1-3-4-3c-5 0-26 2-32 2-2 0-5 1-5 6 0 3 3 3 6 3 12 0 12 2 12 4s0 3-1 5c-12 46-23 92-35 138-1 4-1 4-1 5 0 4 3 8 9 8s9-5 11-10c0-1 11-44 12-48 17 2 31 8 31 20 0 2 0 3 0 5-1 4-1 5-1 8 0 17 14 25 26 25 24 0 20-24 31-37 0-4-3-4-4-4-3 0-4 2-5 6-3 11-9 28-21 28-7 0-9-6-9-13 0-4 0-4 1-11 1 0 2-5 2-7 0-22-30-25-40-26 7-4 16-12 20-15 13-12 25-24 39-24 3 0 6 1 8 4-11 1-13 10-13 13 0 6 4 9 10 9 7 0 14-5 14-15 0-8-6-17-19-17-14 0-27 10-39 21-10 10-19 18-29 22 8-33 17-66 25-98z">
              <text:p/>
            </draw:path>
          </draw:g>
        </draw:g>
        <draw:g draw:style-name="gr7">
          <svg:title>TexMaths</svg:title>
          <svg:desc>10§display§(\bm{u}_0 \neq \bm{u}_1)§svg§600§TRUE§</svg:desc>
          <draw:g>
            <draw:path draw:style-name="gr8" draw:text-style-name="P5" draw:layer="layout" svg:width="0.08cm" svg:height="0.349cm" svg:x="17.029cm" svg:y="13.368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5" draw:layer="layout" svg:width="0.215cm" svg:height="0.16cm" svg:x="17.142cm" svg:y="13.473cm" svg:viewBox="0 0 216 161" svg:d="M186 47c3-10 7-27 7-29 0-7-5-16-16-16-6 0-19 4-24 19-1 5-17 68-20 80-2 8-4 18-5 25-6 8-20 22-38 22-20 0-21-17-21-25 0-22 11-49 21-74 3-9 4-12 4-18 0-20-20-31-39-31-37 0-55 47-55 54 0 5 5 5 8 5 5 0 7 0 9-4 11-39 30-43 36-43 2 0 6 0 6 8s-5 18-6 22c-15 37-21 56-21 73 0 40 35 46 55 46 11 0 26-1 45-19 11 17 32 19 40 19 13 0 23-7 31-20 8-14 13-33 13-35 0-5-5-5-8-5-4 0-6 0-7 2-1 1-1 2-3 10-7 28-15 35-24 35-5 0-8-3-8-13 0-6 1-11 5-25 2-10 6-24 7-32 3-11 5-21 8-31z">
              <text:p/>
            </draw:path>
            <draw:path draw:style-name="gr8" draw:text-style-name="P5" draw:layer="layout" svg:width="0.113cm" svg:height="0.167cm" svg:x="17.383cm" svg:y="13.521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8" draw:text-style-name="P5" draw:layer="layout" svg:width="0.174cm" svg:height="0.325cm" svg:x="17.674cm" svg:y="13.38cm" svg:viewBox="0 0 175 326" svg:d="M172 14c3-5 3-6 3-7 0-2-2-7-7-7-4 0-5 2-8 7-52 102-105 203-157 305-3 5-3 6-3 7 0 3 2 7 7 7 4 0 5-2 8-7 52-102 105-203 157-305z">
              <text:p/>
            </draw:path>
            <draw:path draw:style-name="gr8" draw:text-style-name="P5" draw:layer="layout" svg:width="0.232cm" svg:height="0.082cm" svg:x="17.645cm" svg:y="13.502cm" svg:viewBox="0 0 233 83" svg:d="M221 15c5 0 12-1 12-8s-7-7-11-7c-70 0-141 0-211 0-5 0-11 0-11 7s6 8 12 8c70 0 139 0 209 0zM222 83c4 0 11 0 11-7 0-8-7-8-12-8-70 0-139 0-209 0-6 0-12 0-12 8 0 7 6 7 11 7 70 0 141 0 211 0z">
              <text:p/>
            </draw:path>
            <draw:path draw:style-name="gr8" draw:text-style-name="P5" draw:layer="layout" svg:width="0.215cm" svg:height="0.16cm" svg:x="18.006cm" svg:y="13.473cm" svg:viewBox="0 0 216 161" svg:d="M186 47c3-10 7-27 7-29 0-7-6-16-17-16-5 0-18 4-23 19-1 5-17 68-20 80-2 8-4 18-5 25-6 8-20 22-38 22-21 0-21-17-21-25 0-22 11-49 21-74 3-9 4-12 4-18 0-20-20-31-39-31-38 0-55 47-55 54 0 5 5 5 8 5 5 0 7 0 8-4 12-39 31-43 37-43 2 0 6 0 6 8s-5 18-6 22c-15 37-22 56-22 73 0 40 36 46 56 46 10 0 26-1 45-19 11 17 32 19 40 19 13 0 23-7 30-20 9-14 14-33 14-35 0-5-5-5-9-5-3 0-5 0-7 2 0 1 0 2-2 10-7 28-15 35-24 35-6 0-8-3-8-13 0-6 1-11 5-25 2-10 5-24 7-32 3-11 5-21 8-31z">
              <text:p/>
            </draw:path>
            <draw:path draw:style-name="gr8" draw:text-style-name="P5" draw:layer="layout" svg:width="0.088cm" svg:height="0.162cm" svg:x="18.261cm" svg:y="13.521cm" svg:viewBox="0 0 89 163" svg:d="M55 7c0-7 0-7-7-7-16 15-38 15-48 15 0 3 0 6 0 9 5 0 22 0 35-7 0 42 0 84 0 126 0 8 0 11-24 11-3 0-7 0-10 0 0 3 0 6 0 9 5-1 35-1 44-1 8 0 39 0 44 1 0-3 0-6 0-9-3 0-6 0-9 0-25 0-25-3-25-11 0-46 0-91 0-136z">
              <text:p/>
            </draw:path>
            <draw:path draw:style-name="gr8" draw:text-style-name="P5" draw:layer="layout" svg:width="0.081cm" svg:height="0.349cm" svg:x="18.411cm" svg:y="13.36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6" draw:layer="layout" svg:x1="15.6cm" svg:y1="14.601cm" svg:x2="16cm" svg:y2="15.001cm">
          <text:p/>
        </draw:line>
        <draw:g draw:style-name="gr7">
          <svg:title>TexMaths</svg:title>
          <svg:desc>10§display§p_{\rm t} 
p(x_j | u_i)§svg§600§TRUE§</svg:desc>
          <draw:g>
            <draw:path draw:style-name="gr8" draw:text-style-name="P5" draw:layer="layout" svg:width="0.183cm" svg:height="0.221cm" svg:x="16.566cm" svg:y="14.73cm" svg:viewBox="0 0 184 222" svg:d="M27 197c-3 12-3 14-19 14-4 0-8 0-8 7 0 3 2 4 5 4 9 0 19-1 29-1 12 0 24 1 35 1 2 0 6 0 6-7 0-4-3-4-8-4-18 0-18-2-18-5 0-5 15-61 18-69 4 10 14 22 32 22 41 0 85-51 85-103 0-33-20-56-47-56-18 0-35 13-46 26-4-18-19-26-32-26-16 0-23 14-26 20-6 12-11 33-11 34 0 4 4 4 5 4 3 0 3-1 6-8 6-25 13-42 25-42 6 0 11 3 11 16 0 8-1 12-2 18-13 52-27 104-40 155zM89 46c3-10 12-20 18-25 13-11 23-13 29-13 14 0 22 12 22 33s-11 61-18 74c-12 25-28 36-41 36-24 0-28-29-28-31 0-1 0-1 1-6 6-23 11-46 17-68z">
              <text:p/>
            </draw:path>
            <draw:path draw:style-name="gr8" draw:text-style-name="P5" draw:layer="layout" svg:width="0.084cm" svg:height="0.152cm" svg:x="16.761cm" svg:y="14.787cm" svg:viewBox="0 0 85 153" svg:d="M43 54c13 0 25 0 38 0 0-3 0-6 0-9-13 0-25 0-38 0 0-15 0-30 0-45-3 0-6 0-9 0 0 22-10 46-34 47 0 2 0 5 0 7 8 0 15 0 23 0 0 22 0 44 0 66 0 28 21 33 35 33 16 0 27-14 27-33 0-5 0-10 0-14-3 0-5 0-8 0 0 4 0 9 0 14 0 16-8 25-17 25-17 0-17-20-17-25 0-22 0-44 0-66z">
              <text:p/>
            </draw:path>
            <draw:path draw:style-name="gr8" draw:text-style-name="P5" draw:layer="layout" svg:width="0.183cm" svg:height="0.221cm" svg:x="16.87cm" svg:y="14.73cm" svg:viewBox="0 0 184 222" svg:d="M27 197c-2 12-3 14-19 14-4 0-8 0-8 7 0 3 2 4 5 4 9 0 20-1 29-1 12 0 24 1 35 1 2 0 6 0 6-7 0-4-3-4-8-4-18 0-18-2-18-5 0-5 15-61 18-69 4 10 14 22 32 22 41 0 85-51 85-103 0-33-20-56-47-56-18 0-34 13-46 26-4-18-19-26-32-26-16 0-23 14-26 20-6 12-11 33-11 34 0 4 4 4 5 4 3 0 4-1 6-8 6-25 13-42 25-42 6 0 11 3 11 16 0 8-1 12-2 18-13 52-27 104-40 155zM89 46c3-10 12-20 18-25 13-11 23-13 29-13 14 0 22 12 22 33s-11 61-18 74c-11 25-28 36-41 36-24 0-28-29-28-31 0-1 0-1 1-6 6-23 11-46 17-68z">
              <text:p/>
            </draw:path>
            <draw:path draw:style-name="gr8" draw:text-style-name="P5" draw:layer="layout" svg:width="0.081cm" svg:height="0.349cm" svg:x="17.093cm" svg:y="14.622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5" draw:layer="layout" svg:width="0.174cm" svg:height="0.158cm" svg:x="17.205cm" svg:y="14.73cm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8" draw:text-style-name="P5" draw:layer="layout" svg:width="0.107cm" svg:height="0.211cm" svg:x="17.395cm" svg:y="14.775cm" svg:viewBox="0 0 108 212" svg:d="M108 9c0-4-4-9-10-9-7 0-14 7-14 14 0 3 3 9 10 9 6 0 14-7 14-14zM55 175c-4 17-17 30-31 30-3 0-6-1-9-2 6-2 8-7 8-11 0-6-4-9-9-9-8 0-14 6-14 13 0 10 9 16 24 16s44-9 51-38c7-30 15-59 22-88 1-3 1-5 1-8 0-14-11-23-26-23-27 0-43 34-43 37s3 2 4 3c3 0 4 0 5-4 6-14 19-30 33-30 7 0 9 5 9 12 0 3-1 7-1 8-8 31-16 62-24 94z">
              <text:p/>
            </draw:path>
            <draw:path draw:style-name="gr8" draw:text-style-name="P5" draw:layer="layout" svg:width="0.013cm" svg:height="0.349cm" svg:x="17.584cm" svg:y="14.622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18cm" svg:height="0.158cm" svg:x="17.65cm" svg:y="14.73cm" svg:viewBox="0 0 181 159" svg:d="M113 136c4 14 16 23 31 23 13 0 21-8 26-19 6-13 11-34 11-35 0-3-3-3-4-3-4 0-4 1-5 6-5 19-12 43-27 43-7 0-10-4-10-16 0-8 4-24 7-36 3-13 6-26 9-38 2-5 5-19 6-24 2-8 6-21 6-23 0-7-5-10-10-10-2 0-11 0-14 12-7 26-22 87-27 106 0 1-14 29-40 29-18 0-21-15-21-28 0-20 9-48 19-72 4-10 6-15 6-22 0-16-12-29-29-29-34 0-47 51-47 54 0 4 4 4 5 4 3 0 3-1 5-7 9-30 22-43 36-43 3 0 9 0 9 11 0 9-4 19-6 24-13 35-21 57-21 74 0 33 24 42 43 42 24 0 36-16 42-23z">
              <text:p/>
            </draw:path>
            <draw:path draw:style-name="gr8" draw:text-style-name="P5" draw:layer="layout" svg:width="0.073cm" svg:height="0.164cm" svg:x="17.853cm" svg:y="14.775cm" svg:viewBox="0 0 74 165" svg:d="M68 9c0-4-3-9-10-9-6 0-14 6-14 14 0 4 4 9 10 9 7 0 14-7 14-14zM18 134c-1 3-2 6-2 10 0 12 9 21 23 21 25 0 35-34 35-37 0-4-3-4-4-4-3 0-3 2-4 5-6 19-17 29-26 29-5 0-6-3-6-8 0-6 1-11 3-16 3-7 6-13 8-20 3-6 11-28 12-31 1-2 2-5 2-8 0-11-10-20-23-20-25 0-36 33-36 37 0 3 3 3 4 3 3 0 4-1 4-4 7-21 18-30 27-30 4 0 6 2 6 9 0 6-2 9-8 25-5 13-10 26-15 39z">
              <text:p/>
            </draw:path>
            <draw:path draw:style-name="gr8" draw:text-style-name="P5" draw:layer="layout" svg:width="0.081cm" svg:height="0.349cm" svg:x="17.978cm" svg:y="14.62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6" draw:layer="layout" svg:x1="15.6cm" svg:y1="15.101cm" svg:x2="16.4cm" svg:y2="15.501cm">
          <text:p/>
        </draw:line>
        <draw:custom-shape draw:style-name="gr26" draw:text-style-name="P6" draw:layer="layout" svg:width="0.8cm" svg:height="0.4cm" svg:x="15.6cm" svg:y="14.6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8cm" svg:height="0.4cm" svg:x="15.6cm" svg:y="15.101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cm" svg:y1="15.101cm" svg:x2="16cm" svg:y2="15.501cm">
          <text:p/>
        </draw:line>
        <draw:line draw:style-name="gr27" draw:text-style-name="P6" draw:layer="layout" svg:x1="16cm" svg:y1="14.601cm" svg:x2="16cm" svg:y2="15.001cm">
          <text:p/>
        </draw:line>
        <draw:g draw:style-name="gr7">
          <svg:title>TexMaths</svg:title>
          <svg:desc>10§display§i§svg§600§TRUE§</svg:desc>
          <draw:g>
            <draw:path draw:style-name="gr8" draw:text-style-name="P5" draw:layer="layout" svg:width="0.09cm" svg:height="0.234cm" svg:x="15.416cm" svg:y="14.686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g draw:style-name="gr7">
          <svg:title>TexMaths</svg:title>
          <svg:desc>10§display§j§svg§600§TRUE§</svg:desc>
          <draw:g>
            <draw:path draw:style-name="gr8" draw:text-style-name="P5" draw:layer="layout" svg:width="0.141cm" svg:height="0.301cm" svg:x="15.718cm" svg:y="14.288cm" svg:viewBox="0 0 142 302" svg:d="M142 13c0-7-5-13-13-13s-19 8-19 19c0 7 5 12 13 12 10 0 19-9 19-18zM72 248c-6 26-22 46-42 46-2 0-7 0-14-3 11-2 16-11 16-18 0-6-4-13-13-13s-19 8-19 20c0 14 14 22 31 22 24 0 56-19 64-53 11-42 22-85 32-127 2-7 2-12 2-13 0-20-15-32-32-32-35 0-54 50-54 54 0 3 3 3 4 3 3 0 3 0 6-7 9-21 24-43 43-43 5 0 11 2 11 16 0 8-1 12-2 18-11 43-22 87-33 130z">
              <text:p/>
            </draw:path>
          </draw:g>
        </draw:g>
        <draw:g draw:style-name="gr7">
          <svg:title>TexMaths</svg:title>
          <svg:desc>10§display§p_{\rm i} 
p(x_j | u_i)
p(x_{j+1} | u_i)§svg§600§TRUE§</svg:desc>
          <draw:g>
            <draw:path draw:style-name="gr8" draw:text-style-name="P5" draw:layer="layout" svg:width="0.182cm" svg:height="0.221cm" svg:x="16.566cm" svg:y="15.232cm" svg:viewBox="0 0 183 222" svg:d="M27 197c-3 12-3 14-19 14-4 0-8 0-8 7 0 3 2 4 5 4 9 0 19-1 29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1 61-18 74c-12 25-29 36-42 36-23 0-27-29-27-31 0-1 0-1 1-5 6-23 11-46 17-69z">
              <text:p/>
            </draw:path>
            <draw:path draw:style-name="gr8" draw:text-style-name="P5" draw:layer="layout" svg:width="0.052cm" svg:height="0.165cm" svg:x="16.768cm" svg:y="15.274cm" svg:viewBox="0 0 53 166" svg:d="M38 14c0-7-6-14-14-14s-14 6-14 14c0 9 7 15 14 15 8 0 14-7 14-15zM1 60c0 3 0 6 0 9 15 0 17 2 17 14 0 21 0 42 0 63 0 11-2 11-18 11 0 3 0 6 0 9 9-1 17-1 27-1 9 0 18 0 26 1 0-3 0-6 0-9-14 0-16 0-16-10 0-30 0-60 0-89-12 1-24 1-36 2z">
              <text:p/>
            </draw:path>
            <draw:path draw:style-name="gr8" draw:text-style-name="P5" draw:layer="layout" svg:width="0.182cm" svg:height="0.221cm" svg:x="16.84cm" svg:y="15.232cm" svg:viewBox="0 0 183 222" svg:d="M27 197c-3 12-4 14-19 14-4 0-8 0-8 7 0 3 2 4 4 4 10 0 20-1 30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2 61-18 74c-12 25-29 36-42 36-23 0-27-29-27-31 0-1 0-1 1-5 6-23 11-46 17-69z">
              <text:p/>
            </draw:path>
            <draw:path draw:style-name="gr8" draw:text-style-name="P5" draw:layer="layout" svg:width="0.08cm" svg:height="0.349cm" svg:x="17.063cm" svg:y="15.124cm" svg:viewBox="0 0 81 350" svg:d="M81 346c0-1 0-1-6-7-44-44-55-111-55-164 0-61 13-122 57-166 4-4 4-4 4-5 0-3-1-4-3-4-4 0-35 24-56 68-18 39-22 78-22 107 0 27 4 69 23 109 21 43 51 66 55 66 2 0 3-1 3-4z">
              <text:p/>
            </draw:path>
            <draw:path draw:style-name="gr8" draw:text-style-name="P5" draw:layer="layout" svg:width="0.174cm" svg:height="0.158cm" svg:x="17.175cm" svg:y="15.232cm" svg:viewBox="0 0 175 159" svg:d="M107 49c2-9 10-41 35-41 1 0 10 0 17 4-10 2-17 11-17 19 0 6 4 13 14 13 7 0 19-7 19-21 0-18-21-23-33-23-20 0-33 19-37 27-9-23-28-27-38-27-36 0-56 45-56 54 0 4 3 4 4 4 3 0 4-1 4-4 12-37 36-46 47-46 7 0 19 3 19 23 0 11-6 35-19 84-5 22-17 36-33 36-2 0-10 0-17-4 8-2 16-9 16-19s-8-12-13-12c-10 0-19 9-19 20 0 16 17 23 33 23 23 0 36-24 37-27 4 13 17 27 38 27 36 0 56-45 56-54 0-3-3-3-4-3-4 0-4 1-5 3-12 38-35 46-47 46-13 0-19-11-19-23 0-8 2-15 6-31s8-32 12-48z">
              <text:p/>
            </draw:path>
            <draw:path draw:style-name="gr8" draw:text-style-name="P5" draw:layer="layout" svg:width="0.107cm" svg:height="0.211cm" svg:x="17.365cm" svg:y="15.277cm" svg:viewBox="0 0 108 212" svg:d="M108 9c0-4-3-9-10-9s-13 7-13 14c0 3 3 9 10 9 6 0 13-7 13-14zM56 175c-4 16-17 30-32 30-3 0-6 0-8-1 6-3 8-9 8-13 0-6-5-8-10-8-7 0-14 6-14 14 0 9 10 15 25 15 14 0 43-9 51-38 7-30 15-59 22-88 1-2 1-5 1-8 0-14-11-23-26-23-27 0-43 34-43 37s3 3 4 3c3 0 3 0 5-4 6-14 19-30 33-30 6 0 9 5 9 12 0 3-1 7-1 8-8 31-16 62-24 94z">
              <text:p/>
            </draw:path>
            <draw:path draw:style-name="gr8" draw:text-style-name="P5" draw:layer="layout" svg:width="0.013cm" svg:height="0.349cm" svg:x="17.555cm" svg:y="15.124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8cm" svg:height="0.158cm" svg:x="17.621cm" svg:y="15.232cm" svg:viewBox="0 0 181 159" svg:d="M113 136c4 14 16 23 31 23 13 0 21-8 26-19 6-13 11-34 11-35 0-3-3-3-4-3-4 0-4 1-5 6-5 20-12 43-27 43-7 0-11-4-11-16 0-7 5-24 7-36 3-13 7-26 10-38 1-5 5-19 6-24 2-8 6-21 6-24 0-6-5-9-11-9-1 0-11 0-13 12-7 26-23 87-27 106 0 1-14 29-40 29-18 0-22-15-22-28 0-20 10-48 19-72 5-11 6-15 6-22 0-16-11-29-28-29-34 0-47 51-47 54 0 4 3 3 4 4 4 0 4-1 6-7 9-30 22-43 36-43 3 0 8 0 8 11 0 9-4 19-6 24-13 35-20 57-20 74 0 33 24 42 43 42 23 0 36-16 42-23z">
              <text:p/>
            </draw:path>
            <draw:path draw:style-name="gr8" draw:text-style-name="P5" draw:layer="layout" svg:width="0.073cm" svg:height="0.164cm" svg:x="17.824cm" svg:y="15.277cm" svg:viewBox="0 0 74 165" svg:d="M68 9c0-4-3-9-10-9s-14 6-14 14c0 4 3 9 10 9s14-7 14-14zM18 134c-1 3-3 6-3 10 0 12 10 21 24 21 24 0 35-34 35-37s-3-3-4-3c-3 0-3 1-4 4-6 19-17 29-26 29-5 0-7-3-7-8 0-6 2-10 4-16 3-6 5-13 8-20 2-5 11-28 12-31 1-2 2-5 2-8 0-11-10-20-24-20-24 0-35 33-35 37 0 3 3 3 4 3 3 0 4-1 4-4 7-21 18-30 27-30 4 0 6 2 6 9 0 6-2 9-8 25-5 13-10 26-15 39z">
              <text:p/>
            </draw:path>
            <draw:path draw:style-name="gr8" draw:text-style-name="P5" draw:layer="layout" svg:width="0.081cm" svg:height="0.349cm" svg:x="17.949cm" svg:y="15.124cm" svg:viewBox="0 0 82 350" svg:d="M82 175c0-27-4-69-24-109-21-43-51-66-54-66-2 0-4 1-4 4 0 1 0 1 7 8 34 34 54 90 54 163 0 60-13 121-56 166-5 4-5 4-5 5 0 3 2 4 4 4 3 0 35-24 56-68 17-39 22-78 22-107z">
              <text:p/>
            </draw:path>
            <draw:path draw:style-name="gr8" draw:text-style-name="P5" draw:layer="layout" svg:width="0.183cm" svg:height="0.221cm" svg:x="18.054cm" svg:y="15.232cm" svg:viewBox="0 0 184 222" svg:d="M28 197c-3 12-4 14-19 14-5 0-9 0-9 7 0 3 2 4 5 4 10 0 20-1 30-1 11 0 23 1 34 1 2 0 7 0 7-7 0-4-4-4-9-4-17 0-17-2-17-5 0-4 14-61 17-69 4 10 14 22 32 22 41 0 85-51 85-103 0-33-20-56-47-56-17 0-34 13-46 26-3-19-18-26-31-26-17 0-23 14-26 20-7 12-11 33-11 34 0 4 3 4 4 4 3 0 4-1 6-8 6-25 13-42 25-42 6 0 11 3 11 16 0 8-1 12-2 18-13 52-26 104-39 155zM89 46c3-10 12-20 19-25 12-11 22-13 28-13 14 0 23 12 23 33s-12 61-18 74c-12 25-29 36-42 36-23 0-28-29-28-31 0-1 0-1 1-5 6-23 11-46 17-69z">
              <text:p/>
            </draw:path>
            <draw:path draw:style-name="gr8" draw:text-style-name="P5" draw:layer="layout" svg:width="0.081cm" svg:height="0.349cm" svg:x="18.276cm" svg:y="15.124cm" svg:viewBox="0 0 82 350" svg:d="M82 346c0-1 0-1-6-7-44-44-55-111-55-164 0-61 13-122 56-166 5-4 5-4 5-5 0-3-2-4-4-4-3 0-35 24-56 68-17 39-22 78-22 107 0 27 4 69 23 109 22 43 52 66 55 66 2 0 4-1 4-4z">
              <text:p/>
            </draw:path>
            <draw:path draw:style-name="gr8" draw:text-style-name="P5" draw:layer="layout" svg:width="0.174cm" svg:height="0.158cm" svg:x="18.388cm" svg:y="15.232cm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4 37-27 4 13 17 27 38 27 36 0 56-45 56-54 0-3-3-3-4-3-3 0-4 1-4 3-12 38-36 46-47 46-14 0-19-11-19-23 0-8 2-15 6-31s8-32 12-48z">
              <text:p/>
            </draw:path>
            <draw:path draw:style-name="gr8" draw:text-style-name="P5" draw:layer="layout" svg:width="0.107cm" svg:height="0.211cm" svg:x="18.579cm" svg:y="15.277cm" svg:viewBox="0 0 108 212" svg:d="M108 9c0-4-3-9-10-9s-14 7-14 14c0 3 3 9 10 9s14-7 14-14zM56 175c-4 16-17 30-32 30-3 0-6 0-9-1 7-3 9-9 9-13 0-6-5-8-10-8-8 0-14 6-14 14 0 9 9 15 24 15 14 0 44-9 51-38 8-30 15-59 23-88 0-2 1-5 1-8 0-14-12-23-26-23-28 0-44 34-44 37s4 3 5 3c3 0 3 0 5-4 6-14 19-30 33-30 6 0 8 5 8 12 0 3 0 7-1 8-8 31-15 62-23 94z">
              <text:p/>
            </draw:path>
            <draw:path draw:style-name="gr8" draw:text-style-name="P5" draw:layer="layout" svg:width="0.18cm" svg:height="0.18cm" svg:x="18.727cm" svg:y="15.288cm" svg:viewBox="0 0 181 181" svg:d="M96 96c25 0 51 0 76 0 3 0 9 0 9-6s-6-6-9-6c-25 0-51 0-76 0 0-25 0-50 0-75 0-3 0-9-6-9s-6 5-6 9c0 25 0 50 0 75-25 0-50 0-75 0-3 0-9 0-9 6s5 6 9 6c25 0 50 0 75 0 0 25 0 50 0 76 0 3 0 9 6 9s6-6 6-9c0-26 0-51 0-76z">
              <text:p/>
            </draw:path>
            <draw:path draw:style-name="gr8" draw:text-style-name="P5" draw:layer="layout" svg:width="0.088cm" svg:height="0.162cm" svg:x="18.952cm" svg:y="15.277cm" svg:viewBox="0 0 89 163" svg:d="M56 7c0-7-1-7-8-7-16 15-38 15-48 15 0 3 0 6 0 9 6 0 22 0 36-7 0 42 0 84 0 126 0 8 0 11-25 11-3 0-6 0-9 0 0 3 0 6 0 9 4 0 34-1 43-1 8 0 39 1 44 1 0-3 0-6 0-9-3 0-6 0-9 0-24 0-24-3-24-11 0-46 0-91 0-136z">
              <text:p/>
            </draw:path>
            <draw:path draw:style-name="gr8" draw:text-style-name="P5" draw:layer="layout" svg:width="0.013cm" svg:height="0.349cm" svg:x="19.125cm" svg:y="15.124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79cm" svg:height="0.158cm" svg:x="19.191cm" svg:y="15.232cm" svg:viewBox="0 0 180 159" svg:d="M112 136c4 14 16 23 32 23 12 0 20-8 26-19 6-13 10-34 10-35 0-3-3-3-4-3-4 0-4 1-5 6-5 20-12 43-26 43-8 0-11-4-11-16 0-7 4-24 7-36 3-13 7-26 10-38 1-5 4-19 6-24 1-8 5-21 5-24 0-6-5-9-10-9-2 0-11 0-14 12-7 26-22 87-26 106-1 1-15 29-40 29-19 0-22-15-22-28 0-20 10-48 19-72 4-11 6-15 6-22 0-16-12-29-29-29-33 0-46 51-46 54 0 4 3 4 4 4 3 0 4-1 5-7 9-30 23-43 36-43 3 0 9 0 9 11 0 9-4 19-6 24-13 35-21 57-21 74 0 33 25 42 44 42 23 0 35-16 41-23z">
              <text:p/>
            </draw:path>
            <draw:path draw:style-name="gr8" draw:text-style-name="P5" draw:layer="layout" svg:width="0.074cm" svg:height="0.164cm" svg:x="19.393cm" svg:y="15.277cm" svg:viewBox="0 0 75 165" svg:d="M68 9c0-4-3-9-10-9-6 0-13 6-13 14 0 4 3 9 9 9 8 0 14-7 14-14zM18 134c-1 3-2 6-2 10 0 12 10 21 23 21 25 0 36-34 36-37s-3-2-4-3c-4 0-4 1-5 4-6 19-17 29-26 29-5 0-6-3-6-8 0-6 1-10 4-16 2-6 5-13 8-20 2-5 11-28 12-31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81cm" svg:height="0.349cm" svg:x="19.518cm" svg:y="15.124cm" svg:viewBox="0 0 82 350" svg:d="M82 175c0-27-4-69-23-109-21-43-51-66-55-66-2 0-4 1-4 4 0 1 0 1 7 8 35 34 55 90 55 163 0 60-13 121-57 166-5 4-5 4-5 5 0 3 2 4 4 4 4 0 35-24 56-68 18-39 22-78 22-107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5" draw:layer="layout" svg:width="0.09cm" svg:height="0.234cm" svg:x="15.417cm" svg:y="15.687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custom-shape draw:style-name="gr26" draw:text-style-name="P6" draw:layer="layout" svg:width="0.8cm" svg:height="0.4cm" svg:x="15.6cm" svg:y="15.601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cm" svg:y1="15.601cm" svg:x2="16cm" svg:y2="16.001cm">
          <text:p/>
        </draw:line>
        <draw:line draw:style-name="gr23" draw:text-style-name="P6" draw:layer="layout" svg:x1="15.6cm" svg:y1="15.601cm" svg:x2="15.6cm" svg:y2="16.001cm">
          <text:p/>
        </draw:line>
        <draw:g draw:style-name="gr7">
          <svg:title>TexMaths</svg:title>
          <svg:desc>10§display§p_{\rm d}§svg§600§TRUE§</svg:desc>
          <draw:g>
            <draw:path draw:style-name="gr8" draw:text-style-name="P5" draw:layer="layout" svg:width="0.181cm" svg:height="0.221cm" svg:x="16.566cm" svg:y="15.693cm" svg:viewBox="0 0 182 222" svg:d="M27 197c-3 12-4 14-19 14-4 0-8 0-8 7 0 3 2 4 5 4 9 0 19-1 29-1 12 0 23 1 35 1 1 0 6 0 6-7 0-4-4-4-8-4-18 0-18-2-18-5 0-5 15-62 17-71 5 11 15 23 32 23 41 0 84-50 84-102 0-33-19-56-46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8" draw:text-style-name="P5" draw:layer="layout" svg:width="0.13cm" svg:height="0.171cm" svg:x="16.764cm" svg:y="15.73cm" svg:viewBox="0 0 131 172" svg:d="M76 3c0 3 0 6 0 9 16 0 18 1 18 14 0 16 0 33 0 50-9-9-21-14-34-14-33 0-60 25-60 55s26 55 57 55c20 0 32-11 36-15 0 5 0 10 0 15 12 0 25-1 38-2 0-3 0-6 0-9-16 0-18-2-18-14 0-49 0-98 0-147-13 1-25 2-37 3zM93 144c-6 11-19 21-35 21-13 0-23-8-28-15s-8-17-8-33c0-6 0-23 10-35 10-11 22-13 29-13 12 0 22 6 29 14 3 4 3 5 3 9 0 17 0 35 0 52z">
              <text:p/>
            </draw:path>
          </draw:g>
        </draw:g>
        <draw:frame draw:style-name="gr28" draw:text-style-name="P4" draw:layer="layout" svg:width="1.035cm" svg:height="0.395cm" svg:x="10.212cm" svg:y="12.81cm">
          <draw:text-box>
            <text:p><text:span text:style-name="T3">Metric</text:span></text:p>
          </draw:text-box>
        </draw:frame>
        <draw:line draw:style-name="gr19" draw:text-style-name="P6" draw:layer="layout" svg:x1="10cm" svg:y1="12.601cm" svg:x2="18.4cm" svg:y2="12.601cm">
          <text:p/>
        </draw:line>
        <draw:frame draw:style-name="gr29" draw:text-style-name="P3" draw:layer="layout" svg:width="1.56cm" svg:height="0.395cm" svg:x="5.203cm" svg:y="5.806cm">
          <draw:text-box>
            <text:p><text:span text:style-name="T2">determine</text:span></text:p>
          </draw:text-box>
        </draw:frame>
        <draw:frame draw:style-name="gr30" draw:text-style-name="P3" draw:layer="layout" svg:width="1.467cm" svg:height="0.395cm" svg:x="8.204cm" svg:y="5.807cm">
          <draw:text-box>
            <text:p><text:span text:style-name="T2">satisfying</text:span></text:p>
          </draw:text-box>
        </draw:frame>
        <draw:frame draw:style-name="gr31" draw:text-style-name="P3" draw:layer="layout" svg:width="2.114cm" svg:height="0.395cm" svg:x="7.605cm" svg:y="6.608cm">
          <draw:text-box>
            <text:p><text:span text:style-name="T2">(GC-balance)</text:span></text:p>
          </draw:text-box>
        </draw:frame>
        <draw:g draw:style-name="gr7">
          <svg:title>TexMaths</svg:title>
          <svg:desc>10§display§f_{\rm r}(\bm{u}) \leq \ell_{\rm r}§svg§600§TRUE§</svg:desc>
          <draw:g>
            <draw:path draw:style-name="gr8" draw:text-style-name="P5" draw:layer="layout" svg:width="0.174cm" svg:height="0.317cm" svg:x="2.479cm" svg:y="7.44cm" svg:viewBox="0 0 175 318" svg:d="M110 107c10 0 20 0 30 0 7 0 11 0 11-7 0-4-4-4-10-4-10 0-19 0-29 0 3-14 5-27 8-40 1-7 6-32 8-36 3-7 9-12 17-12 1 0 10 0 17 6-16 1-19 14-19 19 0 8 6 12 13 12 9 0 19-8 19-21 0-16-16-24-30-24-12 0-35 6-45 41-2 7-3 11-12 55-8 0-16 0-24 0-7 0-10 0-10 7 0 4 3 4 9 4 8 0 16 0 24 0-9 46-18 91-27 137-6 34-12 66-30 66-2 0-10 0-17-6 16-1 19-14 19-19 0-8-6-12-13-12-9 0-19 8-19 21 0 16 15 24 30 24 19 0 33-21 39-34 12-22 20-64 20-67 7-36 14-73 21-110z">
              <text:p/>
            </draw:path>
            <draw:path draw:style-name="gr8" draw:text-style-name="P5" draw:layer="layout" svg:width="0.087cm" svg:height="0.107cm" svg:x="2.644cm" svg:y="7.631cm" svg:viewBox="0 0 88 108" svg:d="M37 52c0-21 10-46 33-46-2 2-4 5-4 9 0 8 6 12 11 12 6 0 11-4 11-12s-8-15-19-15c-12 0-26 7-33 26h-1c0-9 0-17 0-26-12 1-23 1-35 2 0 3 0 6 0 9 17 0 19 2 19 14 0 21 0 42 0 63 0 11-3 11-19 11 0 3 0 6 0 9 1 0 18-1 28-1 11 0 22 0 32 1 0-3 0-6 0-9-2 0-3 0-5 0-18 0-18-3-18-11 0-12 0-24 0-36z">
              <text:p/>
            </draw:path>
            <draw:path draw:style-name="gr8" draw:text-style-name="P5" draw:layer="layout" svg:width="0.081cm" svg:height="0.349cm" svg:x="2.794cm" svg:y="7.424cm" svg:viewBox="0 0 82 350" svg:d="M82 346c0-1 0-1-6-7-44-45-55-111-55-164 0-61 13-122 56-165 5-5 5-5 5-6 0-3-2-4-4-4-3 0-35 24-56 69-17 38-22 77-22 106 0 27 4 69 23 109 22 43 52 66 55 66 2 0 4-1 4-4z">
              <text:p/>
            </draw:path>
            <draw:path draw:style-name="gr8" draw:text-style-name="P5" draw:layer="layout" svg:width="0.215cm" svg:height="0.16cm" svg:x="2.907cm" svg:y="7.529cm" svg:viewBox="0 0 216 161" svg:d="M187 47c2-10 7-27 7-29 0-7-6-16-17-16-6 0-19 4-23 19-2 5-17 68-20 80-2 8-5 18-5 25-7 8-20 22-38 22-21 0-21-17-21-25 0-22 10-49 20-74 4-9 5-12 5-18 0-20-20-31-40-31-37 0-55 47-55 54 0 5 6 5 9 5 4 0 6 0 8-4 11-39 30-43 36-43 3 0 6 0 6 8s-4 18-6 22c-14 37-21 56-21 73 0 40 35 46 56 46 10 0 25-1 44-19 12 17 32 19 41 19 13 0 23-7 30-20 9-14 13-33 13-35 0-5-5-5-8-5-4 0-5 0-7 2-1 1-1 2-3 10-7 28-15 35-24 35-5 0-8-3-8-13 0-6 2-11 5-25 3-10 6-24 8-32 3-11 5-21 8-31z">
              <text:p/>
            </draw:path>
            <draw:path draw:style-name="gr8" draw:text-style-name="P5" draw:layer="layout" svg:width="0.081cm" svg:height="0.349cm" svg:x="3.155cm" svg:y="7.424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8" draw:text-style-name="P5" draw:layer="layout" svg:width="0.213cm" svg:height="0.269cm" svg:x="3.398cm" svg:y="7.464cm" svg:viewBox="0 0 214 270" svg:d="M208 15c4-2 6-4 6-8s-2-7-7-7c-1 0-5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8" draw:text-style-name="P5" draw:layer="layout" svg:width="0.135cm" svg:height="0.249cm" svg:x="3.743cm" svg:y="7.44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8" draw:text-style-name="P5" draw:layer="layout" svg:width="0.087cm" svg:height="0.107cm" svg:x="3.898cm" svg:y="7.631cm" svg:viewBox="0 0 88 108" svg:d="M37 52c0-21 9-46 33-46-3 2-5 5-5 9 0 8 7 12 11 12 6 0 12-4 12-12s-8-15-20-15-25 7-33 26c0-9 0-17 0-26-12 1-23 1-35 2 0 3 0 6 0 9 16 0 18 2 18 14 0 21 0 42 0 63 0 11-2 11-18 11 0 3 0 6 0 9 1 0 18-1 28-1s21 0 32 1c0-3 0-6 0-9-2 0-3 0-5 0-18 0-18-3-18-11 0-12 0-24 0-36z">
              <text:p/>
            </draw:path>
          </draw:g>
        </draw:g>
        <draw:frame draw:style-name="gr32" draw:text-style-name="P3" draw:layer="layout" svg:width="0.315cm" svg:height="0.395cm" svg:x="1.903cm" svg:y="6.605cm">
          <draw:text-box>
            <text:p><text:span text:style-name="T2">(i)</text:span></text:p>
          </draw:text-box>
        </draw:frame>
        <draw:frame draw:style-name="gr5" draw:text-style-name="P3" draw:layer="layout" svg:width="0.391cm" svg:height="0.395cm" svg:x="1.904cm" svg:y="7.406cm">
          <draw:text-box>
            <text:p><text:span text:style-name="T2">(ii)</text:span></text:p>
          </draw:text-box>
        </draw:frame>
        <draw:frame draw:style-name="gr17" draw:text-style-name="P3" draw:layer="layout" svg:width="1.818cm" svg:height="0.395cm" svg:x="7.605cm" svg:y="7.409cm">
          <draw:text-box>
            <text:p><text:span text:style-name="T2">(run-length)</text:span></text:p>
          </draw:text-box>
        </draw:frame>
        <draw:frame draw:style-name="gr12" draw:text-style-name="P3" draw:layer="layout" svg:width="0.434cm" svg:height="0.395cm" svg:x="1.303cm" svg:y="12.004cm">
          <draw:text-box>
            <text:p><text:span text:style-name="T2">(2)</text:span></text:p>
          </draw:text-box>
        </draw:frame>
        <draw:frame draw:style-name="gr68" draw:text-style-name="P3" draw:layer="layout" svg:width="4.337cm" svg:height="0.395cm" svg:x="1.803cm" svg:y="12.005cm">
          <draw:text-box>
            <text:p><text:span text:style-name="T2">inter-word LGCB constraint:</text:span></text:p>
          </draw:text-box>
        </draw:frame>
        <draw:g draw:style-name="gr7">
          <svg:title>TexMaths</svg:title>
          <svg:desc>10§display§\mathcal{B}_i \subset \mathbb{B}^\beta§svg§600§TRUE§</svg:desc>
          <draw:g>
            <draw:path draw:style-name="gr8" draw:text-style-name="P5" draw:layer="layout" svg:width="0.222cm" svg:height="0.254cm" svg:x="6.927cm" svg:y="5.91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8" draw:text-style-name="P5" draw:layer="layout" svg:width="0.074cm" svg:height="0.164cm" svg:x="7.158cm" svg:y="6.047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8" draw:text-style-name="P5" draw:layer="layout" svg:width="0.214cm" svg:height="0.201cm" svg:x="7.39cm" svg:y="5.969cm" svg:viewBox="0 0 215 202" svg:d="M203 14c6 0 12 0 12-7s-6-7-12-7c-32 0-63 0-95 0-60 0-108 45-108 101s48 101 108 101c32 0 63 0 95 0 6 0 12 0 12-6 0-7-6-7-12-7-31 0-63 0-94 0-55 0-94-41-94-88s39-87 94-87c31 0 63 0 94 0z">
              <text:p/>
            </draw:path>
            <draw:path draw:style-name="gr8" draw:text-style-name="P5" draw:layer="layout" svg:width="0.214cm" svg:height="0.238cm" svg:x="7.734cm" svg:y="5.918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43cm" svg:height="0.219cm" svg:x="7.977cm" svg:y="5.84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34" draw:text-style-name="P3" draw:layer="layout" svg:width="0.857cm" svg:height="0.395cm" svg:x="1.805cm" svg:y="8.707cm">
          <draw:text-box>
            <text:p><text:span text:style-name="T2">for all</text:span></text:p>
          </draw:text-box>
        </draw:frame>
        <draw:frame draw:style-name="gr69" draw:text-style-name="P3" draw:layer="layout" svg:width="3.816cm" svg:height="0.395cm" svg:x="1.804cm" svg:y="9.206cm">
          <draw:text-box>
            <text:p><text:span text:style-name="T2">inter-word RL constraint:</text:span></text:p>
          </draw:text-box>
        </draw:frame>
        <draw:frame draw:style-name="gr12" draw:text-style-name="P3" draw:layer="layout" svg:width="0.434cm" svg:height="0.395cm" svg:x="1.806cm" svg:y="12.408cm">
          <draw:text-box>
            <text:p><text:span text:style-name="T2">(a)</text:span></text:p>
          </draw:text-box>
        </draw:frame>
        <draw:g draw:style-name="gr7">
          <svg:title>TexMaths</svg:title>
          <svg:desc>10§display§\bm{u} \in \mathcal{B}_i§svg§600§TRUE§</svg:desc>
          <draw:g>
            <draw:path draw:style-name="gr8" draw:text-style-name="P5" draw:layer="layout" svg:width="0.215cm" svg:height="0.159cm" svg:x="6.947cm" svg:y="12.545cm" svg:viewBox="0 0 216 160" svg:d="M187 47c2-10 6-26 6-29 0-7-5-15-16-15-6 0-19 3-23 18-2 5-18 68-20 80-2 8-5 18-6 25-6 8-20 22-38 22-20 0-21-17-21-25 0-22 11-49 21-74 4-9 5-12 5-18 0-20-21-31-40-31-37 0-55 47-55 54 0 5 6 5 9 5 4 0 6 0 8-4 11-39 30-43 36-43 2 0 6 0 6 8s-4 18-6 22c-14 37-21 56-21 73 0 39 35 45 56 45 10 0 25-2 44-18 12 16 32 18 40 18 13 0 23-7 31-19 9-14 13-33 13-35 0-5-5-5-8-5-4 0-5 0-7 2-1 1-1 2-3 10-7 28-15 35-24 35-5 0-8-3-8-13 0-6 1-11 5-25 2-10 6-24 8-32 2-11 5-21 8-31z">
              <text:p/>
            </draw:path>
            <draw:path draw:style-name="gr8" draw:text-style-name="P5" draw:layer="layout" svg:width="0.174cm" svg:height="0.201cm" svg:x="7.302cm" svg:y="12.514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8" draw:text-style-name="P5" draw:layer="layout" svg:width="0.222cm" svg:height="0.253cm" svg:x="7.614cm" svg:y="12.456cm" svg:viewBox="0 0 223 254" svg:d="M88 9c0-3 0-4 0-5 0-3 0-4-4-4-3 0-14 6-21 9-16 8-29 15-29 21 0 2 2 2 3 2 5 0 14-5 20-8-4 34-12 79-19 109-13 59-19 80-36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8" draw:text-style-name="P5" draw:layer="layout" svg:width="0.073cm" svg:height="0.163cm" svg:x="7.846cm" svg:y="12.593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custom-shape draw:style-name="gr52" draw:text-style-name="P13" draw:layer="layout" svg:width="1.6cm" svg:height="0.2cm" svg:x="5cm" svg:y="13.2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8§display§\bm{u}§svg§600§TRUE§</svg:desc>
          <draw:g>
            <draw:path draw:style-name="gr8" draw:text-style-name="P5" draw:layer="layout" svg:width="0.17cm" svg:height="0.127cm" svg:x="5.726cm" svg:y="13.24cm" svg:viewBox="0 0 171 128" svg:d="M148 37c2-8 5-20 5-23 0-5-4-12-13-12-5 0-15 3-18 15-2 4-14 55-16 63-2 7-4 15-4 20-6 7-16 18-30 18-17 0-17-14-17-20 0-17 9-39 17-59 2-7 3-10 3-14 0-16-16-25-31-25-30 0-44 38-44 44 0 4 4 4 7 4s5 0 7-4c8-31 23-34 28-34 2 0 5 0 5 6s-4 14-5 17c-12 30-17 45-17 59 0 31 28 36 44 36 8 0 21-1 36-15 9 13 25 15 31 15 10 0 18-6 25-16 6-11 10-26 10-28 0-3-4-3-6-3-4 0-5 0-6 1s-1 1-2 8c-6 22-12 28-19 28-4 0-7-3-7-11 0-4 1-8 4-20 2-7 5-19 7-25 2-8 4-16 6-25z">
              <text:p/>
            </draw:path>
          </draw:g>
        </draw:g>
        <draw:line draw:style-name="gr53" draw:text-style-name="P6" draw:layer="layout" svg:x1="3cm" svg:y1="13.4cm" svg:x2="8.6cm" svg:y2="13.4cm">
          <text:p/>
        </draw:line>
        <draw:line draw:style-name="gr53" draw:text-style-name="P6" draw:layer="layout" svg:x1="3cm" svg:y1="13.2cm" svg:x2="8.6cm" svg:y2="13.2cm">
          <text:p/>
        </draw:line>
        <draw:line draw:style-name="gr53" draw:text-style-name="P6" draw:layer="layout" svg:x1="5cm" svg:y1="13.2cm" svg:x2="5cm" svg:y2="13.4cm">
          <text:p/>
        </draw:line>
        <draw:line draw:style-name="gr53" draw:text-style-name="P6" draw:layer="layout" svg:x1="6.6cm" svg:y1="13.2cm" svg:x2="6.6cm" svg:y2="13.4cm">
          <text:p/>
        </draw:line>
        <draw:line draw:style-name="gr53" draw:text-style-name="P6" draw:layer="layout" svg:x1="8.2cm" svg:y1="13.2cm" svg:x2="8.2cm" svg:y2="13.4cm">
          <text:p/>
        </draw:line>
        <draw:line draw:style-name="gr53" draw:text-style-name="P6" draw:layer="layout" svg:x1="3.4cm" svg:y1="13.2cm" svg:x2="3.4cm" svg:y2="13.4cm">
          <text:p/>
        </draw:line>
        <draw:g draw:style-name="gr7">
          <svg:title>TexMaths</svg:title>
          <svg:desc>10§display§\mathcal{B}_i§svg§600§TRUE§</svg:desc>
          <draw:g>
            <draw:path draw:style-name="gr8" draw:text-style-name="P5" draw:layer="layout" svg:width="0.22cm" svg:height="0.253cm" svg:x="5.68cm" svg:y="12.855cm" svg:viewBox="0 0 221 254" svg:d="M87 10c1-4 1-5 1-6 0-2-1-3-4-3-4 0-14 5-21 8-16 8-30 15-30 21 0 2 3 2 4 2 4 0 13-4 20-8-4 35-13 80-19 110-13 58-19 80-37 114-1 3-1 3-1 4 0 2 2 2 3 2 6 0 20-6 26-16 5-8 18-33 28-73 8-30 21-76 46-112 16-23 31-34 53-34 18 0 35 13 35 31 0 31-32 42-68 55-5 1-29 10-29 18 0 2 3 3 4 3s9-2 16-2c36 0 64 21 64 54 0 43-37 57-68 57-27 0-40-15-45-19-1-2-2-3-4-3-8 0-26 11-26 17 0 1 14 24 51 24 50 0 121-35 121-90 0-30-19-52-54-58 27-12 68-37 68-70 0-21-17-36-43-36-11 0-55 3-98 56 2-15 4-31 7-46z">
              <text:p/>
            </draw:path>
            <draw:path draw:style-name="gr8" draw:text-style-name="P5" draw:layer="layout" svg:width="0.073cm" svg:height="0.164cm" svg:x="5.91cm" svg:y="12.993cm" svg:viewBox="0 0 74 165" svg:d="M67 9c0-4-2-9-9-9s-14 6-14 13c0 4 3 9 10 9s13-6 13-13zM17 134c-1 3-2 6-2 10 0 11 10 21 24 21 24 0 35-34 35-38 0-3-3-3-4-3-4 0-4 2-5 4-5 20-16 30-26 30-5 0-6-3-6-9 0-5 2-10 4-15 3-7 5-14 8-20 2-6 11-28 12-31s1-6 1-8c0-12-9-21-23-21-24 0-35 33-35 38 0 3 3 3 4 3 3 0 3-1 4-4 7-21 17-30 26-30 4 0 7 2 7 9 0 5-2 9-8 24-5 13-11 26-16 40z">
              <text:p/>
            </draw:path>
          </draw:g>
        </draw:g>
        <draw:g draw:style-name="gr7">
          <svg:title>TexMaths</svg:title>
          <svg:desc>10§display§\mathcal{B}_{i-1}§svg§600§TRUE§</svg:desc>
          <draw:g>
            <draw:path draw:style-name="gr8" draw:text-style-name="P5" draw:layer="layout" svg:width="0.222cm" svg:height="0.254cm" svg:x="3.881cm" svg:y="12.856cm" svg:viewBox="0 0 223 255" svg:d="M88 10c0-4 0-5 0-6 0-2 0-3-4-3s-14 5-21 8c-16 8-30 15-30 21 0 2 3 2 4 2 5 0 14-4 20-8-4 35-12 80-19 110-13 59-19 81-36 115-2 3-1 3-2 4 0 2 2 1 3 2 6 0 21-6 26-16 5-8 18-33 29-74 7-30 21-76 46-112 16-23 31-34 53-34 19 0 36 13 36 31 0 31-34 42-70 55-4 1-28 10-28 18 0 2 2 3 3 3s10-2 17-2c35 0 64 21 64 55 0 43-37 57-69 57-27 0-40-15-45-19-1-2-1-3-4-3-8 0-26 11-26 17 0 1 14 24 52 24 49 0 122-35 122-91 0-30-20-52-55-58 28-12 69-37 69-70 0-21-17-36-43-36-12 0-57 3-100 56 3-15 5-31 8-46z">
              <text:p/>
            </draw:path>
            <draw:path draw:style-name="gr8" draw:text-style-name="P5" draw:layer="layout" svg:width="0.074cm" svg:height="0.164cm" svg:x="4.112cm" svg:y="12.994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4 3 5 3 3 0 3-1 4-4 6-21 17-30 26-30 4 0 6 2 6 9 0 5-1 9-7 24-5 13-11 27-16 40z">
              <text:p/>
            </draw:path>
            <draw:path draw:style-name="gr8" draw:text-style-name="P5" draw:layer="layout" svg:width="0.165cm" svg:height="0.011cm" svg:x="4.227cm" svg:y="13.089cm" svg:viewBox="0 0 166 12" svg:d="M156 12c4 0 10 0 10-6s-6-6-10-6c-49 0-98 0-147 0-3 0-9 0-9 6s5 6 9 6c49 0 98 0 147 0z">
              <text:p/>
            </draw:path>
            <draw:path draw:style-name="gr8" draw:text-style-name="P5" draw:layer="layout" svg:width="0.089cm" svg:height="0.162cm" svg:x="4.446cm" svg:y="12.993cm" svg:viewBox="0 0 90 163" svg:d="M56 7c0-6-1-7-8-7-15 16-38 16-48 16 0 3 0 6 0 9 6 0 22 0 36-7 0 42 0 83 0 125 0 8 0 12-25 12-3 0-6 0-9 0 0 3 0 5 0 8 4 0 35-1 44-1 7 0 38 1 44 1 0-3 0-5 0-8-3 0-7 0-10 0-24 0-24-4-24-12 0-45 0-91 0-136z">
              <text:p/>
            </draw:path>
          </draw:g>
        </draw:g>
        <draw:g draw:style-name="gr7">
          <svg:title>TexMaths</svg:title>
          <svg:desc>10§display§\mathcal{B}_{i+1}§svg§600§TRUE§</svg:desc>
          <draw:g>
            <draw:path draw:style-name="gr8" draw:text-style-name="P5" draw:layer="layout" svg:width="0.222cm" svg:height="0.253cm" svg:x="7.082cm" svg:y="12.857cm" svg:viewBox="0 0 223 254" svg:d="M87 10c1-4 1-5 1-6 0-2-1-3-4-3-4 0-14 5-21 8-16 8-30 15-30 21 0 2 3 2 4 2 5 0 14-5 20-8-4 35-12 79-19 110-13 58-19 79-37 113-1 4-1 4-1 5 0 2 2 2 3 2 6 0 21-6 26-16 5-8 18-34 29-73 7-30 21-76 46-112 16-23 31-34 53-34 19 0 36 13 36 31 0 31-34 42-70 55-4 1-28 9-28 18 0 2 2 3 3 3s10-2 17-2c35 0 64 21 64 54 0 43-37 57-69 57-27 0-40-15-45-20-1-2-1-2-4-2-8 0-26 11-26 17 0 1 14 24 52 24 49 0 122-35 122-90 0-30-20-52-56-58 29-12 70-38 70-70 0-21-17-36-43-36-12 0-57 3-100 56 2-15 5-31 7-46z">
              <text:p/>
            </draw:path>
            <draw:path draw:style-name="gr8" draw:text-style-name="P5" draw:layer="layout" svg:width="0.074cm" svg:height="0.164cm" svg:x="7.313cm" svg:y="12.994cm" svg:viewBox="0 0 75 165" svg:d="M68 10c0-4-3-10-9-10-7 0-14 7-14 14 0 4 3 9 10 9s13-7 13-13zM18 134c-1 3-2 6-2 11 0 11 10 20 23 20 25 0 36-33 36-37 0-3-3-3-4-3-4 0-4 1-5 4-5 19-16 29-26 29-5 0-6-3-6-8 0-6 2-10 4-16s5-13 8-19c2-6 11-29 12-32 1-2 1-5 1-7 0-12-10-21-23-21-24 0-36 33-36 37 0 3 3 2 4 3 4 0 4-1 5-3 6-22 17-30 26-30 4 0 6 2 6 8s-1 10-7 25c-5 13-11 26-16 39z">
              <text:p/>
            </draw:path>
            <draw:path draw:style-name="gr8" draw:text-style-name="P5" draw:layer="layout" svg:width="0.18cm" svg:height="0.179cm" svg:x="7.417cm" svg:y="13.005cm" svg:viewBox="0 0 181 180" svg:d="M97 97c25 0 50 0 75 0 3 0 9 0 9-6 0-7-6-7-9-7-25 0-50 0-75 0 0-25 0-50 0-75 0-3 0-9-6-9s-6 6-6 9c0 25 0 50 0 75-25 0-51 0-76 0-3 0-9 0-9 6 0 7 6 7 9 7 25 0 51 0 76 0 0 25 0 50 0 75 0 3 0 8 6 8s6-5 6-8c0-25 0-50 0-75z">
              <text:p/>
            </draw:path>
            <draw:path draw:style-name="gr8" draw:text-style-name="P5" draw:layer="layout" svg:width="0.089cm" svg:height="0.162cm" svg:x="7.642cm" svg:y="12.994cm" svg:viewBox="0 0 90 163" svg:d="M56 7c0-7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line draw:style-name="gr70" draw:text-style-name="P6" draw:layer="layout" svg:x1="3.2cm" svg:y1="13.6cm" svg:x2="5.2cm" svg:y2="13.6cm">
          <text:p/>
        </draw:line>
        <draw:line draw:style-name="gr16" draw:text-style-name="P6" draw:layer="layout" svg:x1="5.2cm" svg:y1="13.2cm" svg:x2="5.2cm" svg:y2="13.4cm">
          <text:p/>
        </draw:line>
        <draw:line draw:style-name="gr16" draw:text-style-name="P6" draw:layer="layout" svg:x1="5.4cm" svg:y1="13.2cm" svg:x2="5.4cm" svg:y2="13.4cm">
          <text:p/>
        </draw:line>
        <draw:line draw:style-name="gr16" draw:text-style-name="P6" draw:layer="layout" svg:x1="5.6cm" svg:y1="13.2cm" svg:x2="5.6cm" svg:y2="13.4cm">
          <text:p/>
        </draw:line>
        <draw:line draw:style-name="gr16" draw:text-style-name="P6" draw:layer="layout" svg:x1="6cm" svg:y1="13.2cm" svg:x2="6cm" svg:y2="13.4cm">
          <text:p/>
        </draw:line>
        <draw:line draw:style-name="gr16" draw:text-style-name="P6" draw:layer="layout" svg:x1="6.2cm" svg:y1="13.2cm" svg:x2="6.2cm" svg:y2="13.4cm">
          <text:p/>
        </draw:line>
        <draw:line draw:style-name="gr16" draw:text-style-name="P6" draw:layer="layout" svg:x1="6.4cm" svg:y1="13.2cm" svg:x2="6.4cm" svg:y2="13.4cm">
          <text:p/>
        </draw:line>
        <draw:line draw:style-name="gr70" draw:text-style-name="P6" draw:layer="layout" svg:x1="3.4cm" svg:y1="13.7cm" svg:x2="5.4cm" svg:y2="13.7cm">
          <text:p/>
        </draw:line>
        <draw:line draw:style-name="gr70" draw:text-style-name="P6" draw:layer="layout" svg:x1="5cm" svg:y1="14cm" svg:x2="7cm" svg:y2="14cm">
          <text:p/>
        </draw:line>
        <draw:line draw:style-name="gr70" draw:text-style-name="P6" draw:layer="layout" svg:x1="5.2cm" svg:y1="14.1cm" svg:x2="7.2cm" svg:y2="14.1cm">
          <text:p/>
        </draw:line>
        <draw:line draw:style-name="gr70" draw:text-style-name="P6" draw:layer="layout" svg:x1="6.2cm" svg:y1="14.3cm" svg:x2="8.2cm" svg:y2="14.3cm">
          <text:p/>
        </draw:line>
        <draw:line draw:style-name="gr70" draw:text-style-name="P6" draw:layer="layout" svg:x1="6.4cm" svg:y1="14.4cm" svg:x2="8.4cm" svg:y2="14.4cm">
          <text:p/>
        </draw:line>
        <draw:g draw:style-name="gr7">
          <svg:title>TexMaths</svg:title>
          <svg:desc>8§display§-\ell_{\rm b}+1§svg§600§TRUE§</svg:desc>
          <draw:g>
            <draw:path draw:style-name="gr8" draw:text-style-name="P5" draw:layer="layout" svg:width="0.171cm" svg:height="0.01cm" svg:x="2.201cm" svg:y="13.602cm" svg:viewBox="0 0 172 11" svg:d="M162 11c5 0 10 0 10-5 0-6-5-6-10-6-50 0-101 0-152 0-4 0-10 0-10 6 0 5 6 5 10 5 51 0 102 0 152 0z">
              <text:p/>
            </draw:path>
            <draw:path draw:style-name="gr8" draw:text-style-name="P5" draw:layer="layout" svg:width="0.108cm" svg:height="0.199cm" svg:x="2.399cm" svg:y="13.481cm" svg:viewBox="0 0 109 200" svg:d="M2 169c-1 1-2 2-2 3s2 4 3 4c2 0 3-1 11-9 2-2 8-7 10-9 2 22 10 42 31 42 11 0 21-6 27-10 4-3 17-14 17-17 0-1-1-3-3-3-1 0-1 0-4 2-18 18-28 22-36 22-13 0-18-14-18-36 0-2 1-14 2-16 1-1 1-2 6-7 23-22 63-70 63-113 0-4 0-22-17-22-23 0-44 46-46 53-14 30-23 63-23 96-7 7-14 14-21 20zM42 130c0-3 12-65 28-97 8-15 14-27 23-27s9 10 9 15c0 47-47 96-60 109z">
              <text:p/>
            </draw:path>
            <draw:path draw:style-name="gr8" draw:text-style-name="P5" draw:layer="layout" svg:width="0.104cm" svg:height="0.137cm" svg:x="2.523cm" svg:y="13.584cm" svg:viewBox="0 0 105 138" svg:d="M30 0c-10 1-20 2-30 2 0 3 0 5 0 8 13 0 14 1 14 11 0 38 0 76 0 115 3 0 5 0 8 0 2-4 4-8 6-12 8 10 18 14 29 14 26 0 48-19 48-45 0-23-20-44-46-44-12 0-23 5-29 12 0-20 0-41 0-61zM30 70c6-9 16-15 28-15 11 0 19 6 23 12s6 14 6 26c0 5 0 20-8 29s-17 11-23 11c-16 0-24-12-26-17 0-15 0-31 0-46z">
              <text:p/>
            </draw:path>
            <draw:path draw:style-name="gr8" draw:text-style-name="P5" draw:layer="layout" svg:width="0.186cm" svg:height="0.185cm" svg:x="2.729cm" svg:y="13.515cm" svg:viewBox="0 0 187 186" svg:d="M99 98c26 0 52 0 78 0 4 0 10 0 10-5 0-6-6-6-10-6-26 0-52 0-78 0 0-26 0-52 0-78 0-3 0-9-5-9-6 0-6 6-6 9 0 26 0 52 0 78-26 0-52 0-78 0-4 0-10 0-10 6 0 5 6 5 10 5 26 0 52 0 78 0 0 26 0 52 0 78 0 4 0 10 6 10 5 0 5-6 5-10 0-26 0-52 0-78z">
              <text:p/>
            </draw:path>
            <draw:path draw:style-name="gr8" draw:text-style-name="P5" draw:layer="layout" svg:width="0.092cm" svg:height="0.185cm" svg:x="3.019cm" svg:y="13.492cm" svg:viewBox="0 0 93 186" svg:d="M58 7c0-6 0-7-7-7-17 18-42 18-51 18 0 2 0 5 0 8 6 0 22 0 37-7 0 48 0 96 0 145 0 10-1 13-27 13-3 0-5 0-8 0 0 3 0 6 0 9 9-1 34-1 45-1s35 0 46 1c0-3 0-6 0-9-3 0-6 0-9 0-26 0-26-3-26-13 0-53 0-105 0-157z">
              <text:p/>
            </draw:path>
          </draw:g>
        </draw:g>
        <draw:g draw:style-name="gr7">
          <svg:title>TexMaths</svg:title>
          <svg:desc>8§display§0§svg§600§TRUE§</svg:desc>
          <draw:g>
            <draw:path draw:style-name="gr8" draw:text-style-name="P5" draw:layer="layout" svg:width="0.116cm" svg:height="0.191cm" svg:x="4.839cm" svg:y="13.955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7">
          <svg:title>TexMaths</svg:title>
          <svg:desc>8§display§\beta - 1§svg§600§TRUE§</svg:desc>
          <draw:g>
            <draw:path draw:style-name="gr8" draw:text-style-name="P5" draw:layer="layout" svg:width="0.152cm" svg:height="0.251cm" svg:x="5.74cm" svg:y="14.336cm" svg:viewBox="0 0 153 252" svg:d="M153 38c0-20-15-38-38-38-16 0-24 5-34 12-15 11-31 38-36 60-15 59-30 118-45 177-1 1 1 3 3 3 3 0 4-1 4-2 6-25 13-51 20-77 4 17 18 27 38 27s42-9 54-21c13-14 22-31 22-52 0-20-10-34-20-42 16-9 32-27 32-47zM103 85c-4 1-7 2-14 2-4 0-10 0-12-1 0-3 10-2 14-2 5 0 8 0 12 1zM137 32c0 20-10 40-25 49-8-4-13-4-21-4-7 0-22 0-22 9-1 8 14 7 19 7 11 0 15 0 23-4 11 11 12 19 12 32 1 16-5 37-13 48-11 15-31 26-47 26-20 0-32-17-32-37 0-2 0-6 2-12 6-24 12-47 18-71s27-69 60-69c16 0 26 9 26 26z">
              <text:p/>
            </draw:path>
            <draw:path draw:style-name="gr8" draw:text-style-name="P5" draw:layer="layout" svg:width="0.17cm" svg:height="0.01cm" svg:x="5.991cm" svg:y="14.458cm" svg:viewBox="0 0 171 11" svg:d="M162 11c4 0 9 0 9-5 0-6-5-6-9-6-51 0-102 0-152 0-5 0-10 0-10 6 0 5 5 5 10 5 50 0 101 0 152 0z">
              <text:p/>
            </draw:path>
            <draw:path draw:style-name="gr8" draw:text-style-name="P5" draw:layer="layout" svg:width="0.092cm" svg:height="0.186cm" svg:x="6.273cm" svg:y="14.347cm" svg:viewBox="0 0 93 187" svg:d="M58 7c0-6 0-7-7-7-17 18-42 18-51 18 0 3 0 6 0 9 6 0 22 0 37-8 0 49 0 97 0 145 0 11-1 14-27 14-3 0-5 0-8 0 0 3 0 6 0 9 9-1 34-1 45-1s35 0 46 1c0-3 0-6 0-9-3 0-6 0-9 0-26 0-26-3-26-14 0-52 0-104 0-157z">
              <text:p/>
            </draw:path>
          </draw:g>
        </draw:g>
        <draw:frame draw:style-name="gr12" draw:text-style-name="P3" draw:layer="layout" svg:width="0.434cm" svg:height="0.395cm" svg:x="1.806cm" svg:y="14.609cm">
          <draw:text-box>
            <text:p><text:span text:style-name="T2">(b)</text:span></text:p>
          </draw:text-box>
        </draw:frame>
        <draw:frame draw:style-name="gr54" draw:text-style-name="P3" draw:layer="layout" svg:width="4.477cm" svg:height="0.395cm" svg:x="2.306cm" svg:y="12.409cm">
          <draw:text-box>
            <text:p><text:span text:style-name="T2">delete worst score codeword</text:span></text:p>
          </draw:text-box>
        </draw:frame>
        <draw:g draw:style-name="gr7">
          <svg:title>TexMaths</svg:title>
          <svg:desc>10§display§\mathcal{B}_i 
=
\mathcal{B}_i \setminus \{\bm{u}\}§svg§600§TRUE§</svg:desc>
          <draw:g>
            <draw:path draw:style-name="gr8" draw:text-style-name="P5" draw:layer="layout" svg:width="0.222cm" svg:height="0.253cm" svg:x="2.309cm" svg:y="14.693cm" svg:viewBox="0 0 223 254" svg:d="M88 9c0-4 0-4 0-6s0-3-4-3c-3 0-14 5-21 9-16 8-30 14-30 21 0 2 3 2 4 2 5 0 14-5 20-8-4 34-12 79-19 109-13 59-19 80-36 114-2 3-1 3-2 4 0 3 2 2 3 3 6 0 21-6 26-16 5-8 18-34 29-74 7-30 21-76 46-112 16-23 31-33 53-33 19 0 36 12 36 31 0 31-33 42-70 54-4 2-28 10-28 19 0 2 2 2 3 2 2 0 10-1 17-1 35 0 64 21 64 54 0 43-37 57-69 57-27 0-40-15-45-20-1-2-1-3-4-3-8 0-26 11-26 18 0 1 14 24 52 24 49 0 122-35 122-91 0-29-20-51-55-58 28-12 69-37 69-70 0-20-17-35-43-35-12 0-57 3-99 55 2-15 5-31 7-46z">
              <text:p/>
            </draw:path>
            <draw:path draw:style-name="gr8" draw:text-style-name="P5" draw:layer="layout" svg:width="0.073cm" svg:height="0.164cm" svg:x="2.541cm" svg:y="14.83cm" svg:viewBox="0 0 74 165" svg:d="M68 9c0-4-3-9-10-9s-14 6-14 14c0 4 3 9 10 9s14-7 14-14zM17 134c-1 3-2 6-2 10 0 12 10 21 24 21 24 0 35-34 35-37 0-4-3-4-4-4-3 0-4 2-5 5-5 19-16 29-26 29-5 0-6-3-6-8 0-6 2-11 4-16 3-7 5-13 8-20 2-5 11-28 12-31 1-2 2-5 2-8 0-11-10-20-24-20-24 0-35 33-35 37 0 3 3 3 4 3 3 0 3-1 4-4 7-21 17-30 26-30 4 0 7 2 7 9 0 6-2 9-8 25-5 13-11 26-16 39z">
              <text:p/>
            </draw:path>
            <draw:path draw:style-name="gr8" draw:text-style-name="P5" draw:layer="layout" svg:width="0.233cm" svg:height="0.082cm" svg:x="2.763cm" svg:y="14.8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222cm" svg:height="0.253cm" svg:x="3.125cm" svg:y="14.693cm" svg:viewBox="0 0 223 254" svg:d="M88 9c0-4 0-4 0-6s0-3-3-3c-4 0-15 5-22 9-16 8-29 14-29 21 0 2 2 2 3 2 5 0 14-5 21-8-5 34-13 79-19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8" draw:text-style-name="P5" draw:layer="layout" svg:width="0.073cm" svg:height="0.164cm" svg:x="3.356cm" svg:y="14.83cm" svg:viewBox="0 0 74 165" svg:d="M68 9c0-4-3-9-10-9s-14 6-14 14c0 4 3 9 10 9s14-7 14-14zM18 134c-1 3-3 6-3 10 0 12 10 21 24 21 24 0 35-34 35-37 0-4-3-4-4-4-3 0-3 2-4 5-6 19-17 29-27 29-4 0-6-3-6-8 0-6 2-11 4-16 3-7 5-13 8-20 2-5 11-28 12-31 1-2 2-5 2-8 0-11-10-20-24-20-24 0-35 33-35 37 0 3 3 3 4 3 3 0 4-1 4-4 7-21 17-30 27-30 4 0 6 2 6 9 0 6-2 9-8 25-5 13-10 26-15 39z">
              <text:p/>
            </draw:path>
            <draw:path draw:style-name="gr8" draw:text-style-name="P5" draw:layer="layout" svg:width="0.136cm" svg:height="0.349cm" svg:x="3.558cm" svg:y="14.677cm" svg:viewBox="0 0 137 350" svg:d="M122 341c2 5 4 9 8 9s7-3 7-7c0-1 0-2-2-6-40-109-80-219-120-328-2-6-3-9-8-9-3 0-7 3-7 7 0 1 0 2 2 6 40 109 80 219 120 328z">
              <text:p/>
            </draw:path>
            <draw:path draw:style-name="gr8" draw:text-style-name="P5" draw:layer="layout" svg:width="0.124cm" svg:height="0.349cm" svg:x="3.818cm" svg:y="14.677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8" draw:text-style-name="P5" draw:layer="layout" svg:width="0.215cm" svg:height="0.16cm" svg:x="3.98cm" svg:y="14.782cm" svg:viewBox="0 0 216 161" svg:d="M186 47c3-10 7-27 7-29 0-7-6-16-17-16-5 0-18 4-23 19-1 5-17 68-20 80-2 8-4 18-5 25-6 8-20 22-38 22-21 0-21-17-21-25 0-22 11-49 21-74 3-9 4-12 4-18 0-20-20-31-39-31-38 0-55 47-55 54 0 5 5 5 8 5 4 0 7 0 8-4 12-39 31-43 36-43 3 0 6 0 6 8s-4 18-5 22c-15 37-22 56-22 73 0 40 36 46 56 46 10 0 26-1 45-19 11 17 31 19 40 19 13 0 23-7 30-20 9-14 14-33 14-35 0-5-5-5-9-5-3 0-5 0-7 2 0 1 0 2-2 10-7 28-15 35-24 35-6 0-8-3-8-13 0-6 1-11 4-25 3-10 6-24 8-32 3-11 5-21 8-31z">
              <text:p/>
            </draw:path>
            <draw:path draw:style-name="gr8" draw:text-style-name="P5" draw:layer="layout" svg:width="0.124cm" svg:height="0.349cm" svg:x="4.233cm" svg:y="14.677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46" draw:text-style-name="P3" draw:layer="layout" svg:width="0.417cm" svg:height="0.395cm" svg:x="1.806cm" svg:y="15.01cm">
          <draw:text-box>
            <text:p><text:span text:style-name="T2">(c)</text:span></text:p>
          </draw:text-box>
        </draw:frame>
        <draw:frame draw:style-name="gr12" draw:text-style-name="P3" draw:layer="layout" svg:width="0.434cm" svg:height="0.395cm" svg:x="1.806cm" svg:y="14.61cm">
          <draw:text-box>
            <text:p><text:span text:style-name="T2">(b)</text:span></text:p>
          </draw:text-box>
        </draw:frame>
        <draw:frame draw:style-name="gr55" draw:text-style-name="P3" draw:layer="layout" svg:width="5.675cm" svg:height="0.395cm" svg:x="2.307cm" svg:y="15.011cm">
          <draw:text-box>
            <text:p><text:span text:style-name="T2">repeat until the constraint is satisfied</text:span></text:p>
          </draw:text-box>
        </draw:frame>
        <draw:frame draw:style-name="gr12" draw:text-style-name="P3" draw:layer="layout" svg:width="0.434cm" svg:height="0.395cm" svg:x="1.807cm" svg:y="9.608cm">
          <draw:text-box>
            <text:p><text:span text:style-name="T2">(a)</text:span></text:p>
          </draw:text-box>
        </draw:frame>
        <draw:g draw:style-name="gr7">
          <svg:title>TexMaths</svg:title>
          <svg:desc>10§display§\bm{u} \in \mathcal{B}_i§svg§600§TRUE§</svg:desc>
          <draw:g>
            <draw:path draw:style-name="gr8" draw:text-style-name="P5" draw:layer="layout" svg:width="0.215cm" svg:height="0.159cm" svg:x="6.948cm" svg:y="9.745cm" svg:viewBox="0 0 216 160" svg:d="M187 47c2-10 6-26 6-29 0-7-5-15-16-15-6 0-19 3-23 18-2 5-18 68-20 80-2 8-5 18-6 25-6 8-20 22-38 22-20 0-21-17-21-25 0-22 11-49 21-74 4-9 5-12 5-18 0-20-21-31-40-31-37 0-55 47-55 54 0 5 6 5 9 5 4 0 6 0 8-4 11-39 30-43 36-43 2 0 6 0 6 8s-4 18-6 22c-14 37-21 56-21 73 0 39 35 45 56 45 10 0 25-2 44-18 12 16 32 18 40 18 13 0 23-7 31-19 9-14 13-33 13-35 0-5-5-5-8-5-4 0-5 0-7 2-1 1-1 2-3 10-7 28-15 35-24 35-5 0-8-3-8-13 0-6 1-11 5-25 2-10 6-24 8-32 2-11 5-21 8-31z">
              <text:p/>
            </draw:path>
            <draw:path draw:style-name="gr8" draw:text-style-name="P5" draw:layer="layout" svg:width="0.174cm" svg:height="0.201cm" svg:x="7.303cm" svg:y="9.714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8" draw:text-style-name="P5" draw:layer="layout" svg:width="0.222cm" svg:height="0.253cm" svg:x="7.615cm" svg:y="9.656cm" svg:viewBox="0 0 223 254" svg:d="M88 9c0-3 0-4 0-5 0-3 0-4-4-4-3 0-14 6-21 9-16 8-29 15-29 21 0 2 2 2 3 2 5 0 14-5 20-8-4 34-12 79-19 109-13 59-19 80-36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8" draw:text-style-name="P5" draw:layer="layout" svg:width="0.073cm" svg:height="0.163cm" svg:x="7.847cm" svg:y="9.793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frame draw:style-name="gr54" draw:text-style-name="P3" draw:layer="layout" svg:width="4.477cm" svg:height="0.395cm" svg:x="2.307cm" svg:y="9.609cm">
          <draw:text-box>
            <text:p><text:span text:style-name="T2">delete worst score codeword</text:span></text:p>
          </draw:text-box>
        </draw:frame>
        <draw:custom-shape draw:style-name="gr52" draw:text-style-name="P13" draw:layer="layout" svg:width="1.6cm" svg:height="0.2cm" svg:x="5cm" svg:y="10.405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8§display§\bm{u}§svg§600§TRUE§</svg:desc>
          <draw:g>
            <draw:path draw:style-name="gr8" draw:text-style-name="P5" draw:layer="layout" svg:width="0.17cm" svg:height="0.127cm" svg:x="5.726cm" svg:y="10.445cm" svg:viewBox="0 0 171 128" svg:d="M148 37c2-8 5-20 5-23 0-5-4-12-13-12-5 0-15 3-18 15-2 4-14 55-16 63-2 7-4 15-4 20-6 7-16 18-30 18-17 0-17-14-17-20 0-17 9-39 17-59 2-7 3-10 3-14 0-16-16-25-31-25-30 0-44 38-44 44 0 4 4 4 7 4s5 0 7-4c8-31 23-34 28-34 2 0 5 0 5 6s-4 14-5 17c-12 30-17 45-17 59 0 31 28 36 44 36 8 0 21-1 36-15 9 13 25 15 31 15 10 0 18-6 25-16 6-11 10-26 10-28 0-3-4-3-6-3-4 0-5 0-6 1s-1 1-2 8c-6 22-12 28-19 28-4 0-7-3-7-11 0-4 1-8 4-20 2-7 5-19 7-25 2-8 4-16 6-25z">
              <text:p/>
            </draw:path>
          </draw:g>
        </draw:g>
        <draw:line draw:style-name="gr53" draw:text-style-name="P6" draw:layer="layout" svg:x1="3cm" svg:y1="10.605cm" svg:x2="8.6cm" svg:y2="10.605cm">
          <text:p/>
        </draw:line>
        <draw:line draw:style-name="gr53" draw:text-style-name="P6" draw:layer="layout" svg:x1="3cm" svg:y1="10.405cm" svg:x2="8.6cm" svg:y2="10.405cm">
          <text:p/>
        </draw:line>
        <draw:line draw:style-name="gr53" draw:text-style-name="P6" draw:layer="layout" svg:x1="5cm" svg:y1="10.405cm" svg:x2="5cm" svg:y2="10.605cm">
          <text:p/>
        </draw:line>
        <draw:line draw:style-name="gr53" draw:text-style-name="P6" draw:layer="layout" svg:x1="6.6cm" svg:y1="10.405cm" svg:x2="6.6cm" svg:y2="10.605cm">
          <text:p/>
        </draw:line>
        <draw:line draw:style-name="gr53" draw:text-style-name="P6" draw:layer="layout" svg:x1="8.2cm" svg:y1="10.405cm" svg:x2="8.2cm" svg:y2="10.605cm">
          <text:p/>
        </draw:line>
        <draw:line draw:style-name="gr53" draw:text-style-name="P6" draw:layer="layout" svg:x1="3.4cm" svg:y1="10.405cm" svg:x2="3.4cm" svg:y2="10.605cm">
          <text:p/>
        </draw:line>
        <draw:g draw:style-name="gr7">
          <svg:title>TexMaths</svg:title>
          <svg:desc>10§display§\mathcal{B}_i§svg§600§TRUE§</svg:desc>
          <draw:g>
            <draw:path draw:style-name="gr8" draw:text-style-name="P5" draw:layer="layout" svg:width="0.22cm" svg:height="0.253cm" svg:x="5.68cm" svg:y="10.06cm" svg:viewBox="0 0 221 254" svg:d="M87 10c1-4 1-5 1-6 0-2-1-3-4-3-4 0-14 5-21 8-16 8-30 15-30 21 0 2 3 2 4 2 4 0 13-4 20-8-4 35-13 80-19 110-13 58-19 80-37 114-1 3-1 3-1 4 0 2 2 2 3 2 6 0 20-6 26-16 5-8 18-33 28-73 8-30 21-76 46-112 16-23 31-34 53-34 18 0 35 13 35 31 0 31-32 42-68 55-5 1-29 10-29 18 0 2 3 3 4 3s9-2 16-2c36 0 64 21 64 54 0 43-37 57-68 57-27 0-40-15-45-19-1-2-2-3-4-3-8 0-26 11-26 17 0 1 14 24 51 24 50 0 121-35 121-90 0-30-19-52-54-58 27-12 68-37 68-70 0-21-17-36-43-36-11 0-55 3-98 56 2-15 4-31 7-46z">
              <text:p/>
            </draw:path>
            <draw:path draw:style-name="gr8" draw:text-style-name="P5" draw:layer="layout" svg:width="0.073cm" svg:height="0.164cm" svg:x="5.91cm" svg:y="10.198cm" svg:viewBox="0 0 74 165" svg:d="M67 9c0-4-2-9-9-9s-14 6-14 13c0 4 3 9 10 9s13-6 13-13zM17 134c-1 3-2 6-2 10 0 11 10 21 24 21 24 0 35-34 35-38 0-3-3-3-4-3-4 0-4 2-5 4-5 20-16 30-26 30-5 0-6-3-6-9 0-5 2-10 4-15 3-7 5-14 8-20 2-6 11-28 12-31s1-6 1-8c0-12-9-21-23-21-24 0-35 33-35 38 0 3 3 3 4 3 3 0 3-1 4-4 7-21 17-30 26-30 4 0 7 2 7 9 0 5-2 9-8 24-5 13-11 26-16 40z">
              <text:p/>
            </draw:path>
          </draw:g>
        </draw:g>
        <draw:g draw:style-name="gr7">
          <svg:title>TexMaths</svg:title>
          <svg:desc>10§display§\mathcal{B}_{i-1}§svg§600§TRUE§</svg:desc>
          <draw:g>
            <draw:path draw:style-name="gr8" draw:text-style-name="P5" draw:layer="layout" svg:width="0.222cm" svg:height="0.254cm" svg:x="3.881cm" svg:y="10.061cm" svg:viewBox="0 0 223 255" svg:d="M88 10c0-4 0-5 0-6 0-2 0-3-4-3s-14 5-21 8c-16 8-30 15-30 21 0 2 3 2 4 2 5 0 14-4 20-8-4 35-12 80-19 110-13 59-19 81-36 115-2 3-1 3-2 4 0 2 2 1 3 2 6 0 21-6 26-16 5-8 18-33 29-74 7-30 21-76 46-112 16-23 31-34 53-34 19 0 36 13 36 31 0 31-34 42-70 55-4 1-28 10-28 18 0 2 2 3 3 3s10-2 17-2c35 0 64 21 64 55 0 43-37 57-69 57-27 0-40-15-45-19-1-2-1-3-4-3-8 0-26 11-26 17 0 1 14 24 52 24 49 0 122-35 122-91 0-30-20-52-55-58 28-12 69-37 69-70 0-21-17-36-43-36-12 0-57 3-100 56 3-15 5-31 8-46z">
              <text:p/>
            </draw:path>
            <draw:path draw:style-name="gr8" draw:text-style-name="P5" draw:layer="layout" svg:width="0.074cm" svg:height="0.164cm" svg:x="4.112cm" svg:y="10.199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4 3 5 3 3 0 3-1 4-4 6-21 17-30 26-30 4 0 6 2 6 9 0 5-1 9-7 24-5 13-11 27-16 40z">
              <text:p/>
            </draw:path>
            <draw:path draw:style-name="gr8" draw:text-style-name="P5" draw:layer="layout" svg:width="0.165cm" svg:height="0.011cm" svg:x="4.227cm" svg:y="10.294cm" svg:viewBox="0 0 166 12" svg:d="M156 12c4 0 10 0 10-6s-6-6-10-6c-49 0-98 0-147 0-3 0-9 0-9 6s5 6 9 6c49 0 98 0 147 0z">
              <text:p/>
            </draw:path>
            <draw:path draw:style-name="gr8" draw:text-style-name="P5" draw:layer="layout" svg:width="0.089cm" svg:height="0.162cm" svg:x="4.446cm" svg:y="10.198cm" svg:viewBox="0 0 90 163" svg:d="M56 7c0-6-1-7-8-7-15 16-38 16-48 16 0 3 0 6 0 9 6 0 22 0 36-7 0 42 0 83 0 125 0 8 0 12-25 12-3 0-6 0-9 0 0 3 0 5 0 8 4 0 35-1 44-1 7 0 38 1 44 1 0-3 0-5 0-8-3 0-7 0-10 0-24 0-24-4-24-12 0-45 0-91 0-136z">
              <text:p/>
            </draw:path>
          </draw:g>
        </draw:g>
        <draw:g draw:style-name="gr7">
          <svg:title>TexMaths</svg:title>
          <svg:desc>10§display§\mathcal{B}_{i+1}§svg§600§TRUE§</svg:desc>
          <draw:g>
            <draw:path draw:style-name="gr8" draw:text-style-name="P5" draw:layer="layout" svg:width="0.222cm" svg:height="0.253cm" svg:x="7.082cm" svg:y="10.062cm" svg:viewBox="0 0 223 254" svg:d="M87 10c1-4 1-5 1-6 0-2-1-3-4-3-4 0-14 5-21 8-16 8-30 15-30 21 0 2 3 2 4 2 5 0 14-5 20-8-4 35-12 79-19 110-13 58-19 79-37 113-1 4-1 4-1 5 0 2 2 2 3 2 6 0 21-6 26-16 5-8 18-34 29-73 7-30 21-76 46-112 16-23 31-34 53-34 19 0 36 13 36 31 0 31-34 42-70 55-4 1-28 9-28 18 0 2 2 3 3 3s10-2 17-2c35 0 64 21 64 54 0 43-37 57-69 57-27 0-40-15-45-20-1-2-1-2-4-2-8 0-26 11-26 17 0 1 14 24 52 24 49 0 122-35 122-90 0-30-20-52-56-58 29-12 70-38 70-70 0-21-17-36-43-36-12 0-57 3-100 56 2-15 5-31 7-46z">
              <text:p/>
            </draw:path>
            <draw:path draw:style-name="gr8" draw:text-style-name="P5" draw:layer="layout" svg:width="0.074cm" svg:height="0.164cm" svg:x="7.313cm" svg:y="10.199cm" svg:viewBox="0 0 75 165" svg:d="M68 10c0-4-3-10-9-10-7 0-14 7-14 14 0 4 3 9 10 9s13-7 13-13zM18 134c-1 3-2 6-2 11 0 11 10 20 23 20 25 0 36-33 36-37 0-3-3-3-4-3-4 0-4 1-5 4-5 19-16 29-26 29-5 0-6-3-6-8 0-6 2-10 4-16s5-13 8-19c2-6 11-29 12-32 1-2 1-5 1-7 0-12-10-21-23-21-24 0-36 33-36 37 0 3 3 2 4 3 4 0 4-1 5-3 6-22 17-30 26-30 4 0 6 2 6 8s-1 10-7 25c-5 13-11 26-16 39z">
              <text:p/>
            </draw:path>
            <draw:path draw:style-name="gr8" draw:text-style-name="P5" draw:layer="layout" svg:width="0.18cm" svg:height="0.179cm" svg:x="7.417cm" svg:y="10.21cm" svg:viewBox="0 0 181 180" svg:d="M97 97c25 0 50 0 75 0 3 0 9 0 9-6 0-7-6-7-9-7-25 0-50 0-75 0 0-25 0-50 0-75 0-3 0-9-6-9s-6 6-6 9c0 25 0 50 0 75-25 0-51 0-76 0-3 0-9 0-9 6 0 7 6 7 9 7 25 0 51 0 76 0 0 25 0 50 0 75 0 3 0 8 6 8s6-5 6-8c0-25 0-50 0-75z">
              <text:p/>
            </draw:path>
            <draw:path draw:style-name="gr8" draw:text-style-name="P5" draw:layer="layout" svg:width="0.089cm" svg:height="0.162cm" svg:x="7.642cm" svg:y="10.199cm" svg:viewBox="0 0 90 163" svg:d="M56 7c0-7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line draw:style-name="gr16" draw:text-style-name="P6" draw:layer="layout" svg:x1="5.2cm" svg:y1="10.405cm" svg:x2="5.2cm" svg:y2="10.605cm">
          <text:p/>
        </draw:line>
        <draw:line draw:style-name="gr16" draw:text-style-name="P6" draw:layer="layout" svg:x1="5.4cm" svg:y1="10.405cm" svg:x2="5.4cm" svg:y2="10.605cm">
          <text:p/>
        </draw:line>
        <draw:line draw:style-name="gr16" draw:text-style-name="P6" draw:layer="layout" svg:x1="5.6cm" svg:y1="10.405cm" svg:x2="5.6cm" svg:y2="10.605cm">
          <text:p/>
        </draw:line>
        <draw:line draw:style-name="gr16" draw:text-style-name="P6" draw:layer="layout" svg:x1="6cm" svg:y1="10.405cm" svg:x2="6cm" svg:y2="10.605cm">
          <text:p/>
        </draw:line>
        <draw:line draw:style-name="gr16" draw:text-style-name="P6" draw:layer="layout" svg:x1="6.2cm" svg:y1="10.405cm" svg:x2="6.2cm" svg:y2="10.605cm">
          <text:p/>
        </draw:line>
        <draw:line draw:style-name="gr16" draw:text-style-name="P6" draw:layer="layout" svg:x1="6.4cm" svg:y1="10.405cm" svg:x2="6.4cm" svg:y2="10.605cm">
          <text:p/>
        </draw:line>
        <draw:line draw:style-name="gr70" draw:text-style-name="P6" draw:layer="layout" svg:x1="4.8cm" svg:y1="13.9cm" svg:x2="6.8cm" svg:y2="13.9cm">
          <text:p/>
        </draw:line>
        <draw:line draw:style-name="gr70" draw:text-style-name="P6" draw:layer="layout" svg:x1="3.4cm" svg:y1="10.8cm" svg:x2="6.6cm" svg:y2="10.8cm">
          <text:p/>
        </draw:line>
        <draw:line draw:style-name="gr70" draw:text-style-name="P6" draw:layer="layout" svg:x1="5cm" svg:y1="10.9cm" svg:x2="8.2cm" svg:y2="10.9cm">
          <text:p/>
        </draw:line>
        <draw:frame draw:style-name="gr71" draw:text-style-name="P3" draw:layer="layout" svg:width="0.197cm" svg:height="0.395cm" svg:x="3.107cm" svg:y="10.609cm">
          <draw:text-box>
            <text:p><text:span text:style-name="T2">L</text:span></text:p>
          </draw:text-box>
        </draw:frame>
        <draw:frame draw:style-name="gr72" draw:text-style-name="P3" draw:layer="layout" svg:width="0.256cm" svg:height="0.395cm" svg:x="8.308cm" svg:y="10.71cm">
          <draw:text-box>
            <text:p><text:span text:style-name="T2">R</text:span></text:p>
          </draw:text-box>
        </draw:frame>
        <draw:frame draw:style-name="gr12" draw:text-style-name="P3" draw:layer="layout" svg:width="0.434cm" svg:height="0.395cm" svg:x="1.81cm" svg:y="11.01cm">
          <draw:text-box>
            <text:p><text:span text:style-name="T2">(b)</text:span></text:p>
          </draw:text-box>
        </draw:frame>
        <draw:g draw:style-name="gr7">
          <svg:title>TexMaths</svg:title>
          <svg:desc>10§display§\mathcal{B}_i 
=
\mathcal{B}_i \setminus \{\bm{u}\}§svg§600§TRUE§</svg:desc>
          <draw:g>
            <draw:path draw:style-name="gr8" draw:text-style-name="P5" draw:layer="layout" svg:width="0.222cm" svg:height="0.253cm" svg:x="2.313cm" svg:y="11.094cm" svg:viewBox="0 0 223 254" svg:d="M88 9c0-4 0-4 0-6s0-3-4-3c-3 0-14 5-21 9-16 8-30 14-30 21 0 2 3 2 4 2 5 0 14-5 20-8-4 34-12 79-19 109-13 59-19 80-36 114-2 3-1 3-2 4 0 3 2 2 3 3 6 0 21-6 26-16 5-8 18-34 29-74 7-30 21-76 46-112 16-23 31-33 53-33 19 0 36 12 36 31 0 31-33 42-70 54-4 2-28 10-28 19 0 2 2 2 3 2 2 0 10-1 17-1 35 0 64 21 64 54 0 43-37 57-69 57-27 0-40-15-45-20-1-2-1-3-4-3-8 0-26 11-26 18 0 1 14 24 52 24 49 0 122-35 122-91 0-29-20-51-55-58 28-12 69-37 69-70 0-20-17-35-43-35-12 0-57 3-99 55 2-15 5-31 7-46z">
              <text:p/>
            </draw:path>
            <draw:path draw:style-name="gr8" draw:text-style-name="P5" draw:layer="layout" svg:width="0.073cm" svg:height="0.164cm" svg:x="2.545cm" svg:y="11.231cm" svg:viewBox="0 0 74 165" svg:d="M68 9c0-4-3-9-10-9s-14 6-14 14c0 4 3 9 10 9s14-7 14-14zM17 134c-1 3-2 6-2 10 0 12 10 21 24 21 24 0 35-34 35-37 0-4-3-4-4-4-3 0-4 2-5 5-5 19-16 29-26 29-5 0-6-3-6-8 0-6 2-11 4-16 3-7 5-13 8-20 2-5 11-28 12-31 1-2 2-5 2-8 0-11-10-20-24-20-24 0-35 33-35 37 0 3 3 3 4 3 3 0 3-1 4-4 7-21 17-30 26-30 4 0 7 2 7 9 0 6-2 9-8 25-5 13-11 26-16 39z">
              <text:p/>
            </draw:path>
            <draw:path draw:style-name="gr8" draw:text-style-name="P5" draw:layer="layout" svg:width="0.233cm" svg:height="0.082cm" svg:x="2.767cm" svg:y="11.212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222cm" svg:height="0.253cm" svg:x="3.129cm" svg:y="11.094cm" svg:viewBox="0 0 223 254" svg:d="M88 9c0-4 0-4 0-6s0-3-3-3c-4 0-15 5-22 9-16 8-29 14-29 21 0 2 2 2 3 2 5 0 14-5 21-8-5 34-13 79-19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8" draw:text-style-name="P5" draw:layer="layout" svg:width="0.073cm" svg:height="0.164cm" svg:x="3.36cm" svg:y="11.231cm" svg:viewBox="0 0 74 165" svg:d="M68 9c0-4-3-9-10-9s-14 6-14 14c0 4 3 9 10 9s14-7 14-14zM18 134c-1 3-3 6-3 10 0 12 10 21 24 21 24 0 35-34 35-37 0-4-3-4-4-4-3 0-3 2-4 5-6 19-17 29-27 29-4 0-6-3-6-8 0-6 2-11 4-16 3-7 5-13 8-20 2-5 11-28 12-31 1-2 2-5 2-8 0-11-10-20-24-20-24 0-35 33-35 37 0 3 3 3 4 3 3 0 4-1 4-4 7-21 17-30 27-30 4 0 6 2 6 9 0 6-2 9-8 25-5 13-10 26-15 39z">
              <text:p/>
            </draw:path>
            <draw:path draw:style-name="gr8" draw:text-style-name="P5" draw:layer="layout" svg:width="0.136cm" svg:height="0.349cm" svg:x="3.562cm" svg:y="11.078cm" svg:viewBox="0 0 137 350" svg:d="M122 341c2 5 4 9 8 9s7-3 7-7c0-1 0-2-2-6-40-109-80-219-120-328-2-6-3-9-8-9-3 0-7 3-7 7 0 1 0 2 2 6 40 109 80 219 120 328z">
              <text:p/>
            </draw:path>
            <draw:path draw:style-name="gr8" draw:text-style-name="P5" draw:layer="layout" svg:width="0.124cm" svg:height="0.349cm" svg:x="3.822cm" svg:y="11.078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8" draw:text-style-name="P5" draw:layer="layout" svg:width="0.215cm" svg:height="0.16cm" svg:x="3.984cm" svg:y="11.183cm" svg:viewBox="0 0 216 161" svg:d="M186 47c3-10 7-27 7-29 0-7-6-16-17-16-5 0-18 4-23 19-1 5-17 68-20 80-2 8-4 18-5 25-6 8-20 22-38 22-21 0-21-17-21-25 0-22 11-49 21-74 3-9 4-12 4-18 0-20-20-31-39-31-38 0-55 47-55 54 0 5 5 5 8 5 4 0 7 0 8-4 12-39 31-43 36-43 3 0 6 0 6 8s-4 18-5 22c-15 37-22 56-22 73 0 40 36 46 56 46 10 0 26-1 45-19 11 17 31 19 40 19 13 0 23-7 30-20 9-14 14-33 14-35 0-5-5-5-9-5-3 0-5 0-7 2 0 1 0 2-2 10-7 28-15 35-24 35-6 0-8-3-8-13 0-6 1-11 4-25 3-10 6-24 8-32 3-11 5-21 8-31z">
              <text:p/>
            </draw:path>
            <draw:path draw:style-name="gr8" draw:text-style-name="P5" draw:layer="layout" svg:width="0.124cm" svg:height="0.349cm" svg:x="4.237cm" svg:y="11.078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46" draw:text-style-name="P3" draw:layer="layout" svg:width="0.417cm" svg:height="0.395cm" svg:x="1.81cm" svg:y="11.411cm">
          <draw:text-box>
            <text:p><text:span text:style-name="T2">(c)</text:span></text:p>
          </draw:text-box>
        </draw:frame>
        <draw:frame draw:style-name="gr12" draw:text-style-name="P3" draw:layer="layout" svg:width="0.434cm" svg:height="0.395cm" svg:x="1.81cm" svg:y="11.011cm">
          <draw:text-box>
            <text:p><text:span text:style-name="T2">(b)</text:span></text:p>
          </draw:text-box>
        </draw:frame>
        <draw:frame draw:style-name="gr55" draw:text-style-name="P3" draw:layer="layout" svg:width="5.675cm" svg:height="0.395cm" svg:x="2.311cm" svg:y="11.412cm">
          <draw:text-box>
            <text:p><text:span text:style-name="T2">repeat until the constraint is satisfied</text:span></text:p>
          </draw:text-box>
        </draw:frame>
        <draw:frame draw:style-name="gr35" draw:text-style-name="P3" draw:layer="layout" svg:width="0.468cm" svg:height="0.395cm" svg:x="1.905cm" svg:y="7.807cm">
          <draw:text-box>
            <text:p><text:span text:style-name="T2">(iii)</text:span></text:p>
          </draw:text-box>
        </draw:frame>
        <draw:g draw:style-name="gr7">
          <svg:title>TexMaths</svg:title>
          <svg:desc>10§display§u_0 \!=\! 0, 
u_{\beta-1} \!=\! 1§svg§600§TRUE§</svg:desc>
          <draw:g>
            <draw:path draw:style-name="gr8" draw:text-style-name="P5" draw:layer="layout" svg:width="0.18cm" svg:height="0.157cm" svg:x="2.488cm" svg:y="7.98cm" svg:viewBox="0 0 181 158" svg:d="M113 135c4 14 16 23 31 23 13 0 21-8 26-19 6-12 7-23 11-34 0-4-3-4-4-4-4 0-4 1-5 6-5 20-12 44-26 44-8 0-11-5-11-16 0-8 4-25 7-37 3-13 6-26 9-38 2-5 5-18 6-23 2-9 6-22 6-24 0-6-5-9-10-9-2 0-11 0-14 12-7 25-22 87-27 105 0 2-14 30-40 30-18 0-21-16-21-29 0-20 9-47 19-71 4-11 6-16 6-23 0-15-12-28-29-28-34 0-47 51-47 54s4 3 5 3c3 0 3-1 5-6 9-31 22-44 36-44 3 0 9 1 9 12 0 8-4 19-6 24-13 35-21 56-21 73 0 34 24 42 43 42 24 0 36-15 42-23z">
              <text:p/>
            </draw:path>
            <draw:path draw:style-name="gr8" draw:text-style-name="P5" draw:layer="layout" svg:width="0.113cm" svg:height="0.167cm" svg:x="2.692cm" svg:y="8.024cm" svg:viewBox="0 0 114 168" svg:d="M114 85c0-27-3-46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8" draw:text-style-name="P5" draw:layer="layout" svg:width="0.232cm" svg:height="0.081cm" svg:x="2.896cm" svg:y="8.0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7cm" svg:height="0.239cm" svg:x="3.202cm" svg:y="7.901cm" svg:viewBox="0 0 148 240" svg:d="M148 121c0-28-2-56-14-82-16-33-45-39-60-39-21 0-47 9-61 42-11 24-13 51-13 79 0 27 1 58 16 84 15 28 41 35 58 35 19 0 45-7 61-40 11-24 13-51 13-79zM74 233c-14 0-35-9-41-43-4-20-4-52-4-73 0-22 0-45 3-64 7-42 33-45 42-45 11 0 35 6 41 41 4 20 4 46 4 68 0 27 0 50-4 72-5 33-25 44-41 44z">
              <text:p/>
            </draw:path>
            <draw:path draw:style-name="gr8" draw:text-style-name="P5" draw:layer="layout" svg:width="0.04cm" svg:height="0.104cm" svg:x="3.394cm" svg:y="8.096cm" svg:viewBox="0 0 41 105" svg:d="M41 37c0-23-9-37-22-37-12 0-19 9-19 19s7 19 19 19c4 0 9-2 12-5 1-1 1-1 2-1 0 2 0 0 0 5 0 26-12 47-23 59-4 4-4 4-4 5 0 3 1 4 3 4 4 0 32-27 32-68z">
              <text:p/>
            </draw:path>
            <draw:path draw:style-name="gr8" draw:text-style-name="P5" draw:layer="layout" svg:width="0.18cm" svg:height="0.157cm" svg:x="3.53cm" svg:y="7.98cm" svg:viewBox="0 0 181 158" svg:d="M113 135c4 14 16 23 31 23 13 0 21-8 26-19 6-12 7-23 11-34 0-4-3-4-4-4-4 0-4 1-5 6-5 20-12 44-27 44-7 0-11-5-11-16 0-8 5-25 7-37 3-13 7-26 10-38 1-5 5-18 6-23 2-9 6-22 6-24 0-6-5-9-11-9-1 0-11 0-13 12-7 25-22 87-27 105 0 2-14 30-40 30-18 0-22-16-22-29 0-20 10-47 19-71 5-11 6-16 6-23 0-15-11-28-28-28-34 0-47 51-47 54s3 2 4 3c4 0 4-1 6-6 9-31 22-44 36-44 3 0 8 1 8 12 0 8-4 19-6 24-13 35-20 56-20 73 0 34 24 42 43 42 23 0 36-15 42-23z">
              <text:p/>
            </draw:path>
            <draw:path draw:style-name="gr8" draw:text-style-name="P5" draw:layer="layout" svg:width="0.143cm" svg:height="0.219cm" svg:x="3.732cm" svg:y="8.014cm" svg:viewBox="0 0 144 220" svg:d="M144 34c0-21-19-34-41-34-33 0-58 39-64 63-13 51-26 103-39 154 0 2 2 3 4 3s4 0 4-2c6-21 11-43 17-64 5 11 17 21 37 21 34 0 73-24 73-62 0-14-7-29-19-37 12-8 28-22 28-42zM95 76c-4 0-5 1-12 1-4 0-10 0-12-1 2-1 9-2 12-2s9 1 12 2zM128 30c0 13-7 32-22 41-5-2-9-4-23-4-9 0-21 1-21 10 0 6 8 7 20 7 8 0 16-1 23-4 8 6 12 16 12 26 0 36-25 63-55 63-19 0-32-12-32-31 0-3 0-5 1-7 5-22 11-44 16-66 6-23 27-58 56-58 15 0 25 8 25 23z">
              <text:p/>
            </draw:path>
            <draw:path draw:style-name="gr8" draw:text-style-name="P5" draw:layer="layout" svg:width="0.165cm" svg:height="0.011cm" svg:x="3.919cm" svg:y="8.119cm" svg:viewBox="0 0 166 12" svg:d="M156 12c4 0 10 0 10-6s-6-6-10-6c-49 0-98 0-147 0-3 0-9 0-9 6s5 6 9 6c49 0 98 0 147 0z">
              <text:p/>
            </draw:path>
            <draw:path draw:style-name="gr8" draw:text-style-name="P5" draw:layer="layout" svg:width="0.089cm" svg:height="0.162cm" svg:x="4.138cm" svg:y="8.024cm" svg:viewBox="0 0 90 163" svg:d="M56 7c0-6 0-7-7-7-16 16-38 16-49 16 0 3 0 6 0 9 6 0 23 0 36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233cm" svg:height="0.081cm" svg:x="4.328cm" svg:y="8.0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15cm" svg:height="0.232cm" svg:x="4.652cm" svg:y="7.901cm" svg:viewBox="0 0 116 233" svg:d="M72 9c0-8 0-9-8-9-22 23-53 23-64 23 0 3 0 7 0 10 7 0 28 0 46-9 0 60 0 121 0 181 0 13-1 17-33 17-4 0-7 0-11 0 0 4 0 8 0 11 12-1 43-1 57-1s44 0 57 1c0-3 0-7 0-11-4 0-7 0-11 0-32 0-33-4-33-17 0-65 0-131 0-196z">
              <text:p/>
            </draw:path>
          </draw:g>
        </draw:g>
        <draw:frame draw:style-name="gr73" draw:text-style-name="P3" draw:layer="layout" svg:width="0.967cm" svg:height="0.395cm" svg:x="7.605cm" svg:y="7.81cm">
          <draw:text-box>
            <text:p><text:span text:style-name="T2">(sync)</text:span></text:p>
          </draw:text-box>
        </draw:frame>
      </draw:page>
      <draw:page draw:name="page5" draw:style-name="dp1" draw:master-page-name="Default">
        <draw:frame draw:style-name="gr4" draw:text-style-name="P2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6" draw:text-style-name="P4" draw:layer="layout" svg:width="4.206cm" svg:height="0.395cm" svg:x="1.106cm" svg:y="1.206cm">
          <draw:text-box>
            <text:p><text:span text:style-name="T3">ICB generation algorithm</text:span></text:p>
          </draw:text-box>
        </draw:frame>
        <draw:g draw:style-name="gr7">
          <svg:title>TexMaths</svg:title>
          <svg:desc>10§display§\beta:§svg§600§TRUE§</svg:desc>
          <draw:g>
            <draw:path draw:style-name="gr8" draw:text-style-name="P5" draw:layer="layout" svg:width="0.189cm" svg:height="0.313cm" svg:x="1.392cm" svg:y="2.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8" draw:text-style-name="P5" draw:layer="layout" svg:width="0.036cm" svg:height="0.15cm" svg:x="1.724cm" svg:y="2.396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9" draw:text-style-name="P3" draw:layer="layout" svg:width="1.873cm" svg:height="0.395cm" svg:x="2.003cm" svg:y="2.204cm">
          <draw:text-box>
            <text:p><text:span text:style-name="T2">block length</text:span></text:p>
          </draw:text-box>
        </draw:frame>
        <draw:frame draw:style-name="gr10" draw:text-style-name="P3" draw:layer="layout" svg:width="3.38cm" svg:height="0.395cm" svg:x="2.004cm" svg:y="2.605cm">
          <draw:text-box>
            <text:p><text:span text:style-name="T2">number of codebooks</text:span></text:p>
          </draw:text-box>
        </draw:frame>
        <draw:g draw:style-name="gr7">
          <svg:title>TexMaths</svg:title>
          <svg:desc>10§display§\nu:§svg§600§TRUE§</svg:desc>
          <draw:g>
            <draw:path draw:style-name="gr8" draw:text-style-name="P5" draw:layer="layout" svg:width="0.164cm" svg:height="0.152cm" svg:x="1.392cm" svg:y="2.781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8" draw:text-style-name="P5" draw:layer="layout" svg:width="0.036cm" svg:height="0.148cm" svg:x="1.695cm" svg:y="2.785cm" svg:viewBox="0 0 37 149" svg:d="M37 18c0-10-9-18-19-18-11 0-18 8-18 18s7 19 18 19c10 0 19-9 19-19zM37 131c0-11-9-19-19-19-11 0-18 9-18 19 0 11 7 18 18 18 10 0 19-8 19-18z">
              <text:p/>
            </draw:path>
          </draw:g>
        </draw:g>
        <draw:g draw:style-name="gr7">
          <svg:title>TexMaths</svg:title>
          <svg:desc>10§display§\Sigma = \{ {\sf A}, {\sf T}, {\sf G}, {\sf C} \}:§svg§600§TRUE§</svg:desc>
          <draw:g>
            <draw:path draw:style-name="gr8" draw:text-style-name="P5" draw:layer="layout" svg:width="0.213cm" svg:height="0.238cm" svg:x="1.392cm" svg:y="1.857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8" draw:text-style-name="P5" draw:layer="layout" svg:width="0.233cm" svg:height="0.081cm" svg:x="1.743cm" svg:y="1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24cm" svg:height="0.348cm" svg:x="2.119cm" svg:y="1.834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8" draw:text-style-name="P5" draw:layer="layout" svg:width="0.213cm" svg:height="0.241cm" svg:x="2.28cm" svg:y="1.854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8" draw:text-style-name="P5" draw:layer="layout" svg:width="0.04cm" svg:height="0.104cm" svg:x="2.534cm" svg:y="2.058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5" draw:layer="layout" svg:width="0.212cm" svg:height="0.239cm" svg:x="2.673cm" svg:y="1.856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8" draw:text-style-name="P5" draw:layer="layout" svg:width="0.04cm" svg:height="0.104cm" svg:x="2.929cm" svg:y="2.058cm" svg:viewBox="0 0 41 105" svg:d="M41 37c0-23-9-37-23-37-11 0-18 9-18 19 0 9 7 19 18 19 4 0 9-2 12-5 1-1 1-1 2-1s1 0 1 5c0 26-12 47-24 59-4 3-4 4-4 5 0 3 2 4 4 4 4 0 32-27 32-68z">
              <text:p/>
            </draw:path>
            <draw:path draw:style-name="gr8" draw:text-style-name="P5" draw:layer="layout" svg:width="0.186cm" svg:height="0.249cm" svg:x="3.078cm" svg:y="1.849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8" draw:text-style-name="P5" draw:layer="layout" svg:width="0.04cm" svg:height="0.104cm" svg:x="3.319cm" svg:y="2.058cm" svg:viewBox="0 0 41 105" svg:d="M41 37c0-23-9-37-22-37-12 0-19 9-19 19 0 9 7 19 19 19 4 0 8-2 12-5 1-1 1-1 2-1 0 2 0 0 0 5 0 26-12 47-24 59-3 3-3 4-3 5 0 3 1 4 3 4 4 0 32-27 32-68z">
              <text:p/>
            </draw:path>
            <draw:path draw:style-name="gr8" draw:text-style-name="P5" draw:layer="layout" svg:width="0.182cm" svg:height="0.248cm" svg:x="3.468cm" svg:y="1.85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8" draw:text-style-name="P5" draw:layer="layout" svg:width="0.123cm" svg:height="0.348cm" svg:x="3.695cm" svg:y="1.834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8" draw:text-style-name="P5" draw:layer="layout" svg:width="0.036cm" svg:height="0.15cm" svg:x="3.973cm" svg:y="1.946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1" draw:text-style-name="P3" draw:layer="layout" svg:width="1.344cm" svg:height="0.395cm" svg:x="4.204cm" svg:y="1.805cm">
          <draw:text-box>
            <text:p><text:span text:style-name="T2">alphabet</text:span></text:p>
          </draw:text-box>
        </draw:frame>
        <draw:g draw:style-name="gr7">
          <svg:title>TexMaths</svg:title>
          <svg:desc>10§display§| \mathcal{C}_i | = 2^{b_i} \leq 4^\beta:§svg§600§TRUE§</svg:desc>
          <draw:g>
            <draw:path draw:style-name="gr8" draw:text-style-name="P5" draw:layer="layout" svg:width="0.013cm" svg:height="0.349cm" svg:x="1.592cm" svg:y="5.259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182cm" svg:height="0.254cm" svg:x="1.652cm" svg:y="5.27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8" draw:text-style-name="P5" draw:layer="layout" svg:width="0.074cm" svg:height="0.164cm" svg:x="1.844cm" svg:y="5.41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8" draw:text-style-name="P5" draw:layer="layout" svg:width="0.013cm" svg:height="0.349cm" svg:x="1.992cm" svg:y="5.259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32cm" svg:height="0.081cm" svg:x="2.165cm" svg:y="5.39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cm" svg:height="0.231cm" svg:x="2.533cm" svg:y="5.289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8" draw:text-style-name="P5" draw:layer="layout" svg:width="0.098cm" svg:height="0.172cm" svg:x="2.708cm" svg:y="5.207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8" draw:text-style-name="P5" draw:layer="layout" svg:width="0.061cm" svg:height="0.118cm" svg:x="2.83cm" svg:y="5.295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8" draw:text-style-name="P5" draw:layer="layout" svg:width="0.213cm" svg:height="0.269cm" svg:x="3.07cm" svg:y="5.299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8" draw:text-style-name="P5" draw:layer="layout" svg:width="0.155cm" svg:height="0.235cm" svg:x="3.421cm" svg:y="5.285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5" draw:layer="layout" svg:width="0.143cm" svg:height="0.219cm" svg:x="3.599cm" svg:y="5.204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8" draw:text-style-name="P5" draw:layer="layout" svg:width="0.036cm" svg:height="0.15cm" svg:x="3.905cm" svg:y="5.371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0" draw:text-style-name="P3" draw:layer="layout" svg:width="3.38cm" svg:height="0.395cm" svg:x="4.107cm" svg:y="5.206cm">
          <draw:text-box>
            <text:p><text:span text:style-name="T2">number of codewords</text:span></text:p>
          </draw:text-box>
        </draw:frame>
        <draw:frame draw:style-name="gr12" draw:text-style-name="P3" draw:layer="layout" svg:width="0.434cm" svg:height="0.395cm" svg:x="1.303cm" svg:y="6.404cm">
          <draw:text-box>
            <text:p><text:span text:style-name="T2">(1)</text:span></text:p>
          </draw:text-box>
        </draw:frame>
        <draw:frame draw:style-name="gr74" draw:text-style-name="P3" draw:layer="layout" svg:width="1.34cm" svg:height="0.395cm" svg:x="1.803cm" svg:y="6.405cm">
          <draw:text-box>
            <text:p><text:span text:style-name="T2">initialize:</text:span></text:p>
          </draw:text-box>
        </draw:frame>
        <draw:frame draw:style-name="gr62" draw:text-style-name="P3" draw:layer="layout" svg:width="5.882cm" svg:height="0.395cm" svg:x="1.803cm" svg:y="12.006cm">
          <draw:text-box>
            <text:p><text:span text:style-name="T2">motif: eliminated by mask (=QR code)</text:span></text:p>
          </draw:text-box>
        </draw:frame>
        <draw:g draw:style-name="gr7">
          <svg:title>TexMaths</svg:title>
          <svg:desc>10§display§\mathcal{B}_i = \mathbb{B}^\beta§svg§600§TRUE§</svg:desc>
          <draw:g>
            <draw:path draw:style-name="gr8" draw:text-style-name="P5" draw:layer="layout" svg:width="0.222cm" svg:height="0.254cm" svg:x="3.288cm" svg:y="6.488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8" draw:text-style-name="P5" draw:layer="layout" svg:width="0.074cm" svg:height="0.164cm" svg:x="3.519cm" svg:y="6.625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8" draw:text-style-name="P5" draw:layer="layout" svg:width="0.233cm" svg:height="0.081cm" svg:x="3.742cm" svg:y="6.6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214cm" svg:height="0.238cm" svg:x="4.095cm" svg:y="6.496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43cm" svg:height="0.219cm" svg:x="4.338cm" svg:y="6.418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12" draw:text-style-name="P3" draw:layer="layout" svg:width="0.434cm" svg:height="0.395cm" svg:x="1.303cm" svg:y="6.804cm">
          <draw:text-box>
            <text:p><text:span text:style-name="T2">(2)</text:span></text:p>
          </draw:text-box>
        </draw:frame>
        <draw:frame draw:style-name="gr10" draw:text-style-name="P3" draw:layer="layout" svg:width="3.38cm" svg:height="0.395cm" svg:x="1.803cm" svg:y="6.805cm">
          <draw:text-box>
            <text:p><text:span text:style-name="T2">GC-weight constraint:</text:span></text:p>
          </draw:text-box>
        </draw:frame>
        <draw:frame draw:style-name="gr12" draw:text-style-name="P3" draw:layer="layout" svg:width="0.434cm" svg:height="0.395cm" svg:x="1.303cm" svg:y="8.404cm">
          <draw:text-box>
            <text:p><text:span text:style-name="T2">(3)</text:span></text:p>
          </draw:text-box>
        </draw:frame>
        <draw:frame draw:style-name="gr75" draw:text-style-name="P3" draw:layer="layout" svg:width="3.173cm" svg:height="0.395cm" svg:x="1.803cm" svg:y="8.405cm">
          <draw:text-box>
            <text:p><text:span text:style-name="T2">GC-skew constraint:</text:span></text:p>
          </draw:text-box>
        </draw:frame>
        <draw:frame draw:style-name="gr5" draw:text-style-name="P3" draw:layer="layout" svg:width="0.391cm" svg:height="0.395cm" svg:x="1.304cm" svg:y="12.006cm">
          <draw:text-box>
            <text:p><text:span text:style-name="T2">(*)</text:span></text:p>
          </draw:text-box>
        </draw:frame>
        <draw:frame draw:style-name="gr12" draw:text-style-name="P3" draw:layer="layout" svg:width="0.434cm" svg:height="0.395cm" svg:x="1.303cm" svg:y="10.805cm">
          <draw:text-box>
            <text:p><text:span text:style-name="T2">(5)</text:span></text:p>
          </draw:text-box>
        </draw:frame>
        <draw:frame draw:style-name="gr63" draw:text-style-name="P3" draw:layer="layout" svg:width="3.296cm" svg:height="0.395cm" svg:x="1.804cm" svg:y="10.806cm">
          <draw:text-box>
            <text:p><text:span text:style-name="T2">full search: maximize</text:span></text:p>
          </draw:text-box>
        </draw:frame>
        <draw:g draw:style-name="gr7">
          <svg:title>TexMaths</svg:title>
          <svg:desc>10§display§\bm{b} \!=\! (b_0, \dots, b_{\nu-1}):§svg§600§TRUE§</svg:desc>
          <draw:g>
            <draw:path draw:style-name="gr8" draw:text-style-name="P5" draw:layer="layout" svg:width="0.159cm" svg:height="0.244cm" svg:x="1.392cm" svg:y="3.472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8" draw:text-style-name="P5" draw:layer="layout" svg:width="0.232cm" svg:height="0.082cm" svg:x="1.616cm" svg:y="3.586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8" draw:text-style-name="P5" draw:layer="layout" svg:width="0.081cm" svg:height="0.349cm" svg:x="1.943cm" svg:y="3.4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128cm" svg:height="0.245cm" svg:x="2.062cm" svg:y="3.47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5" draw:layer="layout" svg:width="0.113cm" svg:height="0.167cm" svg:x="2.209cm" svg:y="3.605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8" draw:text-style-name="P5" draw:layer="layout" svg:width="0.04cm" svg:height="0.104cm" svg:x="2.384cm" svg:y="3.677cm" svg:viewBox="0 0 41 105" svg:d="M41 37c0-23-9-37-23-37-11 0-18 9-18 19 0 9 7 18 18 18 4 0 9-1 13-4 1-1 1-1 1-1 1 0 1 0 1 5 0 26-12 47-24 58-4 4-4 5-4 6 0 2 2 4 4 4 4 0 32-27 32-68z">
              <text:p/>
            </draw:path>
            <draw:path draw:style-name="gr8" draw:text-style-name="P5" draw:layer="layout" svg:width="0.036cm" svg:height="0.036cm" svg:x="2.54cm" svg:y="3.677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2.696cm" svg:y="3.677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2.851cm" svg:y="3.677cm" svg:viewBox="0 0 37 37" svg:d="M37 19c0-11-8-19-18-19-11 0-19 8-19 19 0 10 8 18 19 18 10 0 18-8 18-18z">
              <text:p/>
            </draw:path>
            <draw:path draw:style-name="gr8" draw:text-style-name="P5" draw:layer="layout" svg:width="0.04cm" svg:height="0.104cm" svg:x="3.007cm" svg:y="3.677cm" svg:viewBox="0 0 41 105" svg:d="M41 37c0-23-9-37-22-37-12 0-19 9-19 19 0 9 7 18 19 18 4 0 9-1 12-4 1-1 1-1 2-1 0 2 0 0 0 5 0 26-12 47-23 58-4 4-4 5-4 6 0 2 1 4 3 4 4 0 32-27 32-68z">
              <text:p/>
            </draw:path>
            <draw:path draw:style-name="gr8" draw:text-style-name="P5" draw:layer="layout" svg:width="0.128cm" svg:height="0.245cm" svg:x="3.15cm" svg:y="3.47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5" draw:layer="layout" svg:width="0.125cm" svg:height="0.107cm" svg:x="3.302cm" svg:y="3.659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8" draw:text-style-name="P5" draw:layer="layout" svg:width="0.165cm" svg:height="0.011cm" svg:x="3.468cm" svg:y="3.699cm" svg:viewBox="0 0 166 12" svg:d="M156 12c4 0 10 0 10-6s-6-6-10-6c-49 0-98 0-147 0-4 0-9 0-9 6s5 6 9 6c49 0 98 0 147 0z">
              <text:p/>
            </draw:path>
            <draw:path draw:style-name="gr8" draw:text-style-name="P5" draw:layer="layout" svg:width="0.089cm" svg:height="0.162cm" svg:x="3.687cm" svg:y="3.605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8" draw:text-style-name="P5" draw:layer="layout" svg:width="0.081cm" svg:height="0.349cm" svg:x="3.838cm" svg:y="3.452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8" draw:text-style-name="P5" draw:layer="layout" svg:width="0.036cm" svg:height="0.15cm" svg:x="4.083cm" svg:y="3.564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3" draw:text-style-name="P3" draw:layer="layout" svg:width="3.702cm" svg:height="0.395cm" svg:x="4.204cm" svg:y="3.406cm">
          <draw:text-box>
            <text:p><text:span text:style-name="T2">information block length</text:span></text:p>
          </draw:text-box>
        </draw:frame>
        <draw:frame draw:style-name="gr14" draw:text-style-name="P4" draw:layer="layout" svg:width="2.974cm" svg:height="0.395cm" svg:x="14.707cm" svg:y="1.207cm">
          <draw:text-box>
            <text:p><text:span text:style-name="T3">Local GC-balance</text:span></text:p>
          </draw:text-box>
        </draw:frame>
        <draw:g draw:style-name="gr7">
          <svg:title>TexMaths</svg:title>
          <svg:desc>10§display§(\ell_{\rm b}, \varepsilon)§svg§600§TRUE§</svg:desc>
          <draw:g>
            <draw:path draw:style-name="gr8" draw:text-style-name="P5" draw:layer="layout" svg:width="0.08cm" svg:height="0.348cm" svg:x="14.838cm" svg:y="1.831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5" draw:layer="layout" svg:width="0.135cm" svg:height="0.249cm" svg:x="14.943cm" svg:y="1.847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8" draw:text-style-name="P5" draw:layer="layout" svg:width="0.131cm" svg:height="0.171cm" svg:x="15.098cm" svg:y="1.97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5" draw:layer="layout" svg:width="0.04cm" svg:height="0.104cm" svg:x="15.288cm" svg:y="2.055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5" draw:layer="layout" svg:width="0.14cm" svg:height="0.165cm" svg:x="15.423cm" svg:y="1.935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8" draw:text-style-name="P5" draw:layer="layout" svg:width="0.08cm" svg:height="0.348cm" svg:x="15.598cm" svg:y="1.831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5" draw:text-style-name="P3" draw:layer="layout" svg:width="1.623cm" svg:height="0.395cm" svg:x="15.81cm" svg:y="1.806cm">
          <draw:text-box>
            <text:p><text:span text:style-name="T2">constraint:</text:span></text:p>
          </draw:text-box>
        </draw:frame>
        <draw:g draw:style-name="gr7"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8" draw:text-style-name="P5" draw:layer="layout" svg:width="0.089cm" svg:height="0.163cm" svg:x="14.964cm" svg:y="2.409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8" draw:text-style-name="P5" draw:layer="layout" svg:width="0.139cm" svg:height="0.013cm" svg:x="14.937cm" svg:y="2.615cm" svg:viewBox="0 0 140 14" svg:d="M70 14c-23 0-47 0-70 0 0-5 0-9 0-14 47 0 93 0 140 0 0 5 0 9 0 14-23 0-47 0-70 0z">
              <text:p/>
            </draw:path>
            <draw:path draw:style-name="gr8" draw:text-style-name="P5" draw:layer="layout" svg:width="0.107cm" svg:height="0.162cm" svg:x="14.953cm" svg:y="2.668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8" draw:text-style-name="P5" draw:layer="layout" svg:width="0.213cm" svg:height="0.013cm" svg:x="15.227cm" svg:y="2.615cm" svg:viewBox="0 0 214 14" svg:d="M202 14c6 0 12 0 12-7s-6-7-12-7c-63 0-127 0-190 0-6 0-12 0-12 7s6 7 12 7c63 0 127 0 190 0z">
              <text:p/>
            </draw:path>
            <draw:path draw:style-name="gr8" draw:text-style-name="P5" draw:layer="layout" svg:width="0.141cm" svg:height="0.165cm" svg:x="15.558cm" svg:y="2.552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8" draw:text-style-name="P5" draw:layer="layout" svg:width="0.213cm" svg:height="0.27cm" svg:x="15.84cm" svg:y="2.488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8" draw:text-style-name="P5" draw:layer="layout" svg:width="0.179cm" svg:height="0.11cm" svg:x="16.235cm" svg:y="2.413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8" draw:text-style-name="P5" draw:layer="layout" svg:width="0.148cm" svg:height="0.127cm" svg:x="16.444cm" svg:y="2.433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8" draw:text-style-name="P5" draw:layer="layout" svg:width="0.133cm" svg:height="0.127cm" svg:x="16.625cm" svg:y="2.433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8" draw:text-style-name="P5" draw:layer="layout" svg:width="0.063cm" svg:height="0.244cm" svg:x="16.822cm" svg:y="2.338cm" svg:viewBox="0 0 64 245" svg:d="M60 0c-47 33-60 85-60 122 0 35 11 89 60 123 1 0 4 0 4-3 0-1 0-2-2-4-33-29-45-71-45-116 0-66 26-98 46-116 1-1 1-2 1-3 0-3-3-3-4-3z">
              <text:p/>
            </draw:path>
            <draw:path draw:style-name="gr8" draw:text-style-name="P5" draw:layer="layout" svg:width="0.171cm" svg:height="0.112cm" svg:x="16.915cm" svg:y="2.41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8" draw:text-style-name="P5" draw:layer="layout" svg:width="0.06cm" svg:height="0.118cm" svg:x="17.114cm" svg:y="2.259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8" draw:text-style-name="P5" draw:layer="layout" svg:width="0.146cm" svg:height="0.145cm" svg:x="17.207cm" svg:y="2.259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8" draw:text-style-name="P5" draw:layer="layout" svg:width="0.078cm" svg:height="0.125cm" svg:x="17.382cm" svg:y="2.252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8" draw:text-style-name="P5" draw:layer="layout" svg:width="0.105cm" svg:height="0.122cm" svg:x="17.489cm" svg:y="2.316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8" draw:text-style-name="P5" draw:layer="layout" svg:width="0.133cm" svg:height="0.009cm" svg:x="17.653cm" svg:y="2.327cm" svg:viewBox="0 0 134 10" svg:d="M127 10c3 0 7 0 7-5s-4-5-7-5c-40 0-79 0-119 0-3 0-8 0-8 5s5 5 8 5c40 0 79 0 119 0z">
              <text:p/>
            </draw:path>
            <draw:path draw:style-name="gr8" draw:text-style-name="P5" draw:layer="layout" svg:width="0.071cm" svg:height="0.116cm" svg:x="17.841cm" svg:y="2.259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8" draw:text-style-name="P5" draw:layer="layout" svg:width="0.06cm" svg:height="0.118cm" svg:x="17.114cm" svg:y="2.485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8" draw:text-style-name="P5" draw:layer="layout" svg:width="0.063cm" svg:height="0.244cm" svg:x="17.97cm" svg:y="2.338cm" svg:viewBox="0 0 64 245" svg:d="M5 0c-2 0-5 0-5 3 0 1 1 2 2 3 22 20 45 53 45 116 0 52-16 90-42 114-5 5-5 5-5 6s1 3 3 3c3 0 27-16 43-47 11-20 18-47 18-76 0-34-10-88-59-122z">
              <text:p/>
            </draw:path>
            <draw:path draw:style-name="gr8" draw:text-style-name="P5" draw:layer="layout" svg:width="1.84cm" svg:height="0.013cm" svg:x="16.223cm" svg:y="2.615cm" svg:viewBox="0 0 1841 14" svg:d="M920 14c-307 0-613 0-920 0 0-5 0-9 0-14 614 0 1227 0 1841 0 0 5 0 9 0 14-307 0-614 0-921 0z">
              <text:p/>
            </draw:path>
            <draw:path draw:style-name="gr8" draw:text-style-name="P5" draw:layer="layout" svg:width="0.101cm" svg:height="0.175cm" svg:x="17.016cm" svg:y="2.658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8" draw:text-style-name="P5" draw:layer="layout" svg:width="0.105cm" svg:height="0.123cm" svg:x="17.141cm" svg:y="2.746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8" draw:text-style-name="P5" draw:layer="layout" svg:width="0.214cm" svg:height="0.27cm" svg:x="18.231cm" svg:y="2.488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8" draw:text-style-name="P5" draw:layer="layout" svg:width="0.089cm" svg:height="0.163cm" svg:x="18.642cm" svg:y="2.409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8" draw:text-style-name="P5" draw:layer="layout" svg:width="0.139cm" svg:height="0.013cm" svg:x="18.615cm" svg:y="2.615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8.631cm" svg:y="2.668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8" draw:text-style-name="P5" draw:layer="layout" svg:width="0.233cm" svg:height="0.233cm" svg:x="18.895cm" svg:y="2.506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41cm" svg:height="0.165cm" svg:x="19.236cm" svg:y="2.552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 draw:style-name="gr7"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8" draw:text-style-name="P5" draw:layer="layout" svg:width="0.232cm" svg:height="0.158cm" svg:x="14.925cm" svg:y="3.132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8" draw:text-style-name="P5" draw:layer="layout" svg:width="0.26cm" svg:height="0.013cm" svg:x="14.915cm" svg:y="3.329cm" svg:viewBox="0 0 261 14" svg:d="M131 14c-44 0-87 0-131 0 0-5 0-9 0-14 87 0 174 0 261 0 0 5 0 9 0 14-43 0-87 0-130 0z">
              <text:p/>
            </draw:path>
            <draw:path draw:style-name="gr8" draw:text-style-name="P5" draw:layer="layout" svg:width="0.233cm" svg:height="0.081cm" svg:x="15.293cm" svg:y="3.158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085cm" svg:height="0.42cm" svg:x="15.716cm" svg:y="2.988cm" svg:viewBox="0 0 86 421" svg:d="M0 421c5 0 9 0 14 0 0-136 0-271 0-407 24 0 48 0 72 0 0-5 0-9 0-14-29 0-57 0-86 0 0 140 0 280 0 421z">
              <text:p/>
            </draw:path>
            <draw:path draw:style-name="gr8" draw:text-style-name="P5" draw:layer="layout" svg:width="0.135cm" svg:height="0.251cm" svg:x="15.814cm" svg:y="3.039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8" draw:text-style-name="P5" draw:layer="layout" svg:width="0.099cm" svg:height="0.172cm" svg:x="15.973cm" svg:y="3.169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8" draw:text-style-name="P5" draw:layer="layout" svg:width="0.091cm" svg:height="0.42cm" svg:x="16.209cm" svg:y="2.988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8" draw:text-style-name="P5" draw:layer="layout" svg:width="0.088cm" svg:height="0.162cm" svg:x="16.386cm" svg:y="2.985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5" draw:layer="layout" svg:width="0.139cm" svg:height="0.013cm" svg:x="16.359cm" svg:y="3.192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6.374cm" svg:y="3.245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8" draw:text-style-name="P5" draw:layer="layout" svg:width="0.214cm" svg:height="0.013cm" svg:x="16.648cm" svg:y="3.192cm" svg:viewBox="0 0 215 14" svg:d="M203 14c6 0 12 0 12-7s-6-7-12-7c-63 0-127 0-190 0-6 0-13 0-13 7s7 7 13 7c63 0 127 0 190 0z">
              <text:p/>
            </draw:path>
            <draw:path draw:style-name="gr8" draw:text-style-name="P5" draw:layer="layout" svg:width="0.14cm" svg:height="0.165cm" svg:x="16.98cm" svg:y="3.128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8" draw:text-style-name="P5" draw:layer="layout" svg:width="0.09cm" svg:height="0.42cm" svg:x="17.15cm" svg:y="2.988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8" draw:text-style-name="P5" draw:layer="layout" svg:width="0.086cm" svg:height="0.42cm" svg:x="17.303cm" svg:y="2.988cm" svg:viewBox="0 0 87 421" svg:d="M73 421c5 0 9 0 14 0 0-141 0-281 0-421-29 0-58 0-87 0 0 5 0 9 0 14 24 0 49 0 73 0 0 136 0 271 0 407z">
              <text:p/>
            </draw:path>
            <draw:path draw:style-name="gr8" draw:text-style-name="P5" draw:layer="layout" svg:width="0.26cm" svg:height="0.013cm" svg:x="14.915cm" svg:y="3.644cm" svg:viewBox="0 0 261 14" svg:d="M131 14c-44 0-87 0-131 0 0-5 0-9 0-14 87 0 174 0 261 0 0 5 0 9 0 14-43 0-87 0-130 0z">
              <text:p/>
            </draw:path>
            <draw:path draw:style-name="gr8" draw:text-style-name="P5" draw:layer="layout" svg:width="0.232cm" svg:height="0.158cm" svg:x="14.925cm" svg:y="3.696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8" draw:text-style-name="P5" draw:layer="layout" svg:width="0.233cm" svg:height="0.081cm" svg:x="15.293cm" svg:y="3.722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085cm" svg:height="0.42cm" svg:x="15.716cm" svg:y="3.553cm" svg:viewBox="0 0 86 421" svg:d="M0 421c29 0 57 0 86 0 0-5 0-10 0-14-24 0-48 0-72 0 0-136 0-271 0-407-5 0-9 0-14 0 0 140 0 280 0 421z">
              <text:p/>
            </draw:path>
            <draw:path draw:style-name="gr8" draw:text-style-name="P5" draw:layer="layout" svg:width="0.135cm" svg:height="0.25cm" svg:x="15.814cm" svg:y="3.604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8" draw:text-style-name="P5" draw:layer="layout" svg:width="0.099cm" svg:height="0.172cm" svg:x="15.973cm" svg:y="3.733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8" draw:text-style-name="P5" draw:layer="layout" svg:width="0.091cm" svg:height="0.42cm" svg:x="16.209cm" svg:y="3.553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8" draw:text-style-name="P5" draw:layer="layout" svg:width="0.088cm" svg:height="0.162cm" svg:x="16.386cm" svg:y="3.55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8" draw:text-style-name="P5" draw:layer="layout" svg:width="0.139cm" svg:height="0.013cm" svg:x="16.359cm" svg:y="3.756cm" svg:viewBox="0 0 140 14" svg:d="M70 14c-23 0-47 0-70 0 0-5 0-9 0-14 47 0 93 0 140 0 0 5 0 9 0 14-23 0-47 0-70 0z">
              <text:p/>
            </draw:path>
            <draw:path draw:style-name="gr8" draw:text-style-name="P5" draw:layer="layout" svg:width="0.108cm" svg:height="0.162cm" svg:x="16.374cm" svg:y="3.809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8" draw:text-style-name="P5" draw:layer="layout" svg:width="0.232cm" svg:height="0.233cm" svg:x="16.639cm" svg:y="3.646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8" draw:text-style-name="P5" draw:layer="layout" svg:width="0.14cm" svg:height="0.166cm" svg:x="16.98cm" svg:y="3.692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8" draw:text-style-name="P5" draw:layer="layout" svg:width="0.09cm" svg:height="0.42cm" svg:x="17.15cm" svg:y="3.553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8" draw:text-style-name="P5" draw:layer="layout" svg:width="0.086cm" svg:height="0.42cm" svg:x="17.303cm" svg:y="3.553cm" svg:viewBox="0 0 87 421" svg:d="M87 421c0-141 0-281 0-421-5 0-9 0-14 0 0 136 0 271 0 407-24 0-49 0-73 0 0 4 0 9 0 14 29 0 58 0 87 0z">
              <text:p/>
            </draw:path>
          </draw:g>
        </draw:g>
        <draw:g draw:style-name="gr7">
          <svg:title>TexMaths</svg:title>
          <svg:desc>10§display§w(\bm{u}) = 
\begin{cases}
\lfloor \beta/2 \rfloor &amp; (i \bmod 2 = 0) \\
\lceil \beta/2 \rceil &amp; (i \bmod 2 = 1) 
\end{cases}§svg§600§TRUE§</svg:desc>
          <draw:g>
            <draw:path draw:style-name="gr8" draw:text-style-name="P5" draw:layer="layout" svg:width="0.232cm" svg:height="0.158cm" svg:x="3.315cm" svg:y="7.67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8" draw:text-style-name="P5" draw:layer="layout" svg:width="0.081cm" svg:height="0.35cm" svg:x="3.601cm" svg:y="7.562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8" draw:text-style-name="P5" draw:layer="layout" svg:width="0.215cm" svg:height="0.16cm" svg:x="3.714cm" svg:y="7.667cm" svg:viewBox="0 0 216 161" svg:d="M187 47c2-10 6-27 6-29 0-7-5-15-16-15-6 0-19 3-23 18-2 5-18 69-20 80-2 8-5 18-6 25-6 8-20 23-38 23-20 0-21-18-21-26 0-21 11-49 21-74 4-9 5-12 5-18 0-20-21-31-40-31-37 0-55 48-55 55 0 4 5 4 9 4s6 0 8-4c11-39 30-43 36-43 2 0 6 0 6 8s-4 18-6 22c-15 37-21 56-21 74 0 40 35 45 56 45 10 0 25-1 44-19 12 17 32 19 40 19 13 0 24-7 31-20 9-14 13-33 13-35 0-4-5-4-8-4-4 0-5 0-7 1-1 1-1 2-3 11-7 27-15 35-24 35-5 0-8-4-8-13 0-6 1-12 5-26 2-10 6-24 8-32 3-10 5-21 8-31z">
              <text:p/>
            </draw:path>
            <draw:path draw:style-name="gr8" draw:text-style-name="P5" draw:layer="layout" svg:width="0.081cm" svg:height="0.35cm" svg:x="3.962cm" svg:y="7.562cm" svg:viewBox="0 0 82 351" svg:d="M82 176c0-28-4-70-23-110-22-43-52-66-55-66-2 0-4 2-4 4 0 1 0 1 7 8 34 35 54 90 54 164 0 60-13 121-56 166-5 4-5 5-5 6 0 2 2 3 4 3 3 0 35-24 56-68 18-39 22-78 22-107z">
              <text:p/>
            </draw:path>
            <draw:path draw:style-name="gr8" draw:text-style-name="P5" draw:layer="layout" svg:width="0.233cm" svg:height="0.081cm" svg:x="4.196cm" svg:y="7.69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81cm" svg:height="1.051cm" svg:x="4.598cm" svg:y="7.211cm" svg:viewBox="0 0 182 1052" svg:d="M108 654c0-38-27-97-88-127 38-21 83-62 88-127 0-1 0-2 0-2 0-82 0-163 0-244 0-28 0-35 3-48 6-28 23-63 67-89 3-2 4-2 4-9s-1-8-8-8-7 0-17 6c-79 44-83 110-83 122 0 83 0 166 0 250 0 25 0 53-19 85-16 29-35 44-50 54-5 3-5 3-5 9 0 7 0 7 3 9 30 18 62 50 70 107 1 8 1 8 1 12 0 90 0 180 0 270 0 28 17 87 85 123 8 5 9 5 15 5 7 0 8-1 8-8s-1-7-2-8c-15-9-61-37-71-98-1-9-1-10-1-14 0-90 0-180 0-270z">
              <text:p/>
            </draw:path>
            <draw:path draw:style-name="gr8" draw:text-style-name="P5" draw:layer="layout" svg:width="0.086cm" svg:height="0.35cm" svg:x="4.892cm" svg:y="7.323cm" svg:viewBox="0 0 87 351" svg:d="M74 351c5 0 13 0 13-7s-8-7-13-7c-20 0-40 0-60 0 0-109 0-217 0-325 0-6 0-12-7-12s-7 7-7 12c0 109 0 217 0 326 0 11 1 13 12 13 21 0 41 0 62 0z">
              <text:p/>
            </draw:path>
            <draw:path draw:style-name="gr8" draw:text-style-name="P5" draw:layer="layout" svg:width="0.191cm" svg:height="0.315cm" svg:x="4.997cm" svg:y="7.338cm" svg:viewBox="0 0 192 316" svg:d="M192 48c0-26-20-48-48-48-20 0-30 6-43 15-19 14-38 48-45 75-19 74-37 148-56 223 0 1 1 3 4 3 2 0 4-1 5-2 8-32 16-64 24-96 7 21 22 34 48 34s52-13 68-28c17-16 28-39 28-65 0-25-13-43-26-52 21-12 41-33 41-59zM128 107c-4 1-8 2-16 2-5 0-12 0-16-1 1-4 13-3 17-3 8 0 11 0 15 2zM172 40c0 25-13 50-32 61-9-4-16-4-27-4-7 0-27-1-27 11 0 10 18 9 24 9 14 0 19-1 29-5 14 13 15 24 16 40 0 20-8 47-18 60-13 19-37 32-57 32-27 0-40-21-40-45 0-4 0-9 2-16 7-30 15-59 22-89 8-30 33-86 75-86 21 0 33 11 33 32z">
              <text:p/>
            </draw:path>
            <draw:path draw:style-name="gr8" draw:text-style-name="P5" draw:layer="layout" svg:width="0.136cm" svg:height="0.35cm" svg:x="5.223cm" svg:y="7.323cm" svg:viewBox="0 0 137 351" svg:d="M135 13c2-4 1-4 2-6 0-4-3-7-7-7-3 0-5 1-6 3-41 111-81 222-122 334-2 5-2 6-2 7 0 4 3 7 7 7 5 0 6-3 8-9 40-110 80-219 120-329z">
              <text:p/>
            </draw:path>
            <draw:path draw:style-name="gr8" draw:text-style-name="P5" draw:layer="layout" svg:width="0.139cm" svg:height="0.233cm" svg:x="5.397cm" svg:y="7.352cm" svg:viewBox="0 0 140 234" svg:d="M27 207c12-12 25-24 37-36 55-49 76-68 76-103 0-40-31-68-74-68-40 0-66 33-66 64 0 19 18 19 19 19 6 0 18-4 18-18 0-9-6-18-19-18-2 0-3 0-4 0 8-23 27-36 47-36 32 0 47 29 47 57s-17 56-36 78c-23 25-45 50-68 75-4 4-4 5-4 13 44 0 87 0 131 0 3-21 6-41 9-61-3 0-5 0-8 0-2 11-5 26-8 31-3 3-26 3-34 3-21 0-42 0-63 0z">
              <text:p/>
            </draw:path>
            <draw:path draw:style-name="gr8" draw:text-style-name="P5" draw:layer="layout" svg:width="0.086cm" svg:height="0.35cm" svg:x="5.563cm" svg:y="7.323cm" svg:viewBox="0 0 87 351" svg:d="M87 12c0-6 0-12-7-12s-7 7-7 12c0 108 0 216 0 325-20 0-41 0-61 0-5 0-12 0-12 7s7 7 12 7c21 0 42 0 63 0 11 0 12-1 12-13 0-109 0-217 0-326z">
              <text:p/>
            </draw:path>
            <draw:path draw:style-name="gr8" draw:text-style-name="P5" draw:layer="layout" svg:width="0.08cm" svg:height="0.35cm" svg:x="6.097cm" svg:y="7.323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8" draw:text-style-name="P5" draw:layer="layout" svg:width="0.091cm" svg:height="0.235cm" svg:x="6.209cm" svg:y="7.354cm" svg:viewBox="0 0 92 236" svg:d="M89 13c0-7-5-13-13-13-9 0-19 9-19 19 0 6 5 12 14 12 8 0 18-8 18-18zM63 145c4-11 4-11 7-21 3-7 5-12 5-18 0-16-11-29-29-29-33 0-46 51-46 54s3 3 4 3c3 0 4 0 6-6 9-33 23-43 35-43 3 0 9 0 9 11 0 7-3 15-4 18-3 9-19 50-24 65-4 9-8 21-8 28 0 17 12 29 28 29 33 0 46-51 46-54 0-4-3-4-4-4-3 0-3 1-5 7-6 22-18 43-36 43-6 0-8-3-8-11 0-9 2-14 10-35 5-12 9-25 14-37z">
              <text:p/>
            </draw:path>
            <draw:path draw:style-name="gr8" draw:text-style-name="P5" draw:layer="layout" svg:width="0.274cm" svg:height="0.154cm" svg:x="6.428cm" svg:y="7.431cm" svg:viewBox="0 0 275 155" svg:d="M28 34c0 31 0 63 0 94 0 16-4 16-28 16 0 4 0 7 0 11 13 0 31-1 40-1s28 1 40 1c0-4 0-7 0-11-24 0-28 0-28-16 0-21 0-43 0-64 0-37 25-56 48-56 22 0 26 19 26 39 0 27 0 54 0 81 0 16-4 16-28 16 0 4 0 7 0 11 12 0 30-1 40-1 9 0 27 1 39 1 0-4 0-7 0-11-23 0-27 0-27-16 0-21 0-43 0-64 0-37 25-56 47-56s26 19 26 39c0 27 0 54 0 81 0 16-4 16-27 16 0 4 0 7 0 11 12 0 30-1 40-1 9 0 27 1 39 1 0-4 0-7 0-11-18 0-27 0-28-10 0-22 0-45 0-67 0-31 0-41-10-54-5-6-17-13-37-13-30 0-45 21-51 34-5-30-31-34-47-34-26 0-42 15-52 37 0-12 0-25 0-37-17 1-33 3-50 4 0 4 0 7 0 11 25 0 28 2 28 19z">
              <text:p/>
            </draw:path>
            <draw:path draw:style-name="gr8" draw:text-style-name="P5" draw:layer="layout" svg:width="0.155cm" svg:height="0.16cm" svg:x="6.72cm" svg:y="7.429cm" svg:viewBox="0 0 156 161" svg:d="M156 82c0-45-36-82-78-82-44 0-78 38-78 82 0 45 36 79 78 79s78-34 78-79zM78 152c-15 0-31-7-40-23s-9-37-9-50c0-14 0-32 8-48 10-16 26-23 41-23s30 7 39 22 9 36 9 49 0 32-7 47c-8 16-24 26-41 26z">
              <text:p/>
            </draw:path>
            <draw:path draw:style-name="gr8" draw:text-style-name="P5" draw:layer="layout" svg:width="0.173cm" svg:height="0.247cm" svg:x="6.907cm" svg:y="7.342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6-26 24-41 24-16 0-29-9-37-22-9-15-10-35-10-49 0-13 0-34 10-50 8-11 21-22 40-22 12 0 27 5 38 21 4 6 4 6 4 13z">
              <text:p/>
            </draw:path>
            <draw:path draw:style-name="gr8" draw:text-style-name="P5" draw:layer="layout" svg:width="0.139cm" svg:height="0.233cm" svg:x="7.206cm" svg:y="7.352cm" svg:viewBox="0 0 140 234" svg:d="M27 207c12-12 25-24 37-36 55-49 76-68 76-103 0-40-32-68-74-68-40 0-66 33-66 64 0 19 17 19 19 19 5 0 18-4 18-18 0-9-7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8" draw:text-style-name="P5" draw:layer="layout" svg:width="0.233cm" svg:height="0.081cm" svg:x="7.481cm" svg:y="7.4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7cm" svg:height="0.241cm" svg:x="7.846cm" svg:y="7.352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8" draw:text-style-name="P5" draw:layer="layout" svg:width="0.081cm" svg:height="0.35cm" svg:x="8.028cm" svg:y="7.323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8" draw:text-style-name="P5" draw:layer="layout" svg:width="0.086cm" svg:height="0.35cm" svg:x="4.892cm" svg:y="7.827cm" svg:viewBox="0 0 87 351" svg:d="M74 14c5 0 13 0 13-7s-8-7-13-7c-21 0-41 0-62 0-11 0-12 2-12 13 0 109 0 217 0 326 0 5 0 12 7 12s7-6 7-12c0-109 0-217 0-325 20 0 40 0 60 0z">
              <text:p/>
            </draw:path>
            <draw:path draw:style-name="gr8" draw:text-style-name="P5" draw:layer="layout" svg:width="0.191cm" svg:height="0.315cm" svg:x="4.997cm" svg:y="7.843cm" svg:viewBox="0 0 192 316" svg:d="M192 48c0-27-20-48-48-48-20 0-30 5-43 14-19 14-38 48-45 75-19 74-37 148-56 223 0 1 1 4 4 4 2 0 4-1 5-2 8-33 16-65 24-97 7 21 22 34 48 34s52-12 68-28c17-16 28-38 28-64s-13-44-26-53c21-11 41-33 41-58zM128 106c-4 2-8 2-16 2-5 0-12 1-16-1 1-3 13-3 17-3 8 0 11 0 15 2zM172 40c0 24-13 50-32 60-9-3-16-4-27-4-7 0-27 0-27 11 0 10 18 9 24 9 14 0 19 0 29-4 14 12 15 23 16 39 0 21-8 47-18 61-13 19-37 31-57 31-27 0-40-20-40-45 0-4 0-9 2-15 7-30 15-59 22-89 8-30 33-86 75-86 21 0 33 11 33 32z">
              <text:p/>
            </draw:path>
            <draw:path draw:style-name="gr8" draw:text-style-name="P5" draw:layer="layout" svg:width="0.136cm" svg:height="0.35cm" svg:x="5.223cm" svg:y="7.827cm" svg:viewBox="0 0 137 351" svg:d="M135 14c2-5 2-6 2-7 0-4-3-7-7-7-3 0-5 1-6 3-41 112-81 223-122 335-2 4-1 4-2 6 0 4 3 7 7 7 5 0 6-2 8-8 40-110 80-219 120-329z">
              <text:p/>
            </draw:path>
            <draw:path draw:style-name="gr8" draw:text-style-name="P5" draw:layer="layout" svg:width="0.139cm" svg:height="0.232cm" svg:x="5.397cm" svg:y="7.857cm" svg:viewBox="0 0 140 233" svg:d="M27 206c12-12 25-24 37-36 55-48 76-67 76-102 0-40-31-68-74-68-40 0-66 32-66 63 0 20 18 20 19 20 6 0 18-4 18-19 0-9-6-18-19-18-2 0-3 0-4 0 8-22 27-35 47-35 32 0 47 28 47 57 0 28-17 56-36 77-23 25-45 50-68 75-4 4-4 5-4 13 44 0 87 0 131 0 3-21 6-41 9-61-3 0-5 0-8 0-2 11-5 26-8 32-3 2-26 2-34 2-21 0-42 0-63 0z">
              <text:p/>
            </draw:path>
            <draw:path draw:style-name="gr8" draw:text-style-name="P5" draw:layer="layout" svg:width="0.086cm" svg:height="0.35cm" svg:x="5.563cm" svg:y="7.827cm" svg:viewBox="0 0 87 351" svg:d="M87 13c0-12-1-13-12-13-21 0-42 0-63 0-5 0-12 0-12 7s7 7 12 7c20 0 41 0 61 0 0 108 0 216 0 325 0 5 0 12 7 12s7-6 7-12c0-109 0-217 0-326z">
              <text:p/>
            </draw:path>
            <draw:path draw:style-name="gr8" draw:text-style-name="P5" draw:layer="layout" svg:width="0.08cm" svg:height="0.35cm" svg:x="6.097cm" svg:y="7.827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8" draw:text-style-name="P5" draw:layer="layout" svg:width="0.091cm" svg:height="0.235cm" svg:x="6.209cm" svg:y="7.858cm" svg:viewBox="0 0 92 236" svg:d="M89 13c0-7-5-13-13-13-9 0-19 10-19 19 0 7 5 13 14 13 8 0 18-8 18-19zM63 145c4-10 4-11 7-20 3-7 5-12 5-19 0-16-11-29-29-29-33 0-46 51-46 54 0 4 3 4 4 4 3 0 4-1 6-6 9-33 23-44 35-44 3 0 9 0 9 11 0 8-3 15-4 19-3 9-19 49-24 64-4 10-8 21-8 29 0 16 12 28 28 28 33 0 46-51 46-54s-3-3-4-3c-3 0-3 1-5 6-6 22-18 44-36 44-6 0-8-4-8-12 0-9 2-14 10-35 5-12 9-25 14-37z">
              <text:p/>
            </draw:path>
            <draw:path draw:style-name="gr8" draw:text-style-name="P5" draw:layer="layout" svg:width="0.274cm" svg:height="0.154cm" svg:x="6.428cm" svg:y="7.935cm" svg:viewBox="0 0 275 155" svg:d="M28 35c0 31 0 63 0 94 0 16-4 16-28 16 0 3 0 7 0 10 13 0 31-1 40-1s28 1 40 1c0-3 0-7 0-10-24 0-28 0-28-16 0-22 0-43 0-65 0-36 25-56 48-56 22 0 26 19 26 39 0 27 0 55 0 82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30 0-45 21-51 35-5-31-31-35-47-35-26 0-42 15-52 37 0-12 0-25 0-37-17 1-33 3-50 4 0 4 0 7 0 11 25 0 28 3 28 20z">
              <text:p/>
            </draw:path>
            <draw:path draw:style-name="gr8" draw:text-style-name="P5" draw:layer="layout" svg:width="0.155cm" svg:height="0.16cm" svg:x="6.72cm" svg:y="7.933cm" svg:viewBox="0 0 156 161" svg:d="M156 82c0-45-36-82-78-82-44 0-78 38-78 82 0 46 36 79 78 79s78-34 78-79zM78 153c-15 0-31-8-40-24-9-15-9-37-9-49 0-14 0-33 8-49 10-16 26-23 41-23s30 8 39 23 9 35 9 49c0 12 0 31-7 47-8 15-24 26-41 26z">
              <text:p/>
            </draw:path>
            <draw:path draw:style-name="gr8" draw:text-style-name="P5" draw:layer="layout" svg:width="0.173cm" svg:height="0.246cm" svg:x="6.907cm" svg:y="7.847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8" draw:text-style-name="P5" draw:layer="layout" svg:width="0.139cm" svg:height="0.232cm" svg:x="7.206cm" svg:y="7.857cm" svg:viewBox="0 0 140 233" svg:d="M27 206c12-12 25-24 37-36 55-48 76-67 76-102 0-40-32-68-74-68-40 0-66 32-66 63 0 20 17 20 19 20 5 0 18-4 18-19 0-9-7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8" draw:text-style-name="P5" draw:layer="layout" svg:width="0.233cm" svg:height="0.081cm" svg:x="7.481cm" svg:y="7.96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15cm" svg:height="0.232cm" svg:x="7.864cm" svg:y="7.857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8" draw:text-style-name="P5" draw:layer="layout" svg:width="0.081cm" svg:height="0.35cm" svg:x="8.028cm" svg:y="7.827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7">
          <svg:title>TexMaths</svg:title>
          <svg:desc>10§display§\forall \bm{u} \in \mathcal{B}_i§svg§600§TRUE§</svg:desc>
          <draw:g>
            <draw:path draw:style-name="gr8" draw:text-style-name="P5" draw:layer="layout" svg:width="0.194cm" svg:height="0.249cm" svg:x="5.342cm" svg:y="6.878cm" svg:viewBox="0 0 195 250" svg:d="M193 13c2-3 2-4 2-6 0-3-3-7-7-7s-6 4-8 8c-10 26-19 51-29 77-36 0-71 0-107 0-10-26-19-51-29-77-2-5-3-8-8-8-3 0-7 4-7 7 0 1 0 2 2 6 29 76 59 153 88 229 1 5 3 8 8 8s6-4 7-8c29-76 59-153 88-229zM50 99c32 0 63 0 95 0-16 41-31 83-47 124-16-41-32-83-48-124z">
              <text:p/>
            </draw:path>
            <draw:path draw:style-name="gr8" draw:text-style-name="P5" draw:layer="layout" svg:width="0.215cm" svg:height="0.159cm" svg:x="5.548cm" svg:y="6.963cm" svg:viewBox="0 0 216 160" svg:d="M187 47c2-10 6-26 6-29 0-7-5-15-16-15-6 0-19 3-23 18-2 5-17 68-20 80-2 8-5 18-6 25-6 8-20 22-37 22-21 0-22-17-22-25 0-22 11-49 21-74 4-9 5-12 5-18 0-20-21-31-40-31-37 0-55 47-55 54 0 5 6 5 9 5 4 0 6 0 8-4 11-39 30-43 36-43 2 0 6 0 6 8s-4 18-6 22c-14 37-21 56-21 73 0 39 35 45 56 45 10 0 25-2 44-18 12 16 32 18 40 18 13 0 24-7 31-19 9-14 13-33 13-35 0-5-5-5-8-5-4 0-5 0-7 2-1 1-1 2-3 10-7 28-15 35-24 35-5 0-8-3-8-13 0-6 1-11 5-25 2-10 6-24 8-32 3-11 5-21 8-31z">
              <text:p/>
            </draw:path>
            <draw:path draw:style-name="gr8" draw:text-style-name="P5" draw:layer="layout" svg:width="0.174cm" svg:height="0.201cm" svg:x="5.903cm" svg:y="6.932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8" draw:text-style-name="P5" draw:layer="layout" svg:width="0.222cm" svg:height="0.253cm" svg:x="6.215cm" svg:y="6.874cm" svg:viewBox="0 0 223 254" svg:d="M88 9c0-3 0-4 0-5 0-3 0-4-3-4-4 0-15 6-22 9-16 8-29 15-29 21 0 2 2 2 3 2 5 0 14-5 20-8-4 34-12 79-18 109-13 59-20 80-37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8" draw:text-style-name="P5" draw:layer="layout" svg:width="0.073cm" svg:height="0.163cm" svg:x="6.447cm" svg:y="7.011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g draw:style-name="gr7">
          <svg:title>TexMaths</svg:title>
          <svg:desc>10§display§\forall \bm{u} \in \mathcal{C}_i§svg§600§TRUE§</svg:desc>
          <draw:g>
            <draw:path draw:style-name="gr8" draw:text-style-name="P5" draw:layer="layout" svg:width="0.195cm" svg:height="0.249cm" svg:x="5.141cm" svg:y="8.478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8" draw:text-style-name="P5" draw:layer="layout" svg:width="0.215cm" svg:height="0.16cm" svg:x="5.348cm" svg:y="8.563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8" draw:text-style-name="P5" draw:layer="layout" svg:width="0.175cm" svg:height="0.201cm" svg:x="5.702cm" svg:y="8.532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8" draw:text-style-name="P5" draw:layer="layout" svg:width="0.182cm" svg:height="0.253cm" svg:x="6.008cm" svg:y="8.474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8" draw:text-style-name="P5" draw:layer="layout" svg:width="0.074cm" svg:height="0.163cm" svg:x="6.2cm" svg:y="8.61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 draw:style-name="gr7">
          <svg:title>TexMaths</svg:title>
          <svg:desc>10§display§| w(\bm{u}_{\rm L}) - w(\bm{u}_{\rm R}) |
\leq \delta§svg§600§TRUE§</svg:desc>
          <draw:g>
            <draw:path draw:style-name="gr8" draw:text-style-name="P5" draw:layer="layout" svg:width="0.013cm" svg:height="0.349cm" svg:x="3.266cm" svg:y="8.936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232cm" svg:height="0.158cm" svg:x="3.332cm" svg:y="9.044cm" svg:viewBox="0 0 233 159" svg:d="M152 36c2-7 5-20 5-22 0-7-5-10-10-10-4 0-10 3-13 10-1 2-17 69-20 78-2 11-3 17-3 24 0 3 0 4 0 6-8 18-18 29-32 29-28 0-28-26-28-32 0-11 2-25 18-68 4-10 6-15 6-22 0-16-11-29-29-29-33 0-46 51-46 54 0 4 3 3 4 4 4 0 4-1 6-7 9-32 23-43 35-43 3 0 9 0 9 11 0 9-4 19-6 25-16 41-20 58-20 71 0 32 24 44 50 44 6 0 22 0 37-25 9 23 33 25 43 25 27 0 42-22 51-43 12-27 24-74 24-91 0-20-10-25-16-25-9 0-17 9-17 17 0 5 2 7 5 9 4 4 12 13 12 30 0 12-10 47-19 64-9 19-21 31-38 31s-26-10-26-30c0-10 2-21 3-26 5-20 10-39 15-59z">
              <text:p/>
            </draw:path>
            <draw:path draw:style-name="gr8" draw:text-style-name="P5" draw:layer="layout" svg:width="0.08cm" svg:height="0.349cm" svg:x="3.618cm" svg:y="8.936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8" draw:text-style-name="P5" draw:layer="layout" svg:width="0.215cm" svg:height="0.16cm" svg:x="3.731cm" svg:y="9.041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8" draw:text-style-name="P5" draw:layer="layout" svg:width="0.146cm" svg:height="0.167cm" svg:x="3.972cm" svg:y="9.084cm" svg:viewBox="0 0 147 168" svg:d="M147 103c-3 0-6 0-9 0-2 24-6 56-52 56-8 0-17 0-25 0-12 0-12-2-12-10 0-43 0-86 0-129 0-8 0-11 23-11 3 0 6 0 9 0 0-3 0-6 0-9-5 0-37 1-43 1-10 0-37-1-38-1 0 3 0 6 0 9 2 0 4 0 6 0 19 0 20 2 20 11 0 43 0 85 0 128 0 8-1 11-20 11-2 0-4 0-6 0 0 3 0 6 0 9 46 0 93 0 139 0 3-22 5-44 8-65z">
              <text:p/>
            </draw:path>
            <draw:path draw:style-name="gr8" draw:text-style-name="P5" draw:layer="layout" svg:width="0.08cm" svg:height="0.349cm" svg:x="4.17cm" svg:y="8.936cm" svg:viewBox="0 0 81 350" svg:d="M81 175c0-27-3-69-23-109-21-43-51-66-55-66-2 0-3 2-3 4 0 1 0 1 7 8 34 34 54 90 54 163 0 59-13 121-56 165-5 5-5 5-5 6 0 2 1 4 3 4 4 0 36-24 56-69 18-38 22-77 22-106z">
              <text:p/>
            </draw:path>
            <draw:path draw:style-name="gr8" draw:text-style-name="P5" draw:layer="layout" svg:width="0.213cm" svg:height="0.014cm" svg:x="4.394cm" svg:y="9.104cm" svg:viewBox="0 0 214 15" svg:d="M202 15c6 0 12-1 12-8s-6-7-12-7c-63 0-127 0-190 0-6 0-12 0-12 7s6 8 12 8c63 0 127 0 190 0z">
              <text:p/>
            </draw:path>
            <draw:path draw:style-name="gr8" draw:text-style-name="P5" draw:layer="layout" svg:width="0.232cm" svg:height="0.158cm" svg:x="4.726cm" svg:y="9.044cm" svg:viewBox="0 0 233 159" svg:d="M152 36c2-7 6-20 6-22 0-7-5-10-11-10-4 0-10 3-13 10-1 2-17 69-20 78-2 11-3 17-3 24 0 3 0 4 1 6-9 18-19 29-33 29-28 0-28-26-28-32 0-11 2-25 18-68 4-10 6-15 6-22 0-16-11-29-28-29-34 0-47 51-47 54 0 4 3 3 4 4 4 0 4-1 6-7 9-32 23-43 35-43 4 0 9 0 9 11 0 9-4 19-6 25-16 41-20 58-20 71 0 32 24 44 50 44 6 0 23 0 37-25 9 23 33 25 44 25 26 0 41-22 51-43 11-27 23-74 23-91 0-20-10-25-16-25-9 0-17 9-17 17 0 5 2 7 5 9 4 4 13 13 13 30 0 12-11 47-20 64-9 19-21 31-38 31s-26-10-26-30c0-10 2-21 4-26 5-20 9-39 14-59z">
              <text:p/>
            </draw:path>
            <draw:path draw:style-name="gr8" draw:text-style-name="P5" draw:layer="layout" svg:width="0.08cm" svg:height="0.349cm" svg:x="5.011cm" svg:y="8.936cm" svg:viewBox="0 0 81 350" svg:d="M81 346c0-1 0-1-6-7-44-45-55-111-55-164 0-61 13-122 57-165 4-5 4-5 4-6 0-3-1-4-3-4-4 0-35 24-56 69-18 38-22 77-22 106 0 27 4 69 23 109 21 43 51 66 55 66 2 0 3-1 3-4z">
              <text:p/>
            </draw:path>
            <draw:path draw:style-name="gr8" draw:text-style-name="P5" draw:layer="layout" svg:width="0.215cm" svg:height="0.16cm" svg:x="5.124cm" svg:y="9.041cm" svg:viewBox="0 0 216 161" svg:d="M186 47c3-10 7-27 7-29 0-7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1 5-21 8-31z">
              <text:p/>
            </draw:path>
            <draw:path draw:style-name="gr8" draw:text-style-name="P5" draw:layer="layout" svg:width="0.186cm" svg:height="0.172cm" svg:x="5.366cm" svg:y="9.084cm" svg:viewBox="0 0 187 173" svg:d="M109 84c22-5 45-20 45-39 0-25-33-45-71-45-28 0-55 0-83 0 0 3 0 6 0 9 2 0 4 0 6 0 19 0 19 2 19 11 0 43 0 85 0 128 0 8 0 11-19 11-2 0-4 0-6 0 0 3 0 6 0 9 12-1 26-1 36-1 11 0 25 0 37 1 0-3 0-6 0-9-2 0-4 0-6 0-19 0-19-3-19-11 0-21 0-41 0-61 11 0 21 0 32 0 5 0 18 0 29 10 8 8 8 14 8 30s0 27 11 36c11 8 26 10 32 10 21 0 27-20 27-28 0-1 0-4-4-4s-4 2-5 4c-1 15-9 21-17 21-14 0-16-15-19-37-2-20-3-24-10-32-3-2-9-9-23-13zM80 80c-11 0-21 0-32 0 0-20 0-41 0-61 0-7 0-9 6-10 2 0 11 0 16 0 24 0 57 0 57 36 0 27-21 35-47 35z">
              <text:p/>
            </draw:path>
            <draw:path draw:style-name="gr8" draw:text-style-name="P5" draw:layer="layout" svg:width="0.081cm" svg:height="0.349cm" svg:x="5.593cm" svg:y="8.936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5" draw:layer="layout" svg:width="0.013cm" svg:height="0.349cm" svg:x="5.752cm" svg:y="8.936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214cm" svg:height="0.269cm" svg:x="5.934cm" svg:y="8.976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8" draw:text-style-name="P5" draw:layer="layout" svg:width="0.143cm" svg:height="0.251cm" svg:x="6.291cm" svg:y="8.95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3-15-33-42 0-21 13-87 60-99z">
              <text:p/>
            </draw:path>
          </draw:g>
        </draw:g>
        <draw:g draw:style-name="gr7">
          <svg:title>TexMaths</svg:title>
          <svg:desc>10§display§\bm{u}_L = \bm{u}_0^{\lfloor \beta/2 \rfloor-1},
\bm{u}_R = \bm{u}_{\beta - \lfloor \beta/2 \rfloor}^{\beta-1}§svg§600§TRUE§</svg:desc>
          <draw:g>
            <draw:path draw:style-name="gr8" draw:text-style-name="P5" draw:layer="layout" svg:width="0.215cm" svg:height="0.16cm" svg:x="3.236cm" svg:y="9.545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8" draw:text-style-name="P5" draw:layer="layout" svg:width="0.16cm" svg:height="0.167cm" svg:x="3.481cm" svg:y="9.588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8" draw:text-style-name="P5" draw:layer="layout" svg:width="0.233cm" svg:height="0.081cm" svg:x="3.792cm" svg:y="9.57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216cm" svg:height="0.16cm" svg:x="4.154cm" svg:y="9.545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8" draw:text-style-name="P5" draw:layer="layout" svg:width="0.068cm" svg:height="0.244cm" svg:x="4.433cm" svg:y="9.337cm" svg:viewBox="0 0 69 245" svg:d="M59 245c4 0 10 0 10-6s-6-6-10-6c-16 0-31 0-47 0 0-75 0-149 0-223 0-4 0-10-6-10s-6 6-6 10c0 75 0 150 0 226 0 8 2 9 10 9 16 0 33 0 49 0z">
              <text:p/>
            </draw:path>
            <draw:path draw:style-name="gr8" draw:text-style-name="P5" draw:layer="layout" svg:width="0.143cm" svg:height="0.22cm" svg:x="4.523cm" svg:y="9.348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8" draw:text-style-name="P5" draw:layer="layout" svg:width="0.105cm" svg:height="0.244cm" svg:x="4.702cm" svg:y="9.337cm" svg:viewBox="0 0 106 245" svg:d="M105 11c1-3 1-4 1-5 0-4-3-6-6-6-4 0-5 3-6 6-31 76-61 152-92 229-2 3-2 3-2 4 0 4 4 6 6 6 4 0 6-2 7-6 31-76 61-152 92-228z">
              <text:p/>
            </draw:path>
            <draw:path draw:style-name="gr8" draw:text-style-name="P5" draw:layer="layout" svg:width="0.108cm" svg:height="0.162cm" svg:x="4.843cm" svg:y="9.358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8" draw:text-style-name="P5" draw:layer="layout" svg:width="0.067cm" svg:height="0.244cm" svg:x="4.977cm" svg:y="9.337cm" svg:viewBox="0 0 68 245" svg:d="M68 10c0-4 0-10-5-10-7 0-7 6-7 10 0 74 0 148 0 223-15 0-31 0-46 0-4 0-10 0-10 6s5 6 10 6c16 0 33 0 49 0 8 0 9-1 9-9 0-76 0-151 0-226z">
              <text:p/>
            </draw:path>
            <draw:path draw:style-name="gr8" draw:text-style-name="P5" draw:layer="layout" svg:width="0.165cm" svg:height="0.011cm" svg:x="5.123cm" svg:y="9.454cm" svg:viewBox="0 0 166 12" svg:d="M156 12c4 0 10 0 10-6s-5-6-10-6c-49 0-97 0-146 0-4 0-10 0-10 5 0 7 6 7 10 7 49 0 97 0 146 0z">
              <text:p/>
            </draw:path>
            <draw:path draw:style-name="gr8" draw:text-style-name="P5" draw:layer="layout" svg:width="0.088cm" svg:height="0.162cm" svg:x="5.343cm" svg:y="9.358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113cm" svg:height="0.167cm" svg:x="4.395cm" svg:y="9.633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8" draw:text-style-name="P5" draw:layer="layout" svg:width="0.04cm" svg:height="0.104cm" svg:x="5.504cm" svg:y="9.665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215cm" svg:height="0.16cm" svg:x="5.64cm" svg:y="9.545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8" draw:text-style-name="P5" draw:layer="layout" svg:width="0.19cm" svg:height="0.172cm" svg:x="5.886cm" svg:y="9.588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8" draw:text-style-name="P5" draw:layer="layout" svg:width="0.233cm" svg:height="0.081cm" svg:x="6.216cm" svg:y="9.57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216cm" svg:height="0.16cm" svg:x="6.578cm" svg:y="9.545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8" draw:text-style-name="P5" draw:layer="layout" svg:width="0.142cm" svg:height="0.219cm" svg:x="6.819cm" svg:y="9.362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8" draw:text-style-name="P5" draw:layer="layout" svg:width="0.165cm" svg:height="0.011cm" svg:x="7.005cm" svg:y="9.467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7.225cm" svg:y="9.372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8" draw:text-style-name="P5" draw:layer="layout" svg:width="0.142cm" svg:height="0.219cm" svg:x="6.819cm" svg:y="9.649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8" draw:text-style-name="P5" draw:layer="layout" svg:width="0.165cm" svg:height="0.011cm" svg:x="7.005cm" svg:y="9.754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67cm" svg:height="0.244cm" svg:x="7.249cm" svg:y="9.638cm" svg:viewBox="0 0 68 245" svg:d="M59 245c4 0 9 0 9-6s-5-6-9-6c-16 0-31 0-47 0 0-75 0-149 0-224 0-4 0-9-6-9s-6 5-6 9c0 75 0 150 0 226 0 8 1 10 10 10 16 0 33 0 49 0z">
              <text:p/>
            </draw:path>
            <draw:path draw:style-name="gr8" draw:text-style-name="P5" draw:layer="layout" svg:width="0.143cm" svg:height="0.219cm" svg:x="7.339cm" svg:y="9.649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8" draw:text-style-name="P5" draw:layer="layout" svg:width="0.105cm" svg:height="0.244cm" svg:x="7.518cm" svg:y="9.638cm" svg:viewBox="0 0 106 245" svg:d="M104 10c2-3 2-3 2-4 0-4-4-6-6-6-4 0-6 2-7 6-31 76-61 152-92 228-1 3-1 4-1 5 0 4 3 6 6 6 4 0 5-3 6-6 31-77 61-153 92-229z">
              <text:p/>
            </draw:path>
            <draw:path draw:style-name="gr8" draw:text-style-name="P5" draw:layer="layout" svg:width="0.108cm" svg:height="0.162cm" svg:x="7.658cm" svg:y="9.659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8" draw:text-style-name="P5" draw:layer="layout" svg:width="0.068cm" svg:height="0.244cm" svg:x="7.792cm" svg:y="9.638cm" svg:viewBox="0 0 69 245" svg:d="M69 9c0-4 0-9-6-9s-6 5-6 9c0 75 0 149 0 224-16 0-31 0-47 0-4 0-10 0-10 6s6 6 10 6c16 0 33 0 49 0 9 0 10-1 10-10 0-76 0-151 0-226z">
              <text:p/>
            </draw:path>
          </draw:g>
        </draw:g>
        <draw:g draw:style-name="gr7">
          <svg:title>TexMaths</svg:title>
          <svg:desc>10§display§(\beta\nu \bmod 2 = 0)§svg§600§TRUE§</svg:desc>
          <draw:g>
            <draw:path draw:style-name="gr8" draw:text-style-name="P5" draw:layer="layout" svg:width="0.081cm" svg:height="0.349cm" svg:x="6.392cm" svg:y="2.413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8" draw:text-style-name="P5" draw:layer="layout" svg:width="0.191cm" svg:height="0.313cm" svg:x="6.504cm" svg:y="2.429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8" draw:text-style-name="P5" draw:layer="layout" svg:width="0.164cm" svg:height="0.154cm" svg:x="6.73cm" svg:y="2.521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5" draw:layer="layout" svg:width="0.273cm" svg:height="0.154cm" svg:x="7.016cm" svg:y="2.521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8" draw:text-style-name="P5" draw:layer="layout" svg:width="0.155cm" svg:height="0.16cm" svg:x="7.307cm" svg:y="2.519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8" draw:text-style-name="P5" draw:layer="layout" svg:width="0.172cm" svg:height="0.245cm" svg:x="7.495cm" svg:y="2.433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8" draw:text-style-name="P5" draw:layer="layout" svg:width="0.139cm" svg:height="0.231cm" svg:x="7.792cm" svg:y="2.443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8" draw:text-style-name="P5" draw:layer="layout" svg:width="0.233cm" svg:height="0.082cm" svg:x="8.067cm" svg:y="2.5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47cm" svg:height="0.239cm" svg:x="8.432cm" svg:y="2.443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8" draw:text-style-name="P5" draw:layer="layout" svg:width="0.081cm" svg:height="0.349cm" svg:x="8.614cm" svg:y="2.41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16" draw:text-style-name="P6" draw:layer="layout" svg:width="0.099cm" svg:height="0.799cm" svg:x="5.6cm" svg:y="2.201cm" svg:viewBox="0 0 100 800" draw:points="0,0 100,0 100,800 0,800">
          <text:p/>
        </draw:polyline>
        <draw:g draw:style-name="gr7">
          <svg:title>TexMaths</svg:title>
          <svg:desc>10§display§\delta:§svg§600§TRUE§</svg:desc>
          <draw:g>
            <draw:path draw:style-name="gr8" draw:text-style-name="P5" draw:layer="layout" svg:width="0.143cm" svg:height="0.252cm" svg:x="1.392cm" svg:y="3.087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8" draw:text-style-name="P5" draw:layer="layout" svg:width="0.036cm" svg:height="0.15cm" svg:x="1.673cm" svg:y="3.185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76" draw:text-style-name="P3" draw:layer="layout" svg:width="2.216cm" svg:height="0.395cm" svg:x="2.004cm" svg:y="3.006cm">
          <draw:text-box>
            <text:p><text:span text:style-name="T2">max GC-skew</text:span></text:p>
          </draw:text-box>
        </draw:frame>
        <draw:g draw:style-name="gr7">
          <svg:title>TexMaths</svg:title>
          <svg:desc>10§display§(\delta \in [\lfloor \beta/2 \rfloor +1 \rangle)§svg§600§TRUE§</svg:desc>
          <draw:g>
            <draw:path draw:style-name="gr8" draw:text-style-name="P5" draw:layer="layout" svg:width="0.08cm" svg:height="0.348cm" svg:x="6.393cm" svg:y="3.01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8" draw:text-style-name="P5" draw:layer="layout" svg:width="0.143cm" svg:height="0.251cm" svg:x="6.509cm" svg:y="3.029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8" draw:text-style-name="P5" draw:layer="layout" svg:width="0.174cm" svg:height="0.201cm" svg:x="6.791cm" svg:y="3.088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8" draw:text-style-name="P5" draw:layer="layout" svg:width="0.047cm" svg:height="0.348cm" svg:x="7.135cm" svg:y="3.015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086cm" svg:height="0.348cm" svg:x="7.252cm" svg:y="3.015cm" svg:viewBox="0 0 87 349" svg:d="M75 349c5 0 12 0 12-7s-7-7-12-7c-20 0-41 0-61 0 0-107 0-215 0-322 0-7 0-13-7-13s-7 7-7 13c0 108 0 215 0 323 0 12 2 13 13 13 21 0 41 0 62 0z">
              <text:p/>
            </draw:path>
            <draw:path draw:style-name="gr8" draw:text-style-name="P5" draw:layer="layout" svg:width="0.19cm" svg:height="0.313cm" svg:x="7.357cm" svg:y="3.03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8" draw:text-style-name="P5" draw:layer="layout" svg:width="0.135cm" svg:height="0.348cm" svg:x="7.584cm" svg:y="3.015cm" svg:viewBox="0 0 136 349" svg:d="M135 13c1-4 1-4 1-6 0-4-3-7-7-7-2 0-5 1-6 3-41 111-81 222-122 333-1 4-1 4-1 6 0 4 3 7 7 7s5-2 7-8c40-109 81-219 121-328z">
              <text:p/>
            </draw:path>
            <draw:path draw:style-name="gr8" draw:text-style-name="P5" draw:layer="layout" svg:width="0.139cm" svg:height="0.232cm" svg:x="7.757cm" svg:y="3.044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8" draw:text-style-name="P5" draw:layer="layout" svg:width="0.086cm" svg:height="0.348cm" svg:x="7.922cm" svg:y="3.015cm" svg:viewBox="0 0 87 349" svg:d="M87 13c0-7 0-13-7-13s-7 7-7 13c0 107 0 215 0 322-20 0-40 0-60 0-6 0-13 0-13 7s7 7 13 7c21 0 41 0 62 0 11 0 12-1 12-13 0-108 0-215 0-323z">
              <text:p/>
            </draw:path>
            <draw:path draw:style-name="gr8" draw:text-style-name="P5" draw:layer="layout" svg:width="0.232cm" svg:height="0.232cm" svg:x="8.169cm" svg:y="3.073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8" draw:text-style-name="P5" draw:layer="layout" svg:width="0.115cm" svg:height="0.232cm" svg:x="8.531cm" svg:y="3.044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8" draw:text-style-name="P5" draw:layer="layout" svg:width="0.078cm" svg:height="0.348cm" svg:x="8.695cm" svg:y="3.015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8" draw:text-style-name="P5" draw:layer="layout" svg:width="0.081cm" svg:height="0.348cm" svg:x="8.832cm" svg:y="3.01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| \mathcal{B}_i | &lt; 2^{b'_i}§svg§600§TRUE§</svg:desc>
          <draw:g>
            <draw:path draw:style-name="gr8" draw:text-style-name="P5" draw:layer="layout" svg:width="0.013cm" svg:height="0.349cm" svg:x="4.68cm" svg:y="10.486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22cm" svg:height="0.254cm" svg:x="4.746cm" svg:y="10.501cm" svg:viewBox="0 0 223 255" svg:d="M88 10c1-4 1-5 1-6 0-2-1-3-4-3-4 0-14 5-22 8-16 9-29 15-29 22 0 2 2 2 4 2 4 0 13-5 20-8-4 34-13 79-19 109-13 60-20 81-37 114-2 3-1 3-2 4 0 3 3 3 4 3 5 0 20-7 26-16 4-7 18-33 28-74 8-30 21-76 46-112 16-23 31-33 53-33 19 0 36 12 36 31 0 30-33 42-69 54-5 1-29 10-29 18 0 3 3 3 4 3s9-1 16-1c36 0 65 21 65 54 0 43-38 56-69 56-27 0-40-13-45-18-1-2-2-3-5-3-7 0-25 11-25 18 0 0 13 23 51 23 50 0 123-34 123-91 0-29-20-51-56-58 28-12 69-37 69-70 0-21-17-36-43-36-12 0-56 3-99 56 2-15 5-31 7-46z">
              <text:p/>
            </draw:path>
            <draw:path draw:style-name="gr8" draw:text-style-name="P5" draw:layer="layout" svg:width="0.073cm" svg:height="0.164cm" svg:x="4.978cm" svg:y="10.638cm" svg:viewBox="0 0 74 165" svg:d="M68 9c0-4-3-9-10-9-6 0-14 6-14 13 0 5 4 10 10 10 7 0 14-7 14-14zM18 134c-1 3-2 6-2 10 0 12 9 21 23 21 25 0 35-34 35-37 0-4-3-4-4-4-3 0-3 2-4 5-6 19-17 29-26 29-5 0-6-3-6-8 0-6 1-11 4-16 2-7 5-13 7-20 3-6 11-28 12-31 1-2 2-5 2-8 0-11-10-21-23-21-25 0-36 34-36 38 0 3 3 3 4 3 4 0 4-1 5-4 6-21 17-30 26-30 4 0 6 2 6 9 0 6-2 9-8 24-5 13-10 26-15 40z">
              <text:p/>
            </draw:path>
            <draw:path draw:style-name="gr8" draw:text-style-name="P5" draw:layer="layout" svg:width="0.013cm" svg:height="0.349cm" svg:x="5.125cm" svg:y="10.486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14cm" svg:height="0.202cm" svg:x="5.307cm" svg:y="10.56cm" svg:viewBox="0 0 215 203" svg:d="M208 14c5-2 7-4 7-7 0-4-3-7-7-7-1 0-2 0-6 2-65 31-130 61-195 92-4 1-7 2-7 7 0 4 3 6 7 8 65 30 130 61 195 92 4 2 5 2 6 2 4 0 7-3 7-7s-2-6-7-8c-61-29-123-58-184-87 61-29 123-58 184-87z">
              <text:p/>
            </draw:path>
            <draw:path draw:style-name="gr8" draw:text-style-name="P5" draw:layer="layout" svg:width="0.139cm" svg:height="0.232cm" svg:x="5.666cm" svg:y="10.515cm" svg:viewBox="0 0 140 233" svg:d="M27 207c12-12 25-24 37-36 55-49 76-67 76-103 0-40-32-68-75-68-39 0-65 33-65 64 0 20 17 20 18 20 6 0 18-5 18-19 0-9-6-18-18-18-3 0-4 0-5 0 8-23 27-36 48-36 32 0 47 29 47 57 0 29-18 56-37 78-23 25-45 50-68 75-3 4-3 5-3 12 43 0 87 0 130 0 3-20 7-40 10-60-3 0-6 0-9 0-2 11-4 26-8 31-2 3-26 3-33 3-21 0-42 0-63 0z">
              <text:p/>
            </draw:path>
            <draw:path draw:style-name="gr8" draw:text-style-name="P5" draw:layer="layout" svg:width="0.098cm" svg:height="0.172cm" svg:x="5.84cm" svg:y="10.434cm" svg:viewBox="0 0 99 173" svg:d="M48 7c1 0 1-3 1-4s-1-3-4-3c-4 0-25 2-31 2-2 0-5 1-5 6 0 3 3 3 6 3 12 0 12 2 12 4s-3 11-4 17c-2 8-4 15-6 23s-16 62-16 65c-1 6-1 9-1 12 0 25 15 41 36 41 31 0 63-34 63-70 0-29-20-41-37-41-12 0-23 7-31 13 6-23 11-45 17-68zM36 166c-12 0-19-11-19-25 0-9 2-18 9-45 2-5 2-6 6-11 10-11 21-16 30-16s18 7 18 24c0 10-6 35-13 49-6 12-18 24-31 24z">
              <text:p/>
            </draw:path>
            <draw:path draw:style-name="gr8" draw:text-style-name="P5" draw:layer="layout" svg:width="0.048cm" svg:height="0.091cm" svg:x="5.963cm" svg:y="10.4cm" svg:viewBox="0 0 49 92" svg:d="M47 17c1-2 2-4 2-6 0-7-6-11-11-11-7 0-9 6-10 8-9 25-18 51-27 76-1 2-1 2-1 3 0 3 5 3 8 5 1 0 2-1 3-3 12-24 24-48 36-72z">
              <text:p/>
            </draw:path>
            <draw:path draw:style-name="gr8" draw:text-style-name="P5" draw:layer="layout" svg:width="0.061cm" svg:height="0.118cm" svg:x="5.963cm" svg:y="10.557cm" svg:viewBox="0 0 62 119" svg:d="M54 8c0-4-4-8-8-8-5 0-11 5-11 11 0 5 4 7 8 7 5 0 11-5 11-10zM62 92c0-2-3-2-4-2-3 0-3 0-4 4-3 9-11 19-20 19-4 0-5-2-5-6s1-6 2-9c2-4 3-7 4-10 1-1 7-18 10-24 1-3 2-6 2-9 0-8-8-15-19-15-18 0-28 22-28 27 0 2 3 2 4 2 3 0 3 0 4-3 4-13 12-20 20-20 3 0 5 2 5 6 0 1 0 3-1 7-1 3-9 22-12 28-1 3-1 3-4 9-1 2-2 5-2 8 0 9 9 15 20 15 18 0 28-23 28-27z">
              <text:p/>
            </draw:path>
          </draw:g>
        </draw:g>
        <draw:frame draw:style-name="gr12" draw:text-style-name="P3" draw:layer="layout" svg:width="0.434cm" svg:height="0.395cm" svg:x="1.303cm" svg:y="10.405cm">
          <draw:text-box>
            <text:p><text:span text:style-name="T2">(4)</text:span></text:p>
          </draw:text-box>
        </draw:frame>
        <draw:frame draw:style-name="gr64" draw:text-style-name="P3" draw:layer="layout" svg:width="2.648cm" svg:height="0.395cm" svg:x="1.804cm" svg:y="10.406cm">
          <draw:text-box>
            <text:p><text:span text:style-name="T2">generation fails if</text:span></text:p>
          </draw:text-box>
        </draw:frame>
        <draw:frame draw:style-name="gr12" draw:text-style-name="P3" draw:layer="layout" svg:width="0.434cm" svg:height="0.395cm" svg:x="1.303cm" svg:y="10.005cm">
          <draw:text-box>
            <text:p><text:span text:style-name="T2">(x)</text:span></text:p>
          </draw:text-box>
        </draw:frame>
        <draw:frame draw:style-name="gr65" draw:text-style-name="P3" draw:layer="layout" svg:width="3.647cm" svg:height="0.395cm" svg:x="1.804cm" svg:y="10.006cm">
          <draw:text-box>
            <text:p><text:span text:style-name="T2">additional constraint (?)</text:span></text:p>
          </draw:text-box>
        </draw:frame>
        <draw:g draw:style-name="gr7">
          <svg:title>TexMaths</svg:title>
          <svg:desc>10§display§(b_i \geq \beta)§svg§600§TRUE§</svg:desc>
          <draw:g>
            <draw:path draw:style-name="gr8" draw:text-style-name="P5" draw:layer="layout" svg:width="0.08cm" svg:height="0.348cm" svg:x="8.11cm" svg:y="3.467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5" draw:layer="layout" svg:width="0.128cm" svg:height="0.244cm" svg:x="8.228cm" svg:y="3.487cm" svg:viewBox="0 0 129 245" svg:d="M67 3c-1-1 0-3-4-3-8 0-34 2-43 3-3 0-7 1-7 7 0 4 4 4 9 4 17 0 17 3 17 6s-3 15-5 22c-9 38-19 76-28 114-5 18-6 22-6 34 0 34 19 55 45 55 41 0 84-52 84-101 0-32-18-56-46-56-17 0-31 10-42 21 9-36 17-71 26-106zM34 136c3-8 3-9 6-13 17-22 33-28 42-28 13 0 22 11 22 33 0 21-12 60-18 74-11 23-28 36-41 36-12 0-24-10-24-36 0-6 0-13 6-34 2-11 5-22 7-32z">
              <text:p/>
            </draw:path>
            <draw:path draw:style-name="gr8" draw:text-style-name="P5" draw:layer="layout" svg:width="0.073cm" svg:height="0.163cm" svg:x="8.374cm" svg:y="3.62cm" svg:viewBox="0 0 74 164" svg:d="M68 9c0-4-3-9-10-9s-14 6-14 13c0 4 3 9 10 9s14-7 14-13zM18 133c-1 4-2 6-2 11 0 11 9 20 23 20 24 0 35-33 35-37 0-3-3-3-4-3-3 0-3 1-4 4-6 20-17 30-26 30-5 0-7-4-7-9 0-6 2-10 4-16 3-6 6-13 8-19s11-28 12-31 2-6 2-8c0-12-10-21-24-21-24 0-35 33-35 37s3 4 4 4c3 0 4-2 4-4 7-21 18-30 27-30 4 0 6 2 6 8s-2 10-8 25c-5 13-10 26-15 39z">
              <text:p/>
            </draw:path>
            <draw:path draw:style-name="gr8" draw:text-style-name="P5" draw:layer="layout" svg:width="0.213cm" svg:height="0.268cm" svg:x="8.606cm" svg:y="3.507cm" svg:viewBox="0 0 214 269" svg:d="M207 109c5-2 7-4 7-8 0-3-1-5-7-8-64-31-129-61-193-91-5-2-6-2-7-2-4 0-7 3-7 7s3 6 7 8c61 29 123 57 184 86-61 28-123 57-184 85-7 4-7 6-7 9s3 7 7 7c1 0 2 0 6-3 65-30 129-60 194-90zM202 269c6 0 12 0 12-7s-7-7-12-7c-63 0-127 0-190 0-5 0-12 0-12 7s6 7 12 7c63 0 127 0 190 0z">
              <text:p/>
            </draw:path>
            <draw:path draw:style-name="gr8" draw:text-style-name="P5" draw:layer="layout" svg:width="0.19cm" svg:height="0.313cm" svg:x="8.957cm" svg:y="3.482cm" svg:viewBox="0 0 191 314" svg:d="M191 48c0-26-19-48-47-48-21 0-31 6-43 15-19 14-39 48-45 75-19 74-37 147-56 221 0 1 1 3 4 3s4 0 4-1c8-32 17-64 25-97 7 21 22 34 48 34 25 0 52-12 67-28 17-16 29-38 29-63s-13-43-26-52c20-12 40-33 40-59zM128 106c-4 2-8 3-17 3-5 0-12 0-15-1 0-4 13-3 17-3 7 0 11 0 15 1zM172 40c0 25-14 50-32 61-9-4-16-4-27-4-7 0-27-1-27 11 0 10 18 9 24 9 13 0 18-1 29-5 13 13 15 23 15 40 1 20-7 45-17 59-14 19-37 31-57 31-27 0-40-20-40-45 0-3 0-9 1-15 8-29 15-59 23-88 8-30 33-86 75-86 20 0 33 11 33 32z">
              <text:p/>
            </draw:path>
            <draw:path draw:style-name="gr8" draw:text-style-name="P5" draw:layer="layout" svg:width="0.08cm" svg:height="0.348cm" svg:x="9.184cm" svg:y="3.46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\bm{b}' \!=\! (b'_0, \dots, b'_{\nu-1}):§svg§600§TRUE§</svg:desc>
          <draw:g>
            <draw:path draw:style-name="gr8" draw:text-style-name="P5" draw:layer="layout" svg:width="0.159cm" svg:height="0.244cm" svg:x="1.393cm" svg:y="3.892cm" svg:viewBox="0 0 160 245" svg:d="M81 12c1-5 1-5 1-6 0-4-4-6-7-6-2 0-2 0-3 0-15 1-30 1-45 2-5 1-11 1-11 11 0 6 6 6 9 6 4 0 10 0 14 1-2 12-6 27-9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8" draw:text-style-name="P5" draw:layer="layout" svg:width="0.061cm" svg:height="0.126cm" svg:x="1.57cm" svg:y="3.853cm" svg:viewBox="0 0 62 127" svg:d="M60 22c1-5 2-7 2-8 0-8-7-14-15-14-9 0-12 8-13 12-11 35-22 70-33 106 0 1-1 2-1 4 0 3 8 5 10 5 1 0 2 0 3-4 16-34 31-67 47-101z">
              <text:p/>
            </draw:path>
            <draw:path draw:style-name="gr8" draw:text-style-name="P5" draw:layer="layout" svg:width="0.233cm" svg:height="0.081cm" svg:x="1.715cm" svg:y="4.00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08cm" svg:height="0.349cm" svg:x="2.043cm" svg:y="3.872cm" svg:viewBox="0 0 81 350" svg:d="M81 346c0-1 0-1-6-7-43-45-55-111-55-163 0-61 14-122 57-166 4-5 4-5 4-6 0-3-1-4-3-4-4 0-35 24-56 69-18 38-22 77-22 107 0 26 4 68 23 108 21 43 51 66 55 66 2 0 3-1 3-4z">
              <text:p/>
            </draw:path>
            <draw:path draw:style-name="gr8" draw:text-style-name="P5" draw:layer="layout" svg:width="0.129cm" svg:height="0.245cm" svg:x="2.161cm" svg:y="3.892cm" svg:viewBox="0 0 130 246" svg:d="M68 4c0-1 0-4-5-4-8 0-34 3-43 3-3 1-6 1-6 7 0 5 3 5 8 5 17 0 18 2 18 6 0 2-4 14-5 21-10 38-19 76-29 115-4 17-6 23-6 35 0 32 19 54 45 54 41 0 85-51 85-102 0-32-19-56-47-56-16 0-31 10-41 21 9-35 17-70 26-105zM35 136c2-7 2-8 5-12 17-23 33-28 42-28 13 0 22 10 22 33 0 21-11 61-18 73-11 24-27 36-41 36-12 0-24-9-24-35 0-6 0-12 6-34 3-11 5-22 8-33z">
              <text:p/>
            </draw:path>
            <draw:path draw:style-name="gr8" draw:text-style-name="P5" draw:layer="layout" svg:width="0.061cm" svg:height="0.126cm" svg:x="2.307cm" svg:y="3.853cm" svg:viewBox="0 0 62 127" svg:d="M60 22c2-5 2-7 2-8 0-8-7-14-14-14-10 0-13 8-14 12-11 35-21 70-32 106-1 1-1 2-2 4 0 3 8 5 10 5s2 0 4-4c15-34 31-67 46-101z">
              <text:p/>
            </draw:path>
            <draw:path draw:style-name="gr8" draw:text-style-name="P5" draw:layer="layout" svg:width="0.113cm" svg:height="0.167cm" svg:x="2.308cm" svg:y="4.058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8" draw:text-style-name="P5" draw:layer="layout" svg:width="0.04cm" svg:height="0.104cm" svg:x="2.483cm" svg:y="4.097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037cm" svg:height="0.036cm" svg:x="2.639cm" svg:y="4.097cm" svg:viewBox="0 0 38 37" svg:d="M38 19c0-11-9-19-19-19s-19 8-19 19c0 10 9 18 19 18s19-8 19-18z">
              <text:p/>
            </draw:path>
            <draw:path draw:style-name="gr8" draw:text-style-name="P5" draw:layer="layout" svg:width="0.036cm" svg:height="0.036cm" svg:x="2.796cm" svg:y="4.097cm" svg:viewBox="0 0 37 37" svg:d="M37 19c0-11-9-19-19-19s-18 8-18 19c0 10 8 18 18 18s19-8 19-18z">
              <text:p/>
            </draw:path>
            <draw:path draw:style-name="gr8" draw:text-style-name="P5" draw:layer="layout" svg:width="0.036cm" svg:height="0.036cm" svg:x="2.951cm" svg:y="4.097cm" svg:viewBox="0 0 37 37" svg:d="M37 19c0-11-9-19-19-19-11 0-18 8-18 19 0 10 7 18 18 18 10 0 19-8 19-18z">
              <text:p/>
            </draw:path>
            <draw:path draw:style-name="gr8" draw:text-style-name="P5" draw:layer="layout" svg:width="0.04cm" svg:height="0.104cm" svg:x="3.107cm" svg:y="4.097cm" svg:viewBox="0 0 41 105" svg:d="M41 37c0-23-9-37-22-37-12 0-19 9-19 19 0 9 7 18 19 18 4 0 8-1 12-4 1-1 1-1 2-1 0 2 0 0 0 5 0 26-12 46-24 58-4 3-3 5-3 6 0 2 1 4 3 4 4 0 32-27 32-68z">
              <text:p/>
            </draw:path>
            <draw:path draw:style-name="gr8" draw:text-style-name="P5" draw:layer="layout" svg:width="0.129cm" svg:height="0.245cm" svg:x="3.249cm" svg:y="3.892cm" svg:viewBox="0 0 130 246" svg:d="M68 4c0-1 0-4-5-4-8 0-33 3-43 3-2 1-6 1-6 7 0 5 3 5 8 5 17 0 18 2 18 6 0 2-3 14-5 21-10 38-19 76-29 115-4 17-6 23-6 35 0 32 19 54 45 54 41 0 85-51 85-102 0-32-19-56-47-56-16 0-31 10-41 21 9-35 17-70 26-105zM35 136c2-7 2-8 5-12 17-23 33-28 42-28 13 0 22 10 22 33 0 21-11 61-18 73-11 24-27 36-41 36-12 0-24-9-24-35 0-6 0-12 6-34 3-11 5-22 8-33z">
              <text:p/>
            </draw:path>
            <draw:path draw:style-name="gr8" draw:text-style-name="P5" draw:layer="layout" svg:width="0.061cm" svg:height="0.126cm" svg:x="3.395cm" svg:y="3.853cm" svg:viewBox="0 0 62 127" svg:d="M60 22c2-5 2-7 2-8 0-8-7-14-14-14-10 0-13 8-14 12-11 35-21 70-32 106-1 1-1 2-2 4 0 3 8 5 10 5s2 0 4-4c15-34 31-67 46-101z">
              <text:p/>
            </draw:path>
            <draw:path draw:style-name="gr8" draw:text-style-name="P5" draw:layer="layout" svg:width="0.125cm" svg:height="0.107cm" svg:x="3.402cm" svg:y="4.113cm" svg:viewBox="0 0 126 108" svg:d="M43 7c1-1 1-3 1-4-1-1 0-3-4-3-5 0-14 1-16 1-5 0-9 1-14 1-4 0-7 1-7 6 0 3 4 3 7 3 11 0 11 2 11 4 0 1-1 6-2 9-4 17-8 33-12 50-6 25-7 29-7 30 0 4 3 4 4 4s3 0 4 0c22-4 53-15 80-38 33-30 38-62 38-63 0-4-3-7-8-7-9 0-11 7-13 13-10 35-43 73-84 85 7-31 15-61 22-91z">
              <text:p/>
            </draw:path>
            <draw:path draw:style-name="gr8" draw:text-style-name="P5" draw:layer="layout" svg:width="0.166cm" svg:height="0.011cm" svg:x="3.567cm" svg:y="4.153cm" svg:viewBox="0 0 167 12" svg:d="M157 12c4 0 10 0 10-5 0-7-6-7-10-7-49 0-98 0-147 0-4 0-10 0-10 6s6 6 10 6c49 0 98 0 147 0z">
              <text:p/>
            </draw:path>
            <draw:path draw:style-name="gr8" draw:text-style-name="P5" draw:layer="layout" svg:width="0.089cm" svg:height="0.162cm" svg:x="3.787cm" svg:y="4.058cm" svg:viewBox="0 0 90 163" svg:d="M56 7c0-7-1-7-8-7-15 15-38 16-48 16 0 3 0 5 0 8 6 0 22 0 36-6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081cm" svg:height="0.349cm" svg:x="3.938cm" svg:y="3.872cm" svg:viewBox="0 0 82 350" svg:d="M82 176c0-28-4-70-24-110-21-43-51-66-54-66-2 0-4 2-4 4 0 1 0 1 7 8 34 34 54 90 54 164 0 58-13 120-56 164-5 5-5 5-5 6 0 2 2 4 4 4 3 0 35-24 56-69 17-38 22-77 22-105z">
              <text:p/>
            </draw:path>
            <draw:path draw:style-name="gr8" draw:text-style-name="P5" draw:layer="layout" svg:width="0.036cm" svg:height="0.15cm" svg:x="4.183cm" svg:y="3.984cm" svg:viewBox="0 0 37 151" svg:d="M37 19c0-11-9-19-19-19s-18 8-18 19c0 10 8 18 18 18s19-8 19-18zM37 133c0-11-9-19-19-19s-18 8-18 19c0 10 8 18 18 18s19-8 19-18z">
              <text:p/>
            </draw:path>
          </draw:g>
        </draw:g>
        <draw:g draw:style-name="gr7">
          <svg:title>TexMaths</svg:title>
          <svg:desc>10§display§b'_i = b_i - \beta§svg§600§TRUE§</svg:desc>
          <draw:g>
            <draw:path draw:style-name="gr8" draw:text-style-name="P5" draw:layer="layout" svg:width="0.128cm" svg:height="0.245cm" svg:x="4.383cm" svg:y="3.896cm" svg:viewBox="0 0 129 246" svg:d="M67 3c-2-1 0-3-5-3-8 0-33 2-42 3-3 0-7 1-7 7 0 4 3 4 8 4 17 0 18 3 18 6s-3 15-5 22c-10 38-19 76-29 114-4 18-5 23-5 35 0 33 18 55 44 55 42 0 85-52 85-102 0-32-19-56-47-56-16 0-31 10-41 21 9-36 17-71 26-106zM34 136c2-8 2-8 5-12 17-23 33-28 42-28 13 0 22 10 22 33 0 20-11 60-17 73-12 23-28 36-42 36-12 0-23-9-23-35 0-7 0-14 5-35 3-11 5-22 8-32z">
              <text:p/>
            </draw:path>
            <draw:path draw:style-name="gr8" draw:text-style-name="P5" draw:layer="layout" svg:width="0.06cm" svg:height="0.126cm" svg:x="4.529cm" svg:y="3.857cm" svg:viewBox="0 0 61 127" svg:d="M59 21c2-4 2-6 2-8 0-7-7-13-14-13-10 0-13 8-14 12-11 35-21 70-32 106 0 1-1 3-1 4 0 3 7 5 9 5s2 0 4-4c15-34 31-68 46-102z">
              <text:p/>
            </draw:path>
            <draw:path draw:style-name="gr8" draw:text-style-name="P5" draw:layer="layout" svg:width="0.074cm" svg:height="0.164cm" svg:x="4.528cm" svg:y="4.062cm" svg:viewBox="0 0 75 165" svg:d="M68 9c0-4-3-9-9-9-7 0-14 6-14 13 0 5 3 10 10 10s13-7 13-14zM18 134c-1 3-2 6-2 10 0 12 10 21 23 21 25 0 36-34 36-38 0-3-3-3-4-3-4 0-4 2-5 4-5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8" draw:text-style-name="P5" draw:layer="layout" svg:width="0.233cm" svg:height="0.081cm" svg:x="4.751cm" svg:y="4.0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28cm" svg:height="0.245cm" svg:x="5.119cm" svg:y="3.896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3 10 23 33 0 20-12 60-18 73-12 23-28 36-42 36-12 0-23-9-23-35 0-7 0-14 5-35 3-11 5-22 8-32z">
              <text:p/>
            </draw:path>
            <draw:path draw:style-name="gr8" draw:text-style-name="P5" draw:layer="layout" svg:width="0.074cm" svg:height="0.164cm" svg:x="5.263cm" svg:y="4.029cm" svg:viewBox="0 0 75 165" svg:d="M68 9c0-4-3-9-9-9-7 0-14 6-14 13 0 4 3 10 10 10s13-7 13-14zM18 134c-1 3-2 6-2 10 0 12 10 21 23 21 25 0 36-34 36-38 0-3-3-3-4-3-4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8" draw:text-style-name="P5" draw:layer="layout" svg:width="0.214cm" svg:height="0.013cm" svg:x="5.476cm" svg:y="4.043cm" svg:viewBox="0 0 215 14" svg:d="M202 14c6 0 13 0 13-7s-7-7-13-7c-63 0-127 0-190 0-6 0-12 0-12 7s6 7 12 7c63 0 127 0 190 0z">
              <text:p/>
            </draw:path>
            <draw:path draw:style-name="gr8" draw:text-style-name="P5" draw:layer="layout" svg:width="0.19cm" svg:height="0.314cm" svg:x="5.809cm" svg:y="3.891cm" svg:viewBox="0 0 191 315" svg:d="M191 48c0-26-19-48-48-48-20 0-30 6-42 15-20 14-39 48-46 75-18 74-36 147-55 221-1 2 1 4 4 4s4-1 4-2c9-32 17-64 25-97 6 21 22 34 47 34 26 0 52-12 68-27 17-16 28-38 28-64 0-25-13-43-25-52 20-12 40-33 40-59zM128 107c-5 1-9 2-17 2-5 0-12 0-16-1 1-4 14-3 18-3 7 0 10 0 15 2zM171 40c0 25-13 50-31 61-10-3-17-4-27-4-8 0-27-1-27 11-1 10 18 9 24 9 13 0 18-1 29-5 13 13 15 24 15 40 1 20-8 45-17 59-14 19-38 32-58 32-26 0-40-21-40-46 0-3 0-8 2-14 8-30 15-60 22-89 8-30 34-86 76-86 20 0 32 11 32 32z">
              <text:p/>
            </draw:path>
          </draw:g>
        </draw:g>
        <draw:g draw:style-name="gr7">
          <svg:title>TexMaths</svg:title>
          <svg:desc>10§display§\mathcal{B}_i \subseteq \mathbb{B}^\beta:§svg§600§TRUE§</svg:desc>
          <draw:g>
            <draw:path draw:style-name="gr8" draw:text-style-name="P5" draw:layer="layout" svg:width="0.222cm" svg:height="0.254cm" svg:x="1.404cm" svg:y="4.392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 2 0 10-2 17-2 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8" draw:text-style-name="P5" draw:layer="layout" svg:width="0.074cm" svg:height="0.164cm" svg:x="1.635cm" svg:y="4.529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6-16 40z">
              <text:p/>
            </draw:path>
            <draw:path draw:style-name="gr8" draw:text-style-name="P5" draw:layer="layout" svg:width="0.213cm" svg:height="0.269cm" svg:x="1.868cm" svg:y="4.417cm" svg:viewBox="0 0 214 270" svg:d="M202 14c6 0 12 0 12-7s-6-7-12-7c-32 0-63 0-95 0-60 0-107 46-107 101 0 57 48 101 107 101 32 0 63 0 95 0 6 0 12 0 12-6 0-7-6-7-12-7-31 0-63 0-94 0-55 0-94-41-94-87 0-48 40-88 94-88 31 0 63 0 94 0zM19 256c-6 0-12 0-12 7s6 7 12 7c61 0 122 0 183 0 6 0 12 0 12-7s-6-7-12-7c-61 0-122 0-183 0z">
              <text:p/>
            </draw:path>
            <draw:path draw:style-name="gr8" draw:text-style-name="P5" draw:layer="layout" svg:width="0.214cm" svg:height="0.238cm" svg:x="2.211cm" svg:y="4.4cm" svg:viewBox="0 0 215 239" svg:d="M46 32c0-5 0-14-3-20 13 0 25 0 38 0-4 6-4 13-4 18 0 60 0 120 0 179 0 5 0 12 4 18-13 0-25 0-38 0 3-7 3-16 3-20 0-58 0-117 0-175zM142 105c11-11 14-29 14-44 0-24-7-39-16-48 25 3 50 12 50 47 0 22-25 40-48 45zM89 31c0-7 0-11 5-15 2 0 7-4 15-4 16 0 35 12 35 49 0 39-20 48-55 48 0-26 0-52 0-78zM163 111c20-10 39-27 39-51 0-49-40-60-83-60-36 0-71 0-107 0-6 0-12 0-12 6s6 6 12 6c21 0 22 4 22 20 0 58 0 116 0 174 0 18-1 21-23 21-4 0-11 0-11 5 0 7 6 7 12 7 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43cm" svg:height="0.219cm" svg:x="2.454cm" svg:y="4.322cm" svg:viewBox="0 0 144 220" svg:d="M144 34c0-21-19-34-40-34-34 0-59 38-65 63-13 51-26 103-39 154 0 1 2 3 4 3s4-1 4-2c6-21 11-43 17-65 5 12 17 22 37 22 34 0 73-24 73-62 0-14-7-29-19-37 12-8 28-22 28-42zM95 75c-3 1-5 2-12 2-4 0-10 0-12-1 3-1 10-2 12-2 3 0 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036cm" svg:height="0.15cm" svg:x="2.76cm" svg:y="4.48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7" draw:text-style-name="P3" draw:layer="layout" svg:width="1.818cm" svg:height="0.395cm" svg:x="3.004cm" svg:y="4.307cm">
          <draw:text-box>
            <text:p><text:span text:style-name="T2">binary code</text:span></text:p>
          </draw:text-box>
        </draw:frame>
        <draw:g draw:style-name="gr7">
          <svg:title>TexMaths</svg:title>
          <svg:desc>10§display§| \mathcal{B}_i | = 2^{b'_i} 
\quad
(i \in [\nu\rangle)§svg§600§TRUE§</svg:desc>
          <draw:g>
            <draw:path draw:style-name="gr8" draw:text-style-name="P5" draw:layer="layout" svg:width="0.013cm" svg:height="0.349cm" svg:x="5.042cm" svg:y="4.362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22cm" svg:height="0.254cm" svg:x="5.108cm" svg:y="4.377cm" svg:viewBox="0 0 223 255" svg:d="M88 10c1-4 1-5 1-6 0-2-1-3-4-3-4 0-14 5-21 8-17 9-30 15-30 22 0 2 3 2 4 2 4 0 13-5 20-8-4 34-13 79-19 109-13 60-20 81-37 114-2 3-1 3-2 4 0 3 3 3 4 3 5 0 20-7 26-16 4-7 18-33 28-74 8-30 21-76 46-112 17-23 31-33 53-33 19 0 37 12 37 31 0 30-34 42-70 54-5 1-29 10-29 18 0 3 3 3 4 3s9-1 17-1c35 0 64 21 64 54 0 43-37 56-69 56-27 0-40-13-45-18-1-2-2-3-5-3-7 0-25 11-25 18 0 0 14 23 51 23 50 0 123-34 123-91 0-29-20-51-56-58 28-12 69-37 69-70 0-21-16-36-42-36-12 0-57 3-100 56 2-15 5-31 7-46z">
              <text:p/>
            </draw:path>
            <draw:path draw:style-name="gr8" draw:text-style-name="P5" draw:layer="layout" svg:width="0.074cm" svg:height="0.164cm" svg:x="5.34cm" svg:y="4.514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8" draw:text-style-name="P5" draw:layer="layout" svg:width="0.013cm" svg:height="0.349cm" svg:x="5.487cm" svg:y="4.362cm" svg:viewBox="0 0 14 350" svg:d="M14 13c0-7 0-13-7-13s-7 6-7 13c0 108 0 216 0 324 0 6 0 13 7 13s7-7 7-13c0-108 0-216 0-324z">
              <text:p/>
            </draw:path>
            <draw:path draw:style-name="gr8" draw:text-style-name="P5" draw:layer="layout" svg:width="0.233cm" svg:height="0.081cm" svg:x="5.66cm" svg:y="4.49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39cm" svg:height="0.232cm" svg:x="6.029cm" svg:y="4.391cm" svg:viewBox="0 0 140 233" svg:d="M27 207c12-12 25-24 37-36 55-49 76-67 76-103 0-40-31-68-74-68-40 0-66 33-66 64 0 20 18 20 19 20 6 0 18-5 18-19 0-9-6-18-19-18-2 0-3 0-4 0 8-23 27-36 47-36 32 0 47 29 47 57 0 29-17 56-37 78-22 25-45 50-67 75-4 4-4 5-4 12 44 0 87 0 131 0 3-20 6-40 9-60-3 0-5 0-8 0-2 11-5 26-8 31-3 3-26 3-34 3-21 0-42 0-63 0z">
              <text:p/>
            </draw:path>
            <draw:path draw:style-name="gr8" draw:text-style-name="P5" draw:layer="layout" svg:width="0.099cm" svg:height="0.172cm" svg:x="6.203cm" svg:y="4.31cm" svg:viewBox="0 0 100 173" svg:d="M49 7c0-1 1-3 1-4s-1-3-4-3c-5 0-25 2-31 2-2 0-6 1-6 6 0 3 4 3 7 3 12 0 12 2 12 4s-3 11-4 17c-2 8-4 15-6 23s-16 62-16 65c-2 6-2 9-2 12 0 25 16 41 37 41 30 0 63-34 63-70 0-29-20-41-37-41-13 0-23 7-31 13 6-23 11-45 17-68zM37 166c-12 0-19-11-19-25 0-9 2-18 9-45 2-5 2-6 6-11 10-11 21-16 29-16 10 0 18 7 18 24 0 10-5 35-12 49-6 12-19 24-31 24z">
              <text:p/>
            </draw:path>
            <draw:path draw:style-name="gr8" draw:text-style-name="P5" draw:layer="layout" svg:width="0.048cm" svg:height="0.091cm" svg:x="6.327cm" svg:y="4.276cm" svg:viewBox="0 0 49 92" svg:d="M47 17c1-2 2-4 2-6 0-7-6-11-11-11-7 0-9 6-10 8-9 25-18 51-27 76-1 2-1 2-1 3 0 3 5 3 8 5 1 0 2-1 3-3 12-24 24-48 36-72z">
              <text:p/>
            </draw:path>
            <draw:path draw:style-name="gr8" draw:text-style-name="P5" draw:layer="layout" svg:width="0.061cm" svg:height="0.118cm" svg:x="6.327cm" svg:y="4.433cm" svg:viewBox="0 0 62 119" svg:d="M53 8c0-4-3-8-7-8-5 0-11 5-11 11 0 5 4 7 7 7 6 0 11-5 11-10zM62 92c0-2-3-2-4-2-3 0-3 0-4 4-3 9-11 19-20 19-4 0-5-2-5-6s1-6 2-9c1-4 3-7 4-10 0-1 7-18 10-24 1-3 2-6 2-9 0-8-8-15-19-15-18 0-28 22-28 27 0 2 2 1 3 2 3 0 4 0 5-3 3-13 12-20 19-20 4 0 6 2 6 6 0 1 0 3-1 7-2 3-10 22-12 28-1 3-1 3-4 9-1 2-2 5-2 8 0 9 9 15 19 15 19 0 29-23 29-27z">
              <text:p/>
            </draw:path>
            <draw:path draw:style-name="gr8" draw:text-style-name="P5" draw:layer="layout" svg:width="0.08cm" svg:height="0.349cm" svg:x="6.825cm" svg:y="4.362cm" svg:viewBox="0 0 81 350" svg:d="M81 346c0-1 0-1-6-7-44-45-55-110-55-164 0-61 14-122 57-166 4-4 4-5 4-6 0-2-1-3-3-3-4 0-35 24-56 68-18 39-22 78-22 107 0 28 4 69 23 109 21 43 51 66 55 66 2 0 3-1 3-4z">
              <text:p/>
            </draw:path>
            <draw:path draw:style-name="gr8" draw:text-style-name="P5" draw:layer="layout" svg:width="0.092cm" svg:height="0.234cm" svg:x="6.937cm" svg:y="4.393cm" svg:viewBox="0 0 93 235" svg:d="M89 13c0-7-4-13-13-13s-19 9-19 19c0 6 5 12 14 12 8 0 18-8 18-18zM63 145c4-10 4-11 7-21 3-7 5-12 5-18 0-16-11-29-29-29-33 0-46 51-46 54 0 4 3 4 4 4 4 0 4-1 6-7 9-33 23-43 35-43 3 0 9 0 9 11 0 7-3 15-4 18-3 9-19 50-24 65-4 9-8 21-8 28 0 17 12 28 29 28 33 0 46-50 46-53 0-4-4-4-5-4-3 0-3 1-5 7-6 22-18 43-36 43-6 0-8-3-8-11 0-9 2-14 10-35 5-13 9-25 14-37z">
              <text:p/>
            </draw:path>
            <draw:path draw:style-name="gr8" draw:text-style-name="P5" draw:layer="layout" svg:width="0.175cm" svg:height="0.202cm" svg:x="7.174cm" svg:y="4.43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047cm" svg:height="0.349cm" svg:x="7.519cm" svg:y="4.362cm" svg:viewBox="0 0 48 350" svg:d="M48 350c0-4 0-9 0-14-11 0-23 0-34 0 0-107 0-215 0-322 11 0 23 0 34 0 0-5 0-9 0-14-16 0-32 0-48 0 0 117 0 233 0 350 16 0 32 0 48 0z">
              <text:p/>
            </draw:path>
            <draw:path draw:style-name="gr8" draw:text-style-name="P5" draw:layer="layout" svg:width="0.165cm" svg:height="0.154cm" svg:x="7.593cm" svg:y="4.47cm" svg:viewBox="0 0 166 155" svg:d="M60 4c0-1 0-4-4-4-8 0-34 3-43 3-3 1-7 1-7 7 0 5 3 5 9 5 17 0 17 2 17 6 0 2-4 19-6 28-7 28-15 57-22 86-1 5-4 15-4 16 0 4 4 4 6 4s3 0 5 0c24-4 63-18 99-52 46-43 56-90 56-94 0-6-4-9-10-9-3 0-11 1-14 12-23 79-76 119-116 131 11-47 23-93 34-139z">
              <text:p/>
            </draw:path>
            <draw:path draw:style-name="gr8" draw:text-style-name="P5" draw:layer="layout" svg:width="0.077cm" svg:height="0.349cm" svg:x="7.79cm" svg:y="4.362cm" svg:viewBox="0 0 78 350" svg:d="M77 181c1-4 1-5 1-6s0-1-1-6c-21-54-41-107-62-161-2-6-4-8-8-8s-7 3-7 7c0 1 0 2 2 6 21 54 41 108 62 162-21 54-41 107-62 161-2 4-2 5-2 7 0 4 3 7 7 7 5 0 6-4 7-7 21-54 42-108 63-162z">
              <text:p/>
            </draw:path>
            <draw:path draw:style-name="gr8" draw:text-style-name="P5" draw:layer="layout" svg:width="0.081cm" svg:height="0.349cm" svg:x="7.927cm" svg:y="4.362cm" svg:viewBox="0 0 82 350" svg:d="M82 175c0-27-4-69-23-109-21-43-52-66-55-66-2 0-4 1-4 3 0 1 0 2 7 8 34 35 54 91 54 164 0 59-13 121-56 165-5 5-5 5-5 6 0 2 2 4 4 4 3 0 35-24 56-69 18-38 22-76 22-106z">
              <text:p/>
            </draw:path>
          </draw:g>
        </draw:g>
        <draw:g draw:style-name="gr7">
          <svg:title>TexMaths</svg:title>
          <svg:desc>10§display§\mathcal{C}_i =
\left\{
( \psi(x_0 y_0), \dots, \psi(x_{\beta-1} y_{\beta-1}) )
\middle|
\bm{x} \in \mathcal{B}_i, 
\bm{y} \in \mathbb{B}^\beta
\right\}§svg§600§TRUE§</svg:desc>
          <draw:g>
            <draw:path draw:style-name="gr8" draw:text-style-name="P5" draw:layer="layout" svg:width="0.183cm" svg:height="0.253cm" svg:x="1.391cm" svg:y="4.795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8" draw:text-style-name="P5" draw:layer="layout" svg:width="0.073cm" svg:height="0.164cm" svg:x="1.584cm" svg:y="4.932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8" draw:text-style-name="P5" draw:layer="layout" svg:width="0.232cm" svg:height="0.081cm" svg:x="1.807cm" svg:y="4.91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24cm" svg:height="0.418cm" svg:x="2.198cm" svg:y="4.744cm" svg:viewBox="0 0 125 419" svg:d="M50 154c0 24-12 38-48 52-1 0-2 2-2 4 0 3 0 4 3 5 47 18 47 36 47 56 0 32 0 64 0 96 0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8" draw:text-style-name="P5" draw:layer="layout" svg:width="0.08cm" svg:height="0.348cm" svg:x="2.398cm" svg:y="4.779cm" svg:viewBox="0 0 81 349" svg:d="M81 346c0-1 0-2-6-8-44-44-55-109-55-163 0-61 13-122 57-166 4-4 4-4 4-6s-1-3-3-3c-4 0-36 24-56 68-18 39-22 78-22 107 0 28 3 69 23 109 21 43 51 65 55 65 2 0 3-1 3-3z">
              <text:p/>
            </draw:path>
            <draw:path draw:style-name="gr8" draw:text-style-name="P5" draw:layer="layout" svg:width="0.212cm" svg:height="0.313cm" svg:x="2.51cm" svg:y="4.799cm" svg:viewBox="0 0 213 314" svg:d="M159 9c0-2 1-4 1-6 0-3-3-3-4-3-4 0-4 0-6 7-19 77-39 154-58 230-27-2-40-15-40-38 0-7 0-16 19-65 1-4 4-10 4-17 0-16-11-29-29-29-33 0-46 51-46 54s3 3 4 3c3 0 4 0 6-6 9-33 23-43 35-43 3 0 9 0 9 11 0 9-4 18-8 30-17 44-17 53-17 59 0 33 27 47 61 49-3 13-3 13-8 32-1 4-8 32-8 33 1 2 0 4 4 4 1 0 3 0 4-2 1 0 3-9 4-14 4-17 9-34 13-52 13 0 44 0 77-37 14-16 22-31 26-42 3-9 11-39 11-55 0-19-10-24-16-24-9 0-17 9-17 17 0 4 2 6 5 9 4 4 13 13 13 30 0 22-19 51-31 64-31 30-53 30-66 30 19-76 39-153 58-229z">
              <text:p/>
            </draw:path>
            <draw:path draw:style-name="gr8" draw:text-style-name="P5" draw:layer="layout" svg:width="0.08cm" svg:height="0.348cm" svg:x="2.776cm" svg:y="4.779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8" draw:text-style-name="P5" draw:layer="layout" svg:width="0.174cm" svg:height="0.158cm" svg:x="2.888cm" svg:y="4.887cm" svg:viewBox="0 0 175 159" svg:d="M107 49c2-9 10-41 35-41 2 0 10 0 17 4-9 2-16 11-16 19 0 6 3 12 13 12 8 0 19-6 19-20 0-18-21-23-33-23-20 0-33 18-37 27-9-24-27-27-38-27-36 0-56 45-56 54 0 3 3 3 4 3 3 0 4 0 5-3 11-38 35-46 47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8" draw:text-style-name="P5" draw:layer="layout" svg:width="0.113cm" svg:height="0.167cm" svg:x="3.091cm" svg:y="4.931cm" svg:viewBox="0 0 114 168" svg:d="M114 85c0-27-3-46-14-63-8-12-23-22-43-22-57 0-57 67-57 85s0 83 57 83 57-65 57-83zM57 161c-11 0-26-6-31-26-3-15-3-35-3-53s0-37 3-50c6-19 21-25 31-25 14 0 26 8 31 23 4 13 4 31 4 52 0 18 0 36-3 52-5 22-22 27-32 27z">
              <text:p/>
            </draw:path>
            <draw:path draw:style-name="gr8" draw:text-style-name="P5" draw:layer="layout" svg:width="0.161cm" svg:height="0.226cm" svg:x="3.246cm" svg:y="4.887cm" svg:viewBox="0 0 162 227" svg:d="M161 21c1-5 1-5 1-8 0-6-5-9-10-9-3 0-9 2-12 7-1 2-4 13-5 19-3 9-5 19-7 28-5 21-11 42-16 63-1 5-16 30-40 30-18 0-21-15-21-28 0-17 6-38 18-69 5-14 7-18 7-25 0-16-12-29-29-29-34 0-47 51-47 54s4 3 5 3c3 0 3 0 5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13cm" svg:height="0.167cm" svg:x="3.421cm" svg:y="4.931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8" draw:text-style-name="P5" draw:layer="layout" svg:width="0.081cm" svg:height="0.348cm" svg:x="3.586cm" svg:y="4.779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8" draw:text-style-name="P5" draw:layer="layout" svg:width="0.04cm" svg:height="0.103cm" svg:x="3.733cm" svg:y="5.004cm" svg:viewBox="0 0 41 104" svg:d="M41 36c0-23-9-36-22-36-12 0-19 8-19 18s7 19 19 19c4 0 8-2 12-5 1 0 1-1 2-1 0 2 0 1 0 5 0 26-12 46-24 59-3 3-3 5-3 6 0 2 1 3 3 3 4 0 32-27 32-68z">
              <text:p/>
            </draw:path>
            <draw:path draw:style-name="gr8" draw:text-style-name="P5" draw:layer="layout" svg:width="0.036cm" svg:height="0.036cm" svg:x="3.889cm" svg:y="5.004cm" svg:viewBox="0 0 37 37" svg:d="M37 18c0-10-8-18-18-18s-19 8-19 18 9 19 19 19 18-9 18-19z">
              <text:p/>
            </draw:path>
            <draw:path draw:style-name="gr8" draw:text-style-name="P5" draw:layer="layout" svg:width="0.037cm" svg:height="0.036cm" svg:x="4.045cm" svg:y="5.004cm" svg:viewBox="0 0 38 37" svg:d="M38 18c0-10-9-18-19-18s-19 8-19 18 9 19 19 19 19-9 19-19z">
              <text:p/>
            </draw:path>
            <draw:path draw:style-name="gr8" draw:text-style-name="P5" draw:layer="layout" svg:width="0.036cm" svg:height="0.036cm" svg:x="4.202cm" svg:y="5.004cm" svg:viewBox="0 0 37 37" svg:d="M37 18c0-10-9-18-19-18s-18 8-18 18 8 19 18 19 19-9 19-19z">
              <text:p/>
            </draw:path>
            <draw:path draw:style-name="gr8" draw:text-style-name="P5" draw:layer="layout" svg:width="0.04cm" svg:height="0.103cm" svg:x="4.358cm" svg:y="5.004cm" svg:viewBox="0 0 41 104" svg:d="M41 36c0-23-9-36-23-36-11 0-18 8-18 18s7 19 18 19c5 0 9-2 13-5 1 0 1-1 1-1 1 0 1 1 1 5 0 26-12 47-24 59-4 4-4 5-4 6 0 2 2 3 4 3 4 0 32-27 32-68z">
              <text:p/>
            </draw:path>
            <draw:path draw:style-name="gr8" draw:text-style-name="P5" draw:layer="layout" svg:width="0.212cm" svg:height="0.313cm" svg:x="4.494cm" svg:y="4.799cm" svg:viewBox="0 0 213 314" svg:d="M159 9c0-2 1-4 1-6 0-3-2-3-4-3-4 0-4 0-5 7-20 77-39 154-59 230-26-2-40-15-40-38 0-7 0-16 19-65 2-4 4-10 4-17 0-16-11-29-29-29-33 0-46 51-46 54s3 3 4 3c4 0 4 0 6-6 9-33 23-43 35-43 3 0 9 0 9 11 0 9-4 18-8 30-17 44-17 53-17 59 0 33 27 47 61 49-3 13-3 13-8 32-1 4-8 32-8 33 2 2 0 4 5 4 1 0 2 0 3-2 1 0 3-9 4-14 4-17 9-34 13-52 13 0 44 0 77-37 15-16 22-31 26-42 3-9 11-39 11-55 0-19-10-24-16-24-8 0-17 9-17 17 0 4 2 6 5 9 4 4 13 13 13 30 0 22-19 51-31 64-31 30-53 30-66 30 19-76 39-153 58-229z">
              <text:p/>
            </draw:path>
            <draw:path draw:style-name="gr8" draw:text-style-name="P5" draw:layer="layout" svg:width="0.081cm" svg:height="0.348cm" svg:x="4.76cm" svg:y="4.779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8" draw:text-style-name="P5" draw:layer="layout" svg:width="0.174cm" svg:height="0.158cm" svg:x="4.872cm" svg:y="4.887cm" svg:viewBox="0 0 175 159" svg:d="M107 49c2-9 10-41 35-41 2 0 10 0 18 4-10 2-17 11-17 19 0 6 4 12 13 12 8 0 19-6 19-20 0-18-21-23-33-23-20 0-32 18-37 27-8-24-27-27-37-27-37 0-57 45-57 54 0 3 3 3 4 3 3 0 4 0 5-3 12-38 35-46 47-46 7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8" draw:text-style-name="P5" draw:layer="layout" svg:width="0.142cm" svg:height="0.22cm" svg:x="5.074cm" svg:y="4.921cm" svg:viewBox="0 0 143 221" svg:d="M143 35c0-22-18-35-40-35-34 0-58 39-65 63-12 51-25 103-38 155-1 2 2 3 3 3 2 0 4 0 5-2 6-22 11-44 16-65 6 11 17 22 37 22 35 0 74-25 74-63 0-14-7-29-20-37 12-8 28-22 28-41zM95 76c-4 0-6 1-13 1-4 0-10 0-11-1 2-1 9-1 11-1 4 0 9 0 13 1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8" draw:text-style-name="P5" draw:layer="layout" svg:width="0.166cm" svg:height="0.011cm" svg:x="5.26cm" svg:y="5.026cm" svg:viewBox="0 0 167 12" svg:d="M157 12c4 0 10 0 10-6s-6-6-10-6c-49 0-98 0-147 0-4 0-10 0-10 6s6 6 10 6c49 0 98 0 147 0z">
              <text:p/>
            </draw:path>
            <draw:path draw:style-name="gr8" draw:text-style-name="P5" draw:layer="layout" svg:width="0.089cm" svg:height="0.162cm" svg:x="5.48cm" svg:y="4.931cm" svg:viewBox="0 0 90 163" svg:d="M56 7c0-6-1-7-8-7-15 16-38 16-48 16 0 3 0 6 0 9 6 0 22 0 36-7 0 42 0 83 0 125 0 8 0 12-25 12-3 0-6 0-9 0 0 2 0 5 0 8 4 0 35-1 44-1 7 0 38 1 44 1 0-3 0-6 0-8-3 0-7 0-10 0-24 0-24-4-24-12 0-46 0-91 0-136z">
              <text:p/>
            </draw:path>
            <draw:path draw:style-name="gr8" draw:text-style-name="P5" draw:layer="layout" svg:width="0.161cm" svg:height="0.226cm" svg:x="5.621cm" svg:y="4.887cm" svg:viewBox="0 0 162 227" svg:d="M161 21c1-5 1-5 1-8 0-6-5-9-10-9-4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8" draw:text-style-name="P5" draw:layer="layout" svg:width="0.143cm" svg:height="0.22cm" svg:x="5.795cm" svg:y="4.921cm" svg:viewBox="0 0 144 221" svg:d="M144 35c0-22-19-35-40-35-34 0-59 39-65 63-13 51-26 103-39 155 0 2 2 3 4 3s4 0 4-2c6-22 11-44 17-65 5 11 17 22 37 22 34 0 73-25 73-63 0-14-6-29-19-37 12-8 28-22 28-41zM95 76c-3 0-5 1-12 1-4 0-10 0-12-1 3-1 10-1 12-1 3 0 9 0 12 1zM128 30c0 13-7 32-22 41-5-2-9-3-23-3-9 0-21 0-21 9 0 6 8 7 20 7 9 0 16-1 24-3 7 5 11 15 11 26 0 35-24 62-54 62-19 0-33-12-33-31 0-3 0-5 1-7 5-22 11-44 16-66 6-23 28-58 56-58 15 0 25 8 25 23z">
              <text:p/>
            </draw:path>
            <draw:path draw:style-name="gr8" draw:text-style-name="P5" draw:layer="layout" svg:width="0.165cm" svg:height="0.011cm" svg:x="5.982cm" svg:y="5.026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2cm" svg:x="6.202cm" svg:y="4.931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8cm" svg:height="0.348cm" svg:x="6.353cm" svg:y="4.779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5" draw:layer="layout" svg:width="0.081cm" svg:height="0.348cm" svg:x="6.489cm" svg:y="4.779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8" draw:text-style-name="P5" draw:layer="layout" svg:width="0.014cm" svg:height="0.224cm" svg:x="6.657cm" svg:y="4.737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014cm" svg:height="0.224cm" svg:x="6.657cm" svg:y="4.947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98cm" svg:height="0.161cm" svg:x="6.736cm" svg:y="4.883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9 22 49 22 44 0 68-43 68-55 0-5-6-5-9-5-4 0-6 0-8 5-10 31-35 42-50 42-13 0-19-6-19-18 0-7 4-25 7-38 3-10 11-42 13-48 5-21 17-32 30-32 1 0 9 0 16 5z">
              <text:p/>
            </draw:path>
            <draw:path draw:style-name="gr8" draw:text-style-name="P5" draw:layer="layout" svg:width="0.175cm" svg:height="0.202cm" svg:x="7.081cm" svg:y="4.853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22cm" svg:height="0.254cm" svg:x="7.395cm" svg:y="4.794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 2 0 10-2 17-2 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8" draw:text-style-name="P5" draw:layer="layout" svg:width="0.073cm" svg:height="0.164cm" svg:x="7.627cm" svg:y="4.932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8" draw:text-style-name="P5" draw:layer="layout" svg:width="0.04cm" svg:height="0.103cm" svg:x="7.762cm" svg:y="5.004cm" svg:viewBox="0 0 41 104" svg:d="M41 36c0-23-8-36-22-36-12 0-19 8-19 18s7 19 19 19c4 0 9-2 12-5 1 0 1-1 2-1 0 2 1 1 1 5 0 26-13 47-24 59-4 4-4 5-4 6 0 2 2 3 3 3 4 0 32-27 32-68z">
              <text:p/>
            </draw:path>
            <draw:path draw:style-name="gr8" draw:text-style-name="P5" draw:layer="layout" svg:width="0.193cm" svg:height="0.229cm" svg:x="7.899cm" svg:y="4.883cm" svg:viewBox="0 0 194 230" svg:d="M192 27c2-7 2-7 2-8 0-8-6-16-17-16-18 0-22 17-25 26-3 12-6 25-9 37-4 16-11 43-15 58-1 7-12 16-13 17-4 2-13 8-24 8-21 0-21-18-21-26 0-21 11-48 20-74 4-9 5-11 5-17 0-20-20-32-40-32-37 0-55 48-55 55 0 5 6 5 9 5 4 0 7 0 8-5 12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8" draw:text-style-name="P5" draw:layer="layout" svg:width="0.175cm" svg:height="0.202cm" svg:x="8.235cm" svg:y="4.853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5" draw:layer="layout" svg:width="0.214cm" svg:height="0.238cm" svg:x="8.541cm" svg:y="4.802cm" svg:viewBox="0 0 215 239" svg:d="M46 32c0-5 0-14-3-20 13 0 25 0 38 0-4 6-4 13-4 18 0 60 0 120 0 180 0 5 0 12 4 18-13 0-25 0-38 0 3-7 3-16 3-20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8" draw:text-style-name="P5" draw:layer="layout" svg:width="0.143cm" svg:height="0.22cm" svg:x="8.784cm" svg:y="4.724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5" draw:layer="layout" svg:width="0.124cm" svg:height="0.418cm" svg:x="9.002cm" svg:y="4.744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8" draw:text-style-name="P5" draw:layer="layout" svg:width="2.974cm" svg:height="0.012cm" svg:x="6.395cm" svg:y="1.388cm" svg:viewBox="0 0 2975 13" svg:d="M1488 13c-496 0-992 0-1488 0 0-5 0-9 0-13 992 0 1983 0 2975 0 0 4 0 8 0 13-496 0-992 0-1487 0z">
              <text:p/>
            </draw:path>
            <draw:path draw:style-name="gr8" draw:text-style-name="P5" draw:layer="layout" svg:width="0.156cm" svg:height="0.142cm" svg:x="6.726cm" svg:y="1.527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8" draw:text-style-name="P5" draw:layer="layout" svg:width="0.145cm" svg:height="0.203cm" svg:x="6.907cm" svg:y="1.527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8" draw:text-style-name="P5" draw:layer="layout" svg:width="0.012cm" svg:height="0.378cm" svg:x="7.379cm" svg:y="1.401cm" svg:viewBox="0 0 13 379" svg:d="M6 379c-2 0-4 0-6 0 0-127 0-253 0-379 4 0 8 0 13 0 0 126 0 252 0 379-3 0-5 0-7 0z">
              <text:p/>
            </draw:path>
            <draw:path draw:style-name="gr8" draw:text-style-name="P5" draw:layer="layout" svg:width="0.132cm" svg:height="0.217cm" svg:x="7.487cm" svg:y="1.455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8" draw:text-style-name="P5" draw:layer="layout" svg:width="0.132cm" svg:height="0.217cm" svg:x="7.646cm" svg:y="1.455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8" draw:text-style-name="P5" draw:layer="layout" svg:width="0.131cm" svg:height="0.217cm" svg:x="7.984cm" svg:y="1.455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8" draw:text-style-name="P5" draw:layer="layout" svg:width="0.103cm" svg:height="0.209cm" svg:x="8.158cm" svg:y="1.455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8" draw:text-style-name="P5" draw:layer="layout" svg:width="0.103cm" svg:height="0.209cm" svg:x="8.495cm" svg:y="1.455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8" draw:text-style-name="P5" draw:layer="layout" svg:width="0.131cm" svg:height="0.217cm" svg:x="8.638cm" svg:y="1.455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8" draw:text-style-name="P5" draw:layer="layout" svg:width="0.103cm" svg:height="0.209cm" svg:x="8.992cm" svg:y="1.455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8" draw:text-style-name="P5" draw:layer="layout" svg:width="0.103cm" svg:height="0.209cm" svg:x="9.15cm" svg:y="1.455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8" draw:text-style-name="P5" draw:layer="layout" svg:width="2.974cm" svg:height="0.012cm" svg:x="6.395cm" svg:y="1.779cm" svg:viewBox="0 0 2975 13" svg:d="M1488 13c-496 0-992 0-1488 0 0-4 0-9 0-13 992 0 1983 0 2975 0 0 4 0 9 0 13-496 0-992 0-1487 0z">
              <text:p/>
            </draw:path>
            <draw:path draw:style-name="gr8" draw:text-style-name="P5" draw:layer="layout" svg:width="0.191cm" svg:height="0.282cm" svg:x="6.494cm" svg:y="1.839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8" draw:text-style-name="P5" draw:layer="layout" svg:width="0.073cm" svg:height="0.315cm" svg:x="6.733cm" svg:y="1.821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8" draw:text-style-name="P5" draw:layer="layout" svg:width="0.156cm" svg:height="0.142cm" svg:x="6.834cm" svg:y="1.918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8" draw:text-style-name="P5" draw:layer="layout" svg:width="0.145cm" svg:height="0.203cm" svg:x="7.015cm" svg:y="1.918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8" draw:text-style-name="P5" draw:layer="layout" svg:width="0.073cm" svg:height="0.315cm" svg:x="7.19cm" svg:y="1.821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8" draw:text-style-name="P5" draw:layer="layout" svg:width="0.012cm" svg:height="0.378cm" svg:x="7.379cm" svg:y="1.793cm" svg:viewBox="0 0 13 379" svg:d="M6 379c-2 0-4 0-6 0 0-127 0-253 0-379 4 0 8 0 13 0 0 126 0 252 0 379-3 0-5 0-7 0z">
              <text:p/>
            </draw:path>
            <draw:path draw:style-name="gr8" draw:text-style-name="P5" draw:layer="layout" svg:width="0.192cm" svg:height="0.218cm" svg:x="7.537cm" svg:y="1.839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8" draw:text-style-name="P5" draw:layer="layout" svg:width="0.191cm" svg:height="0.216cm" svg:x="8.034cm" svg:y="1.84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8" draw:text-style-name="P5" draw:layer="layout" svg:width="0.168cm" svg:height="0.225cm" svg:x="8.541cm" svg:y="1.835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8" draw:text-style-name="P5" draw:layer="layout" svg:width="0.164cm" svg:height="0.225cm" svg:x="9.042cm" svg:y="1.835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8" draw:text-style-name="P5" draw:layer="layout" svg:width="2.974cm" svg:height="0.012cm" svg:x="6.395cm" svg:y="2.171cm" svg:viewBox="0 0 2975 13" svg:d="M1488 13c-496 0-992 0-1488 0 0-5 0-9 0-13 992 0 1983 0 2975 0 0 4 0 8 0 13-496 0-992 0-1487 0z">
              <text:p/>
            </draw:path>
          </draw:g>
        </draw:g>
        <draw:frame draw:style-name="gr77" draw:text-style-name="P4" draw:layer="layout" svg:width="2.288cm" svg:height="0.395cm" svg:x="1.108cm" svg:y="5.907cm">
          <draw:text-box>
            <text:p><text:span text:style-name="T3">Full search of</text:span></text:p>
          </draw:text-box>
        </draw:frame>
        <draw:g draw:style-name="gr7">
          <svg:title>TexMaths</svg:title>
          <svg:desc>10§display§(\mathcal{B}_0, \dots, \mathcal{B}_{\nu-1})§svg§600§TRUE§</svg:desc>
          <draw:g>
            <draw:path draw:style-name="gr8" draw:text-style-name="P5" draw:layer="layout" svg:width="0.081cm" svg:height="0.349cm" svg:x="3.557cm" svg:y="5.953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8" draw:text-style-name="P5" draw:layer="layout" svg:width="0.223cm" svg:height="0.253cm" svg:x="3.669cm" svg:y="5.969cm" svg:viewBox="0 0 224 254" svg:d="M88 9c1-4 1-4 1-6s-1-3-4-3c-4 0-14 5-21 9-17 8-30 14-30 21 0 2 3 2 4 2 4 0 13-5 20-8-4 34-13 79-19 109-13 59-20 80-37 114-2 3-1 3-2 4 0 3 3 3 4 3 6 0 20-6 26-16 4-8 18-34 28-74 8-30 21-76 46-112 17-23 31-33 53-33 19 0 37 12 37 31 0 31-34 42-70 54-4 2-29 10-29 19 0 2 3 2 4 2s9-1 17-1c35 0 64 21 64 54 0 43-37 57-69 57-27 0-40-15-45-20-1-2-2-3-4-3-8 0-26 11-26 18 0 1 14 24 52 24 49 0 122-35 122-91 0-29-20-51-56-58 28-12 70-37 70-70 0-20-17-35-43-35-12 0-57 3-100 55 2-15 5-31 7-46z">
              <text:p/>
            </draw:path>
            <draw:path draw:style-name="gr8" draw:text-style-name="P5" draw:layer="layout" svg:width="0.114cm" svg:height="0.167cm" svg:x="3.902cm" svg:y="6.106cm" svg:viewBox="0 0 115 168" svg:d="M115 84c0-27-4-46-15-63-8-11-23-21-43-21-57 0-57 66-57 84 0 17 0 84 57 84s58-66 58-84zM57 161c-11 0-26-7-31-27-3-14-3-35-3-53s0-36 3-50c6-19 21-24 31-24 14 0 27 8 31 22 4 13 4 31 4 52 0 18 0 37-3 52-5 22-22 28-32 28z">
              <text:p/>
            </draw:path>
            <draw:path draw:style-name="gr8" draw:text-style-name="P5" draw:layer="layout" svg:width="0.041cm" svg:height="0.104cm" svg:x="4.077cm" svg:y="6.178cm" svg:viewBox="0 0 42 105" svg:d="M42 37c0-23-9-37-23-37-12 0-19 9-19 19 0 9 7 18 19 18 4 0 9-1 12-4 1-1 1-1 2-1 0 2 1 0 1 5 0 26-12 47-24 58-4 4-4 5-4 6 0 2 2 4 4 4 3 0 32-27 32-68z">
              <text:p/>
            </draw:path>
            <draw:path draw:style-name="gr8" draw:text-style-name="P5" draw:layer="layout" svg:width="0.036cm" svg:height="0.036cm" svg:x="4.234cm" svg:y="6.178cm" svg:viewBox="0 0 37 37" svg:d="M37 19c0-11-9-19-19-19s-18 8-18 19c0 10 8 18 18 18s19-8 19-18z">
              <text:p/>
            </draw:path>
            <draw:path draw:style-name="gr8" draw:text-style-name="P5" draw:layer="layout" svg:width="0.036cm" svg:height="0.036cm" svg:x="4.39cm" svg:y="6.178cm" svg:viewBox="0 0 37 37" svg:d="M37 19c0-11-9-19-19-19-11 0-18 8-18 19 0 10 7 18 18 18 10 0 19-8 19-18z">
              <text:p/>
            </draw:path>
            <draw:path draw:style-name="gr8" draw:text-style-name="P5" draw:layer="layout" svg:width="0.036cm" svg:height="0.036cm" svg:x="4.546cm" svg:y="6.178cm" svg:viewBox="0 0 37 37" svg:d="M37 19c0-11-8-19-18-19-11 0-19 8-19 19 0 10 8 18 19 18 10 0 18-8 18-18z">
              <text:p/>
            </draw:path>
            <draw:path draw:style-name="gr8" draw:text-style-name="P5" draw:layer="layout" svg:width="0.04cm" svg:height="0.104cm" svg:x="4.701cm" svg:y="6.178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5" draw:layer="layout" svg:width="0.222cm" svg:height="0.253cm" svg:x="4.838cm" svg:y="5.969cm" svg:viewBox="0 0 223 254" svg:d="M87 9c1-4 1-4 1-6s-1-3-4-3c-4 0-14 5-21 9-16 8-30 14-30 21 0 2 3 2 4 2 4 0 13-5 20-8-4 34-12 79-19 109-13 59-19 80-37 114-1 3-1 3-1 4 0 3 2 3 3 3 6 0 20-6 26-16 5-8 18-34 29-74 7-30 21-76 46-112 16-23 30-33 53-33 19 0 36 12 36 31 0 31-34 42-70 54-4 2-29 10-29 19 0 2 3 2 4 2s9-1 17-1c35 0 64 21 64 54 0 43-37 57-69 57-27 0-40-15-45-20-1-2-2-3-4-3-8 0-26 11-26 18 0 1 14 24 52 24 49 0 122-35 122-91 0-29-20-51-56-58 29-12 70-37 70-70 0-20-17-35-43-35-12 0-57 3-100 55 2-15 5-31 7-46z">
              <text:p/>
            </draw:path>
            <draw:path draw:style-name="gr8" draw:text-style-name="P5" draw:layer="layout" svg:width="0.125cm" svg:height="0.107cm" svg:x="5.076cm" svg:y="6.16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8" draw:text-style-name="P5" draw:layer="layout" svg:width="0.165cm" svg:height="0.011cm" svg:x="5.242cm" svg:y="6.2cm" svg:viewBox="0 0 166 12" svg:d="M156 12c4 0 10 0 10-6s-6-6-10-6c-49 0-98 0-147 0-4 0-9 0-9 6s5 6 9 6c49 0 98 0 147 0z">
              <text:p/>
            </draw:path>
            <draw:path draw:style-name="gr8" draw:text-style-name="P5" draw:layer="layout" svg:width="0.089cm" svg:height="0.162cm" svg:x="5.461cm" svg:y="6.106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8" draw:text-style-name="P5" draw:layer="layout" svg:width="0.081cm" svg:height="0.349cm" svg:x="5.612cm" svg:y="5.9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9" draw:text-style-name="P6" draw:layer="layout" svg:x1="1cm" svg:y1="5.801cm" svg:x2="9.4cm" svg:y2="5.801cm">
          <text:p/>
        </draw:line>
        <draw:g draw:style-name="gr7">
          <svg:title>TexMaths</svg:title>
          <svg:desc>10§display§R_{\rm hd}§svg§600§TRUE§</svg:desc>
          <draw:g>
            <draw:path draw:style-name="gr8" draw:text-style-name="P5" draw:layer="layout" svg:width="0.25cm" svg:height="0.245cm" svg:x="5.171cm" svg:y="10.897cm" svg:viewBox="0 0 251 246" svg:d="M118 24c2-8 3-12 9-13 4 0 15 0 22 0 25 0 64 0 64 35 0 11-6 36-20 49-9 9-27 21-59 21-13 0-26 0-39 0 7-31 15-62 23-92zM168 120c36-8 77-32 77-67 0-31-31-53-77-53-34 0-67 0-100 0-7 0-10 0-10 7 0 4 3 4 9 4 1 0 8 0 14 1 6 0 9 1 9 5 0 2 0 3-1 7-16 62-31 125-47 187-4 13-4 16-32 16-6 0-10 0-10 7 0 4 3 3 5 4 10 0 34-1 44-1 9 0 35 1 45 1 3 0 7 0 7-7 0-4-3-4-10-4-13 0-23 0-23-6 0-2 1-4 1-6 8-31 16-62 24-92 13 0 27 0 41 0 32 0 39 20 39 31 0 5-3 16-5 24-3 10-6 23-6 30 0 38 42 38 47 38 30 0 42-36 42-40 0-5-3-3-4-5-3 0-4 3-5 5-9 26-24 32-32 32-11 0-14-8-14-21 0-11 2-29 4-40 0-5 1-12 1-17 0-26-23-36-33-40z">
              <text:p/>
            </draw:path>
            <draw:path draw:style-name="gr8" draw:text-style-name="P5" draw:layer="layout" svg:width="0.13cm" svg:height="0.168cm" svg:x="5.437cm" svg:y="11.019cm" svg:viewBox="0 0 131 169" svg:d="M113 95c0-21-11-33-37-33-22 0-34 12-39 22h-1c0-28 0-56 0-84-12 1-24 1-36 2 0 3 0 6 0 9 16 0 18 2 18 14 0 41 0 83 0 124 0 11-2 11-18 11 0 3 0 6 0 9 9 0 17-1 28-1 9 0 26 0 28 1 0-3 0-6 0-9-16 0-19 0-19-11 0-14 0-29 0-43 0-26 21-38 37-38 17 0 19 14 19 26 0 18 0 37 0 55 0 11-2 11-18 11 0 3 0 6 0 9 1 0 18-1 28-1 9 0 26 0 28 1 0-3 0-6 0-9-16 0-18 0-18-11 0-18 0-36 0-54z">
              <text:p/>
            </draw:path>
            <draw:path draw:style-name="gr8" draw:text-style-name="P5" draw:layer="layout" svg:width="0.13cm" svg:height="0.17cm" svg:x="5.589cm" svg:y="11.019cm" svg:viewBox="0 0 131 171" svg:d="M76 2c0 3 0 6 0 9 16 0 18 2 18 14 0 17 0 33 0 50-9-8-21-13-34-13-33 0-60 24-60 55 0 30 26 54 57 54 20 0 32-11 36-15 0 5 0 10 0 15 12 0 25-1 38-2 0-3 0-6 0-9-16 0-18-2-18-13 0-49 0-98 0-147-13 1-25 1-37 2zM93 144c-6 10-19 20-35 20-13 0-23-8-28-15-5-6-8-16-8-32 0-6 0-24 10-35s22-14 29-14c12 0 22 6 29 15 3 3 3 4 3 8 0 17 0 35 0 53z">
              <text:p/>
            </draw:path>
          </draw:g>
        </draw:g>
        <draw:g draw:style-name="gr7">
          <svg:title>TexMaths</svg:title>
          <svg:desc>10§display§\textstyle
\prod_{i=0}^{\nu-1}
\binom{ |\mathcal{B}_i| }{ 2^{b'_i} }§svg§600§TRUE§</svg:desc>
          <draw:g>
            <draw:path draw:style-name="gr8" draw:text-style-name="P5" draw:layer="layout" svg:width="0.291cm" svg:height="0.349cm" svg:x="5.098cm" svg:y="11.438cm" svg:viewBox="0 0 292 350" svg:d="M106 350c0-4 0-9 0-14-36 0-36-18-36-28 0-98 0-196 0-294 51 0 101 0 152 0 0 98 0 196 0 294 0 10 0 28-37 28 0 5 0 10 0 14 36 0 71 0 107 0 0-4 0-9 0-14-36 0-36-18-36-28 0-88 0-177 0-266 0-11 0-28 36-28 0-5 0-9 0-14-97 0-195 0-292 0 0 5 0 9 0 14 36 0 36 17 36 28 0 89 0 178 0 266 0 10 0 28-36 28 0 5 0 10 0 14 35 0 71 0 106 0z">
              <text:p/>
            </draw:path>
            <draw:path draw:style-name="gr8" draw:text-style-name="P5" draw:layer="layout" svg:width="0.125cm" svg:height="0.108cm" svg:x="5.428cm" svg:y="11.416cm" svg:viewBox="0 0 126 109" svg:d="M44 7c0-1 0-2 0-3s0-4-4-4c-5 0-14 1-16 1-4 1-9 1-13 2-4 0-7 0-7 5 0 4 3 4 6 4 12 0 12 1 12 3s-1 7-2 10c-4 17-9 33-13 50-6 24-7 29-7 30 0 4 4 4 5 4s3 0 4 0c22-4 53-15 79-39 34-29 38-61 38-62 0-4-3-8-8-8-9 0-10 7-12 14-10 35-43 72-85 85 8-31 15-61 23-92z">
              <text:p/>
            </draw:path>
            <draw:path draw:style-name="gr8" draw:text-style-name="P5" draw:layer="layout" svg:width="0.165cm" svg:height="0.011cm" svg:x="5.594cm" svg:y="11.457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3cm" svg:x="5.814cm" svg:y="11.361cm" svg:viewBox="0 0 89 164" svg:d="M55 7c0-6 0-7-7-7-16 16-38 16-48 16 0 3 0 6 0 9 6 0 22 0 35-7 0 42 0 83 0 125 0 9 0 12-24 12-3 0-7 0-10 0 0 3 0 6 0 9 5-1 35-1 44-1 8 0 39 0 44 1 0-3 0-6 0-9-3 0-6 0-9 0-25 0-25-3-25-12 0-45 0-91 0-136z">
              <text:p/>
            </draw:path>
            <draw:path draw:style-name="gr8" draw:text-style-name="P5" draw:layer="layout" svg:width="0.073cm" svg:height="0.165cm" svg:x="5.422cm" svg:y="11.642cm" svg:viewBox="0 0 74 166" svg:d="M68 10c0-4-3-10-10-10s-14 7-14 14c0 4 3 9 10 9s14-7 14-13zM18 134c-1 4-3 7-3 11 0 11 10 21 24 21 24 0 35-34 35-38 0-3-3-3-4-3-3 0-3 1-4 4-6 20-17 30-27 30-4 0-6-3-6-9 0-5 2-10 4-16 3-6 5-13 8-19 2-6 11-28 12-31s2-6 2-8c0-12-10-21-24-21-24 0-35 33-35 37s3 4 4 4c3 0 3-2 4-4 7-21 17-30 27-30 3 0 6 2 6 8s-2 10-8 25c-5 13-10 26-15 39z">
              <text:p/>
            </draw:path>
            <draw:path draw:style-name="gr8" draw:text-style-name="P5" draw:layer="layout" svg:width="0.18cm" svg:height="0.065cm" svg:x="5.527cm" svg:y="11.711cm" svg:viewBox="0 0 181 66" svg:d="M171 12c4 0 10 0 10-6s-6-6-9-6c-54 0-109 0-163 0-3 0-9 0-9 6s5 6 9 6c54 0 108 0 162 0zM172 66c3 0 9 0 9-6s-6-6-10-6c-54 0-108 0-162 0-4 0-9 0-9 6s6 6 9 6c54 0 109 0 163 0z">
              <text:p/>
            </draw:path>
            <draw:path draw:style-name="gr8" draw:text-style-name="P5" draw:layer="layout" svg:width="0.113cm" svg:height="0.167cm" svg:x="5.738cm" svg:y="11.642cm" svg:viewBox="0 0 114 168" svg:d="M114 85c0-27-3-47-14-64-8-11-23-21-43-21-57 0-57 67-57 85s0 83 57 83 57-65 57-83zM57 161c-11 0-26-6-31-27-4-14-4-34-4-52s0-37 4-50c5-20 21-25 31-25 13 0 26 8 30 22s5 31 5 53c0 18 0 36-4 51-4 23-21 28-31 28z">
              <text:p/>
            </draw:path>
            <draw:path draw:style-name="gr8" draw:text-style-name="P5" draw:layer="layout" svg:width="0.091cm" svg:height="0.418cm" svg:x="6.055cm" svg:y="11.403cm" svg:viewBox="0 0 92 419" svg:d="M92 416c0-2-1-2-1-3-16-17-40-46-55-103-8-31-11-67-11-100 0-92 22-157 64-202 3-3 3-4 3-5 0-3-3-3-4-3-5 0-24 21-29 26-36 42-59 106-59 184 0 50 9 119 55 179 4 4 27 30 33 30 1 0 4 0 4-3z">
              <text:p/>
            </draw:path>
            <draw:path draw:style-name="gr8" draw:text-style-name="P5" draw:layer="layout" svg:width="0.011cm" svg:height="0.245cm" svg:x="6.199cm" svg:y="11.31cm" svg:viewBox="0 0 12 246" svg:d="M12 10c0-4 0-10-6-10s-6 6-6 10c0 75 0 150 0 226 0 4 0 10 6 10s6-6 6-10c0-76 0-151 0-226z">
              <text:p/>
            </draw:path>
            <draw:path draw:style-name="gr8" draw:text-style-name="P5" draw:layer="layout" svg:width="0.168cm" svg:height="0.177cm" svg:x="6.259cm" svg:y="11.321cm" svg:viewBox="0 0 169 178" svg:d="M63 6c0-1 0-2 0-3 0-2-2-2-3-2-3 0-6 1-15 6-14 7-23 11-23 16 0 2 2 2 3 2 3 0 6-1 15-6-5 43-14 79-16 89-4 19-9 39-21 62-3 5-2 4-3 6 0 2 2 2 3 2 3 0 11-2 18-9 0-1 4-6 11-22 6-13 9-24 11-31 10-39 35-101 76-101 14 0 27 8 27 21 0 12-7 17-17 22-10 6-30 12-38 15-8 2-10 3-14 6-6 5-4 5-6 7 0 2 1 3 3 3 1 0 1-1 2-1s6-1 13-1c25 0 49 13 49 38 0 8-3 23-17 31-9 5-25 7-36 7-10 0-23-2-35-11-2-3-2-3-4-3-7 0-20 8-20 13 0 2 9 8 16 12 11 4 20 4 25 4 43 0 94-25 94-64 0-25-21-38-42-41 17-8 50-24 50-48 0-13-12-25-32-25-23 0-55 14-80 44 2-13 4-25 6-38z">
              <text:p/>
            </draw:path>
            <draw:path draw:style-name="gr8" draw:text-style-name="P5" draw:layer="layout" svg:width="0.061cm" svg:height="0.118cm" svg:x="6.448cm" svg:y="11.412cm" svg:viewBox="0 0 62 119" svg:d="M53 8c0-4-3-8-7-8-5 0-11 5-11 11 0 5 4 8 8 8 5 0 10-6 10-11zM62 92c0-2-3-2-4-2-3 0-3 0-4 4-3 9-11 19-20 19-4 0-5-2-5-6s1-6 2-9c2-4 3-7 4-10 1-1 7-18 10-24 1-3 2-6 2-9 0-8-8-15-19-15-18 0-28 22-28 27 0 3 3 3 4 3 3 0 3-1 4-4 3-12 12-20 19-20 4 0 6 2 6 7 0 2 0 3-1 6-2 3-9 22-12 28-1 3-1 3-4 9-1 3-2 5-2 8 0 9 9 15 19 15 19 0 29-22 29-27z">
              <text:p/>
            </draw:path>
            <draw:path draw:style-name="gr8" draw:text-style-name="P5" draw:layer="layout" svg:width="0.011cm" svg:height="0.245cm" svg:x="6.579cm" svg:y="11.31cm" svg:viewBox="0 0 12 246" svg:d="M12 10c0-4 0-10-6-10s-6 6-6 10c0 75 0 150 0 226 0 4 0 10 6 10s6-6 6-10c0-76 0-151 0-226z">
              <text:p/>
            </draw:path>
            <draw:path draw:style-name="gr8" draw:text-style-name="P5" draw:layer="layout" svg:width="0.108cm" svg:height="0.162cm" svg:x="6.22cm" svg:y="11.709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8" draw:text-style-name="P5" draw:layer="layout" svg:width="0.079cm" svg:height="0.123cm" svg:x="6.364cm" svg:y="11.633cm" svg:viewBox="0 0 80 124" svg:d="M36 7c1-3 1-3 1-4 0-3-3-3-6-3-7 1-14 1-21 2-3 0-4 0-4 1-1 1-2 3-2 4 0 3 3 3 6 3 2 0 3 0 6 0 3 1 3 1 3 2 0 2-2 8-3 12-5 20-9 39-14 59-1 4-2 7-2 10 0 19 13 31 30 31 26 0 50-25 50-49 0-18-13-31-31-31-7 0-16 3-25 10 4-16 8-31 12-47zM31 118c-8 0-17-5-17-19 0-6 2-11 3-17 1-2 4-14 4-15 0-2 13-17 27-17 8 0 16 5 16 18 0 7-3 23-9 33-6 11-16 17-24 17z">
              <text:p/>
            </draw:path>
            <draw:path draw:style-name="gr8" draw:text-style-name="P5" draw:layer="layout" svg:width="0.048cm" svg:height="0.091cm" svg:x="6.472cm" svg:y="11.596cm" svg:viewBox="0 0 49 92" svg:d="M47 17c1 0 2-4 2-6 0-7-6-11-11-11-7 0-9 6-10 8-9 25-18 51-27 76-1 2-1 2-1 3 0 3 5 3 8 5 2 0 2-1 3-3 12-24 24-48 36-72z">
              <text:p/>
            </draw:path>
            <draw:path draw:style-name="gr8" draw:text-style-name="P5" draw:layer="layout" svg:width="0.061cm" svg:height="0.118cm" svg:x="6.472cm" svg:y="11.728cm" svg:viewBox="0 0 62 119" svg:d="M54 8c0-4-4-8-8-8-5 0-11 5-11 11 0 5 4 7 8 7 6 0 11-5 11-10zM62 92c0-2-3-2-4-2-3 0-3 0-4 4-3 9-11 19-20 19-4 0-5-2-5-6s1-6 2-9c2-4 3-7 4-10 1-1 8-18 10-24 1-3 3-6 3-9 0-8-9-15-20-15-18 0-28 22-28 27 0 2 3 2 4 2 3 0 3 0 4-3 4-12 12-20 20-20 3 0 5 2 5 6 0 1 0 3-1 7-1 3-9 22-12 28-1 3-1 3-4 9 0 2-2 5-2 8 0 9 9 15 20 15 18 0 28-23 28-27z">
              <text:p/>
            </draw:path>
            <draw:path draw:style-name="gr8" draw:text-style-name="P5" draw:layer="layout" svg:width="0.091cm" svg:height="0.418cm" svg:x="6.642cm" svg:y="11.403cm" svg:viewBox="0 0 92 419" svg:d="M92 210c0-50-9-120-55-179-4-5-26-31-33-31-1 0-4 0-4 3 0 2 1 3 2 4 17 18 40 46 54 102 8 32 12 68 12 101 0 35-4 71-13 104-13 50-34 78-52 97-3 3-3 4-3 5 0 3 3 3 4 3 6 0 25-21 29-26 36-42 59-105 59-183z">
              <text:p/>
            </draw:path>
          </draw:g>
        </draw:g>
        <draw:frame draw:style-name="gr66" draw:text-style-name="P3" draw:layer="layout" svg:width="1.272cm" svg:height="0.395cm" svg:x="6.903cm" svg:y="11.406cm">
          <draw:text-box>
            <text:p><text:span text:style-name="T2">patterns</text:span></text:p>
          </draw:text-box>
        </draw:frame>
        <draw:frame draw:style-name="gr67" draw:text-style-name="P3" draw:layer="layout" svg:width="1.721cm" svg:height="0.395cm" svg:x="3.203cm" svg:y="11.407cm">
          <draw:text-box>
            <text:p><text:span text:style-name="T2">select from</text:span></text:p>
          </draw:text-box>
        </draw:frame>
        <draw:polygon draw:style-name="gr20" draw:text-style-name="P7" draw:layer="layout" svg:width="1.599cm" svg:height="1.599cm" svg:x="4.6cm" svg:y="14.201cm" svg:viewBox="0 0 1600 1600" draw:points="0,0 1600,800 1600,1600 0,800">
          <text:p/>
        </draw:polygon>
        <draw:g draw:style-name="gr7">
          <svg:title>TexMaths</svg:title>
          <svg:desc>10§display§q(\bm{u}_0, \bm{u}_1) = 
\max_{\bm{x} \in \Sigma^\beta}
\{
\min\{
p(\bm{x} | \bm{u}_0),
p(\bm{x} | \bm{u}_1)
\}
\}§svg§600§TRUE§</svg:desc>
          <draw:g>
            <draw:path draw:style-name="gr8" draw:text-style-name="P5" draw:layer="layout" svg:width="0.144cm" svg:height="0.223cm" svg:x="1.431cm" svg:y="13.274cm" svg:viewBox="0 0 145 224" svg:d="M145 4c0-1-1-3-3-3-4 0-18 14-24 24-8-19-22-25-33-25-41 0-85 52-85 103 0 35 21 56 47 56 15 0 28-8 41-21-3 13-15 60-16 63-2 10-5 11-25 12-5 0-8 0-8 7 2 1 0 4 5 4 11 0 23-1 35-1s24 1 36 1c2 0 6 0 6-7 0-4-3-4-9-4-17 0-17-3-17-6 0-2 1-4 2-8 16-65 32-130 48-195zM48 152c-21 0-23-27-23-33 0-17 10-55 16-70 11-26 30-41 44-41 23 0 28 28 28 31 0 2-20 79-21 80-5 10-25 33-44 33z">
              <text:p/>
            </draw:path>
            <draw:path draw:style-name="gr8" draw:text-style-name="P5" draw:layer="layout" svg:width="0.081cm" svg:height="0.349cm" svg:x="1.621cm" svg:y="13.166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8" draw:text-style-name="P5" draw:layer="layout" svg:width="0.215cm" svg:height="0.16cm" svg:x="1.735cm" svg:y="13.271cm" svg:viewBox="0 0 216 161" svg:d="M186 47c3-10 7-26 7-29 0-7-6-15-17-15-5 0-18 3-23 18-1 5-17 69-20 80-2 8-4 19-5 25-6 8-20 23-38 23-21 0-21-18-21-26 0-21 11-49 21-74 3-9 4-12 4-18 0-20-20-31-40-31-37 0-54 48-54 55 0 5 5 5 8 5 4 0 7 0 8-5 12-39 31-43 36-43 3 0 6 0 6 8s-4 18-5 22c-15 37-22 56-22 74 0 40 35 45 56 45 10 0 26-1 45-19 11 17 31 19 40 19 13 0 23-7 30-20 9-14 14-33 14-34 0-5-6-5-9-5-4 0-5 0-7 1 0 1 0 2-3 11-7 27-14 35-23 35-6 0-9-4-9-13 0-6 2-12 5-26 3-10 6-24 8-32 3-10 5-21 8-31z">
              <text:p/>
            </draw:path>
            <draw:path draw:style-name="gr8" draw:text-style-name="P5" draw:layer="layout" svg:width="0.114cm" svg:height="0.167cm" svg:x="1.975cm" svg:y="13.319cm" svg:viewBox="0 0 115 168" svg:d="M115 85c0-27-4-47-15-64-8-11-23-21-42-21-58 0-58 67-58 85 0 17 0 83 58 83 57 0 57-66 57-83zM58 161c-12 0-27-6-32-27-3-14-3-34-3-52s0-37 4-51c5-19 20-24 31-24 13 0 26 8 30 22s4 31 4 53c0 18 0 36-3 51-5 23-22 28-31 28z">
              <text:p/>
            </draw:path>
            <draw:path draw:style-name="gr8" draw:text-style-name="P5" draw:layer="layout" svg:width="0.04cm" svg:height="0.104cm" svg:x="2.151cm" svg:y="13.392cm" svg:viewBox="0 0 41 105" svg:d="M41 37c0-23-9-37-23-37-11 0-18 9-18 19 0 9 7 19 18 19 4 0 9-2 12-5 1-1 1-1 2-1s1 0 1 5c0 26-12 47-24 59-4 4-4 4-4 5 0 3 2 4 4 4 4 0 32-27 32-68z">
              <text:p/>
            </draw:path>
            <draw:path draw:style-name="gr8" draw:text-style-name="P5" draw:layer="layout" svg:width="0.215cm" svg:height="0.16cm" svg:x="2.288cm" svg:y="13.271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-3 0-5 0-7 1 0 1 0 2-2 11-7 27-15 35-24 35-6 0-8-4-8-13 0-6 1-12 4-26 3-10 6-24 8-32 3-10 5-21 8-31z">
              <text:p/>
            </draw:path>
            <draw:path draw:style-name="gr8" draw:text-style-name="P5" draw:layer="layout" svg:width="0.088cm" svg:height="0.162cm" svg:x="2.543cm" svg:y="13.319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9cm" svg:x="2.693cm" svg:y="13.166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8" draw:text-style-name="P5" draw:layer="layout" svg:width="0.233cm" svg:height="0.081cm" svg:x="2.927cm" svg:y="13.30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274cm" svg:height="0.155cm" svg:x="3.331cm" svg:y="13.274cm" svg:viewBox="0 0 275 156" svg:d="M28 35c0 31 0 62 0 94 0 16-4 16-28 16 0 3 0 7 0 11 13-1 30-2 40-2 9 0 27 1 39 2 0-4 0-8 0-11-23 0-27 0-27-16 0-22 0-43 0-65 0-36 25-56 47-56s26 19 26 39c0 27 0 54 0 82 0 16-4 16-27 16 0 3 0 7 0 11 12-1 30-2 40-2 9 0 27 1 39 2 0-4 0-8 0-11-24 0-27 0-27-16 0-22 0-43 0-65 0-36 25-56 47-56s26 19 26 39c0 27 0 54 0 82 0 16-4 16-27 16 0 3 0 7 0 11 12-1 30-2 39-2s28 1 40 2c0-4 0-8 0-11-19 0-27 0-28-11 0-23 0-45 0-67 0-30 0-41-11-54-5-6-16-13-37-13-29 0-45 21-50 35-5-31-31-35-47-35-26 0-42 15-52 37 0-12 0-25 0-37-17 1-33 3-50 4 0 4 0 7 0 11 25 0 28 3 28 20z">
              <text:p/>
            </draw:path>
            <draw:path draw:style-name="gr8" draw:text-style-name="P5" draw:layer="layout" svg:width="0.157cm" svg:height="0.16cm" svg:x="3.628cm" svg:y="13.272cm" svg:viewBox="0 0 158 161" svg:d="M102 131c1 14 11 29 27 29 8 0 29-5 29-34 0-7 0-13 0-19-3 0-6 0-9 0 0 6 0 12 0 19 0 21-9 23-12 23-12 0-13-16-13-18 0-24 0-47 0-70 0-15 0-28-13-41-14-14-31-20-48-20-29 0-53 17-53 40 0 10 7 16 16 16 10 0 16-7 16-16 0-4-2-16-18-16 10-12 27-16 38-16 17 0 37 14 37 45 0 4 0 9 0 13-18 1-42 2-64 13-27 11-35 30-35 45 0 29 34 37 56 37 23 0 39-14 46-30zM99 73c0 12 0 23 0 35 0 34-25 46-41 46-17 0-31-13-31-30 0-20 14-49 72-51z">
              <text:p/>
            </draw:path>
            <draw:path draw:style-name="gr8" draw:text-style-name="P5" draw:layer="layout" svg:width="0.176cm" svg:height="0.151cm" svg:x="3.793cm" svg:y="13.278cm" svg:viewBox="0 0 177 152" svg:d="M96 69c11-13 24-31 33-40 11-12 25-18 42-18 0-4 0-7 0-11-10 1-20 1-29 1-11 0-29 0-34-1 0 4 0 7 0 11 7 1 10 5 10 11s-3 10-5 12c-7 9-15 19-22 28-9-12-18-24-27-36-3-3-3-4-3-6 0-5 5-9 12-9 0-4 0-7 0-11-9 1-33 1-38 1-8 0-24 0-34-1 0 4 0 7 0 11 25 0 25 0 42 21 12 15 23 31 35 46-11 14-22 28-33 42-17 20-38 21-45 21 0 3 0 7 0 11 9-1 20-2 29-2 10 0 25 1 33 2 0-4 0-8 0-11-7-1-10-6-10-11 0-8 10-20 32-45 9 11 17 23 26 35 3 4 8 10 8 12 0 3-3 8-13 9 0 3 0 7 0 11 11-1 30-2 38-2 10 0 23 1 34 2 0-4 0-8 0-11-19 0-25-1-34-11-16-21-31-41-47-61z">
              <text:p/>
            </draw:path>
            <draw:path draw:style-name="gr8" draw:text-style-name="P5" draw:layer="layout" svg:width="0.151cm" svg:height="0.112cm" svg:x="3.291cm" svg:y="13.568cm" svg:viewBox="0 0 152 113" svg:d="M131 16c-10 3-13 13-13 18 0 8 6 13 14 13 10 0 20-8 20-22 0-16-16-25-32-25-13 0-23 6-30 13-10-11-27-13-37-13-35 0-53 29-53 38 0 5 4 5 8 5 5 0 6 0 8-4 7-22 27-28 36-28 16 0 16 9 16 13 0 3 0 4-2 13-3 12-6 24-9 36-4 13-5 16-9 21-3 3-8 8-15 8-1 0-8 0-12-4 10-4 13-14 13-19 0-8-6-13-14-13-10 0-20 8-20 22 0 16 16 25 32 25 14 0 24-8 29-13 11 12 29 13 37 13 36 0 54-29 54-38 0-5-4-5-8-5-5 0-6 0-8 4-7 23-27 28-36 28-16 0-16-9-16-13 0-3 0-4 2-13 3-12 6-23 9-35 3-14 4-17 9-22 2-2 7-8 15-8 2 0 8 1 12 5z">
              <text:p/>
            </draw:path>
            <draw:path draw:style-name="gr8" draw:text-style-name="P5" draw:layer="layout" svg:width="0.135cm" svg:height="0.16cm" svg:x="3.487cm" svg:y="13.537cm" svg:viewBox="0 0 136 161" svg:d="M126 87c4 0 10 0 10-6s-6-6-10-6c-38 0-76 0-114 0 3-36 33-63 72-63 14 0 28 0 42 0 4 0 10 0 10-6s-6-6-10-6c-14 0-29 0-43 0-46 0-83 36-83 80 0 46 37 81 83 81 14 0 29 0 43 0 4 0 10 0 10-6s-6-6-10-6c-14 0-28 0-42 0-39 0-69-27-72-62 38 0 76 0 114 0z">
              <text:p/>
            </draw:path>
            <draw:path draw:style-name="gr8" draw:text-style-name="P5" draw:layer="layout" svg:width="0.164cm" svg:height="0.167cm" svg:x="3.667cm" svg:y="13.511cm" svg:viewBox="0 0 165 168" svg:d="M85 88c3-2 3-3 3-4s-1-2-2-3c-18-24-37-48-55-72 21 0 41 0 62 0 40 0 58 6 64 48 3 0 5 0 8 0-2-19-5-38-7-57-50 0-101 0-151 0-6 0-7 1-7 7 22 29 45 58 67 87-21 22-43 44-64 66-3 3-3 3-3 5 0 3 3 3 7 3 50 0 101 0 151 0 2-20 5-40 7-59-3 0-5 0-8 0-5 42-27 45-44 46-9 1-10 1-21 1-24 0-49 0-73 0 22-23 44-46 66-68z">
              <text:p/>
            </draw:path>
            <draw:path draw:style-name="gr8" draw:text-style-name="P5" draw:layer="layout" svg:width="0.111cm" svg:height="0.157cm" svg:x="3.866cm" svg:y="13.485cm" svg:viewBox="0 0 112 158" svg:d="M112 25c0-18-18-25-34-25-23 0-45 24-50 45-9 37-19 73-28 110 0 2 2 3 4 3s3 0 4-3c4-15 7-30 11-44 7 10 17 15 29 15 31 0 59-19 59-44 0-12-6-20-16-27 9-5 21-16 21-30zM72 55c-3 0-6 1-9 1s-6-1-8-1c3-1 7-1 10-1s5 0 7 1zM99 22c0 12-6 23-16 29-4-2-13-3-18-3s-19 0-19 7c0 5 6 7 16 7s14-2 20-3c7 4 10 11 10 19 0 25-18 42-42 42-14 0-27-7-27-22 0-2 0-4 1-7 4-15 7-29 11-44 5-20 23-41 43-41 9 0 21 3 21 16z">
              <text:p/>
            </draw:path>
            <draw:path draw:style-name="gr8" draw:text-style-name="P5" draw:layer="layout" svg:width="0.123cm" svg:height="0.349cm" svg:x="4.041cm" svg:y="13.166cm" svg:viewBox="0 0 124 350" svg:d="M74 47c0-14 9-37 47-39 2 0 3-2 3-4 0-4-2-4-6-4-35 0-67 18-68 44 0 27 0 53 0 80 0 14 0 25-14 37-12 10-25 11-33 11-2 0-3 2-3 4 0 3 2 3 5 4 24 1 40 14 44 31 1 4 1 4 1 17 0 23 0 46 0 69 0 14 0 26 17 39 14 10 37 14 51 14 4 0 6 0 6-4 0-3-2-3-5-3-22-2-40-13-44-31-1-3-1-4-1-17 0-24 0-48 0-72 0-16-3-23-14-34-8-8-18-10-28-13 29-8 42-24 42-45 0-28 0-56 0-84z">
              <text:p/>
            </draw:path>
            <draw:path draw:style-name="gr8" draw:text-style-name="P5" draw:layer="layout" svg:width="0.274cm" svg:height="0.155cm" svg:x="4.202cm" svg:y="13.274cm" svg:viewBox="0 0 275 156" svg:d="M28 35c0 31 0 62 0 94 0 16-4 16-28 16 0 3 0 7 0 11 13-1 31-2 40-2s27 1 39 2c0-4 0-8 0-11-23 0-27 0-27-16 0-22 0-43 0-65 0-36 25-56 47-56 23 0 26 19 26 39 0 27 0 54 0 82 0 16-3 16-27 16 0 3 0 7 0 11 12-1 30-2 40-2 9 0 27 1 39 2 0-4 0-8 0-11-23 0-27 0-27-16 0-22 0-43 0-65 0-36 25-56 47-56s26 19 26 39c0 27 0 54 0 82 0 16-4 16-27 16 0 3 0 7 0 11 12-1 30-2 39-2 10 0 28 1 40 2 0-4 0-8 0-11-19 0-27 0-28-11 0-23 0-45 0-67 0-30 0-41-11-54-4-6-16-13-36-13-30 0-45 21-51 35-5-31-31-35-47-35-26 0-42 15-52 37 0-12 0-25 0-37-17 1-33 3-50 4 0 4 0 7 0 11 25 0 28 3 28 20z">
              <text:p/>
            </draw:path>
            <draw:path draw:style-name="gr8" draw:text-style-name="P5" draw:layer="layout" svg:width="0.074cm" svg:height="0.234cm" svg:x="4.496cm" svg:y="13.195cm" svg:viewBox="0 0 75 235" svg:d="M50 79c-16 1-33 3-49 4 0 4 0 7 0 11 23 0 26 2 26 19 0 31 0 63 0 95 0 16-4 16-27 16 0 3 0 7 0 11 11-1 30-2 38-2 12 0 25 1 37 2 0-4 0-8 0-11-23 0-25-2-25-16 0-43 0-86 0-129zM52 18c0-11-9-18-19-18-11 0-19 9-19 18 0 10 8 19 19 19 10 0 19-8 19-19z">
              <text:p/>
            </draw:path>
            <draw:path draw:style-name="gr8" draw:text-style-name="P5" draw:layer="layout" svg:width="0.176cm" svg:height="0.155cm" svg:x="4.593cm" svg:y="13.274cm" svg:viewBox="0 0 177 156" svg:d="M27 35c0 31 0 62 0 94 0 16-4 16-27 16 0 3 0 7 0 11 12-1 30-2 39-2 10 0 28 1 40 2 0-4 0-8 0-11-24 0-28 0-28-16 0-22 0-43 0-65 0-36 25-56 48-56 22 0 26 19 26 39 0 27 0 54 0 82 0 16-4 16-28 16 0 3 0 7 0 11 13-1 31-2 40-2s28 1 40 2c0-4 0-8 0-11-19 0-28 0-28-11 0-23 0-45 0-67 0-30 0-41-11-54-5-6-16-13-37-13-25 0-42 15-52 37 0-12 0-25 0-37-16 1-33 3-49 4 0 4 0 7 0 11 24 0 27 3 27 20z">
              <text:p/>
            </draw:path>
            <draw:path draw:style-name="gr8" draw:text-style-name="P5" draw:layer="layout" svg:width="0.124cm" svg:height="0.349cm" svg:x="4.801cm" svg:y="13.166cm" svg:viewBox="0 0 125 350" svg:d="M74 47c0-14 9-37 48-39 1 0 3-2 3-4 0-4-3-4-7-4-35 0-67 18-67 44 0 27 0 53 0 80 0 14 0 25-14 37-13 10-26 11-34 11-2 0-3 2-3 4 0 3 2 3 6 4 23 1 40 14 44 31 1 4 1 4 1 17 0 23 0 46 0 69 0 14 0 26 17 39 13 10 36 14 50 14 4 0 7 0 7-4 0-3-2-3-6-3-22-2-39-13-44-31-1-3-1-4-1-17 0-24 0-48 0-72 0-16-3-22-14-34-7-7-17-10-27-13 29-8 41-24 41-45 0-28 0-56 0-84z">
              <text:p/>
            </draw:path>
            <draw:path draw:style-name="gr8" draw:text-style-name="P5" draw:layer="layout" svg:width="0.183cm" svg:height="0.223cm" svg:x="4.94cm" svg:y="13.274cm" svg:viewBox="0 0 184 224" svg:d="M27 198c-3 12-3 15-19 15-4 0-8 0-8 6 0 3 2 5 5 5 9 0 19-1 29-1 12 0 24 1 35 1 2 0 6 0 6-7 0-4-3-4-8-4-18 0-18-3-18-6 0-4 15-61 18-70 4 10 14 22 32 22 41 0 85-51 85-102 0-33-20-57-47-57-18 0-35 13-46 27-4-19-19-27-32-27-16 0-23 14-26 20-6 12-11 33-11 34 0 4 4 4 5 4 3 0 3 0 6-8 5-25 13-42 25-42 6 0 11 3 11 16 0 8-1 12-2 18-13 52-27 104-40 156zM89 46c3-10 12-19 18-25 13-10 23-13 29-13 14 0 22 12 22 33s-11 61-18 74c-12 25-28 37-41 37-24 0-28-29-28-32 0-2 0-1 1-5 6-23 11-46 17-69z">
              <text:p/>
            </draw:path>
            <draw:path draw:style-name="gr8" draw:text-style-name="P5" draw:layer="layout" svg:width="0.081cm" svg:height="0.349cm" svg:x="5.163cm" svg:y="13.166cm" svg:viewBox="0 0 82 350" svg:d="M82 347c0-1 0-2-6-8-44-44-56-110-56-163 0-61 14-122 57-166 5-5 5-5 5-6 0-3-2-4-4-4-3 0-35 24-56 69-18 38-22 77-22 107 0 27 4 70 23 108 21 43 52 66 55 66 2 0 4-1 4-3z">
              <text:p/>
            </draw:path>
            <draw:path draw:style-name="gr8" draw:text-style-name="P5" draw:layer="layout" svg:width="0.198cm" svg:height="0.16cm" svg:x="5.278cm" svg:y="13.271cm" svg:viewBox="0 0 199 161" svg:d="M175 18c-12 3-19 15-19 24 0 8 6 16 18 16s25-10 25-27c0-19-19-31-40-31-20 0-33 15-38 21-8-15-28-21-48-21-44 0-68 43-68 55 0 5 5 5 8 5 4 0 7 0 8-5 11-32 36-43 50-43s20 7 20 18c0 7-5 26-8 39-4 16-8 32-12 48-5 21-18 32-30 32-2 0-10 0-17-6 13-3 19-15 19-24 0-8-6-16-17-16-13 0-26 10-26 27 0 19 19 31 40 31 20 0 33-15 38-21 9 15 28 21 48 21 45 0 69-43 69-54 0-5-6-5-9-5-4 0-7 0-8 4-10 32-35 43-50 43-13 0-20-7-20-18 0-7 5-26 8-39 3-9 11-42 12-48 6-21 18-32 30-32 2 0 10 0 17 6z">
              <text:p/>
            </draw:path>
            <draw:path draw:style-name="gr8" draw:text-style-name="P5" draw:layer="layout" svg:width="0.013cm" svg:height="0.349cm" svg:x="5.538cm" svg:y="13.166cm" svg:viewBox="0 0 14 350" svg:d="M14 13c0-6 0-13-7-13s-7 7-7 13c0 108 0 217 0 325 0 6 0 12 7 12s7-6 7-12c0-108 0-217 0-325z">
              <text:p/>
            </draw:path>
            <draw:path draw:style-name="gr8" draw:text-style-name="P5" draw:layer="layout" svg:width="0.215cm" svg:height="0.16cm" svg:x="5.605cm" svg:y="13.271cm" svg:viewBox="0 0 216 161" svg:d="M187 47c2-10 7-26 7-29 0-7-6-15-17-15-6 0-19 3-23 18-2 5-17 69-20 80-2 8-5 19-5 25-7 8-20 23-38 23-21 0-21-18-21-26 0-21 10-49 20-74 4-9 5-12 5-18 0-20-21-31-40-31-37 0-55 48-55 55 0 5 6 5 9 5 4 0 6 0 8-5 11-39 30-43 36-43 2 0 6 0 6 8s-4 18-6 22c-14 37-21 56-21 74 0 40 35 45 56 45 10 0 25-1 44-19 12 17 32 19 40 19 13 0 24-7 31-20 9-14 13-33 13-34 0-5-5-5-8-5-4 0-5 0-7 1-1 1-1 2-3 11-7 27-15 35-24 35-5 0-8-4-8-13 0-6 2-12 5-26 3-10 6-24 8-32 3-10 5-21 8-31z">
              <text:p/>
            </draw:path>
            <draw:path draw:style-name="gr8" draw:text-style-name="P5" draw:layer="layout" svg:width="0.113cm" svg:height="0.167cm" svg:x="5.846cm" svg:y="13.319cm" svg:viewBox="0 0 114 168" svg:d="M114 85c0-27-3-47-14-64-8-11-23-21-43-21-57 0-57 67-57 85 0 17 0 83 57 83s57-66 57-83zM57 161c-11 0-26-6-31-27-3-14-3-34-3-52s0-37 3-51c5-19 21-24 31-24 13 0 26 8 31 22 4 14 4 31 4 53 0 18 0 36-3 51-5 23-22 28-32 28z">
              <text:p/>
            </draw:path>
            <draw:path draw:style-name="gr8" draw:text-style-name="P5" draw:layer="layout" svg:width="0.081cm" svg:height="0.349cm" svg:x="6.011cm" svg:y="13.166cm" svg:viewBox="0 0 82 350" svg:d="M82 176c0-28-4-70-24-110-21-43-51-66-54-66s-4 2-4 4c0 1 0 1 7 8 34 35 54 90 54 164 0 60-13 121-56 165-5 4-5 5-5 6 0 2 1 3 4 3s35-24 55-68c18-38 23-77 23-106z">
              <text:p/>
            </draw:path>
            <draw:path draw:style-name="gr8" draw:text-style-name="P5" draw:layer="layout" svg:width="0.04cm" svg:height="0.104cm" svg:x="6.158cm" svg:y="13.392cm" svg:viewBox="0 0 41 105" svg:d="M41 37c0-23-9-37-23-37-11 0-18 9-18 19 0 9 7 19 18 19 5 0 9-2 13-5 1-1 1-1 2-1 0 2 0 0 0 5 0 26-12 47-24 59-4 4-4 4-4 5 0 3 2 4 4 4 4 0 32-27 32-68z">
              <text:p/>
            </draw:path>
            <draw:path draw:style-name="gr8" draw:text-style-name="P5" draw:layer="layout" svg:width="0.182cm" svg:height="0.223cm" svg:x="6.273cm" svg:y="13.274cm" svg:viewBox="0 0 183 224" svg:d="M27 198c-3 12-4 15-19 15-5 0-8 0-8 6 0 3 1 5 4 5 10 0 20-1 30-1 11 0 23 1 34 1 2 0 7 0 7-7 0-4-4-4-9-4-17 0-17-3-17-6 0-4 15-61 17-70 5 10 14 22 32 22 41 0 85-51 85-102 0-33-20-57-47-57-17 0-34 13-46 27-3-19-18-27-31-27-17 0-23 14-26 20-7 12-11 33-11 34 0 4 3 4 4 4 3 0 4 0 6-8 6-25 13-42 26-42 6 0 10 3 10 16 0 8-1 12-2 18-13 52-26 104-39 156zM88 46c3-10 12-19 19-25 12-10 22-13 28-13 14 0 23 12 23 33s-12 61-18 74c-12 25-29 37-42 37-23 0-28-29-28-32 0-2 0-1 1-5 6-23 11-46 17-69z">
              <text:p/>
            </draw:path>
            <draw:path draw:style-name="gr8" draw:text-style-name="P5" draw:layer="layout" svg:width="0.081cm" svg:height="0.349cm" svg:x="6.495cm" svg:y="13.166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8" draw:text-style-name="P5" draw:layer="layout" svg:width="0.198cm" svg:height="0.16cm" svg:x="6.611cm" svg:y="13.271cm" svg:viewBox="0 0 199 161" svg:d="M175 18c-13 3-19 15-19 24 0 8 6 16 17 16 13 0 26-10 26-27 0-19-19-31-41-31-20 0-33 15-37 21-9-15-29-21-49-21-44 0-68 43-68 55 0 5 5 5 9 5s6 0 8-5c10-32 35-43 50-43 13 0 19 7 19 18 0 7-5 26-8 39-4 16-8 32-12 48-5 21-18 32-30 32-1 0-9 0-16-6 12-3 18-15 18-24 0-8-5-16-17-16s-25 10-25 27c0 19 18 31 40 31 20 0 33-15 37-21 9 15 29 21 49 21 44 0 68-43 68-54 0-5-5-5-8-5-5 0-7 0-9 4-10 32-35 43-49 43s-20-7-20-18c0-7 4-26 8-39 2-9 10-42 12-48 5-21 17-32 30-32 1 0 10 0 17 6z">
              <text:p/>
            </draw:path>
            <draw:path draw:style-name="gr8" draw:text-style-name="P5" draw:layer="layout" svg:width="0.013cm" svg:height="0.349cm" svg:x="6.871cm" svg:y="13.166cm" svg:viewBox="0 0 14 350" svg:d="M14 13c0-6 0-13-7-13s-7 7-7 13c0 108 0 217 0 325 0 6 0 12 7 12s7-6 7-12c0-108 0-217 0-325z">
              <text:p/>
            </draw:path>
            <draw:path draw:style-name="gr8" draw:text-style-name="P5" draw:layer="layout" svg:width="0.215cm" svg:height="0.16cm" svg:x="6.938cm" svg:y="13.271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s-5 0-7 1c0 1 0 2-2 11-8 27-15 35-24 35-6 0-8-4-8-13 0-6 1-12 4-26 3-10 6-24 8-32 3-10 5-21 8-31z">
              <text:p/>
            </draw:path>
            <draw:path draw:style-name="gr8" draw:text-style-name="P5" draw:layer="layout" svg:width="0.088cm" svg:height="0.162cm" svg:x="7.193cm" svg:y="13.319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9cm" svg:x="7.343cm" svg:y="13.166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8" draw:text-style-name="P5" draw:layer="layout" svg:width="0.124cm" svg:height="0.349cm" svg:x="7.485cm" svg:y="13.166cm" svg:viewBox="0 0 125 350" svg:d="M51 304c0 14-9 36-48 39-1 0-3 1-3 3 0 4 4 4 7 4 34 0 67-17 67-44 0-26 0-53 0-79 0-13 0-25 15-36 12-10 25-11 33-11 2-1 3-2 3-4 0-4-2-4-6-4-23-2-40-14-43-31-2-4-2-5-2-18 0-23 0-46 0-69 0-15 0-26-16-39-14-11-39-15-51-15-3 0-7 0-7 4s2 4 6 4c22 1 39 13 44 30 1 4 1 4 1 17 0 25 0 49 0 74 0 16 3 22 14 33 7 7 18 11 27 14-28 8-41 24-41 44 0 28 0 56 0 84z">
              <text:p/>
            </draw:path>
            <draw:path draw:style-name="gr8" draw:text-style-name="P5" draw:layer="layout" svg:width="0.124cm" svg:height="0.349cm" svg:x="7.661cm" svg:y="13.166cm" svg:viewBox="0 0 125 350" svg:d="M51 304c0 14-10 36-48 39-2 0-3 1-3 3 0 4 4 4 7 4 34 0 67-17 67-44 0-26 0-53 0-79 0-13 0-25 14-36 13-10 26-11 34-11 1-1 3-2 3-4 0-4-2-4-6-4-23-2-40-14-44-31-1-4-1-5-1-18 0-23 0-46 0-69 0-15 0-26-17-39-14-11-38-15-50-15-3 0-7 0-7 4s2 4 6 4c22 1 39 13 44 30 1 4 1 4 1 17 0 25 0 49 0 74 0 16 2 22 14 33 7 7 17 11 27 14-29 8-41 24-41 44 0 28 0 56 0 84z">
              <text:p/>
            </draw:path>
          </draw:g>
        </draw:g>
        <draw:custom-shape draw:style-name="gr21" draw:text-style-name="P8" draw:layer="layout" svg:width="0.2cm" svg:height="0.2cm" svg:x="1.909cm" svg:y="1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2cm" svg:height="0.2cm" svg:x="2.409cm" svg:y="1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3.31cm" svg:y="1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2.1cm" svg:y1="14.601cm" svg:x2="2.4cm" svg:y2="14.601cm">
          <text:p/>
        </draw:line>
        <draw:line draw:style-name="gr24" draw:text-style-name="P6" draw:layer="layout" svg:x1="3.3cm" svg:y1="14.601cm" svg:x2="2.6cm" svg:y2="14.601cm">
          <text:p/>
        </draw:line>
        <draw:g draw:style-name="gr7">
          <svg:title>TexMaths</svg:title>
          <svg:desc>10§display§\bm{u}_0§svg§600§TRUE§</svg:desc>
          <draw:g>
            <draw:path draw:style-name="gr8" draw:text-style-name="P5" draw:layer="layout" svg:width="0.214cm" svg:height="0.159cm" svg:x="1.784cm" svg:y="14.23cm" svg:viewBox="0 0 215 160" svg:d="M187 47c2-9 6-26 6-29 0-7-5-15-16-15-6 0-19 3-23 19-2 4-17 68-20 79-2 8-5 19-6 24-6 8-20 23-37 23-21 0-21-18-21-26 0-20 10-48 20-73 4-9 5-11 5-17 0-21-21-32-40-32-37 0-55 48-55 55 0 5 6 5 9 5 4 0 7 0 8-5 11-39 30-42 36-42 3 0 6 0 6 7 0 8-4 18-6 22-14 37-21 57-21 74 0 39 35 44 56 44 10 0 25-1 44-19 12 17 32 19 40 19 13 0 23-7 30-20 9-14 13-32 13-33 0-5-5-5-8-5-4 0-6 0-7 1s-1 2-3 11c-6 26-14 34-23 34-5 0-8-4-8-13 0-6 1-12 5-25 2-10 6-24 8-31 2-11 5-22 8-32z">
              <text:p/>
            </draw:path>
            <draw:path draw:style-name="gr8" draw:text-style-name="P5" draw:layer="layout" svg:width="0.113cm" svg:height="0.166cm" svg:x="2.024cm" svg:y="14.278cm" svg:viewBox="0 0 114 167" svg:d="M114 85c0-27-3-47-15-64-7-11-23-21-42-21-57 0-57 67-57 85 0 17 0 82 57 82s57-65 57-82zM57 160c-11 0-26-7-31-27-4-13-4-33-4-51s0-37 4-50c5-20 21-25 31-25 13 0 26 8 30 22s4 31 4 53c0 18 0 36-3 50-5 23-21 28-31 28z">
              <text:p/>
            </draw:path>
          </draw:g>
        </draw:g>
        <draw:g draw:style-name="gr7">
          <svg:title>TexMaths</svg:title>
          <svg:desc>10§display§\bm{u}_1§svg§600§TRUE§</svg:desc>
          <draw:g>
            <draw:path draw:style-name="gr8" draw:text-style-name="P5" draw:layer="layout" svg:width="0.214cm" svg:height="0.159cm" svg:x="3.285cm" svg:y="14.235cm" svg:viewBox="0 0 215 160" svg:d="M186 47c3-9 6-26 6-29 0-7-4-15-15-15-6 0-19 3-23 19-2 4-18 68-20 79-3 8-5 17-6 24-6 8-20 23-38 23-20 0-21-18-21-26 0-20 11-48 21-73 4-9 5-11 5-17 0-21-21-32-40-32-37 0-55 48-55 55 0 5 6 5 9 5 4 0 6 0 8-5 11-39 30-42 36-42 2 0 6 0 6 7 0 8-4 18-6 22-14 37-21 57-21 74 0 39 35 44 56 44 10 0 25-1 44-19 11 17 32 19 40 19 13 0 22-7 30-20 8-14 13-32 13-33 0-5-5-5-9-5-3 0-5 0-7 1 0 1 0 2-2 11-7 26-14 34-23 34-5 0-8-4-8-13 0-6 1-12 5-25 2-10 6-24 7-31 2-11 5-22 8-32z">
              <text:p/>
            </draw:path>
            <draw:path draw:style-name="gr8" draw:text-style-name="P5" draw:layer="layout" svg:width="0.088cm" svg:height="0.161cm" svg:x="3.539cm" svg:y="14.283cm" svg:viewBox="0 0 89 162" svg:d="M55 7c0-7-1-7-7-7-16 16-38 16-48 16 0 3 0 6 0 9 5 0 22 0 35-7 0 41 0 83 0 124 0 8 0 11-24 11-3 0-7 0-10 0 0 3 0 6 0 9 5 0 35-1 44-1 8 0 38 1 44 1 0-3 0-6 0-9-4 0-7 0-10 0-24 0-24-3-24-11 0-45 0-90 0-135z">
              <text:p/>
            </draw:path>
          </draw:g>
        </draw:g>
        <draw:g draw:style-name="gr7">
          <svg:title>TexMaths</svg:title>
          <svg:desc>10§display§\bm{x}§svg§600§TRUE§</svg:desc>
          <draw:g>
            <draw:path draw:style-name="gr8" draw:text-style-name="P5" draw:layer="layout" svg:width="0.196cm" svg:height="0.159cm" svg:x="2.43cm" svg:y="14.285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custom-shape draw:style-name="gr25" draw:text-style-name="P6" draw:layer="layout" svg:width="1.6cm" svg:height="1.6cm" svg:x="4.6cm" svg:y="14.201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5cm" svg:y1="14.201cm" svg:x2="5cm" svg:y2="15.801cm">
          <text:p/>
        </draw:line>
        <draw:line draw:style-name="gr16" draw:text-style-name="P6" draw:layer="layout" svg:x1="5.4cm" svg:y1="14.201cm" svg:x2="5.4cm" svg:y2="15.801cm">
          <text:p/>
        </draw:line>
        <draw:line draw:style-name="gr16" draw:text-style-name="P6" draw:layer="layout" svg:x1="5.8cm" svg:y1="14.201cm" svg:x2="5.8cm" svg:y2="15.801cm">
          <text:p/>
        </draw:line>
        <draw:line draw:style-name="gr16" draw:text-style-name="P6" draw:layer="layout" svg:x1="4.6cm" svg:y1="14.201cm" svg:x2="6.2cm" svg:y2="15.801cm">
          <text:p/>
        </draw:line>
        <draw:line draw:style-name="gr16" draw:text-style-name="P6" draw:layer="layout" svg:x1="5cm" svg:y1="14.201cm" svg:x2="6.2cm" svg:y2="15.401cm">
          <text:p/>
        </draw:line>
        <draw:line draw:style-name="gr16" draw:text-style-name="P6" draw:layer="layout" svg:x1="5.4cm" svg:y1="14.201cm" svg:x2="6.2cm" svg:y2="15.001cm">
          <text:p/>
        </draw:line>
        <draw:line draw:style-name="gr16" draw:text-style-name="P6" draw:layer="layout" svg:x1="5.8cm" svg:y1="14.201cm" svg:x2="6.2cm" svg:y2="14.601cm">
          <text:p/>
        </draw:line>
        <draw:line draw:style-name="gr16" draw:text-style-name="P6" draw:layer="layout" svg:x1="4.6cm" svg:y1="14.601cm" svg:x2="5.8cm" svg:y2="15.801cm">
          <text:p/>
        </draw:line>
        <draw:line draw:style-name="gr16" draw:text-style-name="P6" draw:layer="layout" svg:x1="4.6cm" svg:y1="15.001cm" svg:x2="5.4cm" svg:y2="15.801cm">
          <text:p/>
        </draw:line>
        <draw:line draw:style-name="gr16" draw:text-style-name="P6" draw:layer="layout" svg:x1="4.6cm" svg:y1="15.401cm" svg:x2="5cm" svg:y2="15.801cm">
          <text:p/>
        </draw:line>
        <draw:line draw:style-name="gr16" draw:text-style-name="P6" draw:layer="layout" svg:x1="5.4cm" svg:y1="14.201cm" svg:x2="6.2cm" svg:y2="14.601cm">
          <text:p/>
        </draw:line>
        <draw:line draw:style-name="gr16" draw:text-style-name="P6" draw:layer="layout" svg:x1="5cm" svg:y1="14.201cm" svg:x2="5.8cm" svg:y2="14.601cm">
          <text:p/>
        </draw:line>
        <draw:line draw:style-name="gr16" draw:text-style-name="P6" draw:layer="layout" svg:x1="4.6cm" svg:y1="14.201cm" svg:x2="5.4cm" svg:y2="14.601cm">
          <text:p/>
        </draw:line>
        <draw:line draw:style-name="gr16" draw:text-style-name="P6" draw:layer="layout" svg:x1="4.6cm" svg:y1="14.601cm" svg:x2="5.4cm" svg:y2="15.001cm">
          <text:p/>
        </draw:line>
        <draw:line draw:style-name="gr16" draw:text-style-name="P6" draw:layer="layout" svg:x1="5cm" svg:y1="14.601cm" svg:x2="5.8cm" svg:y2="15.001cm">
          <text:p/>
        </draw:line>
        <draw:line draw:style-name="gr16" draw:text-style-name="P6" draw:layer="layout" svg:x1="5.4cm" svg:y1="14.601cm" svg:x2="6.2cm" svg:y2="15.001cm">
          <text:p/>
        </draw:line>
        <draw:line draw:style-name="gr16" draw:text-style-name="P6" draw:layer="layout" svg:x1="5.4cm" svg:y1="15.001cm" svg:x2="6.2cm" svg:y2="15.401cm">
          <text:p/>
        </draw:line>
        <draw:line draw:style-name="gr16" draw:text-style-name="P6" draw:layer="layout" svg:x1="5cm" svg:y1="15.001cm" svg:x2="5.8cm" svg:y2="15.401cm">
          <text:p/>
        </draw:line>
        <draw:line draw:style-name="gr16" draw:text-style-name="P6" draw:layer="layout" svg:x1="4.6cm" svg:y1="15.001cm" svg:x2="5.4cm" svg:y2="15.401cm">
          <text:p/>
        </draw:line>
        <draw:line draw:style-name="gr16" draw:text-style-name="P6" draw:layer="layout" svg:x1="4.6cm" svg:y1="15.401cm" svg:x2="5.4cm" svg:y2="15.801cm">
          <text:p/>
        </draw:line>
        <draw:line draw:style-name="gr16" draw:text-style-name="P6" draw:layer="layout" svg:x1="5cm" svg:y1="15.401cm" svg:x2="5.8cm" svg:y2="15.801cm">
          <text:p/>
        </draw:line>
        <draw:line draw:style-name="gr16" draw:text-style-name="P6" draw:layer="layout" svg:x1="5.4cm" svg:y1="15.401cm" svg:x2="6.2cm" svg:y2="15.801cm">
          <text:p/>
        </draw:line>
        <draw:g draw:style-name="gr7">
          <svg:title>TexMaths</svg:title>
          <svg:desc>10§display§\bm{x}§svg§600§TRUE§</svg:desc>
          <draw:g>
            <draw:path draw:style-name="gr8" draw:text-style-name="P5" draw:layer="layout" svg:width="0.196cm" svg:height="0.159cm" svg:x="5.331cm" svg:y="13.986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g draw:style-name="gr7">
          <svg:title>TexMaths</svg:title>
          <svg:desc>10§display§\bm{u}_k§svg§600§TRUE§</svg:desc>
          <draw:g>
            <draw:path draw:style-name="gr8" draw:text-style-name="P5" draw:layer="layout" svg:width="0.214cm" svg:height="0.159cm" svg:x="4.187cm" svg:y="14.881cm" svg:viewBox="0 0 215 160" svg:d="M186 47c3-10 6-26 6-29 0-7-5-15-15-15-6 0-19 3-24 18-1 5-17 69-20 80-2 7-4 17-5 24-6 8-20 22-38 22-20 0-21-17-21-25 0-21 11-48 21-73 4-9 5-12 5-18 0-20-21-31-40-31-37 0-55 48-55 55 0 4 5 4 9 4s6 0 8-4c11-39 30-42 36-42 2 0 6 0 6 7 0 8-4 18-6 22-15 37-21 56-21 72 0 40 35 46 56 46 10 0 25-2 44-19 11 17 32 19 40 19 13 0 22-7 30-20 8-14 13-33 13-34 0-5-5-5-9-5-3 0-5 0-7 2 0 1 0 2-2 9-7 28-14 35-23 35-5 0-8-3-8-13 0-6 1-11 5-25 2-9 6-23 7-31 2-11 5-21 8-31z">
              <text:p/>
            </draw:path>
            <draw:path draw:style-name="gr8" draw:text-style-name="P5" draw:layer="layout" svg:width="0.12cm" svg:height="0.17cm" svg:x="4.432cm" svg:y="14.922cm" svg:viewBox="0 0 121 171" svg:d="M59 7c0-1 1-3 1-4s-1-3-4-3c-5 0-26 2-32 2-2 0-5 1-5 6 0 3 3 3 6 3 12 0 12 2 12 4s0 3-1 5c-12 46-23 92-35 138-1 4-1 4-1 5 0 4 3 8 9 8s9-5 11-10c0-1 11-44 12-48 17 2 31 8 31 20 0 2 0 3 0 5-1 4-1 5-1 8 0 17 14 25 26 25 24 0 20-24 31-37 0-4-3-4-4-4-3 0-4 2-5 6-3 11-9 28-21 28-7 0-9-6-9-13 0-4 0-4 1-11 1 0 2-5 2-7 0-22-30-25-40-26 7-4 16-12 20-15 13-12 25-24 39-24 3 0 6 1 8 4-11 1-13 10-13 13 0 6 4 9 10 9 7 0 14-5 14-15 0-8-6-17-19-17-14 0-27 10-39 21-10 10-19 18-29 22 8-33 17-66 25-98z">
              <text:p/>
            </draw:path>
          </draw:g>
        </draw:g>
        <draw:g draw:style-name="gr7">
          <svg:title>TexMaths</svg:title>
          <svg:desc>10§display§(\bm{u}_0 \neq \bm{u}_1)§svg§600§TRUE§</svg:desc>
          <draw:g>
            <draw:path draw:style-name="gr8" draw:text-style-name="P5" draw:layer="layout" svg:width="0.08cm" svg:height="0.349cm" svg:x="8.029cm" svg:y="13.168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5" draw:layer="layout" svg:width="0.215cm" svg:height="0.16cm" svg:x="8.142cm" svg:y="13.273cm" svg:viewBox="0 0 216 161" svg:d="M186 47c3-10 7-27 7-29 0-7-5-16-16-16-6 0-19 4-24 19-1 5-17 68-20 80-2 8-4 18-5 25-6 8-20 22-38 22-20 0-21-17-21-25 0-22 11-49 21-74 3-9 4-12 4-18 0-20-20-31-39-31-37 0-55 47-55 54 0 5 5 5 8 5 5 0 7 0 9-4 11-39 30-43 36-43 2 0 6 0 6 8s-5 18-6 22c-15 37-21 56-21 73 0 40 35 46 55 46 11 0 26-1 45-19 11 17 32 19 40 19 13 0 23-7 31-20 8-14 13-33 13-35 0-5-5-5-8-5-4 0-6 0-7 2-1 1-1 2-3 10-7 28-15 35-24 35-5 0-8-3-8-13 0-6 1-11 5-25 2-10 6-24 7-32 3-11 5-21 8-31z">
              <text:p/>
            </draw:path>
            <draw:path draw:style-name="gr8" draw:text-style-name="P5" draw:layer="layout" svg:width="0.113cm" svg:height="0.167cm" svg:x="8.383cm" svg:y="13.321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8" draw:text-style-name="P5" draw:layer="layout" svg:width="0.174cm" svg:height="0.325cm" svg:x="8.674cm" svg:y="13.18cm" svg:viewBox="0 0 175 326" svg:d="M172 14c3-5 3-6 3-7 0-2-2-7-7-7-4 0-5 2-8 7-52 102-105 203-157 305-3 5-3 6-3 7 0 3 2 7 7 7 4 0 5-2 8-7 52-102 105-203 157-305z">
              <text:p/>
            </draw:path>
            <draw:path draw:style-name="gr8" draw:text-style-name="P5" draw:layer="layout" svg:width="0.232cm" svg:height="0.082cm" svg:x="8.645cm" svg:y="13.302cm" svg:viewBox="0 0 233 83" svg:d="M221 15c5 0 12-1 12-8s-7-7-11-7c-70 0-141 0-211 0-5 0-11 0-11 7s6 8 12 8c70 0 139 0 209 0zM222 83c4 0 11 0 11-7 0-8-7-8-12-8-70 0-139 0-209 0-6 0-12 0-12 8 0 7 6 7 11 7 70 0 141 0 211 0z">
              <text:p/>
            </draw:path>
            <draw:path draw:style-name="gr8" draw:text-style-name="P5" draw:layer="layout" svg:width="0.215cm" svg:height="0.16cm" svg:x="9.006cm" svg:y="13.273cm" svg:viewBox="0 0 216 161" svg:d="M186 47c3-10 7-27 7-29 0-7-6-16-17-16-5 0-18 4-23 19-1 5-17 68-20 80-2 8-4 18-5 25-6 8-20 22-38 22-21 0-21-17-21-25 0-22 11-49 21-74 3-9 4-12 4-18 0-20-20-31-39-31-38 0-55 47-55 54 0 5 5 5 8 5 5 0 7 0 8-4 12-39 31-43 37-43 2 0 6 0 6 8s-5 18-6 22c-15 37-22 56-22 73 0 40 36 46 56 46 10 0 26-1 45-19 11 17 32 19 40 19 13 0 23-7 30-20 9-14 14-33 14-35 0-5-5-5-9-5-3 0-5 0-7 2 0 1 0 2-2 10-7 28-15 35-24 35-6 0-8-3-8-13 0-6 1-11 5-25 2-10 5-24 7-32 3-11 5-21 8-31z">
              <text:p/>
            </draw:path>
            <draw:path draw:style-name="gr8" draw:text-style-name="P5" draw:layer="layout" svg:width="0.088cm" svg:height="0.162cm" svg:x="9.261cm" svg:y="13.321cm" svg:viewBox="0 0 89 163" svg:d="M55 7c0-7 0-7-7-7-16 15-38 15-48 15 0 3 0 6 0 9 5 0 22 0 35-7 0 42 0 84 0 126 0 8 0 11-24 11-3 0-7 0-10 0 0 3 0 6 0 9 5-1 35-1 44-1 8 0 39 0 44 1 0-3 0-6 0-9-3 0-6 0-9 0-25 0-25-3-25-11 0-46 0-91 0-136z">
              <text:p/>
            </draw:path>
            <draw:path draw:style-name="gr8" draw:text-style-name="P5" draw:layer="layout" svg:width="0.081cm" svg:height="0.349cm" svg:x="9.411cm" svg:y="13.16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6" draw:layer="layout" svg:x1="6.6cm" svg:y1="14.401cm" svg:x2="7cm" svg:y2="14.801cm">
          <text:p/>
        </draw:line>
        <draw:g draw:style-name="gr7">
          <svg:title>TexMaths</svg:title>
          <svg:desc>10§display§p_{\rm t} 
p(x_j | u_i)§svg§600§TRUE§</svg:desc>
          <draw:g>
            <draw:path draw:style-name="gr8" draw:text-style-name="P5" draw:layer="layout" svg:width="0.183cm" svg:height="0.221cm" svg:x="7.566cm" svg:y="14.53cm" svg:viewBox="0 0 184 222" svg:d="M27 197c-3 12-3 14-19 14-4 0-8 0-8 7 0 3 2 4 5 4 9 0 19-1 29-1 12 0 24 1 35 1 2 0 6 0 6-7 0-4-3-4-8-4-18 0-18-2-18-5 0-5 15-61 18-69 4 10 14 22 32 22 41 0 85-51 85-103 0-33-20-56-47-56-18 0-35 13-46 26-4-18-19-26-32-26-16 0-23 14-26 20-6 12-11 33-11 34 0 4 4 4 5 4 3 0 3-1 6-8 6-25 13-42 25-42 6 0 11 3 11 16 0 8-1 12-2 18-13 52-27 104-40 155zM89 46c3-10 12-20 18-25 13-11 23-13 29-13 14 0 22 12 22 33s-11 61-18 74c-12 25-28 36-41 36-24 0-28-29-28-31 0-1 0-1 1-6 6-23 11-46 17-68z">
              <text:p/>
            </draw:path>
            <draw:path draw:style-name="gr8" draw:text-style-name="P5" draw:layer="layout" svg:width="0.084cm" svg:height="0.152cm" svg:x="7.761cm" svg:y="14.587cm" svg:viewBox="0 0 85 153" svg:d="M43 54c13 0 25 0 38 0 0-3 0-6 0-9-13 0-25 0-38 0 0-15 0-30 0-45-3 0-6 0-9 0 0 22-10 46-34 47 0 2 0 5 0 7 8 0 15 0 23 0 0 22 0 44 0 66 0 28 21 33 35 33 16 0 27-14 27-33 0-5 0-10 0-14-3 0-5 0-8 0 0 4 0 9 0 14 0 16-8 25-17 25-17 0-17-20-17-25 0-22 0-44 0-66z">
              <text:p/>
            </draw:path>
            <draw:path draw:style-name="gr8" draw:text-style-name="P5" draw:layer="layout" svg:width="0.183cm" svg:height="0.221cm" svg:x="7.87cm" svg:y="14.53cm" svg:viewBox="0 0 184 222" svg:d="M27 197c-2 12-3 14-19 14-4 0-8 0-8 7 0 3 2 4 5 4 9 0 20-1 29-1 12 0 24 1 35 1 2 0 6 0 6-7 0-4-3-4-8-4-18 0-18-2-18-5 0-5 15-61 18-69 4 10 14 22 32 22 41 0 85-51 85-103 0-33-20-56-47-56-18 0-34 13-46 26-4-18-19-26-32-26-16 0-23 14-26 20-6 12-11 33-11 34 0 4 4 4 5 4 3 0 4-1 6-8 6-25 13-42 25-42 6 0 11 3 11 16 0 8-1 12-2 18-13 52-27 104-40 155zM89 46c3-10 12-20 18-25 13-11 23-13 29-13 14 0 22 12 22 33s-11 61-18 74c-11 25-28 36-41 36-24 0-28-29-28-31 0-1 0-1 1-6 6-23 11-46 17-68z">
              <text:p/>
            </draw:path>
            <draw:path draw:style-name="gr8" draw:text-style-name="P5" draw:layer="layout" svg:width="0.081cm" svg:height="0.349cm" svg:x="8.093cm" svg:y="14.422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5" draw:layer="layout" svg:width="0.174cm" svg:height="0.158cm" svg:x="8.205cm" svg:y="14.53cm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8" draw:text-style-name="P5" draw:layer="layout" svg:width="0.107cm" svg:height="0.211cm" svg:x="8.395cm" svg:y="14.575cm" svg:viewBox="0 0 108 212" svg:d="M108 9c0-4-4-9-10-9-7 0-14 7-14 14 0 3 3 9 10 9 6 0 14-7 14-14zM55 175c-4 17-17 30-31 30-3 0-6-1-9-2 6-2 8-7 8-11 0-6-4-9-9-9-8 0-14 6-14 13 0 10 9 16 24 16s44-9 51-38c7-30 15-59 22-88 1-3 1-5 1-8 0-14-11-23-26-23-27 0-43 34-43 37s3 2 4 3c3 0 4 0 5-4 6-14 19-30 33-30 7 0 9 5 9 12 0 3-1 7-1 8-8 31-16 62-24 94z">
              <text:p/>
            </draw:path>
            <draw:path draw:style-name="gr8" draw:text-style-name="P5" draw:layer="layout" svg:width="0.013cm" svg:height="0.349cm" svg:x="8.584cm" svg:y="14.422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18cm" svg:height="0.158cm" svg:x="8.65cm" svg:y="14.53cm" svg:viewBox="0 0 181 159" svg:d="M113 136c4 14 16 23 31 23 13 0 21-8 26-19 6-13 11-34 11-35 0-3-3-3-4-3-4 0-4 1-5 6-5 19-12 43-27 43-7 0-10-4-10-16 0-8 4-24 7-36 3-13 6-26 9-38 2-5 5-19 6-24 2-8 6-21 6-23 0-7-5-10-10-10-2 0-11 0-14 12-7 26-22 87-27 106 0 1-14 29-40 29-18 0-21-15-21-28 0-20 9-48 19-72 4-10 6-15 6-22 0-16-12-29-29-29-34 0-47 51-47 54 0 4 4 4 5 4 3 0 3-1 5-7 9-30 22-43 36-43 3 0 9 0 9 11 0 9-4 19-6 24-13 35-21 57-21 74 0 33 24 42 43 42 24 0 36-16 42-23z">
              <text:p/>
            </draw:path>
            <draw:path draw:style-name="gr8" draw:text-style-name="P5" draw:layer="layout" svg:width="0.073cm" svg:height="0.164cm" svg:x="8.853cm" svg:y="14.575cm" svg:viewBox="0 0 74 165" svg:d="M68 9c0-4-3-9-10-9-6 0-14 6-14 14 0 4 4 9 10 9 7 0 14-7 14-14zM18 134c-1 3-2 6-2 10 0 12 9 21 23 21 25 0 35-34 35-37 0-4-3-4-4-4-3 0-3 2-4 5-6 19-17 29-26 29-5 0-6-3-6-8 0-6 1-11 3-16 3-7 6-13 8-20 3-6 11-28 12-31 1-2 2-5 2-8 0-11-10-20-23-20-25 0-36 33-36 37 0 3 3 3 4 3 3 0 4-1 4-4 7-21 18-30 27-30 4 0 6 2 6 9 0 6-2 9-8 25-5 13-10 26-15 39z">
              <text:p/>
            </draw:path>
            <draw:path draw:style-name="gr8" draw:text-style-name="P5" draw:layer="layout" svg:width="0.081cm" svg:height="0.349cm" svg:x="8.978cm" svg:y="14.42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6" draw:layer="layout" svg:x1="6.6cm" svg:y1="14.901cm" svg:x2="7.4cm" svg:y2="15.301cm">
          <text:p/>
        </draw:line>
        <draw:custom-shape draw:style-name="gr26" draw:text-style-name="P6" draw:layer="layout" svg:width="0.8cm" svg:height="0.4cm" svg:x="6.6cm" svg:y="14.4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8cm" svg:height="0.4cm" svg:x="6.6cm" svg:y="14.901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7cm" svg:y1="14.901cm" svg:x2="7cm" svg:y2="15.301cm">
          <text:p/>
        </draw:line>
        <draw:line draw:style-name="gr27" draw:text-style-name="P6" draw:layer="layout" svg:x1="7cm" svg:y1="14.401cm" svg:x2="7cm" svg:y2="14.801cm">
          <text:p/>
        </draw:line>
        <draw:g draw:style-name="gr7">
          <svg:title>TexMaths</svg:title>
          <svg:desc>10§display§i§svg§600§TRUE§</svg:desc>
          <draw:g>
            <draw:path draw:style-name="gr8" draw:text-style-name="P5" draw:layer="layout" svg:width="0.09cm" svg:height="0.234cm" svg:x="6.416cm" svg:y="14.486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g draw:style-name="gr7">
          <svg:title>TexMaths</svg:title>
          <svg:desc>10§display§j§svg§600§TRUE§</svg:desc>
          <draw:g>
            <draw:path draw:style-name="gr8" draw:text-style-name="P5" draw:layer="layout" svg:width="0.141cm" svg:height="0.301cm" svg:x="6.718cm" svg:y="14.088cm" svg:viewBox="0 0 142 302" svg:d="M142 13c0-7-5-13-13-13s-19 8-19 19c0 7 5 12 13 12 10 0 19-9 19-18zM72 248c-6 26-22 46-42 46-2 0-7 0-14-3 11-2 16-11 16-18 0-6-4-13-13-13s-19 8-19 20c0 14 14 22 31 22 24 0 56-19 64-53 11-42 22-85 32-127 2-7 2-12 2-13 0-20-15-32-32-32-35 0-54 50-54 54 0 3 3 3 4 3 3 0 3 0 6-7 9-21 24-43 43-43 5 0 11 2 11 16 0 8-1 12-2 18-11 43-22 87-33 130z">
              <text:p/>
            </draw:path>
          </draw:g>
        </draw:g>
        <draw:g draw:style-name="gr7">
          <svg:title>TexMaths</svg:title>
          <svg:desc>10§display§p_{\rm i} 
p(x_j | u_i)
p(x_{j+1} | u_i)§svg§600§TRUE§</svg:desc>
          <draw:g>
            <draw:path draw:style-name="gr8" draw:text-style-name="P5" draw:layer="layout" svg:width="0.182cm" svg:height="0.221cm" svg:x="7.566cm" svg:y="15.032cm" svg:viewBox="0 0 183 222" svg:d="M27 197c-3 12-3 14-19 14-4 0-8 0-8 7 0 3 2 4 5 4 9 0 19-1 29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1 61-18 74c-12 25-29 36-42 36-23 0-27-29-27-31 0-1 0-1 1-5 6-23 11-46 17-69z">
              <text:p/>
            </draw:path>
            <draw:path draw:style-name="gr8" draw:text-style-name="P5" draw:layer="layout" svg:width="0.052cm" svg:height="0.165cm" svg:x="7.768cm" svg:y="15.074cm" svg:viewBox="0 0 53 166" svg:d="M38 14c0-7-6-14-14-14s-14 6-14 14c0 9 7 15 14 15 8 0 14-7 14-15zM1 60c0 3 0 6 0 9 15 0 17 2 17 14 0 21 0 42 0 63 0 11-2 11-18 11 0 3 0 6 0 9 9-1 17-1 27-1 9 0 18 0 26 1 0-3 0-6 0-9-14 0-16 0-16-10 0-30 0-60 0-89-12 1-24 1-36 2z">
              <text:p/>
            </draw:path>
            <draw:path draw:style-name="gr8" draw:text-style-name="P5" draw:layer="layout" svg:width="0.182cm" svg:height="0.221cm" svg:x="7.84cm" svg:y="15.032cm" svg:viewBox="0 0 183 222" svg:d="M27 197c-3 12-4 14-19 14-4 0-8 0-8 7 0 3 2 4 4 4 10 0 20-1 30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2 61-18 74c-12 25-29 36-42 36-23 0-27-29-27-31 0-1 0-1 1-5 6-23 11-46 17-69z">
              <text:p/>
            </draw:path>
            <draw:path draw:style-name="gr8" draw:text-style-name="P5" draw:layer="layout" svg:width="0.08cm" svg:height="0.349cm" svg:x="8.063cm" svg:y="14.924cm" svg:viewBox="0 0 81 350" svg:d="M81 346c0-1 0-1-6-7-44-44-55-111-55-164 0-61 13-122 57-166 4-4 4-4 4-5 0-3-1-4-3-4-4 0-35 24-56 68-18 39-22 78-22 107 0 27 4 69 23 109 21 43 51 66 55 66 2 0 3-1 3-4z">
              <text:p/>
            </draw:path>
            <draw:path draw:style-name="gr8" draw:text-style-name="P5" draw:layer="layout" svg:width="0.174cm" svg:height="0.158cm" svg:x="8.175cm" svg:y="15.032cm" svg:viewBox="0 0 175 159" svg:d="M107 49c2-9 10-41 35-41 1 0 10 0 17 4-10 2-17 11-17 19 0 6 4 13 14 13 7 0 19-7 19-21 0-18-21-23-33-23-20 0-33 19-37 27-9-23-28-27-38-27-36 0-56 45-56 54 0 4 3 4 4 4 3 0 4-1 4-4 12-37 36-46 47-46 7 0 19 3 19 23 0 11-6 35-19 84-5 22-17 36-33 36-2 0-10 0-17-4 8-2 16-9 16-19s-8-12-13-12c-10 0-19 9-19 20 0 16 17 23 33 23 23 0 36-24 37-27 4 13 17 27 38 27 36 0 56-45 56-54 0-3-3-3-4-3-4 0-4 1-5 3-12 38-35 46-47 46-13 0-19-11-19-23 0-8 2-15 6-31s8-32 12-48z">
              <text:p/>
            </draw:path>
            <draw:path draw:style-name="gr8" draw:text-style-name="P5" draw:layer="layout" svg:width="0.107cm" svg:height="0.211cm" svg:x="8.365cm" svg:y="15.077cm" svg:viewBox="0 0 108 212" svg:d="M108 9c0-4-3-9-10-9s-13 7-13 14c0 3 3 9 10 9 6 0 13-7 13-14zM56 175c-4 16-17 30-32 30-3 0-6 0-8-1 6-3 8-9 8-13 0-6-5-8-10-8-7 0-14 6-14 14 0 9 10 15 25 15 14 0 43-9 51-38 7-30 15-59 22-88 1-2 1-5 1-8 0-14-11-23-26-23-27 0-43 34-43 37s3 3 4 3c3 0 3 0 5-4 6-14 19-30 33-30 6 0 9 5 9 12 0 3-1 7-1 8-8 31-16 62-24 94z">
              <text:p/>
            </draw:path>
            <draw:path draw:style-name="gr8" draw:text-style-name="P5" draw:layer="layout" svg:width="0.013cm" svg:height="0.349cm" svg:x="8.555cm" svg:y="14.924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8cm" svg:height="0.158cm" svg:x="8.621cm" svg:y="15.032cm" svg:viewBox="0 0 181 159" svg:d="M113 136c4 14 16 23 31 23 13 0 21-8 26-19 6-13 11-34 11-35 0-3-3-3-4-3-4 0-4 1-5 6-5 20-12 43-27 43-7 0-11-4-11-16 0-7 5-24 7-36 3-13 7-26 10-38 1-5 5-19 6-24 2-8 6-21 6-24 0-6-5-9-11-9-1 0-11 0-13 12-7 26-23 87-27 106 0 1-14 29-40 29-18 0-22-15-22-28 0-20 10-48 19-72 5-11 6-15 6-22 0-16-11-29-28-29-34 0-47 51-47 54 0 4 3 3 4 4 4 0 4-1 6-7 9-30 22-43 36-43 3 0 8 0 8 11 0 9-4 19-6 24-13 35-20 57-20 74 0 33 24 42 43 42 23 0 36-16 42-23z">
              <text:p/>
            </draw:path>
            <draw:path draw:style-name="gr8" draw:text-style-name="P5" draw:layer="layout" svg:width="0.073cm" svg:height="0.164cm" svg:x="8.824cm" svg:y="15.077cm" svg:viewBox="0 0 74 165" svg:d="M68 9c0-4-3-9-10-9s-14 6-14 14c0 4 3 9 10 9s14-7 14-14zM18 134c-1 3-3 6-3 10 0 12 10 21 24 21 24 0 35-34 35-37s-3-3-4-3c-3 0-3 1-4 4-6 19-17 29-26 29-5 0-7-3-7-8 0-6 2-10 4-16 3-6 5-13 8-20 2-5 11-28 12-31 1-2 2-5 2-8 0-11-10-20-24-20-24 0-35 33-35 37 0 3 3 3 4 3 3 0 4-1 4-4 7-21 18-30 27-30 4 0 6 2 6 9 0 6-2 9-8 25-5 13-10 26-15 39z">
              <text:p/>
            </draw:path>
            <draw:path draw:style-name="gr8" draw:text-style-name="P5" draw:layer="layout" svg:width="0.081cm" svg:height="0.349cm" svg:x="8.949cm" svg:y="14.924cm" svg:viewBox="0 0 82 350" svg:d="M82 175c0-27-4-69-24-109-21-43-51-66-54-66-2 0-4 1-4 4 0 1 0 1 7 8 34 34 54 90 54 163 0 60-13 121-56 166-5 4-5 4-5 5 0 3 2 4 4 4 3 0 35-24 56-68 17-39 22-78 22-107z">
              <text:p/>
            </draw:path>
            <draw:path draw:style-name="gr8" draw:text-style-name="P5" draw:layer="layout" svg:width="0.183cm" svg:height="0.221cm" svg:x="9.054cm" svg:y="15.032cm" svg:viewBox="0 0 184 222" svg:d="M28 197c-3 12-4 14-19 14-5 0-9 0-9 7 0 3 2 4 5 4 10 0 20-1 30-1 11 0 23 1 34 1 2 0 7 0 7-7 0-4-4-4-9-4-17 0-17-2-17-5 0-4 14-61 17-69 4 10 14 22 32 22 41 0 85-51 85-103 0-33-20-56-47-56-17 0-34 13-46 26-3-19-18-26-31-26-17 0-23 14-26 20-7 12-11 33-11 34 0 4 3 4 4 4 3 0 4-1 6-8 6-25 13-42 25-42 6 0 11 3 11 16 0 8-1 12-2 18-13 52-26 104-39 155zM89 46c3-10 12-20 19-25 12-11 22-13 28-13 14 0 23 12 23 33s-12 61-18 74c-12 25-29 36-42 36-23 0-28-29-28-31 0-1 0-1 1-5 6-23 11-46 17-69z">
              <text:p/>
            </draw:path>
            <draw:path draw:style-name="gr8" draw:text-style-name="P5" draw:layer="layout" svg:width="0.081cm" svg:height="0.349cm" svg:x="9.276cm" svg:y="14.924cm" svg:viewBox="0 0 82 350" svg:d="M82 346c0-1 0-1-6-7-44-44-55-111-55-164 0-61 13-122 56-166 5-4 5-4 5-5 0-3-2-4-4-4-3 0-35 24-56 68-17 39-22 78-22 107 0 27 4 69 23 109 22 43 52 66 55 66 2 0 4-1 4-4z">
              <text:p/>
            </draw:path>
            <draw:path draw:style-name="gr8" draw:text-style-name="P5" draw:layer="layout" svg:width="0.174cm" svg:height="0.158cm" svg:x="9.388cm" svg:y="15.032cm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4 37-27 4 13 17 27 38 27 36 0 56-45 56-54 0-3-3-3-4-3-3 0-4 1-4 3-12 38-36 46-47 46-14 0-19-11-19-23 0-8 2-15 6-31s8-32 12-48z">
              <text:p/>
            </draw:path>
            <draw:path draw:style-name="gr8" draw:text-style-name="P5" draw:layer="layout" svg:width="0.107cm" svg:height="0.211cm" svg:x="9.579cm" svg:y="15.077cm" svg:viewBox="0 0 108 212" svg:d="M108 9c0-4-3-9-10-9s-14 7-14 14c0 3 3 9 10 9s14-7 14-14zM56 175c-4 16-17 30-32 30-3 0-6 0-9-1 7-3 9-9 9-13 0-6-5-8-10-8-8 0-14 6-14 14 0 9 9 15 24 15 14 0 44-9 51-38 8-30 15-59 23-88 0-2 1-5 1-8 0-14-12-23-26-23-28 0-44 34-44 37s4 3 5 3c3 0 3 0 5-4 6-14 19-30 33-30 6 0 8 5 8 12 0 3 0 7-1 8-8 31-15 62-23 94z">
              <text:p/>
            </draw:path>
            <draw:path draw:style-name="gr8" draw:text-style-name="P5" draw:layer="layout" svg:width="0.18cm" svg:height="0.18cm" svg:x="9.727cm" svg:y="15.088cm" svg:viewBox="0 0 181 181" svg:d="M96 96c25 0 51 0 76 0 3 0 9 0 9-6s-6-6-9-6c-25 0-51 0-76 0 0-25 0-50 0-75 0-3 0-9-6-9s-6 5-6 9c0 25 0 50 0 75-25 0-50 0-75 0-3 0-9 0-9 6s5 6 9 6c25 0 50 0 75 0 0 25 0 50 0 76 0 3 0 9 6 9s6-6 6-9c0-26 0-51 0-76z">
              <text:p/>
            </draw:path>
            <draw:path draw:style-name="gr8" draw:text-style-name="P5" draw:layer="layout" svg:width="0.088cm" svg:height="0.162cm" svg:x="9.952cm" svg:y="15.077cm" svg:viewBox="0 0 89 163" svg:d="M56 7c0-7-1-7-8-7-16 15-38 15-48 15 0 3 0 6 0 9 6 0 22 0 36-7 0 42 0 84 0 126 0 8 0 11-25 11-3 0-6 0-9 0 0 3 0 6 0 9 4 0 34-1 43-1 8 0 39 1 44 1 0-3 0-6 0-9-3 0-6 0-9 0-24 0-24-3-24-11 0-46 0-91 0-136z">
              <text:p/>
            </draw:path>
            <draw:path draw:style-name="gr8" draw:text-style-name="P5" draw:layer="layout" svg:width="0.013cm" svg:height="0.349cm" svg:x="10.125cm" svg:y="14.924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179cm" svg:height="0.158cm" svg:x="10.191cm" svg:y="15.032cm" svg:viewBox="0 0 180 159" svg:d="M112 136c4 14 16 23 32 23 12 0 20-8 26-19 6-13 10-34 10-35 0-3-3-3-4-3-4 0-4 1-5 6-5 20-12 43-26 43-8 0-11-4-11-16 0-7 4-24 7-36 3-13 7-26 10-38 1-5 4-19 6-24 1-8 5-21 5-24 0-6-5-9-10-9-2 0-11 0-14 12-7 26-22 87-26 106-1 1-15 29-40 29-19 0-22-15-22-28 0-20 10-48 19-72 4-11 6-15 6-22 0-16-12-29-29-29-33 0-46 51-46 54 0 4 3 4 4 4 3 0 4-1 5-7 9-30 23-43 36-43 3 0 9 0 9 11 0 9-4 19-6 24-13 35-21 57-21 74 0 33 25 42 44 42 23 0 35-16 41-23z">
              <text:p/>
            </draw:path>
            <draw:path draw:style-name="gr8" draw:text-style-name="P5" draw:layer="layout" svg:width="0.074cm" svg:height="0.164cm" svg:x="10.393cm" svg:y="15.077cm" svg:viewBox="0 0 75 165" svg:d="M68 9c0-4-3-9-10-9-6 0-13 6-13 14 0 4 3 9 9 9 8 0 14-7 14-14zM18 134c-1 3-2 6-2 10 0 12 10 21 23 21 25 0 36-34 36-37s-3-2-4-3c-4 0-4 1-5 4-6 19-17 29-26 29-5 0-6-3-6-8 0-6 1-10 4-16 2-6 5-13 8-20 2-5 11-28 12-31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81cm" svg:height="0.349cm" svg:x="10.518cm" svg:y="14.924cm" svg:viewBox="0 0 82 350" svg:d="M82 175c0-27-4-69-23-109-21-43-51-66-55-66-2 0-4 1-4 4 0 1 0 1 7 8 35 34 55 90 55 163 0 60-13 121-57 166-5 4-5 4-5 5 0 3 2 4 4 4 4 0 35-24 56-68 18-39 22-78 22-107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5" draw:layer="layout" svg:width="0.09cm" svg:height="0.234cm" svg:x="6.417cm" svg:y="15.487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custom-shape draw:style-name="gr26" draw:text-style-name="P6" draw:layer="layout" svg:width="0.8cm" svg:height="0.4cm" svg:x="6.6cm" svg:y="15.401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7cm" svg:y1="15.401cm" svg:x2="7cm" svg:y2="15.801cm">
          <text:p/>
        </draw:line>
        <draw:line draw:style-name="gr23" draw:text-style-name="P6" draw:layer="layout" svg:x1="6.6cm" svg:y1="15.401cm" svg:x2="6.6cm" svg:y2="15.801cm">
          <text:p/>
        </draw:line>
        <draw:g draw:style-name="gr7">
          <svg:title>TexMaths</svg:title>
          <svg:desc>10§display§p_{\rm d}§svg§600§TRUE§</svg:desc>
          <draw:g>
            <draw:path draw:style-name="gr8" draw:text-style-name="P5" draw:layer="layout" svg:width="0.181cm" svg:height="0.221cm" svg:x="7.566cm" svg:y="15.493cm" svg:viewBox="0 0 182 222" svg:d="M27 197c-3 12-4 14-19 14-4 0-8 0-8 7 0 3 2 4 5 4 9 0 19-1 29-1 12 0 23 1 35 1 1 0 6 0 6-7 0-4-4-4-8-4-18 0-18-2-18-5 0-5 15-62 17-71 5 11 15 23 32 23 41 0 84-50 84-102 0-33-19-56-46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8" draw:text-style-name="P5" draw:layer="layout" svg:width="0.13cm" svg:height="0.171cm" svg:x="7.764cm" svg:y="15.53cm" svg:viewBox="0 0 131 172" svg:d="M76 3c0 3 0 6 0 9 16 0 18 1 18 14 0 16 0 33 0 50-9-9-21-14-34-14-33 0-60 25-60 55s26 55 57 55c20 0 32-11 36-15 0 5 0 10 0 15 12 0 25-1 38-2 0-3 0-6 0-9-16 0-18-2-18-14 0-49 0-98 0-147-13 1-25 2-37 3zM93 144c-6 11-19 21-35 21-13 0-23-8-28-15s-8-17-8-33c0-6 0-23 10-35 10-11 22-13 29-13 12 0 22 6 29 14 3 4 3 5 3 9 0 17 0 35 0 52z">
              <text:p/>
            </draw:path>
          </draw:g>
        </draw:g>
        <draw:frame draw:style-name="gr28" draw:text-style-name="P4" draw:layer="layout" svg:width="1.035cm" svg:height="0.395cm" svg:x="1.212cm" svg:y="12.61cm">
          <draw:text-box>
            <text:p><text:span text:style-name="T3">Metri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12:34.614339240</meta:creation-date>
    <dc:date>2023-07-06T18:37:56.307009462</dc:date>
    <meta:editing-duration>P11DT18H52M58S</meta:editing-duration>
    <meta:editing-cycles>604</meta:editing-cycles>
    <meta:generator>LibreOffice/7.5.3.2$MacOSX_X86_64 LibreOffice_project/9f56dff12ba03b9acd7730a5a481eea045e468f3</meta:generator>
    <meta:document-statistic meta:object-count="2974"/>
  </office:meta>
</office:document-meta>
</file>